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60"/>
    <style:style style:name="ce3" style:family="table-cell" style:parent-style-name="Default" style:data-style-name="N60">
      <style:text-properties style:font-name="Liberation Sans" style:font-name-asian="DejaVu Sans" style:font-name-complex="Lohit Devanagari"/>
    </style:style>
    <style:style style:name="gr1" style:family="graphic">
      <style:graphic-properties draw:ole-draw-aspect="1"/>
    </style:style>
  </office:automatic-styles>
  <office:body>
    <office:spreadsheet>
      <table:table table:name="Launder-Sharma" table:style-name="ta1">
        <table:shapes>
          <draw:frame draw:z-index="0" draw:style-name="gr1" svg:width="16.007cm" svg:height="8.993cm" svg:x="17.829cm" svg:y="1.257cm">
            <draw:object draw:notify-on-update-of-ranges="'Launder-Sharma'.D4:'Launder-Sharma'.D103 'Launder-Sharma'.E4:'Launder-Sharma'.E103 'Launder-Sharma'.D4:'Launder-Sharma'.D103 'Launder-Sharma'.F4:'Launder-Sharma'.F103 'Launder-Sharma'.D4:'Launder-Sharma'.D103 'Launder-Sharma'.G4:'Launder-Sharma'.G10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table:number-columns-repeated="3"/>
          <table:table-cell table:style-name="Default" office:value-type="string">
            <text:p>u tau</text:p>
          </table:table-cell>
          <table:table-cell table:style-name="Default" office:value-type="float" office:value="0.00281">
            <text:p>0,00281</text:p>
          </table:table-cell>
          <table:table-cell/>
          <table:table-cell table:style-name="Default" office:value-type="string">
            <text:p>re</text:p>
          </table:table-cell>
          <table:table-cell table:formula="of:=0.05*2*2/[.E2]" office:value-type="float" office:value="20000">
            <text:p>2000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string">
            <text:p>nu</text:p>
          </table:table-cell>
          <table:table-cell office:value-type="float" office:value="0.00001">
            <text:p>1,00E-00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y</text:p>
          </table:table-cell>
          <table:table-cell office:value-type="string">
            <text:p>u</text:p>
          </table:table-cell>
          <table:table-cell table:style-name="Default" office:value-type="string">
            <text:p>y+</text:p>
          </table:table-cell>
          <table:table-cell table:style-name="Default" office:value-type="string">
            <text:p>u+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0.000823333">
            <text:p>0,000823333</text:p>
          </table:table-cell>
          <table:table-cell office:value-type="float" office:value="0.000649653">
            <text:p>0,000649653</text:p>
          </table:table-cell>
          <table:table-cell table:formula="of:=[.B4]*[.$E$1]/[.$E$2]" office:value-type="float" office:value="0.231356573">
            <text:p>2,31E-001</text:p>
          </table:table-cell>
          <table:table-cell table:formula="of:=[.C4]/[.$E$1]" office:value-type="float" office:value="0.231193238434164">
            <text:p>2,31E-001</text:p>
          </table:table-cell>
          <table:table-cell table:formula="of:=[.D4]" office:value-type="float" office:value="0.231356573">
            <text:p>2,31E-001</text:p>
          </table:table-cell>
          <table:table-cell/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0024947">
            <text:p>0,0024947</text:p>
          </table:table-cell>
          <table:table-cell office:value-type="float" office:value="0.00196626">
            <text:p>0,00196626</text:p>
          </table:table-cell>
          <table:table-cell table:formula="of:=[.B5]*[.$E$1]/[.$E$2]" office:value-type="float" office:value="0.7010107">
            <text:p>7,01E-001</text:p>
          </table:table-cell>
          <table:table-cell table:formula="of:=[.C5]/[.$E$1]" office:value-type="float" office:value="0.69973665480427">
            <text:p>7,00E-001</text:p>
          </table:table-cell>
          <table:table-cell table:formula="of:=[.D5]" office:value-type="float" office:value="0.7010107">
            <text:p>7,01E-001</text:p>
          </table:table-cell>
          <table:table-cell/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00421621">
            <text:p>0,00421621</text:p>
          </table:table-cell>
          <table:table-cell office:value-type="float" office:value="0.00331999">
            <text:p>0,00331999</text:p>
          </table:table-cell>
          <table:table-cell table:formula="of:=[.B6]*[.$E$1]/[.$E$2]" office:value-type="float" office:value="1.18475501">
            <text:p>1,18E+000</text:p>
          </table:table-cell>
          <table:table-cell table:formula="of:=[.C6]/[.$E$1]" office:value-type="float" office:value="1.18149110320285">
            <text:p>1,18E+000</text:p>
          </table:table-cell>
          <table:table-cell table:formula="of:=[.D6]" office:value-type="float" office:value="1.18475501">
            <text:p>1,18E+000</text:p>
          </table:table-cell>
          <table:table-cell/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00598936">
            <text:p>0,00598936</text:p>
          </table:table-cell>
          <table:table-cell office:value-type="float" office:value="0.00471165">
            <text:p>0,00471165</text:p>
          </table:table-cell>
          <table:table-cell table:formula="of:=[.B7]*[.$E$1]/[.$E$2]" office:value-type="float" office:value="1.68301016">
            <text:p>1,68E+000</text:p>
          </table:table-cell>
          <table:table-cell table:formula="of:=[.C7]/[.$E$1]" office:value-type="float" office:value="1.67674377224199">
            <text:p>1,68E+000</text:p>
          </table:table-cell>
          <table:table-cell table:formula="of:=[.D7]" office:value-type="float" office:value="1.68301016">
            <text:p>1,68E+000</text:p>
          </table:table-cell>
          <table:table-cell/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0078157">
            <text:p>0,0078157</text:p>
          </table:table-cell>
          <table:table-cell office:value-type="float" office:value="0.00614195">
            <text:p>0,00614195</text:p>
          </table:table-cell>
          <table:table-cell table:formula="of:=[.B8]*[.$E$1]/[.$E$2]" office:value-type="float" office:value="2.1962117">
            <text:p>2,20E+000</text:p>
          </table:table-cell>
          <table:table-cell table:formula="of:=[.C8]/[.$E$1]" office:value-type="float" office:value="2.18574733096085">
            <text:p>2,19E+000</text:p>
          </table:table-cell>
          <table:table-cell table:formula="of:=[.D8]" office:value-type="float" office:value="2.1962117">
            <text:p>2,20E+000</text:p>
          </table:table-cell>
          <table:table-cell/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00969684">
            <text:p>0,00969684</text:p>
          </table:table-cell>
          <table:table-cell office:value-type="float" office:value="0.00761135">
            <text:p>0,00761135</text:p>
          </table:table-cell>
          <table:table-cell table:formula="of:=[.B9]*[.$E$1]/[.$E$2]" office:value-type="float" office:value="2.72481204">
            <text:p>2,72E+000</text:p>
          </table:table-cell>
          <table:table-cell table:formula="of:=[.C9]/[.$E$1]" office:value-type="float" office:value="2.70866548042705">
            <text:p>2,71E+000</text:p>
          </table:table-cell>
          <table:table-cell table:formula="of:=[.D9]" office:value-type="float" office:value="2.72481204">
            <text:p>2,72E+000</text:p>
          </table:table-cell>
          <table:table-cell/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0116344">
            <text:p>0,0116344</text:p>
          </table:table-cell>
          <table:table-cell office:value-type="float" office:value="0.00911992">
            <text:p>0,00911992</text:p>
          </table:table-cell>
          <table:table-cell table:formula="of:=[.B10]*[.$E$1]/[.$E$2]" office:value-type="float" office:value="3.2692664">
            <text:p>3,27E+000</text:p>
          </table:table-cell>
          <table:table-cell table:formula="of:=[.C10]/[.$E$1]" office:value-type="float" office:value="3.2455231316726">
            <text:p>3,25E+000</text:p>
          </table:table-cell>
          <table:table-cell table:formula="of:=[.D10]" office:value-type="float" office:value="3.2692664">
            <text:p>3,27E+000</text:p>
          </table:table-cell>
          <table:table-cell/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0136301">
            <text:p>0,0136301</text:p>
          </table:table-cell>
          <table:table-cell office:value-type="float" office:value="0.010667">
            <text:p>0,010667</text:p>
          </table:table-cell>
          <table:table-cell table:formula="of:=[.B11]*[.$E$1]/[.$E$2]" office:value-type="float" office:value="3.8300581">
            <text:p>3,83E+000</text:p>
          </table:table-cell>
          <table:table-cell table:formula="of:=[.C11]/[.$E$1]" office:value-type="float" office:value="3.79608540925267">
            <text:p>3,80E+000</text:p>
          </table:table-cell>
          <table:table-cell table:formula="of:=[.D11]" office:value-type="float" office:value="3.8300581">
            <text:p>3,83E+000</text:p>
          </table:table-cell>
          <table:table-cell/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0156857">
            <text:p>0,0156857</text:p>
          </table:table-cell>
          <table:table-cell office:value-type="float" office:value="0.0122507">
            <text:p>0,0122507</text:p>
          </table:table-cell>
          <table:table-cell table:formula="of:=[.B12]*[.$E$1]/[.$E$2]" office:value-type="float" office:value="4.4076817">
            <text:p>4,41E+000</text:p>
          </table:table-cell>
          <table:table-cell table:formula="of:=[.C12]/[.$E$1]" office:value-type="float" office:value="4.35967971530249">
            <text:p>4,36E+000</text:p>
          </table:table-cell>
          <table:table-cell table:formula="of:=[.D12]" office:value-type="float" office:value="4.4076817">
            <text:p>4,41E+000</text:p>
          </table:table-cell>
          <table:table-cell/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0178029">
            <text:p>0,0178029</text:p>
          </table:table-cell>
          <table:table-cell office:value-type="float" office:value="0.0138667">
            <text:p>0,0138667</text:p>
          </table:table-cell>
          <table:table-cell table:formula="of:=[.B13]*[.$E$1]/[.$E$2]" office:value-type="float" office:value="5.0026149">
            <text:p>5,00E+000</text:p>
          </table:table-cell>
          <table:table-cell table:formula="of:=[.C13]/[.$E$1]" office:value-type="float" office:value="4.93476868327402">
            <text:p>4,93E+000</text:p>
          </table:table-cell>
          <table:table-cell table:formula="of:=[.D13]" office:value-type="float" office:value="5.0026149">
            <text:p>5,00E+000</text:p>
          </table:table-cell>
          <table:table-cell/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0199837">
            <text:p>0,0199837</text:p>
          </table:table-cell>
          <table:table-cell office:value-type="float" office:value="0.0155069">
            <text:p>0,0155069</text:p>
          </table:table-cell>
          <table:table-cell table:formula="of:=[.B14]*[.$E$1]/[.$E$2]" office:value-type="float" office:value="5.6154197">
            <text:p>5,62E+000</text:p>
          </table:table-cell>
          <table:table-cell table:formula="of:=[.C14]/[.$E$1]" office:value-type="float" office:value="5.51846975088968">
            <text:p>5,52E+000</text:p>
          </table:table-cell>
          <table:table-cell table:formula="of:=[.D14]" office:value-type="float" office:value="5.6154197">
            <text:p>5,62E+000</text:p>
          </table:table-cell>
          <table:table-cell table:formula="of:=((1/0.41)*LN([.D14]))+5" office:value-type="float" office:value="9.20857641856717">
            <text:p>9,21E+000</text:p>
          </table:table-cell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0222298">
            <text:p>0,0222298</text:p>
          </table:table-cell>
          <table:table-cell office:value-type="float" office:value="0.0171571">
            <text:p>0,0171571</text:p>
          </table:table-cell>
          <table:table-cell table:formula="of:=[.B15]*[.$E$1]/[.$E$2]" office:value-type="float" office:value="6.2465738">
            <text:p>6,25E+000</text:p>
          </table:table-cell>
          <table:table-cell table:formula="of:=[.C15]/[.$E$1]" office:value-type="float" office:value="6.10572953736655">
            <text:p>6,11E+000</text:p>
          </table:table-cell>
          <table:table-cell table:formula="of:=[.D15]" office:value-type="float" office:value="6.2465738">
            <text:p>6,25E+000</text:p>
          </table:table-cell>
          <table:table-cell table:formula="of:=((1/0.41)*LN([.D15]))+5" office:value-type="float" office:value="9.46837346691741">
            <text:p>9,47E+000</text:p>
          </table:table-cell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0245434">
            <text:p>0,0245434</text:p>
          </table:table-cell>
          <table:table-cell office:value-type="float" office:value="0.018796">
            <text:p>0,018796</text:p>
          </table:table-cell>
          <table:table-cell table:formula="of:=[.B16]*[.$E$1]/[.$E$2]" office:value-type="float" office:value="6.8966954">
            <text:p>6,90E+000</text:p>
          </table:table-cell>
          <table:table-cell table:formula="of:=[.C16]/[.$E$1]" office:value-type="float" office:value="6.68896797153025">
            <text:p>6,69E+000</text:p>
          </table:table-cell>
          <table:table-cell table:formula="of:=[.D16]" office:value-type="float" office:value="6.8966954">
            <text:p>6,90E+000</text:p>
          </table:table-cell>
          <table:table-cell table:formula="of:=(1/0.41)*LN([.D16])+5" office:value-type="float" office:value="9.70985943742575">
            <text:p>9,71E+000</text:p>
          </table:table-cell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0269264">
            <text:p>0,0269264</text:p>
          </table:table-cell>
          <table:table-cell office:value-type="float" office:value="0.020397">
            <text:p>0,020397</text:p>
          </table:table-cell>
          <table:table-cell table:formula="of:=[.B17]*[.$E$1]/[.$E$2]" office:value-type="float" office:value="7.5663184">
            <text:p>7,57E+000</text:p>
          </table:table-cell>
          <table:table-cell table:formula="of:=[.C17]/[.$E$1]" office:value-type="float" office:value="7.25871886120996">
            <text:p>7,26E+000</text:p>
          </table:table-cell>
          <table:table-cell table:formula="of:=[.D17]" office:value-type="float" office:value="7.5663184">
            <text:p>7,57E+000</text:p>
          </table:table-cell>
          <table:table-cell table:formula="of:=(1/0.41)*LN([.D17])+5" office:value-type="float" office:value="9.93586977641044">
            <text:p>9,94E+000</text:p>
          </table:table-cell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0293808">
            <text:p>0,0293808</text:p>
          </table:table-cell>
          <table:table-cell office:value-type="float" office:value="0.021934">
            <text:p>0,021934</text:p>
          </table:table-cell>
          <table:table-cell table:formula="of:=[.B18]*[.$E$1]/[.$E$2]" office:value-type="float" office:value="8.2560048">
            <text:p>8,26E+000</text:p>
          </table:table-cell>
          <table:table-cell table:formula="of:=[.C18]/[.$E$1]" office:value-type="float" office:value="7.80569395017793">
            <text:p>7,81E+000</text:p>
          </table:table-cell>
          <table:table-cell table:formula="of:=[.D18]" office:value-type="float" office:value="8.2560048">
            <text:p>8,26E+000</text:p>
          </table:table-cell>
          <table:table-cell table:formula="of:=(1/0.41)*LN([.D18])+5" office:value-type="float" office:value="10.1486360734985">
            <text:p>1,01E+001</text:p>
          </table:table-cell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0319089">
            <text:p>0,0319089</text:p>
          </table:table-cell>
          <table:table-cell office:value-type="float" office:value="0.0233878">
            <text:p>0,0233878</text:p>
          </table:table-cell>
          <table:table-cell table:formula="of:=[.B19]*[.$E$1]/[.$E$2]" office:value-type="float" office:value="8.9664009">
            <text:p>8,97E+000</text:p>
          </table:table-cell>
          <table:table-cell table:formula="of:=[.C19]/[.$E$1]" office:value-type="float" office:value="8.32306049822064">
            <text:p>8,32E+000</text:p>
          </table:table-cell>
          <table:table-cell table:formula="of:=[.D19]" office:value-type="float" office:value="8.9664009">
            <text:p>8,97E+000</text:p>
          </table:table-cell>
          <table:table-cell table:formula="of:=(1/0.41)*LN([.D19])+5" office:value-type="float" office:value="10.3499618490127">
            <text:p>1,03E+001</text:p>
          </table:table-cell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0345129">
            <text:p>0,0345129</text:p>
          </table:table-cell>
          <table:table-cell office:value-type="float" office:value="0.0247485">
            <text:p>0,0247485</text:p>
          </table:table-cell>
          <table:table-cell table:formula="of:=[.B20]*[.$E$1]/[.$E$2]" office:value-type="float" office:value="9.6981249">
            <text:p>9,70E+000</text:p>
          </table:table-cell>
          <table:table-cell table:formula="of:=[.C20]/[.$E$1]" office:value-type="float" office:value="8.80729537366548">
            <text:p>8,81E+000</text:p>
          </table:table-cell>
          <table:table-cell table:formula="of:=[.D20]" office:value-type="float" office:value="9.6981249">
            <text:p>9,70E+000</text:p>
          </table:table-cell>
          <table:table-cell table:formula="of:=(1/0.41)*LN([.D20])+5" office:value-type="float" office:value="10.5412989208399">
            <text:p>1,05E+001</text:p>
          </table:table-cell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0371949">
            <text:p>0,0371949</text:p>
          </table:table-cell>
          <table:table-cell office:value-type="float" office:value="0.0260142">
            <text:p>0,0260142</text:p>
          </table:table-cell>
          <table:table-cell table:formula="of:=[.B21]*[.$E$1]/[.$E$2]" office:value-type="float" office:value="10.4517669">
            <text:p>1,05E+001</text:p>
          </table:table-cell>
          <table:table-cell table:formula="of:=[.C21]/[.$E$1]" office:value-type="float" office:value="9.25772241992882">
            <text:p>9,26E+000</text:p>
          </table:table-cell>
          <table:table-cell table:formula="of:=[.D21]" office:value-type="float" office:value="10.4517669">
            <text:p>1,05E+001</text:p>
          </table:table-cell>
          <table:table-cell table:formula="of:=(1/0.41)*LN([.D21])+5" office:value-type="float" office:value="10.72383181819">
            <text:p>1,07E+001</text:p>
          </table:table-cell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0399574">
            <text:p>0,0399574</text:p>
          </table:table-cell>
          <table:table-cell office:value-type="float" office:value="0.0271883">
            <text:p>0,0271883</text:p>
          </table:table-cell>
          <table:table-cell table:formula="of:=[.B22]*[.$E$1]/[.$E$2]" office:value-type="float" office:value="11.2280294">
            <text:p>1,12E+001</text:p>
          </table:table-cell>
          <table:table-cell table:formula="of:=[.C22]/[.$E$1]" office:value-type="float" office:value="9.67555160142349">
            <text:p>9,68E+000</text:p>
          </table:table-cell>
          <table:table-cell/>
          <table:table-cell table:formula="of:=(1/0.41)*LN([.D22])+5" office:value-type="float" office:value="10.8985689681709">
            <text:p>1,09E+001</text:p>
          </table:table-cell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0428028">
            <text:p>0,0428028</text:p>
          </table:table-cell>
          <table:table-cell office:value-type="float" office:value="0.0282769">
            <text:p>0,0282769</text:p>
          </table:table-cell>
          <table:table-cell table:formula="of:=[.B23]*[.$E$1]/[.$E$2]" office:value-type="float" office:value="12.0275868">
            <text:p>1,20E+001</text:p>
          </table:table-cell>
          <table:table-cell table:formula="of:=[.C23]/[.$E$1]" office:value-type="float" office:value="10.0629537366548">
            <text:p>1,01E+001</text:p>
          </table:table-cell>
          <table:table-cell/>
          <table:table-cell table:formula="of:=(1/0.41)*LN([.D23])+5" office:value-type="float" office:value="11.0663485642934">
            <text:p>1,11E+001</text:p>
          </table:table-cell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0457336">
            <text:p>0,0457336</text:p>
          </table:table-cell>
          <table:table-cell office:value-type="float" office:value="0.0292874">
            <text:p>0,0292874</text:p>
          </table:table-cell>
          <table:table-cell table:formula="of:=[.B24]*[.$E$1]/[.$E$2]" office:value-type="float" office:value="12.8511416">
            <text:p>1,29E+001</text:p>
          </table:table-cell>
          <table:table-cell table:formula="of:=[.C24]/[.$E$1]" office:value-type="float" office:value="10.4225622775801">
            <text:p>1,04E+001</text:p>
          </table:table-cell>
          <table:table-cell table:style-name="ce2"/>
          <table:table-cell table:formula="of:=(1/0.41)*LN([.D24])+5" office:value-type="float" office:value="11.2278845069807">
            <text:p>1,12E+001</text:p>
          </table:table-cell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0487522">
            <text:p>0,0487522</text:p>
          </table:table-cell>
          <table:table-cell office:value-type="float" office:value="0.0302274">
            <text:p>0,0302274</text:p>
          </table:table-cell>
          <table:table-cell table:formula="of:=[.B25]*[.$E$1]/[.$E$2]" office:value-type="float" office:value="13.6993682">
            <text:p>1,37E+001</text:p>
          </table:table-cell>
          <table:table-cell table:formula="of:=[.C25]/[.$E$1]" office:value-type="float" office:value="10.7570818505338">
            <text:p>1,08E+001</text:p>
          </table:table-cell>
          <table:table-cell table:style-name="ce2"/>
          <table:table-cell table:formula="of:=(1/0.41)*LN([.D25])+5" office:value-type="float" office:value="11.3837797926399">
            <text:p>1,14E+001</text:p>
          </table:table-cell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0518615">
            <text:p>0,0518615</text:p>
          </table:table-cell>
          <table:table-cell office:value-type="float" office:value="0.0311042">
            <text:p>0,0311042</text:p>
          </table:table-cell>
          <table:table-cell table:formula="of:=[.B26]*[.$E$1]/[.$E$2]" office:value-type="float" office:value="14.5730815">
            <text:p>1,46E+001</text:p>
          </table:table-cell>
          <table:table-cell table:formula="of:=[.C26]/[.$E$1]" office:value-type="float" office:value="11.0691103202847">
            <text:p>1,11E+001</text:p>
          </table:table-cell>
          <table:table-cell/>
          <table:table-cell table:formula="of:=(1/0.41)*LN([.D26])+5" office:value-type="float" office:value="11.5345758391953">
            <text:p>1,15E+001</text:p>
          </table:table-cell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055064">
            <text:p>0,055064</text:p>
          </table:table-cell>
          <table:table-cell office:value-type="float" office:value="0.0319245">
            <text:p>0,0319245</text:p>
          </table:table-cell>
          <table:table-cell table:formula="of:=[.B27]*[.$E$1]/[.$E$2]" office:value-type="float" office:value="15.472984">
            <text:p>1,55E+001</text:p>
          </table:table-cell>
          <table:table-cell table:formula="of:=[.C27]/[.$E$1]" office:value-type="float" office:value="11.3610320284697">
            <text:p>1,14E+001</text:p>
          </table:table-cell>
          <table:table-cell/>
          <table:table-cell table:formula="of:=(1/0.41)*LN([.D27])+5" office:value-type="float" office:value="11.6807208181651">
            <text:p>1,17E+001</text:p>
          </table:table-cell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0583626">
            <text:p>0,0583626</text:p>
          </table:table-cell>
          <table:table-cell office:value-type="float" office:value="0.0326945">
            <text:p>0,0326945</text:p>
          </table:table-cell>
          <table:table-cell table:formula="of:=[.B28]*[.$E$1]/[.$E$2]" office:value-type="float" office:value="16.3998906">
            <text:p>1,64E+001</text:p>
          </table:table-cell>
          <table:table-cell table:formula="of:=[.C28]/[.$E$1]" office:value-type="float" office:value="11.6350533807829">
            <text:p>1,16E+001</text:p>
          </table:table-cell>
          <table:table-cell table:style-name="ce2"/>
          <table:table-cell table:formula="of:=(1/0.41)*LN([.D28])+5" office:value-type="float" office:value="11.8226211318932">
            <text:p>1,18E+001</text:p>
          </table:table-cell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0617601">
            <text:p>0,0617601</text:p>
          </table:table-cell>
          <table:table-cell office:value-type="float" office:value="0.0334195">
            <text:p>0,0334195</text:p>
          </table:table-cell>
          <table:table-cell table:formula="of:=[.B29]*[.$E$1]/[.$E$2]" office:value-type="float" office:value="17.3545881">
            <text:p>1,74E+001</text:p>
          </table:table-cell>
          <table:table-cell table:formula="of:=[.C29]/[.$E$1]" office:value-type="float" office:value="11.8930604982206">
            <text:p>1,19E+001</text:p>
          </table:table-cell>
          <table:table-cell/>
          <table:table-cell table:formula="of:=(1/0.41)*LN([.D29])+5" office:value-type="float" office:value="11.9606266225312">
            <text:p>1,20E+001</text:p>
          </table:table-cell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0652596">
            <text:p>0,0652596</text:p>
          </table:table-cell>
          <table:table-cell office:value-type="float" office:value="0.0341046">
            <text:p>0,0341046</text:p>
          </table:table-cell>
          <table:table-cell table:formula="of:=[.B30]*[.$E$1]/[.$E$2]" office:value-type="float" office:value="18.3379476">
            <text:p>1,83E+001</text:p>
          </table:table-cell>
          <table:table-cell table:formula="of:=[.C30]/[.$E$1]" office:value-type="float" office:value="12.1368683274021">
            <text:p>1,21E+001</text:p>
          </table:table-cell>
          <table:table-cell/>
          <table:table-cell table:formula="of:=(1/0.41)*LN([.D30])+5" office:value-type="float" office:value="12.0950550052906">
            <text:p>1,21E+001</text:p>
          </table:table-cell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068864">
            <text:p>0,068864</text:p>
          </table:table-cell>
          <table:table-cell office:value-type="float" office:value="0.0347539">
            <text:p>0,0347539</text:p>
          </table:table-cell>
          <table:table-cell table:formula="of:=[.B31]*[.$E$1]/[.$E$2]" office:value-type="float" office:value="19.350784">
            <text:p>1,94E+001</text:p>
          </table:table-cell>
          <table:table-cell table:formula="of:=[.C31]/[.$E$1]" office:value-type="float" office:value="12.3679359430605">
            <text:p>1,24E+001</text:p>
          </table:table-cell>
          <table:table-cell/>
          <table:table-cell table:formula="of:=(1/0.41)*LN([.D31])+5" office:value-type="float" office:value="12.2261778913436">
            <text:p>1,22E+001</text:p>
          </table:table-cell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0725766">
            <text:p>0,0725766</text:p>
          </table:table-cell>
          <table:table-cell office:value-type="float" office:value="0.0353713">
            <text:p>0,0353713</text:p>
          </table:table-cell>
          <table:table-cell table:formula="of:=[.B32]*[.$E$1]/[.$E$2]" office:value-type="float" office:value="20.3940246">
            <text:p>2,04E+001</text:p>
          </table:table-cell>
          <table:table-cell table:formula="of:=[.C32]/[.$E$1]" office:value-type="float" office:value="12.5876512455516">
            <text:p>1,26E+001</text:p>
          </table:table-cell>
          <table:table-cell table:style-name="ce2"/>
          <table:table-cell table:formula="of:=(1/0.41)*LN([.D32])+5" office:value-type="float" office:value="12.3542486492157">
            <text:p>1,24E+001</text:p>
          </table:table-cell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0764006">
            <text:p>0,0764006</text:p>
          </table:table-cell>
          <table:table-cell office:value-type="float" office:value="0.0359602">
            <text:p>0,0359602</text:p>
          </table:table-cell>
          <table:table-cell table:formula="of:=[.B33]*[.$E$1]/[.$E$2]" office:value-type="float" office:value="21.4685686">
            <text:p>2,15E+001</text:p>
          </table:table-cell>
          <table:table-cell table:formula="of:=[.C33]/[.$E$1]" office:value-type="float" office:value="12.7972241992883">
            <text:p>1,28E+001</text:p>
          </table:table-cell>
          <table:table-cell/>
          <table:table-cell table:formula="of:=(1/0.41)*LN([.D33])+5" office:value-type="float" office:value="12.4794876582839">
            <text:p>1,25E+001</text:p>
          </table:table-cell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0803393">
            <text:p>0,0803393</text:p>
          </table:table-cell>
          <table:table-cell office:value-type="float" office:value="0.0365233">
            <text:p>0,0365233</text:p>
          </table:table-cell>
          <table:table-cell table:formula="of:=[.B34]*[.$E$1]/[.$E$2]" office:value-type="float" office:value="22.5753433">
            <text:p>2,26E+001</text:p>
          </table:table-cell>
          <table:table-cell table:formula="of:=[.C34]/[.$E$1]" office:value-type="float" office:value="12.997615658363">
            <text:p>1,30E+001</text:p>
          </table:table-cell>
          <table:table-cell/>
          <table:table-cell table:formula="of:=(1/0.41)*LN([.D34])+5" office:value-type="float" office:value="12.6020934299388">
            <text:p>1,26E+001</text:p>
          </table:table-cell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table:style-name="ce1" office:value-type="string">
            <text:p>0,0843961</text:p>
          </table:table-cell>
          <table:table-cell office:value-type="float" office:value="0.0370634">
            <text:p>0,0370634</text:p>
          </table:table-cell>
          <table:table-cell table:formula="of:=[.B35]*[.$E$1]/[.$E$2]" office:value-type="float" office:value="23.7153041">
            <text:p>2,37E+001</text:p>
          </table:table-cell>
          <table:table-cell table:formula="of:=[.C35]/[.$E$1]" office:value-type="float" office:value="13.1898220640569">
            <text:p>1,32E+001</text:p>
          </table:table-cell>
          <table:table-cell table:style-name="ce2"/>
          <table:table-cell table:formula="of:=(1/0.41)*LN([.D35])+5" office:value-type="float" office:value="12.7222453228172">
            <text:p>1,27E+001</text:p>
          </table:table-cell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0885747">
            <text:p>0,0885747</text:p>
          </table:table-cell>
          <table:table-cell office:value-type="float" office:value="0.0375827">
            <text:p>0,0375827</text:p>
          </table:table-cell>
          <table:table-cell table:formula="of:=[.B36]*[.$E$1]/[.$E$2]" office:value-type="float" office:value="24.8894907">
            <text:p>2,49E+001</text:p>
          </table:table-cell>
          <table:table-cell table:formula="of:=[.C36]/[.$E$1]" office:value-type="float" office:value="13.3746263345196">
            <text:p>1,34E+001</text:p>
          </table:table-cell>
          <table:table-cell/>
          <table:table-cell table:formula="of:=(1/0.41)*LN([.D36])+5" office:value-type="float" office:value="12.8401113515542">
            <text:p>1,28E+001</text:p>
          </table:table-cell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0928786">
            <text:p>0,0928786</text:p>
          </table:table-cell>
          <table:table-cell office:value-type="float" office:value="0.0380833">
            <text:p>0,0380833</text:p>
          </table:table-cell>
          <table:table-cell table:formula="of:=[.B37]*[.$E$1]/[.$E$2]" office:value-type="float" office:value="26.0988866">
            <text:p>2,61E+001</text:p>
          </table:table-cell>
          <table:table-cell table:formula="of:=[.C37]/[.$E$1]" office:value-type="float" office:value="13.5527758007117">
            <text:p>1,36E+001</text:p>
          </table:table-cell>
          <table:table-cell table:style-name="ce2"/>
          <table:table-cell table:formula="of:=(1/0.41)*LN([.D37])+5" office:value-type="float" office:value="12.9558357424754">
            <text:p>1,30E+001</text:p>
          </table:table-cell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0973116">
            <text:p>0,0973116</text:p>
          </table:table-cell>
          <table:table-cell office:value-type="float" office:value="0.0385668">
            <text:p>0,0385668</text:p>
          </table:table-cell>
          <table:table-cell table:formula="of:=[.B38]*[.$E$1]/[.$E$2]" office:value-type="float" office:value="27.3445596">
            <text:p>2,73E+001</text:p>
          </table:table-cell>
          <table:table-cell table:formula="of:=[.C38]/[.$E$1]" office:value-type="float" office:value="13.7248398576512">
            <text:p>1,37E+001</text:p>
          </table:table-cell>
          <table:table-cell table:style-name="ce2"/>
          <table:table-cell table:formula="of:=(1/0.41)*LN([.D38])+5" office:value-type="float" office:value="13.0695551008491">
            <text:p>1,31E+001</text:p>
          </table:table-cell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101878">
            <text:p>0,101878</text:p>
          </table:table-cell>
          <table:table-cell office:value-type="float" office:value="0.039035">
            <text:p>0,039035</text:p>
          </table:table-cell>
          <table:table-cell table:formula="of:=[.B39]*[.$E$1]/[.$E$2]" office:value-type="float" office:value="28.627718">
            <text:p>2,86E+001</text:p>
          </table:table-cell>
          <table:table-cell table:formula="of:=[.C39]/[.$E$1]" office:value-type="float" office:value="13.8914590747331">
            <text:p>1,39E+001</text:p>
          </table:table-cell>
          <table:table-cell/>
          <table:table-cell table:formula="of:=(1/0.41)*LN([.D39])+5" office:value-type="float" office:value="13.1814034373947">
            <text:p>1,32E+001</text:p>
          </table:table-cell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106581">
            <text:p>0,106581</text:p>
          </table:table-cell>
          <table:table-cell office:value-type="float" office:value="0.0394892">
            <text:p>0,0394892</text:p>
          </table:table-cell>
          <table:table-cell table:formula="of:=[.B40]*[.$E$1]/[.$E$2]" office:value-type="float" office:value="29.949261">
            <text:p>2,99E+001</text:p>
          </table:table-cell>
          <table:table-cell table:formula="of:=[.C40]/[.$E$1]" office:value-type="float" office:value="14.0530960854093">
            <text:p>1,41E+001</text:p>
          </table:table-cell>
          <table:table-cell/>
          <table:table-cell table:formula="of:=(1/0.41)*LN([.D40])+5" office:value-type="float" office:value="13.2914747556088">
            <text:p>1,33E+001</text:p>
          </table:table-cell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table:style-name="ce1" office:value-type="string">
            <text:p>0,111425</text:p>
          </table:table-cell>
          <table:table-cell office:value-type="float" office:value="0.0399306">
            <text:p>0,0399306</text:p>
          </table:table-cell>
          <table:table-cell table:formula="of:=[.B41]*[.$E$1]/[.$E$2]" office:value-type="float" office:value="31.310425">
            <text:p>3,13E+001</text:p>
          </table:table-cell>
          <table:table-cell table:formula="of:=[.C41]/[.$E$1]" office:value-type="float" office:value="14.2101779359431">
            <text:p>1,42E+001</text:p>
          </table:table-cell>
          <table:table-cell/>
          <table:table-cell table:formula="of:=(1/0.41)*LN([.D41])+5" office:value-type="float" office:value="13.3998807541079">
            <text:p>1,34E+001</text:p>
          </table:table-cell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116414">
            <text:p>0,116414</text:p>
          </table:table-cell>
          <table:table-cell office:value-type="float" office:value="0.0403604">
            <text:p>0,0403604</text:p>
          </table:table-cell>
          <table:table-cell table:formula="of:=[.B42]*[.$E$1]/[.$E$2]" office:value-type="float" office:value="32.712334">
            <text:p>3,27E+001</text:p>
          </table:table-cell>
          <table:table-cell table:formula="of:=[.C42]/[.$E$1]" office:value-type="float" office:value="14.3631316725979">
            <text:p>1,44E+001</text:p>
          </table:table-cell>
          <table:table-cell/>
          <table:table-cell table:formula="of:=(1/0.41)*LN([.D42])+5" office:value-type="float" office:value="13.50671266666">
            <text:p>1,35E+001</text:p>
          </table:table-cell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121553">
            <text:p>0,121553</text:p>
          </table:table-cell>
          <table:table-cell office:value-type="float" office:value="0.0407796">
            <text:p>0,0407796</text:p>
          </table:table-cell>
          <table:table-cell table:formula="of:=[.B43]*[.$E$1]/[.$E$2]" office:value-type="float" office:value="34.156393">
            <text:p>3,42E+001</text:p>
          </table:table-cell>
          <table:table-cell table:formula="of:=[.C43]/[.$E$1]" office:value-type="float" office:value="14.5123131672598">
            <text:p>1,45E+001</text:p>
          </table:table-cell>
          <table:table-cell/>
          <table:table-cell table:formula="of:=(1/0.41)*LN([.D43])+5" office:value-type="float" office:value="13.6120726146593">
            <text:p>1,36E+001</text:p>
          </table:table-cell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126846">
            <text:p>0,126846</text:p>
          </table:table-cell>
          <table:table-cell office:value-type="float" office:value="0.041189">
            <text:p>0,041189</text:p>
          </table:table-cell>
          <table:table-cell table:formula="of:=[.B44]*[.$E$1]/[.$E$2]" office:value-type="float" office:value="35.643726">
            <text:p>3,56E+001</text:p>
          </table:table-cell>
          <table:table-cell table:formula="of:=[.C44]/[.$E$1]" office:value-type="float" office:value="14.6580071174377">
            <text:p>1,47E+001</text:p>
          </table:table-cell>
          <table:table-cell/>
          <table:table-cell table:formula="of:=(1/0.41)*LN([.D44])+5" office:value-type="float" office:value="13.716032055104">
            <text:p>1,37E+001</text:p>
          </table:table-cell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132298">
            <text:p>0,132298</text:p>
          </table:table-cell>
          <table:table-cell office:value-type="float" office:value="0.0415895">
            <text:p>0,0415895</text:p>
          </table:table-cell>
          <table:table-cell table:formula="of:=[.B45]*[.$E$1]/[.$E$2]" office:value-type="float" office:value="37.175738">
            <text:p>3,72E+001</text:p>
          </table:table-cell>
          <table:table-cell table:formula="of:=[.C45]/[.$E$1]" office:value-type="float" office:value="14.8005338078292">
            <text:p>1,48E+001</text:p>
          </table:table-cell>
          <table:table-cell table:style-name="ce2"/>
          <table:table-cell table:formula="of:=(1/0.41)*LN([.D45])+5" office:value-type="float" office:value="13.8186740102446">
            <text:p>1,38E+001</text:p>
          </table:table-cell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137914">
            <text:p>0,137914</text:p>
          </table:table-cell>
          <table:table-cell office:value-type="float" office:value="0.0419818">
            <text:p>0,0419818</text:p>
          </table:table-cell>
          <table:table-cell table:formula="of:=[.B46]*[.$E$1]/[.$E$2]" office:value-type="float" office:value="38.753834">
            <text:p>3,88E+001</text:p>
          </table:table-cell>
          <table:table-cell table:formula="of:=[.C46]/[.$E$1]" office:value-type="float" office:value="14.9401423487544">
            <text:p>1,49E+001</text:p>
          </table:table-cell>
          <table:table-cell table:style-name="ce2"/>
          <table:table-cell table:formula="of:=(1/0.41)*LN([.D46])+5" office:value-type="float" office:value="13.920072421562">
            <text:p>1,39E+001</text:p>
          </table:table-cell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143698">
            <text:p>0,143698</text:p>
          </table:table-cell>
          <table:table-cell office:value-type="float" office:value="0.0423665">
            <text:p>0,0423665</text:p>
          </table:table-cell>
          <table:table-cell table:formula="of:=[.B47]*[.$E$1]/[.$E$2]" office:value-type="float" office:value="40.379138">
            <text:p>4,04E+001</text:p>
          </table:table-cell>
          <table:table-cell table:formula="of:=[.C47]/[.$E$1]" office:value-type="float" office:value="15.0770462633452">
            <text:p>1,51E+001</text:p>
          </table:table-cell>
          <table:table-cell/>
          <table:table-cell table:formula="of:=(1/0.41)*LN([.D47])+5" office:value-type="float" office:value="14.0202762572079">
            <text:p>1,40E+001</text:p>
          </table:table-cell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149656">
            <text:p>0,149656</text:p>
          </table:table-cell>
          <table:table-cell office:value-type="float" office:value="0.0427443">
            <text:p>0,0427443</text:p>
          </table:table-cell>
          <table:table-cell table:formula="of:=[.B48]*[.$E$1]/[.$E$2]" office:value-type="float" office:value="42.053336">
            <text:p>4,21E+001</text:p>
          </table:table-cell>
          <table:table-cell table:formula="of:=[.C48]/[.$E$1]" office:value-type="float" office:value="15.2114946619217">
            <text:p>1,52E+001</text:p>
          </table:table-cell>
          <table:table-cell/>
          <table:table-cell table:formula="of:=(1/0.41)*LN([.D48])+5" office:value-type="float" office:value="14.1193627253615">
            <text:p>1,41E+001</text:p>
          </table:table-cell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155792">
            <text:p>0,155792</text:p>
          </table:table-cell>
          <table:table-cell office:value-type="float" office:value="0.0431156">
            <text:p>0,0431156</text:p>
          </table:table-cell>
          <table:table-cell table:formula="of:=[.B49]*[.$E$1]/[.$E$2]" office:value-type="float" office:value="43.777552">
            <text:p>4,38E+001</text:p>
          </table:table-cell>
          <table:table-cell table:formula="of:=[.C49]/[.$E$1]" office:value-type="float" office:value="15.3436298932384">
            <text:p>1,53E+001</text:p>
          </table:table-cell>
          <table:table-cell table:style-name="ce2"/>
          <table:table-cell table:formula="of:=(1/0.41)*LN([.D49])+5" office:value-type="float" office:value="14.2173687185073">
            <text:p>1,42E+001</text:p>
          </table:table-cell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162113">
            <text:p>0,162113</text:p>
          </table:table-cell>
          <table:table-cell office:value-type="float" office:value="0.043481">
            <text:p>0,043481</text:p>
          </table:table-cell>
          <table:table-cell table:formula="of:=[.B50]*[.$E$1]/[.$E$2]" office:value-type="float" office:value="45.553753">
            <text:p>4,56E+001</text:p>
          </table:table-cell>
          <table:table-cell table:formula="of:=[.C50]/[.$E$1]" office:value-type="float" office:value="15.473665480427">
            <text:p>1,55E+001</text:p>
          </table:table-cell>
          <table:table-cell/>
          <table:table-cell table:formula="of:=(1/0.41)*LN([.D50])+5" office:value-type="float" office:value="14.3143732031381">
            <text:p>1,43E+001</text:p>
          </table:table-cell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168623">
            <text:p>0,168623</text:p>
          </table:table-cell>
          <table:table-cell office:value-type="float" office:value="0.0438409">
            <text:p>0,0438409</text:p>
          </table:table-cell>
          <table:table-cell table:formula="of:=[.B51]*[.$E$1]/[.$E$2]" office:value-type="float" office:value="47.383063">
            <text:p>4,74E+001</text:p>
          </table:table-cell>
          <table:table-cell table:formula="of:=[.C51]/[.$E$1]" office:value-type="float" office:value="15.601743772242">
            <text:p>1,56E+001</text:p>
          </table:table-cell>
          <table:table-cell table:style-name="ce2"/>
          <table:table-cell table:formula="of:=(1/0.41)*LN([.D51])+5" office:value-type="float" office:value="14.4104020589553">
            <text:p>1,44E+001</text:p>
          </table:table-cell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175328">
            <text:p>0,175328</text:p>
          </table:table-cell>
          <table:table-cell office:value-type="float" office:value="0.0441958">
            <text:p>0,0441958</text:p>
          </table:table-cell>
          <table:table-cell table:formula="of:=[.B52]*[.$E$1]/[.$E$2]" office:value-type="float" office:value="49.267168">
            <text:p>4,93E+001</text:p>
          </table:table-cell>
          <table:table-cell table:formula="of:=[.C52]/[.$E$1]" office:value-type="float" office:value="15.7280427046263">
            <text:p>1,57E+001</text:p>
          </table:table-cell>
          <table:table-cell table:style-name="ce2"/>
          <table:table-cell table:formula="of:=(1/0.41)*LN([.D52])+5" office:value-type="float" office:value="14.5055070627015">
            <text:p>1,45E+001</text:p>
          </table:table-cell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182234">
            <text:p>0,182234</text:p>
          </table:table-cell>
          <table:table-cell office:value-type="float" office:value="0.0445459">
            <text:p>0,0445459</text:p>
          </table:table-cell>
          <table:table-cell table:formula="of:=[.B53]*[.$E$1]/[.$E$2]" office:value-type="float" office:value="51.207754">
            <text:p>5,12E+001</text:p>
          </table:table-cell>
          <table:table-cell table:formula="of:=[.C53]/[.$E$1]" office:value-type="float" office:value="15.8526334519573">
            <text:p>1,59E+001</text:p>
          </table:table-cell>
          <table:table-cell/>
          <table:table-cell table:formula="of:=(1/0.41)*LN([.D53])+5" office:value-type="float" office:value="14.5997340631495">
            <text:p>1,46E+001</text:p>
          </table:table-cell>
          <table:table-cell table:style-name="ce2" table:number-columns-repeated="4"/>
          <table:table-cell/>
          <table:table-cell table:style-name="ce1"/>
        </table:table-row>
        <table:table-row table:style-name="ro1">
          <table:table-cell/>
          <table:table-cell office:value-type="float" office:value="0.189348">
            <text:p>0,189348</text:p>
          </table:table-cell>
          <table:table-cell office:value-type="float" office:value="0.0448916">
            <text:p>0,0448916</text:p>
          </table:table-cell>
          <table:table-cell table:formula="of:=[.B54]*[.$E$1]/[.$E$2]" office:value-type="float" office:value="53.206788">
            <text:p>5,32E+001</text:p>
          </table:table-cell>
          <table:table-cell table:formula="of:=[.C54]/[.$E$1]" office:value-type="float" office:value="15.9756583629893">
            <text:p>1,60E+001</text:p>
          </table:table-cell>
          <table:table-cell/>
          <table:table-cell table:formula="of:=(1/0.41)*LN([.D54])+5" office:value-type="float" office:value="14.6931365419345">
            <text:p>1,47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96675">
            <text:p>0,196675</text:p>
          </table:table-cell>
          <table:table-cell office:value-type="float" office:value="0.0452332">
            <text:p>0,0452332</text:p>
          </table:table-cell>
          <table:table-cell table:formula="of:=[.B55]*[.$E$1]/[.$E$2]" office:value-type="float" office:value="55.265675">
            <text:p>5,53E+001</text:p>
          </table:table-cell>
          <table:table-cell table:formula="of:=[.C55]/[.$E$1]" office:value-type="float" office:value="16.0972241992883">
            <text:p>1,61E+001</text:p>
          </table:table-cell>
          <table:table-cell/>
          <table:table-cell table:formula="of:=(1/0.41)*LN([.D55])+5" office:value-type="float" office:value="14.7857366111388">
            <text:p>1,48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04222">
            <text:p>0,204222</text:p>
          </table:table-cell>
          <table:table-cell office:value-type="float" office:value="0.045571">
            <text:p>0,045571</text:p>
          </table:table-cell>
          <table:table-cell table:formula="of:=[.B56]*[.$E$1]/[.$E$2]" office:value-type="float" office:value="57.386382">
            <text:p>5,74E+001</text:p>
          </table:table-cell>
          <table:table-cell table:formula="of:=[.C56]/[.$E$1]" office:value-type="float" office:value="16.2174377224199">
            <text:p>1,62E+001</text:p>
          </table:table-cell>
          <table:table-cell/>
          <table:table-cell table:formula="of:=(1/0.41)*LN([.D56])+5" office:value-type="float" office:value="14.8775781165638">
            <text:p>1,49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11996">
            <text:p>0,211996</text:p>
          </table:table-cell>
          <table:table-cell office:value-type="float" office:value="0.0459053">
            <text:p>0,0459053</text:p>
          </table:table-cell>
          <table:table-cell table:formula="of:=[.B57]*[.$E$1]/[.$E$2]" office:value-type="float" office:value="59.570876">
            <text:p>5,96E+001</text:p>
          </table:table-cell>
          <table:table-cell table:formula="of:=[.C57]/[.$E$1]" office:value-type="float" office:value="16.3364056939502">
            <text:p>1,63E+001</text:p>
          </table:table-cell>
          <table:table-cell/>
          <table:table-cell table:formula="of:=(1/0.41)*LN([.D57])+5" office:value-type="float" office:value="14.9686995046856">
            <text:p>1,50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20002">
            <text:p>0,220002</text:p>
          </table:table-cell>
          <table:table-cell office:value-type="float" office:value="0.0462363">
            <text:p>0,0462363</text:p>
          </table:table-cell>
          <table:table-cell table:formula="of:=[.B58]*[.$E$1]/[.$E$2]" office:value-type="float" office:value="61.820562">
            <text:p>6,18E+001</text:p>
          </table:table-cell>
          <table:table-cell table:formula="of:=[.C58]/[.$E$1]" office:value-type="float" office:value="16.4541992882562">
            <text:p>1,65E+001</text:p>
          </table:table-cell>
          <table:table-cell/>
          <table:table-cell table:formula="of:=(1/0.41)*LN([.D58])+5" office:value-type="float" office:value="15.0591122623701">
            <text:p>1,51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28249">
            <text:p>0,228249</text:p>
          </table:table-cell>
          <table:table-cell office:value-type="float" office:value="0.0465641">
            <text:p>0,0465641</text:p>
          </table:table-cell>
          <table:table-cell table:formula="of:=[.B59]*[.$E$1]/[.$E$2]" office:value-type="float" office:value="64.137969">
            <text:p>6,41E+001</text:p>
          </table:table-cell>
          <table:table-cell table:formula="of:=[.C59]/[.$E$1]" office:value-type="float" office:value="16.5708540925267">
            <text:p>1,66E+001</text:p>
          </table:table-cell>
          <table:table-cell/>
          <table:table-cell table:formula="of:=(1/0.41)*LN([.D59])+5" office:value-type="float" office:value="15.148869582088">
            <text:p>1,51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36743">
            <text:p>0,236743</text:p>
          </table:table-cell>
          <table:table-cell office:value-type="float" office:value="0.0468891">
            <text:p>0,0468891</text:p>
          </table:table-cell>
          <table:table-cell table:formula="of:=[.B60]*[.$E$1]/[.$E$2]" office:value-type="float" office:value="66.524783">
            <text:p>6,65E+001</text:p>
          </table:table-cell>
          <table:table-cell table:formula="of:=[.C60]/[.$E$1]" office:value-type="float" office:value="16.686512455516">
            <text:p>1,67E+001</text:p>
          </table:table-cell>
          <table:table-cell/>
          <table:table-cell table:formula="of:=(1/0.41)*LN([.D60])+5" office:value-type="float" office:value="15.2379867193337">
            <text:p>1,52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45492">
            <text:p>0,245492</text:p>
          </table:table-cell>
          <table:table-cell office:value-type="float" office:value="0.0472113">
            <text:p>0,0472113</text:p>
          </table:table-cell>
          <table:table-cell table:formula="of:=[.B61]*[.$E$1]/[.$E$2]" office:value-type="float" office:value="68.983252">
            <text:p>6,90E+001</text:p>
          </table:table-cell>
          <table:table-cell table:formula="of:=[.C61]/[.$E$1]" office:value-type="float" office:value="16.8011743772242">
            <text:p>1,68E+001</text:p>
          </table:table-cell>
          <table:table-cell/>
          <table:table-cell table:formula="of:=(1/0.41)*LN([.D61])+5" office:value-type="float" office:value="15.3264969524322">
            <text:p>1,53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54503">
            <text:p>0,254503</text:p>
          </table:table-cell>
          <table:table-cell office:value-type="float" office:value="0.047531">
            <text:p>0,047531</text:p>
          </table:table-cell>
          <table:table-cell table:formula="of:=[.B62]*[.$E$1]/[.$E$2]" office:value-type="float" office:value="71.515343">
            <text:p>7,15E+001</text:p>
          </table:table-cell>
          <table:table-cell table:formula="of:=[.C62]/[.$E$1]" office:value-type="float" office:value="16.9149466192171">
            <text:p>1,69E+001</text:p>
          </table:table-cell>
          <table:table-cell/>
          <table:table-cell table:formula="of:=(1/0.41)*LN([.D62])+5" office:value-type="float" office:value="15.4144195465658">
            <text:p>1,54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63785">
            <text:p>0,263785</text:p>
          </table:table-cell>
          <table:table-cell office:value-type="float" office:value="0.0478482">
            <text:p>0,0478482</text:p>
          </table:table-cell>
          <table:table-cell table:formula="of:=[.B63]*[.$E$1]/[.$E$2]" office:value-type="float" office:value="74.123585">
            <text:p>7,41E+001</text:p>
          </table:table-cell>
          <table:table-cell table:formula="of:=[.C63]/[.$E$1]" office:value-type="float" office:value="17.0278291814947">
            <text:p>1,70E+001</text:p>
          </table:table-cell>
          <table:table-cell/>
          <table:table-cell table:formula="of:=(1/0.41)*LN([.D63])+5" office:value-type="float" office:value="15.5017896774625">
            <text:p>1,55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73345">
            <text:p>0,273345</text:p>
          </table:table-cell>
          <table:table-cell office:value-type="float" office:value="0.0481631">
            <text:p>0,0481631</text:p>
          </table:table-cell>
          <table:table-cell table:formula="of:=[.B64]*[.$E$1]/[.$E$2]" office:value-type="float" office:value="76.809945">
            <text:p>7,68E+001</text:p>
          </table:table-cell>
          <table:table-cell table:formula="of:=[.C64]/[.$E$1]" office:value-type="float" office:value="17.1398932384342">
            <text:p>1,71E+001</text:p>
          </table:table-cell>
          <table:table-cell/>
          <table:table-cell table:formula="of:=(1/0.41)*LN([.D64])+5" office:value-type="float" office:value="15.5886198145311">
            <text:p>1,56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83192">
            <text:p>0,283192</text:p>
          </table:table-cell>
          <table:table-cell office:value-type="float" office:value="0.0484759">
            <text:p>0,0484759</text:p>
          </table:table-cell>
          <table:table-cell table:formula="of:=[.B65]*[.$E$1]/[.$E$2]" office:value-type="float" office:value="79.576952">
            <text:p>7,96E+001</text:p>
          </table:table-cell>
          <table:table-cell table:formula="of:=[.C65]/[.$E$1]" office:value-type="float" office:value="17.2512099644128">
            <text:p>1,73E+001</text:p>
          </table:table-cell>
          <table:table-cell/>
          <table:table-cell table:formula="of:=(1/0.41)*LN([.D65])+5" office:value-type="float" office:value="15.6749378126454">
            <text:p>1,57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93335">
            <text:p>0,293335</text:p>
          </table:table-cell>
          <table:table-cell office:value-type="float" office:value="0.0487865">
            <text:p>0,0487865</text:p>
          </table:table-cell>
          <table:table-cell table:formula="of:=[.B66]*[.$E$1]/[.$E$2]" office:value-type="float" office:value="82.427135">
            <text:p>8,24E+001</text:p>
          </table:table-cell>
          <table:table-cell table:formula="of:=[.C66]/[.$E$1]" office:value-type="float" office:value="17.361743772242">
            <text:p>1,74E+001</text:p>
          </table:table-cell>
          <table:table-cell/>
          <table:table-cell table:formula="of:=(1/0.41)*LN([.D66])+5" office:value-type="float" office:value="15.7607675389214">
            <text:p>1,58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03781">
            <text:p>0,303781</text:p>
          </table:table-cell>
          <table:table-cell office:value-type="float" office:value="0.0490951">
            <text:p>0,0490951</text:p>
          </table:table-cell>
          <table:table-cell table:formula="of:=[.B67]*[.$E$1]/[.$E$2]" office:value-type="float" office:value="85.362461">
            <text:p>8,54E+001</text:p>
          </table:table-cell>
          <table:table-cell table:formula="of:=[.C67]/[.$E$1]" office:value-type="float" office:value="17.4715658362989">
            <text:p>1,75E+001</text:p>
          </table:table-cell>
          <table:table-cell/>
          <table:table-cell table:formula="of:=(1/0.41)*LN([.D67])+5" office:value-type="float" office:value="15.8461132619805">
            <text:p>1,58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14542">
            <text:p>0,314542</text:p>
          </table:table-cell>
          <table:table-cell office:value-type="float" office:value="0.0494018">
            <text:p>0,0494018</text:p>
          </table:table-cell>
          <table:table-cell table:formula="of:=[.B68]*[.$E$1]/[.$E$2]" office:value-type="float" office:value="88.386302">
            <text:p>8,84E+001</text:p>
          </table:table-cell>
          <table:table-cell table:formula="of:=[.C68]/[.$E$1]" office:value-type="float" office:value="17.5807117437722">
            <text:p>1,76E+001</text:p>
          </table:table-cell>
          <table:table-cell/>
          <table:table-cell table:formula="of:=(1/0.41)*LN([.D68])+5" office:value-type="float" office:value="15.9310170802091">
            <text:p>1,59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25624">
            <text:p>0,325624</text:p>
          </table:table-cell>
          <table:table-cell office:value-type="float" office:value="0.0497067">
            <text:p>0,0497067</text:p>
          </table:table-cell>
          <table:table-cell table:formula="of:=[.B69]*[.$E$1]/[.$E$2]" office:value-type="float" office:value="91.500344">
            <text:p>9,15E+001</text:p>
          </table:table-cell>
          <table:table-cell table:formula="of:=[.C69]/[.$E$1]" office:value-type="float" office:value="17.6892170818505">
            <text:p>1,77E+001</text:p>
          </table:table-cell>
          <table:table-cell/>
          <table:table-cell table:formula="of:=(1/0.41)*LN([.D69])+5" office:value-type="float" office:value="16.0154700776518">
            <text:p>1,60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3704">
            <text:p>0,33704</text:p>
          </table:table-cell>
          <table:table-cell office:value-type="float" office:value="0.0500097">
            <text:p>0,0500097</text:p>
          </table:table-cell>
          <table:table-cell table:formula="of:=[.B70]*[.$E$1]/[.$E$2]" office:value-type="float" office:value="94.70824">
            <text:p>9,47E+001</text:p>
          </table:table-cell>
          <table:table-cell table:formula="of:=[.C70]/[.$E$1]" office:value-type="float" office:value="17.7970462633452">
            <text:p>1,78E+001</text:p>
          </table:table-cell>
          <table:table-cell/>
          <table:table-cell table:formula="of:=(1/0.41)*LN([.D70])+5" office:value-type="float" office:value="16.0995146537131">
            <text:p>1,61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48798">
            <text:p>0,348798</text:p>
          </table:table-cell>
          <table:table-cell office:value-type="float" office:value="0.0503108">
            <text:p>0,0503108</text:p>
          </table:table-cell>
          <table:table-cell table:formula="of:=[.B71]*[.$E$1]/[.$E$2]" office:value-type="float" office:value="98.012238">
            <text:p>9,80E+001</text:p>
          </table:table-cell>
          <table:table-cell table:formula="of:=[.C71]/[.$E$1]" office:value-type="float" office:value="17.9041992882562">
            <text:p>1,79E+001</text:p>
          </table:table-cell>
          <table:table-cell/>
          <table:table-cell table:formula="of:=(1/0.41)*LN([.D71])+5" office:value-type="float" office:value="16.1831520693294">
            <text:p>1,62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60908">
            <text:p>0,360908</text:p>
          </table:table-cell>
          <table:table-cell office:value-type="float" office:value="0.0506102">
            <text:p>0,0506102</text:p>
          </table:table-cell>
          <table:table-cell table:formula="of:=[.B72]*[.$E$1]/[.$E$2]" office:value-type="float" office:value="101.415148">
            <text:p>1,01E+002</text:p>
          </table:table-cell>
          <table:table-cell table:formula="of:=[.C72]/[.$E$1]" office:value-type="float" office:value="18.0107473309609">
            <text:p>1,80E+001</text:p>
          </table:table-cell>
          <table:table-cell/>
          <table:table-cell table:formula="of:=(1/0.41)*LN([.D72])+5" office:value-type="float" office:value="16.2663962647802">
            <text:p>1,63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73382">
            <text:p>0,373382</text:p>
          </table:table-cell>
          <table:table-cell office:value-type="float" office:value="0.0509078">
            <text:p>0,0509078</text:p>
          </table:table-cell>
          <table:table-cell table:formula="of:=[.B73]*[.$E$1]/[.$E$2]" office:value-type="float" office:value="104.920342">
            <text:p>1,05E+002</text:p>
          </table:table-cell>
          <table:table-cell table:formula="of:=[.C73]/[.$E$1]" office:value-type="float" office:value="18.1166548042705">
            <text:p>1,81E+001</text:p>
          </table:table-cell>
          <table:table-cell/>
          <table:table-cell table:formula="of:=(1/0.41)*LN([.D73])+5" office:value-type="float" office:value="16.349271742975">
            <text:p>1,63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8623">
            <text:p>0,38623</text:p>
          </table:table-cell>
          <table:table-cell office:value-type="float" office:value="0.0512035">
            <text:p>0,0512035</text:p>
          </table:table-cell>
          <table:table-cell table:formula="of:=[.B74]*[.$E$1]/[.$E$2]" office:value-type="float" office:value="108.53063">
            <text:p>1,09E+002</text:p>
          </table:table-cell>
          <table:table-cell table:formula="of:=[.C74]/[.$E$1]" office:value-type="float" office:value="18.2218861209964">
            <text:p>1,82E+001</text:p>
          </table:table-cell>
          <table:table-cell/>
          <table:table-cell table:formula="of:=(1/0.41)*LN([.D74])+5" office:value-type="float" office:value="16.4317864324089">
            <text:p>1,64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99464">
            <text:p>0,399464</text:p>
          </table:table-cell>
          <table:table-cell office:value-type="float" office:value="0.0514974">
            <text:p>0,0514974</text:p>
          </table:table-cell>
          <table:table-cell table:formula="of:=[.B75]*[.$E$1]/[.$E$2]" office:value-type="float" office:value="112.249384">
            <text:p>1,12E+002</text:p>
          </table:table-cell>
          <table:table-cell table:formula="of:=[.C75]/[.$E$1]" office:value-type="float" office:value="18.3264768683274">
            <text:p>1,83E+001</text:p>
          </table:table-cell>
          <table:table-cell/>
          <table:table-cell table:formula="of:=(1/0.41)*LN([.D75])+5" office:value-type="float" office:value="16.5139586313579">
            <text:p>1,65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13095">
            <text:p>0,413095</text:p>
          </table:table-cell>
          <table:table-cell office:value-type="float" office:value="0.0517893">
            <text:p>0,0517893</text:p>
          </table:table-cell>
          <table:table-cell table:formula="of:=[.B76]*[.$E$1]/[.$E$2]" office:value-type="float" office:value="116.079695">
            <text:p>1,16E+002</text:p>
          </table:table-cell>
          <table:table-cell table:formula="of:=[.C76]/[.$E$1]" office:value-type="float" office:value="18.4303558718861">
            <text:p>1,84E+001</text:p>
          </table:table-cell>
          <table:table-cell/>
          <table:table-cell table:formula="of:=(1/0.41)*LN([.D76])+5" office:value-type="float" office:value="16.5957975148151">
            <text:p>1,66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27134">
            <text:p>0,427134</text:p>
          </table:table-cell>
          <table:table-cell office:value-type="float" office:value="0.0520792">
            <text:p>0,0520792</text:p>
          </table:table-cell>
          <table:table-cell table:formula="of:=[.B77]*[.$E$1]/[.$E$2]" office:value-type="float" office:value="120.024654">
            <text:p>1,20E+002</text:p>
          </table:table-cell>
          <table:table-cell table:formula="of:=[.C77]/[.$E$1]" office:value-type="float" office:value="18.5335231316726">
            <text:p>1,85E+001</text:p>
          </table:table-cell>
          <table:table-cell/>
          <table:table-cell table:formula="of:=(1/0.41)*LN([.D77])+5" office:value-type="float" office:value="16.6773101748295">
            <text:p>1,67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41595">
            <text:p>0,441595</text:p>
          </table:table-cell>
          <table:table-cell office:value-type="float" office:value="0.052367">
            <text:p>0,052367</text:p>
          </table:table-cell>
          <table:table-cell table:formula="of:=[.B78]*[.$E$1]/[.$E$2]" office:value-type="float" office:value="124.088195">
            <text:p>1,24E+002</text:p>
          </table:table-cell>
          <table:table-cell table:formula="of:=[.C78]/[.$E$1]" office:value-type="float" office:value="18.6359430604982">
            <text:p>1,86E+001</text:p>
          </table:table-cell>
          <table:table-cell/>
          <table:table-cell table:formula="of:=(1/0.41)*LN([.D78])+5" office:value-type="float" office:value="16.758518445821">
            <text:p>1,68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56489">
            <text:p>0,456489</text:p>
          </table:table-cell>
          <table:table-cell office:value-type="float" office:value="0.0526525">
            <text:p>0,0526525</text:p>
          </table:table-cell>
          <table:table-cell table:formula="of:=[.B79]*[.$E$1]/[.$E$2]" office:value-type="float" office:value="128.273409">
            <text:p>1,28E+002</text:p>
          </table:table-cell>
          <table:table-cell table:formula="of:=[.C79]/[.$E$1]" office:value-type="float" office:value="18.7375444839858">
            <text:p>1,87E+001</text:p>
          </table:table-cell>
          <table:table-cell/>
          <table:table-cell table:formula="of:=(1/0.41)*LN([.D79])+5" office:value-type="float" office:value="16.8394243749043">
            <text:p>1,68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71831">
            <text:p>0,471831</text:p>
          </table:table-cell>
          <table:table-cell office:value-type="float" office:value="0.0529356">
            <text:p>0,0529356</text:p>
          </table:table-cell>
          <table:table-cell table:formula="of:=[.B80]*[.$E$1]/[.$E$2]" office:value-type="float" office:value="132.584511">
            <text:p>1,33E+002</text:p>
          </table:table-cell>
          <table:table-cell table:formula="of:=[.C80]/[.$E$1]" office:value-type="float" office:value="18.8382918149466">
            <text:p>1,88E+001</text:p>
          </table:table-cell>
          <table:table-cell/>
          <table:table-cell table:formula="of:=(1/0.41)*LN([.D80])+5" office:value-type="float" office:value="16.9200494170102">
            <text:p>1,69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87632">
            <text:p>0,487632</text:p>
          </table:table-cell>
          <table:table-cell office:value-type="float" office:value="0.053216">
            <text:p>0,053216</text:p>
          </table:table-cell>
          <table:table-cell table:formula="of:=[.B81]*[.$E$1]/[.$E$2]" office:value-type="float" office:value="137.024592">
            <text:p>1,37E+002</text:p>
          </table:table-cell>
          <table:table-cell table:formula="of:=[.C81]/[.$E$1]" office:value-type="float" office:value="18.9380782918149">
            <text:p>1,89E+001</text:p>
          </table:table-cell>
          <table:table-cell/>
          <table:table-cell table:formula="of:=(1/0.41)*LN([.D81])+5" office:value-type="float" office:value="17.0003912521193">
            <text:p>1,70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03908">
            <text:p>0,503908</text:p>
          </table:table-cell>
          <table:table-cell office:value-type="float" office:value="0.0534935">
            <text:p>0,0534935</text:p>
          </table:table-cell>
          <table:table-cell table:formula="of:=[.B82]*[.$E$1]/[.$E$2]" office:value-type="float" office:value="141.598148">
            <text:p>1,42E+002</text:p>
          </table:table-cell>
          <table:table-cell table:formula="of:=[.C82]/[.$E$1]" office:value-type="float" office:value="19.0368327402135">
            <text:p>1,90E+001</text:p>
          </table:table-cell>
          <table:table-cell/>
          <table:table-cell table:formula="of:=(1/0.41)*LN([.D82])+5" office:value-type="float" office:value="17.0804709806782">
            <text:p>1,71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20672">
            <text:p>0,520672</text:p>
          </table:table-cell>
          <table:table-cell office:value-type="float" office:value="0.0537678">
            <text:p>0,0537678</text:p>
          </table:table-cell>
          <table:table-cell table:formula="of:=[.B83]*[.$E$1]/[.$E$2]" office:value-type="float" office:value="146.308832">
            <text:p>1,46E+002</text:p>
          </table:table-cell>
          <table:table-cell table:formula="of:=[.C83]/[.$E$1]" office:value-type="float" office:value="19.1344483985765">
            <text:p>1,91E+001</text:p>
          </table:table-cell>
          <table:table-cell/>
          <table:table-cell table:formula="of:=(1/0.41)*LN([.D83])+5" office:value-type="float" office:value="17.1602918909964">
            <text:p>1,72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37939">
            <text:p>0,537939</text:p>
          </table:table-cell>
          <table:table-cell office:value-type="float" office:value="0.0540386">
            <text:p>0,0540386</text:p>
          </table:table-cell>
          <table:table-cell table:formula="of:=[.B84]*[.$E$1]/[.$E$2]" office:value-type="float" office:value="151.160859">
            <text:p>1,51E+002</text:p>
          </table:table-cell>
          <table:table-cell table:formula="of:=[.C84]/[.$E$1]" office:value-type="float" office:value="19.2308185053381">
            <text:p>1,92E+001</text:p>
          </table:table-cell>
          <table:table-cell/>
          <table:table-cell table:formula="of:=(1/0.41)*LN([.D84])+5" office:value-type="float" office:value="17.2398647833791">
            <text:p>1,72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55723">
            <text:p>0,555723</text:p>
          </table:table-cell>
          <table:table-cell office:value-type="float" office:value="0.0543055">
            <text:p>0,0543055</text:p>
          </table:table-cell>
          <table:table-cell table:formula="of:=[.B85]*[.$E$1]/[.$E$2]" office:value-type="float" office:value="156.158163">
            <text:p>1,56E+002</text:p>
          </table:table-cell>
          <table:table-cell table:formula="of:=[.C85]/[.$E$1]" office:value-type="float" office:value="19.3258007117438">
            <text:p>1,93E+001</text:p>
          </table:table-cell>
          <table:table-cell/>
          <table:table-cell table:formula="of:=(1/0.41)*LN([.D85])+5" office:value-type="float" office:value="17.3191935585848">
            <text:p>1,73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74042">
            <text:p>0,574042</text:p>
          </table:table-cell>
          <table:table-cell office:value-type="float" office:value="0.0545681">
            <text:p>0,0545681</text:p>
          </table:table-cell>
          <table:table-cell table:formula="of:=[.B86]*[.$E$1]/[.$E$2]" office:value-type="float" office:value="161.305802">
            <text:p>1,61E+002</text:p>
          </table:table-cell>
          <table:table-cell table:formula="of:=[.C86]/[.$E$1]" office:value-type="float" office:value="19.4192526690391">
            <text:p>1,94E+001</text:p>
          </table:table-cell>
          <table:table-cell/>
          <table:table-cell table:formula="of:=(1/0.41)*LN([.D86])+5" office:value-type="float" office:value="17.3982974505513">
            <text:p>1,74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59291">
            <text:p>0,59291</text:p>
          </table:table-cell>
          <table:table-cell office:value-type="float" office:value="0.0548257">
            <text:p>0,0548257</text:p>
          </table:table-cell>
          <table:table-cell table:formula="of:=[.B87]*[.$E$1]/[.$E$2]" office:value-type="float" office:value="166.60771">
            <text:p>1,67E+002</text:p>
          </table:table-cell>
          <table:table-cell table:formula="of:=[.C87]/[.$E$1]" office:value-type="float" office:value="19.5109252669039">
            <text:p>1,95E+001</text:p>
          </table:table-cell>
          <table:table-cell/>
          <table:table-cell table:formula="of:=(1/0.41)*LN([.D87])+5" office:value-type="float" office:value="17.477175627252">
            <text:p>1,75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12344">
            <text:p>0,612344</text:p>
          </table:table-cell>
          <table:table-cell office:value-type="float" office:value="0.0550777">
            <text:p>0,0550777</text:p>
          </table:table-cell>
          <table:table-cell table:formula="of:=[.B88]*[.$E$1]/[.$E$2]" office:value-type="float" office:value="172.068664">
            <text:p>1,72E+002</text:p>
          </table:table-cell>
          <table:table-cell table:formula="of:=[.C88]/[.$E$1]" office:value-type="float" office:value="19.6006049822064">
            <text:p>1,96E+001</text:p>
          </table:table-cell>
          <table:table-cell/>
          <table:table-cell table:formula="of:=(1/0.41)*LN([.D88])+5" office:value-type="float" office:value="17.5558380645194">
            <text:p>1,76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32361">
            <text:p>0,632361</text:p>
          </table:table-cell>
          <table:table-cell office:value-type="float" office:value="0.0553236">
            <text:p>0,0553236</text:p>
          </table:table-cell>
          <table:table-cell table:formula="of:=[.B89]*[.$E$1]/[.$E$2]" office:value-type="float" office:value="177.693441">
            <text:p>1,78E+002</text:p>
          </table:table-cell>
          <table:table-cell table:formula="of:=[.C89]/[.$E$1]" office:value-type="float" office:value="19.6881138790036">
            <text:p>1,97E+001</text:p>
          </table:table-cell>
          <table:table-cell/>
          <table:table-cell table:formula="of:=(1/0.41)*LN([.D89])+5" office:value-type="float" office:value="17.6342922535513">
            <text:p>1,76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52978">
            <text:p>0,652978</text:p>
          </table:table-cell>
          <table:table-cell office:value-type="float" office:value="0.0555624">
            <text:p>0,0555624</text:p>
          </table:table-cell>
          <table:table-cell table:formula="of:=[.B90]*[.$E$1]/[.$E$2]" office:value-type="float" office:value="183.486818">
            <text:p>1,83E+002</text:p>
          </table:table-cell>
          <table:table-cell table:formula="of:=[.C90]/[.$E$1]" office:value-type="float" office:value="19.7730960854092">
            <text:p>1,98E+001</text:p>
          </table:table-cell>
          <table:table-cell/>
          <table:table-cell table:formula="of:=(1/0.41)*LN([.D90])+5" office:value-type="float" office:value="17.7125434839073">
            <text:p>1,77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74214">
            <text:p>0,674214</text:p>
          </table:table-cell>
          <table:table-cell office:value-type="float" office:value="0.0557933">
            <text:p>0,0557933</text:p>
          </table:table-cell>
          <table:table-cell table:formula="of:=[.B91]*[.$E$1]/[.$E$2]" office:value-type="float" office:value="189.454134">
            <text:p>1,89E+002</text:p>
          </table:table-cell>
          <table:table-cell table:formula="of:=[.C91]/[.$E$1]" office:value-type="float" office:value="19.8552669039146">
            <text:p>1,99E+001</text:p>
          </table:table-cell>
          <table:table-cell/>
          <table:table-cell table:formula="of:=(1/0.41)*LN([.D91])+5" office:value-type="float" office:value="17.7906023372866">
            <text:p>1,78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96087">
            <text:p>0,696087</text:p>
          </table:table-cell>
          <table:table-cell office:value-type="float" office:value="0.0560152">
            <text:p>0,0560152</text:p>
          </table:table-cell>
          <table:table-cell table:formula="of:=[.B92]*[.$E$1]/[.$E$2]" office:value-type="float" office:value="195.600447">
            <text:p>1,96E+002</text:p>
          </table:table-cell>
          <table:table-cell table:formula="of:=[.C92]/[.$E$1]" office:value-type="float" office:value="19.9342348754448">
            <text:p>1,99E+001</text:p>
          </table:table-cell>
          <table:table-cell/>
          <table:table-cell table:formula="of:=(1/0.41)*LN([.D92])+5" office:value-type="float" office:value="17.8684732753029">
            <text:p>1,79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718616">
            <text:p>0,718616</text:p>
          </table:table-cell>
          <table:table-cell office:value-type="float" office:value="0.056227">
            <text:p>0,056227</text:p>
          </table:table-cell>
          <table:table-cell table:formula="of:=[.B93]*[.$E$1]/[.$E$2]" office:value-type="float" office:value="201.931096">
            <text:p>2,02E+002</text:p>
          </table:table-cell>
          <table:table-cell table:formula="of:=[.C93]/[.$E$1]" office:value-type="float" office:value="20.0096085409253">
            <text:p>2,00E+001</text:p>
          </table:table-cell>
          <table:table-cell/>
          <table:table-cell table:formula="of:=(1/0.41)*LN([.D93])+5" office:value-type="float" office:value="17.946162269023">
            <text:p>1,79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741822">
            <text:p>0,741822</text:p>
          </table:table-cell>
          <table:table-cell office:value-type="float" office:value="0.0564275">
            <text:p>0,0564275</text:p>
          </table:table-cell>
          <table:table-cell table:formula="of:=[.B94]*[.$E$1]/[.$E$2]" office:value-type="float" office:value="208.451982">
            <text:p>2,08E+002</text:p>
          </table:table-cell>
          <table:table-cell table:formula="of:=[.C94]/[.$E$1]" office:value-type="float" office:value="20.0809608540925">
            <text:p>2,01E+001</text:p>
          </table:table-cell>
          <table:table-cell/>
          <table:table-cell table:formula="of:=(1/0.41)*LN([.D94])+5" office:value-type="float" office:value="18.0236797867243">
            <text:p>1,80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765723">
            <text:p>0,765723</text:p>
          </table:table-cell>
          <table:table-cell office:value-type="float" office:value="0.0566152">
            <text:p>0,0566152</text:p>
          </table:table-cell>
          <table:table-cell table:formula="of:=[.B95]*[.$E$1]/[.$E$2]" office:value-type="float" office:value="215.168163">
            <text:p>2,15E+002</text:p>
          </table:table-cell>
          <table:table-cell table:formula="of:=[.C95]/[.$E$1]" office:value-type="float" office:value="20.1477580071174">
            <text:p>2,01E+001</text:p>
          </table:table-cell>
          <table:table-cell/>
          <table:table-cell table:formula="of:=(1/0.41)*LN([.D95])+5" office:value-type="float" office:value="18.1010240875449">
            <text:p>1,81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790341">
            <text:p>0,790341</text:p>
          </table:table-cell>
          <table:table-cell office:value-type="float" office:value="0.0567888">
            <text:p>0,0567888</text:p>
          </table:table-cell>
          <table:table-cell table:formula="of:=[.B96]*[.$E$1]/[.$E$2]" office:value-type="float" office:value="222.085821">
            <text:p>2,22E+002</text:p>
          </table:table-cell>
          <table:table-cell table:formula="of:=[.C96]/[.$E$1]" office:value-type="float" office:value="20.209537366548">
            <text:p>2,02E+001</text:p>
          </table:table-cell>
          <table:table-cell/>
          <table:table-cell table:formula="of:=(1/0.41)*LN([.D96])+5" office:value-type="float" office:value="18.1782046054882">
            <text:p>1,82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15698">
            <text:p>0,815698</text:p>
          </table:table-cell>
          <table:table-cell office:value-type="float" office:value="0.0569466">
            <text:p>0,0569466</text:p>
          </table:table-cell>
          <table:table-cell table:formula="of:=[.B97]*[.$E$1]/[.$E$2]" office:value-type="float" office:value="229.211138">
            <text:p>2,29E+002</text:p>
          </table:table-cell>
          <table:table-cell table:formula="of:=[.C97]/[.$E$1]" office:value-type="float" office:value="20.2656939501779">
            <text:p>2,03E+001</text:p>
          </table:table-cell>
          <table:table-cell/>
          <table:table-cell table:formula="of:=(1/0.41)*LN([.D97])+5" office:value-type="float" office:value="18.2552282409105">
            <text:p>1,83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41816">
            <text:p>0,841816</text:p>
          </table:table-cell>
          <table:table-cell office:value-type="float" office:value="0.0570871">
            <text:p>0,0570871</text:p>
          </table:table-cell>
          <table:table-cell table:formula="of:=[.B98]*[.$E$1]/[.$E$2]" office:value-type="float" office:value="236.550296">
            <text:p>2,37E+002</text:p>
          </table:table-cell>
          <table:table-cell table:formula="of:=[.C98]/[.$E$1]" office:value-type="float" office:value="20.3156939501779">
            <text:p>2,03E+001</text:p>
          </table:table-cell>
          <table:table-cell/>
          <table:table-cell table:formula="of:=(1/0.41)*LN([.D98])+5" office:value-type="float" office:value="18.3320996424328">
            <text:p>1,83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68717">
            <text:p>0,868717</text:p>
          </table:table-cell>
          <table:table-cell office:value-type="float" office:value="0.0572087">
            <text:p>0,0572087</text:p>
          </table:table-cell>
          <table:table-cell table:formula="of:=[.B99]*[.$E$1]/[.$E$2]" office:value-type="float" office:value="244.109477">
            <text:p>2,44E+002</text:p>
          </table:table-cell>
          <table:table-cell table:formula="of:=[.C99]/[.$E$1]" office:value-type="float" office:value="20.3589679715302">
            <text:p>2,04E+001</text:p>
          </table:table-cell>
          <table:table-cell/>
          <table:table-cell table:formula="of:=(1/0.41)*LN([.D99])+5" office:value-type="float" office:value="18.408821465604">
            <text:p>1,84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6425">
            <text:p>0,896425</text:p>
          </table:table-cell>
          <table:table-cell office:value-type="float" office:value="0.0573097">
            <text:p>0,0573097</text:p>
          </table:table-cell>
          <table:table-cell table:formula="of:=[.B100]*[.$E$1]/[.$E$2]" office:value-type="float" office:value="251.895425">
            <text:p>2,52E+002</text:p>
          </table:table-cell>
          <table:table-cell table:formula="of:=[.C100]/[.$E$1]" office:value-type="float" office:value="20.3949110320285">
            <text:p>2,04E+001</text:p>
          </table:table-cell>
          <table:table-cell/>
          <table:table-cell table:formula="of:=(1/0.41)*LN([.D100])+5" office:value-type="float" office:value="18.4854000517673">
            <text:p>1,85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24964">
            <text:p>0,924964</text:p>
          </table:table-cell>
          <table:table-cell office:value-type="float" office:value="0.0573884">
            <text:p>0,0573884</text:p>
          </table:table-cell>
          <table:table-cell table:formula="of:=[.B101]*[.$E$1]/[.$E$2]" office:value-type="float" office:value="259.914884">
            <text:p>2,60E+002</text:p>
          </table:table-cell>
          <table:table-cell table:formula="of:=[.C101]/[.$E$1]" office:value-type="float" office:value="20.4229181494662">
            <text:p>2,04E+001</text:p>
          </table:table-cell>
          <table:table-cell/>
          <table:table-cell table:formula="of:=(1/0.41)*LN([.D101])+5" office:value-type="float" office:value="18.5618395321653">
            <text:p>1,86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436">
            <text:p>0,95436</text:p>
          </table:table-cell>
          <table:table-cell office:value-type="float" office:value="0.0574429">
            <text:p>0,0574429</text:p>
          </table:table-cell>
          <table:table-cell table:formula="of:=[.B102]*[.$E$1]/[.$E$2]" office:value-type="float" office:value="268.17516">
            <text:p>2,68E+002</text:p>
          </table:table-cell>
          <table:table-cell table:formula="of:=[.C102]/[.$E$1]" office:value-type="float" office:value="20.4423131672598">
            <text:p>2,04E+001</text:p>
          </table:table-cell>
          <table:table-cell/>
          <table:table-cell table:formula="of:=(1/0.41)*LN([.D102])+5" office:value-type="float" office:value="18.6381471929479">
            <text:p>1,86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84638">
            <text:p>0,984638</text:p>
          </table:table-cell>
          <table:table-cell office:value-type="float" office:value="0.0574713">
            <text:p>0,0574713</text:p>
          </table:table-cell>
          <table:table-cell table:formula="of:=[.B103]*[.$E$1]/[.$E$2]" office:value-type="float" office:value="276.683278">
            <text:p>2,77E+002</text:p>
          </table:table-cell>
          <table:table-cell table:formula="of:=[.C103]/[.$E$1]" office:value-type="float" office:value="20.4524199288256">
            <text:p>2,05E+001</text:p>
          </table:table-cell>
          <table:table-cell/>
          <table:table-cell table:formula="of:=(1/0.41)*LN([.D103])+5" office:value-type="float" office:value="18.7143254909366">
            <text:p>1,87E+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1536">
            <text:p>1,01536</text:p>
          </table:table-cell>
          <table:table-cell office:value-type="float" office:value="0.0574713">
            <text:p>0,0574713</text:p>
          </table:table-cell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.04564">
            <text:p>1,04564</text:p>
          </table:table-cell>
          <table:table-cell office:value-type="float" office:value="0.0574429">
            <text:p>0,0574429</text:p>
          </table:table-cell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.07504">
            <text:p>1,07504</text:p>
          </table:table-cell>
          <table:table-cell office:value-type="float" office:value="0.0573884">
            <text:p>0,0573884</text:p>
          </table:table-cell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.10357">
            <text:p>1,10357</text:p>
          </table:table-cell>
          <table:table-cell office:value-type="float" office:value="0.0573097">
            <text:p>0,0573097</text:p>
          </table:table-cell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.13128">
            <text:p>1,13128</text:p>
          </table:table-cell>
          <table:table-cell office:value-type="float" office:value="0.0572087">
            <text:p>0,0572087</text:p>
          </table:table-cell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.15818">
            <text:p>1,15818</text:p>
          </table:table-cell>
          <table:table-cell office:value-type="float" office:value="0.0570871">
            <text:p>0,0570871</text:p>
          </table:table-cell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>
            <text:p>1,1843</text:p>
          </table:table-cell>
          <table:table-cell office:value-type="float" office:value="0.0569466">
            <text:p>0,0569466</text:p>
          </table:table-cell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>
            <text:p>1,20966</text:p>
          </table:table-cell>
          <table:table-cell office:value-type="float" office:value="0.0567888">
            <text:p>0,0567888</text:p>
          </table:table-cell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.23428">
            <text:p>1,23428</text:p>
          </table:table-cell>
          <table:table-cell office:value-type="float" office:value="0.0566152">
            <text:p>0,0566152</text:p>
          </table:table-cell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.25818">
            <text:p>1,25818</text:p>
          </table:table-cell>
          <table:table-cell office:value-type="float" office:value="0.0564275">
            <text:p>0,0564275</text:p>
          </table:table-cell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.28138">
            <text:p>1,28138</text:p>
          </table:table-cell>
          <table:table-cell office:value-type="float" office:value="0.056227">
            <text:p>0,056227</text:p>
          </table:table-cell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.30391">
            <text:p>1,30391</text:p>
          </table:table-cell>
          <table:table-cell office:value-type="float" office:value="0.0560152">
            <text:p>0,0560152</text:p>
          </table:table-cell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.32579">
            <text:p>1,32579</text:p>
          </table:table-cell>
          <table:table-cell office:value-type="float" office:value="0.0557933">
            <text:p>0,0557933</text:p>
          </table:table-cell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.34702">
            <text:p>1,34702</text:p>
          </table:table-cell>
          <table:table-cell office:value-type="float" office:value="0.0555624">
            <text:p>0,0555624</text:p>
          </table:table-cell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.36764">
            <text:p>1,36764</text:p>
          </table:table-cell>
          <table:table-cell office:value-type="float" office:value="0.0553236">
            <text:p>0,0553236</text:p>
          </table:table-cell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.38766">
            <text:p>1,38766</text:p>
          </table:table-cell>
          <table:table-cell office:value-type="float" office:value="0.0550777">
            <text:p>0,0550777</text:p>
          </table:table-cell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.40709">
            <text:p>1,40709</text:p>
          </table:table-cell>
          <table:table-cell office:value-type="float" office:value="0.0548257">
            <text:p>0,0548257</text:p>
          </table:table-cell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.42596">
            <text:p>1,42596</text:p>
          </table:table-cell>
          <table:table-cell office:value-type="float" office:value="0.0545681">
            <text:p>0,0545681</text:p>
          </table:table-cell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.44428">
            <text:p>1,44428</text:p>
          </table:table-cell>
          <table:table-cell office:value-type="float" office:value="0.0543055">
            <text:p>0,0543055</text:p>
          </table:table-cell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.46206">
            <text:p>1,46206</text:p>
          </table:table-cell>
          <table:table-cell office:value-type="float" office:value="0.0540386">
            <text:p>0,0540386</text:p>
          </table:table-cell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.47933">
            <text:p>1,47933</text:p>
          </table:table-cell>
          <table:table-cell office:value-type="float" office:value="0.0537678">
            <text:p>0,0537678</text:p>
          </table:table-cell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.49609">
            <text:p>1,49609</text:p>
          </table:table-cell>
          <table:table-cell office:value-type="float" office:value="0.0534935">
            <text:p>0,0534935</text:p>
          </table:table-cell>
          <table:table-cell table:style-name="Default" table:number-columns-repeated="2"/>
          <table:table-cell/>
          <table:table-cell table:style-name="Default"/>
          <table:table-cell table:number-columns-repeated="6"/>
        </table:table-row>
      </table:table>
      <table:table table:name="Jones-Launder" table:style-name="ta1">
        <table:shapes>
          <draw:frame draw:z-index="0" draw:style-name="gr1" svg:width="15.999cm" svg:height="8.999cm" svg:x="6.355cm" svg:y="53.863cm">
            <draw:object draw:notify-on-update-of-ranges="'Jones-Launder'.D4:'Jones-Launder'.D125 'Jones-Launder'.E4:'Jones-Launder'.E125 'Jones-Launder'.D4:'Jones-Launder'.D125 'Jones-Launder'.F4:'Jones-Launder'.F125 'Jones-Launder'.D4:'Jones-Launder'.D125 'Jones-Launder'.G4:'Jones-Launder'.G1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number-columns-repeated="3"/>
          <table:table-cell table:style-name="Default" office:value-type="string">
            <text:p>u tau</text:p>
          </table:table-cell>
          <table:table-cell table:style-name="Default" office:value-type="float" office:value="0.003766">
            <text:p>0,003766</text:p>
          </table:table-cell>
          <table:table-cell/>
          <table:table-cell table:style-name="Default" office:value-type="string">
            <text:p>re</text:p>
          </table:table-cell>
          <table:table-cell table:formula="of:=0.05*4/[.E2]" office:value-type="float" office:value="20000">
            <text:p>20000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nu</text:p>
          </table:table-cell>
          <table:table-cell office:value-type="float" office:value="0.00001">
            <text:p>1,00E-005</text:p>
          </table:table-cell>
          <table:table-cell table:style-name="ce2"/>
          <table:table-cell table:style-name="Default"/>
          <table:table-cell/>
        </table:table-row>
        <table:table-row table:style-name="ro1">
          <table:table-cell/>
          <table:table-cell office:value-type="string">
            <text:p>y</text:p>
          </table:table-cell>
          <table:table-cell office:value-type="string">
            <text:p>u</text:p>
          </table:table-cell>
          <table:table-cell table:style-name="Default" office:value-type="string">
            <text:p>y+</text:p>
          </table:table-cell>
          <table:table-cell table:style-name="Default" office:value-type="string">
            <text:p>u+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0.000823333">
            <text:p>0,000823333</text:p>
          </table:table-cell>
          <table:table-cell office:value-type="float" office:value="0.00116774">
            <text:p>0,00116774</text:p>
          </table:table-cell>
          <table:table-cell table:formula="of:=[.B4]*[.$E$1]/[.$E$2]" office:value-type="float" office:value="0.3100672078">
            <text:p>3,10E-001</text:p>
          </table:table-cell>
          <table:table-cell table:style-name="ce3" table:formula="of:=[.C4]/[.$E$1]" office:value-type="float" office:value="0.310074349442379">
            <text:p>3,10E-001</text:p>
          </table:table-cell>
          <table:table-cell table:formula="of:=[.D4]" office:value-type="float" office:value="0.3100672078">
            <text:p>3,10E-0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24947">
            <text:p>0,0024947</text:p>
          </table:table-cell>
          <table:table-cell office:value-type="float" office:value="0.00285582">
            <text:p>0,00285582</text:p>
          </table:table-cell>
          <table:table-cell table:formula="of:=[.B5]*[.$E$1]/[.$E$2]" office:value-type="float" office:value="0.93950402">
            <text:p>9,40E-001</text:p>
          </table:table-cell>
          <table:table-cell table:formula="of:=[.C5]/[.$E$1]" office:value-type="float" office:value="0.758316516197557">
            <text:p>7,58E-001</text:p>
          </table:table-cell>
          <table:table-cell table:formula="of:=[.D5]" office:value-type="float" office:value="0.93950402">
            <text:p>9,40E-0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421621">
            <text:p>0,00421621</text:p>
          </table:table-cell>
          <table:table-cell office:value-type="float" office:value="0.00450392">
            <text:p>0,00450392</text:p>
          </table:table-cell>
          <table:table-cell table:formula="of:=[.B6]*[.$E$1]/[.$E$2]" office:value-type="float" office:value="1.587824686">
            <text:p>1,59E+000</text:p>
          </table:table-cell>
          <table:table-cell table:formula="of:=[.C6]/[.$E$1]" office:value-type="float" office:value="1.19594264471588">
            <text:p>1,20E+000</text:p>
          </table:table-cell>
          <table:table-cell table:formula="of:=[.D6]" office:value-type="float" office:value="1.587824686">
            <text:p>1,59E+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598936">
            <text:p>0,00598936</text:p>
          </table:table-cell>
          <table:table-cell office:value-type="float" office:value="0.00609384">
            <text:p>0,00609384</text:p>
          </table:table-cell>
          <table:table-cell table:formula="of:=[.B7]*[.$E$1]/[.$E$2]" office:value-type="float" office:value="2.255592976">
            <text:p>2,26E+000</text:p>
          </table:table-cell>
          <table:table-cell table:formula="of:=[.C7]/[.$E$1]" office:value-type="float" office:value="1.6181200212427">
            <text:p>1,62E+000</text:p>
          </table:table-cell>
          <table:table-cell table:formula="of:=[.D7]" office:value-type="float" office:value="2.255592976">
            <text:p>2,26E+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78157">
            <text:p>0,0078157</text:p>
          </table:table-cell>
          <table:table-cell office:value-type="float" office:value="0.00762337">
            <text:p>0,00762337</text:p>
          </table:table-cell>
          <table:table-cell table:formula="of:=[.B8]*[.$E$1]/[.$E$2]" office:value-type="float" office:value="2.94339262">
            <text:p>2,94E+000</text:p>
          </table:table-cell>
          <table:table-cell table:formula="of:=[.C8]/[.$E$1]" office:value-type="float" office:value="2.02426181625066">
            <text:p>2,02E+000</text:p>
          </table:table-cell>
          <table:table-cell table:formula="of:=[.D8]" office:value-type="float" office:value="2.94339262">
            <text:p>2,94E+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969684">
            <text:p>0,00969684</text:p>
          </table:table-cell>
          <table:table-cell office:value-type="float" office:value="0.00909207">
            <text:p>0,00909207</text:p>
          </table:table-cell>
          <table:table-cell table:formula="of:=[.B9]*[.$E$1]/[.$E$2]" office:value-type="float" office:value="3.651829944">
            <text:p>3,65E+000</text:p>
          </table:table-cell>
          <table:table-cell table:formula="of:=[.C9]/[.$E$1]" office:value-type="float" office:value="2.41425119490175">
            <text:p>2,41E+000</text:p>
          </table:table-cell>
          <table:table-cell table:formula="of:=[.D9]" office:value-type="float" office:value="3.651829944">
            <text:p>3,65E+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16344">
            <text:p>0,0116344</text:p>
          </table:table-cell>
          <table:table-cell office:value-type="float" office:value="0.0105008">
            <text:p>0,0105008</text:p>
          </table:table-cell>
          <table:table-cell table:formula="of:=[.B10]*[.$E$1]/[.$E$2]" office:value-type="float" office:value="4.38151504">
            <text:p>4,38E+000</text:p>
          </table:table-cell>
          <table:table-cell table:formula="of:=[.C10]/[.$E$1]" office:value-type="float" office:value="2.78831651619756">
            <text:p>2,79E+000</text:p>
          </table:table-cell>
          <table:table-cell table:formula="of:=[.D10]" office:value-type="float" office:value="4.38151504">
            <text:p>4,38E+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36301">
            <text:p>0,0136301</text:p>
          </table:table-cell>
          <table:table-cell office:value-type="float" office:value="0.0118512">
            <text:p>0,0118512</text:p>
          </table:table-cell>
          <table:table-cell table:formula="of:=[.B11]*[.$E$1]/[.$E$2]" office:value-type="float" office:value="5.13309566">
            <text:p>5,13E+000</text:p>
          </table:table-cell>
          <table:table-cell table:formula="of:=[.C11]/[.$E$1]" office:value-type="float" office:value="3.14689325544344">
            <text:p>3,15E+000</text:p>
          </table:table-cell>
          <table:table-cell table:formula="of:=[.D11]" office:value-type="float" office:value="5.13309566">
            <text:p>5,13E+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56857">
            <text:p>0,0156857</text:p>
          </table:table-cell>
          <table:table-cell office:value-type="float" office:value="0.0131454">
            <text:p>0,0131454</text:p>
          </table:table-cell>
          <table:table-cell table:formula="of:=[.B12]*[.$E$1]/[.$E$2]" office:value-type="float" office:value="5.90723462">
            <text:p>5,91E+000</text:p>
          </table:table-cell>
          <table:table-cell table:formula="of:=[.C12]/[.$E$1]" office:value-type="float" office:value="3.49054699946893">
            <text:p>3,49E+000</text:p>
          </table:table-cell>
          <table:table-cell table:formula="of:=[.D12]" office:value-type="float" office:value="5.90723462">
            <text:p>5,91E+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78029">
            <text:p>0,0178029</text:p>
          </table:table-cell>
          <table:table-cell office:value-type="float" office:value="0.0143858">
            <text:p>0,0143858</text:p>
          </table:table-cell>
          <table:table-cell table:formula="of:=[.B13]*[.$E$1]/[.$E$2]" office:value-type="float" office:value="6.70457214">
            <text:p>6,70E+000</text:p>
          </table:table-cell>
          <table:table-cell table:formula="of:=[.C13]/[.$E$1]" office:value-type="float" office:value="3.81991502920871">
            <text:p>3,82E+000</text:p>
          </table:table-cell>
          <table:table-cell table:formula="of:=[.D13]" office:value-type="float" office:value="6.70457214">
            <text:p>6,70E+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199837">
            <text:p>0,0199837</text:p>
          </table:table-cell>
          <table:table-cell office:value-type="float" office:value="0.0155748">
            <text:p>0,0155748</text:p>
          </table:table-cell>
          <table:table-cell table:formula="of:=[.B14]*[.$E$1]/[.$E$2]" office:value-type="float" office:value="7.52586142">
            <text:p>7,53E+000</text:p>
          </table:table-cell>
          <table:table-cell table:formula="of:=[.C14]/[.$E$1]" office:value-type="float" office:value="4.13563462559745">
            <text:p>4,14E+000</text:p>
          </table:table-cell>
          <table:table-cell table:formula="of:=[.D14]" office:value-type="float" office:value="7.52586142">
            <text:p>7,53E+000</text:p>
          </table:table-cell>
          <table:table-cell table:formula="of:=((1/0.41)*LN([.D14]))+5" office:value-type="float" office:value="9.92279336219963">
            <text:p>9,92E+000</text:p>
          </table:table-cell>
          <table:table-cell/>
        </table:table-row>
        <table:table-row table:style-name="ro1">
          <table:table-cell/>
          <table:table-cell office:value-type="float" office:value="0.0222298">
            <text:p>0,0222298</text:p>
          </table:table-cell>
          <table:table-cell office:value-type="float" office:value="0.0167151">
            <text:p>0,0167151</text:p>
          </table:table-cell>
          <table:table-cell table:formula="of:=[.B15]*[.$E$1]/[.$E$2]" office:value-type="float" office:value="8.37174268">
            <text:p>8,37E+000</text:p>
          </table:table-cell>
          <table:table-cell table:formula="of:=[.C15]/[.$E$1]" office:value-type="float" office:value="4.43842272968667">
            <text:p>4,44E+000</text:p>
          </table:table-cell>
          <table:table-cell table:formula="of:=[.D15]" office:value-type="float" office:value="8.37174268">
            <text:p>8,37E+000</text:p>
          </table:table-cell>
          <table:table-cell table:formula="of:=((1/0.41)*LN([.D15]))+5" office:value-type="float" office:value="10.1825904105499">
            <text:p>1,02E+001</text:p>
          </table:table-cell>
          <table:table-cell/>
        </table:table-row>
        <table:table-row table:style-name="ro1">
          <table:table-cell/>
          <table:table-cell office:value-type="float" office:value="0.0245434">
            <text:p>0,0245434</text:p>
          </table:table-cell>
          <table:table-cell office:value-type="float" office:value="0.0178091">
            <text:p>0,0178091</text:p>
          </table:table-cell>
          <table:table-cell table:formula="of:=[.B16]*[.$E$1]/[.$E$2]" office:value-type="float" office:value="9.24304444">
            <text:p>9,24E+000</text:p>
          </table:table-cell>
          <table:table-cell table:formula="of:=[.C16]/[.$E$1]" office:value-type="float" office:value="4.72891662241105">
            <text:p>4,73E+000</text:p>
          </table:table-cell>
          <table:table-cell table:formula="of:=[.D16]" office:value-type="float" office:value="9.24304444">
            <text:p>9,24E+000</text:p>
          </table:table-cell>
          <table:table-cell table:formula="of:=((1/0.41)*LN([.D16]))+5" office:value-type="float" office:value="10.4240763810582">
            <text:p>1,04E+001</text:p>
          </table:table-cell>
          <table:table-cell/>
        </table:table-row>
        <table:table-row table:style-name="ro1">
          <table:table-cell/>
          <table:table-cell office:value-type="float" office:value="0.0269264">
            <text:p>0,0269264</text:p>
          </table:table-cell>
          <table:table-cell office:value-type="float" office:value="0.0188594">
            <text:p>0,0188594</text:p>
          </table:table-cell>
          <table:table-cell table:formula="of:=[.B17]*[.$E$1]/[.$E$2]" office:value-type="float" office:value="10.14048224">
            <text:p>1,01E+001</text:p>
          </table:table-cell>
          <table:table-cell table:formula="of:=[.C17]/[.$E$1]" office:value-type="float" office:value="5.00780669144981">
            <text:p>5,01E+000</text:p>
          </table:table-cell>
          <table:table-cell table:formula="of:=[.D17]" office:value-type="float" office:value="10.14048224">
            <text:p>1,01E+001</text:p>
          </table:table-cell>
          <table:table-cell table:formula="of:=((1/0.41)*LN([.D17]))+5" office:value-type="float" office:value="10.6500867200429">
            <text:p>1,07E+001</text:p>
          </table:table-cell>
          <table:table-cell/>
        </table:table-row>
        <table:table-row table:style-name="ro1">
          <table:table-cell/>
          <table:table-cell office:value-type="float" office:value="0.0293808">
            <text:p>0,0293808</text:p>
          </table:table-cell>
          <table:table-cell office:value-type="float" office:value="0.0198684">
            <text:p>0,0198684</text:p>
          </table:table-cell>
          <table:table-cell table:formula="of:=[.B18]*[.$E$1]/[.$E$2]" office:value-type="float" office:value="11.06480928">
            <text:p>1,11E+001</text:p>
          </table:table-cell>
          <table:table-cell table:formula="of:=[.C18]/[.$E$1]" office:value-type="float" office:value="5.27573021773765">
            <text:p>5,28E+000</text:p>
          </table:table-cell>
          <table:table-cell table:formula="of:=[.D18]" office:value-type="float" office:value="11.06480928">
            <text:p>1,11E+001</text:p>
          </table:table-cell>
          <table:table-cell table:formula="of:=((1/0.41)*LN([.D18]))+5" office:value-type="float" office:value="10.862853017131">
            <text:p>1,09E+001</text:p>
          </table:table-cell>
          <table:table-cell/>
        </table:table-row>
        <table:table-row table:style-name="ro1">
          <table:table-cell/>
          <table:table-cell office:value-type="float" office:value="0.0319089">
            <text:p>0,0319089</text:p>
          </table:table-cell>
          <table:table-cell office:value-type="float" office:value="0.0208386">
            <text:p>0,0208386</text:p>
          </table:table-cell>
          <table:table-cell table:formula="of:=[.B19]*[.$E$1]/[.$E$2]" office:value-type="float" office:value="12.01689174">
            <text:p>1,20E+001</text:p>
          </table:table-cell>
          <table:table-cell table:formula="of:=[.C19]/[.$E$1]" office:value-type="float" office:value="5.53335103558152">
            <text:p>5,53E+000</text:p>
          </table:table-cell>
          <table:table-cell table:formula="of:=[.D19]" office:value-type="float" office:value="12.01689174">
            <text:p>1,20E+001</text:p>
          </table:table-cell>
          <table:table-cell table:formula="of:=((1/0.41)*LN([.D19]))+5" office:value-type="float" office:value="11.0641787926452">
            <text:p>1,11E+001</text:p>
          </table:table-cell>
          <table:table-cell/>
        </table:table-row>
        <table:table-row table:style-name="ro1">
          <table:table-cell/>
          <table:table-cell office:value-type="float" office:value="0.0345129">
            <text:p>0,0345129</text:p>
          </table:table-cell>
          <table:table-cell office:value-type="float" office:value="0.0217722">
            <text:p>0,0217722</text:p>
          </table:table-cell>
          <table:table-cell table:formula="of:=[.B20]*[.$E$1]/[.$E$2]" office:value-type="float" office:value="12.99755814">
            <text:p>1,30E+001</text:p>
          </table:table-cell>
          <table:table-cell table:formula="of:=[.C20]/[.$E$1]" office:value-type="float" office:value="5.78125331917154">
            <text:p>5,78E+000</text:p>
          </table:table-cell>
          <table:table-cell table:formula="of:=[.D20]" office:value-type="float" office:value="12.99755814">
            <text:p>1,30E+001</text:p>
          </table:table-cell>
          <table:table-cell table:formula="of:=((1/0.41)*LN([.D20]))+5" office:value-type="float" office:value="11.2555158644723">
            <text:p>1,13E+001</text:p>
          </table:table-cell>
          <table:table-cell/>
        </table:table-row>
        <table:table-row table:style-name="ro1">
          <table:table-cell/>
          <table:table-cell office:value-type="float" office:value="0.0371949">
            <text:p>0,0371949</text:p>
          </table:table-cell>
          <table:table-cell office:value-type="float" office:value="0.0226714">
            <text:p>0,0226714</text:p>
          </table:table-cell>
          <table:table-cell table:formula="of:=[.B21]*[.$E$1]/[.$E$2]" office:value-type="float" office:value="14.00759934">
            <text:p>1,40E+001</text:p>
          </table:table-cell>
          <table:table-cell table:formula="of:=[.C21]/[.$E$1]" office:value-type="float" office:value="6.02002124269782">
            <text:p>6,02E+000</text:p>
          </table:table-cell>
          <table:table-cell table:formula="of:=[.D21]" office:value-type="float" office:value="14.00759934">
            <text:p>1,40E+001</text:p>
          </table:table-cell>
          <table:table-cell table:formula="of:=((1/0.41)*LN([.D21]))+5" office:value-type="float" office:value="11.4380487618224">
            <text:p>1,14E+001</text:p>
          </table:table-cell>
          <table:table-cell/>
        </table:table-row>
        <table:table-row table:style-name="ro1">
          <table:table-cell/>
          <table:table-cell office:value-type="float" office:value="0.0399574">
            <text:p>0,0399574</text:p>
          </table:table-cell>
          <table:table-cell office:value-type="float" office:value="0.0235384">
            <text:p>0,0235384</text:p>
          </table:table-cell>
          <table:table-cell table:formula="of:=[.B22]*[.$E$1]/[.$E$2]" office:value-type="float" office:value="15.04795684">
            <text:p>1,50E+001</text:p>
          </table:table-cell>
          <table:table-cell table:formula="of:=[.C22]/[.$E$1]" office:value-type="float" office:value="6.2502389803505">
            <text:p>6,25E+000</text:p>
          </table:table-cell>
          <table:table-cell/>
          <table:table-cell table:formula="of:=((1/0.41)*LN([.D22]))+5" office:value-type="float" office:value="11.6127859118034">
            <text:p>1,16E+001</text:p>
          </table:table-cell>
          <table:table-cell/>
        </table:table-row>
        <table:table-row table:style-name="ro1">
          <table:table-cell/>
          <table:table-cell office:value-type="float" office:value="0.0428028">
            <text:p>0,0428028</text:p>
          </table:table-cell>
          <table:table-cell office:value-type="float" office:value="0.0243753">
            <text:p>0,0243753</text:p>
          </table:table-cell>
          <table:table-cell table:formula="of:=[.B23]*[.$E$1]/[.$E$2]" office:value-type="float" office:value="16.11953448">
            <text:p>1,61E+001</text:p>
          </table:table-cell>
          <table:table-cell table:formula="of:=[.C23]/[.$E$1]" office:value-type="float" office:value="6.47246415294742">
            <text:p>6,47E+000</text:p>
          </table:table-cell>
          <table:table-cell/>
          <table:table-cell table:formula="of:=((1/0.41)*LN([.D23]))+5" office:value-type="float" office:value="11.7805655079258">
            <text:p>1,18E+001</text:p>
          </table:table-cell>
          <table:table-cell/>
        </table:table-row>
        <table:table-row table:style-name="ro1">
          <table:table-cell/>
          <table:table-cell office:value-type="float" office:value="0.0457336">
            <text:p>0,0457336</text:p>
          </table:table-cell>
          <table:table-cell office:value-type="float" office:value="0.0251838">
            <text:p>0,0251838</text:p>
          </table:table-cell>
          <table:table-cell table:formula="of:=[.B24]*[.$E$1]/[.$E$2]" office:value-type="float" office:value="17.22327376">
            <text:p>1,72E+001</text:p>
          </table:table-cell>
          <table:table-cell table:formula="of:=[.C24]/[.$E$1]" office:value-type="float" office:value="6.68714816781731">
            <text:p>6,69E+000</text:p>
          </table:table-cell>
          <table:table-cell table:style-name="ce2"/>
          <table:table-cell table:formula="of:=((1/0.41)*LN([.D24]))+5" office:value-type="float" office:value="11.9421014506131">
            <text:p>1,19E+001</text:p>
          </table:table-cell>
          <table:table-cell/>
        </table:table-row>
        <table:table-row table:style-name="ro1">
          <table:table-cell/>
          <table:table-cell office:value-type="float" office:value="0.0487522">
            <text:p>0,0487522</text:p>
          </table:table-cell>
          <table:table-cell office:value-type="float" office:value="0.0259659">
            <text:p>0,0259659</text:p>
          </table:table-cell>
          <table:table-cell table:formula="of:=[.B25]*[.$E$1]/[.$E$2]" office:value-type="float" office:value="18.36007852">
            <text:p>1,84E+001</text:p>
          </table:table-cell>
          <table:table-cell table:formula="of:=[.C25]/[.$E$1]" office:value-type="float" office:value="6.89482209240574">
            <text:p>6,89E+000</text:p>
          </table:table-cell>
          <table:table-cell table:style-name="ce2"/>
          <table:table-cell table:formula="of:=((1/0.41)*LN([.D25]))+5" office:value-type="float" office:value="12.0979967362723">
            <text:p>1,21E+001</text:p>
          </table:table-cell>
          <table:table-cell/>
        </table:table-row>
        <table:table-row table:style-name="ro1">
          <table:table-cell/>
          <table:table-cell office:value-type="float" office:value="0.0518615">
            <text:p>0,0518615</text:p>
          </table:table-cell>
          <table:table-cell office:value-type="float" office:value="0.0267232">
            <text:p>0,0267232</text:p>
          </table:table-cell>
          <table:table-cell table:formula="of:=[.B26]*[.$E$1]/[.$E$2]" office:value-type="float" office:value="19.5310409">
            <text:p>1,95E+001</text:p>
          </table:table-cell>
          <table:table-cell table:formula="of:=[.C26]/[.$E$1]" office:value-type="float" office:value="7.09591078066915">
            <text:p>7,10E+000</text:p>
          </table:table-cell>
          <table:table-cell/>
          <table:table-cell table:formula="of:=((1/0.41)*LN([.D26]))+5" office:value-type="float" office:value="12.2487927828277">
            <text:p>1,22E+001</text:p>
          </table:table-cell>
          <table:table-cell/>
        </table:table-row>
        <table:table-row table:style-name="ro1">
          <table:table-cell/>
          <table:table-cell office:value-type="float" office:value="0.055064">
            <text:p>0,055064</text:p>
          </table:table-cell>
          <table:table-cell office:value-type="float" office:value="0.0274574">
            <text:p>0,0274574</text:p>
          </table:table-cell>
          <table:table-cell table:formula="of:=[.B27]*[.$E$1]/[.$E$2]" office:value-type="float" office:value="20.7371024">
            <text:p>2,07E+001</text:p>
          </table:table-cell>
          <table:table-cell table:formula="of:=[.C27]/[.$E$1]" office:value-type="float" office:value="7.29086563993627">
            <text:p>7,29E+000</text:p>
          </table:table-cell>
          <table:table-cell/>
          <table:table-cell table:formula="of:=((1/0.41)*LN([.D27]))+5" office:value-type="float" office:value="12.3949377617975">
            <text:p>1,24E+001</text:p>
          </table:table-cell>
          <table:table-cell/>
        </table:table-row>
        <table:table-row table:style-name="ro1">
          <table:table-cell/>
          <table:table-cell office:value-type="float" office:value="0.0583626">
            <text:p>0,0583626</text:p>
          </table:table-cell>
          <table:table-cell office:value-type="float" office:value="0.0281701">
            <text:p>0,0281701</text:p>
          </table:table-cell>
          <table:table-cell table:formula="of:=[.B28]*[.$E$1]/[.$E$2]" office:value-type="float" office:value="21.97935516">
            <text:p>2,20E+001</text:p>
          </table:table-cell>
          <table:table-cell table:formula="of:=[.C28]/[.$E$1]" office:value-type="float" office:value="7.48011152416357">
            <text:p>7,48E+000</text:p>
          </table:table-cell>
          <table:table-cell table:style-name="ce2"/>
          <table:table-cell table:formula="of:=((1/0.41)*LN([.D28]))+5" office:value-type="float" office:value="12.5368380755256">
            <text:p>1,25E+001</text:p>
          </table:table-cell>
          <table:table-cell/>
        </table:table-row>
        <table:table-row table:style-name="ro1">
          <table:table-cell/>
          <table:table-cell office:value-type="float" office:value="0.0617601">
            <text:p>0,0617601</text:p>
          </table:table-cell>
          <table:table-cell office:value-type="float" office:value="0.0288626">
            <text:p>0,0288626</text:p>
          </table:table-cell>
          <table:table-cell table:formula="of:=[.B29]*[.$E$1]/[.$E$2]" office:value-type="float" office:value="23.25885366">
            <text:p>2,33E+001</text:p>
          </table:table-cell>
          <table:table-cell table:formula="of:=[.C29]/[.$E$1]" office:value-type="float" office:value="7.66399362719065">
            <text:p>7,66E+000</text:p>
          </table:table-cell>
          <table:table-cell/>
          <table:table-cell table:formula="of:=((1/0.41)*LN([.D29]))+5" office:value-type="float" office:value="12.6748435661637">
            <text:p>1,27E+001</text:p>
          </table:table-cell>
          <table:table-cell/>
        </table:table-row>
        <table:table-row table:style-name="ro1">
          <table:table-cell/>
          <table:table-cell office:value-type="float" office:value="0.0652596">
            <text:p>0,0652596</text:p>
          </table:table-cell>
          <table:table-cell office:value-type="float" office:value="0.0295363">
            <text:p>0,0295363</text:p>
          </table:table-cell>
          <table:table-cell table:formula="of:=[.B30]*[.$E$1]/[.$E$2]" office:value-type="float" office:value="24.57676536">
            <text:p>2,46E+001</text:p>
          </table:table-cell>
          <table:table-cell table:formula="of:=[.C30]/[.$E$1]" office:value-type="float" office:value="7.84288369622942">
            <text:p>7,84E+000</text:p>
          </table:table-cell>
          <table:table-cell/>
          <table:table-cell table:formula="of:=((1/0.41)*LN([.D30]))+5" office:value-type="float" office:value="12.8092719489231">
            <text:p>1,28E+001</text:p>
          </table:table-cell>
          <table:table-cell/>
        </table:table-row>
        <table:table-row table:style-name="ro1">
          <table:table-cell/>
          <table:table-cell office:value-type="float" office:value="0.068864">
            <text:p>0,068864</text:p>
          </table:table-cell>
          <table:table-cell office:value-type="float" office:value="0.0301924">
            <text:p>0,0301924</text:p>
          </table:table-cell>
          <table:table-cell table:formula="of:=[.B31]*[.$E$1]/[.$E$2]" office:value-type="float" office:value="25.9341824">
            <text:p>2,59E+001</text:p>
          </table:table-cell>
          <table:table-cell table:formula="of:=[.C31]/[.$E$1]" office:value-type="float" office:value="8.01710037174721">
            <text:p>8,02E+000</text:p>
          </table:table-cell>
          <table:table-cell/>
          <table:table-cell table:formula="of:=((1/0.41)*LN([.D31]))+5" office:value-type="float" office:value="12.940394834976">
            <text:p>1,29E+001</text:p>
          </table:table-cell>
          <table:table-cell/>
        </table:table-row>
        <table:table-row table:style-name="ro1">
          <table:table-cell/>
          <table:table-cell office:value-type="float" office:value="0.0725766">
            <text:p>0,0725766</text:p>
          </table:table-cell>
          <table:table-cell office:value-type="float" office:value="0.0308321">
            <text:p>0,0308321</text:p>
          </table:table-cell>
          <table:table-cell table:formula="of:=[.B32]*[.$E$1]/[.$E$2]" office:value-type="float" office:value="27.33234756">
            <text:p>2,73E+001</text:p>
          </table:table-cell>
          <table:table-cell table:formula="of:=[.C32]/[.$E$1]" office:value-type="float" office:value="8.18696229421136">
            <text:p>8,19E+000</text:p>
          </table:table-cell>
          <table:table-cell table:style-name="ce2"/>
          <table:table-cell table:formula="of:=((1/0.41)*LN([.D32]))+5" office:value-type="float" office:value="13.0684655928481">
            <text:p>1,31E+001</text:p>
          </table:table-cell>
          <table:table-cell/>
        </table:table-row>
        <table:table-row table:style-name="ro1">
          <table:table-cell/>
          <table:table-cell office:value-type="float" office:value="0.0764006">
            <text:p>0,0764006</text:p>
          </table:table-cell>
          <table:table-cell office:value-type="float" office:value="0.0314566">
            <text:p>0,0314566</text:p>
          </table:table-cell>
          <table:table-cell table:formula="of:=[.B33]*[.$E$1]/[.$E$2]" office:value-type="float" office:value="28.77246596">
            <text:p>2,88E+001</text:p>
          </table:table-cell>
          <table:table-cell table:formula="of:=[.C33]/[.$E$1]" office:value-type="float" office:value="8.35278810408922">
            <text:p>8,35E+000</text:p>
          </table:table-cell>
          <table:table-cell/>
          <table:table-cell table:formula="of:=((1/0.41)*LN([.D33]))+5" office:value-type="float" office:value="13.1937046019163">
            <text:p>1,32E+001</text:p>
          </table:table-cell>
          <table:table-cell/>
        </table:table-row>
        <table:table-row table:style-name="ro1">
          <table:table-cell/>
          <table:table-cell office:value-type="float" office:value="0.0803393">
            <text:p>0,0803393</text:p>
          </table:table-cell>
          <table:table-cell office:value-type="float" office:value="0.0320667">
            <text:p>0,0320667</text:p>
          </table:table-cell>
          <table:table-cell table:formula="of:=[.B34]*[.$E$1]/[.$E$2]" office:value-type="float" office:value="30.25578038">
            <text:p>3,03E+001</text:p>
          </table:table-cell>
          <table:table-cell table:formula="of:=[.C34]/[.$E$1]" office:value-type="float" office:value="8.514790228359">
            <text:p>8,51E+000</text:p>
          </table:table-cell>
          <table:table-cell/>
          <table:table-cell table:formula="of:=((1/0.41)*LN([.D34]))+5" office:value-type="float" office:value="13.3163103735713">
            <text:p>1,33E+001</text:p>
          </table:table-cell>
          <table:table-cell/>
        </table:table-row>
        <table:table-row table:style-name="ro1">
          <table:table-cell/>
          <table:table-cell office:value-type="float" office:value="0.0843961">
            <text:p>0,0843961</text:p>
          </table:table-cell>
          <table:table-cell office:value-type="float" office:value="0.0326635">
            <text:p>0,0326635</text:p>
          </table:table-cell>
          <table:table-cell table:formula="of:=[.B35]*[.$E$1]/[.$E$2]" office:value-type="float" office:value="31.78357126">
            <text:p>3,18E+001</text:p>
          </table:table-cell>
          <table:table-cell table:formula="of:=[.C35]/[.$E$1]" office:value-type="float" office:value="8.67326075411577">
            <text:p>8,67E+000</text:p>
          </table:table-cell>
          <table:table-cell table:style-name="ce2"/>
          <table:table-cell table:formula="of:=((1/0.41)*LN([.D35]))+5" office:value-type="float" office:value="13.4364622664497">
            <text:p>1,34E+001</text:p>
          </table:table-cell>
          <table:table-cell/>
        </table:table-row>
        <table:table-row table:style-name="ro1">
          <table:table-cell/>
          <table:table-cell office:value-type="float" office:value="0.0885747">
            <text:p>0,0885747</text:p>
          </table:table-cell>
          <table:table-cell office:value-type="float" office:value="0.0332479">
            <text:p>0,0332479</text:p>
          </table:table-cell>
          <table:table-cell table:formula="of:=[.B36]*[.$E$1]/[.$E$2]" office:value-type="float" office:value="33.35723202">
            <text:p>3,34E+001</text:p>
          </table:table-cell>
          <table:table-cell table:formula="of:=[.C36]/[.$E$1]" office:value-type="float" office:value="8.82843866171004">
            <text:p>8,83E+000</text:p>
          </table:table-cell>
          <table:table-cell/>
          <table:table-cell table:formula="of:=((1/0.41)*LN([.D36]))+5" office:value-type="float" office:value="13.5543282951866">
            <text:p>1,36E+001</text:p>
          </table:table-cell>
          <table:table-cell/>
        </table:table-row>
        <table:table-row table:style-name="ro1">
          <table:table-cell/>
          <table:table-cell office:value-type="float" office:value="0.0928786">
            <text:p>0,0928786</text:p>
          </table:table-cell>
          <table:table-cell office:value-type="float" office:value="0.0338206">
            <text:p>0,0338206</text:p>
          </table:table-cell>
          <table:table-cell table:formula="of:=[.B37]*[.$E$1]/[.$E$2]" office:value-type="float" office:value="34.97808076">
            <text:p>3,50E+001</text:p>
          </table:table-cell>
          <table:table-cell table:formula="of:=[.C37]/[.$E$1]" office:value-type="float" office:value="8.98050982474774">
            <text:p>8,98E+000</text:p>
          </table:table-cell>
          <table:table-cell table:style-name="ce2"/>
          <table:table-cell table:formula="of:=((1/0.41)*LN([.D37]))+5" office:value-type="float" office:value="13.6700526861078">
            <text:p>1,37E+001</text:p>
          </table:table-cell>
          <table:table-cell/>
        </table:table-row>
        <table:table-row table:style-name="ro1">
          <table:table-cell/>
          <table:table-cell office:value-type="float" office:value="0.0973116">
            <text:p>0,0973116</text:p>
          </table:table-cell>
          <table:table-cell office:value-type="float" office:value="0.0343825">
            <text:p>0,0343825</text:p>
          </table:table-cell>
          <table:table-cell table:formula="of:=[.B38]*[.$E$1]/[.$E$2]" office:value-type="float" office:value="36.64754856">
            <text:p>3,66E+001</text:p>
          </table:table-cell>
          <table:table-cell table:formula="of:=[.C38]/[.$E$1]" office:value-type="float" office:value="9.12971322357939">
            <text:p>9,13E+000</text:p>
          </table:table-cell>
          <table:table-cell table:style-name="ce2"/>
          <table:table-cell table:formula="of:=((1/0.41)*LN([.D38]))+5" office:value-type="float" office:value="13.7837720444816">
            <text:p>1,38E+001</text:p>
          </table:table-cell>
          <table:table-cell/>
        </table:table-row>
        <table:table-row table:style-name="ro1">
          <table:table-cell/>
          <table:table-cell office:value-type="float" office:value="0.101878">
            <text:p>0,101878</text:p>
          </table:table-cell>
          <table:table-cell office:value-type="float" office:value="0.0349341">
            <text:p>0,0349341</text:p>
          </table:table-cell>
          <table:table-cell table:formula="of:=[.B39]*[.$E$1]/[.$E$2]" office:value-type="float" office:value="38.3672548">
            <text:p>3,84E+001</text:p>
          </table:table-cell>
          <table:table-cell table:formula="of:=[.C39]/[.$E$1]" office:value-type="float" office:value="9.27618162506638">
            <text:p>9,28E+000</text:p>
          </table:table-cell>
          <table:table-cell/>
          <table:table-cell table:formula="of:=((1/0.41)*LN([.D39]))+5" office:value-type="float" office:value="13.8956203810271">
            <text:p>1,39E+001</text:p>
          </table:table-cell>
          <table:table-cell/>
        </table:table-row>
        <table:table-row table:style-name="ro1">
          <table:table-cell/>
          <table:table-cell office:value-type="float" office:value="0.106581">
            <text:p>0,106581</text:p>
          </table:table-cell>
          <table:table-cell office:value-type="float" office:value="0.0354763">
            <text:p>0,0354763</text:p>
          </table:table-cell>
          <table:table-cell table:formula="of:=[.B40]*[.$E$1]/[.$E$2]" office:value-type="float" office:value="40.1384046">
            <text:p>4,01E+001</text:p>
          </table:table-cell>
          <table:table-cell table:formula="of:=[.C40]/[.$E$1]" office:value-type="float" office:value="9.42015400955921">
            <text:p>9,42E+000</text:p>
          </table:table-cell>
          <table:table-cell/>
          <table:table-cell table:formula="of:=((1/0.41)*LN([.D40]))+5" office:value-type="float" office:value="14.0056916992413">
            <text:p>1,40E+001</text:p>
          </table:table-cell>
          <table:table-cell/>
        </table:table-row>
        <table:table-row table:style-name="ro1">
          <table:table-cell/>
          <table:table-cell office:value-type="float" office:value="0.111425">
            <text:p>0,111425</text:p>
          </table:table-cell>
          <table:table-cell office:value-type="float" office:value="0.0360095">
            <text:p>0,0360095</text:p>
          </table:table-cell>
          <table:table-cell table:formula="of:=[.B41]*[.$E$1]/[.$E$2]" office:value-type="float" office:value="41.962655">
            <text:p>4,20E+001</text:p>
          </table:table-cell>
          <table:table-cell table:formula="of:=[.C41]/[.$E$1]" office:value-type="float" office:value="9.561736590547">
            <text:p>9,56E+000</text:p>
          </table:table-cell>
          <table:table-cell/>
          <table:table-cell table:formula="of:=((1/0.41)*LN([.D41]))+5" office:value-type="float" office:value="14.1140976977403">
            <text:p>1,41E+001</text:p>
          </table:table-cell>
          <table:table-cell/>
        </table:table-row>
        <table:table-row table:style-name="ro1">
          <table:table-cell/>
          <table:table-cell office:value-type="float" office:value="0.116414">
            <text:p>0,116414</text:p>
          </table:table-cell>
          <table:table-cell office:value-type="float" office:value="0.0365345">
            <text:p>0,0365345</text:p>
          </table:table-cell>
          <table:table-cell table:formula="of:=[.B42]*[.$E$1]/[.$E$2]" office:value-type="float" office:value="43.8415124">
            <text:p>4,38E+001</text:p>
          </table:table-cell>
          <table:table-cell table:formula="of:=[.C42]/[.$E$1]" office:value-type="float" office:value="9.70114179500797">
            <text:p>9,70E+000</text:p>
          </table:table-cell>
          <table:table-cell/>
          <table:table-cell table:formula="of:=((1/0.41)*LN([.D42]))+5" office:value-type="float" office:value="14.2209296102924">
            <text:p>1,42E+001</text:p>
          </table:table-cell>
          <table:table-cell/>
        </table:table-row>
        <table:table-row table:style-name="ro1">
          <table:table-cell/>
          <table:table-cell office:value-type="float" office:value="0.121553">
            <text:p>0,121553</text:p>
          </table:table-cell>
          <table:table-cell office:value-type="float" office:value="0.0370516">
            <text:p>0,0370516</text:p>
          </table:table-cell>
          <table:table-cell table:formula="of:=[.B43]*[.$E$1]/[.$E$2]" office:value-type="float" office:value="45.7768598">
            <text:p>4,58E+001</text:p>
          </table:table-cell>
          <table:table-cell table:formula="of:=[.C43]/[.$E$1]" office:value-type="float" office:value="9.83844928305895">
            <text:p>9,84E+000</text:p>
          </table:table-cell>
          <table:table-cell/>
          <table:table-cell table:formula="of:=((1/0.41)*LN([.D43]))+5" office:value-type="float" office:value="14.3262895582918">
            <text:p>1,43E+001</text:p>
          </table:table-cell>
          <table:table-cell/>
        </table:table-row>
        <table:table-row table:style-name="ro1">
          <table:table-cell/>
          <table:table-cell office:value-type="float" office:value="0.126846">
            <text:p>0,126846</text:p>
          </table:table-cell>
          <table:table-cell office:value-type="float" office:value="0.0375615">
            <text:p>0,0375615</text:p>
          </table:table-cell>
          <table:table-cell table:formula="of:=[.B44]*[.$E$1]/[.$E$2]" office:value-type="float" office:value="47.7702036">
            <text:p>4,78E+001</text:p>
          </table:table-cell>
          <table:table-cell table:formula="of:=[.C44]/[.$E$1]" office:value-type="float" office:value="9.97384492830589">
            <text:p>9,97E+000</text:p>
          </table:table-cell>
          <table:table-cell/>
          <table:table-cell table:formula="of:=((1/0.41)*LN([.D44]))+5" office:value-type="float" office:value="14.4302489987365">
            <text:p>1,44E+001</text:p>
          </table:table-cell>
          <table:table-cell/>
        </table:table-row>
        <table:table-row table:style-name="ro1">
          <table:table-cell/>
          <table:table-cell office:value-type="float" office:value="0.132298">
            <text:p>0,132298</text:p>
          </table:table-cell>
          <table:table-cell office:value-type="float" office:value="0.0380645">
            <text:p>0,0380645</text:p>
          </table:table-cell>
          <table:table-cell table:formula="of:=[.B45]*[.$E$1]/[.$E$2]" office:value-type="float" office:value="49.8234268">
            <text:p>4,98E+001</text:p>
          </table:table-cell>
          <table:table-cell table:formula="of:=[.C45]/[.$E$1]" office:value-type="float" office:value="10.1074083908656">
            <text:p>1,01E+001</text:p>
          </table:table-cell>
          <table:table-cell table:style-name="ce2"/>
          <table:table-cell table:formula="of:=((1/0.41)*LN([.D45]))+5" office:value-type="float" office:value="14.532890953877">
            <text:p>1,45E+001</text:p>
          </table:table-cell>
          <table:table-cell/>
        </table:table-row>
        <table:table-row table:style-name="ro1">
          <table:table-cell/>
          <table:table-cell office:value-type="float" office:value="0.137914">
            <text:p>0,137914</text:p>
          </table:table-cell>
          <table:table-cell office:value-type="float" office:value="0.038561">
            <text:p>0,038561</text:p>
          </table:table-cell>
          <table:table-cell table:formula="of:=[.B46]*[.$E$1]/[.$E$2]" office:value-type="float" office:value="51.9384124">
            <text:p>5,19E+001</text:p>
          </table:table-cell>
          <table:table-cell table:formula="of:=[.C46]/[.$E$1]" office:value-type="float" office:value="10.2392458842273">
            <text:p>1,02E+001</text:p>
          </table:table-cell>
          <table:table-cell table:style-name="ce2"/>
          <table:table-cell table:formula="of:=((1/0.41)*LN([.D46]))+5" office:value-type="float" office:value="14.6342893651944">
            <text:p>1,46E+001</text:p>
          </table:table-cell>
          <table:table-cell/>
        </table:table-row>
        <table:table-row table:style-name="ro1">
          <table:table-cell/>
          <table:table-cell office:value-type="float" office:value="0.143698">
            <text:p>0,143698</text:p>
          </table:table-cell>
          <table:table-cell office:value-type="float" office:value="0.0390516">
            <text:p>0,0390516</text:p>
          </table:table-cell>
          <table:table-cell table:formula="of:=[.B47]*[.$E$1]/[.$E$2]" office:value-type="float" office:value="54.1166668">
            <text:p>5,41E+001</text:p>
          </table:table-cell>
          <table:table-cell table:formula="of:=[.C47]/[.$E$1]" office:value-type="float" office:value="10.3695167286245">
            <text:p>1,04E+001</text:p>
          </table:table-cell>
          <table:table-cell/>
          <table:table-cell table:formula="of:=((1/0.41)*LN([.D47]))+5" office:value-type="float" office:value="14.7344932008404">
            <text:p>1,47E+001</text:p>
          </table:table-cell>
          <table:table-cell/>
        </table:table-row>
        <table:table-row table:style-name="ro1">
          <table:table-cell/>
          <table:table-cell office:value-type="float" office:value="0.149656">
            <text:p>0,149656</text:p>
          </table:table-cell>
          <table:table-cell office:value-type="float" office:value="0.0395366">
            <text:p>0,0395366</text:p>
          </table:table-cell>
          <table:table-cell table:formula="of:=[.B48]*[.$E$1]/[.$E$2]" office:value-type="float" office:value="56.3604496">
            <text:p>5,64E+001</text:p>
          </table:table-cell>
          <table:table-cell table:formula="of:=[.C48]/[.$E$1]" office:value-type="float" office:value="10.4983005841742">
            <text:p>1,05E+001</text:p>
          </table:table-cell>
          <table:table-cell/>
          <table:table-cell table:formula="of:=((1/0.41)*LN([.D48]))+5" office:value-type="float" office:value="14.8335796689939">
            <text:p>1,48E+001</text:p>
          </table:table-cell>
          <table:table-cell/>
        </table:table-row>
        <table:table-row table:style-name="ro1">
          <table:table-cell/>
          <table:table-cell office:value-type="float" office:value="0.155792">
            <text:p>0,155792</text:p>
          </table:table-cell>
          <table:table-cell office:value-type="float" office:value="0.0400162">
            <text:p>0,0400162</text:p>
          </table:table-cell>
          <table:table-cell table:formula="of:=[.B49]*[.$E$1]/[.$E$2]" office:value-type="float" office:value="58.6712672">
            <text:p>5,87E+001</text:p>
          </table:table-cell>
          <table:table-cell table:formula="of:=[.C49]/[.$E$1]" office:value-type="float" office:value="10.6256505576208">
            <text:p>1,06E+001</text:p>
          </table:table-cell>
          <table:table-cell table:style-name="ce2"/>
          <table:table-cell table:formula="of:=((1/0.41)*LN([.D49]))+5" office:value-type="float" office:value="14.9315856621398">
            <text:p>1,49E+001</text:p>
          </table:table-cell>
          <table:table-cell/>
        </table:table-row>
        <table:table-row table:style-name="ro1">
          <table:table-cell/>
          <table:table-cell office:value-type="float" office:value="0.162113">
            <text:p>0,162113</text:p>
          </table:table-cell>
          <table:table-cell office:value-type="float" office:value="0.0404909">
            <text:p>0,0404909</text:p>
          </table:table-cell>
          <table:table-cell table:formula="of:=[.B50]*[.$E$1]/[.$E$2]" office:value-type="float" office:value="61.0517558">
            <text:p>6,11E+001</text:p>
          </table:table-cell>
          <table:table-cell table:formula="of:=[.C50]/[.$E$1]" office:value-type="float" office:value="10.7516994158258">
            <text:p>1,08E+001</text:p>
          </table:table-cell>
          <table:table-cell/>
          <table:table-cell table:formula="of:=((1/0.41)*LN([.D50]))+5" office:value-type="float" office:value="15.0285901467705">
            <text:p>1,50E+001</text:p>
          </table:table-cell>
          <table:table-cell/>
        </table:table-row>
        <table:table-row table:style-name="ro1">
          <table:table-cell/>
          <table:table-cell office:value-type="float" office:value="0.168623">
            <text:p>0,168623</text:p>
          </table:table-cell>
          <table:table-cell office:value-type="float" office:value="0.0409609">
            <text:p>0,0409609</text:p>
          </table:table-cell>
          <table:table-cell table:formula="of:=[.B51]*[.$E$1]/[.$E$2]" office:value-type="float" office:value="63.5034218">
            <text:p>6,35E+001</text:p>
          </table:table-cell>
          <table:table-cell table:formula="of:=[.C51]/[.$E$1]" office:value-type="float" office:value="10.8765002655337">
            <text:p>1,09E+001</text:p>
          </table:table-cell>
          <table:table-cell table:style-name="ce2"/>
          <table:table-cell table:formula="of:=((1/0.41)*LN([.D51]))+5" office:value-type="float" office:value="15.1246190025878">
            <text:p>1,51E+001</text:p>
          </table:table-cell>
          <table:table-cell/>
        </table:table-row>
        <table:table-row table:style-name="ro1">
          <table:table-cell/>
          <table:table-cell office:value-type="float" office:value="0.175328">
            <text:p>0,175328</text:p>
          </table:table-cell>
          <table:table-cell office:value-type="float" office:value="0.0414265">
            <text:p>0,0414265</text:p>
          </table:table-cell>
          <table:table-cell table:formula="of:=[.B52]*[.$E$1]/[.$E$2]" office:value-type="float" office:value="66.0285248">
            <text:p>6,60E+001</text:p>
          </table:table-cell>
          <table:table-cell table:formula="of:=[.C52]/[.$E$1]" office:value-type="float" office:value="11.0001327668614">
            <text:p>1,10E+001</text:p>
          </table:table-cell>
          <table:table-cell table:style-name="ce2"/>
          <table:table-cell table:formula="of:=((1/0.41)*LN([.D52]))+5" office:value-type="float" office:value="15.219724006334">
            <text:p>1,52E+001</text:p>
          </table:table-cell>
          <table:table-cell/>
        </table:table-row>
        <table:table-row table:style-name="ro1">
          <table:table-cell/>
          <table:table-cell office:value-type="float" office:value="0.182234">
            <text:p>0,182234</text:p>
          </table:table-cell>
          <table:table-cell office:value-type="float" office:value="0.041888">
            <text:p>0,041888</text:p>
          </table:table-cell>
          <table:table-cell table:formula="of:=[.B53]*[.$E$1]/[.$E$2]" office:value-type="float" office:value="68.6293244">
            <text:p>6,86E+001</text:p>
          </table:table-cell>
          <table:table-cell table:formula="of:=[.C53]/[.$E$1]" office:value-type="float" office:value="11.1226765799257">
            <text:p>1,11E+001</text:p>
          </table:table-cell>
          <table:table-cell/>
          <table:table-cell table:formula="of:=((1/0.41)*LN([.D53]))+5" office:value-type="float" office:value="15.3139510067819">
            <text:p>1,53E+001</text:p>
          </table:table-cell>
          <table:table-cell/>
        </table:table-row>
        <table:table-row table:style-name="ro1">
          <table:table-cell/>
          <table:table-cell office:value-type="float" office:value="0.189348">
            <text:p>0,189348</text:p>
          </table:table-cell>
          <table:table-cell office:value-type="float" office:value="0.0423456">
            <text:p>0,0423456</text:p>
          </table:table-cell>
          <table:table-cell table:formula="of:=[.B54]*[.$E$1]/[.$E$2]" office:value-type="float" office:value="71.3084568">
            <text:p>7,13E+001</text:p>
          </table:table-cell>
          <table:table-cell table:formula="of:=[.C54]/[.$E$1]" office:value-type="float" office:value="11.2441848114711">
            <text:p>1,12E+001</text:p>
          </table:table-cell>
          <table:table-cell/>
          <table:table-cell table:formula="of:=((1/0.41)*LN([.D54]))+5" office:value-type="float" office:value="15.4073534855669">
            <text:p>1,54E+001</text:p>
          </table:table-cell>
          <table:table-cell/>
        </table:table-row>
        <table:table-row table:style-name="ro1">
          <table:table-cell/>
          <table:table-cell office:value-type="float" office:value="0.196675">
            <text:p>0,196675</text:p>
          </table:table-cell>
          <table:table-cell office:value-type="float" office:value="0.0427996">
            <text:p>0,0427996</text:p>
          </table:table-cell>
          <table:table-cell table:formula="of:=[.B55]*[.$E$1]/[.$E$2]" office:value-type="float" office:value="74.067805">
            <text:p>7,41E+001</text:p>
          </table:table-cell>
          <table:table-cell table:formula="of:=[.C55]/[.$E$1]" office:value-type="float" office:value="11.3647371216144">
            <text:p>1,14E+001</text:p>
          </table:table-cell>
          <table:table-cell/>
          <table:table-cell table:formula="of:=((1/0.41)*LN([.D55]))+5" office:value-type="float" office:value="15.4999535547713">
            <text:p>1,55E+001</text:p>
          </table:table-cell>
          <table:table-cell/>
        </table:table-row>
        <table:table-row table:style-name="ro1">
          <table:table-cell/>
          <table:table-cell office:value-type="float" office:value="0.204222">
            <text:p>0,204222</text:p>
          </table:table-cell>
          <table:table-cell office:value-type="float" office:value="0.0432501">
            <text:p>0,0432501</text:p>
          </table:table-cell>
          <table:table-cell table:formula="of:=[.B56]*[.$E$1]/[.$E$2]" office:value-type="float" office:value="76.9100052">
            <text:p>7,69E+001</text:p>
          </table:table-cell>
          <table:table-cell table:formula="of:=[.C56]/[.$E$1]" office:value-type="float" office:value="11.4843600637281">
            <text:p>1,15E+001</text:p>
          </table:table-cell>
          <table:table-cell/>
          <table:table-cell table:formula="of:=((1/0.41)*LN([.D56]))+5" office:value-type="float" office:value="15.5917950601962">
            <text:p>1,56E+001</text:p>
          </table:table-cell>
          <table:table-cell/>
        </table:table-row>
        <table:table-row table:style-name="ro1">
          <table:table-cell/>
          <table:table-cell office:value-type="float" office:value="0.211996">
            <text:p>0,211996</text:p>
          </table:table-cell>
          <table:table-cell office:value-type="float" office:value="0.0436974">
            <text:p>0,0436974</text:p>
          </table:table-cell>
          <table:table-cell table:formula="of:=[.B57]*[.$E$1]/[.$E$2]" office:value-type="float" office:value="79.8376936">
            <text:p>7,98E+001</text:p>
          </table:table-cell>
          <table:table-cell table:formula="of:=[.C57]/[.$E$1]" office:value-type="float" office:value="11.6031332979288">
            <text:p>1,16E+001</text:p>
          </table:table-cell>
          <table:table-cell/>
          <table:table-cell table:formula="of:=((1/0.41)*LN([.D57]))+5" office:value-type="float" office:value="15.682916448318">
            <text:p>1,57E+001</text:p>
          </table:table-cell>
          <table:table-cell/>
        </table:table-row>
        <table:table-row table:style-name="ro1">
          <table:table-cell/>
          <table:table-cell office:value-type="float" office:value="0.220002">
            <text:p>0,220002</text:p>
          </table:table-cell>
          <table:table-cell office:value-type="float" office:value="0.0441415">
            <text:p>0,0441415</text:p>
          </table:table-cell>
          <table:table-cell table:formula="of:=[.B58]*[.$E$1]/[.$E$2]" office:value-type="float" office:value="82.8527532">
            <text:p>8,29E+001</text:p>
          </table:table-cell>
          <table:table-cell table:formula="of:=[.C58]/[.$E$1]" office:value-type="float" office:value="11.7210568242167">
            <text:p>1,17E+001</text:p>
          </table:table-cell>
          <table:table-cell/>
          <table:table-cell table:formula="of:=((1/0.41)*LN([.D58]))+5" office:value-type="float" office:value="15.7733292060026">
            <text:p>1,58E+001</text:p>
          </table:table-cell>
          <table:table-cell/>
        </table:table-row>
        <table:table-row table:style-name="ro1">
          <table:table-cell/>
          <table:table-cell office:value-type="float" office:value="0.228249">
            <text:p>0,228249</text:p>
          </table:table-cell>
          <table:table-cell office:value-type="float" office:value="0.0445828">
            <text:p>0,0445828</text:p>
          </table:table-cell>
          <table:table-cell table:formula="of:=[.B59]*[.$E$1]/[.$E$2]" office:value-type="float" office:value="85.9585734">
            <text:p>8,60E+001</text:p>
          </table:table-cell>
          <table:table-cell table:formula="of:=[.C59]/[.$E$1]" office:value-type="float" office:value="11.8382368560807">
            <text:p>1,18E+001</text:p>
          </table:table-cell>
          <table:table-cell/>
          <table:table-cell table:formula="of:=((1/0.41)*LN([.D59]))+5" office:value-type="float" office:value="15.8630865257205">
            <text:p>1,59E+001</text:p>
          </table:table-cell>
          <table:table-cell/>
        </table:table-row>
        <table:table-row table:style-name="ro1">
          <table:table-cell/>
          <table:table-cell office:value-type="float" office:value="0.236743">
            <text:p>0,236743</text:p>
          </table:table-cell>
          <table:table-cell office:value-type="float" office:value="0.0450213">
            <text:p>0,0450213</text:p>
          </table:table-cell>
          <table:table-cell table:formula="of:=[.B60]*[.$E$1]/[.$E$2]" office:value-type="float" office:value="89.1574138">
            <text:p>8,92E+001</text:p>
          </table:table-cell>
          <table:table-cell table:formula="of:=[.C60]/[.$E$1]" office:value-type="float" office:value="11.954673393521">
            <text:p>1,20E+001</text:p>
          </table:table-cell>
          <table:table-cell/>
          <table:table-cell table:formula="of:=((1/0.41)*LN([.D60]))+5" office:value-type="float" office:value="15.9522036629662">
            <text:p>1,60E+001</text:p>
          </table:table-cell>
          <table:table-cell/>
        </table:table-row>
        <table:table-row table:style-name="ro1">
          <table:table-cell/>
          <table:table-cell office:value-type="float" office:value="0.245492">
            <text:p>0,245492</text:p>
          </table:table-cell>
          <table:table-cell office:value-type="float" office:value="0.0454572">
            <text:p>0,0454572</text:p>
          </table:table-cell>
          <table:table-cell table:formula="of:=[.B61]*[.$E$1]/[.$E$2]" office:value-type="float" office:value="92.4522872">
            <text:p>9,25E+001</text:p>
          </table:table-cell>
          <table:table-cell table:formula="of:=[.C61]/[.$E$1]" office:value-type="float" office:value="12.070419543282">
            <text:p>1,21E+001</text:p>
          </table:table-cell>
          <table:table-cell/>
          <table:table-cell table:formula="of:=((1/0.41)*LN([.D61]))+5" office:value-type="float" office:value="16.0407138960646">
            <text:p>1,60E+001</text:p>
          </table:table-cell>
          <table:table-cell/>
        </table:table-row>
        <table:table-row table:style-name="ro1">
          <table:table-cell/>
          <table:table-cell office:value-type="float" office:value="0.254503">
            <text:p>0,254503</text:p>
          </table:table-cell>
          <table:table-cell office:value-type="float" office:value="0.0458906">
            <text:p>0,0458906</text:p>
          </table:table-cell>
          <table:table-cell table:formula="of:=[.B62]*[.$E$1]/[.$E$2]" office:value-type="float" office:value="95.8458298">
            <text:p>9,58E+001</text:p>
          </table:table-cell>
          <table:table-cell table:formula="of:=[.C62]/[.$E$1]" office:value-type="float" office:value="12.1855018587361">
            <text:p>1,22E+001</text:p>
          </table:table-cell>
          <table:table-cell/>
          <table:table-cell table:formula="of:=((1/0.41)*LN([.D62]))+5" office:value-type="float" office:value="16.1286364901982">
            <text:p>1,61E+001</text:p>
          </table:table-cell>
          <table:table-cell/>
        </table:table-row>
        <table:table-row table:style-name="ro1">
          <table:table-cell/>
          <table:table-cell office:value-type="float" office:value="0.263785">
            <text:p>0,263785</text:p>
          </table:table-cell>
          <table:table-cell office:value-type="float" office:value="0.0463216">
            <text:p>0,0463216</text:p>
          </table:table-cell>
          <table:table-cell table:formula="of:=[.B63]*[.$E$1]/[.$E$2]" office:value-type="float" office:value="99.341431">
            <text:p>9,93E+001</text:p>
          </table:table-cell>
          <table:table-cell table:formula="of:=[.C63]/[.$E$1]" office:value-type="float" office:value="12.2999468932554">
            <text:p>1,23E+001</text:p>
          </table:table-cell>
          <table:table-cell/>
          <table:table-cell table:formula="of:=((1/0.41)*LN([.D63]))+5" office:value-type="float" office:value="16.216006621095">
            <text:p>1,62E+001</text:p>
          </table:table-cell>
          <table:table-cell/>
        </table:table-row>
        <table:table-row table:style-name="ro1">
          <table:table-cell/>
          <table:table-cell office:value-type="float" office:value="0.273345">
            <text:p>0,273345</text:p>
          </table:table-cell>
          <table:table-cell office:value-type="float" office:value="0.0467503">
            <text:p>0,0467503</text:p>
          </table:table-cell>
          <table:table-cell table:formula="of:=[.B64]*[.$E$1]/[.$E$2]" office:value-type="float" office:value="102.941727">
            <text:p>1,03E+002</text:p>
          </table:table-cell>
          <table:table-cell table:formula="of:=[.C64]/[.$E$1]" office:value-type="float" office:value="12.4137812002124">
            <text:p>1,24E+001</text:p>
          </table:table-cell>
          <table:table-cell/>
          <table:table-cell table:formula="of:=((1/0.41)*LN([.D64]))+5" office:value-type="float" office:value="16.3028367581635">
            <text:p>1,63E+001</text:p>
          </table:table-cell>
          <table:table-cell/>
        </table:table-row>
        <table:table-row table:style-name="ro1">
          <table:table-cell/>
          <table:table-cell office:value-type="float" office:value="0.283192">
            <text:p>0,283192</text:p>
          </table:table-cell>
          <table:table-cell office:value-type="float" office:value="0.0471768">
            <text:p>0,0471768</text:p>
          </table:table-cell>
          <table:table-cell table:formula="of:=[.B65]*[.$E$1]/[.$E$2]" office:value-type="float" office:value="106.6501072">
            <text:p>1,07E+002</text:p>
          </table:table-cell>
          <table:table-cell table:formula="of:=[.C65]/[.$E$1]" office:value-type="float" office:value="12.5270313329793">
            <text:p>1,25E+001</text:p>
          </table:table-cell>
          <table:table-cell/>
          <table:table-cell table:formula="of:=((1/0.41)*LN([.D65]))+5" office:value-type="float" office:value="16.3891547562778">
            <text:p>1,64E+001</text:p>
          </table:table-cell>
          <table:table-cell/>
        </table:table-row>
        <table:table-row table:style-name="ro1">
          <table:table-cell/>
          <table:table-cell office:value-type="float" office:value="0.293335">
            <text:p>0,293335</text:p>
          </table:table-cell>
          <table:table-cell office:value-type="float" office:value="0.0476012">
            <text:p>0,0476012</text:p>
          </table:table-cell>
          <table:table-cell table:formula="of:=[.B66]*[.$E$1]/[.$E$2]" office:value-type="float" office:value="110.469961">
            <text:p>1,10E+002</text:p>
          </table:table-cell>
          <table:table-cell table:formula="of:=[.C66]/[.$E$1]" office:value-type="float" office:value="12.6397238449283">
            <text:p>1,26E+001</text:p>
          </table:table-cell>
          <table:table-cell/>
          <table:table-cell table:formula="of:=((1/0.41)*LN([.D66]))+5" office:value-type="float" office:value="16.4749844825539">
            <text:p>1,65E+001</text:p>
          </table:table-cell>
          <table:table-cell/>
        </table:table-row>
        <table:table-row table:style-name="ro1">
          <table:table-cell/>
          <table:table-cell office:value-type="float" office:value="0.303781">
            <text:p>0,303781</text:p>
          </table:table-cell>
          <table:table-cell office:value-type="float" office:value="0.0480234">
            <text:p>0,0480234</text:p>
          </table:table-cell>
          <table:table-cell table:formula="of:=[.B67]*[.$E$1]/[.$E$2]" office:value-type="float" office:value="114.4039246">
            <text:p>1,14E+002</text:p>
          </table:table-cell>
          <table:table-cell table:formula="of:=[.C67]/[.$E$1]" office:value-type="float" office:value="12.7518321826872">
            <text:p>1,28E+001</text:p>
          </table:table-cell>
          <table:table-cell/>
          <table:table-cell table:formula="of:=((1/0.41)*LN([.D67]))+5" office:value-type="float" office:value="16.560330205613">
            <text:p>1,66E+001</text:p>
          </table:table-cell>
          <table:table-cell/>
        </table:table-row>
        <table:table-row table:style-name="ro1">
          <table:table-cell/>
          <table:table-cell office:value-type="float" office:value="0.314542">
            <text:p>0,314542</text:p>
          </table:table-cell>
          <table:table-cell office:value-type="float" office:value="0.0484437">
            <text:p>0,0484437</text:p>
          </table:table-cell>
          <table:table-cell table:formula="of:=[.B68]*[.$E$1]/[.$E$2]" office:value-type="float" office:value="118.4565172">
            <text:p>1,18E+002</text:p>
          </table:table-cell>
          <table:table-cell table:formula="of:=[.C68]/[.$E$1]" office:value-type="float" office:value="12.8634360063728">
            <text:p>1,29E+001</text:p>
          </table:table-cell>
          <table:table-cell/>
          <table:table-cell table:formula="of:=((1/0.41)*LN([.D68]))+5" office:value-type="float" office:value="16.6452340238416">
            <text:p>1,66E+001</text:p>
          </table:table-cell>
          <table:table-cell/>
        </table:table-row>
        <table:table-row table:style-name="ro1">
          <table:table-cell/>
          <table:table-cell office:value-type="float" office:value="0.325624">
            <text:p>0,325624</text:p>
          </table:table-cell>
          <table:table-cell office:value-type="float" office:value="0.0488619">
            <text:p>0,0488619</text:p>
          </table:table-cell>
          <table:table-cell table:formula="of:=[.B69]*[.$E$1]/[.$E$2]" office:value-type="float" office:value="122.6299984">
            <text:p>1,23E+002</text:p>
          </table:table-cell>
          <table:table-cell table:formula="of:=[.C69]/[.$E$1]" office:value-type="float" office:value="12.9744822092406">
            <text:p>1,30E+001</text:p>
          </table:table-cell>
          <table:table-cell/>
          <table:table-cell table:formula="of:=((1/0.41)*LN([.D69]))+5" office:value-type="float" office:value="16.7296870212843">
            <text:p>1,67E+001</text:p>
          </table:table-cell>
          <table:table-cell/>
        </table:table-row>
        <table:table-row table:style-name="ro1">
          <table:table-cell/>
          <table:table-cell office:value-type="float" office:value="0.33704">
            <text:p>0,33704</text:p>
          </table:table-cell>
          <table:table-cell office:value-type="float" office:value="0.0492781">
            <text:p>0,0492781</text:p>
          </table:table-cell>
          <table:table-cell table:formula="of:=[.B70]*[.$E$1]/[.$E$2]" office:value-type="float" office:value="126.929264">
            <text:p>1,27E+002</text:p>
          </table:table-cell>
          <table:table-cell table:formula="of:=[.C70]/[.$E$1]" office:value-type="float" office:value="13.0849973446628">
            <text:p>1,31E+001</text:p>
          </table:table-cell>
          <table:table-cell/>
          <table:table-cell table:formula="of:=((1/0.41)*LN([.D70]))+5" office:value-type="float" office:value="16.8137315973456">
            <text:p>1,68E+001</text:p>
          </table:table-cell>
          <table:table-cell/>
        </table:table-row>
        <table:table-row table:style-name="ro1">
          <table:table-cell/>
          <table:table-cell office:value-type="float" office:value="0.348798">
            <text:p>0,348798</text:p>
          </table:table-cell>
          <table:table-cell office:value-type="float" office:value="0.0496922">
            <text:p>0,0496922</text:p>
          </table:table-cell>
          <table:table-cell table:formula="of:=[.B71]*[.$E$1]/[.$E$2]" office:value-type="float" office:value="131.3573268">
            <text:p>1,31E+002</text:p>
          </table:table-cell>
          <table:table-cell table:formula="of:=[.C71]/[.$E$1]" office:value-type="float" office:value="13.1949548592671">
            <text:p>1,32E+001</text:p>
          </table:table-cell>
          <table:table-cell/>
          <table:table-cell table:formula="of:=((1/0.41)*LN([.D71]))+5" office:value-type="float" office:value="16.8973690129618">
            <text:p>1,69E+001</text:p>
          </table:table-cell>
          <table:table-cell/>
        </table:table-row>
        <table:table-row table:style-name="ro1">
          <table:table-cell/>
          <table:table-cell office:value-type="float" office:value="0.360908">
            <text:p>0,360908</text:p>
          </table:table-cell>
          <table:table-cell office:value-type="float" office:value="0.0501044">
            <text:p>0,0501044</text:p>
          </table:table-cell>
          <table:table-cell table:formula="of:=[.B72]*[.$E$1]/[.$E$2]" office:value-type="float" office:value="135.9179528">
            <text:p>1,36E+002</text:p>
          </table:table-cell>
          <table:table-cell table:formula="of:=[.C72]/[.$E$1]" office:value-type="float" office:value="13.3044078597982">
            <text:p>1,33E+001</text:p>
          </table:table-cell>
          <table:table-cell/>
          <table:table-cell table:formula="of:=((1/0.41)*LN([.D72]))+5" office:value-type="float" office:value="16.9806132084127">
            <text:p>1,70E+001</text:p>
          </table:table-cell>
          <table:table-cell/>
        </table:table-row>
        <table:table-row table:style-name="ro1">
          <table:table-cell/>
          <table:table-cell office:value-type="float" office:value="0.373382">
            <text:p>0,373382</text:p>
          </table:table-cell>
          <table:table-cell office:value-type="float" office:value="0.0505144">
            <text:p>0,0505144</text:p>
          </table:table-cell>
          <table:table-cell table:formula="of:=[.B73]*[.$E$1]/[.$E$2]" office:value-type="float" office:value="140.6156612">
            <text:p>1,41E+002</text:p>
          </table:table-cell>
          <table:table-cell table:formula="of:=[.C73]/[.$E$1]" office:value-type="float" office:value="13.4132766861391">
            <text:p>1,34E+001</text:p>
          </table:table-cell>
          <table:table-cell/>
          <table:table-cell table:formula="of:=((1/0.41)*LN([.D73]))+5" office:value-type="float" office:value="17.0634886866074">
            <text:p>1,71E+001</text:p>
          </table:table-cell>
          <table:table-cell/>
        </table:table-row>
        <table:table-row table:style-name="ro1">
          <table:table-cell/>
          <table:table-cell office:value-type="float" office:value="0.38623">
            <text:p>0,38623</text:p>
          </table:table-cell>
          <table:table-cell office:value-type="float" office:value="0.0509223">
            <text:p>0,0509223</text:p>
          </table:table-cell>
          <table:table-cell table:formula="of:=[.B74]*[.$E$1]/[.$E$2]" office:value-type="float" office:value="145.454218">
            <text:p>1,45E+002</text:p>
          </table:table-cell>
          <table:table-cell table:formula="of:=[.C74]/[.$E$1]" office:value-type="float" office:value="13.5215878916622">
            <text:p>1,35E+001</text:p>
          </table:table-cell>
          <table:table-cell/>
          <table:table-cell table:formula="of:=((1/0.41)*LN([.D74]))+5" office:value-type="float" office:value="17.1460033760414">
            <text:p>1,71E+001</text:p>
          </table:table-cell>
          <table:table-cell/>
        </table:table-row>
        <table:table-row table:style-name="ro1">
          <table:table-cell/>
          <table:table-cell office:value-type="float" office:value="0.399464">
            <text:p>0,399464</text:p>
          </table:table-cell>
          <table:table-cell office:value-type="float" office:value="0.051328">
            <text:p>0,051328</text:p>
          </table:table-cell>
          <table:table-cell table:formula="of:=[.B75]*[.$E$1]/[.$E$2]" office:value-type="float" office:value="150.4381424">
            <text:p>1,50E+002</text:p>
          </table:table-cell>
          <table:table-cell table:formula="of:=[.C75]/[.$E$1]" office:value-type="float" office:value="13.6293149229952">
            <text:p>1,36E+001</text:p>
          </table:table-cell>
          <table:table-cell/>
          <table:table-cell table:formula="of:=((1/0.41)*LN([.D75]))+5" office:value-type="float" office:value="17.2281755749904">
            <text:p>1,72E+001</text:p>
          </table:table-cell>
          <table:table-cell/>
        </table:table-row>
        <table:table-row table:style-name="ro1">
          <table:table-cell/>
          <table:table-cell office:value-type="float" office:value="0.413095">
            <text:p>0,413095</text:p>
          </table:table-cell>
          <table:table-cell office:value-type="float" office:value="0.0517312">
            <text:p>0,0517312</text:p>
          </table:table-cell>
          <table:table-cell table:formula="of:=[.B76]*[.$E$1]/[.$E$2]" office:value-type="float" office:value="155.571577">
            <text:p>1,56E+002</text:p>
          </table:table-cell>
          <table:table-cell table:formula="of:=[.C76]/[.$E$1]" office:value-type="float" office:value="13.7363781200212">
            <text:p>1,37E+001</text:p>
          </table:table-cell>
          <table:table-cell/>
          <table:table-cell table:formula="of:=((1/0.41)*LN([.D76]))+5" office:value-type="float" office:value="17.3100144584476">
            <text:p>1,73E+001</text:p>
          </table:table-cell>
          <table:table-cell/>
        </table:table-row>
        <table:table-row table:style-name="ro1">
          <table:table-cell/>
          <table:table-cell office:value-type="float" office:value="0.427134">
            <text:p>0,427134</text:p>
          </table:table-cell>
          <table:table-cell office:value-type="float" office:value="0.052132">
            <text:p>0,052132</text:p>
          </table:table-cell>
          <table:table-cell table:formula="of:=[.B77]*[.$E$1]/[.$E$2]" office:value-type="float" office:value="160.8586644">
            <text:p>1,61E+002</text:p>
          </table:table-cell>
          <table:table-cell table:formula="of:=[.C77]/[.$E$1]" office:value-type="float" office:value="13.8428040361126">
            <text:p>1,38E+001</text:p>
          </table:table-cell>
          <table:table-cell/>
          <table:table-cell table:formula="of:=((1/0.41)*LN([.D77]))+5" office:value-type="float" office:value="17.3915271184619">
            <text:p>1,74E+001</text:p>
          </table:table-cell>
          <table:table-cell/>
        </table:table-row>
        <table:table-row table:style-name="ro1">
          <table:table-cell/>
          <table:table-cell office:value-type="float" office:value="0.441595">
            <text:p>0,441595</text:p>
          </table:table-cell>
          <table:table-cell office:value-type="float" office:value="0.0525301">
            <text:p>0,0525301</text:p>
          </table:table-cell>
          <table:table-cell table:formula="of:=[.B78]*[.$E$1]/[.$E$2]" office:value-type="float" office:value="166.304677">
            <text:p>1,66E+002</text:p>
          </table:table-cell>
          <table:table-cell table:formula="of:=[.C78]/[.$E$1]" office:value-type="float" office:value="13.9485130111524">
            <text:p>1,39E+001</text:p>
          </table:table-cell>
          <table:table-cell/>
          <table:table-cell table:formula="of:=((1/0.41)*LN([.D78]))+5" office:value-type="float" office:value="17.4727353894535">
            <text:p>1,75E+001</text:p>
          </table:table-cell>
          <table:table-cell/>
        </table:table-row>
        <table:table-row table:style-name="ro1">
          <table:table-cell/>
          <table:table-cell office:value-type="float" office:value="0.456489">
            <text:p>0,456489</text:p>
          </table:table-cell>
          <table:table-cell office:value-type="float" office:value="0.0529253">
            <text:p>0,0529253</text:p>
          </table:table-cell>
          <table:table-cell table:formula="of:=[.B79]*[.$E$1]/[.$E$2]" office:value-type="float" office:value="171.9137574">
            <text:p>1,72E+002</text:p>
          </table:table-cell>
          <table:table-cell table:formula="of:=[.C79]/[.$E$1]" office:value-type="float" office:value="14.0534519383962">
            <text:p>1,41E+001</text:p>
          </table:table-cell>
          <table:table-cell/>
          <table:table-cell table:formula="of:=((1/0.41)*LN([.D79]))+5" office:value-type="float" office:value="17.5536413185368">
            <text:p>1,76E+001</text:p>
          </table:table-cell>
          <table:table-cell/>
        </table:table-row>
        <table:table-row table:style-name="ro1">
          <table:table-cell/>
          <table:table-cell office:value-type="float" office:value="0.471831">
            <text:p>0,471831</text:p>
          </table:table-cell>
          <table:table-cell office:value-type="float" office:value="0.0533173">
            <text:p>0,0533173</text:p>
          </table:table-cell>
          <table:table-cell table:formula="of:=[.B80]*[.$E$1]/[.$E$2]" office:value-type="float" office:value="177.6915546">
            <text:p>1,78E+002</text:p>
          </table:table-cell>
          <table:table-cell table:formula="of:=[.C80]/[.$E$1]" office:value-type="float" office:value="14.157541157727">
            <text:p>1,42E+001</text:p>
          </table:table-cell>
          <table:table-cell/>
          <table:table-cell table:formula="of:=((1/0.41)*LN([.D80]))+5" office:value-type="float" office:value="17.6342663606427">
            <text:p>1,76E+001</text:p>
          </table:table-cell>
          <table:table-cell/>
        </table:table-row>
        <table:table-row table:style-name="ro1">
          <table:table-cell/>
          <table:table-cell office:value-type="float" office:value="0.487632">
            <text:p>0,487632</text:p>
          </table:table-cell>
          <table:table-cell office:value-type="float" office:value="0.0537058">
            <text:p>0,0537058</text:p>
          </table:table-cell>
          <table:table-cell table:formula="of:=[.B81]*[.$E$1]/[.$E$2]" office:value-type="float" office:value="183.6422112">
            <text:p>1,84E+002</text:p>
          </table:table-cell>
          <table:table-cell table:formula="of:=[.C81]/[.$E$1]" office:value-type="float" office:value="14.2607010090281">
            <text:p>1,43E+001</text:p>
          </table:table-cell>
          <table:table-cell/>
          <table:table-cell table:formula="of:=((1/0.41)*LN([.D81]))+5" office:value-type="float" office:value="17.7146081957517">
            <text:p>1,77E+001</text:p>
          </table:table-cell>
          <table:table-cell/>
        </table:table-row>
        <table:table-row table:style-name="ro1">
          <table:table-cell/>
          <table:table-cell office:value-type="float" office:value="0.503908">
            <text:p>0,503908</text:p>
          </table:table-cell>
          <table:table-cell office:value-type="float" office:value="0.0540905">
            <text:p>0,0540905</text:p>
          </table:table-cell>
          <table:table-cell table:formula="of:=[.B82]*[.$E$1]/[.$E$2]" office:value-type="float" office:value="189.7717528">
            <text:p>1,90E+002</text:p>
          </table:table-cell>
          <table:table-cell table:formula="of:=[.C82]/[.$E$1]" office:value-type="float" office:value="14.3628518321827">
            <text:p>1,44E+001</text:p>
          </table:table-cell>
          <table:table-cell/>
          <table:table-cell table:formula="of:=((1/0.41)*LN([.D82]))+5" office:value-type="float" office:value="17.7946879243106">
            <text:p>1,78E+001</text:p>
          </table:table-cell>
          <table:table-cell/>
        </table:table-row>
        <table:table-row table:style-name="ro1">
          <table:table-cell/>
          <table:table-cell office:value-type="float" office:value="0.520672">
            <text:p>0,520672</text:p>
          </table:table-cell>
          <table:table-cell office:value-type="float" office:value="0.054471">
            <text:p>0,054471</text:p>
          </table:table-cell>
          <table:table-cell table:formula="of:=[.B83]*[.$E$1]/[.$E$2]" office:value-type="float" office:value="196.0850752">
            <text:p>1,96E+002</text:p>
          </table:table-cell>
          <table:table-cell table:formula="of:=[.C83]/[.$E$1]" office:value-type="float" office:value="14.4638874137015">
            <text:p>1,45E+001</text:p>
          </table:table-cell>
          <table:table-cell/>
          <table:table-cell table:formula="of:=((1/0.41)*LN([.D83]))+5" office:value-type="float" office:value="17.8745088346288">
            <text:p>1,79E+001</text:p>
          </table:table-cell>
          <table:table-cell/>
        </table:table-row>
        <table:table-row table:style-name="ro1">
          <table:table-cell/>
          <table:table-cell office:value-type="float" office:value="0.537939">
            <text:p>0,537939</text:p>
          </table:table-cell>
          <table:table-cell office:value-type="float" office:value="0.0548467">
            <text:p>0,0548467</text:p>
          </table:table-cell>
          <table:table-cell table:formula="of:=[.B84]*[.$E$1]/[.$E$2]" office:value-type="float" office:value="202.5878274">
            <text:p>2,03E+002</text:p>
          </table:table-cell>
          <table:table-cell table:formula="of:=[.C84]/[.$E$1]" office:value-type="float" office:value="14.563648433351">
            <text:p>1,46E+001</text:p>
          </table:table-cell>
          <table:table-cell/>
          <table:table-cell table:formula="of:=((1/0.41)*LN([.D84]))+5" office:value-type="float" office:value="17.9540817270116">
            <text:p>1,80E+001</text:p>
          </table:table-cell>
          <table:table-cell/>
        </table:table-row>
        <table:table-row table:style-name="ro1">
          <table:table-cell/>
          <table:table-cell office:value-type="float" office:value="0.555723">
            <text:p>0,555723</text:p>
          </table:table-cell>
          <table:table-cell office:value-type="float" office:value="0.0552172">
            <text:p>0,0552172</text:p>
          </table:table-cell>
          <table:table-cell table:formula="of:=[.B85]*[.$E$1]/[.$E$2]" office:value-type="float" office:value="209.2852818">
            <text:p>2,09E+002</text:p>
          </table:table-cell>
          <table:table-cell table:formula="of:=[.C85]/[.$E$1]" office:value-type="float" office:value="14.6620286776421">
            <text:p>1,47E+001</text:p>
          </table:table-cell>
          <table:table-cell/>
          <table:table-cell table:formula="of:=((1/0.41)*LN([.D85]))+5" office:value-type="float" office:value="18.0334105022173">
            <text:p>1,80E+001</text:p>
          </table:table-cell>
          <table:table-cell/>
        </table:table-row>
        <table:table-row table:style-name="ro1">
          <table:table-cell/>
          <table:table-cell office:value-type="float" office:value="0.574042">
            <text:p>0,574042</text:p>
          </table:table-cell>
          <table:table-cell office:value-type="float" office:value="0.0555817">
            <text:p>0,0555817</text:p>
          </table:table-cell>
          <table:table-cell table:formula="of:=[.B86]*[.$E$1]/[.$E$2]" office:value-type="float" office:value="216.1842172">
            <text:p>2,16E+002</text:p>
          </table:table-cell>
          <table:table-cell table:formula="of:=[.C86]/[.$E$1]" office:value-type="float" office:value="14.7588157195964">
            <text:p>1,48E+001</text:p>
          </table:table-cell>
          <table:table-cell/>
          <table:table-cell table:formula="of:=((1/0.41)*LN([.D86]))+5" office:value-type="float" office:value="18.1125143941838">
            <text:p>1,81E+001</text:p>
          </table:table-cell>
          <table:table-cell/>
        </table:table-row>
        <table:table-row table:style-name="ro1">
          <table:table-cell/>
          <table:table-cell office:value-type="float" office:value="0.59291">
            <text:p>0,59291</text:p>
          </table:table-cell>
          <table:table-cell office:value-type="float" office:value="0.0559395">
            <text:p>0,0559395</text:p>
          </table:table-cell>
          <table:table-cell table:formula="of:=[.B87]*[.$E$1]/[.$E$2]" office:value-type="float" office:value="223.289906">
            <text:p>2,23E+002</text:p>
          </table:table-cell>
          <table:table-cell table:formula="of:=[.C87]/[.$E$1]" office:value-type="float" office:value="14.8538236856081">
            <text:p>1,49E+001</text:p>
          </table:table-cell>
          <table:table-cell/>
          <table:table-cell table:formula="of:=((1/0.41)*LN([.D87]))+5" office:value-type="float" office:value="18.1913925708845">
            <text:p>1,82E+001</text:p>
          </table:table-cell>
          <table:table-cell/>
        </table:table-row>
        <table:table-row table:style-name="ro1">
          <table:table-cell/>
          <table:table-cell office:value-type="float" office:value="0.612344">
            <text:p>0,612344</text:p>
          </table:table-cell>
          <table:table-cell office:value-type="float" office:value="0.0562897">
            <text:p>0,0562897</text:p>
          </table:table-cell>
          <table:table-cell table:formula="of:=[.B88]*[.$E$1]/[.$E$2]" office:value-type="float" office:value="230.6087504">
            <text:p>2,31E+002</text:p>
          </table:table-cell>
          <table:table-cell table:formula="of:=[.C88]/[.$E$1]" office:value-type="float" office:value="14.9468135953266">
            <text:p>1,49E+001</text:p>
          </table:table-cell>
          <table:table-cell/>
          <table:table-cell table:formula="of:=((1/0.41)*LN([.D88]))+5" office:value-type="float" office:value="18.2700550081518">
            <text:p>1,83E+001</text:p>
          </table:table-cell>
          <table:table-cell/>
        </table:table-row>
        <table:table-row table:style-name="ro1">
          <table:table-cell/>
          <table:table-cell office:value-type="float" office:value="0.632361">
            <text:p>0,632361</text:p>
          </table:table-cell>
          <table:table-cell office:value-type="float" office:value="0.0566314">
            <text:p>0,0566314</text:p>
          </table:table-cell>
          <table:table-cell table:formula="of:=[.B89]*[.$E$1]/[.$E$2]" office:value-type="float" office:value="238.1471526">
            <text:p>2,38E+002</text:p>
          </table:table-cell>
          <table:table-cell table:formula="of:=[.C89]/[.$E$1]" office:value-type="float" office:value="15.0375464684015">
            <text:p>1,50E+001</text:p>
          </table:table-cell>
          <table:table-cell/>
          <table:table-cell table:formula="of:=((1/0.41)*LN([.D89]))+5" office:value-type="float" office:value="18.3485091971838">
            <text:p>1,83E+001</text:p>
          </table:table-cell>
          <table:table-cell/>
        </table:table-row>
        <table:table-row table:style-name="ro1">
          <table:table-cell/>
          <table:table-cell office:value-type="float" office:value="0.652978">
            <text:p>0,652978</text:p>
          </table:table-cell>
          <table:table-cell office:value-type="float" office:value="0.0569634">
            <text:p>0,0569634</text:p>
          </table:table-cell>
          <table:table-cell table:formula="of:=[.B90]*[.$E$1]/[.$E$2]" office:value-type="float" office:value="245.9115148">
            <text:p>2,46E+002</text:p>
          </table:table-cell>
          <table:table-cell table:formula="of:=[.C90]/[.$E$1]" office:value-type="float" office:value="15.1257036643654">
            <text:p>1,51E+001</text:p>
          </table:table-cell>
          <table:table-cell/>
          <table:table-cell table:formula="of:=((1/0.41)*LN([.D90]))+5" office:value-type="float" office:value="18.4267604275398">
            <text:p>1,84E+001</text:p>
          </table:table-cell>
          <table:table-cell/>
        </table:table-row>
        <table:table-row table:style-name="ro1">
          <table:table-cell/>
          <table:table-cell office:value-type="float" office:value="0.674214">
            <text:p>0,674214</text:p>
          </table:table-cell>
          <table:table-cell office:value-type="float" office:value="0.0572845">
            <text:p>0,0572845</text:p>
          </table:table-cell>
          <table:table-cell table:formula="of:=[.B91]*[.$E$1]/[.$E$2]" office:value-type="float" office:value="253.9089924">
            <text:p>2,54E+002</text:p>
          </table:table-cell>
          <table:table-cell table:formula="of:=[.C91]/[.$E$1]" office:value-type="float" office:value="15.2109665427509">
            <text:p>1,52E+001</text:p>
          </table:table-cell>
          <table:table-cell/>
          <table:table-cell table:formula="of:=((1/0.41)*LN([.D91]))+5" office:value-type="float" office:value="18.504819280919">
            <text:p>1,85E+001</text:p>
          </table:table-cell>
          <table:table-cell/>
        </table:table-row>
        <table:table-row table:style-name="ro1">
          <table:table-cell/>
          <table:table-cell office:value-type="float" office:value="0.696087">
            <text:p>0,696087</text:p>
          </table:table-cell>
          <table:table-cell office:value-type="float" office:value="0.0575932">
            <text:p>0,0575932</text:p>
          </table:table-cell>
          <table:table-cell table:formula="of:=[.B92]*[.$E$1]/[.$E$2]" office:value-type="float" office:value="262.1463642">
            <text:p>2,62E+002</text:p>
          </table:table-cell>
          <table:table-cell table:formula="of:=[.C92]/[.$E$1]" office:value-type="float" office:value="15.292936802974">
            <text:p>1,53E+001</text:p>
          </table:table-cell>
          <table:table-cell/>
          <table:table-cell table:formula="of:=((1/0.41)*LN([.D92]))+5" office:value-type="float" office:value="18.5826902189353">
            <text:p>1,86E+001</text:p>
          </table:table-cell>
          <table:table-cell/>
        </table:table-row>
        <table:table-row table:style-name="ro1">
          <table:table-cell/>
          <table:table-cell office:value-type="float" office:value="0.718616">
            <text:p>0,718616</text:p>
          </table:table-cell>
          <table:table-cell office:value-type="float" office:value="0.0578879">
            <text:p>0,0578879</text:p>
          </table:table-cell>
          <table:table-cell table:formula="of:=[.B93]*[.$E$1]/[.$E$2]" office:value-type="float" office:value="270.6307856">
            <text:p>2,71E+002</text:p>
          </table:table-cell>
          <table:table-cell table:formula="of:=[.C93]/[.$E$1]" office:value-type="float" office:value="15.3711895910781">
            <text:p>1,54E+001</text:p>
          </table:table-cell>
          <table:table-cell/>
          <table:table-cell table:formula="of:=((1/0.41)*LN([.D93]))+5" office:value-type="float" office:value="18.6603792126555">
            <text:p>1,87E+001</text:p>
          </table:table-cell>
          <table:table-cell/>
        </table:table-row>
        <table:table-row table:style-name="ro1">
          <table:table-cell/>
          <table:table-cell office:value-type="float" office:value="0.741822">
            <text:p>0,741822</text:p>
          </table:table-cell>
          <table:table-cell office:value-type="float" office:value="0.0581669">
            <text:p>0,0581669</text:p>
          </table:table-cell>
          <table:table-cell table:formula="of:=[.B94]*[.$E$1]/[.$E$2]" office:value-type="float" office:value="279.3701652">
            <text:p>2,79E+002</text:p>
          </table:table-cell>
          <table:table-cell table:formula="of:=[.C94]/[.$E$1]" office:value-type="float" office:value="15.4452734997345">
            <text:p>1,54E+001</text:p>
          </table:table-cell>
          <table:table-cell/>
          <table:table-cell table:formula="of:=((1/0.41)*LN([.D94]))+5" office:value-type="float" office:value="18.7378967303568">
            <text:p>1,87E+001</text:p>
          </table:table-cell>
          <table:table-cell/>
        </table:table-row>
        <table:table-row table:style-name="ro1">
          <table:table-cell/>
          <table:table-cell office:value-type="float" office:value="0.765723">
            <text:p>0,765723</text:p>
          </table:table-cell>
          <table:table-cell office:value-type="float" office:value="0.0584283">
            <text:p>0,0584283</text:p>
          </table:table-cell>
          <table:table-cell table:formula="of:=[.B95]*[.$E$1]/[.$E$2]" office:value-type="float" office:value="288.3712818">
            <text:p>2,88E+002</text:p>
          </table:table-cell>
          <table:table-cell table:formula="of:=[.C95]/[.$E$1]" office:value-type="float" office:value="15.5146840148699">
            <text:p>1,55E+001</text:p>
          </table:table-cell>
          <table:table-cell/>
          <table:table-cell table:formula="of:=((1/0.41)*LN([.D95]))+5" office:value-type="float" office:value="18.8152410311773">
            <text:p>1,88E+001</text:p>
          </table:table-cell>
          <table:table-cell/>
        </table:table-row>
        <table:table-row table:style-name="ro1">
          <table:table-cell/>
          <table:table-cell office:value-type="float" office:value="0.790341">
            <text:p>0,790341</text:p>
          </table:table-cell>
          <table:table-cell office:value-type="float" office:value="0.0586699">
            <text:p>0,0586699</text:p>
          </table:table-cell>
          <table:table-cell table:formula="of:=[.B96]*[.$E$1]/[.$E$2]" office:value-type="float" office:value="297.6424206">
            <text:p>2,98E+002</text:p>
          </table:table-cell>
          <table:table-cell table:formula="of:=[.C96]/[.$E$1]" office:value-type="float" office:value="15.5788369622942">
            <text:p>1,56E+001</text:p>
          </table:table-cell>
          <table:table-cell/>
          <table:table-cell table:formula="of:=((1/0.41)*LN([.D96]))+5" office:value-type="float" office:value="18.8924215491206">
            <text:p>1,89E+001</text:p>
          </table:table-cell>
          <table:table-cell/>
        </table:table-row>
        <table:table-row table:style-name="ro1">
          <table:table-cell/>
          <table:table-cell office:value-type="float" office:value="0.815698">
            <text:p>0,815698</text:p>
          </table:table-cell>
          <table:table-cell office:value-type="float" office:value="0.0588897">
            <text:p>0,0588897</text:p>
          </table:table-cell>
          <table:table-cell table:formula="of:=[.B97]*[.$E$1]/[.$E$2]" office:value-type="float" office:value="307.1918668">
            <text:p>3,07E+002</text:p>
          </table:table-cell>
          <table:table-cell table:formula="of:=[.C97]/[.$E$1]" office:value-type="float" office:value="15.6372012745619">
            <text:p>1,56E+001</text:p>
          </table:table-cell>
          <table:table-cell/>
          <table:table-cell table:formula="of:=((1/0.41)*LN([.D97]))+5" office:value-type="float" office:value="18.969445184543">
            <text:p>1,90E+001</text:p>
          </table:table-cell>
          <table:table-cell/>
        </table:table-row>
        <table:table-row table:style-name="ro1">
          <table:table-cell/>
          <table:table-cell office:value-type="float" office:value="0.841816">
            <text:p>0,841816</text:p>
          </table:table-cell>
          <table:table-cell office:value-type="float" office:value="0.0590853">
            <text:p>0,0590853</text:p>
          </table:table-cell>
          <table:table-cell table:formula="of:=[.B98]*[.$E$1]/[.$E$2]" office:value-type="float" office:value="317.0279056">
            <text:p>3,17E+002</text:p>
          </table:table-cell>
          <table:table-cell table:formula="of:=[.C98]/[.$E$1]" office:value-type="float" office:value="15.6891396707382">
            <text:p>1,57E+001</text:p>
          </table:table-cell>
          <table:table-cell/>
          <table:table-cell table:formula="of:=((1/0.41)*LN([.D98]))+5" office:value-type="float" office:value="19.0463165860653">
            <text:p>1,90E+001</text:p>
          </table:table-cell>
          <table:table-cell/>
        </table:table-row>
        <table:table-row table:style-name="ro1">
          <table:table-cell/>
          <table:table-cell office:value-type="float" office:value="0.868717">
            <text:p>0,868717</text:p>
          </table:table-cell>
          <table:table-cell office:value-type="float" office:value="0.0592546">
            <text:p>0,0592546</text:p>
          </table:table-cell>
          <table:table-cell table:formula="of:=[.B99]*[.$E$1]/[.$E$2]" office:value-type="float" office:value="327.1588222">
            <text:p>3,27E+002</text:p>
          </table:table-cell>
          <table:table-cell table:formula="of:=[.C99]/[.$E$1]" office:value-type="float" office:value="15.7340945300053">
            <text:p>1,57E+001</text:p>
          </table:table-cell>
          <table:table-cell/>
          <table:table-cell table:formula="of:=((1/0.41)*LN([.D99]))+5" office:value-type="float" office:value="19.1230384092364">
            <text:p>1,91E+001</text:p>
          </table:table-cell>
          <table:table-cell/>
        </table:table-row>
        <table:table-row table:style-name="ro1">
          <table:table-cell/>
          <table:table-cell office:value-type="float" office:value="0.896425">
            <text:p>0,896425</text:p>
          </table:table-cell>
          <table:table-cell office:value-type="float" office:value="0.0593951">
            <text:p>0,0593951</text:p>
          </table:table-cell>
          <table:table-cell table:formula="of:=[.B100]*[.$E$1]/[.$E$2]" office:value-type="float" office:value="337.593655">
            <text:p>3,38E+002</text:p>
          </table:table-cell>
          <table:table-cell table:formula="of:=[.C100]/[.$E$1]" office:value-type="float" office:value="15.7714020180563">
            <text:p>1,58E+001</text:p>
          </table:table-cell>
          <table:table-cell/>
          <table:table-cell table:formula="of:=((1/0.41)*LN([.D100]))+5" office:value-type="float" office:value="19.1996169953998">
            <text:p>1,92E+001</text:p>
          </table:table-cell>
          <table:table-cell/>
        </table:table-row>
        <table:table-row table:style-name="ro1">
          <table:table-cell/>
          <table:table-cell office:value-type="float" office:value="0.924964">
            <text:p>0,924964</text:p>
          </table:table-cell>
          <table:table-cell office:value-type="float" office:value="0.0595045">
            <text:p>0,0595045</text:p>
          </table:table-cell>
          <table:table-cell table:formula="of:=[.B101]*[.$E$1]/[.$E$2]" office:value-type="float" office:value="348.3414424">
            <text:p>3,48E+002</text:p>
          </table:table-cell>
          <table:table-cell table:formula="of:=[.C101]/[.$E$1]" office:value-type="float" office:value="15.8004514073287">
            <text:p>1,58E+001</text:p>
          </table:table-cell>
          <table:table-cell/>
          <table:table-cell table:formula="of:=((1/0.41)*LN([.D101]))+5" office:value-type="float" office:value="19.2760564757977">
            <text:p>1,93E+001</text:p>
          </table:table-cell>
          <table:table-cell/>
        </table:table-row>
        <table:table-row table:style-name="ro1">
          <table:table-cell/>
          <table:table-cell office:value-type="float" office:value="0.95436">
            <text:p>0,95436</text:p>
          </table:table-cell>
          <table:table-cell office:value-type="float" office:value="0.0595804">
            <text:p>0,0595804</text:p>
          </table:table-cell>
          <table:table-cell table:formula="of:=[.B102]*[.$E$1]/[.$E$2]" office:value-type="float" office:value="359.411976">
            <text:p>3,59E+002</text:p>
          </table:table-cell>
          <table:table-cell table:formula="of:=[.C102]/[.$E$1]" office:value-type="float" office:value="15.8206054168879">
            <text:p>1,58E+001</text:p>
          </table:table-cell>
          <table:table-cell/>
          <table:table-cell table:formula="of:=((1/0.41)*LN([.D102]))+5" office:value-type="float" office:value="19.3523641365804">
            <text:p>1,94E+001</text:p>
          </table:table-cell>
          <table:table-cell/>
        </table:table-row>
        <table:table-row table:style-name="ro1">
          <table:table-cell/>
          <table:table-cell office:value-type="float" office:value="0.984638">
            <text:p>0,984638</text:p>
          </table:table-cell>
          <table:table-cell office:value-type="float" office:value="0.0596199">
            <text:p>0,0596199</text:p>
          </table:table-cell>
          <table:table-cell table:formula="of:=[.B103]*[.$E$1]/[.$E$2]" office:value-type="float" office:value="370.8146708">
            <text:p>3,71E+002</text:p>
          </table:table-cell>
          <table:table-cell table:formula="of:=[.C103]/[.$E$1]" office:value-type="float" office:value="15.8310939989379">
            <text:p>1,58E+001</text:p>
          </table:table-cell>
          <table:table-cell/>
          <table:table-cell table:formula="of:=((1/0.41)*LN([.D103]))+5" office:value-type="float" office:value="19.428542434569">
            <text:p>1,94E+001</text:p>
          </table:table-cell>
          <table:table-cell/>
        </table:table-row>
        <table:table-row table:style-name="ro1">
          <table:table-cell/>
          <table:table-cell office:value-type="float" office:value="1.01536">
            <text:p>1,01536</text:p>
          </table:table-cell>
          <table:table-cell office:value-type="float" office:value="0.0596199">
            <text:p>0,0596199</text:p>
          </table:table-cell>
          <table:table-cell table:formula="of:=[.B104]*[.$E$1]/[.$E$2]" office:value-type="float" office:value="382.384576">
            <text:p>3,82E+002</text:p>
          </table:table-cell>
          <table:table-cell table:formula="of:=[.C104]/[.$E$1]" office:value-type="float" office:value="15.8310939989379">
            <text:p>1,58E+001</text:p>
          </table:table-cell>
          <table:table-cell table:style-name="ce2"/>
          <table:table-cell table:formula="of:=((1/0.41)*LN([.D104]))+5" office:value-type="float" office:value="19.5034801113067">
            <text:p>1,95E+001</text:p>
          </table:table-cell>
          <table:table-cell/>
        </table:table-row>
        <table:table-row table:style-name="ro1">
          <table:table-cell/>
          <table:table-cell office:value-type="float" office:value="1.04564">
            <text:p>1,04564</text:p>
          </table:table-cell>
          <table:table-cell office:value-type="float" office:value="0.0595804">
            <text:p>0,0595804</text:p>
          </table:table-cell>
          <table:table-cell table:formula="of:=[.B105]*[.$E$1]/[.$E$2]" office:value-type="float" office:value="393.788024">
            <text:p>3,94E+002</text:p>
          </table:table-cell>
          <table:table-cell table:formula="of:=[.C105]/[.$E$1]" office:value-type="float" office:value="15.8206054168879">
            <text:p>1,58E+001</text:p>
          </table:table-cell>
          <table:table-cell table:style-name="ce2"/>
          <table:table-cell table:formula="of:=((1/0.41)*LN([.D105]))+5" office:value-type="float" office:value="19.5751530594299">
            <text:p>1,96E+001</text:p>
          </table:table-cell>
          <table:table-cell/>
        </table:table-row>
        <table:table-row table:style-name="ro1">
          <table:table-cell/>
          <table:table-cell office:value-type="float" office:value="1.07504">
            <text:p>1,07504</text:p>
          </table:table-cell>
          <table:table-cell office:value-type="float" office:value="0.0595045">
            <text:p>0,0595045</text:p>
          </table:table-cell>
          <table:table-cell table:formula="of:=[.B106]*[.$E$1]/[.$E$2]" office:value-type="float" office:value="404.860064">
            <text:p>4,05E+002</text:p>
          </table:table-cell>
          <table:table-cell table:formula="of:=[.C106]/[.$E$1]" office:value-type="float" office:value="15.8004514073287">
            <text:p>1,58E+001</text:p>
          </table:table-cell>
          <table:table-cell table:style-name="ce2"/>
          <table:table-cell table:formula="of:=((1/0.41)*LN([.D106]))+5" office:value-type="float" office:value="19.6427841132018">
            <text:p>1,96E+001</text:p>
          </table:table-cell>
          <table:table-cell/>
        </table:table-row>
        <table:table-row table:style-name="ro1">
          <table:table-cell/>
          <table:table-cell office:value-type="float" office:value="1.10357">
            <text:p>1,10357</text:p>
          </table:table-cell>
          <table:table-cell office:value-type="float" office:value="0.0593951">
            <text:p>0,0593951</text:p>
          </table:table-cell>
          <table:table-cell table:formula="of:=[.B107]*[.$E$1]/[.$E$2]" office:value-type="float" office:value="415.604462">
            <text:p>4,16E+002</text:p>
          </table:table-cell>
          <table:table-cell table:formula="of:=[.C107]/[.$E$1]" office:value-type="float" office:value="15.7714020180563">
            <text:p>1,58E+001</text:p>
          </table:table-cell>
          <table:table-cell table:style-name="ce2"/>
          <table:table-cell table:formula="of:=((1/0.41)*LN([.D107]))+5" office:value-type="float" office:value="19.706668281591">
            <text:p>1,97E+001</text:p>
          </table:table-cell>
          <table:table-cell/>
        </table:table-row>
        <table:table-row table:style-name="ro1">
          <table:table-cell/>
          <table:table-cell office:value-type="float" office:value="1.13128">
            <text:p>1,13128</text:p>
          </table:table-cell>
          <table:table-cell office:value-type="float" office:value="0.0592546">
            <text:p>0,0592546</text:p>
          </table:table-cell>
          <table:table-cell table:formula="of:=[.B108]*[.$E$1]/[.$E$2]" office:value-type="float" office:value="426.040048">
            <text:p>4,26E+002</text:p>
          </table:table-cell>
          <table:table-cell table:formula="of:=[.C108]/[.$E$1]" office:value-type="float" office:value="15.7340945300053">
            <text:p>1,57E+001</text:p>
          </table:table-cell>
          <table:table-cell table:style-name="ce2"/>
          <table:table-cell table:formula="of:=((1/0.41)*LN([.D108]))+5" office:value-type="float" office:value="19.7671545152206">
            <text:p>1,98E+001</text:p>
          </table:table-cell>
          <table:table-cell/>
        </table:table-row>
        <table:table-row table:style-name="ro1">
          <table:table-cell/>
          <table:table-cell office:value-type="float" office:value="1.15818">
            <text:p>1,15818</text:p>
          </table:table-cell>
          <table:table-cell office:value-type="float" office:value="0.0590853">
            <text:p>0,0590853</text:p>
          </table:table-cell>
          <table:table-cell table:formula="of:=[.B109]*[.$E$1]/[.$E$2]" office:value-type="float" office:value="436.170588">
            <text:p>4,36E+002</text:p>
          </table:table-cell>
          <table:table-cell table:formula="of:=[.C109]/[.$E$1]" office:value-type="float" office:value="15.6891396707382">
            <text:p>1,57E+001</text:p>
          </table:table-cell>
          <table:table-cell table:style-name="ce2"/>
          <table:table-cell table:formula="of:=((1/0.41)*LN([.D109]))+5" office:value-type="float" office:value="19.8244717651433">
            <text:p>1,98E+001</text:p>
          </table:table-cell>
          <table:table-cell/>
        </table:table-row>
        <table:table-row table:style-name="ro1">
          <table:table-cell/>
          <table:table-cell table:style-name="ce1" office:value-type="string">
            <text:p>1,1843</text:p>
          </table:table-cell>
          <table:table-cell office:value-type="float" office:value="0.0588897">
            <text:p>0,0588897</text:p>
          </table:table-cell>
          <table:table-cell table:formula="of:=[.B110]*[.$E$1]/[.$E$2]" office:value-type="float" office:value="446.00738">
            <text:p>4,46E+002</text:p>
          </table:table-cell>
          <table:table-cell table:formula="of:=[.C110]/[.$E$1]" office:value-type="float" office:value="15.6372012745619">
            <text:p>1,56E+001</text:p>
          </table:table-cell>
          <table:table-cell table:style-name="ce2"/>
          <table:table-cell table:formula="of:=((1/0.41)*LN([.D110]))+5" office:value-type="float" office:value="19.8788670706545">
            <text:p>1,99E+001</text:p>
          </table:table-cell>
          <table:table-cell/>
        </table:table-row>
        <table:table-row table:style-name="ro1">
          <table:table-cell/>
          <table:table-cell office:value-type="float" office:value="1.20966">
            <text:p>1,20966</text:p>
          </table:table-cell>
          <table:table-cell office:value-type="float" office:value="0.0586699">
            <text:p>0,0586699</text:p>
          </table:table-cell>
          <table:table-cell table:formula="of:=[.B111]*[.$E$1]/[.$E$2]" office:value-type="float" office:value="455.557956">
            <text:p>4,56E+002</text:p>
          </table:table-cell>
          <table:table-cell table:formula="of:=[.C111]/[.$E$1]" office:value-type="float" office:value="15.5788369622942">
            <text:p>1,56E+001</text:p>
          </table:table-cell>
          <table:table-cell table:style-name="ce2"/>
          <table:table-cell table:formula="of:=((1/0.41)*LN([.D111]))+5" office:value-type="float" office:value="19.9305437673429">
            <text:p>1,99E+001</text:p>
          </table:table-cell>
          <table:table-cell/>
        </table:table-row>
        <table:table-row table:style-name="ro1">
          <table:table-cell/>
          <table:table-cell office:value-type="float" office:value="1.23428">
            <text:p>1,23428</text:p>
          </table:table-cell>
          <table:table-cell office:value-type="float" office:value="0.0584283">
            <text:p>0,0584283</text:p>
          </table:table-cell>
          <table:table-cell table:formula="of:=[.B112]*[.$E$1]/[.$E$2]" office:value-type="float" office:value="464.829848">
            <text:p>4,65E+002</text:p>
          </table:table-cell>
          <table:table-cell table:formula="of:=[.C112]/[.$E$1]" office:value-type="float" office:value="15.5146840148699">
            <text:p>1,55E+001</text:p>
          </table:table-cell>
          <table:table-cell table:style-name="ce2"/>
          <table:table-cell table:formula="of:=((1/0.41)*LN([.D112]))+5" office:value-type="float" office:value="19.9796863910814">
            <text:p>2,00E+001</text:p>
          </table:table-cell>
          <table:table-cell/>
        </table:table-row>
        <table:table-row table:style-name="ro1">
          <table:table-cell/>
          <table:table-cell office:value-type="float" office:value="1.25818">
            <text:p>1,25818</text:p>
          </table:table-cell>
          <table:table-cell office:value-type="float" office:value="0.0581669">
            <text:p>0,0581669</text:p>
          </table:table-cell>
          <table:table-cell table:formula="of:=[.B113]*[.$E$1]/[.$E$2]" office:value-type="float" office:value="473.830588">
            <text:p>4,74E+002</text:p>
          </table:table-cell>
          <table:table-cell table:formula="of:=[.C113]/[.$E$1]" office:value-type="float" office:value="15.4452734997345">
            <text:p>1,54E+001</text:p>
          </table:table-cell>
          <table:table-cell table:style-name="ce2"/>
          <table:table-cell table:formula="of:=((1/0.41)*LN([.D113]))+5" office:value-type="float" office:value="20.0264630451865">
            <text:p>2,00E+001</text:p>
          </table:table-cell>
          <table:table-cell/>
        </table:table-row>
        <table:table-row table:style-name="ro1">
          <table:table-cell/>
          <table:table-cell office:value-type="float" office:value="1.28138">
            <text:p>1,28138</text:p>
          </table:table-cell>
          <table:table-cell office:value-type="float" office:value="0.0578879">
            <text:p>0,0578879</text:p>
          </table:table-cell>
          <table:table-cell table:formula="of:=[.B114]*[.$E$1]/[.$E$2]" office:value-type="float" office:value="482.567708">
            <text:p>4,83E+002</text:p>
          </table:table-cell>
          <table:table-cell table:formula="of:=[.C114]/[.$E$1]" office:value-type="float" office:value="15.3711895910781">
            <text:p>1,54E+001</text:p>
          </table:table-cell>
          <table:table-cell table:style-name="ce2"/>
          <table:table-cell table:formula="of:=((1/0.41)*LN([.D114]))+5" office:value-type="float" office:value="20.07102741072">
            <text:p>2,01E+001</text:p>
          </table:table-cell>
          <table:table-cell/>
        </table:table-row>
        <table:table-row table:style-name="ro1">
          <table:table-cell/>
          <table:table-cell office:value-type="float" office:value="1.30391">
            <text:p>1,30391</text:p>
          </table:table-cell>
          <table:table-cell office:value-type="float" office:value="0.0575932">
            <text:p>0,0575932</text:p>
          </table:table-cell>
          <table:table-cell table:formula="of:=[.B115]*[.$E$1]/[.$E$2]" office:value-type="float" office:value="491.052506">
            <text:p>4,91E+002</text:p>
          </table:table-cell>
          <table:table-cell table:formula="of:=[.C115]/[.$E$1]" office:value-type="float" office:value="15.292936802974">
            <text:p>1,53E+001</text:p>
          </table:table-cell>
          <table:table-cell table:style-name="ce2"/>
          <table:table-cell table:formula="of:=((1/0.41)*LN([.D115]))+5" office:value-type="float" office:value="20.1135391681481">
            <text:p>2,01E+001</text:p>
          </table:table-cell>
          <table:table-cell/>
        </table:table-row>
        <table:table-row table:style-name="ro1">
          <table:table-cell/>
          <table:table-cell office:value-type="float" office:value="1.32579">
            <text:p>1,32579</text:p>
          </table:table-cell>
          <table:table-cell office:value-type="float" office:value="0.0572845">
            <text:p>0,0572845</text:p>
          </table:table-cell>
          <table:table-cell table:formula="of:=[.B116]*[.$E$1]/[.$E$2]" office:value-type="float" office:value="499.292514">
            <text:p>4,99E+002</text:p>
          </table:table-cell>
          <table:table-cell table:formula="of:=[.C116]/[.$E$1]" office:value-type="float" office:value="15.2109665427509">
            <text:p>1,52E+001</text:p>
          </table:table-cell>
          <table:table-cell table:style-name="ce2"/>
          <table:table-cell table:formula="of:=((1/0.41)*LN([.D116]))+5" office:value-type="float" office:value="20.1541271326926">
            <text:p>2,02E+001</text:p>
          </table:table-cell>
          <table:table-cell/>
        </table:table-row>
        <table:table-row table:style-name="ro1">
          <table:table-cell/>
          <table:table-cell office:value-type="float" office:value="1.34702">
            <text:p>1,34702</text:p>
          </table:table-cell>
          <table:table-cell office:value-type="float" office:value="0.0569634">
            <text:p>0,0569634</text:p>
          </table:table-cell>
          <table:table-cell table:formula="of:=[.B117]*[.$E$1]/[.$E$2]" office:value-type="float" office:value="507.287732">
            <text:p>5,07E+002</text:p>
          </table:table-cell>
          <table:table-cell table:formula="of:=[.C117]/[.$E$1]" office:value-type="float" office:value="15.1257036643654">
            <text:p>1,51E+001</text:p>
          </table:table-cell>
          <table:table-cell table:style-name="ce2"/>
          <table:table-cell table:formula="of:=((1/0.41)*LN([.D117]))+5" office:value-type="float" office:value="20.1928740520756">
            <text:p>2,02E+001</text:p>
          </table:table-cell>
          <table:table-cell/>
        </table:table-row>
        <table:table-row table:style-name="ro1">
          <table:table-cell/>
          <table:table-cell office:value-type="float" office:value="1.36764">
            <text:p>1,36764</text:p>
          </table:table-cell>
          <table:table-cell office:value-type="float" office:value="0.0566314">
            <text:p>0,0566314</text:p>
          </table:table-cell>
          <table:table-cell table:formula="of:=[.B118]*[.$E$1]/[.$E$2]" office:value-type="float" office:value="515.053224">
            <text:p>5,15E+002</text:p>
          </table:table-cell>
          <table:table-cell table:formula="of:=[.C118]/[.$E$1]" office:value-type="float" office:value="15.0375464684015">
            <text:p>1,50E+001</text:p>
          </table:table-cell>
          <table:table-cell table:style-name="ce2"/>
          <table:table-cell table:formula="of:=((1/0.41)*LN([.D118]))+5" office:value-type="float" office:value="20.2299274216989">
            <text:p>2,02E+001</text:p>
          </table:table-cell>
          <table:table-cell/>
        </table:table-row>
        <table:table-row table:style-name="ro1">
          <table:table-cell/>
          <table:table-cell office:value-type="float" office:value="1.38766">
            <text:p>1,38766</text:p>
          </table:table-cell>
          <table:table-cell office:value-type="float" office:value="0.0562897">
            <text:p>0,0562897</text:p>
          </table:table-cell>
          <table:table-cell table:formula="of:=[.B119]*[.$E$1]/[.$E$2]" office:value-type="float" office:value="522.592756">
            <text:p>5,23E+002</text:p>
          </table:table-cell>
          <table:table-cell table:formula="of:=[.C119]/[.$E$1]" office:value-type="float" office:value="14.9468135953266">
            <text:p>1,49E+001</text:p>
          </table:table-cell>
          <table:table-cell table:style-name="ce2"/>
          <table:table-cell table:formula="of:=((1/0.41)*LN([.D119]))+5" office:value-type="float" office:value="20.2653719305574">
            <text:p>2,03E+001</text:p>
          </table:table-cell>
          <table:table-cell/>
        </table:table-row>
        <table:table-row table:style-name="ro1">
          <table:table-cell/>
          <table:table-cell office:value-type="float" office:value="1.40709">
            <text:p>1,40709</text:p>
          </table:table-cell>
          <table:table-cell office:value-type="float" office:value="0.0559395">
            <text:p>0,0559395</text:p>
          </table:table-cell>
          <table:table-cell table:formula="of:=[.B120]*[.$E$1]/[.$E$2]" office:value-type="float" office:value="529.910094">
            <text:p>5,30E+002</text:p>
          </table:table-cell>
          <table:table-cell table:formula="of:=[.C120]/[.$E$1]" office:value-type="float" office:value="14.8538236856081">
            <text:p>1,49E+001</text:p>
          </table:table-cell>
          <table:table-cell table:style-name="ce2"/>
          <table:table-cell table:formula="of:=((1/0.41)*LN([.D120]))+5" office:value-type="float" office:value="20.2992862394986">
            <text:p>2,03E+001</text:p>
          </table:table-cell>
          <table:table-cell/>
        </table:table-row>
        <table:table-row table:style-name="ro1">
          <table:table-cell/>
          <table:table-cell office:value-type="float" office:value="1.42596">
            <text:p>1,42596</text:p>
          </table:table-cell>
          <table:table-cell office:value-type="float" office:value="0.0555817">
            <text:p>0,0555817</text:p>
          </table:table-cell>
          <table:table-cell table:formula="of:=[.B121]*[.$E$1]/[.$E$2]" office:value-type="float" office:value="537.016536">
            <text:p>5,37E+002</text:p>
          </table:table-cell>
          <table:table-cell table:formula="of:=[.C121]/[.$E$1]" office:value-type="float" office:value="14.7588157195964">
            <text:p>1,48E+001</text:p>
          </table:table-cell>
          <table:table-cell table:style-name="ce2"/>
          <table:table-cell table:formula="of:=((1/0.41)*LN([.D121]))+5" office:value-type="float" office:value="20.3317777739777">
            <text:p>2,03E+001</text:p>
          </table:table-cell>
          <table:table-cell/>
        </table:table-row>
        <table:table-row table:style-name="ro1">
          <table:table-cell/>
          <table:table-cell office:value-type="float" office:value="1.44428">
            <text:p>1,44428</text:p>
          </table:table-cell>
          <table:table-cell office:value-type="float" office:value="0.0552172">
            <text:p>0,0552172</text:p>
          </table:table-cell>
          <table:table-cell table:formula="of:=[.B122]*[.$E$1]/[.$E$2]" office:value-type="float" office:value="543.915848">
            <text:p>5,44E+002</text:p>
          </table:table-cell>
          <table:table-cell table:formula="of:=[.C122]/[.$E$1]" office:value-type="float" office:value="14.6620286776421">
            <text:p>1,47E+001</text:p>
          </table:table-cell>
          <table:table-cell table:style-name="ce2"/>
          <table:table-cell table:formula="of:=((1/0.41)*LN([.D122]))+5" office:value-type="float" office:value="20.3629135212526">
            <text:p>2,04E+001</text:p>
          </table:table-cell>
          <table:table-cell/>
        </table:table-row>
        <table:table-row table:style-name="ro1">
          <table:table-cell/>
          <table:table-cell office:value-type="float" office:value="1.46206">
            <text:p>1,46206</text:p>
          </table:table-cell>
          <table:table-cell office:value-type="float" office:value="0.0548467">
            <text:p>0,0548467</text:p>
          </table:table-cell>
          <table:table-cell table:formula="of:=[.B123]*[.$E$1]/[.$E$2]" office:value-type="float" office:value="550.611796">
            <text:p>5,51E+002</text:p>
          </table:table-cell>
          <table:table-cell table:formula="of:=[.C123]/[.$E$1]" office:value-type="float" office:value="14.563648433351">
            <text:p>1,46E+001</text:p>
          </table:table-cell>
          <table:table-cell table:style-name="ce2"/>
          <table:table-cell table:formula="of:=((1/0.41)*LN([.D123]))+5" office:value-type="float" office:value="20.3927561375127">
            <text:p>2,04E+001</text:p>
          </table:table-cell>
          <table:table-cell/>
        </table:table-row>
        <table:table-row table:style-name="ro1">
          <table:table-cell/>
          <table:table-cell office:value-type="float" office:value="1.47933">
            <text:p>1,47933</text:p>
          </table:table-cell>
          <table:table-cell office:value-type="float" office:value="0.054471">
            <text:p>0,054471</text:p>
          </table:table-cell>
          <table:table-cell table:formula="of:=[.B124]*[.$E$1]/[.$E$2]" office:value-type="float" office:value="557.115678">
            <text:p>5,57E+002</text:p>
          </table:table-cell>
          <table:table-cell table:formula="of:=[.C124]/[.$E$1]" office:value-type="float" office:value="14.4638874137015">
            <text:p>1,45E+001</text:p>
          </table:table-cell>
          <table:table-cell table:style-name="ce2"/>
          <table:table-cell table:formula="of:=((1/0.41)*LN([.D124]))+5" office:value-type="float" office:value="20.4213973141355">
            <text:p>2,04E+001</text:p>
          </table:table-cell>
          <table:table-cell/>
        </table:table-row>
        <table:table-row table:style-name="ro1">
          <table:table-cell/>
          <table:table-cell office:value-type="float" office:value="1.49609">
            <text:p>1,49609</text:p>
          </table:table-cell>
          <table:table-cell office:value-type="float" office:value="0.0540905">
            <text:p>0,0540905</text:p>
          </table:table-cell>
          <table:table-cell table:formula="of:=[.B125]*[.$E$1]/[.$E$2]" office:value-type="float" office:value="563.427494">
            <text:p>5,63E+002</text:p>
          </table:table-cell>
          <table:table-cell table:formula="of:=[.C125]/[.$E$1]" office:value-type="float" office:value="14.3628518321827">
            <text:p>1,44E+001</text:p>
          </table:table-cell>
          <table:table-cell table:style-name="ce2"/>
          <table:table-cell table:formula="of:=((1/0.41)*LN([.D125]))+5" office:value-type="float" office:value="20.4488747668136">
            <text:p>2,04E+001</text:p>
          </table:table-cell>
          <table:table-cell/>
        </table:table-row>
      </table:table>
      <table:table table:name="Feuille2" table:style-name="ta1">
        <table:table-column table:style-name="co1" table:number-columns-repeated="3" table:default-cell-style-name="Default"/>
        <table:table-column table:style-name="co1" table:number-columns-repeated="8" table:default-cell-style-name="ce1"/>
        <table:table-column table:style-name="co1" table:default-cell-style-name="Default"/>
        <table:table-column table:style-name="co1" table:default-cell-style-name="ce1"/>
        <table:table-row table:style-name="ro1" table:number-rows-repeated="2">
          <table:table-cell table:number-columns-repeated="3"/>
          <table:table-cell table:style-name="Default" table:number-columns-repeated="8"/>
          <table:table-cell/>
          <table:table-cell table:style-name="Default"/>
        </table:table-row>
        <table:table-row table:style-name="ro1">
          <table:table-cell/>
          <table:table-cell office:value-type="float" office:value="0.000823333">
            <text:p>0,000823333</text:p>
          </table:table-cell>
          <table:table-cell office:value-type="float" office:value="0.000649653">
            <text:p>0,000649653</text:p>
          </table:table-cell>
          <table:table-cell office:value-type="string">
            <text:p>-1,73383e-31</text:p>
          </table:table-cell>
          <table:table-cell office:value-type="string">
            <text:p>-2,50853e-24</text:p>
          </table:table-cell>
          <table:table-cell office:value-type="float" office:value="0">
            <text:p>0</text:p>
          </table:table-cell>
          <table:table-cell office:value-type="string">
            <text:p>5,11541e-20</text:p>
          </table:table-cell>
          <table:table-cell office:value-type="string">
            <text:p>2,78095e-18</text:p>
          </table:table-cell>
          <table:table-cell office:value-type="string">
            <text:p>-6,71343e-38</text:p>
          </table:table-cell>
          <table:table-cell office:value-type="string">
            <text:p>1,25475e-36</text:p>
          </table:table-cell>
          <table:table-cell office:value-type="string">
            <text:p>-7,82042e-38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0024947">
            <text:p>0,0024947</text:p>
          </table:table-cell>
          <table:table-cell office:value-type="float" office:value="0.00196626">
            <text:p>0,00196626</text:p>
          </table:table-cell>
          <table:table-cell office:value-type="string">
            <text:p>-2,15734e-31</text:p>
          </table:table-cell>
          <table:table-cell office:value-type="string">
            <text:p>-3,0318e-24</text:p>
          </table:table-cell>
          <table:table-cell table:style-name="ce2" office:value-type="float" office:value="0">
            <text:p>0,00E+000</text:p>
          </table:table-cell>
          <table:table-cell office:value-type="string">
            <text:p>1,65322e-19</text:p>
          </table:table-cell>
          <table:table-cell office:value-type="string">
            <text:p>7,83136e-18</text:p>
          </table:table-cell>
          <table:table-cell office:value-type="string">
            <text:p>-5,12402e-37</text:p>
          </table:table-cell>
          <table:table-cell office:value-type="string">
            <text:p>1,23377e-35</text:p>
          </table:table-cell>
          <table:table-cell office:value-type="string">
            <text:p>-8,22341e-37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00421621">
            <text:p>0,00421621</text:p>
          </table:table-cell>
          <table:table-cell office:value-type="float" office:value="0.00331999">
            <text:p>0,00331999</text:p>
          </table:table-cell>
          <table:table-cell office:value-type="string">
            <text:p>4,34797e-31</text:p>
          </table:table-cell>
          <table:table-cell office:value-type="string">
            <text:p>-3,74095e-24</text:p>
          </table:table-cell>
          <table:table-cell table:style-name="ce2" office:value-type="float" office:value="0.0000000000582077">
            <text:p>5,82E-011</text:p>
          </table:table-cell>
          <table:table-cell office:value-type="string">
            <text:p>3,05732e-19</text:p>
          </table:table-cell>
          <table:table-cell office:value-type="string">
            <text:p>1,24135e-17</text:p>
          </table:table-cell>
          <table:table-cell office:value-type="string">
            <text:p>-1,79842e-36</text:p>
          </table:table-cell>
          <table:table-cell office:value-type="string">
            <text:p>3,46221e-35</text:p>
          </table:table-cell>
          <table:table-cell office:value-type="string">
            <text:p>-2,62845e-36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00598936">
            <text:p>0,00598936</text:p>
          </table:table-cell>
          <table:table-cell office:value-type="float" office:value="0.00471165">
            <text:p>0,00471165</text:p>
          </table:table-cell>
          <table:table-cell office:value-type="string">
            <text:p>3,15732e-32</text:p>
          </table:table-cell>
          <table:table-cell office:value-type="string">
            <text:p>-3,93579e-24</text:p>
          </table:table-cell>
          <table:table-cell table:style-name="ce2" office:value-type="float" office:value="0.0000000000823181">
            <text:p>8,23E-011</text:p>
          </table:table-cell>
          <table:table-cell office:value-type="string">
            <text:p>4,73457e-19</text:p>
          </table:table-cell>
          <table:table-cell office:value-type="string">
            <text:p>1,65021e-17</text:p>
          </table:table-cell>
          <table:table-cell office:value-type="string">
            <text:p>-3,30006e-36</text:p>
          </table:table-cell>
          <table:table-cell office:value-type="string">
            <text:p>7,18811e-35</text:p>
          </table:table-cell>
          <table:table-cell office:value-type="string">
            <text:p>-4,41271e-36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0078157">
            <text:p>0,0078157</text:p>
          </table:table-cell>
          <table:table-cell office:value-type="float" office:value="0.00614195">
            <text:p>0,00614195</text:p>
          </table:table-cell>
          <table:table-cell office:value-type="string">
            <text:p>-4,95458e-31</text:p>
          </table:table-cell>
          <table:table-cell office:value-type="string">
            <text:p>-3,59398e-24</text:p>
          </table:table-cell>
          <table:table-cell table:style-name="ce2" office:value-type="float" office:value="0.0000000000823181">
            <text:p>8,23E-011</text:p>
          </table:table-cell>
          <table:table-cell office:value-type="string">
            <text:p>7,10296e-19</text:p>
          </table:table-cell>
          <table:table-cell office:value-type="string">
            <text:p>2,00769e-17</text:p>
          </table:table-cell>
          <table:table-cell office:value-type="string">
            <text:p>-7,85366e-36</text:p>
          </table:table-cell>
          <table:table-cell office:value-type="string">
            <text:p>1,19858e-34</text:p>
          </table:table-cell>
          <table:table-cell office:value-type="string">
            <text:p>-5,73356e-36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00969684">
            <text:p>0,00969684</text:p>
          </table:table-cell>
          <table:table-cell office:value-type="float" office:value="0.00761135">
            <text:p>0,00761135</text:p>
          </table:table-cell>
          <table:table-cell office:value-type="string">
            <text:p>-7,95409e-32</text:p>
          </table:table-cell>
          <table:table-cell office:value-type="string">
            <text:p>-2,91472e-24</text:p>
          </table:table-cell>
          <table:table-cell table:style-name="ce2" office:value-type="float" office:value="0">
            <text:p>0,00E+000</text:p>
          </table:table-cell>
          <table:table-cell office:value-type="string">
            <text:p>9,91861e-19</text:p>
          </table:table-cell>
          <table:table-cell office:value-type="string">
            <text:p>2,31295e-17</text:p>
          </table:table-cell>
          <table:table-cell office:value-type="string">
            <text:p>-1,48454e-35</text:p>
          </table:table-cell>
          <table:table-cell office:value-type="string">
            <text:p>1,85602e-34</text:p>
          </table:table-cell>
          <table:table-cell office:value-type="string">
            <text:p>-6,75175e-36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0116344">
            <text:p>0,0116344</text:p>
          </table:table-cell>
          <table:table-cell office:value-type="float" office:value="0.00911992">
            <text:p>0,00911992</text:p>
          </table:table-cell>
          <table:table-cell office:value-type="string">
            <text:p>-2,71556e-31</text:p>
          </table:table-cell>
          <table:table-cell office:value-type="string">
            <text:p>-2,08188e-24</text:p>
          </table:table-cell>
          <table:table-cell table:style-name="ce2" office:value-type="float" office:value="0.000000000116415">
            <text:p>1,16E-010</text:p>
          </table:table-cell>
          <table:table-cell office:value-type="string">
            <text:p>1,24326e-18</text:p>
          </table:table-cell>
          <table:table-cell office:value-type="string">
            <text:p>2,56609e-17</text:p>
          </table:table-cell>
          <table:table-cell office:value-type="string">
            <text:p>-2,13861e-35</text:p>
          </table:table-cell>
          <table:table-cell office:value-type="string">
            <text:p>2,53289e-34</text:p>
          </table:table-cell>
          <table:table-cell office:value-type="string">
            <text:p>-1,06057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0136301">
            <text:p>0,0136301</text:p>
          </table:table-cell>
          <table:table-cell office:value-type="float" office:value="0.010667">
            <text:p>0,010667</text:p>
          </table:table-cell>
          <table:table-cell office:value-type="string">
            <text:p>-7,43481e-31</text:p>
          </table:table-cell>
          <table:table-cell office:value-type="string">
            <text:p>-1,26692e-24</text:p>
          </table:table-cell>
          <table:table-cell office:value-type="string">
            <text:p>1,16415e-10</text:p>
          </table:table-cell>
          <table:table-cell office:value-type="string">
            <text:p>1,72767e-18</text:p>
          </table:table-cell>
          <table:table-cell office:value-type="string">
            <text:p>2,76806e-17</text:p>
          </table:table-cell>
          <table:table-cell office:value-type="string">
            <text:p>-2,91355e-35</text:p>
          </table:table-cell>
          <table:table-cell office:value-type="string">
            <text:p>3,49166e-34</text:p>
          </table:table-cell>
          <table:table-cell office:value-type="string">
            <text:p>-2,09171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0156857">
            <text:p>0,0156857</text:p>
          </table:table-cell>
          <table:table-cell office:value-type="float" office:value="0.0122507">
            <text:p>0,0122507</text:p>
          </table:table-cell>
          <table:table-cell office:value-type="string">
            <text:p>-8,89948e-31</text:p>
          </table:table-cell>
          <table:table-cell office:value-type="string">
            <text:p>-5,23899e-25</text:p>
          </table:table-cell>
          <table:table-cell office:value-type="float" office:value="0">
            <text:p>0</text:p>
          </table:table-cell>
          <table:table-cell office:value-type="string">
            <text:p>2,27495e-18</text:p>
          </table:table-cell>
          <table:table-cell office:value-type="string">
            <text:p>2,92088e-17</text:p>
          </table:table-cell>
          <table:table-cell office:value-type="string">
            <text:p>-3,56188e-35</text:p>
          </table:table-cell>
          <table:table-cell office:value-type="string">
            <text:p>4,29894e-34</text:p>
          </table:table-cell>
          <table:table-cell office:value-type="string">
            <text:p>-3,06647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0178029">
            <text:p>0,0178029</text:p>
          </table:table-cell>
          <table:table-cell office:value-type="float" office:value="0.0138667">
            <text:p>0,0138667</text:p>
          </table:table-cell>
          <table:table-cell office:value-type="string">
            <text:p>9,95224e-32</text:p>
          </table:table-cell>
          <table:table-cell office:value-type="string">
            <text:p>1,45871e-25</text:p>
          </table:table-cell>
          <table:table-cell office:value-type="float" office:value="0">
            <text:p>0</text:p>
          </table:table-cell>
          <table:table-cell office:value-type="string">
            <text:p>2,91505e-18</text:p>
          </table:table-cell>
          <table:table-cell office:value-type="string">
            <text:p>3,0272e-17</text:p>
          </table:table-cell>
          <table:table-cell office:value-type="string">
            <text:p>-4,9355e-35</text:p>
          </table:table-cell>
          <table:table-cell office:value-type="string">
            <text:p>5,21786e-34</text:p>
          </table:table-cell>
          <table:table-cell office:value-type="string">
            <text:p>-3,73146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0199837">
            <text:p>0,0199837</text:p>
          </table:table-cell>
          <table:table-cell office:value-type="float" office:value="0.0155069">
            <text:p>0,0155069</text:p>
          </table:table-cell>
          <table:table-cell office:value-type="string">
            <text:p>3,65156e-31</text:p>
          </table:table-cell>
          <table:table-cell office:value-type="string">
            <text:p>7,74193e-25</text:p>
          </table:table-cell>
          <table:table-cell office:value-type="float" office:value="0">
            <text:p>0</text:p>
          </table:table-cell>
          <table:table-cell office:value-type="string">
            <text:p>3,70122e-18</text:p>
          </table:table-cell>
          <table:table-cell office:value-type="string">
            <text:p>3,09082e-17</text:p>
          </table:table-cell>
          <table:table-cell office:value-type="string">
            <text:p>-8,14905e-35</text:p>
          </table:table-cell>
          <table:table-cell office:value-type="string">
            <text:p>5,60788e-34</text:p>
          </table:table-cell>
          <table:table-cell office:value-type="string">
            <text:p>-3,85013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0222298">
            <text:p>0,0222298</text:p>
          </table:table-cell>
          <table:table-cell office:value-type="float" office:value="0.0171571">
            <text:p>0,0171571</text:p>
          </table:table-cell>
          <table:table-cell office:value-type="string">
            <text:p>-1,47719e-31</text:p>
          </table:table-cell>
          <table:table-cell office:value-type="string">
            <text:p>1,39983e-24</text:p>
          </table:table-cell>
          <table:table-cell office:value-type="string">
            <text:p>2,32831e-10</text:p>
          </table:table-cell>
          <table:table-cell office:value-type="string">
            <text:p>4,44932e-18</text:p>
          </table:table-cell>
          <table:table-cell office:value-type="string">
            <text:p>3,11632e-17</text:p>
          </table:table-cell>
          <table:table-cell office:value-type="string">
            <text:p>-1,07461e-34</text:p>
          </table:table-cell>
          <table:table-cell office:value-type="string">
            <text:p>6,10916e-34</text:p>
          </table:table-cell>
          <table:table-cell office:value-type="string">
            <text:p>-3,6042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0245434">
            <text:p>0,0245434</text:p>
          </table:table-cell>
          <table:table-cell office:value-type="float" office:value="0.018796">
            <text:p>0,018796</text:p>
          </table:table-cell>
          <table:table-cell office:value-type="string">
            <text:p>-8,38839e-31</text:p>
          </table:table-cell>
          <table:table-cell office:value-type="string">
            <text:p>2,04312e-24</text:p>
          </table:table-cell>
          <table:table-cell office:value-type="string">
            <text:p>4,03275e-10</text:p>
          </table:table-cell>
          <table:table-cell office:value-type="string">
            <text:p>4,93911e-18</text:p>
          </table:table-cell>
          <table:table-cell office:value-type="string">
            <text:p>3,1095e-17</text:p>
          </table:table-cell>
          <table:table-cell office:value-type="string">
            <text:p>-1,14158e-34</text:p>
          </table:table-cell>
          <table:table-cell office:value-type="string">
            <text:p>6,48144e-34</text:p>
          </table:table-cell>
          <table:table-cell office:value-type="string">
            <text:p>-3,54639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0269264">
            <text:p>0,0269264</text:p>
          </table:table-cell>
          <table:table-cell office:value-type="float" office:value="0.020397">
            <text:p>0,020397</text:p>
          </table:table-cell>
          <table:table-cell office:value-type="string">
            <text:p>-4,49416e-31</text:p>
          </table:table-cell>
          <table:table-cell office:value-type="string">
            <text:p>2,76054e-24</text:p>
          </table:table-cell>
          <table:table-cell office:value-type="string">
            <text:p>4,65661e-10</text:p>
          </table:table-cell>
          <table:table-cell office:value-type="string">
            <text:p>5,31295e-18</text:p>
          </table:table-cell>
          <table:table-cell office:value-type="string">
            <text:p>3,07631e-17</text:p>
          </table:table-cell>
          <table:table-cell office:value-type="string">
            <text:p>-1,16373e-34</text:p>
          </table:table-cell>
          <table:table-cell office:value-type="string">
            <text:p>6,89027e-34</text:p>
          </table:table-cell>
          <table:table-cell office:value-type="string">
            <text:p>-4,39222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0293808">
            <text:p>0,0293808</text:p>
          </table:table-cell>
          <table:table-cell office:value-type="float" office:value="0.021934">
            <text:p>0,021934</text:p>
          </table:table-cell>
          <table:table-cell office:value-type="string">
            <text:p>4,40364e-31</text:p>
          </table:table-cell>
          <table:table-cell office:value-type="string">
            <text:p>3,53284e-24</text:p>
          </table:table-cell>
          <table:table-cell office:value-type="string">
            <text:p>3,29272e-10</text:p>
          </table:table-cell>
          <table:table-cell office:value-type="string">
            <text:p>6,11857e-18</text:p>
          </table:table-cell>
          <table:table-cell office:value-type="string">
            <text:p>3,02436e-17</text:p>
          </table:table-cell>
          <table:table-cell office:value-type="string">
            <text:p>-1,33197e-34</text:p>
          </table:table-cell>
          <table:table-cell office:value-type="string">
            <text:p>6,4776e-34</text:p>
          </table:table-cell>
          <table:table-cell office:value-type="string">
            <text:p>-4,9001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0319089">
            <text:p>0,0319089</text:p>
          </table:table-cell>
          <table:table-cell office:value-type="float" office:value="0.0233878">
            <text:p>0,0233878</text:p>
          </table:table-cell>
          <table:table-cell office:value-type="string">
            <text:p>1,00148e-32</text:p>
          </table:table-cell>
          <table:table-cell office:value-type="string">
            <text:p>4,22103e-24</text:p>
          </table:table-cell>
          <table:table-cell office:value-type="string">
            <text:p>3,29272e-10</text:p>
          </table:table-cell>
          <table:table-cell office:value-type="string">
            <text:p>7,02552e-18</text:p>
          </table:table-cell>
          <table:table-cell office:value-type="string">
            <text:p>2,96044e-17</text:p>
          </table:table-cell>
          <table:table-cell office:value-type="string">
            <text:p>-1,75035e-34</text:p>
          </table:table-cell>
          <table:table-cell office:value-type="string">
            <text:p>6,14939e-34</text:p>
          </table:table-cell>
          <table:table-cell office:value-type="string">
            <text:p>-3,8328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0345129">
            <text:p>0,0345129</text:p>
          </table:table-cell>
          <table:table-cell office:value-type="float" office:value="0.0247485">
            <text:p>0,0247485</text:p>
          </table:table-cell>
          <table:table-cell office:value-type="string">
            <text:p>-1,47623e-31</text:p>
          </table:table-cell>
          <table:table-cell office:value-type="string">
            <text:p>4,77546e-24</text:p>
          </table:table-cell>
          <table:table-cell table:style-name="ce2" office:value-type="float" office:value="0">
            <text:p>0,00E+000</text:p>
          </table:table-cell>
          <table:table-cell office:value-type="string">
            <text:p>7,38497e-18</text:p>
          </table:table-cell>
          <table:table-cell office:value-type="string">
            <text:p>2,89003e-17</text:p>
          </table:table-cell>
          <table:table-cell office:value-type="string">
            <text:p>-1,98806e-34</text:p>
          </table:table-cell>
          <table:table-cell office:value-type="string">
            <text:p>5,51732e-34</text:p>
          </table:table-cell>
          <table:table-cell office:value-type="string">
            <text:p>-3,27666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0371949">
            <text:p>0,0371949</text:p>
          </table:table-cell>
          <table:table-cell office:value-type="float" office:value="0.0260142">
            <text:p>0,0260142</text:p>
          </table:table-cell>
          <table:table-cell office:value-type="string">
            <text:p>-7,26653e-31</text:p>
          </table:table-cell>
          <table:table-cell office:value-type="string">
            <text:p>5,13383e-24</text:p>
          </table:table-cell>
          <table:table-cell table:style-name="ce2" office:value-type="float" office:value="0">
            <text:p>0,00E+000</text:p>
          </table:table-cell>
          <table:table-cell office:value-type="string">
            <text:p>7,45426e-18</text:p>
          </table:table-cell>
          <table:table-cell office:value-type="string">
            <text:p>2,81639e-17</text:p>
          </table:table-cell>
          <table:table-cell office:value-type="string">
            <text:p>-1,91722e-34</text:p>
          </table:table-cell>
          <table:table-cell office:value-type="string">
            <text:p>5,01202e-34</text:p>
          </table:table-cell>
          <table:table-cell office:value-type="string">
            <text:p>-3,46885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0399574">
            <text:p>0,0399574</text:p>
          </table:table-cell>
          <table:table-cell office:value-type="float" office:value="0.0271883">
            <text:p>0,0271883</text:p>
          </table:table-cell>
          <table:table-cell office:value-type="string">
            <text:p>-4,38823e-31</text:p>
          </table:table-cell>
          <table:table-cell office:value-type="string">
            <text:p>5,22493e-24</text:p>
          </table:table-cell>
          <table:table-cell table:style-name="ce2" office:value-type="float" office:value="0.000000000658545">
            <text:p>6,59E-010</text:p>
          </table:table-cell>
          <table:table-cell office:value-type="string">
            <text:p>7,61854e-18</text:p>
          </table:table-cell>
          <table:table-cell office:value-type="string">
            <text:p>2,74245e-17</text:p>
          </table:table-cell>
          <table:table-cell office:value-type="string">
            <text:p>-2,00734e-34</text:p>
          </table:table-cell>
          <table:table-cell office:value-type="string">
            <text:p>4,22585e-34</text:p>
          </table:table-cell>
          <table:table-cell office:value-type="string">
            <text:p>-3,41889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0428028">
            <text:p>0,0428028</text:p>
          </table:table-cell>
          <table:table-cell office:value-type="float" office:value="0.0282769">
            <text:p>0,0282769</text:p>
          </table:table-cell>
          <table:table-cell office:value-type="string">
            <text:p>1,76704e-31</text:p>
          </table:table-cell>
          <table:table-cell office:value-type="string">
            <text:p>4,97371e-24</text:p>
          </table:table-cell>
          <table:table-cell table:style-name="ce2" office:value-type="float" office:value="0.000000000465661">
            <text:p>4,66E-010</text:p>
          </table:table-cell>
          <table:table-cell office:value-type="string">
            <text:p>7,74274e-18</text:p>
          </table:table-cell>
          <table:table-cell office:value-type="string">
            <text:p>2,67012e-17</text:p>
          </table:table-cell>
          <table:table-cell office:value-type="string">
            <text:p>-1,88323e-34</text:p>
          </table:table-cell>
          <table:table-cell office:value-type="string">
            <text:p>3,82308e-34</text:p>
          </table:table-cell>
          <table:table-cell office:value-type="string">
            <text:p>-3,50198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0457336">
            <text:p>0,0457336</text:p>
          </table:table-cell>
          <table:table-cell office:value-type="float" office:value="0.0292874">
            <text:p>0,0292874</text:p>
          </table:table-cell>
          <table:table-cell office:value-type="string">
            <text:p>-2,97171e-31</text:p>
          </table:table-cell>
          <table:table-cell office:value-type="string">
            <text:p>4,30649e-24</text:p>
          </table:table-cell>
          <table:table-cell table:style-name="ce2" office:value-type="float" office:value="0">
            <text:p>0,00E+000</text:p>
          </table:table-cell>
          <table:table-cell office:value-type="string">
            <text:p>7,8156e-18</text:p>
          </table:table-cell>
          <table:table-cell office:value-type="string">
            <text:p>2,60083e-17</text:p>
          </table:table-cell>
          <table:table-cell office:value-type="string">
            <text:p>-1,96171e-34</text:p>
          </table:table-cell>
          <table:table-cell office:value-type="string">
            <text:p>3,39408e-34</text:p>
          </table:table-cell>
          <table:table-cell office:value-type="string">
            <text:p>-3,36172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0487522">
            <text:p>0,0487522</text:p>
          </table:table-cell>
          <table:table-cell office:value-type="float" office:value="0.0302274">
            <text:p>0,0302274</text:p>
          </table:table-cell>
          <table:table-cell office:value-type="string">
            <text:p>-3,47341e-31</text:p>
          </table:table-cell>
          <table:table-cell office:value-type="string">
            <text:p>3,15647e-24</text:p>
          </table:table-cell>
          <table:table-cell table:style-name="Default" office:value-type="float" office:value="0">
            <text:p>0</text:p>
          </table:table-cell>
          <table:table-cell office:value-type="string">
            <text:p>8,52393e-18</text:p>
          </table:table-cell>
          <table:table-cell office:value-type="string">
            <text:p>2,53473e-17</text:p>
          </table:table-cell>
          <table:table-cell office:value-type="string">
            <text:p>-2,1356e-34</text:p>
          </table:table-cell>
          <table:table-cell office:value-type="string">
            <text:p>3,4303e-34</text:p>
          </table:table-cell>
          <table:table-cell office:value-type="string">
            <text:p>-3,12946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0518615">
            <text:p>0,0518615</text:p>
          </table:table-cell>
          <table:table-cell office:value-type="float" office:value="0.0311042">
            <text:p>0,0311042</text:p>
          </table:table-cell>
          <table:table-cell office:value-type="string">
            <text:p>-2,28512e-31</text:p>
          </table:table-cell>
          <table:table-cell office:value-type="string">
            <text:p>1,4691e-24</text:p>
          </table:table-cell>
          <table:table-cell table:style-name="ce2" office:value-type="float" office:value="0.000000000465661">
            <text:p>4,66E-010</text:p>
          </table:table-cell>
          <table:table-cell office:value-type="string">
            <text:p>9,22652e-18</text:p>
          </table:table-cell>
          <table:table-cell office:value-type="string">
            <text:p>2,47331e-17</text:p>
          </table:table-cell>
          <table:table-cell office:value-type="string">
            <text:p>-2,31495e-34</text:p>
          </table:table-cell>
          <table:table-cell office:value-type="string">
            <text:p>3,25219e-34</text:p>
          </table:table-cell>
          <table:table-cell office:value-type="string">
            <text:p>-2,34923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055064">
            <text:p>0,055064</text:p>
          </table:table-cell>
          <table:table-cell office:value-type="float" office:value="0.0319245">
            <text:p>0,0319245</text:p>
          </table:table-cell>
          <table:table-cell office:value-type="string">
            <text:p>-4,44601e-31</text:p>
          </table:table-cell>
          <table:table-cell office:value-type="string">
            <text:p>-7,92586e-25</text:p>
          </table:table-cell>
          <table:table-cell table:style-name="ce2" office:value-type="float" office:value="0.000000000806549">
            <text:p>8,07E-010</text:p>
          </table:table-cell>
          <table:table-cell office:value-type="string">
            <text:p>9,27504e-18</text:p>
          </table:table-cell>
          <table:table-cell office:value-type="string">
            <text:p>2,41581e-17</text:p>
          </table:table-cell>
          <table:table-cell office:value-type="string">
            <text:p>-2,39697e-34</text:p>
          </table:table-cell>
          <table:table-cell office:value-type="string">
            <text:p>3,18669e-34</text:p>
          </table:table-cell>
          <table:table-cell office:value-type="string">
            <text:p>-1,97744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0583626">
            <text:p>0,0583626</text:p>
          </table:table-cell>
          <table:table-cell office:value-type="float" office:value="0.0326945">
            <text:p>0,0326945</text:p>
          </table:table-cell>
          <table:table-cell office:value-type="string">
            <text:p>1,83445e-32</text:p>
          </table:table-cell>
          <table:table-cell office:value-type="string">
            <text:p>-3,08799e-24</text:p>
          </table:table-cell>
          <table:table-cell table:style-name="ce2" office:value-type="float" office:value="0">
            <text:p>0,00E+000</text:p>
          </table:table-cell>
          <table:table-cell office:value-type="string">
            <text:p>1,00547e-17</text:p>
          </table:table-cell>
          <table:table-cell office:value-type="string">
            <text:p>2,36088e-17</text:p>
          </table:table-cell>
          <table:table-cell office:value-type="string">
            <text:p>-2,26281e-34</text:p>
          </table:table-cell>
          <table:table-cell office:value-type="string">
            <text:p>2,58688e-34</text:p>
          </table:table-cell>
          <table:table-cell office:value-type="string">
            <text:p>-3,84052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0617601">
            <text:p>0,0617601</text:p>
          </table:table-cell>
          <table:table-cell office:value-type="float" office:value="0.0334195">
            <text:p>0,0334195</text:p>
          </table:table-cell>
          <table:table-cell office:value-type="string">
            <text:p>-5,78742e-32</text:p>
          </table:table-cell>
          <table:table-cell office:value-type="string">
            <text:p>-5,45378e-24</text:p>
          </table:table-cell>
          <table:table-cell table:style-name="ce2" office:value-type="float" office:value="0">
            <text:p>0,00E+000</text:p>
          </table:table-cell>
          <table:table-cell office:value-type="string">
            <text:p>1,2359e-17</text:p>
          </table:table-cell>
          <table:table-cell office:value-type="string">
            <text:p>2,31048e-17</text:p>
          </table:table-cell>
          <table:table-cell office:value-type="string">
            <text:p>-2,21857e-34</text:p>
          </table:table-cell>
          <table:table-cell office:value-type="string">
            <text:p>3,04476e-34</text:p>
          </table:table-cell>
          <table:table-cell office:value-type="string">
            <text:p>-5,1021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0652596">
            <text:p>0,0652596</text:p>
          </table:table-cell>
          <table:table-cell office:value-type="float" office:value="0.0341046">
            <text:p>0,0341046</text:p>
          </table:table-cell>
          <table:table-cell office:value-type="string">
            <text:p>-3,84705e-31</text:p>
          </table:table-cell>
          <table:table-cell office:value-type="string">
            <text:p>-7,36774e-24</text:p>
          </table:table-cell>
          <table:table-cell office:value-type="float" office:value="0">
            <text:p>0</text:p>
          </table:table-cell>
          <table:table-cell office:value-type="string">
            <text:p>1,30239e-17</text:p>
          </table:table-cell>
          <table:table-cell office:value-type="string">
            <text:p>2,2631e-17</text:p>
          </table:table-cell>
          <table:table-cell office:value-type="string">
            <text:p>-2,01414e-34</text:p>
          </table:table-cell>
          <table:table-cell office:value-type="string">
            <text:p>2,81313e-34</text:p>
          </table:table-cell>
          <table:table-cell office:value-type="string">
            <text:p>-3,4951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068864">
            <text:p>0,068864</text:p>
          </table:table-cell>
          <table:table-cell office:value-type="float" office:value="0.0347539">
            <text:p>0,0347539</text:p>
          </table:table-cell>
          <table:table-cell office:value-type="string">
            <text:p>-1,20852e-31</text:p>
          </table:table-cell>
          <table:table-cell office:value-type="string">
            <text:p>-9,36085e-24</text:p>
          </table:table-cell>
          <table:table-cell office:value-type="float" office:value="0">
            <text:p>0</text:p>
          </table:table-cell>
          <table:table-cell office:value-type="string">
            <text:p>1,25569e-17</text:p>
          </table:table-cell>
          <table:table-cell office:value-type="string">
            <text:p>2,2173e-17</text:p>
          </table:table-cell>
          <table:table-cell office:value-type="string">
            <text:p>-1,73689e-34</text:p>
          </table:table-cell>
          <table:table-cell office:value-type="string">
            <text:p>3,36579e-34</text:p>
          </table:table-cell>
          <table:table-cell office:value-type="string">
            <text:p>-3,38345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0725766">
            <text:p>0,0725766</text:p>
          </table:table-cell>
          <table:table-cell office:value-type="float" office:value="0.0353713">
            <text:p>0,0353713</text:p>
          </table:table-cell>
          <table:table-cell office:value-type="string">
            <text:p>-1,63223e-31</text:p>
          </table:table-cell>
          <table:table-cell office:value-type="string">
            <text:p>-1,08804e-23</text:p>
          </table:table-cell>
          <table:table-cell office:value-type="string">
            <text:p>9,31323e-10</text:p>
          </table:table-cell>
          <table:table-cell office:value-type="string">
            <text:p>1,31072e-17</text:p>
          </table:table-cell>
          <table:table-cell office:value-type="string">
            <text:p>2,17448e-17</text:p>
          </table:table-cell>
          <table:table-cell office:value-type="string">
            <text:p>-8,58894e-35</text:p>
          </table:table-cell>
          <table:table-cell office:value-type="string">
            <text:p>3,89929e-34</text:p>
          </table:table-cell>
          <table:table-cell office:value-type="string">
            <text:p>-4,43384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0764006">
            <text:p>0,0764006</text:p>
          </table:table-cell>
          <table:table-cell office:value-type="float" office:value="0.0359602">
            <text:p>0,0359602</text:p>
          </table:table-cell>
          <table:table-cell office:value-type="string">
            <text:p>-9,21557e-32</text:p>
          </table:table-cell>
          <table:table-cell office:value-type="string">
            <text:p>-1,23872e-23</text:p>
          </table:table-cell>
          <table:table-cell office:value-type="string">
            <text:p>4,65661e-10</text:p>
          </table:table-cell>
          <table:table-cell office:value-type="string">
            <text:p>1,24763e-17</text:p>
          </table:table-cell>
          <table:table-cell office:value-type="string">
            <text:p>2,1335e-17</text:p>
          </table:table-cell>
          <table:table-cell office:value-type="string">
            <text:p>-6,39285e-35</text:p>
          </table:table-cell>
          <table:table-cell office:value-type="string">
            <text:p>4,32472e-34</text:p>
          </table:table-cell>
          <table:table-cell office:value-type="string">
            <text:p>-3,58862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0803393">
            <text:p>0,0803393</text:p>
          </table:table-cell>
          <table:table-cell office:value-type="float" office:value="0.0365233">
            <text:p>0,0365233</text:p>
          </table:table-cell>
          <table:table-cell office:value-type="string">
            <text:p>-2,24178e-31</text:p>
          </table:table-cell>
          <table:table-cell office:value-type="string">
            <text:p>-1,38163e-23</text:p>
          </table:table-cell>
          <table:table-cell office:value-type="float" office:value="0">
            <text:p>0</text:p>
          </table:table-cell>
          <table:table-cell office:value-type="string">
            <text:p>1,32406e-17</text:p>
          </table:table-cell>
          <table:table-cell office:value-type="string">
            <text:p>2,09651e-17</text:p>
          </table:table-cell>
          <table:table-cell office:value-type="string">
            <text:p>-3,26242e-35</text:p>
          </table:table-cell>
          <table:table-cell office:value-type="string">
            <text:p>3,80261e-34</text:p>
          </table:table-cell>
          <table:table-cell office:value-type="string">
            <text:p>-3,73905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table:style-name="ce1" office:value-type="string">
            <text:p>0,0843961</text:p>
          </table:table-cell>
          <table:table-cell office:value-type="float" office:value="0.0370634">
            <text:p>0,0370634</text:p>
          </table:table-cell>
          <table:table-cell office:value-type="string">
            <text:p>-1,75452e-31</text:p>
          </table:table-cell>
          <table:table-cell office:value-type="string">
            <text:p>-1,55604e-23</text:p>
          </table:table-cell>
          <table:table-cell office:value-type="string">
            <text:p>6,58545e-10</text:p>
          </table:table-cell>
          <table:table-cell office:value-type="string">
            <text:p>1,53996e-17</text:p>
          </table:table-cell>
          <table:table-cell office:value-type="string">
            <text:p>2,0626e-17</text:p>
          </table:table-cell>
          <table:table-cell office:value-type="string">
            <text:p>1,52106e-35</text:p>
          </table:table-cell>
          <table:table-cell office:value-type="string">
            <text:p>3,59602e-34</text:p>
          </table:table-cell>
          <table:table-cell office:value-type="string">
            <text:p>-4,6248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0885747">
            <text:p>0,0885747</text:p>
          </table:table-cell>
          <table:table-cell office:value-type="float" office:value="0.0375827">
            <text:p>0,0375827</text:p>
          </table:table-cell>
          <table:table-cell office:value-type="string">
            <text:p>-3,51867e-31</text:p>
          </table:table-cell>
          <table:table-cell office:value-type="string">
            <text:p>-1,75235e-23</text:p>
          </table:table-cell>
          <table:table-cell office:value-type="string">
            <text:p>6,58545e-10</text:p>
          </table:table-cell>
          <table:table-cell office:value-type="string">
            <text:p>1,78054e-17</text:p>
          </table:table-cell>
          <table:table-cell office:value-type="string">
            <text:p>2,02906e-17</text:p>
          </table:table-cell>
          <table:table-cell office:value-type="string">
            <text:p>2,86681e-35</text:p>
          </table:table-cell>
          <table:table-cell office:value-type="string">
            <text:p>2,33364e-34</text:p>
          </table:table-cell>
          <table:table-cell office:value-type="string">
            <text:p>-4,3288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0928786">
            <text:p>0,0928786</text:p>
          </table:table-cell>
          <table:table-cell office:value-type="float" office:value="0.0380833">
            <text:p>0,0380833</text:p>
          </table:table-cell>
          <table:table-cell office:value-type="string">
            <text:p>-5,3926e-33</text:p>
          </table:table-cell>
          <table:table-cell office:value-type="string">
            <text:p>-2,0056e-23</text:p>
          </table:table-cell>
          <table:table-cell office:value-type="float" office:value="0">
            <text:p>0</text:p>
          </table:table-cell>
          <table:table-cell office:value-type="string">
            <text:p>2,05136e-17</text:p>
          </table:table-cell>
          <table:table-cell office:value-type="string">
            <text:p>1,99953e-17</text:p>
          </table:table-cell>
          <table:table-cell office:value-type="string">
            <text:p>4,74103e-35</text:p>
          </table:table-cell>
          <table:table-cell office:value-type="string">
            <text:p>2,03596e-34</text:p>
          </table:table-cell>
          <table:table-cell office:value-type="string">
            <text:p>-4,28629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0973116">
            <text:p>0,0973116</text:p>
          </table:table-cell>
          <table:table-cell office:value-type="float" office:value="0.0385668">
            <text:p>0,0385668</text:p>
          </table:table-cell>
          <table:table-cell office:value-type="string">
            <text:p>1,15556e-31</text:p>
          </table:table-cell>
          <table:table-cell office:value-type="string">
            <text:p>-2,3067e-23</text:p>
          </table:table-cell>
          <table:table-cell office:value-type="float" office:value="0">
            <text:p>0</text:p>
          </table:table-cell>
          <table:table-cell office:value-type="string">
            <text:p>2,10506e-17</text:p>
          </table:table-cell>
          <table:table-cell office:value-type="string">
            <text:p>1,97173e-17</text:p>
          </table:table-cell>
          <table:table-cell office:value-type="string">
            <text:p>2,90918e-36</text:p>
          </table:table-cell>
          <table:table-cell office:value-type="string">
            <text:p>3,27296e-35</text:p>
          </table:table-cell>
          <table:table-cell office:value-type="string">
            <text:p>-3,6805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101878">
            <text:p>0,101878</text:p>
          </table:table-cell>
          <table:table-cell office:value-type="float" office:value="0.039035">
            <text:p>0,039035</text:p>
          </table:table-cell>
          <table:table-cell office:value-type="string">
            <text:p>-5,24431e-31</text:p>
          </table:table-cell>
          <table:table-cell office:value-type="string">
            <text:p>-2,64728e-23</text:p>
          </table:table-cell>
          <table:table-cell office:value-type="string">
            <text:p>4,65661e-10</text:p>
          </table:table-cell>
          <table:table-cell office:value-type="string">
            <text:p>1,9996e-17</text:p>
          </table:table-cell>
          <table:table-cell office:value-type="string">
            <text:p>1,94317e-17</text:p>
          </table:table-cell>
          <table:table-cell office:value-type="string">
            <text:p>-8,15103e-36</text:p>
          </table:table-cell>
          <table:table-cell office:value-type="string">
            <text:p>-9,36502e-36</text:p>
          </table:table-cell>
          <table:table-cell office:value-type="string">
            <text:p>-1,37229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106581">
            <text:p>0,106581</text:p>
          </table:table-cell>
          <table:table-cell office:value-type="float" office:value="0.0394892">
            <text:p>0,0394892</text:p>
          </table:table-cell>
          <table:table-cell office:value-type="string">
            <text:p>-2,03763e-31</text:p>
          </table:table-cell>
          <table:table-cell office:value-type="string">
            <text:p>-2,97157e-23</text:p>
          </table:table-cell>
          <table:table-cell office:value-type="float" office:value="0">
            <text:p>0</text:p>
          </table:table-cell>
          <table:table-cell office:value-type="string">
            <text:p>1,93949e-17</text:p>
          </table:table-cell>
          <table:table-cell office:value-type="string">
            <text:p>1,9188e-17</text:p>
          </table:table-cell>
          <table:table-cell office:value-type="string">
            <text:p>-2,97646e-35</text:p>
          </table:table-cell>
          <table:table-cell office:value-type="string">
            <text:p>-1,16649e-34</text:p>
          </table:table-cell>
          <table:table-cell office:value-type="string">
            <text:p>1,43099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table:style-name="ce1" office:value-type="string">
            <text:p>0,111425</text:p>
          </table:table-cell>
          <table:table-cell office:value-type="float" office:value="0.0399306">
            <text:p>0,0399306</text:p>
          </table:table-cell>
          <table:table-cell office:value-type="string">
            <text:p>4,62223e-32</text:p>
          </table:table-cell>
          <table:table-cell office:value-type="string">
            <text:p>-3,30356e-23</text:p>
          </table:table-cell>
          <table:table-cell office:value-type="string">
            <text:p>4,65661e-10</text:p>
          </table:table-cell>
          <table:table-cell office:value-type="string">
            <text:p>1,9964e-17</text:p>
          </table:table-cell>
          <table:table-cell office:value-type="string">
            <text:p>1,89642e-17</text:p>
          </table:table-cell>
          <table:table-cell office:value-type="string">
            <text:p>-4,4134e-35</text:p>
          </table:table-cell>
          <table:table-cell office:value-type="string">
            <text:p>-1,0761e-34</text:p>
          </table:table-cell>
          <table:table-cell office:value-type="string">
            <text:p>3,989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116414">
            <text:p>0,116414</text:p>
          </table:table-cell>
          <table:table-cell office:value-type="float" office:value="0.0403604">
            <text:p>0,0403604</text:p>
          </table:table-cell>
          <table:table-cell office:value-type="string">
            <text:p>-2,02223e-31</text:p>
          </table:table-cell>
          <table:table-cell office:value-type="string">
            <text:p>-3,59053e-23</text:p>
          </table:table-cell>
          <table:table-cell office:value-type="string">
            <text:p>8,06549e-10</text:p>
          </table:table-cell>
          <table:table-cell office:value-type="string">
            <text:p>2,08492e-17</text:p>
          </table:table-cell>
          <table:table-cell office:value-type="string">
            <text:p>1,87243e-17</text:p>
          </table:table-cell>
          <table:table-cell office:value-type="string">
            <text:p>-2,47306e-35</text:p>
          </table:table-cell>
          <table:table-cell office:value-type="string">
            <text:p>-7,43823e-35</text:p>
          </table:table-cell>
          <table:table-cell office:value-type="string">
            <text:p>5,87802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121553">
            <text:p>0,121553</text:p>
          </table:table-cell>
          <table:table-cell office:value-type="float" office:value="0.0407796">
            <text:p>0,0407796</text:p>
          </table:table-cell>
          <table:table-cell office:value-type="string">
            <text:p>-3,33571e-31</text:p>
          </table:table-cell>
          <table:table-cell office:value-type="string">
            <text:p>-3,84235e-23</text:p>
          </table:table-cell>
          <table:table-cell office:value-type="float" office:value="0">
            <text:p>0</text:p>
          </table:table-cell>
          <table:table-cell office:value-type="string">
            <text:p>2,10585e-17</text:p>
          </table:table-cell>
          <table:table-cell office:value-type="string">
            <text:p>1,84837e-17</text:p>
          </table:table-cell>
          <table:table-cell office:value-type="string">
            <text:p>-9,98032e-37</text:p>
          </table:table-cell>
          <table:table-cell office:value-type="string">
            <text:p>-8,28209e-35</text:p>
          </table:table-cell>
          <table:table-cell office:value-type="string">
            <text:p>6,89522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126846">
            <text:p>0,126846</text:p>
          </table:table-cell>
          <table:table-cell office:value-type="float" office:value="0.041189">
            <text:p>0,041189</text:p>
          </table:table-cell>
          <table:table-cell office:value-type="string">
            <text:p>-3,86149e-31</text:p>
          </table:table-cell>
          <table:table-cell office:value-type="string">
            <text:p>-3,97541e-23</text:p>
          </table:table-cell>
          <table:table-cell office:value-type="float" office:value="0">
            <text:p>0</text:p>
          </table:table-cell>
          <table:table-cell office:value-type="string">
            <text:p>2,11233e-17</text:p>
          </table:table-cell>
          <table:table-cell office:value-type="string">
            <text:p>1,82227e-17</text:p>
          </table:table-cell>
          <table:table-cell office:value-type="string">
            <text:p>-4,02323e-35</text:p>
          </table:table-cell>
          <table:table-cell office:value-type="string">
            <text:p>-3,07862e-35</text:p>
          </table:table-cell>
          <table:table-cell office:value-type="string">
            <text:p>6,95632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132298">
            <text:p>0,132298</text:p>
          </table:table-cell>
          <table:table-cell office:value-type="float" office:value="0.0415895">
            <text:p>0,0415895</text:p>
          </table:table-cell>
          <table:table-cell office:value-type="string">
            <text:p>-8,2815e-32</text:p>
          </table:table-cell>
          <table:table-cell office:value-type="string">
            <text:p>-4,05777e-23</text:p>
          </table:table-cell>
          <table:table-cell office:value-type="float" office:value="0">
            <text:p>0</text:p>
          </table:table-cell>
          <table:table-cell office:value-type="string">
            <text:p>1,98504e-17</text:p>
          </table:table-cell>
          <table:table-cell office:value-type="string">
            <text:p>1,80245e-17</text:p>
          </table:table-cell>
          <table:table-cell office:value-type="string">
            <text:p>-1,03947e-34</text:p>
          </table:table-cell>
          <table:table-cell office:value-type="string">
            <text:p>-5,50271e-35</text:p>
          </table:table-cell>
          <table:table-cell office:value-type="string">
            <text:p>4,7391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137914">
            <text:p>0,137914</text:p>
          </table:table-cell>
          <table:table-cell office:value-type="float" office:value="0.0419818">
            <text:p>0,0419818</text:p>
          </table:table-cell>
          <table:table-cell office:value-type="string">
            <text:p>9,10965e-32</text:p>
          </table:table-cell>
          <table:table-cell office:value-type="string">
            <text:p>-4,15388e-23</text:p>
          </table:table-cell>
          <table:table-cell office:value-type="float" office:value="0">
            <text:p>0</text:p>
          </table:table-cell>
          <table:table-cell office:value-type="string">
            <text:p>1,99269e-17</text:p>
          </table:table-cell>
          <table:table-cell office:value-type="string">
            <text:p>1,78558e-17</text:p>
          </table:table-cell>
          <table:table-cell office:value-type="string">
            <text:p>-1,0571e-34</text:p>
          </table:table-cell>
          <table:table-cell office:value-type="string">
            <text:p>-4,11761e-35</text:p>
          </table:table-cell>
          <table:table-cell office:value-type="string">
            <text:p>4,12529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143698">
            <text:p>0,143698</text:p>
          </table:table-cell>
          <table:table-cell office:value-type="float" office:value="0.0423665">
            <text:p>0,0423665</text:p>
          </table:table-cell>
          <table:table-cell office:value-type="string">
            <text:p>-8,7052e-32</text:p>
          </table:table-cell>
          <table:table-cell office:value-type="string">
            <text:p>-4,233e-23</text:p>
          </table:table-cell>
          <table:table-cell office:value-type="float" office:value="0">
            <text:p>0</text:p>
          </table:table-cell>
          <table:table-cell office:value-type="string">
            <text:p>2,23243e-17</text:p>
          </table:table-cell>
          <table:table-cell office:value-type="string">
            <text:p>1,76487e-17</text:p>
          </table:table-cell>
          <table:table-cell office:value-type="string">
            <text:p>-6,49338e-35</text:p>
          </table:table-cell>
          <table:table-cell office:value-type="string">
            <text:p>-2,99461e-35</text:p>
          </table:table-cell>
          <table:table-cell office:value-type="string">
            <text:p>7,22211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149656">
            <text:p>0,149656</text:p>
          </table:table-cell>
          <table:table-cell office:value-type="float" office:value="0.0427443">
            <text:p>0,0427443</text:p>
          </table:table-cell>
          <table:table-cell office:value-type="string">
            <text:p>-4,10223e-32</text:p>
          </table:table-cell>
          <table:table-cell office:value-type="string">
            <text:p>-4,29993e-23</text:p>
          </table:table-cell>
          <table:table-cell office:value-type="float" office:value="0">
            <text:p>0</text:p>
          </table:table-cell>
          <table:table-cell office:value-type="string">
            <text:p>2,46489e-17</text:p>
          </table:table-cell>
          <table:table-cell office:value-type="string">
            <text:p>1,74387e-17</text:p>
          </table:table-cell>
          <table:table-cell office:value-type="string">
            <text:p>-1,94669e-34</text:p>
          </table:table-cell>
          <table:table-cell office:value-type="string">
            <text:p>-8,46003e-35</text:p>
          </table:table-cell>
          <table:table-cell office:value-type="string">
            <text:p>8,42804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155792">
            <text:p>0,155792</text:p>
          </table:table-cell>
          <table:table-cell office:value-type="float" office:value="0.0431156">
            <text:p>0,0431156</text:p>
          </table:table-cell>
          <table:table-cell office:value-type="string">
            <text:p>-1,56963e-31</text:p>
          </table:table-cell>
          <table:table-cell office:value-type="string">
            <text:p>-4,35182e-23</text:p>
          </table:table-cell>
          <table:table-cell office:value-type="string">
            <text:p>4,65661e-10</text:p>
          </table:table-cell>
          <table:table-cell office:value-type="string">
            <text:p>2,50033e-17</text:p>
          </table:table-cell>
          <table:table-cell office:value-type="string">
            <text:p>1,7294e-17</text:p>
          </table:table-cell>
          <table:table-cell office:value-type="string">
            <text:p>-3,27741e-34</text:p>
          </table:table-cell>
          <table:table-cell office:value-type="string">
            <text:p>-1,23554e-34</text:p>
          </table:table-cell>
          <table:table-cell office:value-type="string">
            <text:p>9,76586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162113">
            <text:p>0,162113</text:p>
          </table:table-cell>
          <table:table-cell office:value-type="float" office:value="0.043481">
            <text:p>0,043481</text:p>
          </table:table-cell>
          <table:table-cell office:value-type="string">
            <text:p>-2,86964e-31</text:p>
          </table:table-cell>
          <table:table-cell office:value-type="string">
            <text:p>-4,39237e-23</text:p>
          </table:table-cell>
          <table:table-cell office:value-type="float" office:value="0">
            <text:p>0</text:p>
          </table:table-cell>
          <table:table-cell office:value-type="string">
            <text:p>2,50248e-17</text:p>
          </table:table-cell>
          <table:table-cell office:value-type="string">
            <text:p>1,70844e-17</text:p>
          </table:table-cell>
          <table:table-cell office:value-type="string">
            <text:p>-2,05687e-34</text:p>
          </table:table-cell>
          <table:table-cell office:value-type="string">
            <text:p>-1,58223e-34</text:p>
          </table:table-cell>
          <table:table-cell office:value-type="string">
            <text:p>1,32766e-3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168623">
            <text:p>0,168623</text:p>
          </table:table-cell>
          <table:table-cell office:value-type="float" office:value="0.0438409">
            <text:p>0,0438409</text:p>
          </table:table-cell>
          <table:table-cell office:value-type="string">
            <text:p>-2,06075e-31</text:p>
          </table:table-cell>
          <table:table-cell office:value-type="string">
            <text:p>-4,41525e-23</text:p>
          </table:table-cell>
          <table:table-cell office:value-type="float" office:value="0">
            <text:p>0</text:p>
          </table:table-cell>
          <table:table-cell office:value-type="string">
            <text:p>2,50934e-17</text:p>
          </table:table-cell>
          <table:table-cell office:value-type="string">
            <text:p>1,68504e-17</text:p>
          </table:table-cell>
          <table:table-cell office:value-type="string">
            <text:p>-1,93279e-34</text:p>
          </table:table-cell>
          <table:table-cell office:value-type="string">
            <text:p>-2,48514e-34</text:p>
          </table:table-cell>
          <table:table-cell office:value-type="string">
            <text:p>1,26644e-3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175328">
            <text:p>0,175328</text:p>
          </table:table-cell>
          <table:table-cell office:value-type="float" office:value="0.0441958">
            <text:p>0,0441958</text:p>
          </table:table-cell>
          <table:table-cell office:value-type="string">
            <text:p>-2,70088e-31</text:p>
          </table:table-cell>
          <table:table-cell office:value-type="string">
            <text:p>-4,3536e-23</text:p>
          </table:table-cell>
          <table:table-cell office:value-type="string">
            <text:p>6,58545e-10</text:p>
          </table:table-cell>
          <table:table-cell office:value-type="string">
            <text:p>2,17074e-17</text:p>
          </table:table-cell>
          <table:table-cell office:value-type="string">
            <text:p>1,67119e-17</text:p>
          </table:table-cell>
          <table:table-cell office:value-type="string">
            <text:p>-2,86358e-34</text:p>
          </table:table-cell>
          <table:table-cell office:value-type="string">
            <text:p>-3,32741e-34</text:p>
          </table:table-cell>
          <table:table-cell office:value-type="string">
            <text:p>9,59833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182234">
            <text:p>0,182234</text:p>
          </table:table-cell>
          <table:table-cell office:value-type="float" office:value="0.0445459">
            <text:p>0,0445459</text:p>
          </table:table-cell>
          <table:table-cell office:value-type="string">
            <text:p>-2,50949e-31</text:p>
          </table:table-cell>
          <table:table-cell office:value-type="string">
            <text:p>-4,27552e-23</text:p>
          </table:table-cell>
          <table:table-cell office:value-type="float" office:value="0">
            <text:p>0</text:p>
          </table:table-cell>
          <table:table-cell office:value-type="string">
            <text:p>1,94305e-17</text:p>
          </table:table-cell>
          <table:table-cell office:value-type="string">
            <text:p>1,66124e-17</text:p>
          </table:table-cell>
          <table:table-cell office:value-type="string">
            <text:p>-2,37038e-34</text:p>
          </table:table-cell>
          <table:table-cell office:value-type="string">
            <text:p>-3,05224e-34</text:p>
          </table:table-cell>
          <table:table-cell office:value-type="string">
            <text:p>9,38976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189348">
            <text:p>0,189348</text:p>
          </table:table-cell>
          <table:table-cell office:value-type="float" office:value="0.0448916">
            <text:p>0,0448916</text:p>
          </table:table-cell>
          <table:table-cell office:value-type="string">
            <text:p>-5,52742e-32</text:p>
          </table:table-cell>
          <table:table-cell office:value-type="string">
            <text:p>-4,05992e-23</text:p>
          </table:table-cell>
          <table:table-cell office:value-type="string">
            <text:p>6,58545e-10</text:p>
          </table:table-cell>
          <table:table-cell office:value-type="string">
            <text:p>1,90293e-17</text:p>
          </table:table-cell>
          <table:table-cell office:value-type="string">
            <text:p>1,65433e-17</text:p>
          </table:table-cell>
          <table:table-cell office:value-type="string">
            <text:p>-2,48471e-34</text:p>
          </table:table-cell>
          <table:table-cell office:value-type="string">
            <text:p>-2,75586e-34</text:p>
          </table:table-cell>
          <table:table-cell office:value-type="string">
            <text:p>9,44427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196675">
            <text:p>0,196675</text:p>
          </table:table-cell>
          <table:table-cell office:value-type="float" office:value="0.0452332">
            <text:p>0,0452332</text:p>
          </table:table-cell>
          <table:table-cell office:value-type="string">
            <text:p>-1,45023e-31</text:p>
          </table:table-cell>
          <table:table-cell office:value-type="string">
            <text:p>-3,75047e-23</text:p>
          </table:table-cell>
          <table:table-cell office:value-type="float" office:value="0">
            <text:p>0</text:p>
          </table:table-cell>
          <table:table-cell office:value-type="string">
            <text:p>2,05976e-17</text:p>
          </table:table-cell>
          <table:table-cell office:value-type="string">
            <text:p>1,64932e-17</text:p>
          </table:table-cell>
          <table:table-cell office:value-type="string">
            <text:p>-1,92229e-34</text:p>
          </table:table-cell>
          <table:table-cell office:value-type="string">
            <text:p>-2,33521e-34</text:p>
          </table:table-cell>
          <table:table-cell office:value-type="string">
            <text:p>6,83682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204222">
            <text:p>0,204222</text:p>
          </table:table-cell>
          <table:table-cell office:value-type="float" office:value="0.045571">
            <text:p>0,045571</text:p>
          </table:table-cell>
          <table:table-cell office:value-type="string">
            <text:p>-1,92978e-31</text:p>
          </table:table-cell>
          <table:table-cell office:value-type="string">
            <text:p>-3,53425e-23</text:p>
          </table:table-cell>
          <table:table-cell office:value-type="float" office:value="0">
            <text:p>0</text:p>
          </table:table-cell>
          <table:table-cell office:value-type="string">
            <text:p>2,29437e-17</text:p>
          </table:table-cell>
          <table:table-cell office:value-type="string">
            <text:p>1,64742e-17</text:p>
          </table:table-cell>
          <table:table-cell office:value-type="string">
            <text:p>-3,02068e-34</text:p>
          </table:table-cell>
          <table:table-cell office:value-type="string">
            <text:p>-2,01706e-34</text:p>
          </table:table-cell>
          <table:table-cell office:value-type="string">
            <text:p>4,02427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211996">
            <text:p>0,211996</text:p>
          </table:table-cell>
          <table:table-cell office:value-type="float" office:value="0.0459053">
            <text:p>0,0459053</text:p>
          </table:table-cell>
          <table:table-cell office:value-type="string">
            <text:p>-1,23163e-31</text:p>
          </table:table-cell>
          <table:table-cell office:value-type="string">
            <text:p>-3,40193e-23</text:p>
          </table:table-cell>
          <table:table-cell office:value-type="float" office:value="0">
            <text:p>0</text:p>
          </table:table-cell>
          <table:table-cell office:value-type="string">
            <text:p>2,19667e-17</text:p>
          </table:table-cell>
          <table:table-cell office:value-type="string">
            <text:p>1,65564e-17</text:p>
          </table:table-cell>
          <table:table-cell office:value-type="string">
            <text:p>-3,09391e-34</text:p>
          </table:table-cell>
          <table:table-cell office:value-type="string">
            <text:p>-1,80425e-34</text:p>
          </table:table-cell>
          <table:table-cell office:value-type="string">
            <text:p>1,05593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220002">
            <text:p>0,220002</text:p>
          </table:table-cell>
          <table:table-cell office:value-type="float" office:value="0.0462363">
            <text:p>0,0462363</text:p>
          </table:table-cell>
          <table:table-cell office:value-type="string">
            <text:p>-1,51378e-31</text:p>
          </table:table-cell>
          <table:table-cell office:value-type="string">
            <text:p>-3,22344e-23</text:p>
          </table:table-cell>
          <table:table-cell office:value-type="float" office:value="0">
            <text:p>0</text:p>
          </table:table-cell>
          <table:table-cell office:value-type="string">
            <text:p>2,19841e-17</text:p>
          </table:table-cell>
          <table:table-cell office:value-type="string">
            <text:p>1,66127e-17</text:p>
          </table:table-cell>
          <table:table-cell office:value-type="string">
            <text:p>-2,10256e-34</text:p>
          </table:table-cell>
          <table:table-cell office:value-type="string">
            <text:p>-1,84926e-34</text:p>
          </table:table-cell>
          <table:table-cell office:value-type="string">
            <text:p>-2,21628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228249">
            <text:p>0,228249</text:p>
          </table:table-cell>
          <table:table-cell office:value-type="float" office:value="0.0465641">
            <text:p>0,0465641</text:p>
          </table:table-cell>
          <table:table-cell office:value-type="string">
            <text:p>-2,19556e-32</text:p>
          </table:table-cell>
          <table:table-cell office:value-type="string">
            <text:p>-3,12164e-23</text:p>
          </table:table-cell>
          <table:table-cell office:value-type="float" office:value="0">
            <text:p>0</text:p>
          </table:table-cell>
          <table:table-cell office:value-type="string">
            <text:p>2,24687e-17</text:p>
          </table:table-cell>
          <table:table-cell office:value-type="string">
            <text:p>1,66694e-17</text:p>
          </table:table-cell>
          <table:table-cell office:value-type="string">
            <text:p>-8,34529e-35</text:p>
          </table:table-cell>
          <table:table-cell office:value-type="string">
            <text:p>-1,02189e-34</text:p>
          </table:table-cell>
          <table:table-cell office:value-type="string">
            <text:p>-3,86384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236743">
            <text:p>0,236743</text:p>
          </table:table-cell>
          <table:table-cell office:value-type="float" office:value="0.0468891">
            <text:p>0,0468891</text:p>
          </table:table-cell>
          <table:table-cell office:value-type="string">
            <text:p>-2,61926e-32</text:p>
          </table:table-cell>
          <table:table-cell office:value-type="string">
            <text:p>-3,07287e-23</text:p>
          </table:table-cell>
          <table:table-cell office:value-type="float" office:value="0">
            <text:p>0</text:p>
          </table:table-cell>
          <table:table-cell office:value-type="string">
            <text:p>2,20405e-17</text:p>
          </table:table-cell>
          <table:table-cell office:value-type="string">
            <text:p>1,67637e-17</text:p>
          </table:table-cell>
          <table:table-cell office:value-type="string">
            <text:p>9,59273e-35</text:p>
          </table:table-cell>
          <table:table-cell office:value-type="string">
            <text:p>-8,2768e-35</text:p>
          </table:table-cell>
          <table:table-cell office:value-type="string">
            <text:p>-4,88878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245492">
            <text:p>0,245492</text:p>
          </table:table-cell>
          <table:table-cell office:value-type="float" office:value="0.0472113">
            <text:p>0,0472113</text:p>
          </table:table-cell>
          <table:table-cell office:value-type="string">
            <text:p>-2,41512e-31</text:p>
          </table:table-cell>
          <table:table-cell office:value-type="string">
            <text:p>-3,11611e-23</text:p>
          </table:table-cell>
          <table:table-cell office:value-type="float" office:value="0">
            <text:p>0</text:p>
          </table:table-cell>
          <table:table-cell office:value-type="string">
            <text:p>2,39866e-17</text:p>
          </table:table-cell>
          <table:table-cell office:value-type="string">
            <text:p>1,68822e-17</text:p>
          </table:table-cell>
          <table:table-cell office:value-type="string">
            <text:p>1,05349e-34</text:p>
          </table:table-cell>
          <table:table-cell office:value-type="string">
            <text:p>-3,08007e-35</text:p>
          </table:table-cell>
          <table:table-cell office:value-type="string">
            <text:p>-9,76715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254503">
            <text:p>0,254503</text:p>
          </table:table-cell>
          <table:table-cell office:value-type="float" office:value="0.047531">
            <text:p>0,047531</text:p>
          </table:table-cell>
          <table:table-cell office:value-type="string">
            <text:p>-1,82963e-31</text:p>
          </table:table-cell>
          <table:table-cell office:value-type="string">
            <text:p>-3,12467e-23</text:p>
          </table:table-cell>
          <table:table-cell office:value-type="float" office:value="0">
            <text:p>0</text:p>
          </table:table-cell>
          <table:table-cell office:value-type="string">
            <text:p>2,35161e-17</text:p>
          </table:table-cell>
          <table:table-cell office:value-type="string">
            <text:p>1,70881e-17</text:p>
          </table:table-cell>
          <table:table-cell office:value-type="string">
            <text:p>1,14704e-34</text:p>
          </table:table-cell>
          <table:table-cell office:value-type="string">
            <text:p>-3,45704e-35</text:p>
          </table:table-cell>
          <table:table-cell office:value-type="string">
            <text:p>-1,10147e-3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263785">
            <text:p>0,263785</text:p>
          </table:table-cell>
          <table:table-cell office:value-type="float" office:value="0.0478482">
            <text:p>0,0478482</text:p>
          </table:table-cell>
          <table:table-cell office:value-type="string">
            <text:p>-1,77956e-31</text:p>
          </table:table-cell>
          <table:table-cell office:value-type="string">
            <text:p>-3,11685e-23</text:p>
          </table:table-cell>
          <table:table-cell office:value-type="float" office:value="0">
            <text:p>0</text:p>
          </table:table-cell>
          <table:table-cell office:value-type="string">
            <text:p>2,37289e-17</text:p>
          </table:table-cell>
          <table:table-cell office:value-type="string">
            <text:p>1,71905e-17</text:p>
          </table:table-cell>
          <table:table-cell office:value-type="string">
            <text:p>7,37013e-36</text:p>
          </table:table-cell>
          <table:table-cell office:value-type="string">
            <text:p>1,00431e-34</text:p>
          </table:table-cell>
          <table:table-cell office:value-type="string">
            <text:p>-6,94811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273345">
            <text:p>0,273345</text:p>
          </table:table-cell>
          <table:table-cell office:value-type="float" office:value="0.0481631">
            <text:p>0,0481631</text:p>
          </table:table-cell>
          <table:table-cell office:value-type="string">
            <text:p>-2,03378e-31</text:p>
          </table:table-cell>
          <table:table-cell office:value-type="string">
            <text:p>-3,13804e-23</text:p>
          </table:table-cell>
          <table:table-cell office:value-type="float" office:value="0">
            <text:p>0</text:p>
          </table:table-cell>
          <table:table-cell office:value-type="string">
            <text:p>2,62014e-17</text:p>
          </table:table-cell>
          <table:table-cell office:value-type="string">
            <text:p>1,72482e-17</text:p>
          </table:table-cell>
          <table:table-cell office:value-type="string">
            <text:p>3,89517e-35</text:p>
          </table:table-cell>
          <table:table-cell office:value-type="string">
            <text:p>2,9506e-34</text:p>
          </table:table-cell>
          <table:table-cell office:value-type="string">
            <text:p>-1,11019e-3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283192">
            <text:p>0,283192</text:p>
          </table:table-cell>
          <table:table-cell office:value-type="float" office:value="0.0484759">
            <text:p>0,0484759</text:p>
          </table:table-cell>
          <table:table-cell office:value-type="string">
            <text:p>-5,20001e-32</text:p>
          </table:table-cell>
          <table:table-cell office:value-type="string">
            <text:p>-3,0793e-23</text:p>
          </table:table-cell>
          <table:table-cell office:value-type="string">
            <text:p>6,58545e-10</text:p>
          </table:table-cell>
          <table:table-cell office:value-type="string">
            <text:p>2,80609e-17</text:p>
          </table:table-cell>
          <table:table-cell office:value-type="string">
            <text:p>1,75747e-17</text:p>
          </table:table-cell>
          <table:table-cell office:value-type="string">
            <text:p>2,35738e-34</text:p>
          </table:table-cell>
          <table:table-cell office:value-type="string">
            <text:p>4,0923e-34</text:p>
          </table:table-cell>
          <table:table-cell office:value-type="string">
            <text:p>-1,85385e-3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293335">
            <text:p>0,293335</text:p>
          </table:table-cell>
          <table:table-cell office:value-type="float" office:value="0.0487865">
            <text:p>0,0487865</text:p>
          </table:table-cell>
          <table:table-cell office:value-type="string">
            <text:p>-1,36067e-31</text:p>
          </table:table-cell>
          <table:table-cell office:value-type="string">
            <text:p>-2,93596e-23</text:p>
          </table:table-cell>
          <table:table-cell office:value-type="float" office:value="0">
            <text:p>0</text:p>
          </table:table-cell>
          <table:table-cell office:value-type="string">
            <text:p>3,05047e-17</text:p>
          </table:table-cell>
          <table:table-cell office:value-type="string">
            <text:p>1,80983e-17</text:p>
          </table:table-cell>
          <table:table-cell office:value-type="string">
            <text:p>4,81693e-34</text:p>
          </table:table-cell>
          <table:table-cell office:value-type="string">
            <text:p>5,61349e-34</text:p>
          </table:table-cell>
          <table:table-cell office:value-type="string">
            <text:p>-2,59002e-3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303781">
            <text:p>0,303781</text:p>
          </table:table-cell>
          <table:table-cell office:value-type="float" office:value="0.0490951">
            <text:p>0,0490951</text:p>
          </table:table-cell>
          <table:table-cell office:value-type="string">
            <text:p>-1,76223e-31</text:p>
          </table:table-cell>
          <table:table-cell office:value-type="string">
            <text:p>-2,78105e-23</text:p>
          </table:table-cell>
          <table:table-cell office:value-type="float" office:value="0">
            <text:p>0</text:p>
          </table:table-cell>
          <table:table-cell office:value-type="string">
            <text:p>3,22926e-17</text:p>
          </table:table-cell>
          <table:table-cell office:value-type="string">
            <text:p>1,86593e-17</text:p>
          </table:table-cell>
          <table:table-cell office:value-type="string">
            <text:p>4,60385e-34</text:p>
          </table:table-cell>
          <table:table-cell office:value-type="string">
            <text:p>4,67316e-34</text:p>
          </table:table-cell>
          <table:table-cell office:value-type="string">
            <text:p>-3,6397e-3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314542">
            <text:p>0,314542</text:p>
          </table:table-cell>
          <table:table-cell office:value-type="float" office:value="0.0494018">
            <text:p>0,0494018</text:p>
          </table:table-cell>
          <table:table-cell office:value-type="string">
            <text:p>-1,55615e-31</text:p>
          </table:table-cell>
          <table:table-cell office:value-type="string">
            <text:p>-2,59159e-23</text:p>
          </table:table-cell>
          <table:table-cell office:value-type="float" office:value="0">
            <text:p>0</text:p>
          </table:table-cell>
          <table:table-cell office:value-type="string">
            <text:p>3,18183e-17</text:p>
          </table:table-cell>
          <table:table-cell office:value-type="string">
            <text:p>1,95013e-17</text:p>
          </table:table-cell>
          <table:table-cell office:value-type="string">
            <text:p>1,72528e-34</text:p>
          </table:table-cell>
          <table:table-cell office:value-type="string">
            <text:p>2,33694e-34</text:p>
          </table:table-cell>
          <table:table-cell office:value-type="string">
            <text:p>-3,89118e-3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325624">
            <text:p>0,325624</text:p>
          </table:table-cell>
          <table:table-cell office:value-type="float" office:value="0.0497067">
            <text:p>0,0497067</text:p>
          </table:table-cell>
          <table:table-cell office:value-type="string">
            <text:p>-1,68326e-31</text:p>
          </table:table-cell>
          <table:table-cell office:value-type="string">
            <text:p>-2,39264e-23</text:p>
          </table:table-cell>
          <table:table-cell office:value-type="float" office:value="0">
            <text:p>0</text:p>
          </table:table-cell>
          <table:table-cell office:value-type="string">
            <text:p>2,72335e-17</text:p>
          </table:table-cell>
          <table:table-cell office:value-type="string">
            <text:p>2,00784e-17</text:p>
          </table:table-cell>
          <table:table-cell office:value-type="string">
            <text:p>5,90059e-35</text:p>
          </table:table-cell>
          <table:table-cell office:value-type="string">
            <text:p>-3,80834e-35</text:p>
          </table:table-cell>
          <table:table-cell office:value-type="string">
            <text:p>-2,74405e-3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33704">
            <text:p>0,33704</text:p>
          </table:table-cell>
          <table:table-cell office:value-type="float" office:value="0.0500097">
            <text:p>0,0500097</text:p>
          </table:table-cell>
          <table:table-cell office:value-type="string">
            <text:p>-1,43289e-31</text:p>
          </table:table-cell>
          <table:table-cell office:value-type="string">
            <text:p>-2,28472e-23</text:p>
          </table:table-cell>
          <table:table-cell office:value-type="float" office:value="0">
            <text:p>0</text:p>
          </table:table-cell>
          <table:table-cell office:value-type="string">
            <text:p>2,37583e-17</text:p>
          </table:table-cell>
          <table:table-cell office:value-type="string">
            <text:p>1,99467e-17</text:p>
          </table:table-cell>
          <table:table-cell office:value-type="string">
            <text:p>2,02837e-35</text:p>
          </table:table-cell>
          <table:table-cell office:value-type="string">
            <text:p>-1,07202e-34</text:p>
          </table:table-cell>
          <table:table-cell office:value-type="string">
            <text:p>-1,61546e-3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348798">
            <text:p>0,348798</text:p>
          </table:table-cell>
          <table:table-cell office:value-type="float" office:value="0.0503108">
            <text:p>0,0503108</text:p>
          </table:table-cell>
          <table:table-cell office:value-type="string">
            <text:p>-1,09489e-31</text:p>
          </table:table-cell>
          <table:table-cell office:value-type="string">
            <text:p>-2,15344e-23</text:p>
          </table:table-cell>
          <table:table-cell office:value-type="float" office:value="0">
            <text:p>0</text:p>
          </table:table-cell>
          <table:table-cell office:value-type="string">
            <text:p>2,0857e-17</text:p>
          </table:table-cell>
          <table:table-cell office:value-type="string">
            <text:p>1,97596e-17</text:p>
          </table:table-cell>
          <table:table-cell office:value-type="string">
            <text:p>-2,56065e-35</text:p>
          </table:table-cell>
          <table:table-cell office:value-type="string">
            <text:p>-2,61798e-34</text:p>
          </table:table-cell>
          <table:table-cell office:value-type="string">
            <text:p>-6,52049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360908">
            <text:p>0,360908</text:p>
          </table:table-cell>
          <table:table-cell office:value-type="float" office:value="0.0506102">
            <text:p>0,0506102</text:p>
          </table:table-cell>
          <table:table-cell office:value-type="string">
            <text:p>-1,35971e-31</text:p>
          </table:table-cell>
          <table:table-cell office:value-type="string">
            <text:p>-2,14672e-23</text:p>
          </table:table-cell>
          <table:table-cell office:value-type="float" office:value="0">
            <text:p>0</text:p>
          </table:table-cell>
          <table:table-cell office:value-type="string">
            <text:p>2,11288e-17</text:p>
          </table:table-cell>
          <table:table-cell office:value-type="string">
            <text:p>1,93934e-17</text:p>
          </table:table-cell>
          <table:table-cell office:value-type="string">
            <text:p>6,99005e-35</text:p>
          </table:table-cell>
          <table:table-cell office:value-type="string">
            <text:p>-2,30311e-34</text:p>
          </table:table-cell>
          <table:table-cell office:value-type="string">
            <text:p>6,07724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373382">
            <text:p>0,373382</text:p>
          </table:table-cell>
          <table:table-cell office:value-type="float" office:value="0.0509078">
            <text:p>0,0509078</text:p>
          </table:table-cell>
          <table:table-cell office:value-type="string">
            <text:p>-1,24511e-31</text:p>
          </table:table-cell>
          <table:table-cell office:value-type="string">
            <text:p>-2,22295e-23</text:p>
          </table:table-cell>
          <table:table-cell office:value-type="float" office:value="0">
            <text:p>0</text:p>
          </table:table-cell>
          <table:table-cell office:value-type="string">
            <text:p>2,20884e-17</text:p>
          </table:table-cell>
          <table:table-cell office:value-type="string">
            <text:p>1,85345e-17</text:p>
          </table:table-cell>
          <table:table-cell office:value-type="string">
            <text:p>5,91014e-35</text:p>
          </table:table-cell>
          <table:table-cell office:value-type="string">
            <text:p>-1,75777e-34</text:p>
          </table:table-cell>
          <table:table-cell office:value-type="string">
            <text:p>7,52538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38623">
            <text:p>0,38623</text:p>
          </table:table-cell>
          <table:table-cell office:value-type="float" office:value="0.0512035">
            <text:p>0,0512035</text:p>
          </table:table-cell>
          <table:table-cell office:value-type="string">
            <text:p>-2,99964e-32</text:p>
          </table:table-cell>
          <table:table-cell office:value-type="string">
            <text:p>-2,35501e-23</text:p>
          </table:table-cell>
          <table:table-cell office:value-type="string">
            <text:p>1,14063e-09</text:p>
          </table:table-cell>
          <table:table-cell office:value-type="string">
            <text:p>2,18773e-17</text:p>
          </table:table-cell>
          <table:table-cell office:value-type="string">
            <text:p>1,8043e-17</text:p>
          </table:table-cell>
          <table:table-cell office:value-type="string">
            <text:p>4,0936e-35</text:p>
          </table:table-cell>
          <table:table-cell office:value-type="string">
            <text:p>-1,65569e-34</text:p>
          </table:table-cell>
          <table:table-cell office:value-type="string">
            <text:p>5,55873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399464">
            <text:p>0,399464</text:p>
          </table:table-cell>
          <table:table-cell office:value-type="float" office:value="0.0514974">
            <text:p>0,0514974</text:p>
          </table:table-cell>
          <table:table-cell office:value-type="string">
            <text:p>-1,33323e-31</text:p>
          </table:table-cell>
          <table:table-cell office:value-type="string">
            <text:p>-2,38319e-23</text:p>
          </table:table-cell>
          <table:table-cell office:value-type="float" office:value="0">
            <text:p>0</text:p>
          </table:table-cell>
          <table:table-cell office:value-type="string">
            <text:p>2,26845e-17</text:p>
          </table:table-cell>
          <table:table-cell office:value-type="string">
            <text:p>1,7537e-17</text:p>
          </table:table-cell>
          <table:table-cell office:value-type="string">
            <text:p>-2,87091e-35</text:p>
          </table:table-cell>
          <table:table-cell office:value-type="string">
            <text:p>-1,29015e-34</text:p>
          </table:table-cell>
          <table:table-cell office:value-type="string">
            <text:p>5,90759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413095">
            <text:p>0,413095</text:p>
          </table:table-cell>
          <table:table-cell office:value-type="float" office:value="0.0517893">
            <text:p>0,0517893</text:p>
          </table:table-cell>
          <table:table-cell office:value-type="string">
            <text:p>-1,43097e-31</text:p>
          </table:table-cell>
          <table:table-cell office:value-type="string">
            <text:p>-2,26313e-23</text:p>
          </table:table-cell>
          <table:table-cell office:value-type="float" office:value="0">
            <text:p>0</text:p>
          </table:table-cell>
          <table:table-cell office:value-type="string">
            <text:p>2,02944e-17</text:p>
          </table:table-cell>
          <table:table-cell office:value-type="string">
            <text:p>1,72286e-17</text:p>
          </table:table-cell>
          <table:table-cell office:value-type="string">
            <text:p>-1,34471e-34</text:p>
          </table:table-cell>
          <table:table-cell office:value-type="string">
            <text:p>-4,7409e-35</text:p>
          </table:table-cell>
          <table:table-cell office:value-type="string">
            <text:p>2,86716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427134">
            <text:p>0,427134</text:p>
          </table:table-cell>
          <table:table-cell office:value-type="float" office:value="0.0520792">
            <text:p>0,0520792</text:p>
          </table:table-cell>
          <table:table-cell office:value-type="string">
            <text:p>-1,22778e-31</text:p>
          </table:table-cell>
          <table:table-cell office:value-type="string">
            <text:p>-2,06744e-23</text:p>
          </table:table-cell>
          <table:table-cell office:value-type="float" office:value="0">
            <text:p>0</text:p>
          </table:table-cell>
          <table:table-cell office:value-type="string">
            <text:p>1,71113e-17</text:p>
          </table:table-cell>
          <table:table-cell office:value-type="string">
            <text:p>1,71687e-17</text:p>
          </table:table-cell>
          <table:table-cell office:value-type="string">
            <text:p>-1,72529e-34</text:p>
          </table:table-cell>
          <table:table-cell office:value-type="string">
            <text:p>-1,81877e-34</text:p>
          </table:table-cell>
          <table:table-cell office:value-type="string">
            <text:p>5,88255e-36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441595">
            <text:p>0,441595</text:p>
          </table:table-cell>
          <table:table-cell office:value-type="float" office:value="0.052367">
            <text:p>0,052367</text:p>
          </table:table-cell>
          <table:table-cell office:value-type="string">
            <text:p>-1,46948e-31</text:p>
          </table:table-cell>
          <table:table-cell office:value-type="string">
            <text:p>-1,90508e-23</text:p>
          </table:table-cell>
          <table:table-cell office:value-type="string">
            <text:p>6,58545e-10</text:p>
          </table:table-cell>
          <table:table-cell office:value-type="string">
            <text:p>1,99397e-17</text:p>
          </table:table-cell>
          <table:table-cell office:value-type="string">
            <text:p>1,71377e-17</text:p>
          </table:table-cell>
          <table:table-cell office:value-type="string">
            <text:p>-3,2255e-34</text:p>
          </table:table-cell>
          <table:table-cell office:value-type="string">
            <text:p>-1,75704e-34</text:p>
          </table:table-cell>
          <table:table-cell office:value-type="string">
            <text:p>-7,78971e-36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456489">
            <text:p>0,456489</text:p>
          </table:table-cell>
          <table:table-cell office:value-type="float" office:value="0.0526525">
            <text:p>0,0526525</text:p>
          </table:table-cell>
          <table:table-cell office:value-type="string">
            <text:p>-1,21478e-31</text:p>
          </table:table-cell>
          <table:table-cell office:value-type="string">
            <text:p>-1,47596e-23</text:p>
          </table:table-cell>
          <table:table-cell office:value-type="float" office:value="0">
            <text:p>0</text:p>
          </table:table-cell>
          <table:table-cell office:value-type="string">
            <text:p>2,08401e-17</text:p>
          </table:table-cell>
          <table:table-cell office:value-type="string">
            <text:p>1,70593e-17</text:p>
          </table:table-cell>
          <table:table-cell office:value-type="string">
            <text:p>-2,69258e-34</text:p>
          </table:table-cell>
          <table:table-cell office:value-type="string">
            <text:p>-1,82885e-34</text:p>
          </table:table-cell>
          <table:table-cell office:value-type="string">
            <text:p>-3,02216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471831">
            <text:p>0,471831</text:p>
          </table:table-cell>
          <table:table-cell office:value-type="float" office:value="0.0529356">
            <text:p>0,0529356</text:p>
          </table:table-cell>
          <table:table-cell office:value-type="string">
            <text:p>-1,73526e-31</text:p>
          </table:table-cell>
          <table:table-cell office:value-type="string">
            <text:p>-8,64151e-24</text:p>
          </table:table-cell>
          <table:table-cell office:value-type="float" office:value="0">
            <text:p>0</text:p>
          </table:table-cell>
          <table:table-cell office:value-type="string">
            <text:p>1,93247e-17</text:p>
          </table:table-cell>
          <table:table-cell office:value-type="string">
            <text:p>1,70521e-17</text:p>
          </table:table-cell>
          <table:table-cell office:value-type="string">
            <text:p>-1,75971e-34</text:p>
          </table:table-cell>
          <table:table-cell office:value-type="string">
            <text:p>-3,09675e-34</text:p>
          </table:table-cell>
          <table:table-cell office:value-type="string">
            <text:p>6,8208e-36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487632">
            <text:p>0,487632</text:p>
          </table:table-cell>
          <table:table-cell office:value-type="float" office:value="0.053216">
            <text:p>0,053216</text:p>
          </table:table-cell>
          <table:table-cell office:value-type="string">
            <text:p>-1,00052e-31</text:p>
          </table:table-cell>
          <table:table-cell office:value-type="string">
            <text:p>4,30992e-25</text:p>
          </table:table-cell>
          <table:table-cell office:value-type="float" office:value="0">
            <text:p>0</text:p>
          </table:table-cell>
          <table:table-cell office:value-type="string">
            <text:p>1,83479e-17</text:p>
          </table:table-cell>
          <table:table-cell office:value-type="string">
            <text:p>1,63425e-17</text:p>
          </table:table-cell>
          <table:table-cell office:value-type="string">
            <text:p>6,82356e-35</text:p>
          </table:table-cell>
          <table:table-cell office:value-type="string">
            <text:p>-2,92771e-34</text:p>
          </table:table-cell>
          <table:table-cell office:value-type="string">
            <text:p>8,97021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503908">
            <text:p>0,503908</text:p>
          </table:table-cell>
          <table:table-cell office:value-type="float" office:value="0.0534935">
            <text:p>0,0534935</text:p>
          </table:table-cell>
          <table:table-cell office:value-type="string">
            <text:p>-7,12594e-32</text:p>
          </table:table-cell>
          <table:table-cell office:value-type="string">
            <text:p>7,16294e-24</text:p>
          </table:table-cell>
          <table:table-cell office:value-type="float" office:value="0">
            <text:p>0</text:p>
          </table:table-cell>
          <table:table-cell office:value-type="string">
            <text:p>1,90139e-17</text:p>
          </table:table-cell>
          <table:table-cell office:value-type="string">
            <text:p>1,52333e-17</text:p>
          </table:table-cell>
          <table:table-cell office:value-type="string">
            <text:p>8,80933e-35</text:p>
          </table:table-cell>
          <table:table-cell office:value-type="string">
            <text:p>-3,0604e-34</text:p>
          </table:table-cell>
          <table:table-cell office:value-type="string">
            <text:p>6,3235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520672">
            <text:p>0,520672</text:p>
          </table:table-cell>
          <table:table-cell office:value-type="float" office:value="0.0537678">
            <text:p>0,0537678</text:p>
          </table:table-cell>
          <table:table-cell office:value-type="string">
            <text:p>-5,66223e-32</text:p>
          </table:table-cell>
          <table:table-cell office:value-type="string">
            <text:p>1,23544e-23</text:p>
          </table:table-cell>
          <table:table-cell office:value-type="float" office:value="0">
            <text:p>0</text:p>
          </table:table-cell>
          <table:table-cell office:value-type="string">
            <text:p>1,97814e-17</text:p>
          </table:table-cell>
          <table:table-cell office:value-type="string">
            <text:p>1,468e-17</text:p>
          </table:table-cell>
          <table:table-cell office:value-type="string">
            <text:p>1,29533e-35</text:p>
          </table:table-cell>
          <table:table-cell office:value-type="string">
            <text:p>-2,6119e-34</text:p>
          </table:table-cell>
          <table:table-cell office:value-type="string">
            <text:p>-4,40838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537939">
            <text:p>0,537939</text:p>
          </table:table-cell>
          <table:table-cell office:value-type="float" office:value="0.0540386">
            <text:p>0,0540386</text:p>
          </table:table-cell>
          <table:table-cell office:value-type="string">
            <text:p>-1,144e-31</text:p>
          </table:table-cell>
          <table:table-cell office:value-type="string">
            <text:p>1,72423e-23</text:p>
          </table:table-cell>
          <table:table-cell office:value-type="float" office:value="0">
            <text:p>0</text:p>
          </table:table-cell>
          <table:table-cell office:value-type="string">
            <text:p>2,22202e-17</text:p>
          </table:table-cell>
          <table:table-cell office:value-type="string">
            <text:p>1,53118e-17</text:p>
          </table:table-cell>
          <table:table-cell office:value-type="string">
            <text:p>5,0159e-36</text:p>
          </table:table-cell>
          <table:table-cell office:value-type="string">
            <text:p>-2,74357e-34</text:p>
          </table:table-cell>
          <table:table-cell office:value-type="string">
            <text:p>-1,2831e-3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555723">
            <text:p>0,555723</text:p>
          </table:table-cell>
          <table:table-cell office:value-type="float" office:value="0.0543055">
            <text:p>0,0543055</text:p>
          </table:table-cell>
          <table:table-cell office:value-type="string">
            <text:p>-2,60386e-31</text:p>
          </table:table-cell>
          <table:table-cell office:value-type="string">
            <text:p>2,33352e-23</text:p>
          </table:table-cell>
          <table:table-cell office:value-type="float" office:value="0">
            <text:p>0</text:p>
          </table:table-cell>
          <table:table-cell office:value-type="string">
            <text:p>2,29937e-17</text:p>
          </table:table-cell>
          <table:table-cell office:value-type="string">
            <text:p>1,61172e-17</text:p>
          </table:table-cell>
          <table:table-cell office:value-type="string">
            <text:p>-1,05174e-34</text:p>
          </table:table-cell>
          <table:table-cell office:value-type="string">
            <text:p>-1,98908e-34</text:p>
          </table:table-cell>
          <table:table-cell office:value-type="string">
            <text:p>-1,6347e-3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574042">
            <text:p>0,574042</text:p>
          </table:table-cell>
          <table:table-cell office:value-type="float" office:value="0.0545681">
            <text:p>0,0545681</text:p>
          </table:table-cell>
          <table:table-cell office:value-type="string">
            <text:p>-1,20948e-31</text:p>
          </table:table-cell>
          <table:table-cell office:value-type="string">
            <text:p>2,56161e-23</text:p>
          </table:table-cell>
          <table:table-cell office:value-type="string">
            <text:p>6,58545e-10</text:p>
          </table:table-cell>
          <table:table-cell office:value-type="string">
            <text:p>2,24647e-17</text:p>
          </table:table-cell>
          <table:table-cell office:value-type="string">
            <text:p>1,72425e-17</text:p>
          </table:table-cell>
          <table:table-cell office:value-type="string">
            <text:p>-3,88796e-34</text:p>
          </table:table-cell>
          <table:table-cell office:value-type="string">
            <text:p>-2,15173e-34</text:p>
          </table:table-cell>
          <table:table-cell office:value-type="string">
            <text:p>-1,3713e-3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59291">
            <text:p>0,59291</text:p>
          </table:table-cell>
          <table:table-cell office:value-type="float" office:value="0.0548257">
            <text:p>0,0548257</text:p>
          </table:table-cell>
          <table:table-cell office:value-type="string">
            <text:p>-4,85334e-32</text:p>
          </table:table-cell>
          <table:table-cell office:value-type="string">
            <text:p>2,55715e-23</text:p>
          </table:table-cell>
          <table:table-cell office:value-type="string">
            <text:p>6,58545e-10</text:p>
          </table:table-cell>
          <table:table-cell office:value-type="string">
            <text:p>2,09058e-17</text:p>
          </table:table-cell>
          <table:table-cell office:value-type="string">
            <text:p>1,74587e-17</text:p>
          </table:table-cell>
          <table:table-cell office:value-type="string">
            <text:p>-2,53465e-34</text:p>
          </table:table-cell>
          <table:table-cell office:value-type="string">
            <text:p>-7,9832e-35</text:p>
          </table:table-cell>
          <table:table-cell office:value-type="string">
            <text:p>-8,16467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612344">
            <text:p>0,612344</text:p>
          </table:table-cell>
          <table:table-cell office:value-type="float" office:value="0.0550777">
            <text:p>0,0550777</text:p>
          </table:table-cell>
          <table:table-cell office:value-type="string">
            <text:p>-1,17482e-31</text:p>
          </table:table-cell>
          <table:table-cell office:value-type="string">
            <text:p>2,63644e-23</text:p>
          </table:table-cell>
          <table:table-cell office:value-type="string">
            <text:p>6,58545e-10</text:p>
          </table:table-cell>
          <table:table-cell office:value-type="string">
            <text:p>1,986e-17</text:p>
          </table:table-cell>
          <table:table-cell office:value-type="string">
            <text:p>1,70566e-17</text:p>
          </table:table-cell>
          <table:table-cell office:value-type="string">
            <text:p>-1,63208e-34</text:p>
          </table:table-cell>
          <table:table-cell office:value-type="string">
            <text:p>-1,23122e-34</text:p>
          </table:table-cell>
          <table:table-cell office:value-type="string">
            <text:p>-9,55622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632361">
            <text:p>0,632361</text:p>
          </table:table-cell>
          <table:table-cell office:value-type="float" office:value="0.0553236">
            <text:p>0,0553236</text:p>
          </table:table-cell>
          <table:table-cell office:value-type="string">
            <text:p>-1,32504e-31</text:p>
          </table:table-cell>
          <table:table-cell office:value-type="string">
            <text:p>2,63549e-23</text:p>
          </table:table-cell>
          <table:table-cell office:value-type="string">
            <text:p>6,58545e-10</text:p>
          </table:table-cell>
          <table:table-cell office:value-type="string">
            <text:p>2,40902e-17</text:p>
          </table:table-cell>
          <table:table-cell office:value-type="string">
            <text:p>1,71184e-17</text:p>
          </table:table-cell>
          <table:table-cell office:value-type="string">
            <text:p>-1,80582e-34</text:p>
          </table:table-cell>
          <table:table-cell office:value-type="string">
            <text:p>-1,11165e-34</text:p>
          </table:table-cell>
          <table:table-cell office:value-type="string">
            <text:p>-1,80282e-3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652978">
            <text:p>0,652978</text:p>
          </table:table-cell>
          <table:table-cell office:value-type="float" office:value="0.0555624">
            <text:p>0,0555624</text:p>
          </table:table-cell>
          <table:table-cell office:value-type="string">
            <text:p>-1,87971e-31</text:p>
          </table:table-cell>
          <table:table-cell office:value-type="string">
            <text:p>2,56046e-23</text:p>
          </table:table-cell>
          <table:table-cell office:value-type="float" office:value="0">
            <text:p>0</text:p>
          </table:table-cell>
          <table:table-cell office:value-type="string">
            <text:p>3,04565e-17</text:p>
          </table:table-cell>
          <table:table-cell office:value-type="string">
            <text:p>1,77639e-17</text:p>
          </table:table-cell>
          <table:table-cell office:value-type="string">
            <text:p>-3,32977e-34</text:p>
          </table:table-cell>
          <table:table-cell office:value-type="string">
            <text:p>-8,35688e-35</text:p>
          </table:table-cell>
          <table:table-cell office:value-type="string">
            <text:p>-3,16612e-3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674214">
            <text:p>0,674214</text:p>
          </table:table-cell>
          <table:table-cell office:value-type="float" office:value="0.0557933">
            <text:p>0,0557933</text:p>
          </table:table-cell>
          <table:table-cell office:value-type="string">
            <text:p>-2,01837e-31</text:p>
          </table:table-cell>
          <table:table-cell office:value-type="string">
            <text:p>2,41507e-23</text:p>
          </table:table-cell>
          <table:table-cell office:value-type="float" office:value="0">
            <text:p>0</text:p>
          </table:table-cell>
          <table:table-cell office:value-type="string">
            <text:p>3,13202e-17</text:p>
          </table:table-cell>
          <table:table-cell office:value-type="string">
            <text:p>1,92229e-17</text:p>
          </table:table-cell>
          <table:table-cell office:value-type="string">
            <text:p>-4,2782e-34</text:p>
          </table:table-cell>
          <table:table-cell office:value-type="string">
            <text:p>-1,62409e-34</text:p>
          </table:table-cell>
          <table:table-cell office:value-type="string">
            <text:p>-3,44825e-3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696087">
            <text:p>0,696087</text:p>
          </table:table-cell>
          <table:table-cell office:value-type="float" office:value="0.0560152">
            <text:p>0,0560152</text:p>
          </table:table-cell>
          <table:table-cell office:value-type="string">
            <text:p>-1,84119e-31</text:p>
          </table:table-cell>
          <table:table-cell office:value-type="string">
            <text:p>2,25514e-23</text:p>
          </table:table-cell>
          <table:table-cell office:value-type="float" office:value="0">
            <text:p>0</text:p>
          </table:table-cell>
          <table:table-cell office:value-type="string">
            <text:p>2,86131e-17</text:p>
          </table:table-cell>
          <table:table-cell office:value-type="string">
            <text:p>2,00601e-17</text:p>
          </table:table-cell>
          <table:table-cell office:value-type="string">
            <text:p>-4,91215e-34</text:p>
          </table:table-cell>
          <table:table-cell office:value-type="string">
            <text:p>-2,99608e-35</text:p>
          </table:table-cell>
          <table:table-cell office:value-type="string">
            <text:p>-1,91204e-3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718616">
            <text:p>0,718616</text:p>
          </table:table-cell>
          <table:table-cell office:value-type="float" office:value="0.056227">
            <text:p>0,056227</text:p>
          </table:table-cell>
          <table:table-cell office:value-type="string">
            <text:p>-8,95557e-32</text:p>
          </table:table-cell>
          <table:table-cell office:value-type="string">
            <text:p>2,08e-23</text:p>
          </table:table-cell>
          <table:table-cell office:value-type="float" office:value="0">
            <text:p>0</text:p>
          </table:table-cell>
          <table:table-cell office:value-type="string">
            <text:p>2,64695e-17</text:p>
          </table:table-cell>
          <table:table-cell office:value-type="string">
            <text:p>2,00905e-17</text:p>
          </table:table-cell>
          <table:table-cell office:value-type="string">
            <text:p>-1,24331e-34</text:p>
          </table:table-cell>
          <table:table-cell office:value-type="string">
            <text:p>1,3484e-35</text:p>
          </table:table-cell>
          <table:table-cell office:value-type="string">
            <text:p>-6,17855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741822">
            <text:p>0,741822</text:p>
          </table:table-cell>
          <table:table-cell office:value-type="float" office:value="0.0564275">
            <text:p>0,0564275</text:p>
          </table:table-cell>
          <table:table-cell office:value-type="string">
            <text:p>-3,98667e-32</text:p>
          </table:table-cell>
          <table:table-cell office:value-type="string">
            <text:p>1,90333e-23</text:p>
          </table:table-cell>
          <table:table-cell office:value-type="float" office:value="0">
            <text:p>0</text:p>
          </table:table-cell>
          <table:table-cell office:value-type="string">
            <text:p>2,45535e-17</text:p>
          </table:table-cell>
          <table:table-cell office:value-type="string">
            <text:p>1,95409e-17</text:p>
          </table:table-cell>
          <table:table-cell office:value-type="string">
            <text:p>5,55177e-35</text:p>
          </table:table-cell>
          <table:table-cell office:value-type="string">
            <text:p>6,54137e-35</text:p>
          </table:table-cell>
          <table:table-cell office:value-type="string">
            <text:p>2,76001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765723">
            <text:p>0,765723</text:p>
          </table:table-cell>
          <table:table-cell office:value-type="float" office:value="0.0566152">
            <text:p>0,0566152</text:p>
          </table:table-cell>
          <table:table-cell office:value-type="string">
            <text:p>-1,32793e-31</text:p>
          </table:table-cell>
          <table:table-cell office:value-type="string">
            <text:p>1,73406e-23</text:p>
          </table:table-cell>
          <table:table-cell office:value-type="float" office:value="0">
            <text:p>0</text:p>
          </table:table-cell>
          <table:table-cell office:value-type="string">
            <text:p>2,05721e-17</text:p>
          </table:table-cell>
          <table:table-cell office:value-type="string">
            <text:p>1,86578e-17</text:p>
          </table:table-cell>
          <table:table-cell office:value-type="string">
            <text:p>2,33773e-34</text:p>
          </table:table-cell>
          <table:table-cell office:value-type="string">
            <text:p>2,59117e-34</text:p>
          </table:table-cell>
          <table:table-cell office:value-type="string">
            <text:p>1,00411e-3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790341">
            <text:p>0,790341</text:p>
          </table:table-cell>
          <table:table-cell office:value-type="float" office:value="0.0567888">
            <text:p>0,0567888</text:p>
          </table:table-cell>
          <table:table-cell office:value-type="string">
            <text:p>-1,4666e-31</text:p>
          </table:table-cell>
          <table:table-cell office:value-type="string">
            <text:p>1,57373e-23</text:p>
          </table:table-cell>
          <table:table-cell office:value-type="string">
            <text:p>1,14063e-09</text:p>
          </table:table-cell>
          <table:table-cell office:value-type="string">
            <text:p>1,96262e-17</text:p>
          </table:table-cell>
          <table:table-cell office:value-type="string">
            <text:p>1,69154e-17</text:p>
          </table:table-cell>
          <table:table-cell office:value-type="string">
            <text:p>2,29737e-34</text:p>
          </table:table-cell>
          <table:table-cell office:value-type="string">
            <text:p>1,58234e-34</text:p>
          </table:table-cell>
          <table:table-cell office:value-type="string">
            <text:p>9,04993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815698">
            <text:p>0,815698</text:p>
          </table:table-cell>
          <table:table-cell office:value-type="float" office:value="0.0569466">
            <text:p>0,0569466</text:p>
          </table:table-cell>
          <table:table-cell office:value-type="string">
            <text:p>-1,51186e-31</text:p>
          </table:table-cell>
          <table:table-cell office:value-type="string">
            <text:p>1,42194e-23</text:p>
          </table:table-cell>
          <table:table-cell office:value-type="string">
            <text:p>6,58545e-10</text:p>
          </table:table-cell>
          <table:table-cell office:value-type="string">
            <text:p>1,91802e-17</text:p>
          </table:table-cell>
          <table:table-cell office:value-type="string">
            <text:p>1,60741e-17</text:p>
          </table:table-cell>
          <table:table-cell office:value-type="string">
            <text:p>1,05334e-34</text:p>
          </table:table-cell>
          <table:table-cell office:value-type="string">
            <text:p>2,93002e-35</text:p>
          </table:table-cell>
          <table:table-cell office:value-type="string">
            <text:p>7,7817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841816">
            <text:p>0,841816</text:p>
          </table:table-cell>
          <table:table-cell office:value-type="float" office:value="0.0570871">
            <text:p>0,0570871</text:p>
          </table:table-cell>
          <table:table-cell office:value-type="string">
            <text:p>-2,01067e-31</text:p>
          </table:table-cell>
          <table:table-cell office:value-type="string">
            <text:p>1,2787e-23</text:p>
          </table:table-cell>
          <table:table-cell office:value-type="float" office:value="0">
            <text:p>0</text:p>
          </table:table-cell>
          <table:table-cell office:value-type="string">
            <text:p>2,09833e-17</text:p>
          </table:table-cell>
          <table:table-cell office:value-type="string">
            <text:p>1,54317e-17</text:p>
          </table:table-cell>
          <table:table-cell office:value-type="string">
            <text:p>7,72372e-35</text:p>
          </table:table-cell>
          <table:table-cell office:value-type="string">
            <text:p>-2,29974e-35</text:p>
          </table:table-cell>
          <table:table-cell office:value-type="string">
            <text:p>1,30814e-3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868717">
            <text:p>0,868717</text:p>
          </table:table-cell>
          <table:table-cell office:value-type="float" office:value="0.0572087">
            <text:p>0,0572087</text:p>
          </table:table-cell>
          <table:table-cell office:value-type="string">
            <text:p>-1,56386e-31</text:p>
          </table:table-cell>
          <table:table-cell office:value-type="string">
            <text:p>1,14457e-23</text:p>
          </table:table-cell>
          <table:table-cell office:value-type="float" office:value="0">
            <text:p>0</text:p>
          </table:table-cell>
          <table:table-cell office:value-type="string">
            <text:p>2,53612e-17</text:p>
          </table:table-cell>
          <table:table-cell office:value-type="string">
            <text:p>1,41268e-17</text:p>
          </table:table-cell>
          <table:table-cell office:value-type="string">
            <text:p>2,25626e-34</text:p>
          </table:table-cell>
          <table:table-cell office:value-type="string">
            <text:p>-5,31374e-35</text:p>
          </table:table-cell>
          <table:table-cell office:value-type="string">
            <text:p>2,28337e-3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896425">
            <text:p>0,896425</text:p>
          </table:table-cell>
          <table:table-cell office:value-type="float" office:value="0.0573097">
            <text:p>0,0573097</text:p>
          </table:table-cell>
          <table:table-cell office:value-type="string">
            <text:p>-1,30193e-31</text:p>
          </table:table-cell>
          <table:table-cell office:value-type="string">
            <text:p>1,02004e-23</text:p>
          </table:table-cell>
          <table:table-cell office:value-type="float" office:value="0">
            <text:p>0</text:p>
          </table:table-cell>
          <table:table-cell office:value-type="string">
            <text:p>2,64222e-17</text:p>
          </table:table-cell>
          <table:table-cell office:value-type="string">
            <text:p>1,27964e-17</text:p>
          </table:table-cell>
          <table:table-cell office:value-type="string">
            <text:p>1,94256e-34</text:p>
          </table:table-cell>
          <table:table-cell office:value-type="string">
            <text:p>-2,11868e-34</text:p>
          </table:table-cell>
          <table:table-cell office:value-type="string">
            <text:p>1,96663e-3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924964">
            <text:p>0,924964</text:p>
          </table:table-cell>
          <table:table-cell office:value-type="float" office:value="0.0573884">
            <text:p>0,0573884</text:p>
          </table:table-cell>
          <table:table-cell office:value-type="string">
            <text:p>-1,45215e-31</text:p>
          </table:table-cell>
          <table:table-cell office:value-type="string">
            <text:p>9,05128e-24</text:p>
          </table:table-cell>
          <table:table-cell office:value-type="string">
            <text:p>1,14063e-09</text:p>
          </table:table-cell>
          <table:table-cell office:value-type="string">
            <text:p>2,24321e-17</text:p>
          </table:table-cell>
          <table:table-cell office:value-type="string">
            <text:p>1,24314e-17</text:p>
          </table:table-cell>
          <table:table-cell office:value-type="string">
            <text:p>4,05248e-34</text:p>
          </table:table-cell>
          <table:table-cell office:value-type="string">
            <text:p>-4,09349e-34</text:p>
          </table:table-cell>
          <table:table-cell office:value-type="string">
            <text:p>1,8077e-3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95436">
            <text:p>0,95436</text:p>
          </table:table-cell>
          <table:table-cell office:value-type="float" office:value="0.0574429">
            <text:p>0,0574429</text:p>
          </table:table-cell>
          <table:table-cell office:value-type="string">
            <text:p>-8,72446e-32</text:p>
          </table:table-cell>
          <table:table-cell office:value-type="string">
            <text:p>7,99354e-24</text:p>
          </table:table-cell>
          <table:table-cell office:value-type="float" office:value="0">
            <text:p>0</text:p>
          </table:table-cell>
          <table:table-cell office:value-type="string">
            <text:p>2,1344e-17</text:p>
          </table:table-cell>
          <table:table-cell office:value-type="string">
            <text:p>1,21772e-17</text:p>
          </table:table-cell>
          <table:table-cell office:value-type="string">
            <text:p>5,49539e-34</text:p>
          </table:table-cell>
          <table:table-cell office:value-type="string">
            <text:p>-3,4216e-34</text:p>
          </table:table-cell>
          <table:table-cell office:value-type="string">
            <text:p>1,64611e-3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984638">
            <text:p>0,984638</text:p>
          </table:table-cell>
          <table:table-cell office:value-type="float" office:value="0.0574713">
            <text:p>0,0574713</text:p>
          </table:table-cell>
          <table:table-cell office:value-type="string">
            <text:p>-1,29422e-31</text:p>
          </table:table-cell>
          <table:table-cell office:value-type="string">
            <text:p>7,01968e-24</text:p>
          </table:table-cell>
          <table:table-cell office:value-type="string">
            <text:p>9,31323e-10</text:p>
          </table:table-cell>
          <table:table-cell office:value-type="string">
            <text:p>2,36652e-17</text:p>
          </table:table-cell>
          <table:table-cell office:value-type="string">
            <text:p>1,16474e-17</text:p>
          </table:table-cell>
          <table:table-cell office:value-type="string">
            <text:p>4,34161e-34</text:p>
          </table:table-cell>
          <table:table-cell office:value-type="string">
            <text:p>-2,12298e-34</text:p>
          </table:table-cell>
          <table:table-cell office:value-type="string">
            <text:p>9,01735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01536">
            <text:p>1,01536</text:p>
          </table:table-cell>
          <table:table-cell office:value-type="float" office:value="0.0574713">
            <text:p>0,0574713</text:p>
          </table:table-cell>
          <table:table-cell office:value-type="string">
            <text:p>-1,90282e-31</text:p>
          </table:table-cell>
          <table:table-cell office:value-type="string">
            <text:p>6,13444e-24</text:p>
          </table:table-cell>
          <table:table-cell office:value-type="string">
            <text:p>6,58545e-10</text:p>
          </table:table-cell>
          <table:table-cell office:value-type="string">
            <text:p>2,07456e-17</text:p>
          </table:table-cell>
          <table:table-cell office:value-type="string">
            <text:p>1,23749e-17</text:p>
          </table:table-cell>
          <table:table-cell office:value-type="string">
            <text:p>6,61301e-35</text:p>
          </table:table-cell>
          <table:table-cell office:value-type="string">
            <text:p>-7,99633e-35</text:p>
          </table:table-cell>
          <table:table-cell office:value-type="string">
            <text:p>6,05324e-36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04564">
            <text:p>1,04564</text:p>
          </table:table-cell>
          <table:table-cell office:value-type="float" office:value="0.0574429">
            <text:p>0,0574429</text:p>
          </table:table-cell>
          <table:table-cell office:value-type="string">
            <text:p>-1,39052e-31</text:p>
          </table:table-cell>
          <table:table-cell office:value-type="string">
            <text:p>5,34847e-24</text:p>
          </table:table-cell>
          <table:table-cell office:value-type="float" office:value="0">
            <text:p>0</text:p>
          </table:table-cell>
          <table:table-cell office:value-type="string">
            <text:p>1,58784e-17</text:p>
          </table:table-cell>
          <table:table-cell office:value-type="string">
            <text:p>1,30751e-17</text:p>
          </table:table-cell>
          <table:table-cell office:value-type="string">
            <text:p>7,72739e-35</text:p>
          </table:table-cell>
          <table:table-cell office:value-type="string">
            <text:p>-4,62561e-35</text:p>
          </table:table-cell>
          <table:table-cell office:value-type="string">
            <text:p>6,81541e-36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07504">
            <text:p>1,07504</text:p>
          </table:table-cell>
          <table:table-cell office:value-type="float" office:value="0.0573884">
            <text:p>0,0573884</text:p>
          </table:table-cell>
          <table:table-cell office:value-type="string">
            <text:p>-9,28298e-32</text:p>
          </table:table-cell>
          <table:table-cell office:value-type="string">
            <text:p>4,65516e-24</text:p>
          </table:table-cell>
          <table:table-cell office:value-type="float" office:value="0">
            <text:p>0</text:p>
          </table:table-cell>
          <table:table-cell office:value-type="string">
            <text:p>2,04694e-17</text:p>
          </table:table-cell>
          <table:table-cell office:value-type="string">
            <text:p>1,39288e-17</text:p>
          </table:table-cell>
          <table:table-cell office:value-type="string">
            <text:p>2,57844e-34</text:p>
          </table:table-cell>
          <table:table-cell office:value-type="string">
            <text:p>-6,82232e-35</text:p>
          </table:table-cell>
          <table:table-cell office:value-type="string">
            <text:p>4,72545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10357">
            <text:p>1,10357</text:p>
          </table:table-cell>
          <table:table-cell office:value-type="float" office:value="0.0573097">
            <text:p>0,0573097</text:p>
          </table:table-cell>
          <table:table-cell office:value-type="string">
            <text:p>-1,02989e-31</text:p>
          </table:table-cell>
          <table:table-cell office:value-type="string">
            <text:p>4,03916e-24</text:p>
          </table:table-cell>
          <table:table-cell office:value-type="float" office:value="0">
            <text:p>0</text:p>
          </table:table-cell>
          <table:table-cell office:value-type="string">
            <text:p>2,1285e-17</text:p>
          </table:table-cell>
          <table:table-cell office:value-type="string">
            <text:p>1,38536e-17</text:p>
          </table:table-cell>
          <table:table-cell office:value-type="string">
            <text:p>4,85468e-35</text:p>
          </table:table-cell>
          <table:table-cell office:value-type="string">
            <text:p>-8,34486e-35</text:p>
          </table:table-cell>
          <table:table-cell office:value-type="string">
            <text:p>4,83672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13128">
            <text:p>1,13128</text:p>
          </table:table-cell>
          <table:table-cell office:value-type="float" office:value="0.0572087">
            <text:p>0,0572087</text:p>
          </table:table-cell>
          <table:table-cell office:value-type="string">
            <text:p>-1,46371e-31</text:p>
          </table:table-cell>
          <table:table-cell office:value-type="string">
            <text:p>3,4885e-24</text:p>
          </table:table-cell>
          <table:table-cell office:value-type="string">
            <text:p>6,58545e-10</text:p>
          </table:table-cell>
          <table:table-cell office:value-type="string">
            <text:p>1,68565e-17</text:p>
          </table:table-cell>
          <table:table-cell office:value-type="string">
            <text:p>1,41297e-17</text:p>
          </table:table-cell>
          <table:table-cell office:value-type="string">
            <text:p>-4,40324e-35</text:p>
          </table:table-cell>
          <table:table-cell office:value-type="string">
            <text:p>-5,89786e-35</text:p>
          </table:table-cell>
          <table:table-cell office:value-type="string">
            <text:p>3,51534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15818">
            <text:p>1,15818</text:p>
          </table:table-cell>
          <table:table-cell office:value-type="float" office:value="0.0570871">
            <text:p>0,0570871</text:p>
          </table:table-cell>
          <table:table-cell office:value-type="string">
            <text:p>-1,08237e-31</text:p>
          </table:table-cell>
          <table:table-cell office:value-type="string">
            <text:p>2,99373e-24</text:p>
          </table:table-cell>
          <table:table-cell office:value-type="float" office:value="0">
            <text:p>0</text:p>
          </table:table-cell>
          <table:table-cell office:value-type="string">
            <text:p>1,66931e-17</text:p>
          </table:table-cell>
          <table:table-cell office:value-type="string">
            <text:p>1,47448e-17</text:p>
          </table:table-cell>
          <table:table-cell office:value-type="string">
            <text:p>2,00688e-34</text:p>
          </table:table-cell>
          <table:table-cell office:value-type="string">
            <text:p>-1,70568e-35</text:p>
          </table:table-cell>
          <table:table-cell office:value-type="string">
            <text:p>1,13056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table:style-name="ce1" office:value-type="string">
            <text:p>1,1843</text:p>
          </table:table-cell>
          <table:table-cell office:value-type="float" office:value="0.0569466">
            <text:p>0,0569466</text:p>
          </table:table-cell>
          <table:table-cell office:value-type="string">
            <text:p>-1,29037e-31</text:p>
          </table:table-cell>
          <table:table-cell office:value-type="string">
            <text:p>2,54725e-24</text:p>
          </table:table-cell>
          <table:table-cell office:value-type="float" office:value="0">
            <text:p>0</text:p>
          </table:table-cell>
          <table:table-cell office:value-type="string">
            <text:p>2,04921e-17</text:p>
          </table:table-cell>
          <table:table-cell office:value-type="string">
            <text:p>1,5321e-17</text:p>
          </table:table-cell>
          <table:table-cell office:value-type="string">
            <text:p>5,45581e-35</text:p>
          </table:table-cell>
          <table:table-cell office:value-type="string">
            <text:p>-2,1918e-34</text:p>
          </table:table-cell>
          <table:table-cell office:value-type="string">
            <text:p>-1,29313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table:style-name="ce1" office:value-type="string">
            <text:p>1,20966</text:p>
          </table:table-cell>
          <table:table-cell office:value-type="float" office:value="0.0567888">
            <text:p>0,0567888</text:p>
          </table:table-cell>
          <table:table-cell office:value-type="string">
            <text:p>-1,92208e-31</text:p>
          </table:table-cell>
          <table:table-cell office:value-type="string">
            <text:p>2,14282e-24</text:p>
          </table:table-cell>
          <table:table-cell office:value-type="float" office:value="0">
            <text:p>0</text:p>
          </table:table-cell>
          <table:table-cell office:value-type="string">
            <text:p>1,78343e-17</text:p>
          </table:table-cell>
          <table:table-cell office:value-type="string">
            <text:p>1,60649e-17</text:p>
          </table:table-cell>
          <table:table-cell office:value-type="string">
            <text:p>-9,6636e-36</text:p>
          </table:table-cell>
          <table:table-cell office:value-type="string">
            <text:p>-6,81477e-35</text:p>
          </table:table-cell>
          <table:table-cell office:value-type="string">
            <text:p>-7,43402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23428">
            <text:p>1,23428</text:p>
          </table:table-cell>
          <table:table-cell office:value-type="float" office:value="0.0566152">
            <text:p>0,0566152</text:p>
          </table:table-cell>
          <table:table-cell office:value-type="string">
            <text:p>-1,04241e-31</text:p>
          </table:table-cell>
          <table:table-cell office:value-type="string">
            <text:p>1,77519e-24</text:p>
          </table:table-cell>
          <table:table-cell office:value-type="float" office:value="0">
            <text:p>0</text:p>
          </table:table-cell>
          <table:table-cell office:value-type="string">
            <text:p>1,78867e-17</text:p>
          </table:table-cell>
          <table:table-cell office:value-type="string">
            <text:p>1,70103e-17</text:p>
          </table:table-cell>
          <table:table-cell office:value-type="string">
            <text:p>-7,56846e-35</text:p>
          </table:table-cell>
          <table:table-cell office:value-type="string">
            <text:p>-1,29476e-35</text:p>
          </table:table-cell>
          <table:table-cell office:value-type="string">
            <text:p>-1,3456e-3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25818">
            <text:p>1,25818</text:p>
          </table:table-cell>
          <table:table-cell office:value-type="float" office:value="0.0564275">
            <text:p>0,0564275</text:p>
          </table:table-cell>
          <table:table-cell office:value-type="string">
            <text:p>-1,14159e-31</text:p>
          </table:table-cell>
          <table:table-cell office:value-type="string">
            <text:p>1,43989e-24</text:p>
          </table:table-cell>
          <table:table-cell office:value-type="float" office:value="0">
            <text:p>0</text:p>
          </table:table-cell>
          <table:table-cell office:value-type="string">
            <text:p>1,95011e-17</text:p>
          </table:table-cell>
          <table:table-cell office:value-type="string">
            <text:p>1,82236e-17</text:p>
          </table:table-cell>
          <table:table-cell office:value-type="string">
            <text:p>1,12449e-34</text:p>
          </table:table-cell>
          <table:table-cell office:value-type="string">
            <text:p>-1,26008e-34</text:p>
          </table:table-cell>
          <table:table-cell office:value-type="string">
            <text:p>-5,94063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28138">
            <text:p>1,28138</text:p>
          </table:table-cell>
          <table:table-cell office:value-type="float" office:value="0.056227">
            <text:p>0,056227</text:p>
          </table:table-cell>
          <table:table-cell office:value-type="string">
            <text:p>-1,36308e-31</text:p>
          </table:table-cell>
          <table:table-cell office:value-type="string">
            <text:p>1,13302e-24</text:p>
          </table:table-cell>
          <table:table-cell office:value-type="float" office:value="0">
            <text:p>0</text:p>
          </table:table-cell>
          <table:table-cell office:value-type="string">
            <text:p>1,99003e-17</text:p>
          </table:table-cell>
          <table:table-cell office:value-type="string">
            <text:p>1,88596e-17</text:p>
          </table:table-cell>
          <table:table-cell office:value-type="string">
            <text:p>5,30869e-35</text:p>
          </table:table-cell>
          <table:table-cell office:value-type="string">
            <text:p>4,90286e-35</text:p>
          </table:table-cell>
          <table:table-cell office:value-type="string">
            <text:p>6,52245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30391">
            <text:p>1,30391</text:p>
          </table:table-cell>
          <table:table-cell office:value-type="float" office:value="0.0560152">
            <text:p>0,0560152</text:p>
          </table:table-cell>
          <table:table-cell office:value-type="string">
            <text:p>-1,27208e-31</text:p>
          </table:table-cell>
          <table:table-cell office:value-type="string">
            <text:p>8,51124e-25</text:p>
          </table:table-cell>
          <table:table-cell office:value-type="string">
            <text:p>1,14063e-09</text:p>
          </table:table-cell>
          <table:table-cell office:value-type="string">
            <text:p>1,73087e-17</text:p>
          </table:table-cell>
          <table:table-cell office:value-type="string">
            <text:p>1,86449e-17</text:p>
          </table:table-cell>
          <table:table-cell office:value-type="string">
            <text:p>-1,07957e-34</text:p>
          </table:table-cell>
          <table:table-cell office:value-type="string">
            <text:p>9,64253e-35</text:p>
          </table:table-cell>
          <table:table-cell office:value-type="string">
            <text:p>6,46162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32579">
            <text:p>1,32579</text:p>
          </table:table-cell>
          <table:table-cell office:value-type="float" office:value="0.0557933">
            <text:p>0,0557933</text:p>
          </table:table-cell>
          <table:table-cell office:value-type="string">
            <text:p>-9,87039e-32</text:p>
          </table:table-cell>
          <table:table-cell office:value-type="string">
            <text:p>5,91119e-25</text:p>
          </table:table-cell>
          <table:table-cell office:value-type="float" office:value="0">
            <text:p>0</text:p>
          </table:table-cell>
          <table:table-cell office:value-type="string">
            <text:p>1,46742e-17</text:p>
          </table:table-cell>
          <table:table-cell office:value-type="string">
            <text:p>1,89031e-17</text:p>
          </table:table-cell>
          <table:table-cell office:value-type="string">
            <text:p>-1,80616e-34</text:p>
          </table:table-cell>
          <table:table-cell office:value-type="string">
            <text:p>-1,98311e-35</text:p>
          </table:table-cell>
          <table:table-cell office:value-type="string">
            <text:p>2,63902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34702">
            <text:p>1,34702</text:p>
          </table:table-cell>
          <table:table-cell office:value-type="float" office:value="0.0555624">
            <text:p>0,0555624</text:p>
          </table:table-cell>
          <table:table-cell office:value-type="string">
            <text:p>-1,16519e-31</text:p>
          </table:table-cell>
          <table:table-cell office:value-type="string">
            <text:p>3,50193e-25</text:p>
          </table:table-cell>
          <table:table-cell office:value-type="float" office:value="0">
            <text:p>0</text:p>
          </table:table-cell>
          <table:table-cell office:value-type="string">
            <text:p>1,45081e-17</text:p>
          </table:table-cell>
          <table:table-cell office:value-type="string">
            <text:p>1,91638e-17</text:p>
          </table:table-cell>
          <table:table-cell office:value-type="string">
            <text:p>-1,54606e-34</text:p>
          </table:table-cell>
          <table:table-cell office:value-type="string">
            <text:p>6,01512e-35</text:p>
          </table:table-cell>
          <table:table-cell office:value-type="string">
            <text:p>8,14659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36764">
            <text:p>1,36764</text:p>
          </table:table-cell>
          <table:table-cell office:value-type="float" office:value="0.0553236">
            <text:p>0,0553236</text:p>
          </table:table-cell>
          <table:table-cell office:value-type="string">
            <text:p>-1,45985e-31</text:p>
          </table:table-cell>
          <table:table-cell office:value-type="string">
            <text:p>1,25771e-25</text:p>
          </table:table-cell>
          <table:table-cell office:value-type="string">
            <text:p>6,58545e-10</text:p>
          </table:table-cell>
          <table:table-cell office:value-type="string">
            <text:p>1,81081e-17</text:p>
          </table:table-cell>
          <table:table-cell office:value-type="string">
            <text:p>1,97811e-17</text:p>
          </table:table-cell>
          <table:table-cell office:value-type="string">
            <text:p>-3,005e-34</text:p>
          </table:table-cell>
          <table:table-cell office:value-type="string">
            <text:p>7,19633e-35</text:p>
          </table:table-cell>
          <table:table-cell office:value-type="string">
            <text:p>1,6161e-3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38766">
            <text:p>1,38766</text:p>
          </table:table-cell>
          <table:table-cell office:value-type="float" office:value="0.0550777">
            <text:p>0,0550777</text:p>
          </table:table-cell>
          <table:table-cell office:value-type="string">
            <text:p>-5,9126e-32</text:p>
          </table:table-cell>
          <table:table-cell office:value-type="string">
            <text:p>-8,45331e-26</text:p>
          </table:table-cell>
          <table:table-cell office:value-type="float" office:value="0">
            <text:p>0</text:p>
          </table:table-cell>
          <table:table-cell office:value-type="string">
            <text:p>2,03813e-17</text:p>
          </table:table-cell>
          <table:table-cell office:value-type="string">
            <text:p>1,96134e-17</text:p>
          </table:table-cell>
          <table:table-cell office:value-type="string">
            <text:p>-3,07449e-34</text:p>
          </table:table-cell>
          <table:table-cell office:value-type="string">
            <text:p>1,93274e-34</text:p>
          </table:table-cell>
          <table:table-cell office:value-type="string">
            <text:p>1,78454e-3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40709">
            <text:p>1,40709</text:p>
          </table:table-cell>
          <table:table-cell office:value-type="float" office:value="0.0548257">
            <text:p>0,0548257</text:p>
          </table:table-cell>
          <table:table-cell office:value-type="string">
            <text:p>-6,39649e-32</text:p>
          </table:table-cell>
          <table:table-cell office:value-type="string">
            <text:p>-2,82951e-25</text:p>
          </table:table-cell>
          <table:table-cell office:value-type="float" office:value="0">
            <text:p>0</text:p>
          </table:table-cell>
          <table:table-cell office:value-type="string">
            <text:p>2,21658e-17</text:p>
          </table:table-cell>
          <table:table-cell office:value-type="string">
            <text:p>1,92238e-17</text:p>
          </table:table-cell>
          <table:table-cell office:value-type="string">
            <text:p>-4,66434e-34</text:p>
          </table:table-cell>
          <table:table-cell office:value-type="string">
            <text:p>1,93114e-34</text:p>
          </table:table-cell>
          <table:table-cell office:value-type="string">
            <text:p>1,27891e-3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42596">
            <text:p>1,42596</text:p>
          </table:table-cell>
          <table:table-cell office:value-type="float" office:value="0.0545681">
            <text:p>0,0545681</text:p>
          </table:table-cell>
          <table:table-cell office:value-type="string">
            <text:p>-1,64667e-31</text:p>
          </table:table-cell>
          <table:table-cell office:value-type="string">
            <text:p>-4,7158e-25</text:p>
          </table:table-cell>
          <table:table-cell office:value-type="float" office:value="0">
            <text:p>0</text:p>
          </table:table-cell>
          <table:table-cell office:value-type="string">
            <text:p>2,30445e-17</text:p>
          </table:table-cell>
          <table:table-cell office:value-type="string">
            <text:p>1,88449e-17</text:p>
          </table:table-cell>
          <table:table-cell office:value-type="string">
            <text:p>-3,61004e-34</text:p>
          </table:table-cell>
          <table:table-cell office:value-type="string">
            <text:p>1,12766e-34</text:p>
          </table:table-cell>
          <table:table-cell office:value-type="string">
            <text:p>1,47933e-3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44428">
            <text:p>1,44428</text:p>
          </table:table-cell>
          <table:table-cell office:value-type="float" office:value="0.0543055">
            <text:p>0,0543055</text:p>
          </table:table-cell>
          <table:table-cell office:value-type="string">
            <text:p>-2,12623e-31</text:p>
          </table:table-cell>
          <table:table-cell office:value-type="string">
            <text:p>-6,52406e-25</text:p>
          </table:table-cell>
          <table:table-cell office:value-type="float" office:value="0">
            <text:p>0</text:p>
          </table:table-cell>
          <table:table-cell office:value-type="string">
            <text:p>2,57836e-17</text:p>
          </table:table-cell>
          <table:table-cell office:value-type="string">
            <text:p>1,79229e-17</text:p>
          </table:table-cell>
          <table:table-cell office:value-type="string">
            <text:p>-3,70177e-34</text:p>
          </table:table-cell>
          <table:table-cell office:value-type="string">
            <text:p>8,30428e-35</text:p>
          </table:table-cell>
          <table:table-cell office:value-type="string">
            <text:p>1,88373e-3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46206">
            <text:p>1,46206</text:p>
          </table:table-cell>
          <table:table-cell office:value-type="float" office:value="0.0540386">
            <text:p>0,0540386</text:p>
          </table:table-cell>
          <table:table-cell office:value-type="string">
            <text:p>-1,2326e-31</text:p>
          </table:table-cell>
          <table:table-cell office:value-type="string">
            <text:p>-8,27316e-25</text:p>
          </table:table-cell>
          <table:table-cell office:value-type="float" office:value="0">
            <text:p>0</text:p>
          </table:table-cell>
          <table:table-cell office:value-type="string">
            <text:p>2,88384e-17</text:p>
          </table:table-cell>
          <table:table-cell office:value-type="string">
            <text:p>1,70619e-17</text:p>
          </table:table-cell>
          <table:table-cell office:value-type="string">
            <text:p>-6,00117e-34</text:p>
          </table:table-cell>
          <table:table-cell office:value-type="string">
            <text:p>1,37419e-34</text:p>
          </table:table-cell>
          <table:table-cell office:value-type="string">
            <text:p>1,88141e-3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47933">
            <text:p>1,47933</text:p>
          </table:table-cell>
          <table:table-cell office:value-type="float" office:value="0.0537678">
            <text:p>0,0537678</text:p>
          </table:table-cell>
          <table:table-cell office:value-type="string">
            <text:p>-1,07178e-31</text:p>
          </table:table-cell>
          <table:table-cell office:value-type="string">
            <text:p>-9,98106e-25</text:p>
          </table:table-cell>
          <table:table-cell office:value-type="string">
            <text:p>6,58545e-10</text:p>
          </table:table-cell>
          <table:table-cell office:value-type="string">
            <text:p>2,80511e-17</text:p>
          </table:table-cell>
          <table:table-cell office:value-type="string">
            <text:p>1,64539e-17</text:p>
          </table:table-cell>
          <table:table-cell office:value-type="string">
            <text:p>-9,64455e-34</text:p>
          </table:table-cell>
          <table:table-cell office:value-type="string">
            <text:p>2,97595e-34</text:p>
          </table:table-cell>
          <table:table-cell office:value-type="string">
            <text:p>1,4461e-3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49609">
            <text:p>1,49609</text:p>
          </table:table-cell>
          <table:table-cell office:value-type="float" office:value="0.0534935">
            <text:p>0,0534935</text:p>
          </table:table-cell>
          <table:table-cell office:value-type="string">
            <text:p>-1,34045e-31</text:p>
          </table:table-cell>
          <table:table-cell office:value-type="string">
            <text:p>-1,16649e-24</text:p>
          </table:table-cell>
          <table:table-cell office:value-type="float" office:value="0">
            <text:p>0</text:p>
          </table:table-cell>
          <table:table-cell office:value-type="string">
            <text:p>2,90263e-17</text:p>
          </table:table-cell>
          <table:table-cell office:value-type="string">
            <text:p>1,60711e-17</text:p>
          </table:table-cell>
          <table:table-cell office:value-type="string">
            <text:p>-8,39026e-34</text:p>
          </table:table-cell>
          <table:table-cell office:value-type="string">
            <text:p>3,12814e-34</text:p>
          </table:table-cell>
          <table:table-cell office:value-type="string">
            <text:p>8,10233e-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49609">
            <text:p>1,49609</text:p>
          </table:table-cell>
          <table:table-cell office:value-type="float" office:value="0.0536191">
            <text:p>0,0536191</text:p>
          </table:table-cell>
          <table:table-cell office:value-type="string">
            <text:p>4,76456e-22</text:p>
          </table:table-cell>
          <table:table-cell office:value-type="string">
            <text:p>-1,73164e-20</text:p>
          </table:table-cell>
          <table:table-cell office:value-type="string">
            <text:p>6,48714e-06</text:p>
          </table:table-cell>
          <table:table-cell office:value-type="string">
            <text:p>5,79325e-06</text:p>
          </table:table-cell>
          <table:table-cell office:value-type="string">
            <text:p>1,1427e-13</text:p>
          </table:table-cell>
          <table:table-cell office:value-type="string">
            <text:p>-2,74869e-11</text:p>
          </table:table-cell>
          <table:table-cell office:value-type="string">
            <text:p>-2,54683e-24</text:p>
          </table:table-cell>
          <table:table-cell office:value-type="string">
            <text:p>-2,29497e-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51237">
            <text:p>1,51237</text:p>
          </table:table-cell>
          <table:table-cell office:value-type="float" office:value="0.0532434">
            <text:p>0,0532434</text:p>
          </table:table-cell>
          <table:table-cell office:value-type="string">
            <text:p>7,54389e-22</text:p>
          </table:table-cell>
          <table:table-cell office:value-type="string">
            <text:p>-1,63874e-20</text:p>
          </table:table-cell>
          <table:table-cell office:value-type="string">
            <text:p>6,75404e-06</text:p>
          </table:table-cell>
          <table:table-cell office:value-type="string">
            <text:p>6,08888e-06</text:p>
          </table:table-cell>
          <table:table-cell office:value-type="string">
            <text:p>1,36595e-13</text:p>
          </table:table-cell>
          <table:table-cell office:value-type="string">
            <text:p>-3,00945e-11</text:p>
          </table:table-cell>
          <table:table-cell office:value-type="string">
            <text:p>-2,33244e-24</text:p>
          </table:table-cell>
          <table:table-cell office:value-type="string">
            <text:p>-1,92201e-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52817">
            <text:p>1,52817</text:p>
          </table:table-cell>
          <table:table-cell office:value-type="float" office:value="0.0528644">
            <text:p>0,0528644</text:p>
          </table:table-cell>
          <table:table-cell office:value-type="string">
            <text:p>1,15144e-21</text:p>
          </table:table-cell>
          <table:table-cell office:value-type="string">
            <text:p>-1,54124e-20</text:p>
          </table:table-cell>
          <table:table-cell office:value-type="string">
            <text:p>7,02596e-06</text:p>
          </table:table-cell>
          <table:table-cell office:value-type="string">
            <text:p>6,38757e-06</text:p>
          </table:table-cell>
          <table:table-cell office:value-type="string">
            <text:p>1,61266e-13</text:p>
          </table:table-cell>
          <table:table-cell office:value-type="string">
            <text:p>-3,28535e-11</text:p>
          </table:table-cell>
          <table:table-cell office:value-type="string">
            <text:p>-2,1572e-24</text:p>
          </table:table-cell>
          <table:table-cell office:value-type="string">
            <text:p>-1,58861e-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54351">
            <text:p>1,54351</text:p>
          </table:table-cell>
          <table:table-cell office:value-type="float" office:value="0.0524823">
            <text:p>0,0524823</text:p>
          </table:table-cell>
          <table:table-cell office:value-type="string">
            <text:p>9,92617e-22</text:p>
          </table:table-cell>
          <table:table-cell office:value-type="string">
            <text:p>-1,43337e-20</text:p>
          </table:table-cell>
          <table:table-cell office:value-type="string">
            <text:p>7,30231e-06</text:p>
          </table:table-cell>
          <table:table-cell office:value-type="string">
            <text:p>6,6891e-06</text:p>
          </table:table-cell>
          <table:table-cell office:value-type="string">
            <text:p>1,88322e-13</text:p>
          </table:table-cell>
          <table:table-cell office:value-type="string">
            <text:p>-3,57623e-11</text:p>
          </table:table-cell>
          <table:table-cell office:value-type="string">
            <text:p>-2,05503e-24</text:p>
          </table:table-cell>
          <table:table-cell office:value-type="string">
            <text:p>-1,31851e-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55841">
            <text:p>1,55841</text:p>
          </table:table-cell>
          <table:table-cell office:value-type="float" office:value="0.0520975">
            <text:p>0,0520975</text:p>
          </table:table-cell>
          <table:table-cell office:value-type="string">
            <text:p>6,08805e-22</text:p>
          </table:table-cell>
          <table:table-cell office:value-type="string">
            <text:p>-1,31141e-20</text:p>
          </table:table-cell>
          <table:table-cell office:value-type="string">
            <text:p>7,58242e-06</text:p>
          </table:table-cell>
          <table:table-cell office:value-type="string">
            <text:p>6,99322e-06</text:p>
          </table:table-cell>
          <table:table-cell office:value-type="string">
            <text:p>2,17784e-13</text:p>
          </table:table-cell>
          <table:table-cell office:value-type="string">
            <text:p>-3,88168e-11</text:p>
          </table:table-cell>
          <table:table-cell office:value-type="string">
            <text:p>-2,01683e-24</text:p>
          </table:table-cell>
          <table:table-cell office:value-type="string">
            <text:p>-1,08856e-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57287">
            <text:p>1,57287</text:p>
          </table:table-cell>
          <table:table-cell office:value-type="float" office:value="0.0517101">
            <text:p>0,0517101</text:p>
          </table:table-cell>
          <table:table-cell office:value-type="string">
            <text:p>8,47033e-22</text:p>
          </table:table-cell>
          <table:table-cell office:value-type="string">
            <text:p>-1,17708e-20</text:p>
          </table:table-cell>
          <table:table-cell office:value-type="string">
            <text:p>7,86553e-06</text:p>
          </table:table-cell>
          <table:table-cell office:value-type="string">
            <text:p>7,29966e-06</text:p>
          </table:table-cell>
          <table:table-cell office:value-type="string">
            <text:p>2,49654e-13</text:p>
          </table:table-cell>
          <table:table-cell office:value-type="string">
            <text:p>-4,20109e-11</text:p>
          </table:table-cell>
          <table:table-cell office:value-type="string">
            <text:p>-2,02298e-24</text:p>
          </table:table-cell>
          <table:table-cell office:value-type="string">
            <text:p>-9,09823e-2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58691">
            <text:p>1,58691</text:p>
          </table:table-cell>
          <table:table-cell office:value-type="float" office:value="0.0513202">
            <text:p>0,0513202</text:p>
          </table:table-cell>
          <table:table-cell office:value-type="string">
            <text:p>6,2204e-22</text:p>
          </table:table-cell>
          <table:table-cell office:value-type="string">
            <text:p>-1,03401e-20</text:p>
          </table:table-cell>
          <table:table-cell office:value-type="string">
            <text:p>8,15078e-06</text:p>
          </table:table-cell>
          <table:table-cell office:value-type="string">
            <text:p>7,60813e-06</text:p>
          </table:table-cell>
          <table:table-cell office:value-type="string">
            <text:p>2,83911e-13</text:p>
          </table:table-cell>
          <table:table-cell office:value-type="string">
            <text:p>-4,53354e-11</text:p>
          </table:table-cell>
          <table:table-cell office:value-type="string">
            <text:p>-2,05724e-24</text:p>
          </table:table-cell>
          <table:table-cell office:value-type="string">
            <text:p>-7,79908e-2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60054">
            <text:p>1,60054</text:p>
          </table:table-cell>
          <table:table-cell office:value-type="float" office:value="0.0509281">
            <text:p>0,0509281</text:p>
          </table:table-cell>
          <table:table-cell office:value-type="string">
            <text:p>6,61744e-22</text:p>
          </table:table-cell>
          <table:table-cell office:value-type="string">
            <text:p>-8,77141e-21</text:p>
          </table:table-cell>
          <table:table-cell office:value-type="string">
            <text:p>8,43715e-06</text:p>
          </table:table-cell>
          <table:table-cell office:value-type="string">
            <text:p>7,91832e-06</text:p>
          </table:table-cell>
          <table:table-cell office:value-type="string">
            <text:p>3,20516e-13</text:p>
          </table:table-cell>
          <table:table-cell office:value-type="string">
            <text:p>-4,87777e-11</text:p>
          </table:table-cell>
          <table:table-cell office:value-type="string">
            <text:p>-2,1215e-24</text:p>
          </table:table-cell>
          <table:table-cell office:value-type="string">
            <text:p>-7,22839e-2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61377">
            <text:p>1,61377</text:p>
          </table:table-cell>
          <table:table-cell office:value-type="float" office:value="0.0505338">
            <text:p>0,0505338</text:p>
          </table:table-cell>
          <table:table-cell office:value-type="string">
            <text:p>1,00585e-21</text:p>
          </table:table-cell>
          <table:table-cell office:value-type="string">
            <text:p>-7,15806e-21</text:p>
          </table:table-cell>
          <table:table-cell office:value-type="string">
            <text:p>8,72348e-06</text:p>
          </table:table-cell>
          <table:table-cell office:value-type="string">
            <text:p>8,22989e-06</text:p>
          </table:table-cell>
          <table:table-cell office:value-type="string">
            <text:p>3,59408e-13</text:p>
          </table:table-cell>
          <table:table-cell office:value-type="string">
            <text:p>-5,2321e-11</text:p>
          </table:table-cell>
          <table:table-cell office:value-type="string">
            <text:p>-2,22237e-24</text:p>
          </table:table-cell>
          <table:table-cell office:value-type="string">
            <text:p>-7,58647e-2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62662">
            <text:p>1,62662</text:p>
          </table:table-cell>
          <table:table-cell office:value-type="float" office:value="0.0501374">
            <text:p>0,0501374</text:p>
          </table:table-cell>
          <table:table-cell office:value-type="string">
            <text:p>7,41154e-22</text:p>
          </table:table-cell>
          <table:table-cell office:value-type="string">
            <text:p>-5,46531e-21</text:p>
          </table:table-cell>
          <table:table-cell office:value-type="string">
            <text:p>9,00838e-06</text:p>
          </table:table-cell>
          <table:table-cell office:value-type="string">
            <text:p>8,54248e-06</text:p>
          </table:table-cell>
          <table:table-cell office:value-type="string">
            <text:p>4,00506e-13</text:p>
          </table:table-cell>
          <table:table-cell office:value-type="string">
            <text:p>-5,59435e-11</text:p>
          </table:table-cell>
          <table:table-cell office:value-type="string">
            <text:p>-2,35652e-24</text:p>
          </table:table-cell>
          <table:table-cell office:value-type="string">
            <text:p>-9,36818e-2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63909">
            <text:p>1,63909</text:p>
          </table:table-cell>
          <table:table-cell office:value-type="float" office:value="0.049739">
            <text:p>0,049739</text:p>
          </table:table-cell>
          <table:table-cell office:value-type="string">
            <text:p>9,79382e-22</text:p>
          </table:table-cell>
          <table:table-cell office:value-type="string">
            <text:p>-3,70653e-21</text:p>
          </table:table-cell>
          <table:table-cell office:value-type="string">
            <text:p>9,29022e-06</text:p>
          </table:table-cell>
          <table:table-cell office:value-type="string">
            <text:p>8,8557e-06</text:p>
          </table:table-cell>
          <table:table-cell office:value-type="string">
            <text:p>4,43714e-13</text:p>
          </table:table-cell>
          <table:table-cell office:value-type="string">
            <text:p>-5,96176e-11</text:p>
          </table:table-cell>
          <table:table-cell office:value-type="string">
            <text:p>-2,44998e-24</text:p>
          </table:table-cell>
          <table:table-cell office:value-type="string">
            <text:p>-1,22059e-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6512">
            <text:p>1,6512</text:p>
          </table:table-cell>
          <table:table-cell office:value-type="float" office:value="0.0493385">
            <text:p>0,0493385</text:p>
          </table:table-cell>
          <table:table-cell office:value-type="string">
            <text:p>9,92617e-22</text:p>
          </table:table-cell>
          <table:table-cell office:value-type="string">
            <text:p>-1,83813e-21</text:p>
          </table:table-cell>
          <table:table-cell office:value-type="string">
            <text:p>9,56711e-06</text:p>
          </table:table-cell>
          <table:table-cell office:value-type="string">
            <text:p>9,16911e-06</text:p>
          </table:table-cell>
          <table:table-cell office:value-type="string">
            <text:p>4,8892e-13</text:p>
          </table:table-cell>
          <table:table-cell office:value-type="string">
            <text:p>-6,3309e-11</text:p>
          </table:table-cell>
          <table:table-cell office:value-type="string">
            <text:p>-2,46698e-24</text:p>
          </table:table-cell>
          <table:table-cell office:value-type="string">
            <text:p>-1,55046e-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66296">
            <text:p>1,66296</text:p>
          </table:table-cell>
          <table:table-cell office:value-type="float" office:value="0.0489361">
            <text:p>0,0489361</text:p>
          </table:table-cell>
          <table:table-cell office:value-type="string">
            <text:p>7,94093e-22</text:p>
          </table:table-cell>
          <table:table-cell office:value-type="string">
            <text:p>9,81557e-23</text:p>
          </table:table-cell>
          <table:table-cell office:value-type="string">
            <text:p>9,83678e-06</text:p>
          </table:table-cell>
          <table:table-cell office:value-type="string">
            <text:p>9,48224e-06</text:p>
          </table:table-cell>
          <table:table-cell office:value-type="string">
            <text:p>5,36003e-13</text:p>
          </table:table-cell>
          <table:table-cell office:value-type="string">
            <text:p>-6,69753e-11</text:p>
          </table:table-cell>
          <table:table-cell office:value-type="string">
            <text:p>-2,44065e-24</text:p>
          </table:table-cell>
          <table:table-cell office:value-type="string">
            <text:p>-1,95443e-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67438">
            <text:p>1,67438</text:p>
          </table:table-cell>
          <table:table-cell office:value-type="float" office:value="0.0485317">
            <text:p>0,0485317</text:p>
          </table:table-cell>
          <table:table-cell office:value-type="string">
            <text:p>7,67624e-22</text:p>
          </table:table-cell>
          <table:table-cell office:value-type="string">
            <text:p>2,09413e-21</text:p>
          </table:table-cell>
          <table:table-cell office:value-type="string">
            <text:p>1,00966e-05</text:p>
          </table:table-cell>
          <table:table-cell office:value-type="string">
            <text:p>9,79458e-06</text:p>
          </table:table-cell>
          <table:table-cell office:value-type="string">
            <text:p>5,84842e-13</text:p>
          </table:table-cell>
          <table:table-cell office:value-type="string">
            <text:p>-7,05649e-11</text:p>
          </table:table-cell>
          <table:table-cell office:value-type="string">
            <text:p>-2,33608e-24</text:p>
          </table:table-cell>
          <table:table-cell office:value-type="string">
            <text:p>-2,39751e-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68546">
            <text:p>1,68546</text:p>
          </table:table-cell>
          <table:table-cell office:value-type="float" office:value="0.0481254">
            <text:p>0,0481254</text:p>
          </table:table-cell>
          <table:table-cell office:value-type="string">
            <text:p>8,73503e-22</text:p>
          </table:table-cell>
          <table:table-cell office:value-type="string">
            <text:p>4,13183e-21</text:p>
          </table:table-cell>
          <table:table-cell office:value-type="string">
            <text:p>1,03435e-05</text:p>
          </table:table-cell>
          <table:table-cell office:value-type="string">
            <text:p>1,01056e-05</text:p>
          </table:table-cell>
          <table:table-cell office:value-type="string">
            <text:p>6,35315e-13</text:p>
          </table:table-cell>
          <table:table-cell office:value-type="string">
            <text:p>-7,40159e-11</text:p>
          </table:table-cell>
          <table:table-cell office:value-type="string">
            <text:p>-2,08418e-24</text:p>
          </table:table-cell>
          <table:table-cell office:value-type="string">
            <text:p>-2,8531e-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69622">
            <text:p>1,69622</text:p>
          </table:table-cell>
          <table:table-cell office:value-type="float" office:value="0.047717">
            <text:p>0,047717</text:p>
          </table:table-cell>
          <table:table-cell office:value-type="string">
            <text:p>8,33798e-22</text:p>
          </table:table-cell>
          <table:table-cell office:value-type="string">
            <text:p>6,19648e-21</text:p>
          </table:table-cell>
          <table:table-cell office:value-type="string">
            <text:p>1,0574e-05</text:p>
          </table:table-cell>
          <table:table-cell office:value-type="string">
            <text:p>1,04145e-05</text:p>
          </table:table-cell>
          <table:table-cell office:value-type="string">
            <text:p>6,87318e-13</text:p>
          </table:table-cell>
          <table:table-cell office:value-type="string">
            <text:p>-7,72546e-11</text:p>
          </table:table-cell>
          <table:table-cell office:value-type="string">
            <text:p>-1,62535e-24</text:p>
          </table:table-cell>
          <table:table-cell office:value-type="string">
            <text:p>-3,29747e-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70667">
            <text:p>1,70667</text:p>
          </table:table-cell>
          <table:table-cell office:value-type="float" office:value="0.0473065">
            <text:p>0,0473065</text:p>
          </table:table-cell>
          <table:table-cell office:value-type="string">
            <text:p>6,61744e-22</text:p>
          </table:table-cell>
          <table:table-cell office:value-type="string">
            <text:p>8,34887e-21</text:p>
          </table:table-cell>
          <table:table-cell office:value-type="string">
            <text:p>1,0784e-05</text:p>
          </table:table-cell>
          <table:table-cell office:value-type="string">
            <text:p>1,07208e-05</text:p>
          </table:table-cell>
          <table:table-cell office:value-type="string">
            <text:p>7,40767e-13</text:p>
          </table:table-cell>
          <table:table-cell office:value-type="string">
            <text:p>-8,01938e-11</text:p>
          </table:table-cell>
          <table:table-cell office:value-type="string">
            <text:p>-9,04676e-25</text:p>
          </table:table-cell>
          <table:table-cell office:value-type="string">
            <text:p>-3,67608e-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71681">
            <text:p>1,71681</text:p>
          </table:table-cell>
          <table:table-cell office:value-type="float" office:value="0.0468939">
            <text:p>0,0468939</text:p>
          </table:table-cell>
          <table:table-cell office:value-type="string">
            <text:p>-3,44107e-22</text:p>
          </table:table-cell>
          <table:table-cell office:value-type="string">
            <text:p>1,05563e-20</text:p>
          </table:table-cell>
          <table:table-cell office:value-type="string">
            <text:p>1,09688e-05</text:p>
          </table:table-cell>
          <table:table-cell office:value-type="string">
            <text:p>1,10236e-05</text:p>
          </table:table-cell>
          <table:table-cell office:value-type="string">
            <text:p>7,95614e-13</text:p>
          </table:table-cell>
          <table:table-cell office:value-type="string">
            <text:p>-8,27323e-11</text:p>
          </table:table-cell>
          <table:table-cell office:value-type="string">
            <text:p>8,87305e-26</text:p>
          </table:table-cell>
          <table:table-cell office:value-type="string">
            <text:p>-3,99335e-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72665">
            <text:p>1,72665</text:p>
          </table:table-cell>
          <table:table-cell office:value-type="float" office:value="0.0464791">
            <text:p>0,0464791</text:p>
          </table:table-cell>
          <table:table-cell office:value-type="string">
            <text:p>-1,58819e-22</text:p>
          </table:table-cell>
          <table:table-cell office:value-type="string">
            <text:p>1,28048e-20</text:p>
          </table:table-cell>
          <table:table-cell office:value-type="string">
            <text:p>1,11234e-05</text:p>
          </table:table-cell>
          <table:table-cell office:value-type="string">
            <text:p>1,1322e-05</text:p>
          </table:table-cell>
          <table:table-cell office:value-type="string">
            <text:p>8,51862e-13</text:p>
          </table:table-cell>
          <table:table-cell office:value-type="string">
            <text:p>-8,47527e-11</text:p>
          </table:table-cell>
          <table:table-cell office:value-type="string">
            <text:p>1,37294e-24</text:p>
          </table:table-cell>
          <table:table-cell office:value-type="string">
            <text:p>-4,27877e-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73621">
            <text:p>1,73621</text:p>
          </table:table-cell>
          <table:table-cell office:value-type="float" office:value="0.046062">
            <text:p>0,046062</text:p>
          </table:table-cell>
          <table:table-cell office:value-type="string">
            <text:p>-1,05879e-22</text:p>
          </table:table-cell>
          <table:table-cell office:value-type="string">
            <text:p>1,50404e-20</text:p>
          </table:table-cell>
          <table:table-cell office:value-type="string">
            <text:p>1,12419e-05</text:p>
          </table:table-cell>
          <table:table-cell office:value-type="string">
            <text:p>1,16151e-05</text:p>
          </table:table-cell>
          <table:table-cell office:value-type="string">
            <text:p>9,09573e-13</text:p>
          </table:table-cell>
          <table:table-cell office:value-type="string">
            <text:p>-8,61214e-11</text:p>
          </table:table-cell>
          <table:table-cell office:value-type="string">
            <text:p>2,94488e-24</text:p>
          </table:table-cell>
          <table:table-cell office:value-type="string">
            <text:p>-4,53503e-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7455">
            <text:p>1,7455</text:p>
          </table:table-cell>
          <table:table-cell office:value-type="float" office:value="0.0456425">
            <text:p>0,0456425</text:p>
          </table:table-cell>
          <table:table-cell office:value-type="string">
            <text:p>5,29396e-23</text:p>
          </table:table-cell>
          <table:table-cell office:value-type="string">
            <text:p>1,73666e-20</text:p>
          </table:table-cell>
          <table:table-cell office:value-type="string">
            <text:p>1,13183e-05</text:p>
          </table:table-cell>
          <table:table-cell office:value-type="string">
            <text:p>1,19017e-05</text:p>
          </table:table-cell>
          <table:table-cell office:value-type="string">
            <text:p>9,68889e-13</text:p>
          </table:table-cell>
          <table:table-cell office:value-type="string">
            <text:p>-8,66868e-11</text:p>
          </table:table-cell>
          <table:table-cell office:value-type="string">
            <text:p>4,82031e-24</text:p>
          </table:table-cell>
          <table:table-cell office:value-type="string">
            <text:p>-4,77584e-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75451">
            <text:p>1,75451</text:p>
          </table:table-cell>
          <table:table-cell office:value-type="float" office:value="0.0452205">
            <text:p>0,0452205</text:p>
          </table:table-cell>
          <table:table-cell office:value-type="string">
            <text:p>-1,58819e-22</text:p>
          </table:table-cell>
          <table:table-cell office:value-type="string">
            <text:p>1,97038e-20</text:p>
          </table:table-cell>
          <table:table-cell office:value-type="string">
            <text:p>1,13459e-05</text:p>
          </table:table-cell>
          <table:table-cell office:value-type="string">
            <text:p>1,21808e-05</text:p>
          </table:table-cell>
          <table:table-cell office:value-type="string">
            <text:p>1,03004e-12</text:p>
          </table:table-cell>
          <table:table-cell office:value-type="string">
            <text:p>-8,628e-11</text:p>
          </table:table-cell>
          <table:table-cell office:value-type="string">
            <text:p>6,99134e-24</text:p>
          </table:table-cell>
          <table:table-cell office:value-type="string">
            <text:p>-5,03088e-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76326">
            <text:p>1,76326</text:p>
          </table:table-cell>
          <table:table-cell office:value-type="float" office:value="0.0447959">
            <text:p>0,0447959</text:p>
          </table:table-cell>
          <table:table-cell office:value-type="string">
            <text:p>-5,02926e-22</text:p>
          </table:table-cell>
          <table:table-cell office:value-type="string">
            <text:p>2,21025e-20</text:p>
          </table:table-cell>
          <table:table-cell office:value-type="string">
            <text:p>1,1318e-05</text:p>
          </table:table-cell>
          <table:table-cell office:value-type="string">
            <text:p>1,24509e-05</text:p>
          </table:table-cell>
          <table:table-cell office:value-type="string">
            <text:p>1,09337e-12</text:p>
          </table:table-cell>
          <table:table-cell office:value-type="string">
            <text:p>-8,47143e-11</text:p>
          </table:table-cell>
          <table:table-cell office:value-type="string">
            <text:p>9,47858e-24</text:p>
          </table:table-cell>
          <table:table-cell office:value-type="string">
            <text:p>-5,28683e-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77175">
            <text:p>1,77175</text:p>
          </table:table-cell>
          <table:table-cell office:value-type="float" office:value="0.0443686">
            <text:p>0,0443686</text:p>
          </table:table-cell>
          <table:table-cell office:value-type="string">
            <text:p>-3,70577e-22</text:p>
          </table:table-cell>
          <table:table-cell office:value-type="string">
            <text:p>2,4537e-20</text:p>
          </table:table-cell>
          <table:table-cell office:value-type="string">
            <text:p>1,1228e-05</text:p>
          </table:table-cell>
          <table:table-cell office:value-type="string">
            <text:p>1,27105e-05</text:p>
          </table:table-cell>
          <table:table-cell office:value-type="string">
            <text:p>1,15934e-12</text:p>
          </table:table-cell>
          <table:table-cell office:value-type="string">
            <text:p>-8,17861e-11</text:p>
          </table:table-cell>
          <table:table-cell office:value-type="string">
            <text:p>1,22976e-23</text:p>
          </table:table-cell>
          <table:table-cell office:value-type="string">
            <text:p>-5,50134e-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78">
            <text:p>1,78</text:p>
          </table:table-cell>
          <table:table-cell office:value-type="float" office:value="0.0439383">
            <text:p>0,0439383</text:p>
          </table:table-cell>
          <table:table-cell office:value-type="string">
            <text:p>3,44107e-22</text:p>
          </table:table-cell>
          <table:table-cell office:value-type="string">
            <text:p>2,69873e-20</text:p>
          </table:table-cell>
          <table:table-cell office:value-type="string">
            <text:p>1,10703e-05</text:p>
          </table:table-cell>
          <table:table-cell office:value-type="string">
            <text:p>1,29582e-05</text:p>
          </table:table-cell>
          <table:table-cell office:value-type="string">
            <text:p>1,22852e-12</text:p>
          </table:table-cell>
          <table:table-cell office:value-type="string">
            <text:p>-7,72769e-11</text:p>
          </table:table-cell>
          <table:table-cell office:value-type="string">
            <text:p>1,54227e-23</text:p>
          </table:table-cell>
          <table:table-cell office:value-type="string">
            <text:p>-5,74198e-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788">
            <text:p>1,788</text:p>
          </table:table-cell>
          <table:table-cell office:value-type="float" office:value="0.0435049">
            <text:p>0,0435049</text:p>
          </table:table-cell>
          <table:table-cell office:value-type="string">
            <text:p>2,38228e-22</text:p>
          </table:table-cell>
          <table:table-cell office:value-type="string">
            <text:p>2,9486e-20</text:p>
          </table:table-cell>
          <table:table-cell office:value-type="string">
            <text:p>1,08407e-05</text:p>
          </table:table-cell>
          <table:table-cell office:value-type="string">
            <text:p>1,3192e-05</text:p>
          </table:table-cell>
          <table:table-cell office:value-type="string">
            <text:p>1,30162e-12</text:p>
          </table:table-cell>
          <table:table-cell office:value-type="string">
            <text:p>-7,09554e-11</text:p>
          </table:table-cell>
          <table:table-cell office:value-type="string">
            <text:p>1,88568e-23</text:p>
          </table:table-cell>
          <table:table-cell office:value-type="string">
            <text:p>-5,99872e-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79578">
            <text:p>1,79578</text:p>
          </table:table-cell>
          <table:table-cell office:value-type="float" office:value="0.0430682">
            <text:p>0,0430682</text:p>
          </table:table-cell>
          <table:table-cell office:value-type="string">
            <text:p>1,58819e-22</text:p>
          </table:table-cell>
          <table:table-cell office:value-type="string">
            <text:p>3,20033e-20</text:p>
          </table:table-cell>
          <table:table-cell office:value-type="string">
            <text:p>1,05383e-05</text:p>
          </table:table-cell>
          <table:table-cell office:value-type="string">
            <text:p>1,34103e-05</text:p>
          </table:table-cell>
          <table:table-cell office:value-type="string">
            <text:p>1,3795e-12</text:p>
          </table:table-cell>
          <table:table-cell office:value-type="string">
            <text:p>-6,25816e-11</text:p>
          </table:table-cell>
          <table:table-cell office:value-type="string">
            <text:p>2,26217e-23</text:p>
          </table:table-cell>
          <table:table-cell office:value-type="string">
            <text:p>-6,26364e-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80332">
            <text:p>1,80332</text:p>
          </table:table-cell>
          <table:table-cell office:value-type="float" office:value="0.0426281">
            <text:p>0,0426281</text:p>
          </table:table-cell>
          <table:table-cell office:value-type="string">
            <text:p>-3,17637e-22</text:p>
          </table:table-cell>
          <table:table-cell office:value-type="string">
            <text:p>3,45102e-20</text:p>
          </table:table-cell>
          <table:table-cell office:value-type="string">
            <text:p>1,01678e-05</text:p>
          </table:table-cell>
          <table:table-cell office:value-type="string">
            <text:p>1,36108e-05</text:p>
          </table:table-cell>
          <table:table-cell office:value-type="string">
            <text:p>1,4631e-12</text:p>
          </table:table-cell>
          <table:table-cell office:value-type="string">
            <text:p>-5,19114e-11</text:p>
          </table:table-cell>
          <table:table-cell office:value-type="string">
            <text:p>2,66992e-23</text:p>
          </table:table-cell>
          <table:table-cell office:value-type="string">
            <text:p>-6,55757e-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81065">
            <text:p>1,81065</text:p>
          </table:table-cell>
          <table:table-cell office:value-type="float" office:value="0.0421842">
            <text:p>0,0421842</text:p>
          </table:table-cell>
          <table:table-cell office:value-type="string">
            <text:p>-1,58819e-22</text:p>
          </table:table-cell>
          <table:table-cell office:value-type="string">
            <text:p>3,69833e-20</text:p>
          </table:table-cell>
          <table:table-cell office:value-type="string">
            <text:p>9,74335e-06</text:p>
          </table:table-cell>
          <table:table-cell office:value-type="string">
            <text:p>1,37914e-05</text:p>
          </table:table-cell>
          <table:table-cell office:value-type="string">
            <text:p>1,55351e-12</text:p>
          </table:table-cell>
          <table:table-cell office:value-type="string">
            <text:p>-3,87028e-11</text:p>
          </table:table-cell>
          <table:table-cell office:value-type="string">
            <text:p>3,11086e-23</text:p>
          </table:table-cell>
          <table:table-cell office:value-type="string">
            <text:p>-6,87941e-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81777">
            <text:p>1,81777</text:p>
          </table:table-cell>
          <table:table-cell office:value-type="float" office:value="0.0417365">
            <text:p>0,0417365</text:p>
          </table:table-cell>
          <table:table-cell office:value-type="string">
            <text:p>-7,94093e-23</text:p>
          </table:table-cell>
          <table:table-cell office:value-type="string">
            <text:p>3,94271e-20</text:p>
          </table:table-cell>
          <table:table-cell office:value-type="string">
            <text:p>9,29484e-06</text:p>
          </table:table-cell>
          <table:table-cell office:value-type="string">
            <text:p>1,39498e-05</text:p>
          </table:table-cell>
          <table:table-cell office:value-type="string">
            <text:p>1,65189e-12</text:p>
          </table:table-cell>
          <table:table-cell office:value-type="string">
            <text:p>-2,27239e-11</text:p>
          </table:table-cell>
          <table:table-cell office:value-type="string">
            <text:p>3,58511e-23</text:p>
          </table:table-cell>
          <table:table-cell office:value-type="string">
            <text:p>-7,22754e-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82467">
            <text:p>1,82467</text:p>
          </table:table-cell>
          <table:table-cell office:value-type="float" office:value="0.0412845">
            <text:p>0,0412845</text:p>
          </table:table-cell>
          <table:table-cell office:value-type="string">
            <text:p>1,05879e-22</text:p>
          </table:table-cell>
          <table:table-cell office:value-type="string">
            <text:p>4,18311e-20</text:p>
          </table:table-cell>
          <table:table-cell office:value-type="string">
            <text:p>8,87672e-06</text:p>
          </table:table-cell>
          <table:table-cell office:value-type="string">
            <text:p>1,40835e-05</text:p>
          </table:table-cell>
          <table:table-cell office:value-type="string">
            <text:p>1,75947e-12</text:p>
          </table:table-cell>
          <table:table-cell office:value-type="string">
            <text:p>-3,76163e-12</text:p>
          </table:table-cell>
          <table:table-cell office:value-type="string">
            <text:p>4,09214e-23</text:p>
          </table:table-cell>
          <table:table-cell office:value-type="string">
            <text:p>-7,59734e-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83138">
            <text:p>1,83138</text:p>
          </table:table-cell>
          <table:table-cell office:value-type="float" office:value="0.0408282">
            <text:p>0,0408282</text:p>
          </table:table-cell>
          <table:table-cell office:value-type="string">
            <text:p>3,17637e-22</text:p>
          </table:table-cell>
          <table:table-cell office:value-type="string">
            <text:p>4,4209e-20</text:p>
          </table:table-cell>
          <table:table-cell office:value-type="string">
            <text:p>8,57857e-06</text:p>
          </table:table-cell>
          <table:table-cell office:value-type="string">
            <text:p>1,41899e-05</text:p>
          </table:table-cell>
          <table:table-cell office:value-type="string">
            <text:p>1,87751e-12</text:p>
          </table:table-cell>
          <table:table-cell office:value-type="string">
            <text:p>1,83668e-11</text:p>
          </table:table-cell>
          <table:table-cell office:value-type="string">
            <text:p>4,62917e-23</text:p>
          </table:table-cell>
          <table:table-cell office:value-type="string">
            <text:p>-7,98788e-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83789">
            <text:p>1,83789</text:p>
          </table:table-cell>
          <table:table-cell office:value-type="float" office:value="0.040367">
            <text:p>0,040367</text:p>
          </table:table-cell>
          <table:table-cell office:value-type="string">
            <text:p>1,05879e-22</text:p>
          </table:table-cell>
          <table:table-cell office:value-type="string">
            <text:p>4,65562e-20</text:p>
          </table:table-cell>
          <table:table-cell office:value-type="string">
            <text:p>8,52953e-06</text:p>
          </table:table-cell>
          <table:table-cell office:value-type="string">
            <text:p>1,42664e-05</text:p>
          </table:table-cell>
          <table:table-cell office:value-type="string">
            <text:p>2,0073e-12</text:p>
          </table:table-cell>
          <table:table-cell office:value-type="string">
            <text:p>4,38023e-11</text:p>
          </table:table-cell>
          <table:table-cell office:value-type="string">
            <text:p>5,19278e-23</text:p>
          </table:table-cell>
          <table:table-cell office:value-type="string">
            <text:p>-8,41807e-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84421">
            <text:p>1,84421</text:p>
          </table:table-cell>
          <table:table-cell office:value-type="float" office:value="0.0399009">
            <text:p>0,0399009</text:p>
          </table:table-cell>
          <table:table-cell table:style-name="Default" office:value-type="float" office:value="0">
            <text:p>0</text:p>
          </table:table-cell>
          <table:table-cell office:value-type="string">
            <text:p>4,8887e-20</text:p>
          </table:table-cell>
          <table:table-cell office:value-type="string">
            <text:p>8,88114e-06</text:p>
          </table:table-cell>
          <table:table-cell office:value-type="string">
            <text:p>1,43102e-05</text:p>
          </table:table-cell>
          <table:table-cell office:value-type="string">
            <text:p>2,15009e-12</text:p>
          </table:table-cell>
          <table:table-cell office:value-type="string">
            <text:p>7,26294e-11</text:p>
          </table:table-cell>
          <table:table-cell office:value-type="string">
            <text:p>5,77957e-23</text:p>
          </table:table-cell>
          <table:table-cell office:value-type="string">
            <text:p>-8,88839e-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85034">
            <text:p>1,85034</text:p>
          </table:table-cell>
          <table:table-cell office:value-type="float" office:value="0.0394293">
            <text:p>0,0394293</text:p>
          </table:table-cell>
          <table:table-cell office:value-type="string">
            <text:p>1,05879e-22</text:p>
          </table:table-cell>
          <table:table-cell office:value-type="string">
            <text:p>5,11458e-20</text:p>
          </table:table-cell>
          <table:table-cell office:value-type="string">
            <text:p>9,76147e-06</text:p>
          </table:table-cell>
          <table:table-cell office:value-type="string">
            <text:p>1,43184e-05</text:p>
          </table:table-cell>
          <table:table-cell office:value-type="string">
            <text:p>2,3071e-12</text:p>
          </table:table-cell>
          <table:table-cell office:value-type="string">
            <text:p>1,04862e-10</text:p>
          </table:table-cell>
          <table:table-cell office:value-type="string">
            <text:p>6,38361e-23</text:p>
          </table:table-cell>
          <table:table-cell office:value-type="string">
            <text:p>-9,44062e-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8563">
            <text:p>1,8563</text:p>
          </table:table-cell>
          <table:table-cell office:value-type="float" office:value="0.0389521">
            <text:p>0,0389521</text:p>
          </table:table-cell>
          <table:table-cell office:value-type="string">
            <text:p>2,64698e-22</text:p>
          </table:table-cell>
          <table:table-cell office:value-type="string">
            <text:p>5,33318e-20</text:p>
          </table:table-cell>
          <table:table-cell office:value-type="string">
            <text:p>1,12321e-05</text:p>
          </table:table-cell>
          <table:table-cell office:value-type="string">
            <text:p>1,42883e-05</text:p>
          </table:table-cell>
          <table:table-cell office:value-type="string">
            <text:p>2,47948e-12</text:p>
          </table:table-cell>
          <table:table-cell office:value-type="string">
            <text:p>1,40427e-10</text:p>
          </table:table-cell>
          <table:table-cell office:value-type="string">
            <text:p>6,99759e-23</text:p>
          </table:table-cell>
          <table:table-cell office:value-type="string">
            <text:p>-1,01065e-23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86209">
            <text:p>1,86209</text:p>
          </table:table-cell>
          <table:table-cell office:value-type="float" office:value="0.0384686">
            <text:p>0,0384686</text:p>
          </table:table-cell>
          <table:table-cell office:value-type="string">
            <text:p>-2,11758e-22</text:p>
          </table:table-cell>
          <table:table-cell office:value-type="string">
            <text:p>5,54667e-20</text:p>
          </table:table-cell>
          <table:table-cell office:value-type="string">
            <text:p>1,32898e-05</text:p>
          </table:table-cell>
          <table:table-cell office:value-type="string">
            <text:p>1,42169e-05</text:p>
          </table:table-cell>
          <table:table-cell office:value-type="string">
            <text:p>2,66827e-12</text:p>
          </table:table-cell>
          <table:table-cell office:value-type="string">
            <text:p>1,79147e-10</text:p>
          </table:table-cell>
          <table:table-cell office:value-type="string">
            <text:p>7,61066e-23</text:p>
          </table:table-cell>
          <table:table-cell office:value-type="string">
            <text:p>-1,0888e-23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8677">
            <text:p>1,8677</text:p>
          </table:table-cell>
          <table:table-cell office:value-type="float" office:value="0.0379787">
            <text:p>0,0379787</text:p>
          </table:table-cell>
          <table:table-cell office:value-type="string">
            <text:p>5,29396e-22</text:p>
          </table:table-cell>
          <table:table-cell office:value-type="string">
            <text:p>5,75377e-20</text:p>
          </table:table-cell>
          <table:table-cell office:value-type="string">
            <text:p>1,59001e-05</text:p>
          </table:table-cell>
          <table:table-cell office:value-type="string">
            <text:p>1,41014e-05</text:p>
          </table:table-cell>
          <table:table-cell office:value-type="string">
            <text:p>2,87441e-12</text:p>
          </table:table-cell>
          <table:table-cell office:value-type="string">
            <text:p>2,20726e-10</text:p>
          </table:table-cell>
          <table:table-cell office:value-type="string">
            <text:p>8,20834e-23</text:p>
          </table:table-cell>
          <table:table-cell office:value-type="string">
            <text:p>-1,18046e-23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87315">
            <text:p>1,87315</text:p>
          </table:table-cell>
          <table:table-cell office:value-type="float" office:value="0.0374817">
            <text:p>0,0374817</text:p>
          </table:table-cell>
          <table:table-cell office:value-type="string">
            <text:p>1,58819e-22</text:p>
          </table:table-cell>
          <table:table-cell office:value-type="string">
            <text:p>5,95423e-20</text:p>
          </table:table-cell>
          <table:table-cell office:value-type="string">
            <text:p>1,90261e-05</text:p>
          </table:table-cell>
          <table:table-cell office:value-type="string">
            <text:p>1,39391e-05</text:p>
          </table:table-cell>
          <table:table-cell office:value-type="string">
            <text:p>3,0987e-12</text:p>
          </table:table-cell>
          <table:table-cell office:value-type="string">
            <text:p>2,64733e-10</text:p>
          </table:table-cell>
          <table:table-cell office:value-type="string">
            <text:p>8,7705e-23</text:p>
          </table:table-cell>
          <table:table-cell office:value-type="string">
            <text:p>-1,28702e-23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87845">
            <text:p>1,87845</text:p>
          </table:table-cell>
          <table:table-cell office:value-type="float" office:value="0.0369772">
            <text:p>0,0369772</text:p>
          </table:table-cell>
          <table:table-cell office:value-type="string">
            <text:p>-1,05879e-22</text:p>
          </table:table-cell>
          <table:table-cell office:value-type="string">
            <text:p>6,14866e-20</text:p>
          </table:table-cell>
          <table:table-cell office:value-type="string">
            <text:p>2,26387e-05</text:p>
          </table:table-cell>
          <table:table-cell office:value-type="string">
            <text:p>1,37275e-05</text:p>
          </table:table-cell>
          <table:table-cell office:value-type="string">
            <text:p>3,34179e-12</text:p>
          </table:table-cell>
          <table:table-cell office:value-type="string">
            <text:p>3,10586e-10</text:p>
          </table:table-cell>
          <table:table-cell office:value-type="string">
            <text:p>9,27278e-23</text:p>
          </table:table-cell>
          <table:table-cell office:value-type="string">
            <text:p>-1,41064e-23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88359">
            <text:p>1,88359</text:p>
          </table:table-cell>
          <table:table-cell office:value-type="float" office:value="0.0364647">
            <text:p>0,0364647</text:p>
          </table:table-cell>
          <table:table-cell office:value-type="string">
            <text:p>-3,17637e-22</text:p>
          </table:table-cell>
          <table:table-cell office:value-type="string">
            <text:p>6,33935e-20</text:p>
          </table:table-cell>
          <table:table-cell office:value-type="string">
            <text:p>2,67165e-05</text:p>
          </table:table-cell>
          <table:table-cell office:value-type="string">
            <text:p>1,34641e-05</text:p>
          </table:table-cell>
          <table:table-cell office:value-type="string">
            <text:p>3,60414e-12</text:p>
          </table:table-cell>
          <table:table-cell office:value-type="string">
            <text:p>3,57545e-10</text:p>
          </table:table-cell>
          <table:table-cell office:value-type="string">
            <text:p>9,6863e-23</text:p>
          </table:table-cell>
          <table:table-cell office:value-type="string">
            <text:p>-1,55334e-23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88858">
            <text:p>1,88858</text:p>
          </table:table-cell>
          <table:table-cell office:value-type="float" office:value="0.0359437">
            <text:p>0,0359437</text:p>
          </table:table-cell>
          <table:table-cell office:value-type="string">
            <text:p>3,17637e-22</text:p>
          </table:table-cell>
          <table:table-cell office:value-type="string">
            <text:p>6,51982e-20</text:p>
          </table:table-cell>
          <table:table-cell office:value-type="string">
            <text:p>3,12422e-05</text:p>
          </table:table-cell>
          <table:table-cell office:value-type="string">
            <text:p>1,31467e-05</text:p>
          </table:table-cell>
          <table:table-cell office:value-type="string">
            <text:p>3,88602e-12</text:p>
          </table:table-cell>
          <table:table-cell office:value-type="string">
            <text:p>4,04701e-10</text:p>
          </table:table-cell>
          <table:table-cell office:value-type="string">
            <text:p>9,97839e-23</text:p>
          </table:table-cell>
          <table:table-cell office:value-type="string">
            <text:p>-1,71716e-23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89342">
            <text:p>1,89342</text:p>
          </table:table-cell>
          <table:table-cell office:value-type="float" office:value="0.0354135">
            <text:p>0,0354135</text:p>
          </table:table-cell>
          <table:table-cell office:value-type="string">
            <text:p>1,05879e-22</text:p>
          </table:table-cell>
          <table:table-cell office:value-type="string">
            <text:p>6,69279e-20</text:p>
          </table:table-cell>
          <table:table-cell office:value-type="string">
            <text:p>3,61992e-05</text:p>
          </table:table-cell>
          <table:table-cell office:value-type="string">
            <text:p>1,27737e-05</text:p>
          </table:table-cell>
          <table:table-cell office:value-type="string">
            <text:p>4,18747e-12</text:p>
          </table:table-cell>
          <table:table-cell office:value-type="string">
            <text:p>4,50982e-10</text:p>
          </table:table-cell>
          <table:table-cell office:value-type="string">
            <text:p>1,01121e-22</text:p>
          </table:table-cell>
          <table:table-cell office:value-type="string">
            <text:p>-1,90317e-23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89812">
            <text:p>1,89812</text:p>
          </table:table-cell>
          <table:table-cell office:value-type="float" office:value="0.0348734">
            <text:p>0,0348734</text:p>
          </table:table-cell>
          <table:table-cell office:value-type="string">
            <text:p>-1,05879e-22</text:p>
          </table:table-cell>
          <table:table-cell office:value-type="string">
            <text:p>6,85721e-20</text:p>
          </table:table-cell>
          <table:table-cell office:value-type="string">
            <text:p>4,15674e-05</text:p>
          </table:table-cell>
          <table:table-cell office:value-type="string">
            <text:p>1,23436e-05</text:p>
          </table:table-cell>
          <table:table-cell office:value-type="string">
            <text:p>4,50825e-12</text:p>
          </table:table-cell>
          <table:table-cell office:value-type="string">
            <text:p>4,95152e-10</text:p>
          </table:table-cell>
          <table:table-cell office:value-type="string">
            <text:p>1,00521e-22</text:p>
          </table:table-cell>
          <table:table-cell office:value-type="string">
            <text:p>-2,11275e-23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90269">
            <text:p>1,90269</text:p>
          </table:table-cell>
          <table:table-cell office:value-type="float" office:value="0.0343229">
            <text:p>0,0343229</text:p>
          </table:table-cell>
          <table:table-cell office:value-type="string">
            <text:p>-1,05879e-22</text:p>
          </table:table-cell>
          <table:table-cell office:value-type="string">
            <text:p>7,01487e-20</text:p>
          </table:table-cell>
          <table:table-cell office:value-type="string">
            <text:p>4,73211e-05</text:p>
          </table:table-cell>
          <table:table-cell office:value-type="string">
            <text:p>1,18555e-05</text:p>
          </table:table-cell>
          <table:table-cell office:value-type="string">
            <text:p>4,84786e-12</text:p>
          </table:table-cell>
          <table:table-cell office:value-type="string">
            <text:p>5,35836e-10</text:p>
          </table:table-cell>
          <table:table-cell office:value-type="string">
            <text:p>9,76581e-23</text:p>
          </table:table-cell>
          <table:table-cell office:value-type="string">
            <text:p>-2,34623e-23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90712">
            <text:p>1,90712</text:p>
          </table:table-cell>
          <table:table-cell office:value-type="float" office:value="0.033761">
            <text:p>0,033761</text:p>
          </table:table-cell>
          <table:table-cell office:value-type="string">
            <text:p>-5,29396e-23</text:p>
          </table:table-cell>
          <table:table-cell office:value-type="string">
            <text:p>7,16403e-20</text:p>
          </table:table-cell>
          <table:table-cell office:value-type="string">
            <text:p>5,34257e-05</text:p>
          </table:table-cell>
          <table:table-cell office:value-type="string">
            <text:p>1,13091e-05</text:p>
          </table:table-cell>
          <table:table-cell office:value-type="string">
            <text:p>5,20547e-12</text:p>
          </table:table-cell>
          <table:table-cell office:value-type="string">
            <text:p>5,71541e-10</text:p>
          </table:table-cell>
          <table:table-cell office:value-type="string">
            <text:p>9,23366e-23</text:p>
          </table:table-cell>
          <table:table-cell office:value-type="string">
            <text:p>-2,60421e-23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91143">
            <text:p>1,91143</text:p>
          </table:table-cell>
          <table:table-cell office:value-type="float" office:value="0.0331871">
            <text:p>0,0331871</text:p>
          </table:table-cell>
          <table:table-cell office:value-type="string">
            <text:p>1,05879e-22</text:p>
          </table:table-cell>
          <table:table-cell office:value-type="string">
            <text:p>7,30358e-20</text:p>
          </table:table-cell>
          <table:table-cell office:value-type="string">
            <text:p>5,98354e-05</text:p>
          </table:table-cell>
          <table:table-cell office:value-type="string">
            <text:p>1,07047e-05</text:p>
          </table:table-cell>
          <table:table-cell office:value-type="string">
            <text:p>5,57992e-12</text:p>
          </table:table-cell>
          <table:table-cell office:value-type="string">
            <text:p>6,00707e-10</text:p>
          </table:table-cell>
          <table:table-cell office:value-type="string">
            <text:p>8,45041e-23</text:p>
          </table:table-cell>
          <table:table-cell office:value-type="string">
            <text:p>-2,88559e-23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9156">
            <text:p>1,9156</text:p>
          </table:table-cell>
          <table:table-cell office:value-type="float" office:value="0.0326001">
            <text:p>0,0326001</text:p>
          </table:table-cell>
          <table:table-cell office:value-type="string">
            <text:p>5,29396e-23</text:p>
          </table:table-cell>
          <table:table-cell office:value-type="string">
            <text:p>7,43498e-20</text:p>
          </table:table-cell>
          <table:table-cell office:value-type="string">
            <text:p>6,64909e-05</text:p>
          </table:table-cell>
          <table:table-cell office:value-type="string">
            <text:p>1,00438e-05</text:p>
          </table:table-cell>
          <table:table-cell office:value-type="string">
            <text:p>5,96968e-12</text:p>
          </table:table-cell>
          <table:table-cell office:value-type="string">
            <text:p>6,21755e-10</text:p>
          </table:table-cell>
          <table:table-cell office:value-type="string">
            <text:p>7,43671e-23</text:p>
          </table:table-cell>
          <table:table-cell office:value-type="string">
            <text:p>-3,18813e-23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91966">
            <text:p>1,91966</text:p>
          </table:table-cell>
          <table:table-cell office:value-type="float" office:value="0.0319992">
            <text:p>0,0319992</text:p>
          </table:table-cell>
          <table:table-cell table:style-name="Default" office:value-type="float" office:value="0">
            <text:p>0</text:p>
          </table:table-cell>
          <table:table-cell office:value-type="string">
            <text:p>7,55681e-20</text:p>
          </table:table-cell>
          <table:table-cell office:value-type="string">
            <text:p>7,33169e-05</text:p>
          </table:table-cell>
          <table:table-cell office:value-type="string">
            <text:p>9,32832e-06</text:p>
          </table:table-cell>
          <table:table-cell office:value-type="string">
            <text:p>6,37286e-12</text:p>
          </table:table-cell>
          <table:table-cell office:value-type="string">
            <text:p>6,33171e-10</text:p>
          </table:table-cell>
          <table:table-cell office:value-type="string">
            <text:p>6,2429e-23</text:p>
          </table:table-cell>
          <table:table-cell office:value-type="string">
            <text:p>-3,50756e-23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9236">
            <text:p>1,9236</text:p>
          </table:table-cell>
          <table:table-cell office:value-type="float" office:value="0.0313834">
            <text:p>0,0313834</text:p>
          </table:table-cell>
          <table:table-cell table:style-name="Default" office:value-type="float" office:value="0">
            <text:p>0</text:p>
          </table:table-cell>
          <table:table-cell office:value-type="string">
            <text:p>7,67098e-20</text:p>
          </table:table-cell>
          <table:table-cell office:value-type="string">
            <text:p>8,02198e-05</text:p>
          </table:table-cell>
          <table:table-cell office:value-type="string">
            <text:p>8,5618e-06</text:p>
          </table:table-cell>
          <table:table-cell office:value-type="string">
            <text:p>6,78716e-12</text:p>
          </table:table-cell>
          <table:table-cell office:value-type="string">
            <text:p>6,33591e-10</text:p>
          </table:table-cell>
          <table:table-cell office:value-type="string">
            <text:p>4,96299e-23</text:p>
          </table:table-cell>
          <table:table-cell office:value-type="string">
            <text:p>-3,83831e-23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92742">
            <text:p>1,92742</text:p>
          </table:table-cell>
          <table:table-cell office:value-type="float" office:value="0.0307516">
            <text:p>0,0307516</text:p>
          </table:table-cell>
          <table:table-cell office:value-type="string">
            <text:p>1,05879e-22</text:p>
          </table:table-cell>
          <table:table-cell office:value-type="string">
            <text:p>7,77619e-20</text:p>
          </table:table-cell>
          <table:table-cell office:value-type="string">
            <text:p>8,70857e-05</text:p>
          </table:table-cell>
          <table:table-cell office:value-type="string">
            <text:p>7,74897e-06</text:p>
          </table:table-cell>
          <table:table-cell office:value-type="string">
            <text:p>7,20994e-12</text:p>
          </table:table-cell>
          <table:table-cell office:value-type="string">
            <text:p>6,21908e-10</text:p>
          </table:table-cell>
          <table:table-cell office:value-type="string">
            <text:p>3,73757e-23</text:p>
          </table:table-cell>
          <table:table-cell office:value-type="string">
            <text:p>-4,17285e-23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93114">
            <text:p>1,93114</text:p>
          </table:table-cell>
          <table:table-cell office:value-type="float" office:value="0.0301025">
            <text:p>0,0301025</text:p>
          </table:table-cell>
          <table:table-cell office:value-type="string">
            <text:p>1,05879e-22</text:p>
          </table:table-cell>
          <table:table-cell office:value-type="string">
            <text:p>7,87452e-20</text:p>
          </table:table-cell>
          <table:table-cell office:value-type="string">
            <text:p>9,37782e-05</text:p>
          </table:table-cell>
          <table:table-cell office:value-type="string">
            <text:p>6,89633e-06</text:p>
          </table:table-cell>
          <table:table-cell office:value-type="string">
            <text:p>7,63818e-12</text:p>
          </table:table-cell>
          <table:table-cell office:value-type="string">
            <text:p>5,97396e-10</text:p>
          </table:table-cell>
          <table:table-cell office:value-type="string">
            <text:p>2,76267e-23</text:p>
          </table:table-cell>
          <table:table-cell office:value-type="string">
            <text:p>-4,50227e-23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93474">
            <text:p>1,93474</text:p>
          </table:table-cell>
          <table:table-cell office:value-type="float" office:value="0.0294348">
            <text:p>0,0294348</text:p>
          </table:table-cell>
          <table:table-cell table:style-name="Default" office:value-type="float" office:value="0">
            <text:p>0</text:p>
          </table:table-cell>
          <table:table-cell office:value-type="string">
            <text:p>7,96522e-20</text:p>
          </table:table-cell>
          <table:table-cell table:style-name="Default" office:value-type="float" office:value="0.000100137">
            <text:p>0,000100137</text:p>
          </table:table-cell>
          <table:table-cell office:value-type="string">
            <text:p>6,01265e-06</text:p>
          </table:table-cell>
          <table:table-cell office:value-type="string">
            <text:p>8,06853e-12</text:p>
          </table:table-cell>
          <table:table-cell office:value-type="string">
            <text:p>5,59832e-10</text:p>
          </table:table-cell>
          <table:table-cell office:value-type="string">
            <text:p>2,28069e-23</text:p>
          </table:table-cell>
          <table:table-cell office:value-type="string">
            <text:p>-4,81563e-23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93824">
            <text:p>1,93824</text:p>
          </table:table-cell>
          <table:table-cell office:value-type="float" office:value="0.0287473">
            <text:p>0,0287473</text:p>
          </table:table-cell>
          <table:table-cell office:value-type="string">
            <text:p>1,05879e-22</text:p>
          </table:table-cell>
          <table:table-cell office:value-type="string">
            <text:p>8,05032e-20</text:p>
          </table:table-cell>
          <table:table-cell table:style-name="Default" office:value-type="float" office:value="0.000105978">
            <text:p>0,000105978</text:p>
          </table:table-cell>
          <table:table-cell office:value-type="string">
            <text:p>5,11004e-06</text:p>
          </table:table-cell>
          <table:table-cell office:value-type="string">
            <text:p>8,49734e-12</text:p>
          </table:table-cell>
          <table:table-cell office:value-type="string">
            <text:p>5,09628e-10</text:p>
          </table:table-cell>
          <table:table-cell office:value-type="string">
            <text:p>2,57274e-23</text:p>
          </table:table-cell>
          <table:table-cell office:value-type="string">
            <text:p>-5,10067e-23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94164">
            <text:p>1,94164</text:p>
          </table:table-cell>
          <table:table-cell office:value-type="float" office:value="0.0280385">
            <text:p>0,0280385</text:p>
          </table:table-cell>
          <table:table-cell office:value-type="string">
            <text:p>5,29396e-23</text:p>
          </table:table-cell>
          <table:table-cell office:value-type="string">
            <text:p>8,13015e-20</text:p>
          </table:table-cell>
          <table:table-cell table:style-name="Default" office:value-type="float" office:value="0.000111091">
            <text:p>0,000111091</text:p>
          </table:table-cell>
          <table:table-cell office:value-type="string">
            <text:p>4,20605e-06</text:p>
          </table:table-cell>
          <table:table-cell office:value-type="string">
            <text:p>8,9207e-12</text:p>
          </table:table-cell>
          <table:table-cell office:value-type="string">
            <text:p>4,4794e-10</text:p>
          </table:table-cell>
          <table:table-cell office:value-type="string">
            <text:p>3,94105e-23</text:p>
          </table:table-cell>
          <table:table-cell office:value-type="string">
            <text:p>-5,34437e-23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94494">
            <text:p>1,94494</text:p>
          </table:table-cell>
          <table:table-cell office:value-type="float" office:value="0.0273068">
            <text:p>0,0273068</text:p>
          </table:table-cell>
          <table:table-cell office:value-type="string">
            <text:p>1,58819e-22</text:p>
          </table:table-cell>
          <table:table-cell office:value-type="string">
            <text:p>8,20417e-20</text:p>
          </table:table-cell>
          <table:table-cell table:style-name="Default" office:value-type="float" office:value="0.000115243">
            <text:p>0,000115243</text:p>
          </table:table-cell>
          <table:table-cell office:value-type="string">
            <text:p>3,32891e-06</text:p>
          </table:table-cell>
          <table:table-cell office:value-type="string">
            <text:p>9,33446e-12</text:p>
          </table:table-cell>
          <table:table-cell office:value-type="string">
            <text:p>3,76758e-10</text:p>
          </table:table-cell>
          <table:table-cell office:value-type="string">
            <text:p>6,68006e-23</text:p>
          </table:table-cell>
          <table:table-cell office:value-type="string">
            <text:p>-5,53367e-23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94814">
            <text:p>1,94814</text:p>
          </table:table-cell>
          <table:table-cell office:value-type="float" office:value="0.0265505">
            <text:p>0,0265505</text:p>
          </table:table-cell>
          <table:table-cell table:style-name="Default" office:value-type="float" office:value="0">
            <text:p>0</text:p>
          </table:table-cell>
          <table:table-cell office:value-type="string">
            <text:p>8,27133e-20</text:p>
          </table:table-cell>
          <table:table-cell table:style-name="Default" office:value-type="float" office:value="0.000118183">
            <text:p>0,000118183</text:p>
          </table:table-cell>
          <table:table-cell office:value-type="string">
            <text:p>2,53114e-06</text:p>
          </table:table-cell>
          <table:table-cell office:value-type="string">
            <text:p>9,73432e-12</text:p>
          </table:table-cell>
          <table:table-cell office:value-type="string">
            <text:p>2,98948e-10</text:p>
          </table:table-cell>
          <table:table-cell office:value-type="string">
            <text:p>1,10367e-22</text:p>
          </table:table-cell>
          <table:table-cell office:value-type="string">
            <text:p>-5,65603e-23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95125">
            <text:p>1,95125</text:p>
          </table:table-cell>
          <table:table-cell office:value-type="float" office:value="0.0257679">
            <text:p>0,0257679</text:p>
          </table:table-cell>
          <table:table-cell office:value-type="string">
            <text:p>5,29396e-23</text:p>
          </table:table-cell>
          <table:table-cell office:value-type="string">
            <text:p>8,33121e-20</text:p>
          </table:table-cell>
          <table:table-cell table:style-name="Default" office:value-type="float" office:value="0.000119641">
            <text:p>0,000119641</text:p>
          </table:table-cell>
          <table:table-cell office:value-type="string">
            <text:p>1,92345e-06</text:p>
          </table:table-cell>
          <table:table-cell office:value-type="string">
            <text:p>1,01158e-11</text:p>
          </table:table-cell>
          <table:table-cell office:value-type="string">
            <text:p>2,18224e-10</text:p>
          </table:table-cell>
          <table:table-cell office:value-type="string">
            <text:p>1,71678e-22</text:p>
          </table:table-cell>
          <table:table-cell office:value-type="string">
            <text:p>-5,70056e-23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95427">
            <text:p>1,95427</text:p>
          </table:table-cell>
          <table:table-cell office:value-type="float" office:value="0.024957">
            <text:p>0,024957</text:p>
          </table:table-cell>
          <table:table-cell office:value-type="string">
            <text:p>7,94093e-23</text:p>
          </table:table-cell>
          <table:table-cell office:value-type="string">
            <text:p>8,3828e-20</text:p>
          </table:table-cell>
          <table:table-cell table:style-name="Default" office:value-type="float" office:value="0.000119343">
            <text:p>0,000119343</text:p>
          </table:table-cell>
          <table:table-cell office:value-type="string">
            <text:p>1,70126e-06</text:p>
          </table:table-cell>
          <table:table-cell office:value-type="string">
            <text:p>1,04742e-11</text:p>
          </table:table-cell>
          <table:table-cell office:value-type="string">
            <text:p>1,39042e-10</text:p>
          </table:table-cell>
          <table:table-cell office:value-type="string">
            <text:p>2,50985e-22</text:p>
          </table:table-cell>
          <table:table-cell office:value-type="string">
            <text:p>-5,65903e-23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9572">
            <text:p>1,9572</text:p>
          </table:table-cell>
          <table:table-cell office:value-type="float" office:value="0.0241159">
            <text:p>0,0241159</text:p>
          </table:table-cell>
          <table:table-cell office:value-type="string">
            <text:p>5,29396e-23</text:p>
          </table:table-cell>
          <table:table-cell office:value-type="string">
            <text:p>8,42236e-20</text:p>
          </table:table-cell>
          <table:table-cell table:style-name="Default" office:value-type="float" office:value="0.000117017">
            <text:p>0,000117017</text:p>
          </table:table-cell>
          <table:table-cell office:value-type="string">
            <text:p>1,95377e-06</text:p>
          </table:table-cell>
          <table:table-cell office:value-type="string">
            <text:p>1,08047e-11</text:p>
          </table:table-cell>
          <table:table-cell office:value-type="string">
            <text:p>6,63845e-11</text:p>
          </table:table-cell>
          <table:table-cell office:value-type="string">
            <text:p>3,46921e-22</text:p>
          </table:table-cell>
          <table:table-cell office:value-type="string">
            <text:p>-5,52685e-23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96004">
            <text:p>1,96004</text:p>
          </table:table-cell>
          <table:table-cell office:value-type="float" office:value="0.0232425">
            <text:p>0,0232425</text:p>
          </table:table-cell>
          <table:table-cell office:value-type="string">
            <text:p>-6,61744e-24</text:p>
          </table:table-cell>
          <table:table-cell office:value-type="string">
            <text:p>8,44647e-20</text:p>
          </table:table-cell>
          <table:table-cell table:style-name="Default" office:value-type="float" office:value="0.000112416">
            <text:p>0,000112416</text:p>
          </table:table-cell>
          <table:table-cell office:value-type="string">
            <text:p>2,48774e-06</text:p>
          </table:table-cell>
          <table:table-cell office:value-type="string">
            <text:p>1,11022e-11</text:p>
          </table:table-cell>
          <table:table-cell office:value-type="string">
            <text:p>5,4327e-12</text:p>
          </table:table-cell>
          <table:table-cell office:value-type="string">
            <text:p>4,56268e-22</text:p>
          </table:table-cell>
          <table:table-cell office:value-type="string">
            <text:p>-5,3038e-23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96281">
            <text:p>1,96281</text:p>
          </table:table-cell>
          <table:table-cell office:value-type="float" office:value="0.0223346">
            <text:p>0,0223346</text:p>
          </table:table-cell>
          <table:table-cell office:value-type="string">
            <text:p>-3,30872e-23</text:p>
          </table:table-cell>
          <table:table-cell office:value-type="string">
            <text:p>8,45075e-20</text:p>
          </table:table-cell>
          <table:table-cell table:style-name="Default" office:value-type="float" office:value="0.000105334">
            <text:p>0,000105334</text:p>
          </table:table-cell>
          <table:table-cell office:value-type="string">
            <text:p>3,10367e-06</text:p>
          </table:table-cell>
          <table:table-cell office:value-type="string">
            <text:p>1,13611e-11</text:p>
          </table:table-cell>
          <table:table-cell office:value-type="string">
            <text:p>-3,88823e-11</text:p>
          </table:table-cell>
          <table:table-cell office:value-type="string">
            <text:p>5,73987e-22</text:p>
          </table:table-cell>
          <table:table-cell office:value-type="string">
            <text:p>-4,99456e-23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96549">
            <text:p>1,96549</text:p>
          </table:table-cell>
          <table:table-cell office:value-type="float" office:value="0.0213898">
            <text:p>0,0213898</text:p>
          </table:table-cell>
          <table:table-cell office:value-type="string">
            <text:p>-1,32349e-23</text:p>
          </table:table-cell>
          <table:table-cell office:value-type="string">
            <text:p>8,43003e-20</text:p>
          </table:table-cell>
          <table:table-cell office:value-type="string">
            <text:p>9,56513e-05</text:p>
          </table:table-cell>
          <table:table-cell office:value-type="string">
            <text:p>3,70076e-06</text:p>
          </table:table-cell>
          <table:table-cell office:value-type="string">
            <text:p>1,15752e-11</text:p>
          </table:table-cell>
          <table:table-cell office:value-type="string">
            <text:p>-6,24266e-11</text:p>
          </table:table-cell>
          <table:table-cell office:value-type="string">
            <text:p>6,93485e-22</text:p>
          </table:table-cell>
          <table:table-cell office:value-type="string">
            <text:p>-4,60867e-23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96809">
            <text:p>1,96809</text:p>
          </table:table-cell>
          <table:table-cell office:value-type="float" office:value="0.0204059">
            <text:p>0,0204059</text:p>
          </table:table-cell>
          <table:table-cell office:value-type="string">
            <text:p>-9,26442e-23</text:p>
          </table:table-cell>
          <table:table-cell office:value-type="string">
            <text:p>8,37738e-20</text:p>
          </table:table-cell>
          <table:table-cell office:value-type="string">
            <text:p>8,33925e-05</text:p>
          </table:table-cell>
          <table:table-cell office:value-type="string">
            <text:p>4,2282e-06</text:p>
          </table:table-cell>
          <table:table-cell office:value-type="string">
            <text:p>1,17375e-11</text:p>
          </table:table-cell>
          <table:table-cell office:value-type="string">
            <text:p>-6,24766e-11</text:p>
          </table:table-cell>
          <table:table-cell office:value-type="string">
            <text:p>8,0714e-22</text:p>
          </table:table-cell>
          <table:table-cell office:value-type="string">
            <text:p>-4,1601e-23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97062">
            <text:p>1,97062</text:p>
          </table:table-cell>
          <table:table-cell office:value-type="float" office:value="0.0193803">
            <text:p>0,0193803</text:p>
          </table:table-cell>
          <table:table-cell office:value-type="string">
            <text:p>-5,29396e-23</text:p>
          </table:table-cell>
          <table:table-cell office:value-type="string">
            <text:p>8,28507e-20</text:p>
          </table:table-cell>
          <table:table-cell office:value-type="string">
            <text:p>6,88611e-05</text:p>
          </table:table-cell>
          <table:table-cell office:value-type="string">
            <text:p>4,65543e-06</text:p>
          </table:table-cell>
          <table:table-cell office:value-type="string">
            <text:p>1,18401e-11</text:p>
          </table:table-cell>
          <table:table-cell office:value-type="string">
            <text:p>-3,83301e-11</text:p>
          </table:table-cell>
          <table:table-cell office:value-type="string">
            <text:p>9,0698e-22</text:p>
          </table:table-cell>
          <table:table-cell office:value-type="string">
            <text:p>-3,66638e-23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97307">
            <text:p>1,97307</text:p>
          </table:table-cell>
          <table:table-cell office:value-type="float" office:value="0.0183105">
            <text:p>0,0183105</text:p>
          </table:table-cell>
          <table:table-cell office:value-type="string">
            <text:p>2,64698e-23</text:p>
          </table:table-cell>
          <table:table-cell office:value-type="string">
            <text:p>8,14362e-20</text:p>
          </table:table-cell>
          <table:table-cell office:value-type="string">
            <text:p>5,29992e-05</text:p>
          </table:table-cell>
          <table:table-cell office:value-type="string">
            <text:p>4,96157e-06</text:p>
          </table:table-cell>
          <table:table-cell office:value-type="string">
            <text:p>1,18736e-11</text:p>
          </table:table-cell>
          <table:table-cell office:value-type="string">
            <text:p>8,17594e-12</text:p>
          </table:table-cell>
          <table:table-cell office:value-type="string">
            <text:p>9,85407e-22</text:p>
          </table:table-cell>
          <table:table-cell office:value-type="string">
            <text:p>-3,14724e-23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97546">
            <text:p>1,97546</text:p>
          </table:table-cell>
          <table:table-cell office:value-type="float" office:value="0.0171938">
            <text:p>0,0171938</text:p>
          </table:table-cell>
          <table:table-cell office:value-type="string">
            <text:p>5,29396e-23</text:p>
          </table:table-cell>
          <table:table-cell office:value-type="string">
            <text:p>7,94247e-20</text:p>
          </table:table-cell>
          <table:table-cell office:value-type="string">
            <text:p>3,86211e-05</text:p>
          </table:table-cell>
          <table:table-cell office:value-type="string">
            <text:p>5,13201e-06</text:p>
          </table:table-cell>
          <table:table-cell office:value-type="string">
            <text:p>1,18269e-11</text:p>
          </table:table-cell>
          <table:table-cell office:value-type="string">
            <text:p>7,23597e-11</text:p>
          </table:table-cell>
          <table:table-cell office:value-type="string">
            <text:p>1,03581e-21</text:p>
          </table:table-cell>
          <table:table-cell office:value-type="string">
            <text:p>-2,62322e-23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97777">
            <text:p>1,97777</text:p>
          </table:table-cell>
          <table:table-cell office:value-type="float" office:value="0.0160277">
            <text:p>0,0160277</text:p>
          </table:table-cell>
          <table:table-cell office:value-type="string">
            <text:p>1,58819e-22</text:p>
          </table:table-cell>
          <table:table-cell office:value-type="string">
            <text:p>7,6698e-20</text:p>
          </table:table-cell>
          <table:table-cell office:value-type="string">
            <text:p>3,34321e-05</text:p>
          </table:table-cell>
          <table:table-cell office:value-type="string">
            <text:p>5,15757e-06</text:p>
          </table:table-cell>
          <table:table-cell office:value-type="string">
            <text:p>1,16872e-11</text:p>
          </table:table-cell>
          <table:table-cell office:value-type="string">
            <text:p>1,4673e-10</text:p>
          </table:table-cell>
          <table:table-cell office:value-type="string">
            <text:p>1,05309e-21</text:p>
          </table:table-cell>
          <table:table-cell office:value-type="string">
            <text:p>-2,11428e-23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98002">
            <text:p>1,98002</text:p>
          </table:table-cell>
          <table:table-cell office:value-type="float" office:value="0.0148093">
            <text:p>0,0148093</text:p>
          </table:table-cell>
          <table:table-cell table:style-name="Default" office:value-type="float" office:value="0">
            <text:p>0</text:p>
          </table:table-cell>
          <table:table-cell office:value-type="string">
            <text:p>7,31179e-20</text:p>
          </table:table-cell>
          <table:table-cell office:value-type="string">
            <text:p>4,40404e-05</text:p>
          </table:table-cell>
          <table:table-cell office:value-type="string">
            <text:p>5,03467e-06</text:p>
          </table:table-cell>
          <table:table-cell office:value-type="string">
            <text:p>1,14396e-11</text:p>
          </table:table-cell>
          <table:table-cell office:value-type="string">
            <text:p>2,21484e-10</text:p>
          </table:table-cell>
          <table:table-cell office:value-type="string">
            <text:p>1,03397e-21</text:p>
          </table:table-cell>
          <table:table-cell office:value-type="string">
            <text:p>-1,63865e-23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9822">
            <text:p>1,9822</text:p>
          </table:table-cell>
          <table:table-cell office:value-type="float" office:value="0.0135363">
            <text:p>0,0135363</text:p>
          </table:table-cell>
          <table:table-cell office:value-type="string">
            <text:p>2,64698e-23</text:p>
          </table:table-cell>
          <table:table-cell office:value-type="string">
            <text:p>6,85702e-20</text:p>
          </table:table-cell>
          <table:table-cell office:value-type="string">
            <text:p>6,36545e-05</text:p>
          </table:table-cell>
          <table:table-cell office:value-type="string">
            <text:p>4,76595e-06</text:p>
          </table:table-cell>
          <table:table-cell office:value-type="string">
            <text:p>1,10675e-11</text:p>
          </table:table-cell>
          <table:table-cell office:value-type="string">
            <text:p>2,85559e-10</text:p>
          </table:table-cell>
          <table:table-cell office:value-type="string">
            <text:p>9,77382e-22</text:p>
          </table:table-cell>
          <table:table-cell office:value-type="string">
            <text:p>-1,21175e-23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98431">
            <text:p>1,98431</text:p>
          </table:table-cell>
          <table:table-cell office:value-type="float" office:value="0.0122058">
            <text:p>0,0122058</text:p>
          </table:table-cell>
          <table:table-cell office:value-type="string">
            <text:p>-5,29396e-23</text:p>
          </table:table-cell>
          <table:table-cell office:value-type="string">
            <text:p>6,29565e-20</text:p>
          </table:table-cell>
          <table:table-cell office:value-type="string">
            <text:p>8,54879e-05</text:p>
          </table:table-cell>
          <table:table-cell office:value-type="string">
            <text:p>4,36099e-06</text:p>
          </table:table-cell>
          <table:table-cell office:value-type="string">
            <text:p>1,0552e-11</text:p>
          </table:table-cell>
          <table:table-cell office:value-type="string">
            <text:p>3,28225e-10</text:p>
          </table:table-cell>
          <table:table-cell office:value-type="string">
            <text:p>8,84775e-22</text:p>
          </table:table-cell>
          <table:table-cell office:value-type="string">
            <text:p>-8,45586e-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98637">
            <text:p>1,98637</text:p>
          </table:table-cell>
          <table:table-cell office:value-type="float" office:value="0.0108158">
            <text:p>0,0108158</text:p>
          </table:table-cell>
          <table:table-cell office:value-type="string">
            <text:p>-5,29396e-23</text:p>
          </table:table-cell>
          <table:table-cell office:value-type="string">
            <text:p>5,62222e-20</text:p>
          </table:table-cell>
          <table:table-cell table:style-name="Default" office:value-type="float" office:value="0.000106101">
            <text:p>0,000106101</text:p>
          </table:table-cell>
          <table:table-cell office:value-type="string">
            <text:p>3,83704e-06</text:p>
          </table:table-cell>
          <table:table-cell office:value-type="string">
            <text:p>9,87305e-12</text:p>
          </table:table-cell>
          <table:table-cell office:value-type="string">
            <text:p>3,41119e-10</text:p>
          </table:table-cell>
          <table:table-cell office:value-type="string">
            <text:p>7,60721e-22</text:p>
          </table:table-cell>
          <table:table-cell office:value-type="string">
            <text:p>-5,47949e-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98837">
            <text:p>1,98837</text:p>
          </table:table-cell>
          <table:table-cell office:value-type="float" office:value="0.00936396">
            <text:p>0,00936396</text:p>
          </table:table-cell>
          <table:table-cell office:value-type="string">
            <text:p>1,05879e-22</text:p>
          </table:table-cell>
          <table:table-cell office:value-type="string">
            <text:p>4,83568e-20</text:p>
          </table:table-cell>
          <table:table-cell table:style-name="Default" office:value-type="float" office:value="0.000123015">
            <text:p>0,000123015</text:p>
          </table:table-cell>
          <table:table-cell office:value-type="string">
            <text:p>3,21956e-06</text:p>
          </table:table-cell>
          <table:table-cell office:value-type="string">
            <text:p>9,00979e-12</text:p>
          </table:table-cell>
          <table:table-cell office:value-type="string">
            <text:p>3,20405e-10</text:p>
          </table:table-cell>
          <table:table-cell office:value-type="string">
            <text:p>6,13467e-22</text:p>
          </table:table-cell>
          <table:table-cell office:value-type="string">
            <text:p>-3,21796e-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9903">
            <text:p>1,9903</text:p>
          </table:table-cell>
          <table:table-cell office:value-type="float" office:value="0.00784897">
            <text:p>0,00784897</text:p>
          </table:table-cell>
          <table:table-cell table:style-name="Default" office:value-type="float" office:value="0">
            <text:p>0</text:p>
          </table:table-cell>
          <table:table-cell office:value-type="string">
            <text:p>3,94283e-20</text:p>
          </table:table-cell>
          <table:table-cell table:style-name="Default" office:value-type="float" office:value="0.00013391">
            <text:p>0,00013391</text:p>
          </table:table-cell>
          <table:table-cell office:value-type="string">
            <text:p>2,5425e-06</text:p>
          </table:table-cell>
          <table:table-cell office:value-type="string">
            <text:p>7,94175e-12</text:p>
          </table:table-cell>
          <table:table-cell office:value-type="string">
            <text:p>2,68591e-10</text:p>
          </table:table-cell>
          <table:table-cell office:value-type="string">
            <text:p>4,55114e-22</text:p>
          </table:table-cell>
          <table:table-cell office:value-type="string">
            <text:p>-1,64544e-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99218">
            <text:p>1,99218</text:p>
          </table:table-cell>
          <table:table-cell office:value-type="float" office:value="0.00627015">
            <text:p>0,00627015</text:p>
          </table:table-cell>
          <table:table-cell table:style-name="Default" office:value-type="float" office:value="0">
            <text:p>0</text:p>
          </table:table-cell>
          <table:table-cell office:value-type="string">
            <text:p>2,96871e-20</text:p>
          </table:table-cell>
          <table:table-cell table:style-name="Default" office:value-type="float" office:value="0.000136465">
            <text:p>0,000136465</text:p>
          </table:table-cell>
          <table:table-cell office:value-type="string">
            <text:p>1,84811e-06</text:p>
          </table:table-cell>
          <table:table-cell office:value-type="string">
            <text:p>6,65046e-12</text:p>
          </table:table-cell>
          <table:table-cell office:value-type="string">
            <text:p>1,95303e-10</text:p>
          </table:table-cell>
          <table:table-cell office:value-type="string">
            <text:p>3,00715e-22</text:p>
          </table:table-cell>
          <table:table-cell office:value-type="string">
            <text:p>-6,77839e-2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99401">
            <text:p>1,99401</text:p>
          </table:table-cell>
          <table:table-cell office:value-type="float" office:value="0.00462828">
            <text:p>0,00462828</text:p>
          </table:table-cell>
          <table:table-cell office:value-type="string">
            <text:p>-1,32349e-23</text:p>
          </table:table-cell>
          <table:table-cell office:value-type="string">
            <text:p>1,9882e-20</text:p>
          </table:table-cell>
          <table:table-cell table:style-name="Default" office:value-type="float" office:value="0.00012845">
            <text:p>0,00012845</text:p>
          </table:table-cell>
          <table:table-cell office:value-type="string">
            <text:p>1,186e-06</text:p>
          </table:table-cell>
          <table:table-cell office:value-type="string">
            <text:p>5,1216e-12</text:p>
          </table:table-cell>
          <table:table-cell office:value-type="string">
            <text:p>1,16221e-10</text:p>
          </table:table-cell>
          <table:table-cell office:value-type="string">
            <text:p>1,65824e-22</text:p>
          </table:table-cell>
          <table:table-cell office:value-type="string">
            <text:p>-1,80222e-2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99578">
            <text:p>1,99578</text:p>
          </table:table-cell>
          <table:table-cell office:value-type="float" office:value="0.00292595">
            <text:p>0,00292595</text:p>
          </table:table-cell>
          <table:table-cell office:value-type="string">
            <text:p>6,61744e-24</text:p>
          </table:table-cell>
          <table:table-cell office:value-type="string">
            <text:p>1,12443e-20</text:p>
          </table:table-cell>
          <table:table-cell table:style-name="Default" office:value-type="float" office:value="0.000107925">
            <text:p>0,000107925</text:p>
          </table:table-cell>
          <table:table-cell office:value-type="string">
            <text:p>6,11356e-07</text:p>
          </table:table-cell>
          <table:table-cell office:value-type="string">
            <text:p>3,34741e-12</text:p>
          </table:table-cell>
          <table:table-cell office:value-type="string">
            <text:p>4,9477e-11</text:p>
          </table:table-cell>
          <table:table-cell office:value-type="string">
            <text:p>6,33783e-23</text:p>
          </table:table-cell>
          <table:table-cell office:value-type="string">
            <text:p>7,05192e-27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99751">
            <text:p>1,99751</text:p>
          </table:table-cell>
          <table:table-cell office:value-type="float" office:value="0.00118224">
            <text:p>0,00118224</text:p>
          </table:table-cell>
          <table:table-cell office:value-type="string">
            <text:p>1,65436e-24</text:p>
          </table:table-cell>
          <table:table-cell office:value-type="string">
            <text:p>1,8842e-21</text:p>
          </table:table-cell>
          <table:table-cell office:value-type="string">
            <text:p>7,5857e-05</text:p>
          </table:table-cell>
          <table:table-cell office:value-type="string">
            <text:p>1,76657e-07</text:p>
          </table:table-cell>
          <table:table-cell office:value-type="string">
            <text:p>1,34205e-12</text:p>
          </table:table-cell>
          <table:table-cell office:value-type="string">
            <text:p>9,47599e-12</text:p>
          </table:table-cell>
          <table:table-cell office:value-type="string">
            <text:p>3,2939e-24</text:p>
          </table:table-cell>
          <table:table-cell office:value-type="string">
            <text:p>2,4998e-26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99918">
            <text:p>1,99918</text:p>
          </table:table-cell>
          <table:table-cell/>
          <table:table-cell table:style-name="Default" table:number-columns-repeated="8"/>
          <table:table-cell/>
          <table:table-cell table:style-name="Default"/>
        </table:table-row>
      </table:table>
      <table:table table:name="Feuille4" table:style-name="ta1">
        <table:table-column table:style-name="co1" table:number-columns-repeated="3" table:default-cell-style-name="Default"/>
        <table:table-column table:style-name="co1" table:number-columns-repeated="8" table:default-cell-style-name="ce2"/>
        <table:table-column table:style-name="co1" table:default-cell-style-name="Default"/>
        <table:table-column table:style-name="co1" table:default-cell-style-name="ce1"/>
        <table:table-row table:style-name="ro1">
          <table:table-cell table:number-columns-repeated="3"/>
          <table:table-cell table:style-name="Default" table:number-columns-repeated="8"/>
          <table:table-cell/>
          <table:table-cell table:style-name="Default"/>
        </table:table-row>
        <table:table-row table:style-name="ro1">
          <table:table-cell/>
          <table:table-cell office:value-type="float" office:value="0.002">
            <text:p>0,002</text:p>
          </table:table-cell>
          <table:table-cell office:value-type="float" office:value="0.0014837">
            <text:p>0,0014837</text:p>
          </table:table-cell>
          <table:table-cell office:value-type="float" office:value="-0.00000000000054528">
            <text:p>-5,45E-013</text:p>
          </table:table-cell>
          <table:table-cell office:value-type="float" office:value="-0.000000000000010109">
            <text:p>-1,01E-014</text:p>
          </table:table-cell>
          <table:table-cell office:value-type="float" office:value="0.00000000263418">
            <text:p>2,63E-009</text:p>
          </table:table-cell>
          <table:table-cell office:value-type="float" office:value="6.76724E-018">
            <text:p>6,77E-018</text:p>
          </table:table-cell>
          <table:table-cell office:value-type="float" office:value="3.31499E-017">
            <text:p>3,31E-017</text:p>
          </table:table-cell>
          <table:table-cell office:value-type="float" office:value="-2.18078E-034">
            <text:p>-2,18E-034</text:p>
          </table:table-cell>
          <table:table-cell office:value-type="float" office:value="-2.9801E-034">
            <text:p>-2,98E-034</text:p>
          </table:table-cell>
          <table:table-cell office:value-type="float" office:value="-1.36998E-035">
            <text:p>-1,37E-0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01203">
            <text:p>0,01203</text:p>
          </table:table-cell>
          <table:table-cell office:value-type="float" office:value="0.0088111">
            <text:p>0,0088111</text:p>
          </table:table-cell>
          <table:table-cell office:value-type="float" office:value="-0.0000000000045525">
            <text:p>-4,55E-012</text:p>
          </table:table-cell>
          <table:table-cell office:value-type="float" office:value="-0.000000000000022873">
            <text:p>-2,29E-014</text:p>
          </table:table-cell>
          <table:table-cell office:value-type="float" office:value="0.00000000526836">
            <text:p>5,27E-009</text:p>
          </table:table-cell>
          <table:table-cell office:value-type="float" office:value="1.41239E-017">
            <text:p>1,41E-017</text:p>
          </table:table-cell>
          <table:table-cell office:value-type="float" office:value="2.6202E-017">
            <text:p>2,62E-017</text:p>
          </table:table-cell>
          <table:table-cell office:value-type="float" office:value="-9.67517E-035">
            <text:p>-9,68E-035</text:p>
          </table:table-cell>
          <table:table-cell office:value-type="float" office:value="-2.85228E-034">
            <text:p>-2,85E-034</text:p>
          </table:table-cell>
          <table:table-cell office:value-type="float" office:value="-1.03523E-034">
            <text:p>-1,04E-03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02206">
            <text:p>0,02206</text:p>
          </table:table-cell>
          <table:table-cell office:value-type="float" office:value="0.015986">
            <text:p>0,015986</text:p>
          </table:table-cell>
          <table:table-cell office:value-type="float" office:value="-0.0000000000057405">
            <text:p>-5,74E-012</text:p>
          </table:table-cell>
          <table:table-cell office:value-type="float" office:value="-8.6954E-015">
            <text:p>-8,70E-015</text:p>
          </table:table-cell>
          <table:table-cell office:value-type="float" office:value="0">
            <text:p>0,00E+000</text:p>
          </table:table-cell>
          <table:table-cell office:value-type="float" office:value="1.54433E-017">
            <text:p>1,54E-017</text:p>
          </table:table-cell>
          <table:table-cell office:value-type="float" office:value="2.17308E-017">
            <text:p>2,17E-017</text:p>
          </table:table-cell>
          <table:table-cell office:value-type="float" office:value="-2.38063E-034">
            <text:p>-2,38E-034</text:p>
          </table:table-cell>
          <table:table-cell office:value-type="float" office:value="2.24896E-034">
            <text:p>2,25E-034</text:p>
          </table:table-cell>
          <table:table-cell office:value-type="float" office:value="-3.79927E-035">
            <text:p>-3,80E-0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03209">
            <text:p>0,03209</text:p>
          </table:table-cell>
          <table:table-cell office:value-type="float" office:value="0.022421">
            <text:p>0,022421</text:p>
          </table:table-cell>
          <table:table-cell office:value-type="float" office:value="-0.0000000000020303">
            <text:p>-2,03E-012</text:p>
          </table:table-cell>
          <table:table-cell office:value-type="float" office:value="-8.383E-016">
            <text:p>-8,38E-016</text:p>
          </table:table-cell>
          <table:table-cell office:value-type="float" office:value="0">
            <text:p>0,00E+000</text:p>
          </table:table-cell>
          <table:table-cell office:value-type="float" office:value="1.77734E-017">
            <text:p>1,78E-017</text:p>
          </table:table-cell>
          <table:table-cell office:value-type="float" office:value="1.80583E-017">
            <text:p>1,81E-017</text:p>
          </table:table-cell>
          <table:table-cell office:value-type="float" office:value="5.07605E-035">
            <text:p>5,08E-035</text:p>
          </table:table-cell>
          <table:table-cell office:value-type="float" office:value="2.77276E-034">
            <text:p>2,77E-034</text:p>
          </table:table-cell>
          <table:table-cell office:value-type="float" office:value="1.23029E-034">
            <text:p>1,23E-03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042121">
            <text:p>0,042121</text:p>
          </table:table-cell>
          <table:table-cell office:value-type="float" office:value="0.027376">
            <text:p>0,027376</text:p>
          </table:table-cell>
          <table:table-cell office:value-type="float" office:value="0.00000000000059202">
            <text:p>5,92E-013</text:p>
          </table:table-cell>
          <table:table-cell office:value-type="float" office:value="-1.484E-017">
            <text:p>-1,48E-017</text:p>
          </table:table-cell>
          <table:table-cell office:value-type="float" office:value="0">
            <text:p>0,00E+000</text:p>
          </table:table-cell>
          <table:table-cell office:value-type="float" office:value="1.67653E-017">
            <text:p>1,68E-017</text:p>
          </table:table-cell>
          <table:table-cell office:value-type="float" office:value="1.76715E-017">
            <text:p>1,77E-017</text:p>
          </table:table-cell>
          <table:table-cell office:value-type="float" office:value="2.40853E-034">
            <text:p>2,41E-034</text:p>
          </table:table-cell>
          <table:table-cell office:value-type="float" office:value="-3.81801E-035">
            <text:p>-3,82E-035</text:p>
          </table:table-cell>
          <table:table-cell office:value-type="float" office:value="1.10432E-034">
            <text:p>1,10E-03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052151">
            <text:p>0,052151</text:p>
          </table:table-cell>
          <table:table-cell office:value-type="float" office:value="0.030792">
            <text:p>0,030792</text:p>
          </table:table-cell>
          <table:table-cell office:value-type="float" office:value="0.00000000000048224">
            <text:p>4,82E-013</text:p>
          </table:table-cell>
          <table:table-cell office:value-type="float" office:value="-2.4764E-016">
            <text:p>-2,48E-016</text:p>
          </table:table-cell>
          <table:table-cell office:value-type="float" office:value="0.00000000372529">
            <text:p>3,73E-009</text:p>
          </table:table-cell>
          <table:table-cell office:value-type="float" office:value="1.22563E-017">
            <text:p>1,23E-017</text:p>
          </table:table-cell>
          <table:table-cell office:value-type="float" office:value="2.17207E-017">
            <text:p>2,17E-017</text:p>
          </table:table-cell>
          <table:table-cell office:value-type="float" office:value="-1.56921E-034">
            <text:p>-1,57E-034</text:p>
          </table:table-cell>
          <table:table-cell office:value-type="float" office:value="-3.41649E-034">
            <text:p>-3,42E-034</text:p>
          </table:table-cell>
          <table:table-cell office:value-type="float" office:value="-3.33325E-035">
            <text:p>-3,33E-0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062181">
            <text:p>0,062181</text:p>
          </table:table-cell>
          <table:table-cell office:value-type="float" office:value="0.033335">
            <text:p>0,033335</text:p>
          </table:table-cell>
          <table:table-cell office:value-type="float" office:value="-0.00000000000015175">
            <text:p>-1,52E-013</text:p>
          </table:table-cell>
          <table:table-cell office:value-type="float" office:value="-2.2301E-017">
            <text:p>-2,23E-017</text:p>
          </table:table-cell>
          <table:table-cell office:value-type="float" office:value="0.00000000263418">
            <text:p>2,63E-009</text:p>
          </table:table-cell>
          <table:table-cell office:value-type="float" office:value="1.24784E-017">
            <text:p>1,25E-017</text:p>
          </table:table-cell>
          <table:table-cell office:value-type="float" office:value="2.93801E-017">
            <text:p>2,94E-017</text:p>
          </table:table-cell>
          <table:table-cell office:value-type="float" office:value="-1.12267E-034">
            <text:p>-1,12E-034</text:p>
          </table:table-cell>
          <table:table-cell office:value-type="float" office:value="-5.65225E-034">
            <text:p>-5,65E-034</text:p>
          </table:table-cell>
          <table:table-cell office:value-type="float" office:value="-4.94079E-035">
            <text:p>-4,94E-0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072211">
            <text:p>0,072211</text:p>
          </table:table-cell>
          <table:table-cell office:value-type="float" office:value="0.035283">
            <text:p>0,035283</text:p>
          </table:table-cell>
          <table:table-cell office:value-type="float" office:value="-0.00000000000042874">
            <text:p>-4,29E-013</text:p>
          </table:table-cell>
          <table:table-cell office:value-type="float" office:value="3.8839E-016">
            <text:p>3,88E-016</text:p>
          </table:table-cell>
          <table:table-cell office:value-type="float" office:value="0.00000000372529">
            <text:p>3,73E-009</text:p>
          </table:table-cell>
          <table:table-cell office:value-type="float" office:value="1.43053E-017">
            <text:p>1,43E-017</text:p>
          </table:table-cell>
          <table:table-cell office:value-type="float" office:value="3.83982E-017">
            <text:p>3,84E-017</text:p>
          </table:table-cell>
          <table:table-cell office:value-type="float" office:value="-1.88005E-034">
            <text:p>-1,88E-034</text:p>
          </table:table-cell>
          <table:table-cell office:value-type="float" office:value="-1.0172E-033">
            <text:p>-1,02E-033</text:p>
          </table:table-cell>
          <table:table-cell office:value-type="float" office:value="2.73141E-035">
            <text:p>2,73E-0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082241">
            <text:p>0,082241</text:p>
          </table:table-cell>
          <table:table-cell office:value-type="float" office:value="0.036818">
            <text:p>0,036818</text:p>
          </table:table-cell>
          <table:table-cell office:value-type="float" office:value="-0.00000000000028293">
            <text:p>-2,83E-013</text:p>
          </table:table-cell>
          <table:table-cell office:value-type="float" office:value="8.2924E-016">
            <text:p>8,29E-016</text:p>
          </table:table-cell>
          <table:table-cell office:value-type="float" office:value="0">
            <text:p>0,00E+000</text:p>
          </table:table-cell>
          <table:table-cell office:value-type="float" office:value="1.22767E-017">
            <text:p>1,23E-017</text:p>
          </table:table-cell>
          <table:table-cell office:value-type="float" office:value="5.42105E-017">
            <text:p>5,42E-017</text:p>
          </table:table-cell>
          <table:table-cell office:value-type="float" office:value="-2.5429E-035">
            <text:p>-2,54E-035</text:p>
          </table:table-cell>
          <table:table-cell office:value-type="float" office:value="-4.43138E-034">
            <text:p>-4,43E-034</text:p>
          </table:table-cell>
          <table:table-cell office:value-type="float" office:value="-2.45448E-034">
            <text:p>-2,45E-03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092271">
            <text:p>0,092271</text:p>
          </table:table-cell>
          <table:table-cell office:value-type="float" office:value="0.0381">
            <text:p>0,0381</text:p>
          </table:table-cell>
          <table:table-cell office:value-type="float" office:value="0.00000000000010861">
            <text:p>1,09E-013</text:p>
          </table:table-cell>
          <table:table-cell office:value-type="float" office:value="1.2673E-015">
            <text:p>1,27E-015</text:p>
          </table:table-cell>
          <table:table-cell office:value-type="float" office:value="0.00000000263418">
            <text:p>2,63E-009</text:p>
          </table:table-cell>
          <table:table-cell office:value-type="float" office:value="1.47667E-017">
            <text:p>1,48E-017</text:p>
          </table:table-cell>
          <table:table-cell office:value-type="float" office:value="4.69527E-017">
            <text:p>4,70E-017</text:p>
          </table:table-cell>
          <table:table-cell office:value-type="float" office:value="1.89271E-035">
            <text:p>1,89E-035</text:p>
          </table:table-cell>
          <table:table-cell office:value-type="float" office:value="-9.9388E-034">
            <text:p>-9,94E-034</text:p>
          </table:table-cell>
          <table:table-cell office:value-type="float" office:value="2.48606E-034">
            <text:p>2,49E-03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1023">
            <text:p>0,1023</text:p>
          </table:table-cell>
          <table:table-cell office:value-type="float" office:value="0.039199">
            <text:p>0,039199</text:p>
          </table:table-cell>
          <table:table-cell office:value-type="float" office:value="0.00000000000065585">
            <text:p>6,56E-013</text:p>
          </table:table-cell>
          <table:table-cell office:value-type="float" office:value="1.6979E-015">
            <text:p>1,70E-015</text:p>
          </table:table-cell>
          <table:table-cell office:value-type="float" office:value="0">
            <text:p>0,00E+000</text:p>
          </table:table-cell>
          <table:table-cell office:value-type="float" office:value="2.24084E-017">
            <text:p>2,24E-017</text:p>
          </table:table-cell>
          <table:table-cell office:value-type="float" office:value="5.72153E-017">
            <text:p>5,72E-017</text:p>
          </table:table-cell>
          <table:table-cell office:value-type="float" office:value="-8.73529E-035">
            <text:p>-8,74E-035</text:p>
          </table:table-cell>
          <table:table-cell office:value-type="float" office:value="-6.73135E-034">
            <text:p>-6,73E-034</text:p>
          </table:table-cell>
          <table:table-cell office:value-type="float" office:value="-5.09922E-034">
            <text:p>-5,10E-03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11233">
            <text:p>0,11233</text:p>
          </table:table-cell>
          <table:table-cell office:value-type="float" office:value="0.04016">
            <text:p>0,04016</text:p>
          </table:table-cell>
          <table:table-cell office:value-type="float" office:value="0.000000000001307">
            <text:p>1,31E-012</text:p>
          </table:table-cell>
          <table:table-cell office:value-type="float" office:value="2.1162E-015">
            <text:p>2,12E-015</text:p>
          </table:table-cell>
          <table:table-cell office:value-type="float" office:value="0">
            <text:p>0,00E+000</text:p>
          </table:table-cell>
          <table:table-cell office:value-type="float" office:value="2.15011E-017">
            <text:p>2,15E-017</text:p>
          </table:table-cell>
          <table:table-cell office:value-type="float" office:value="3.45386E-017">
            <text:p>3,45E-017</text:p>
          </table:table-cell>
          <table:table-cell office:value-type="float" office:value="6.84248E-034">
            <text:p>6,84E-034</text:p>
          </table:table-cell>
          <table:table-cell office:value-type="float" office:value="-7.5241E-034">
            <text:p>-7,52E-034</text:p>
          </table:table-cell>
          <table:table-cell office:value-type="float" office:value="1.83836E-034">
            <text:p>1,84E-03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12236">
            <text:p>0,12236</text:p>
          </table:table-cell>
          <table:table-cell office:value-type="float" office:value="0.041007">
            <text:p>0,041007</text:p>
          </table:table-cell>
          <table:table-cell office:value-type="float" office:value="0.000000000002039">
            <text:p>2,04E-012</text:p>
          </table:table-cell>
          <table:table-cell office:value-type="float" office:value="2.5134E-015">
            <text:p>2,51E-015</text:p>
          </table:table-cell>
          <table:table-cell office:value-type="float" office:value="0">
            <text:p>0,00E+000</text:p>
          </table:table-cell>
          <table:table-cell office:value-type="float" office:value="1.68754E-017">
            <text:p>1,69E-017</text:p>
          </table:table-cell>
          <table:table-cell office:value-type="float" office:value="4.54035E-017">
            <text:p>4,54E-017</text:p>
          </table:table-cell>
          <table:table-cell office:value-type="float" office:value="-2.50466E-034">
            <text:p>-2,50E-034</text:p>
          </table:table-cell>
          <table:table-cell office:value-type="float" office:value="1.12048E-034">
            <text:p>1,12E-034</text:p>
          </table:table-cell>
          <table:table-cell office:value-type="float" office:value="-7.89044E-035">
            <text:p>-7,89E-0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13239">
            <text:p>0,13239</text:p>
          </table:table-cell>
          <table:table-cell office:value-type="float" office:value="0.041763">
            <text:p>0,041763</text:p>
          </table:table-cell>
          <table:table-cell office:value-type="float" office:value="0.0000000000028348">
            <text:p>2,83E-012</text:p>
          </table:table-cell>
          <table:table-cell office:value-type="float" office:value="2.8796E-015">
            <text:p>2,88E-015</text:p>
          </table:table-cell>
          <table:table-cell office:value-type="float" office:value="0.00000000372529">
            <text:p>3,73E-009</text:p>
          </table:table-cell>
          <table:table-cell office:value-type="float" office:value="2.04283E-017">
            <text:p>2,04E-017</text:p>
          </table:table-cell>
          <table:table-cell office:value-type="float" office:value="2.36445E-017">
            <text:p>2,36E-017</text:p>
          </table:table-cell>
          <table:table-cell office:value-type="float" office:value="-1.68694E-034">
            <text:p>-1,69E-034</text:p>
          </table:table-cell>
          <table:table-cell office:value-type="float" office:value="1.00979E-034">
            <text:p>1,01E-034</text:p>
          </table:table-cell>
          <table:table-cell office:value-type="float" office:value="-7.44361E-035">
            <text:p>-7,44E-03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14242">
            <text:p>0,14242</text:p>
          </table:table-cell>
          <table:table-cell office:value-type="float" office:value="0.042453">
            <text:p>0,042453</text:p>
          </table:table-cell>
          <table:table-cell office:value-type="float" office:value="0.0000000000036752">
            <text:p>3,68E-012</text:p>
          </table:table-cell>
          <table:table-cell office:value-type="float" office:value="3.2128E-015">
            <text:p>3,21E-015</text:p>
          </table:table-cell>
          <table:table-cell office:value-type="float" office:value="0.0000496861">
            <text:p>4,97E-005</text:p>
          </table:table-cell>
          <table:table-cell office:value-type="float" office:value="0.00000285355">
            <text:p>2,85E-006</text:p>
          </table:table-cell>
          <table:table-cell office:value-type="float" office:value="0.00000000000329225">
            <text:p>3,29E-012</text:p>
          </table:table-cell>
          <table:table-cell office:value-type="float" office:value="-0.000000000042016">
            <text:p>-4,20E-011</text:p>
          </table:table-cell>
          <table:table-cell office:value-type="float" office:value="9.89477E-023">
            <text:p>9,89E-023</text:p>
          </table:table-cell>
          <table:table-cell office:value-type="float" office:value="5.93971E-025">
            <text:p>5,94E-02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15245">
            <text:p>0,15245</text:p>
          </table:table-cell>
          <table:table-cell office:value-type="float" office:value="0.043091">
            <text:p>0,043091</text:p>
          </table:table-cell>
          <table:table-cell office:value-type="float" office:value="0.0000000000045498">
            <text:p>4,55E-012</text:p>
          </table:table-cell>
          <table:table-cell office:value-type="float" office:value="3.513E-015">
            <text:p>3,51E-015</text:p>
          </table:table-cell>
          <table:table-cell office:value-type="float" office:value="0.000056113">
            <text:p>5,61E-005</text:p>
          </table:table-cell>
          <table:table-cell office:value-type="float" office:value="0.00000267355">
            <text:p>2,67E-006</text:p>
          </table:table-cell>
          <table:table-cell office:value-type="float" office:value="0.0000000000032583">
            <text:p>3,26E-012</text:p>
          </table:table-cell>
          <table:table-cell office:value-type="float" office:value="-0.0000000000426462">
            <text:p>-4,26E-011</text:p>
          </table:table-cell>
          <table:table-cell office:value-type="float" office:value="1.05144E-022">
            <text:p>1,05E-022</text:p>
          </table:table-cell>
          <table:table-cell office:value-type="float" office:value="1.32322E-024">
            <text:p>1,32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16248">
            <text:p>0,16248</text:p>
          </table:table-cell>
          <table:table-cell office:value-type="float" office:value="0.043687">
            <text:p>0,043687</text:p>
          </table:table-cell>
          <table:table-cell office:value-type="float" office:value="0.0000000000054507">
            <text:p>5,45E-012</text:p>
          </table:table-cell>
          <table:table-cell office:value-type="float" office:value="3.782E-015">
            <text:p>3,78E-015</text:p>
          </table:table-cell>
          <table:table-cell office:value-type="float" office:value="0.0000616424">
            <text:p>6,16E-005</text:p>
          </table:table-cell>
          <table:table-cell office:value-type="float" office:value="0.00000247396">
            <text:p>2,47E-006</text:p>
          </table:table-cell>
          <table:table-cell office:value-type="float" office:value="0.0000000000032083">
            <text:p>3,21E-012</text:p>
          </table:table-cell>
          <table:table-cell office:value-type="float" office:value="-0.0000000000500257">
            <text:p>-5,00E-011</text:p>
          </table:table-cell>
          <table:table-cell office:value-type="float" office:value="1.08809E-022">
            <text:p>1,09E-022</text:p>
          </table:table-cell>
          <table:table-cell office:value-type="float" office:value="2.10855E-024">
            <text:p>2,11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17251">
            <text:p>0,17251</text:p>
          </table:table-cell>
          <table:table-cell office:value-type="float" office:value="0.044224">
            <text:p>0,044224</text:p>
          </table:table-cell>
          <table:table-cell office:value-type="float" office:value="0.0000000000063793">
            <text:p>6,38E-012</text:p>
          </table:table-cell>
          <table:table-cell office:value-type="float" office:value="3.9968E-015">
            <text:p>4,00E-015</text:p>
          </table:table-cell>
          <table:table-cell office:value-type="float" office:value="0.0000660668">
            <text:p>6,61E-005</text:p>
          </table:table-cell>
          <table:table-cell office:value-type="float" office:value="0.00000228369">
            <text:p>2,28E-006</text:p>
          </table:table-cell>
          <table:table-cell office:value-type="float" office:value="0.00000000000314417">
            <text:p>3,14E-012</text:p>
          </table:table-cell>
          <table:table-cell office:value-type="float" office:value="-0.0000000000637943">
            <text:p>-6,38E-011</text:p>
          </table:table-cell>
          <table:table-cell office:value-type="float" office:value="1.10201E-022">
            <text:p>1,10E-022</text:p>
          </table:table-cell>
          <table:table-cell office:value-type="float" office:value="2.92422E-024">
            <text:p>2,92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18254">
            <text:p>0,18254</text:p>
          </table:table-cell>
          <table:table-cell office:value-type="float" office:value="0.044735">
            <text:p>0,044735</text:p>
          </table:table-cell>
          <table:table-cell office:value-type="float" office:value="0.0000000000073141">
            <text:p>7,31E-012</text:p>
          </table:table-cell>
          <table:table-cell office:value-type="float" office:value="4.1821E-015">
            <text:p>4,18E-015</text:p>
          </table:table-cell>
          <table:table-cell office:value-type="float" office:value="0.0000693149">
            <text:p>6,93E-005</text:p>
          </table:table-cell>
          <table:table-cell office:value-type="float" office:value="0.00000214105">
            <text:p>2,14E-006</text:p>
          </table:table-cell>
          <table:table-cell office:value-type="float" office:value="0.00000000000306762">
            <text:p>3,07E-012</text:p>
          </table:table-cell>
          <table:table-cell office:value-type="float" office:value="-0.0000000000830776">
            <text:p>-8,31E-011</text:p>
          </table:table-cell>
          <table:table-cell office:value-type="float" office:value="1.09669E-022">
            <text:p>1,10E-022</text:p>
          </table:table-cell>
          <table:table-cell office:value-type="float" office:value="3.74515E-024">
            <text:p>3,75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19257">
            <text:p>0,19257</text:p>
          </table:table-cell>
          <table:table-cell office:value-type="float" office:value="0.045222">
            <text:p>0,045222</text:p>
          </table:table-cell>
          <table:table-cell office:value-type="float" office:value="0.0000000000082541">
            <text:p>8,25E-012</text:p>
          </table:table-cell>
          <table:table-cell office:value-type="float" office:value="4.3419E-015">
            <text:p>4,34E-015</text:p>
          </table:table-cell>
          <table:table-cell office:value-type="float" office:value="0.0000713963">
            <text:p>7,14E-005</text:p>
          </table:table-cell>
          <table:table-cell office:value-type="float" office:value="0.00000208919">
            <text:p>2,09E-006</text:p>
          </table:table-cell>
          <table:table-cell office:value-type="float" office:value="0.00000000000298022">
            <text:p>2,98E-012</text:p>
          </table:table-cell>
          <table:table-cell office:value-type="float" office:value="-0.000000000106629">
            <text:p>-1,07E-010</text:p>
          </table:table-cell>
          <table:table-cell office:value-type="float" office:value="1.07598E-022">
            <text:p>1,08E-022</text:p>
          </table:table-cell>
          <table:table-cell office:value-type="float" office:value="4.54794E-024">
            <text:p>4,55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2026">
            <text:p>0,2026</text:p>
          </table:table-cell>
          <table:table-cell office:value-type="float" office:value="0.045667">
            <text:p>0,045667</text:p>
          </table:table-cell>
          <table:table-cell office:value-type="float" office:value="0.0000000000091893">
            <text:p>9,19E-012</text:p>
          </table:table-cell>
          <table:table-cell office:value-type="float" office:value="4.4487E-015">
            <text:p>4,45E-015</text:p>
          </table:table-cell>
          <table:table-cell office:value-type="float" office:value="0.0000723706">
            <text:p>7,24E-005</text:p>
          </table:table-cell>
          <table:table-cell office:value-type="float" office:value="0.00000216145">
            <text:p>2,16E-006</text:p>
          </table:table-cell>
          <table:table-cell office:value-type="float" office:value="0.00000000000288345">
            <text:p>2,88E-012</text:p>
          </table:table-cell>
          <table:table-cell office:value-type="float" office:value="-0.00000000013298">
            <text:p>-1,33E-010</text:p>
          </table:table-cell>
          <table:table-cell office:value-type="float" office:value="1.0436E-022">
            <text:p>1,04E-022</text:p>
          </table:table-cell>
          <table:table-cell office:value-type="float" office:value="5.3119E-024">
            <text:p>5,31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21263">
            <text:p>0,21263</text:p>
          </table:table-cell>
          <table:table-cell office:value-type="float" office:value="0.046099">
            <text:p>0,046099</text:p>
          </table:table-cell>
          <table:table-cell office:value-type="float" office:value="0.000000000010117">
            <text:p>1,01E-011</text:p>
          </table:table-cell>
          <table:table-cell office:value-type="float" office:value="4.5373E-015">
            <text:p>4,54E-015</text:p>
          </table:table-cell>
          <table:table-cell office:value-type="float" office:value="0.0000723286">
            <text:p>7,23E-005</text:p>
          </table:table-cell>
          <table:table-cell office:value-type="float" office:value="0.0000023645">
            <text:p>2,36E-006</text:p>
          </table:table-cell>
          <table:table-cell office:value-type="float" office:value="0.0000000000027787">
            <text:p>2,78E-012</text:p>
          </table:table-cell>
          <table:table-cell office:value-type="float" office:value="-0.000000000160576">
            <text:p>-1,61E-010</text:p>
          </table:table-cell>
          <table:table-cell office:value-type="float" office:value="1.00308E-022">
            <text:p>1,00E-022</text:p>
          </table:table-cell>
          <table:table-cell office:value-type="float" office:value="6.02029E-024">
            <text:p>6,02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22266">
            <text:p>0,22266</text:p>
          </table:table-cell>
          <table:table-cell office:value-type="float" office:value="0.046505">
            <text:p>0,046505</text:p>
          </table:table-cell>
          <table:table-cell office:value-type="float" office:value="0.000000000011032">
            <text:p>1,10E-011</text:p>
          </table:table-cell>
          <table:table-cell office:value-type="float" office:value="4.5923E-015">
            <text:p>4,59E-015</text:p>
          </table:table-cell>
          <table:table-cell office:value-type="float" office:value="0.0000713799">
            <text:p>7,14E-005</text:p>
          </table:table-cell>
          <table:table-cell office:value-type="float" office:value="0.00000267844">
            <text:p>2,68E-006</text:p>
          </table:table-cell>
          <table:table-cell office:value-type="float" office:value="0.00000000000266733">
            <text:p>2,67E-012</text:p>
          </table:table-cell>
          <table:table-cell office:value-type="float" office:value="-0.000000000187902">
            <text:p>-1,88E-010</text:p>
          </table:table-cell>
          <table:table-cell office:value-type="float" office:value="9.57533E-023">
            <text:p>9,58E-023</text:p>
          </table:table-cell>
          <table:table-cell office:value-type="float" office:value="6.66089E-024">
            <text:p>6,66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23269">
            <text:p>0,23269</text:p>
          </table:table-cell>
          <table:table-cell office:value-type="float" office:value="0.046892">
            <text:p>0,046892</text:p>
          </table:table-cell>
          <table:table-cell office:value-type="float" office:value="0.000000000011925">
            <text:p>1,19E-011</text:p>
          </table:table-cell>
          <table:table-cell office:value-type="float" office:value="4.6178E-015">
            <text:p>4,62E-015</text:p>
          </table:table-cell>
          <table:table-cell office:value-type="float" office:value="0.0000696445">
            <text:p>6,96E-005</text:p>
          </table:table-cell>
          <table:table-cell office:value-type="float" office:value="0.00000307241">
            <text:p>3,07E-006</text:p>
          </table:table-cell>
          <table:table-cell office:value-type="float" office:value="0.00000000000255066">
            <text:p>2,55E-012</text:p>
          </table:table-cell>
          <table:table-cell office:value-type="float" office:value="-0.00000000021358">
            <text:p>-2,14E-010</text:p>
          </table:table-cell>
          <table:table-cell office:value-type="float" office:value="9.0933E-023">
            <text:p>9,09E-023</text:p>
          </table:table-cell>
          <table:table-cell office:value-type="float" office:value="7.22606E-024">
            <text:p>7,23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24272">
            <text:p>0,24272</text:p>
          </table:table-cell>
          <table:table-cell office:value-type="float" office:value="0.047265">
            <text:p>0,047265</text:p>
          </table:table-cell>
          <table:table-cell office:value-type="float" office:value="0.000000000012805">
            <text:p>1,28E-011</text:p>
          </table:table-cell>
          <table:table-cell office:value-type="float" office:value="4.6244E-015">
            <text:p>4,62E-015</text:p>
          </table:table-cell>
          <table:table-cell office:value-type="float" office:value="0.0000672452">
            <text:p>6,72E-005</text:p>
          </table:table-cell>
          <table:table-cell office:value-type="float" office:value="0.00000351758">
            <text:p>3,52E-006</text:p>
          </table:table-cell>
          <table:table-cell office:value-type="float" office:value="0.00000000000242999">
            <text:p>2,43E-012</text:p>
          </table:table-cell>
          <table:table-cell office:value-type="float" office:value="-0.00000000023644">
            <text:p>-2,36E-010</text:p>
          </table:table-cell>
          <table:table-cell office:value-type="float" office:value="8.60156E-023">
            <text:p>8,60E-023</text:p>
          </table:table-cell>
          <table:table-cell office:value-type="float" office:value="7.71249E-024">
            <text:p>7,71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25275">
            <text:p>0,25275</text:p>
          </table:table-cell>
          <table:table-cell office:value-type="float" office:value="0.047615">
            <text:p>0,047615</text:p>
          </table:table-cell>
          <table:table-cell office:value-type="float" office:value="0.000000000013648">
            <text:p>1,36E-011</text:p>
          </table:table-cell>
          <table:table-cell office:value-type="float" office:value="4.5949E-015">
            <text:p>4,59E-015</text:p>
          </table:table-cell>
          <table:table-cell office:value-type="float" office:value="0.0000643037">
            <text:p>6,43E-005</text:p>
          </table:table-cell>
          <table:table-cell office:value-type="float" office:value="0.00000399132">
            <text:p>3,99E-006</text:p>
          </table:table-cell>
          <table:table-cell office:value-type="float" office:value="0.00000000000230657">
            <text:p>2,31E-012</text:p>
          </table:table-cell>
          <table:table-cell office:value-type="float" office:value="-0.000000000255563">
            <text:p>-2,56E-010</text:p>
          </table:table-cell>
          <table:table-cell office:value-type="float" office:value="8.11138E-023">
            <text:p>8,11E-023</text:p>
          </table:table-cell>
          <table:table-cell office:value-type="float" office:value="8.12097E-024">
            <text:p>8,12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26278">
            <text:p>0,26278</text:p>
          </table:table-cell>
          <table:table-cell office:value-type="float" office:value="0.04796">
            <text:p>0,04796</text:p>
          </table:table-cell>
          <table:table-cell office:value-type="float" office:value="0.00000000001448">
            <text:p>1,45E-011</text:p>
          </table:table-cell>
          <table:table-cell office:value-type="float" office:value="4.555E-015">
            <text:p>4,56E-015</text:p>
          </table:table-cell>
          <table:table-cell office:value-type="float" office:value="0.0000609366">
            <text:p>6,09E-005</text:p>
          </table:table-cell>
          <table:table-cell office:value-type="float" office:value="0.00000447681">
            <text:p>4,48E-006</text:p>
          </table:table-cell>
          <table:table-cell office:value-type="float" office:value="0.00000000000218163">
            <text:p>2,18E-012</text:p>
          </table:table-cell>
          <table:table-cell office:value-type="float" office:value="-0.000000000270303">
            <text:p>-2,70E-010</text:p>
          </table:table-cell>
          <table:table-cell office:value-type="float" office:value="7.62713E-023">
            <text:p>7,63E-023</text:p>
          </table:table-cell>
          <table:table-cell office:value-type="float" office:value="8.45416E-024">
            <text:p>8,45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27281">
            <text:p>0,27281</text:p>
          </table:table-cell>
          <table:table-cell office:value-type="float" office:value="0.048282">
            <text:p>0,048282</text:p>
          </table:table-cell>
          <table:table-cell office:value-type="float" office:value="0.000000000015262">
            <text:p>1,53E-011</text:p>
          </table:table-cell>
          <table:table-cell office:value-type="float" office:value="4.4773E-015">
            <text:p>4,48E-015</text:p>
          </table:table-cell>
          <table:table-cell office:value-type="float" office:value="0.0000572529">
            <text:p>5,73E-005</text:p>
          </table:table-cell>
          <table:table-cell office:value-type="float" office:value="0.00000496158">
            <text:p>4,96E-006</text:p>
          </table:table-cell>
          <table:table-cell office:value-type="float" office:value="0.00000000000205634">
            <text:p>2,06E-012</text:p>
          </table:table-cell>
          <table:table-cell office:value-type="float" office:value="-0.000000000280282">
            <text:p>-2,80E-010</text:p>
          </table:table-cell>
          <table:table-cell office:value-type="float" office:value="7.14955E-023">
            <text:p>7,15E-023</text:p>
          </table:table-cell>
          <table:table-cell office:value-type="float" office:value="8.71616E-024">
            <text:p>8,72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28284">
            <text:p>0,28284</text:p>
          </table:table-cell>
          <table:table-cell office:value-type="float" office:value="0.0486">
            <text:p>0,0486</text:p>
          </table:table-cell>
          <table:table-cell office:value-type="float" office:value="0.000000000016035">
            <text:p>1,60E-011</text:p>
          </table:table-cell>
          <table:table-cell office:value-type="float" office:value="4.393E-015">
            <text:p>4,39E-015</text:p>
          </table:table-cell>
          <table:table-cell office:value-type="float" office:value="0.0000533525">
            <text:p>5,34E-005</text:p>
          </table:table-cell>
          <table:table-cell office:value-type="float" office:value="0.00000543625">
            <text:p>5,44E-006</text:p>
          </table:table-cell>
          <table:table-cell office:value-type="float" office:value="0.00000000000193181">
            <text:p>1,93E-012</text:p>
          </table:table-cell>
          <table:table-cell office:value-type="float" office:value="-0.000000000285373">
            <text:p>-2,85E-010</text:p>
          </table:table-cell>
          <table:table-cell office:value-type="float" office:value="6.67583E-023">
            <text:p>6,68E-023</text:p>
          </table:table-cell>
          <table:table-cell office:value-type="float" office:value="8.91019E-024">
            <text:p>8,91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29287">
            <text:p>0,29287</text:p>
          </table:table-cell>
          <table:table-cell office:value-type="float" office:value="0.048898">
            <text:p>0,048898</text:p>
          </table:table-cell>
          <table:table-cell office:value-type="float" office:value="0.000000000016751">
            <text:p>1,68E-011</text:p>
          </table:table-cell>
          <table:table-cell office:value-type="float" office:value="4.2735E-015">
            <text:p>4,27E-015</text:p>
          </table:table-cell>
          <table:table-cell office:value-type="float" office:value="0.000049325">
            <text:p>4,93E-005</text:p>
          </table:table-cell>
          <table:table-cell office:value-type="float" office:value="0.00000589369">
            <text:p>5,89E-006</text:p>
          </table:table-cell>
          <table:table-cell office:value-type="float" office:value="0.00000000000180906">
            <text:p>1,81E-012</text:p>
          </table:table-cell>
          <table:table-cell office:value-type="float" office:value="-0.000000000285674">
            <text:p>-2,86E-010</text:p>
          </table:table-cell>
          <table:table-cell office:value-type="float" office:value="6.20596E-023">
            <text:p>6,21E-023</text:p>
          </table:table-cell>
          <table:table-cell office:value-type="float" office:value="9.04311E-024">
            <text:p>9,04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3029">
            <text:p>0,3029</text:p>
          </table:table-cell>
          <table:table-cell office:value-type="float" office:value="0.049193">
            <text:p>0,049193</text:p>
          </table:table-cell>
          <table:table-cell office:value-type="float" office:value="0.000000000017453">
            <text:p>1,75E-011</text:p>
          </table:table-cell>
          <table:table-cell office:value-type="float" office:value="4.1462E-015">
            <text:p>4,15E-015</text:p>
          </table:table-cell>
          <table:table-cell office:value-type="float" office:value="0.00004525">
            <text:p>4,53E-005</text:p>
          </table:table-cell>
          <table:table-cell office:value-type="float" office:value="0.00000632848">
            <text:p>6,33E-006</text:p>
          </table:table-cell>
          <table:table-cell office:value-type="float" office:value="0.00000000000168902">
            <text:p>1,69E-012</text:p>
          </table:table-cell>
          <table:table-cell office:value-type="float" office:value="-0.000000000281465">
            <text:p>-2,81E-010</text:p>
          </table:table-cell>
          <table:table-cell office:value-type="float" office:value="5.73928E-023">
            <text:p>5,74E-023</text:p>
          </table:table-cell>
          <table:table-cell office:value-type="float" office:value="9.12141E-024">
            <text:p>9,12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31293">
            <text:p>0,31293</text:p>
          </table:table-cell>
          <table:table-cell office:value-type="float" office:value="0.049472">
            <text:p>0,049472</text:p>
          </table:table-cell>
          <table:table-cell office:value-type="float" office:value="0.000000000018098">
            <text:p>1,81E-011</text:p>
          </table:table-cell>
          <table:table-cell office:value-type="float" office:value="3.9908E-015">
            <text:p>3,99E-015</text:p>
          </table:table-cell>
          <table:table-cell office:value-type="float" office:value="0.0000411961">
            <text:p>4,12E-005</text:p>
          </table:table-cell>
          <table:table-cell office:value-type="float" office:value="0.0000067365">
            <text:p>6,74E-006</text:p>
          </table:table-cell>
          <table:table-cell office:value-type="float" office:value="0.00000000000157248">
            <text:p>1,57E-012</text:p>
          </table:table-cell>
          <table:table-cell office:value-type="float" office:value="-0.000000000273174">
            <text:p>-2,73E-010</text:p>
          </table:table-cell>
          <table:table-cell office:value-type="float" office:value="5.27629E-023">
            <text:p>5,28E-023</text:p>
          </table:table-cell>
          <table:table-cell office:value-type="float" office:value="9.15135E-024">
            <text:p>9,15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32296">
            <text:p>0,32296</text:p>
          </table:table-cell>
          <table:table-cell office:value-type="float" office:value="0.049746">
            <text:p>0,049746</text:p>
          </table:table-cell>
          <table:table-cell office:value-type="float" office:value="0.000000000018717">
            <text:p>1,87E-011</text:p>
          </table:table-cell>
          <table:table-cell office:value-type="float" office:value="3.8224E-015">
            <text:p>3,82E-015</text:p>
          </table:table-cell>
          <table:table-cell office:value-type="float" office:value="0.000037222">
            <text:p>3,72E-005</text:p>
          </table:table-cell>
          <table:table-cell office:value-type="float" office:value="0.00000711473">
            <text:p>7,11E-006</text:p>
          </table:table-cell>
          <table:table-cell office:value-type="float" office:value="0.00000000000146016">
            <text:p>1,46E-012</text:p>
          </table:table-cell>
          <table:table-cell office:value-type="float" office:value="-0.000000000261328">
            <text:p>-2,61E-010</text:p>
          </table:table-cell>
          <table:table-cell office:value-type="float" office:value="4.81773E-023">
            <text:p>4,82E-023</text:p>
          </table:table-cell>
          <table:table-cell office:value-type="float" office:value="9.13732E-024">
            <text:p>9,14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33299">
            <text:p>0,33299</text:p>
          </table:table-cell>
          <table:table-cell office:value-type="float" office:value="0.05001">
            <text:p>0,05001</text:p>
          </table:table-cell>
          <table:table-cell office:value-type="float" office:value="0.000000000019293">
            <text:p>1,93E-011</text:p>
          </table:table-cell>
          <table:table-cell office:value-type="float" office:value="3.6367E-015">
            <text:p>3,64E-015</text:p>
          </table:table-cell>
          <table:table-cell office:value-type="float" office:value="0.0000333765">
            <text:p>3,34E-005</text:p>
          </table:table-cell>
          <table:table-cell office:value-type="float" office:value="0.00000746104">
            <text:p>7,46E-006</text:p>
          </table:table-cell>
          <table:table-cell office:value-type="float" office:value="0.00000000000135262">
            <text:p>1,35E-012</text:p>
          </table:table-cell>
          <table:table-cell office:value-type="float" office:value="-0.00000000024652">
            <text:p>-2,47E-010</text:p>
          </table:table-cell>
          <table:table-cell office:value-type="float" office:value="4.36468E-023">
            <text:p>4,36E-023</text:p>
          </table:table-cell>
          <table:table-cell office:value-type="float" office:value="9.08156E-024">
            <text:p>9,08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34303">
            <text:p>0,34303</text:p>
          </table:table-cell>
          <table:table-cell office:value-type="float" office:value="0.050264">
            <text:p>0,050264</text:p>
          </table:table-cell>
          <table:table-cell office:value-type="float" office:value="0.000000000019816">
            <text:p>1,98E-011</text:p>
          </table:table-cell>
          <table:table-cell office:value-type="float" office:value="3.4294E-015">
            <text:p>3,43E-015</text:p>
          </table:table-cell>
          <table:table-cell office:value-type="float" office:value="0.0000296997">
            <text:p>2,97E-005</text:p>
          </table:table-cell>
          <table:table-cell office:value-type="float" office:value="0.00000777403">
            <text:p>7,77E-006</text:p>
          </table:table-cell>
          <table:table-cell office:value-type="float" office:value="0.00000000000125032">
            <text:p>1,25E-012</text:p>
          </table:table-cell>
          <table:table-cell office:value-type="float" office:value="-0.00000000022937">
            <text:p>-2,29E-010</text:p>
          </table:table-cell>
          <table:table-cell office:value-type="float" office:value="3.92062E-023">
            <text:p>3,92E-023</text:p>
          </table:table-cell>
          <table:table-cell office:value-type="float" office:value="8.98929E-024">
            <text:p>8,99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35306">
            <text:p>0,35306</text:p>
          </table:table-cell>
          <table:table-cell office:value-type="float" office:value="0.050516">
            <text:p>0,050516</text:p>
          </table:table-cell>
          <table:table-cell office:value-type="float" office:value="0.000000000020328">
            <text:p>2,03E-011</text:p>
          </table:table-cell>
          <table:table-cell office:value-type="float" office:value="3.2188E-015">
            <text:p>3,22E-015</text:p>
          </table:table-cell>
          <table:table-cell office:value-type="float" office:value="0.000026224">
            <text:p>2,62E-005</text:p>
          </table:table-cell>
          <table:table-cell office:value-type="float" office:value="0.00000805296">
            <text:p>8,05E-006</text:p>
          </table:table-cell>
          <table:table-cell office:value-type="float" office:value="0.00000000000115359">
            <text:p>1,15E-012</text:p>
          </table:table-cell>
          <table:table-cell office:value-type="float" office:value="-0.000000000210499">
            <text:p>-2,10E-010</text:p>
          </table:table-cell>
          <table:table-cell office:value-type="float" office:value="3.49031E-023">
            <text:p>3,49E-023</text:p>
          </table:table-cell>
          <table:table-cell office:value-type="float" office:value="8.86853E-024">
            <text:p>8,87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36309">
            <text:p>0,36309</text:p>
          </table:table-cell>
          <table:table-cell office:value-type="float" office:value="0.050752">
            <text:p>0,050752</text:p>
          </table:table-cell>
          <table:table-cell office:value-type="float" office:value="0.000000000020741">
            <text:p>2,07E-011</text:p>
          </table:table-cell>
          <table:table-cell office:value-type="float" office:value="2.9764E-015">
            <text:p>2,98E-015</text:p>
          </table:table-cell>
          <table:table-cell office:value-type="float" office:value="0.0000229751">
            <text:p>2,30E-005</text:p>
          </table:table-cell>
          <table:table-cell office:value-type="float" office:value="0.00000829761">
            <text:p>8,30E-006</text:p>
          </table:table-cell>
          <table:table-cell office:value-type="float" office:value="0.00000000000106265">
            <text:p>1,06E-012</text:p>
          </table:table-cell>
          <table:table-cell office:value-type="float" office:value="-0.000000000190498">
            <text:p>-1,90E-010</text:p>
          </table:table-cell>
          <table:table-cell office:value-type="float" office:value="3.0762E-023">
            <text:p>3,08E-023</text:p>
          </table:table-cell>
          <table:table-cell office:value-type="float" office:value="8.7214E-024">
            <text:p>8,72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37312">
            <text:p>0,37312</text:p>
          </table:table-cell>
          <table:table-cell office:value-type="float" office:value="0.050988">
            <text:p>0,050988</text:p>
          </table:table-cell>
          <table:table-cell office:value-type="float" office:value="0.000000000021153">
            <text:p>2,12E-011</text:p>
          </table:table-cell>
          <table:table-cell office:value-type="float" office:value="2.7341E-015">
            <text:p>2,73E-015</text:p>
          </table:table-cell>
          <table:table-cell office:value-type="float" office:value="0.0000199729">
            <text:p>2,00E-005</text:p>
          </table:table-cell>
          <table:table-cell office:value-type="float" office:value="0.00000850824">
            <text:p>8,51E-006</text:p>
          </table:table-cell>
          <table:table-cell office:value-type="float" office:value="0.000000000000977631">
            <text:p>9,78E-013</text:p>
          </table:table-cell>
          <table:table-cell office:value-type="float" office:value="-0.000000000169916">
            <text:p>-1,70E-010</text:p>
          </table:table-cell>
          <table:table-cell office:value-type="float" office:value="2.68169E-023">
            <text:p>2,68E-023</text:p>
          </table:table-cell>
          <table:table-cell office:value-type="float" office:value="8.55206E-024">
            <text:p>8,55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38315">
            <text:p>0,38315</text:p>
          </table:table-cell>
          <table:table-cell office:value-type="float" office:value="0.051214">
            <text:p>0,051214</text:p>
          </table:table-cell>
          <table:table-cell office:value-type="float" office:value="0.000000000021486">
            <text:p>2,15E-011</text:p>
          </table:table-cell>
          <table:table-cell office:value-type="float" office:value="2.4728E-015">
            <text:p>2,47E-015</text:p>
          </table:table-cell>
          <table:table-cell office:value-type="float" office:value="0.0000172337">
            <text:p>1,72E-005</text:p>
          </table:table-cell>
          <table:table-cell office:value-type="float" office:value="0.00000868547">
            <text:p>8,69E-006</text:p>
          </table:table-cell>
          <table:table-cell office:value-type="float" office:value="0.000000000000898552">
            <text:p>8,99E-013</text:p>
          </table:table-cell>
          <table:table-cell office:value-type="float" office:value="-0.000000000149244">
            <text:p>-1,49E-010</text:p>
          </table:table-cell>
          <table:table-cell office:value-type="float" office:value="2.3101E-023">
            <text:p>2,31E-023</text:p>
          </table:table-cell>
          <table:table-cell office:value-type="float" office:value="8.36766E-024">
            <text:p>8,37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39318">
            <text:p>0,39318</text:p>
          </table:table-cell>
          <table:table-cell office:value-type="float" office:value="0.051434">
            <text:p>0,051434</text:p>
          </table:table-cell>
          <table:table-cell office:value-type="float" office:value="0.000000000021773">
            <text:p>2,18E-011</text:p>
          </table:table-cell>
          <table:table-cell office:value-type="float" office:value="2.2008E-015">
            <text:p>2,20E-015</text:p>
          </table:table-cell>
          <table:table-cell office:value-type="float" office:value="0.0000147709">
            <text:p>1,48E-005</text:p>
          </table:table-cell>
          <table:table-cell office:value-type="float" office:value="0.00000883026">
            <text:p>8,83E-006</text:p>
          </table:table-cell>
          <table:table-cell office:value-type="float" office:value="0.000000000000825368">
            <text:p>8,25E-013</text:p>
          </table:table-cell>
          <table:table-cell office:value-type="float" office:value="-0.000000000128906">
            <text:p>-1,29E-010</text:p>
          </table:table-cell>
          <table:table-cell office:value-type="float" office:value="1.96441E-023">
            <text:p>1,96E-023</text:p>
          </table:table-cell>
          <table:table-cell office:value-type="float" office:value="8.17999E-024">
            <text:p>8,18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40321">
            <text:p>0,40321</text:p>
          </table:table-cell>
          <table:table-cell office:value-type="float" office:value="0.051653">
            <text:p>0,051653</text:p>
          </table:table-cell>
          <table:table-cell office:value-type="float" office:value="0.00000000002205">
            <text:p>2,21E-011</text:p>
          </table:table-cell>
          <table:table-cell office:value-type="float" office:value="1.9271E-015">
            <text:p>1,93E-015</text:p>
          </table:table-cell>
          <table:table-cell office:value-type="float" office:value="0.0000125971">
            <text:p>1,26E-005</text:p>
          </table:table-cell>
          <table:table-cell office:value-type="float" office:value="0.00000894381">
            <text:p>8,94E-006</text:p>
          </table:table-cell>
          <table:table-cell office:value-type="float" office:value="0.000000000000757964">
            <text:p>7,58E-013</text:p>
          </table:table-cell>
          <table:table-cell office:value-type="float" office:value="-0.000000000109257">
            <text:p>-1,09E-010</text:p>
          </table:table-cell>
          <table:table-cell office:value-type="float" office:value="1.64393E-023">
            <text:p>1,64E-023</text:p>
          </table:table-cell>
          <table:table-cell office:value-type="float" office:value="7.9836E-024">
            <text:p>7,98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41324">
            <text:p>0,41324</text:p>
          </table:table-cell>
          <table:table-cell office:value-type="float" office:value="0.051857">
            <text:p>0,051857</text:p>
          </table:table-cell>
          <table:table-cell office:value-type="float" office:value="0.000000000022199">
            <text:p>2,22E-011</text:p>
          </table:table-cell>
          <table:table-cell office:value-type="float" office:value="1.6325E-015">
            <text:p>1,63E-015</text:p>
          </table:table-cell>
          <table:table-cell office:value-type="float" office:value="0.0000107251">
            <text:p>1,07E-005</text:p>
          </table:table-cell>
          <table:table-cell office:value-type="float" office:value="0.00000902752">
            <text:p>9,03E-006</text:p>
          </table:table-cell>
          <table:table-cell office:value-type="float" office:value="0.000000000000696167">
            <text:p>6,96E-013</text:p>
          </table:table-cell>
          <table:table-cell office:value-type="float" office:value="-0.0000000000905802">
            <text:p>-9,06E-011</text:p>
          </table:table-cell>
          <table:table-cell office:value-type="float" office:value="1.34897E-023">
            <text:p>1,35E-023</text:p>
          </table:table-cell>
          <table:table-cell office:value-type="float" office:value="7.77897E-024">
            <text:p>7,78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42327">
            <text:p>0,42327</text:p>
          </table:table-cell>
          <table:table-cell office:value-type="float" office:value="0.052062">
            <text:p>0,052062</text:p>
          </table:table-cell>
          <table:table-cell office:value-type="float" office:value="0.000000000022347">
            <text:p>2,23E-011</text:p>
          </table:table-cell>
          <table:table-cell office:value-type="float" office:value="1.3379E-015">
            <text:p>1,34E-015</text:p>
          </table:table-cell>
          <table:table-cell office:value-type="float" office:value="0.00000916872">
            <text:p>9,17E-006</text:p>
          </table:table-cell>
          <table:table-cell office:value-type="float" office:value="0.00000908294">
            <text:p>9,08E-006</text:p>
          </table:table-cell>
          <table:table-cell office:value-type="float" office:value="0.000000000000639759">
            <text:p>6,40E-013</text:p>
          </table:table-cell>
          <table:table-cell office:value-type="float" office:value="-0.000000000073093">
            <text:p>-7,31E-011</text:p>
          </table:table-cell>
          <table:table-cell office:value-type="float" office:value="1.07984E-023">
            <text:p>1,08E-023</text:p>
          </table:table-cell>
          <table:table-cell office:value-type="float" office:value="7.56831E-024">
            <text:p>7,57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4333">
            <text:p>0,4333</text:p>
          </table:table-cell>
          <table:table-cell office:value-type="float" office:value="0.052262">
            <text:p>0,052262</text:p>
          </table:table-cell>
          <table:table-cell office:value-type="float" office:value="0.000000000022435">
            <text:p>2,24E-011</text:p>
          </table:table-cell>
          <table:table-cell office:value-type="float" office:value="1.0378E-015">
            <text:p>1,04E-015</text:p>
          </table:table-cell>
          <table:table-cell office:value-type="float" office:value="0.00000794065">
            <text:p>7,94E-006</text:p>
          </table:table-cell>
          <table:table-cell office:value-type="float" office:value="0.00000911173">
            <text:p>9,11E-006</text:p>
          </table:table-cell>
          <table:table-cell office:value-type="float" office:value="0.000000000000588482">
            <text:p>5,88E-013</text:p>
          </table:table-cell>
          <table:table-cell office:value-type="float" office:value="-0.000000000056949">
            <text:p>-5,69E-011</text:p>
          </table:table-cell>
          <table:table-cell office:value-type="float" office:value="8.35956E-024">
            <text:p>8,36E-024</text:p>
          </table:table-cell>
          <table:table-cell office:value-type="float" office:value="7.35833E-024">
            <text:p>7,36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44333">
            <text:p>0,44333</text:p>
          </table:table-cell>
          <table:table-cell office:value-type="float" office:value="0.052452">
            <text:p>0,052452</text:p>
          </table:table-cell>
          <table:table-cell office:value-type="float" office:value="0.000000000022432">
            <text:p>2,24E-011</text:p>
          </table:table-cell>
          <table:table-cell office:value-type="float" office:value="7.2928E-016">
            <text:p>7,29E-016</text:p>
          </table:table-cell>
          <table:table-cell office:value-type="float" office:value="0.00000704611">
            <text:p>7,05E-006</text:p>
          </table:table-cell>
          <table:table-cell office:value-type="float" office:value="0.00000911564">
            <text:p>9,12E-006</text:p>
          </table:table-cell>
          <table:table-cell office:value-type="float" office:value="0.000000000000542044">
            <text:p>5,42E-013</text:p>
          </table:table-cell>
          <table:table-cell office:value-type="float" office:value="-0.0000000000422452">
            <text:p>-4,22E-011</text:p>
          </table:table-cell>
          <table:table-cell office:value-type="float" office:value="6.16649E-024">
            <text:p>6,17E-024</text:p>
          </table:table-cell>
          <table:table-cell office:value-type="float" office:value="7.15446E-024">
            <text:p>7,15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45336">
            <text:p>0,45336</text:p>
          </table:table-cell>
          <table:table-cell office:value-type="float" office:value="0.052643">
            <text:p>0,052643</text:p>
          </table:table-cell>
          <table:table-cell office:value-type="float" office:value="0.000000000022429">
            <text:p>2,24E-011</text:p>
          </table:table-cell>
          <table:table-cell office:value-type="float" office:value="4.2079E-016">
            <text:p>4,21E-016</text:p>
          </table:table-cell>
          <table:table-cell office:value-type="float" office:value="0.00000647204">
            <text:p>6,47E-006</text:p>
          </table:table-cell>
          <table:table-cell office:value-type="float" office:value="0.00000909641">
            <text:p>9,10E-006</text:p>
          </table:table-cell>
          <table:table-cell office:value-type="float" office:value="0.000000000000500127">
            <text:p>5,00E-013</text:p>
          </table:table-cell>
          <table:table-cell office:value-type="float" office:value="-0.000000000029029">
            <text:p>-2,90E-011</text:p>
          </table:table-cell>
          <table:table-cell office:value-type="float" office:value="4.21282E-024">
            <text:p>4,21E-024</text:p>
          </table:table-cell>
          <table:table-cell office:value-type="float" office:value="6.96227E-024">
            <text:p>6,96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46339">
            <text:p>0,46339</text:p>
          </table:table-cell>
          <table:table-cell office:value-type="float" office:value="0.052826">
            <text:p>0,052826</text:p>
          </table:table-cell>
          <table:table-cell office:value-type="float" office:value="0.000000000022327">
            <text:p>2,23E-011</text:p>
          </table:table-cell>
          <table:table-cell office:value-type="float" office:value="1.1033E-016">
            <text:p>1,10E-016</text:p>
          </table:table-cell>
          <table:table-cell office:value-type="float" office:value="0.00000617843">
            <text:p>6,18E-006</text:p>
          </table:table-cell>
          <table:table-cell office:value-type="float" office:value="0.00000905582">
            <text:p>9,06E-006</text:p>
          </table:table-cell>
          <table:table-cell office:value-type="float" office:value="0.00000000000046239">
            <text:p>4,62E-013</text:p>
          </table:table-cell>
          <table:table-cell office:value-type="float" office:value="-0.0000000000173057">
            <text:p>-1,73E-011</text:p>
          </table:table-cell>
          <table:table-cell office:value-type="float" office:value="2.47073E-024">
            <text:p>2,47E-024</text:p>
          </table:table-cell>
          <table:table-cell office:value-type="float" office:value="6.77607E-024">
            <text:p>6,78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47342">
            <text:p>0,47342</text:p>
          </table:table-cell>
          <table:table-cell office:value-type="float" office:value="0.053003">
            <text:p>0,053003</text:p>
          </table:table-cell>
          <table:table-cell office:value-type="float" office:value="0.000000000022163">
            <text:p>2,22E-011</text:p>
          </table:table-cell>
          <table:table-cell office:value-type="float" office:value="-2.0136E-016">
            <text:p>-2,01E-016</text:p>
          </table:table-cell>
          <table:table-cell office:value-type="float" office:value="0.0000061014">
            <text:p>6,10E-006</text:p>
          </table:table-cell>
          <table:table-cell office:value-type="float" office:value="0.00000899562">
            <text:p>9,00E-006</text:p>
          </table:table-cell>
          <table:table-cell office:value-type="float" office:value="0.000000000000428471">
            <text:p>4,28E-013</text:p>
          </table:table-cell>
          <table:table-cell office:value-type="float" office:value="-0.00000000000704609">
            <text:p>-7,05E-012</text:p>
          </table:table-cell>
          <table:table-cell office:value-type="float" office:value="9.19722E-025">
            <text:p>9,20E-025</text:p>
          </table:table-cell>
          <table:table-cell office:value-type="float" office:value="6.58473E-024">
            <text:p>6,58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48345">
            <text:p>0,48345</text:p>
          </table:table-cell>
          <table:table-cell office:value-type="float" office:value="0.05318">
            <text:p>0,05318</text:p>
          </table:table-cell>
          <table:table-cell office:value-type="float" office:value="0.000000000021999">
            <text:p>2,20E-011</text:p>
          </table:table-cell>
          <table:table-cell office:value-type="float" office:value="-5.1305E-016">
            <text:p>-5,13E-016</text:p>
          </table:table-cell>
          <table:table-cell office:value-type="float" office:value="0.00000616877">
            <text:p>6,17E-006</text:p>
          </table:table-cell>
          <table:table-cell office:value-type="float" office:value="0.00000891751">
            <text:p>8,92E-006</text:p>
          </table:table-cell>
          <table:table-cell office:value-type="float" office:value="0.000000000000398">
            <text:p>3,98E-013</text:p>
          </table:table-cell>
          <table:table-cell office:value-type="float" office:value="0.00000000000180672">
            <text:p>1,81E-012</text:p>
          </table:table-cell>
          <table:table-cell office:value-type="float" office:value="-4.52625E-025">
            <text:p>-4,53E-025</text:p>
          </table:table-cell>
          <table:table-cell office:value-type="float" office:value="6.38744E-024">
            <text:p>6,39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49348">
            <text:p>0,49348</text:p>
          </table:table-cell>
          <table:table-cell office:value-type="float" office:value="0.053349">
            <text:p>0,053349</text:p>
          </table:table-cell>
          <table:table-cell office:value-type="float" office:value="0.000000000021714">
            <text:p>2,17E-011</text:p>
          </table:table-cell>
          <table:table-cell office:value-type="float" office:value="-8.1806E-016">
            <text:p>-8,18E-016</text:p>
          </table:table-cell>
          <table:table-cell office:value-type="float" office:value="0.00000631637">
            <text:p>6,32E-006</text:p>
          </table:table-cell>
          <table:table-cell office:value-type="float" office:value="0.00000882315">
            <text:p>8,82E-006</text:p>
          </table:table-cell>
          <table:table-cell office:value-type="float" office:value="0.000000000000370596">
            <text:p>3,71E-013</text:p>
          </table:table-cell>
          <table:table-cell office:value-type="float" office:value="0.00000000000933021">
            <text:p>9,33E-012</text:p>
          </table:table-cell>
          <table:table-cell office:value-type="float" office:value="-1.65424E-024">
            <text:p>-1,65E-024</text:p>
          </table:table-cell>
          <table:table-cell office:value-type="float" office:value="6.18091E-024">
            <text:p>6,18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50351">
            <text:p>0,50351</text:p>
          </table:table-cell>
          <table:table-cell office:value-type="float" office:value="0.053513">
            <text:p>0,053513</text:p>
          </table:table-cell>
          <table:table-cell office:value-type="float" office:value="0.000000000021384">
            <text:p>2,14E-011</text:p>
          </table:table-cell>
          <table:table-cell office:value-type="float" office:value="-1.1205E-015">
            <text:p>-1,12E-015</text:p>
          </table:table-cell>
          <table:table-cell office:value-type="float" office:value="0.00000649606">
            <text:p>6,50E-006</text:p>
          </table:table-cell>
          <table:table-cell office:value-type="float" office:value="0.0000087141">
            <text:p>8,71E-006</text:p>
          </table:table-cell>
          <table:table-cell office:value-type="float" office:value="0.000000000000345884">
            <text:p>3,46E-013</text:p>
          </table:table-cell>
          <table:table-cell office:value-type="float" office:value="0.0000000000156166">
            <text:p>1,56E-011</text:p>
          </table:table-cell>
          <table:table-cell office:value-type="float" office:value="-2.71139E-024">
            <text:p>-2,71E-024</text:p>
          </table:table-cell>
          <table:table-cell office:value-type="float" office:value="5.97441E-024">
            <text:p>5,97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51354">
            <text:p>0,51354</text:p>
          </table:table-cell>
          <table:table-cell office:value-type="float" office:value="0.053678">
            <text:p>0,053678</text:p>
          </table:table-cell>
          <table:table-cell office:value-type="float" office:value="0.000000000021054">
            <text:p>2,11E-011</text:p>
          </table:table-cell>
          <table:table-cell office:value-type="float" office:value="-1.423E-015">
            <text:p>-1,42E-015</text:p>
          </table:table-cell>
          <table:table-cell office:value-type="float" office:value="0.00000667577">
            <text:p>6,68E-006</text:p>
          </table:table-cell>
          <table:table-cell office:value-type="float" office:value="0.00000859186">
            <text:p>8,59E-006</text:p>
          </table:table-cell>
          <table:table-cell office:value-type="float" office:value="0.000000000000323496">
            <text:p>3,23E-013</text:p>
          </table:table-cell>
          <table:table-cell office:value-type="float" office:value="0.0000000000207677">
            <text:p>2,08E-011</text:p>
          </table:table-cell>
          <table:table-cell office:value-type="float" office:value="-3.63929E-024">
            <text:p>-3,64E-024</text:p>
          </table:table-cell>
          <table:table-cell office:value-type="float" office:value="5.77841E-024">
            <text:p>5,78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52357">
            <text:p>0,52357</text:p>
          </table:table-cell>
          <table:table-cell office:value-type="float" office:value="0.053834">
            <text:p>0,053834</text:p>
          </table:table-cell>
          <table:table-cell office:value-type="float" office:value="0.000000000020605">
            <text:p>2,06E-011</text:p>
          </table:table-cell>
          <table:table-cell office:value-type="float" office:value="-1.7095E-015">
            <text:p>-1,71E-015</text:p>
          </table:table-cell>
          <table:table-cell office:value-type="float" office:value="0.00000683605">
            <text:p>6,84E-006</text:p>
          </table:table-cell>
          <table:table-cell office:value-type="float" office:value="0.00000845783">
            <text:p>8,46E-006</text:p>
          </table:table-cell>
          <table:table-cell office:value-type="float" office:value="0.000000000000303085">
            <text:p>3,03E-013</text:p>
          </table:table-cell>
          <table:table-cell office:value-type="float" office:value="0.0000000000248899">
            <text:p>2,49E-011</text:p>
          </table:table-cell>
          <table:table-cell office:value-type="float" office:value="-4.44807E-024">
            <text:p>-4,45E-024</text:p>
          </table:table-cell>
          <table:table-cell office:value-type="float" office:value="5.5601E-024">
            <text:p>5,56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5336">
            <text:p>0,5336</text:p>
          </table:table-cell>
          <table:table-cell office:value-type="float" office:value="0.053987">
            <text:p>0,053987</text:p>
          </table:table-cell>
          <table:table-cell office:value-type="float" office:value="0.000000000020111">
            <text:p>2,01E-011</text:p>
          </table:table-cell>
          <table:table-cell office:value-type="float" office:value="-1.99E-015">
            <text:p>-1,99E-015</text:p>
          </table:table-cell>
          <table:table-cell office:value-type="float" office:value="0.00000696635">
            <text:p>6,97E-006</text:p>
          </table:table-cell>
          <table:table-cell office:value-type="float" office:value="0.00000831334">
            <text:p>8,31E-006</text:p>
          </table:table-cell>
          <table:table-cell office:value-type="float" office:value="0.000000000000284331">
            <text:p>2,84E-013</text:p>
          </table:table-cell>
          <table:table-cell office:value-type="float" office:value="0.0000000000280913">
            <text:p>2,81E-011</text:p>
          </table:table-cell>
          <table:table-cell office:value-type="float" office:value="-5.13032E-024">
            <text:p>-5,13E-024</text:p>
          </table:table-cell>
          <table:table-cell office:value-type="float" office:value="5.31472E-024">
            <text:p>5,31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54363">
            <text:p>0,54363</text:p>
          </table:table-cell>
          <table:table-cell office:value-type="float" office:value="0.054139">
            <text:p>0,054139</text:p>
          </table:table-cell>
          <table:table-cell office:value-type="float" office:value="0.000000000019616">
            <text:p>1,96E-011</text:p>
          </table:table-cell>
          <table:table-cell office:value-type="float" office:value="-2.2705E-015">
            <text:p>-2,27E-015</text:p>
          </table:table-cell>
          <table:table-cell office:value-type="float" office:value="0.00000706186">
            <text:p>7,06E-006</text:p>
          </table:table-cell>
          <table:table-cell office:value-type="float" office:value="0.0000081596">
            <text:p>8,16E-006</text:p>
          </table:table-cell>
          <table:table-cell office:value-type="float" office:value="0.000000000000266945">
            <text:p>2,67E-013</text:p>
          </table:table-cell>
          <table:table-cell office:value-type="float" office:value="0.0000000000304778">
            <text:p>3,05E-011</text:p>
          </table:table-cell>
          <table:table-cell office:value-type="float" office:value="-5.69973E-024">
            <text:p>-5,70E-024</text:p>
          </table:table-cell>
          <table:table-cell office:value-type="float" office:value="5.03674E-024">
            <text:p>5,04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55366">
            <text:p>0,55366</text:p>
          </table:table-cell>
          <table:table-cell office:value-type="float" office:value="0.054285">
            <text:p>0,054285</text:p>
          </table:table-cell>
          <table:table-cell office:value-type="float" office:value="0.000000000019025">
            <text:p>1,90E-011</text:p>
          </table:table-cell>
          <table:table-cell office:value-type="float" office:value="-2.5286E-015">
            <text:p>-2,53E-015</text:p>
          </table:table-cell>
          <table:table-cell office:value-type="float" office:value="0.00000712148">
            <text:p>7,12E-006</text:p>
          </table:table-cell>
          <table:table-cell office:value-type="float" office:value="0.00000799773">
            <text:p>8,00E-006</text:p>
          </table:table-cell>
          <table:table-cell office:value-type="float" office:value="0.000000000000250678">
            <text:p>2,51E-013</text:p>
          </table:table-cell>
          <table:table-cell office:value-type="float" office:value="0.0000000000321517">
            <text:p>3,22E-011</text:p>
          </table:table-cell>
          <table:table-cell office:value-type="float" office:value="-6.15715E-024">
            <text:p>-6,16E-024</text:p>
          </table:table-cell>
          <table:table-cell office:value-type="float" office:value="4.70816E-024">
            <text:p>4,71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56369">
            <text:p>0,56369</text:p>
          </table:table-cell>
          <table:table-cell office:value-type="float" office:value="0.054425">
            <text:p>0,054425</text:p>
          </table:table-cell>
          <table:table-cell office:value-type="float" office:value="0.000000000018377">
            <text:p>1,84E-011</text:p>
          </table:table-cell>
          <table:table-cell office:value-type="float" office:value="-2.7737E-015">
            <text:p>-2,77E-015</text:p>
          </table:table-cell>
          <table:table-cell office:value-type="float" office:value="0.00000714628">
            <text:p>7,15E-006</text:p>
          </table:table-cell>
          <table:table-cell office:value-type="float" office:value="0.00000782876">
            <text:p>7,83E-006</text:p>
          </table:table-cell>
          <table:table-cell office:value-type="float" office:value="0.00000000000023532">
            <text:p>2,35E-013</text:p>
          </table:table-cell>
          <table:table-cell office:value-type="float" office:value="0.0000000000332094">
            <text:p>3,32E-011</text:p>
          </table:table-cell>
          <table:table-cell office:value-type="float" office:value="-6.52499E-024">
            <text:p>-6,52E-024</text:p>
          </table:table-cell>
          <table:table-cell office:value-type="float" office:value="4.37173E-024">
            <text:p>4,37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57372">
            <text:p>0,57372</text:p>
          </table:table-cell>
          <table:table-cell office:value-type="float" office:value="0.054566">
            <text:p>0,054566</text:p>
          </table:table-cell>
          <table:table-cell office:value-type="float" office:value="0.000000000017729">
            <text:p>1,77E-011</text:p>
          </table:table-cell>
          <table:table-cell office:value-type="float" office:value="-3.0188E-015">
            <text:p>-3,02E-015</text:p>
          </table:table-cell>
          <table:table-cell office:value-type="float" office:value="0.00000713861">
            <text:p>7,14E-006</text:p>
          </table:table-cell>
          <table:table-cell office:value-type="float" office:value="0.00000765364">
            <text:p>7,65E-006</text:p>
          </table:table-cell>
          <table:table-cell office:value-type="float" office:value="0.000000000000220703">
            <text:p>2,21E-013</text:p>
          </table:table-cell>
          <table:table-cell office:value-type="float" office:value="0.0000000000337403">
            <text:p>3,37E-011</text:p>
          </table:table-cell>
          <table:table-cell office:value-type="float" office:value="-6.8229E-024">
            <text:p>-6,82E-024</text:p>
          </table:table-cell>
          <table:table-cell office:value-type="float" office:value="4.02806E-024">
            <text:p>4,03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58375">
            <text:p>0,58375</text:p>
          </table:table-cell>
          <table:table-cell office:value-type="float" office:value="0.054702">
            <text:p>0,054702</text:p>
          </table:table-cell>
          <table:table-cell office:value-type="float" office:value="0.000000000017023">
            <text:p>1,70E-011</text:p>
          </table:table-cell>
          <table:table-cell office:value-type="float" office:value="-3.2424E-015">
            <text:p>-3,24E-015</text:p>
          </table:table-cell>
          <table:table-cell office:value-type="float" office:value="0.0000071015">
            <text:p>7,10E-006</text:p>
          </table:table-cell>
          <table:table-cell office:value-type="float" office:value="0.00000747322">
            <text:p>7,47E-006</text:p>
          </table:table-cell>
          <table:table-cell office:value-type="float" office:value="0.000000000000206693">
            <text:p>2,07E-013</text:p>
          </table:table-cell>
          <table:table-cell office:value-type="float" office:value="0.0000000000338265">
            <text:p>3,38E-011</text:p>
          </table:table-cell>
          <table:table-cell office:value-type="float" office:value="-7.041E-024">
            <text:p>-7,04E-024</text:p>
          </table:table-cell>
          <table:table-cell office:value-type="float" office:value="3.68329E-024">
            <text:p>3,68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59378">
            <text:p>0,59378</text:p>
          </table:table-cell>
          <table:table-cell office:value-type="float" office:value="0.054832">
            <text:p>0,054832</text:p>
          </table:table-cell>
          <table:table-cell office:value-type="float" office:value="0.000000000016241">
            <text:p>1,62E-011</text:p>
          </table:table-cell>
          <table:table-cell office:value-type="float" office:value="-3.4378E-015">
            <text:p>-3,44E-015</text:p>
          </table:table-cell>
          <table:table-cell office:value-type="float" office:value="0.00000703824">
            <text:p>7,04E-006</text:p>
          </table:table-cell>
          <table:table-cell office:value-type="float" office:value="0.00000728829">
            <text:p>7,29E-006</text:p>
          </table:table-cell>
          <table:table-cell office:value-type="float" office:value="0.000000000000193194">
            <text:p>1,93E-013</text:p>
          </table:table-cell>
          <table:table-cell office:value-type="float" office:value="0.0000000000335423">
            <text:p>3,35E-011</text:p>
          </table:table-cell>
          <table:table-cell office:value-type="float" office:value="-7.18962E-024">
            <text:p>-7,19E-024</text:p>
          </table:table-cell>
          <table:table-cell office:value-type="float" office:value="3.33232E-024">
            <text:p>3,33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60381">
            <text:p>0,60381</text:p>
          </table:table-cell>
          <table:table-cell office:value-type="float" office:value="0.054961">
            <text:p>0,054961</text:p>
          </table:table-cell>
          <table:table-cell office:value-type="float" office:value="0.000000000015459">
            <text:p>1,55E-011</text:p>
          </table:table-cell>
          <table:table-cell office:value-type="float" office:value="-3.6333E-015">
            <text:p>-3,63E-015</text:p>
          </table:table-cell>
          <table:table-cell office:value-type="float" office:value="0.00000695214">
            <text:p>6,95E-006</text:p>
          </table:table-cell>
          <table:table-cell office:value-type="float" office:value="0.00000709954">
            <text:p>7,10E-006</text:p>
          </table:table-cell>
          <table:table-cell office:value-type="float" office:value="0.000000000000180139">
            <text:p>1,80E-013</text:p>
          </table:table-cell>
          <table:table-cell office:value-type="float" office:value="0.0000000000329541">
            <text:p>3,30E-011</text:p>
          </table:table-cell>
          <table:table-cell office:value-type="float" office:value="-7.32377E-024">
            <text:p>-7,32E-024</text:p>
          </table:table-cell>
          <table:table-cell office:value-type="float" office:value="3.0235E-024">
            <text:p>3,02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61384">
            <text:p>0,61384</text:p>
          </table:table-cell>
          <table:table-cell office:value-type="float" office:value="0.055089">
            <text:p>0,055089</text:p>
          </table:table-cell>
          <table:table-cell office:value-type="float" office:value="0.000000000014664">
            <text:p>1,47E-011</text:p>
          </table:table-cell>
          <table:table-cell office:value-type="float" office:value="-3.8199E-015">
            <text:p>-3,82E-015</text:p>
          </table:table-cell>
          <table:table-cell office:value-type="float" office:value="0.00000684641">
            <text:p>6,85E-006</text:p>
          </table:table-cell>
          <table:table-cell office:value-type="float" office:value="0.00000690762">
            <text:p>6,91E-006</text:p>
          </table:table-cell>
          <table:table-cell office:value-type="float" office:value="0.000000000000167488">
            <text:p>1,67E-013</text:p>
          </table:table-cell>
          <table:table-cell office:value-type="float" office:value="0.0000000000321206">
            <text:p>3,21E-011</text:p>
          </table:table-cell>
          <table:table-cell office:value-type="float" office:value="-7.43318E-024">
            <text:p>-7,43E-024</text:p>
          </table:table-cell>
          <table:table-cell office:value-type="float" office:value="2.74961E-024">
            <text:p>2,75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62387">
            <text:p>0,62387</text:p>
          </table:table-cell>
          <table:table-cell office:value-type="float" office:value="0.055207">
            <text:p>0,055207</text:p>
          </table:table-cell>
          <table:table-cell office:value-type="float" office:value="0.000000000013782">
            <text:p>1,38E-011</text:p>
          </table:table-cell>
          <table:table-cell office:value-type="float" office:value="-3.9519E-015">
            <text:p>-3,95E-015</text:p>
          </table:table-cell>
          <table:table-cell office:value-type="float" office:value="0.00000672404">
            <text:p>6,72E-006</text:p>
          </table:table-cell>
          <table:table-cell office:value-type="float" office:value="0.0000067131">
            <text:p>6,71E-006</text:p>
          </table:table-cell>
          <table:table-cell office:value-type="float" office:value="0.000000000000155218">
            <text:p>1,55E-013</text:p>
          </table:table-cell>
          <table:table-cell office:value-type="float" office:value="0.0000000000310933">
            <text:p>3,11E-011</text:p>
          </table:table-cell>
          <table:table-cell office:value-type="float" office:value="-7.49798E-024">
            <text:p>-7,50E-024</text:p>
          </table:table-cell>
          <table:table-cell office:value-type="float" office:value="2.51989E-024">
            <text:p>2,52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6339">
            <text:p>0,6339</text:p>
          </table:table-cell>
          <table:table-cell office:value-type="float" office:value="0.055325">
            <text:p>0,055325</text:p>
          </table:table-cell>
          <table:table-cell office:value-type="float" office:value="0.000000000012899">
            <text:p>1,29E-011</text:p>
          </table:table-cell>
          <table:table-cell office:value-type="float" office:value="-4.0839E-015">
            <text:p>-4,08E-015</text:p>
          </table:table-cell>
          <table:table-cell office:value-type="float" office:value="0.00000658776">
            <text:p>6,59E-006</text:p>
          </table:table-cell>
          <table:table-cell office:value-type="float" office:value="0.00000651651">
            <text:p>6,52E-006</text:p>
          </table:table-cell>
          <table:table-cell office:value-type="float" office:value="0.000000000000143327">
            <text:p>1,43E-013</text:p>
          </table:table-cell>
          <table:table-cell office:value-type="float" office:value="0.0000000000299169">
            <text:p>2,99E-011</text:p>
          </table:table-cell>
          <table:table-cell office:value-type="float" office:value="-7.53581E-024">
            <text:p>-7,54E-024</text:p>
          </table:table-cell>
          <table:table-cell office:value-type="float" office:value="2.31241E-024">
            <text:p>2,31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64393">
            <text:p>0,64393</text:p>
          </table:table-cell>
          <table:table-cell office:value-type="float" office:value="0.055443">
            <text:p>0,055443</text:p>
          </table:table-cell>
          <table:table-cell office:value-type="float" office:value="0.000000000012017">
            <text:p>1,20E-011</text:p>
          </table:table-cell>
          <table:table-cell office:value-type="float" office:value="-4.216E-015">
            <text:p>-4,22E-015</text:p>
          </table:table-cell>
          <table:table-cell office:value-type="float" office:value="0.00000644003">
            <text:p>6,44E-006</text:p>
          </table:table-cell>
          <table:table-cell office:value-type="float" office:value="0.00000631831">
            <text:p>6,32E-006</text:p>
          </table:table-cell>
          <table:table-cell office:value-type="float" office:value="0.000000000000131822">
            <text:p>1,32E-013</text:p>
          </table:table-cell>
          <table:table-cell office:value-type="float" office:value="0.0000000000286299">
            <text:p>2,86E-011</text:p>
          </table:table-cell>
          <table:table-cell office:value-type="float" office:value="-7.53113E-024">
            <text:p>-7,53E-024</text:p>
          </table:table-cell>
          <table:table-cell office:value-type="float" office:value="2.10187E-024">
            <text:p>2,10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65396">
            <text:p>0,65396</text:p>
          </table:table-cell>
          <table:table-cell office:value-type="float" office:value="0.055552">
            <text:p>0,055552</text:p>
          </table:table-cell>
          <table:table-cell office:value-type="float" office:value="0.000000000011094">
            <text:p>1,11E-011</text:p>
          </table:table-cell>
          <table:table-cell office:value-type="float" office:value="-4.2899E-015">
            <text:p>-4,29E-015</text:p>
          </table:table-cell>
          <table:table-cell office:value-type="float" office:value="0.00000628306">
            <text:p>6,28E-006</text:p>
          </table:table-cell>
          <table:table-cell office:value-type="float" office:value="0.00000611893">
            <text:p>6,12E-006</text:p>
          </table:table-cell>
          <table:table-cell office:value-type="float" office:value="0.000000000000120718">
            <text:p>1,21E-013</text:p>
          </table:table-cell>
          <table:table-cell office:value-type="float" office:value="0.0000000000272652">
            <text:p>2,73E-011</text:p>
          </table:table-cell>
          <table:table-cell office:value-type="float" office:value="-7.479E-024">
            <text:p>-7,48E-024</text:p>
          </table:table-cell>
          <table:table-cell office:value-type="float" office:value="1.91012E-024">
            <text:p>1,91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66399">
            <text:p>0,66399</text:p>
          </table:table-cell>
          <table:table-cell office:value-type="float" office:value="0.055658">
            <text:p>0,055658</text:p>
          </table:table-cell>
          <table:table-cell office:value-type="float" office:value="0.000000000010157">
            <text:p>1,02E-011</text:p>
          </table:table-cell>
          <table:table-cell office:value-type="float" office:value="-4.3452E-015">
            <text:p>-4,35E-015</text:p>
          </table:table-cell>
          <table:table-cell office:value-type="float" office:value="0.00000611877">
            <text:p>6,12E-006</text:p>
          </table:table-cell>
          <table:table-cell office:value-type="float" office:value="0.00000591876">
            <text:p>5,92E-006</text:p>
          </table:table-cell>
          <table:table-cell office:value-type="float" office:value="0.000000000000110036">
            <text:p>1,10E-013</text:p>
          </table:table-cell>
          <table:table-cell office:value-type="float" office:value="0.0000000000258506">
            <text:p>2,59E-011</text:p>
          </table:table-cell>
          <table:table-cell office:value-type="float" office:value="-7.44604E-024">
            <text:p>-7,45E-024</text:p>
          </table:table-cell>
          <table:table-cell office:value-type="float" office:value="1.79662E-024">
            <text:p>1,80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67402">
            <text:p>0,67402</text:p>
          </table:table-cell>
          <table:table-cell office:value-type="float" office:value="0.055765">
            <text:p>0,055765</text:p>
          </table:table-cell>
          <table:table-cell office:value-type="float" office:value="0.0000000000092206">
            <text:p>9,22E-012</text:p>
          </table:table-cell>
          <table:table-cell office:value-type="float" office:value="-4.4004E-015">
            <text:p>-4,40E-015</text:p>
          </table:table-cell>
          <table:table-cell office:value-type="float" office:value="0.00000594886">
            <text:p>5,95E-006</text:p>
          </table:table-cell>
          <table:table-cell office:value-type="float" office:value="0.00000571816">
            <text:p>5,72E-006</text:p>
          </table:table-cell>
          <table:table-cell office:value-type="float" office:value="0.0000000000000997983">
            <text:p>9,98E-014</text:p>
          </table:table-cell>
          <table:table-cell office:value-type="float" office:value="0.0000000000244095">
            <text:p>2,44E-011</text:p>
          </table:table-cell>
          <table:table-cell office:value-type="float" office:value="-7.48988E-024">
            <text:p>-7,49E-024</text:p>
          </table:table-cell>
          <table:table-cell office:value-type="float" office:value="1.78159E-024">
            <text:p>1,78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68405">
            <text:p>0,68405</text:p>
          </table:table-cell>
          <table:table-cell office:value-type="float" office:value="0.055868">
            <text:p>0,055868</text:p>
          </table:table-cell>
          <table:table-cell office:value-type="float" office:value="0.0000000000082853">
            <text:p>8,29E-012</text:p>
          </table:table-cell>
          <table:table-cell office:value-type="float" office:value="-4.4301E-015">
            <text:p>-4,43E-015</text:p>
          </table:table-cell>
          <table:table-cell office:value-type="float" office:value="0.00000577482">
            <text:p>5,77E-006</text:p>
          </table:table-cell>
          <table:table-cell office:value-type="float" office:value="0.00000551744">
            <text:p>5,52E-006</text:p>
          </table:table-cell>
          <table:table-cell office:value-type="float" office:value="0.0000000000000900293">
            <text:p>9,00E-014</text:p>
          </table:table-cell>
          <table:table-cell office:value-type="float" office:value="0.0000000000229613">
            <text:p>2,30E-011</text:p>
          </table:table-cell>
          <table:table-cell office:value-type="float" office:value="-7.56081E-024">
            <text:p>-7,56E-024</text:p>
          </table:table-cell>
          <table:table-cell office:value-type="float" office:value="1.82177E-024">
            <text:p>1,82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69408">
            <text:p>0,69408</text:p>
          </table:table-cell>
          <table:table-cell office:value-type="float" office:value="0.055963">
            <text:p>0,055963</text:p>
          </table:table-cell>
          <table:table-cell office:value-type="float" office:value="0.0000000000073533">
            <text:p>7,35E-012</text:p>
          </table:table-cell>
          <table:table-cell office:value-type="float" office:value="-4.3969E-015">
            <text:p>-4,40E-015</text:p>
          </table:table-cell>
          <table:table-cell office:value-type="float" office:value="0.00000559793">
            <text:p>5,60E-006</text:p>
          </table:table-cell>
          <table:table-cell office:value-type="float" office:value="0.0000053169">
            <text:p>5,32E-006</text:p>
          </table:table-cell>
          <table:table-cell office:value-type="float" office:value="0.0000000000000807509">
            <text:p>8,08E-014</text:p>
          </table:table-cell>
          <table:table-cell office:value-type="float" office:value="0.000000000021522">
            <text:p>2,15E-011</text:p>
          </table:table-cell>
          <table:table-cell office:value-type="float" office:value="-7.687E-024">
            <text:p>-7,69E-024</text:p>
          </table:table-cell>
          <table:table-cell office:value-type="float" office:value="1.87731E-024">
            <text:p>1,88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70411">
            <text:p>0,70411</text:p>
          </table:table-cell>
          <table:table-cell office:value-type="float" office:value="0.056057">
            <text:p>0,056057</text:p>
          </table:table-cell>
          <table:table-cell office:value-type="float" office:value="0.0000000000064213">
            <text:p>6,42E-012</text:p>
          </table:table-cell>
          <table:table-cell office:value-type="float" office:value="-4.3637E-015">
            <text:p>-4,36E-015</text:p>
          </table:table-cell>
          <table:table-cell office:value-type="float" office:value="0.00000541928">
            <text:p>5,42E-006</text:p>
          </table:table-cell>
          <table:table-cell office:value-type="float" office:value="0.00000511683">
            <text:p>5,12E-006</text:p>
          </table:table-cell>
          <table:table-cell office:value-type="float" office:value="0.0000000000000719832">
            <text:p>7,20E-014</text:p>
          </table:table-cell>
          <table:table-cell office:value-type="float" office:value="0.0000000000201047">
            <text:p>2,01E-011</text:p>
          </table:table-cell>
          <table:table-cell office:value-type="float" office:value="-7.78493E-024">
            <text:p>-7,78E-024</text:p>
          </table:table-cell>
          <table:table-cell office:value-type="float" office:value="1.91739E-024">
            <text:p>1,92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71414">
            <text:p>0,71414</text:p>
          </table:table-cell>
          <table:table-cell office:value-type="float" office:value="0.056152">
            <text:p>0,056152</text:p>
          </table:table-cell>
          <table:table-cell office:value-type="float" office:value="0.0000000000054892">
            <text:p>5,49E-012</text:p>
          </table:table-cell>
          <table:table-cell office:value-type="float" office:value="-4.3306E-015">
            <text:p>-4,33E-015</text:p>
          </table:table-cell>
          <table:table-cell office:value-type="float" office:value="0.00000523986">
            <text:p>5,24E-006</text:p>
          </table:table-cell>
          <table:table-cell office:value-type="float" office:value="0.00000491746">
            <text:p>4,92E-006</text:p>
          </table:table-cell>
          <table:table-cell office:value-type="float" office:value="0.0000000000000637433">
            <text:p>6,37E-014</text:p>
          </table:table-cell>
          <table:table-cell office:value-type="float" office:value="0.0000000000187199">
            <text:p>1,87E-011</text:p>
          </table:table-cell>
          <table:table-cell office:value-type="float" office:value="-7.86727E-024">
            <text:p>-7,87E-024</text:p>
          </table:table-cell>
          <table:table-cell office:value-type="float" office:value="1.9523E-024">
            <text:p>1,95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72417">
            <text:p>0,72417</text:p>
          </table:table-cell>
          <table:table-cell office:value-type="float" office:value="0.056238">
            <text:p>0,056238</text:p>
          </table:table-cell>
          <table:table-cell office:value-type="float" office:value="0.0000000000046119">
            <text:p>4,61E-012</text:p>
          </table:table-cell>
          <table:table-cell office:value-type="float" office:value="-4.2264E-015">
            <text:p>-4,23E-015</text:p>
          </table:table-cell>
          <table:table-cell office:value-type="float" office:value="0.00000506049">
            <text:p>5,06E-006</text:p>
          </table:table-cell>
          <table:table-cell office:value-type="float" office:value="0.00000471904">
            <text:p>4,72E-006</text:p>
          </table:table-cell>
          <table:table-cell office:value-type="float" office:value="0.0000000000000560446">
            <text:p>5,60E-014</text:p>
          </table:table-cell>
          <table:table-cell office:value-type="float" office:value="0.0000000000173759">
            <text:p>1,74E-011</text:p>
          </table:table-cell>
          <table:table-cell office:value-type="float" office:value="-7.90178E-024">
            <text:p>-7,90E-024</text:p>
          </table:table-cell>
          <table:table-cell office:value-type="float" office:value="1.97225E-024">
            <text:p>1,97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7342">
            <text:p>0,7342</text:p>
          </table:table-cell>
          <table:table-cell office:value-type="float" office:value="0.056321">
            <text:p>0,056321</text:p>
          </table:table-cell>
          <table:table-cell office:value-type="float" office:value="0.0000000000037533">
            <text:p>3,75E-012</text:p>
          </table:table-cell>
          <table:table-cell office:value-type="float" office:value="-4.0979E-015">
            <text:p>-4,10E-015</text:p>
          </table:table-cell>
          <table:table-cell office:value-type="float" office:value="0.00000488189">
            <text:p>4,88E-006</text:p>
          </table:table-cell>
          <table:table-cell office:value-type="float" office:value="0.00000452178">
            <text:p>4,52E-006</text:p>
          </table:table-cell>
          <table:table-cell office:value-type="float" office:value="0.0000000000000488971">
            <text:p>4,89E-014</text:p>
          </table:table-cell>
          <table:table-cell office:value-type="float" office:value="0.0000000000160792">
            <text:p>1,61E-011</text:p>
          </table:table-cell>
          <table:table-cell office:value-type="float" office:value="-7.88926E-024">
            <text:p>-7,89E-024</text:p>
          </table:table-cell>
          <table:table-cell office:value-type="float" office:value="2.03265E-024">
            <text:p>2,03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74423">
            <text:p>0,74423</text:p>
          </table:table-cell>
          <table:table-cell office:value-type="float" office:value="0.056404">
            <text:p>0,056404</text:p>
          </table:table-cell>
          <table:table-cell office:value-type="float" office:value="0.0000000000028947">
            <text:p>2,89E-012</text:p>
          </table:table-cell>
          <table:table-cell office:value-type="float" office:value="-3.9694E-015">
            <text:p>-3,97E-015</text:p>
          </table:table-cell>
          <table:table-cell office:value-type="float" office:value="0.00000470469">
            <text:p>4,70E-006</text:p>
          </table:table-cell>
          <table:table-cell office:value-type="float" office:value="0.00000432587">
            <text:p>4,33E-006</text:p>
          </table:table-cell>
          <table:table-cell office:value-type="float" office:value="0.000000000000042307">
            <text:p>4,23E-014</text:p>
          </table:table-cell>
          <table:table-cell office:value-type="float" office:value="0.0000000000148346">
            <text:p>1,48E-011</text:p>
          </table:table-cell>
          <table:table-cell office:value-type="float" office:value="-7.85491E-024">
            <text:p>-7,85E-024</text:p>
          </table:table-cell>
          <table:table-cell office:value-type="float" office:value="2.15304E-024">
            <text:p>2,15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75426">
            <text:p>0,75426</text:p>
          </table:table-cell>
          <table:table-cell office:value-type="float" office:value="0.056486">
            <text:p>0,056486</text:p>
          </table:table-cell>
          <table:table-cell office:value-type="float" office:value="0.0000000000020547">
            <text:p>2,05E-012</text:p>
          </table:table-cell>
          <table:table-cell office:value-type="float" office:value="-3.8288E-015">
            <text:p>-3,83E-015</text:p>
          </table:table-cell>
          <table:table-cell office:value-type="float" office:value="0.00000452946">
            <text:p>4,53E-006</text:p>
          </table:table-cell>
          <table:table-cell office:value-type="float" office:value="0.00000413152">
            <text:p>4,13E-006</text:p>
          </table:table-cell>
          <table:table-cell office:value-type="float" office:value="0.0000000000000362768">
            <text:p>3,63E-014</text:p>
          </table:table-cell>
          <table:table-cell office:value-type="float" office:value="0.0000000000136456">
            <text:p>1,36E-011</text:p>
          </table:table-cell>
          <table:table-cell office:value-type="float" office:value="-7.82644E-024">
            <text:p>-7,83E-024</text:p>
          </table:table-cell>
          <table:table-cell office:value-type="float" office:value="2.31002E-024">
            <text:p>2,31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76429">
            <text:p>0,76429</text:p>
          </table:table-cell>
          <table:table-cell office:value-type="float" office:value="0.056557">
            <text:p>0,056557</text:p>
          </table:table-cell>
          <table:table-cell office:value-type="float" office:value="0.0000000000013411">
            <text:p>1,34E-012</text:p>
          </table:table-cell>
          <table:table-cell office:value-type="float" office:value="-3.6063E-015">
            <text:p>-3,61E-015</text:p>
          </table:table-cell>
          <table:table-cell office:value-type="float" office:value="0.00000435669">
            <text:p>4,36E-006</text:p>
          </table:table-cell>
          <table:table-cell office:value-type="float" office:value="0.00000393888">
            <text:p>3,94E-006</text:p>
          </table:table-cell>
          <table:table-cell office:value-type="float" office:value="0.0000000000000308065">
            <text:p>3,08E-014</text:p>
          </table:table-cell>
          <table:table-cell office:value-type="float" office:value="0.0000000000125147">
            <text:p>1,25E-011</text:p>
          </table:table-cell>
          <table:table-cell office:value-type="float" office:value="-7.86804E-024">
            <text:p>-7,87E-024</text:p>
          </table:table-cell>
          <table:table-cell office:value-type="float" office:value="2.52563E-024">
            <text:p>2,53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77432">
            <text:p>0,77432</text:p>
          </table:table-cell>
          <table:table-cell office:value-type="float" office:value="0.056629">
            <text:p>0,056629</text:p>
          </table:table-cell>
          <table:table-cell office:value-type="float" office:value="0.00000000000062757">
            <text:p>6,28E-013</text:p>
          </table:table-cell>
          <table:table-cell office:value-type="float" office:value="-3.3838E-015">
            <text:p>-3,38E-015</text:p>
          </table:table-cell>
          <table:table-cell office:value-type="float" office:value="0.0000041868">
            <text:p>4,19E-006</text:p>
          </table:table-cell>
          <table:table-cell office:value-type="float" office:value="0.00000374811">
            <text:p>3,75E-006</text:p>
          </table:table-cell>
          <table:table-cell office:value-type="float" office:value="0.0000000000000258936">
            <text:p>2,59E-014</text:p>
          </table:table-cell>
          <table:table-cell office:value-type="float" office:value="0.0000000000114433">
            <text:p>1,14E-011</text:p>
          </table:table-cell>
          <table:table-cell office:value-type="float" office:value="-7.94891E-024">
            <text:p>-7,95E-024</text:p>
          </table:table-cell>
          <table:table-cell office:value-type="float" office:value="2.73084E-024">
            <text:p>2,73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78435">
            <text:p>0,78435</text:p>
          </table:table-cell>
          <table:table-cell office:value-type="float" office:value="0.0567">
            <text:p>0,0567</text:p>
          </table:table-cell>
          <table:table-cell office:value-type="float" office:value="-0.000000000000086018">
            <text:p>-8,60E-014</text:p>
          </table:table-cell>
          <table:table-cell office:value-type="float" office:value="-3.1613E-015">
            <text:p>-3,16E-015</text:p>
          </table:table-cell>
          <table:table-cell office:value-type="float" office:value="0.00000402021">
            <text:p>4,02E-006</text:p>
          </table:table-cell>
          <table:table-cell office:value-type="float" office:value="0.00000355936">
            <text:p>3,56E-006</text:p>
          </table:table-cell>
          <table:table-cell office:value-type="float" office:value="0.0000000000000215345">
            <text:p>2,15E-014</text:p>
          </table:table-cell>
          <table:table-cell office:value-type="float" office:value="0.000000000010432">
            <text:p>1,04E-011</text:p>
          </table:table-cell>
          <table:table-cell office:value-type="float" office:value="-8.08707E-024">
            <text:p>-8,09E-024</text:p>
          </table:table-cell>
          <table:table-cell office:value-type="float" office:value="2.89333E-024">
            <text:p>2,89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79438">
            <text:p>0,79438</text:p>
          </table:table-cell>
          <table:table-cell office:value-type="float" office:value="0.056766">
            <text:p>0,056766</text:p>
          </table:table-cell>
          <table:table-cell office:value-type="float" office:value="-0.00000000000070586">
            <text:p>-7,06E-013</text:p>
          </table:table-cell>
          <table:table-cell office:value-type="float" office:value="-2.9036E-015">
            <text:p>-2,90E-015</text:p>
          </table:table-cell>
          <table:table-cell office:value-type="float" office:value="0.00000385728">
            <text:p>3,86E-006</text:p>
          </table:table-cell>
          <table:table-cell office:value-type="float" office:value="0.00000337275">
            <text:p>3,37E-006</text:p>
          </table:table-cell>
          <table:table-cell office:value-type="float" office:value="0.0000000000000177259">
            <text:p>1,77E-014</text:p>
          </table:table-cell>
          <table:table-cell office:value-type="float" office:value="0.00000000000948079">
            <text:p>9,48E-012</text:p>
          </table:table-cell>
          <table:table-cell office:value-type="float" office:value="-8.16797E-024">
            <text:p>-8,17E-024</text:p>
          </table:table-cell>
          <table:table-cell office:value-type="float" office:value="2.89085E-024">
            <text:p>2,89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80441">
            <text:p>0,80441</text:p>
          </table:table-cell>
          <table:table-cell office:value-type="float" office:value="0.056825">
            <text:p>0,056825</text:p>
          </table:table-cell>
          <table:table-cell office:value-type="float" office:value="-0.0000000000012109">
            <text:p>-1,21E-012</text:p>
          </table:table-cell>
          <table:table-cell office:value-type="float" office:value="-2.6028E-015">
            <text:p>-2,60E-015</text:p>
          </table:table-cell>
          <table:table-cell office:value-type="float" office:value="0.00000369834">
            <text:p>3,70E-006</text:p>
          </table:table-cell>
          <table:table-cell office:value-type="float" office:value="0.00000318839">
            <text:p>3,19E-006</text:p>
          </table:table-cell>
          <table:table-cell office:value-type="float" office:value="0.0000000000000144673">
            <text:p>1,45E-014</text:p>
          </table:table-cell>
          <table:table-cell office:value-type="float" office:value="0.00000000000858905">
            <text:p>8,59E-012</text:p>
          </table:table-cell>
          <table:table-cell office:value-type="float" office:value="-8.31796E-024">
            <text:p>-8,32E-024</text:p>
          </table:table-cell>
          <table:table-cell office:value-type="float" office:value="2.8358E-024">
            <text:p>2,84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81444">
            <text:p>0,81444</text:p>
          </table:table-cell>
          <table:table-cell office:value-type="float" office:value="0.056885">
            <text:p>0,056885</text:p>
          </table:table-cell>
          <table:table-cell office:value-type="float" office:value="-0.0000000000017159">
            <text:p>-1,72E-012</text:p>
          </table:table-cell>
          <table:table-cell office:value-type="float" office:value="-2.3021E-015">
            <text:p>-2,30E-015</text:p>
          </table:table-cell>
          <table:table-cell office:value-type="float" office:value="0.00000354371">
            <text:p>3,54E-006</text:p>
          </table:table-cell>
          <table:table-cell office:value-type="float" office:value="0.00000300639">
            <text:p>3,01E-006</text:p>
          </table:table-cell>
          <table:table-cell office:value-type="float" office:value="0.0000000000000117623">
            <text:p>1,18E-014</text:p>
          </table:table-cell>
          <table:table-cell office:value-type="float" office:value="0.00000000000775569">
            <text:p>7,76E-012</text:p>
          </table:table-cell>
          <table:table-cell office:value-type="float" office:value="-8.57681E-024">
            <text:p>-8,58E-024</text:p>
          </table:table-cell>
          <table:table-cell office:value-type="float" office:value="2.70743E-024">
            <text:p>2,71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82447">
            <text:p>0,82447</text:p>
          </table:table-cell>
          <table:table-cell office:value-type="float" office:value="0.056944">
            <text:p>0,056944</text:p>
          </table:table-cell>
          <table:table-cell office:value-type="float" office:value="-0.000000000002221">
            <text:p>-2,22E-012</text:p>
          </table:table-cell>
          <table:table-cell office:value-type="float" office:value="-2.0013E-015">
            <text:p>-2,00E-015</text:p>
          </table:table-cell>
          <table:table-cell office:value-type="float" office:value="0.00000339369">
            <text:p>3,39E-006</text:p>
          </table:table-cell>
          <table:table-cell office:value-type="float" office:value="0.0000028268">
            <text:p>2,83E-006</text:p>
          </table:table-cell>
          <table:table-cell office:value-type="float" office:value="9.6193E-015">
            <text:p>9,62E-015</text:p>
          </table:table-cell>
          <table:table-cell office:value-type="float" office:value="0.00000000000697921">
            <text:p>6,98E-012</text:p>
          </table:table-cell>
          <table:table-cell office:value-type="float" office:value="-8.80434E-024">
            <text:p>-8,80E-024</text:p>
          </table:table-cell>
          <table:table-cell office:value-type="float" office:value="2.54318E-024">
            <text:p>2,54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8345">
            <text:p>0,8345</text:p>
          </table:table-cell>
          <table:table-cell office:value-type="float" office:value="0.056995">
            <text:p>0,056995</text:p>
          </table:table-cell>
          <table:table-cell office:value-type="float" office:value="-0.0000000000025457">
            <text:p>-2,55E-012</text:p>
          </table:table-cell>
          <table:table-cell office:value-type="float" office:value="-1.6685E-015">
            <text:p>-1,67E-015</text:p>
          </table:table-cell>
          <table:table-cell office:value-type="float" office:value="0.00000324856">
            <text:p>3,25E-006</text:p>
          </table:table-cell>
          <table:table-cell office:value-type="float" office:value="0.0000026497">
            <text:p>2,65E-006</text:p>
          </table:table-cell>
          <table:table-cell office:value-type="float" office:value="8.04351E-015">
            <text:p>8,04E-015</text:p>
          </table:table-cell>
          <table:table-cell office:value-type="float" office:value="0.00000000000625777">
            <text:p>6,26E-012</text:p>
          </table:table-cell>
          <table:table-cell office:value-type="float" office:value="-8.97477E-024">
            <text:p>-8,97E-024</text:p>
          </table:table-cell>
          <table:table-cell office:value-type="float" office:value="2.34122E-024">
            <text:p>2,34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84453">
            <text:p>0,84453</text:p>
          </table:table-cell>
          <table:table-cell office:value-type="float" office:value="0.057042">
            <text:p>0,057042</text:p>
          </table:table-cell>
          <table:table-cell office:value-type="float" office:value="-0.0000000000027991">
            <text:p>-2,80E-012</text:p>
          </table:table-cell>
          <table:table-cell office:value-type="float" office:value="-1.3231E-015">
            <text:p>-1,32E-015</text:p>
          </table:table-cell>
          <table:table-cell office:value-type="float" office:value="0.00000310857">
            <text:p>3,11E-006</text:p>
          </table:table-cell>
          <table:table-cell office:value-type="float" office:value="0.0000024751">
            <text:p>2,48E-006</text:p>
          </table:table-cell>
          <table:table-cell office:value-type="float" office:value="7.0161E-015">
            <text:p>7,02E-015</text:p>
          </table:table-cell>
          <table:table-cell office:value-type="float" office:value="0.00000000000558928">
            <text:p>5,59E-012</text:p>
          </table:table-cell>
          <table:table-cell office:value-type="float" office:value="-9.06602E-024">
            <text:p>-9,07E-024</text:p>
          </table:table-cell>
          <table:table-cell office:value-type="float" office:value="2.19263E-024">
            <text:p>2,19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85456">
            <text:p>0,85456</text:p>
          </table:table-cell>
          <table:table-cell office:value-type="float" office:value="0.057089">
            <text:p>0,057089</text:p>
          </table:table-cell>
          <table:table-cell office:value-type="float" office:value="-0.0000000000030525">
            <text:p>-3,05E-012</text:p>
          </table:table-cell>
          <table:table-cell office:value-type="float" office:value="-9.7766E-016">
            <text:p>-9,78E-016</text:p>
          </table:table-cell>
          <table:table-cell office:value-type="float" office:value="0.00000297399">
            <text:p>2,97E-006</text:p>
          </table:table-cell>
          <table:table-cell office:value-type="float" office:value="0.00000230304">
            <text:p>2,30E-006</text:p>
          </table:table-cell>
          <table:table-cell office:value-type="float" office:value="6.46563E-015">
            <text:p>6,47E-015</text:p>
          </table:table-cell>
          <table:table-cell office:value-type="float" office:value="0.00000000000497137">
            <text:p>4,97E-012</text:p>
          </table:table-cell>
          <table:table-cell office:value-type="float" office:value="-9.07557E-024">
            <text:p>-9,08E-024</text:p>
          </table:table-cell>
          <table:table-cell office:value-type="float" office:value="2.01129E-024">
            <text:p>2,01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86459">
            <text:p>0,86459</text:p>
          </table:table-cell>
          <table:table-cell office:value-type="float" office:value="0.057136">
            <text:p>0,057136</text:p>
          </table:table-cell>
          <table:table-cell office:value-type="float" office:value="-0.0000000000033059">
            <text:p>-3,31E-012</text:p>
          </table:table-cell>
          <table:table-cell office:value-type="float" office:value="-6.3221E-016">
            <text:p>-6,32E-016</text:p>
          </table:table-cell>
          <table:table-cell office:value-type="float" office:value="0.00000284501">
            <text:p>2,85E-006</text:p>
          </table:table-cell>
          <table:table-cell office:value-type="float" office:value="0.00000213349">
            <text:p>2,13E-006</text:p>
          </table:table-cell>
          <table:table-cell office:value-type="float" office:value="6.26505E-015">
            <text:p>6,27E-015</text:p>
          </table:table-cell>
          <table:table-cell office:value-type="float" office:value="0.00000000000440153">
            <text:p>4,40E-012</text:p>
          </table:table-cell>
          <table:table-cell office:value-type="float" office:value="-8.94649E-024">
            <text:p>-8,95E-024</text:p>
          </table:table-cell>
          <table:table-cell office:value-type="float" office:value="1.77083E-024">
            <text:p>1,77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87462">
            <text:p>0,87462</text:p>
          </table:table-cell>
          <table:table-cell office:value-type="float" office:value="0.057172">
            <text:p>0,057172</text:p>
          </table:table-cell>
          <table:table-cell office:value-type="float" office:value="-0.0000000000033142">
            <text:p>-3,31E-012</text:p>
          </table:table-cell>
          <table:table-cell office:value-type="float" office:value="-2.9131E-016">
            <text:p>-2,91E-016</text:p>
          </table:table-cell>
          <table:table-cell office:value-type="float" office:value="0.00000272187">
            <text:p>2,72E-006</text:p>
          </table:table-cell>
          <table:table-cell office:value-type="float" office:value="0.00000196641">
            <text:p>1,97E-006</text:p>
          </table:table-cell>
          <table:table-cell office:value-type="float" office:value="6.26944E-015">
            <text:p>6,27E-015</text:p>
          </table:table-cell>
          <table:table-cell office:value-type="float" office:value="0.0000000000038771">
            <text:p>3,88E-012</text:p>
          </table:table-cell>
          <table:table-cell office:value-type="float" office:value="-8.61729E-024">
            <text:p>-8,62E-024</text:p>
          </table:table-cell>
          <table:table-cell office:value-type="float" office:value="1.50565E-024">
            <text:p>1,51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88465">
            <text:p>0,88465</text:p>
          </table:table-cell>
          <table:table-cell office:value-type="float" office:value="0.057207">
            <text:p>0,057207</text:p>
          </table:table-cell>
          <table:table-cell office:value-type="float" office:value="-0.0000000000033065">
            <text:p>-3,31E-012</text:p>
          </table:table-cell>
          <table:table-cell office:value-type="float" office:value="4.9302E-017">
            <text:p>4,93E-017</text:p>
          </table:table-cell>
          <table:table-cell office:value-type="float" office:value="0.00000260475">
            <text:p>2,60E-006</text:p>
          </table:table-cell>
          <table:table-cell office:value-type="float" office:value="0.00000180174">
            <text:p>1,80E-006</text:p>
          </table:table-cell>
          <table:table-cell office:value-type="float" office:value="6.36018E-015">
            <text:p>6,36E-015</text:p>
          </table:table-cell>
          <table:table-cell office:value-type="float" office:value="0.00000000000339538">
            <text:p>3,40E-012</text:p>
          </table:table-cell>
          <table:table-cell office:value-type="float" office:value="-8.17511E-024">
            <text:p>-8,18E-024</text:p>
          </table:table-cell>
          <table:table-cell office:value-type="float" office:value="1.23696E-024">
            <text:p>1,24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89468">
            <text:p>0,89468</text:p>
          </table:table-cell>
          <table:table-cell office:value-type="float" office:value="0.057242">
            <text:p>0,057242</text:p>
          </table:table-cell>
          <table:table-cell office:value-type="float" office:value="-0.0000000000032987">
            <text:p>-3,30E-012</text:p>
          </table:table-cell>
          <table:table-cell office:value-type="float" office:value="3.8991E-016">
            <text:p>3,90E-016</text:p>
          </table:table-cell>
          <table:table-cell office:value-type="float" office:value="0.00000249389">
            <text:p>2,49E-006</text:p>
          </table:table-cell>
          <table:table-cell office:value-type="float" office:value="0.00000163938">
            <text:p>1,64E-006</text:p>
          </table:table-cell>
          <table:table-cell office:value-type="float" office:value="6.46112E-015">
            <text:p>6,46E-015</text:p>
          </table:table-cell>
          <table:table-cell office:value-type="float" office:value="0.00000000000295363">
            <text:p>2,95E-012</text:p>
          </table:table-cell>
          <table:table-cell office:value-type="float" office:value="-7.56038E-024">
            <text:p>-7,56E-024</text:p>
          </table:table-cell>
          <table:table-cell office:value-type="float" office:value="9.56639E-025">
            <text:p>9,57E-02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90471">
            <text:p>0,90471</text:p>
          </table:table-cell>
          <table:table-cell office:value-type="float" office:value="0.057276">
            <text:p>0,057276</text:p>
          </table:table-cell>
          <table:table-cell office:value-type="float" office:value="-0.0000000000032624">
            <text:p>-3,26E-012</text:p>
          </table:table-cell>
          <table:table-cell office:value-type="float" office:value="7.2245E-016">
            <text:p>7,22E-016</text:p>
          </table:table-cell>
          <table:table-cell office:value-type="float" office:value="0.00000238954">
            <text:p>2,39E-006</text:p>
          </table:table-cell>
          <table:table-cell office:value-type="float" office:value="0.00000147921">
            <text:p>1,48E-006</text:p>
          </table:table-cell>
          <table:table-cell office:value-type="float" office:value="6.53249E-015">
            <text:p>6,53E-015</text:p>
          </table:table-cell>
          <table:table-cell office:value-type="float" office:value="0.00000000000254915">
            <text:p>2,55E-012</text:p>
          </table:table-cell>
          <table:table-cell office:value-type="float" office:value="-6.80025E-024">
            <text:p>-6,80E-024</text:p>
          </table:table-cell>
          <table:table-cell office:value-type="float" office:value="6.38246E-025">
            <text:p>6,38E-02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91474">
            <text:p>0,91474</text:p>
          </table:table-cell>
          <table:table-cell office:value-type="float" office:value="0.057299">
            <text:p>0,057299</text:p>
          </table:table-cell>
          <table:table-cell office:value-type="float" office:value="-0.0000000000030253">
            <text:p>-3,03E-012</text:p>
          </table:table-cell>
          <table:table-cell office:value-type="float" office:value="9.9834E-016">
            <text:p>9,98E-016</text:p>
          </table:table-cell>
          <table:table-cell office:value-type="float" office:value="0.00000229205">
            <text:p>2,29E-006</text:p>
          </table:table-cell>
          <table:table-cell office:value-type="float" office:value="0.00000132104">
            <text:p>1,32E-006</text:p>
          </table:table-cell>
          <table:table-cell office:value-type="float" office:value="6.5591E-015">
            <text:p>6,56E-015</text:p>
          </table:table-cell>
          <table:table-cell office:value-type="float" office:value="0.0000000000021793">
            <text:p>2,18E-012</text:p>
          </table:table-cell>
          <table:table-cell office:value-type="float" office:value="-5.8985E-024">
            <text:p>-5,90E-024</text:p>
          </table:table-cell>
          <table:table-cell office:value-type="float" office:value="3.03404E-025">
            <text:p>3,03E-02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92477">
            <text:p>0,92477</text:p>
          </table:table-cell>
          <table:table-cell office:value-type="float" office:value="0.057323">
            <text:p>0,057323</text:p>
          </table:table-cell>
          <table:table-cell office:value-type="float" office:value="-0.0000000000027882">
            <text:p>-2,79E-012</text:p>
          </table:table-cell>
          <table:table-cell office:value-type="float" office:value="1.2742E-015">
            <text:p>1,27E-015</text:p>
          </table:table-cell>
          <table:table-cell office:value-type="float" office:value="0.00000220192">
            <text:p>2,20E-006</text:p>
          </table:table-cell>
          <table:table-cell office:value-type="float" office:value="0.00000116465">
            <text:p>1,16E-006</text:p>
          </table:table-cell>
          <table:table-cell office:value-type="float" office:value="6.54092E-015">
            <text:p>6,54E-015</text:p>
          </table:table-cell>
          <table:table-cell office:value-type="float" office:value="0.00000000000184148">
            <text:p>1,84E-012</text:p>
          </table:table-cell>
          <table:table-cell office:value-type="float" office:value="-4.92666E-024">
            <text:p>-4,93E-024</text:p>
          </table:table-cell>
          <table:table-cell office:value-type="float" office:value="2.05878E-027">
            <text:p>2,06E-027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9348">
            <text:p>0,9348</text:p>
          </table:table-cell>
          <table:table-cell office:value-type="float" office:value="0.057346">
            <text:p>0,057346</text:p>
          </table:table-cell>
          <table:table-cell office:value-type="float" office:value="-0.0000000000025511">
            <text:p>-2,55E-012</text:p>
          </table:table-cell>
          <table:table-cell office:value-type="float" office:value="1.5501E-015">
            <text:p>1,55E-015</text:p>
          </table:table-cell>
          <table:table-cell office:value-type="float" office:value="0.00000211981">
            <text:p>2,12E-006</text:p>
          </table:table-cell>
          <table:table-cell office:value-type="float" office:value="0.00000100974">
            <text:p>1,01E-006</text:p>
          </table:table-cell>
          <table:table-cell office:value-type="float" office:value="6.48604E-015">
            <text:p>6,49E-015</text:p>
          </table:table-cell>
          <table:table-cell office:value-type="float" office:value="0.00000000000153304">
            <text:p>1,53E-012</text:p>
          </table:table-cell>
          <table:table-cell office:value-type="float" office:value="-3.85298E-024">
            <text:p>-3,85E-024</text:p>
          </table:table-cell>
          <table:table-cell office:value-type="float" office:value="-2.5395E-025">
            <text:p>-2,54E-02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94483">
            <text:p>0,94483</text:p>
          </table:table-cell>
          <table:table-cell office:value-type="float" office:value="0.057366">
            <text:p>0,057366</text:p>
          </table:table-cell>
          <table:table-cell office:value-type="float" office:value="-0.0000000000022689">
            <text:p>-2,27E-012</text:p>
          </table:table-cell>
          <table:table-cell office:value-type="float" office:value="1.7917E-015">
            <text:p>1,79E-015</text:p>
          </table:table-cell>
          <table:table-cell office:value-type="float" office:value="0.0000020466">
            <text:p>2,05E-006</text:p>
          </table:table-cell>
          <table:table-cell office:value-type="float" office:value="0.000000855896">
            <text:p>8,56E-007</text:p>
          </table:table-cell>
          <table:table-cell office:value-type="float" office:value="6.40656E-015">
            <text:p>6,41E-015</text:p>
          </table:table-cell>
          <table:table-cell office:value-type="float" office:value="0.00000000000125115">
            <text:p>1,25E-012</text:p>
          </table:table-cell>
          <table:table-cell office:value-type="float" office:value="-2.88072E-024">
            <text:p>-2,88E-024</text:p>
          </table:table-cell>
          <table:table-cell office:value-type="float" office:value="-4.2707E-025">
            <text:p>-4,27E-02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95486">
            <text:p>0,95486</text:p>
          </table:table-cell>
          <table:table-cell office:value-type="float" office:value="0.057378">
            <text:p>0,057378</text:p>
          </table:table-cell>
          <table:table-cell office:value-type="float" office:value="-0.0000000000018736">
            <text:p>-1,87E-012</text:p>
          </table:table-cell>
          <table:table-cell office:value-type="float" office:value="1.9473E-015">
            <text:p>1,95E-015</text:p>
          </table:table-cell>
          <table:table-cell office:value-type="float" office:value="0.00000198324">
            <text:p>1,98E-006</text:p>
          </table:table-cell>
          <table:table-cell office:value-type="float" office:value="0.000000702626">
            <text:p>7,03E-007</text:p>
          </table:table-cell>
          <table:table-cell office:value-type="float" office:value="6.31602E-015">
            <text:p>6,32E-015</text:p>
          </table:table-cell>
          <table:table-cell office:value-type="float" office:value="0.000000000000992553">
            <text:p>9,93E-013</text:p>
          </table:table-cell>
          <table:table-cell office:value-type="float" office:value="-1.91305E-024">
            <text:p>-1,91E-024</text:p>
          </table:table-cell>
          <table:table-cell office:value-type="float" office:value="-5.2224E-025">
            <text:p>-5,22E-02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96489">
            <text:p>0,96489</text:p>
          </table:table-cell>
          <table:table-cell office:value-type="float" office:value="0.05739">
            <text:p>0,05739</text:p>
          </table:table-cell>
          <table:table-cell office:value-type="float" office:value="-0.0000000000014782">
            <text:p>-1,48E-012</text:p>
          </table:table-cell>
          <table:table-cell office:value-type="float" office:value="2.103E-015">
            <text:p>2,10E-015</text:p>
          </table:table-cell>
          <table:table-cell office:value-type="float" office:value="0.00000193077">
            <text:p>1,93E-006</text:p>
          </table:table-cell>
          <table:table-cell office:value-type="float" office:value="0.000000549288">
            <text:p>5,49E-007</text:p>
          </table:table-cell>
          <table:table-cell office:value-type="float" office:value="6.22714E-015">
            <text:p>6,23E-015</text:p>
          </table:table-cell>
          <table:table-cell office:value-type="float" office:value="0.000000000000753457">
            <text:p>7,53E-013</text:p>
          </table:table-cell>
          <table:table-cell office:value-type="float" office:value="-1.04378E-024">
            <text:p>-1,04E-024</text:p>
          </table:table-cell>
          <table:table-cell office:value-type="float" office:value="-5.06737E-025">
            <text:p>-5,07E-02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97492">
            <text:p>0,97492</text:p>
          </table:table-cell>
          <table:table-cell office:value-type="float" office:value="0.057401">
            <text:p>0,057401</text:p>
          </table:table-cell>
          <table:table-cell office:value-type="float" office:value="-0.0000000000010829">
            <text:p>-1,08E-012</text:p>
          </table:table-cell>
          <table:table-cell office:value-type="float" office:value="2.2586E-015">
            <text:p>2,26E-015</text:p>
          </table:table-cell>
          <table:table-cell office:value-type="float" office:value="0.00000189013">
            <text:p>1,89E-006</text:p>
          </table:table-cell>
          <table:table-cell office:value-type="float" office:value="0.000000395099">
            <text:p>3,95E-007</text:p>
          </table:table-cell>
          <table:table-cell office:value-type="float" office:value="6.15044E-015">
            <text:p>6,15E-015</text:p>
          </table:table-cell>
          <table:table-cell office:value-type="float" office:value="0.000000000000529378">
            <text:p>5,29E-013</text:p>
          </table:table-cell>
          <table:table-cell office:value-type="float" office:value="-1.05417E-025">
            <text:p>-1,05E-025</text:p>
          </table:table-cell>
          <table:table-cell office:value-type="float" office:value="-4.14036E-025">
            <text:p>-4,14E-02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98495">
            <text:p>0,98495</text:p>
          </table:table-cell>
          <table:table-cell office:value-type="float" office:value="0.057408">
            <text:p>0,057408</text:p>
          </table:table-cell>
          <table:table-cell office:value-type="float" office:value="-0.00000000000066241">
            <text:p>-6,62E-013</text:p>
          </table:table-cell>
          <table:table-cell office:value-type="float" office:value="2.3476E-015">
            <text:p>2,35E-015</text:p>
          </table:table-cell>
          <table:table-cell office:value-type="float" office:value="0.00000186216">
            <text:p>1,86E-006</text:p>
          </table:table-cell>
          <table:table-cell office:value-type="float" office:value="0.000000239127">
            <text:p>2,39E-007</text:p>
          </table:table-cell>
          <table:table-cell office:value-type="float" office:value="6.09415E-015">
            <text:p>6,09E-015</text:p>
          </table:table-cell>
          <table:table-cell office:value-type="float" office:value="0.000000000000315145">
            <text:p>3,15E-013</text:p>
          </table:table-cell>
          <table:table-cell office:value-type="float" office:value="9.6594E-025">
            <text:p>9,66E-025</text:p>
          </table:table-cell>
          <table:table-cell office:value-type="float" office:value="-2.85889E-025">
            <text:p>-2,86E-02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0.99498">
            <text:p>0,99498</text:p>
          </table:table-cell>
          <table:table-cell office:value-type="float" office:value="0.057408">
            <text:p>0,057408</text:p>
          </table:table-cell>
          <table:table-cell office:value-type="float" office:value="-0.00000000000020865">
            <text:p>-2,09E-013</text:p>
          </table:table-cell>
          <table:table-cell office:value-type="float" office:value="2.3484E-015">
            <text:p>2,35E-015</text:p>
          </table:table-cell>
          <table:table-cell office:value-type="float" office:value="0.00000184768">
            <text:p>1,85E-006</text:p>
          </table:table-cell>
          <table:table-cell office:value-type="float" office:value="0.0000000802849">
            <text:p>8,03E-008</text:p>
          </table:table-cell>
          <table:table-cell office:value-type="float" office:value="6.06379E-015">
            <text:p>6,06E-015</text:p>
          </table:table-cell>
          <table:table-cell office:value-type="float" office:value="0.000000000000104893">
            <text:p>1,05E-013</text:p>
          </table:table-cell>
          <table:table-cell office:value-type="float" office:value="2.049E-024">
            <text:p>2,05E-024</text:p>
          </table:table-cell>
          <table:table-cell office:value-type="float" office:value="-1.06846E-025">
            <text:p>-1,07E-02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01536">
            <text:p>1,01536</text:p>
          </table:table-cell>
          <table:table-cell office:value-type="float" office:value="0.0597038">
            <text:p>0,0597038</text:p>
          </table:table-cell>
          <table:table-cell office:value-type="float" office:value="6.98968E-023">
            <text:p>6,99E-023</text:p>
          </table:table-cell>
          <table:table-cell office:value-type="float" office:value="-2.46243E-021">
            <text:p>-2,46E-021</text:p>
          </table:table-cell>
          <table:table-cell office:value-type="float" office:value="0.00000184769">
            <text:p>1,85E-006</text:p>
          </table:table-cell>
          <table:table-cell office:value-type="float" office:value="0.0000000802849">
            <text:p>8,03E-008</text:p>
          </table:table-cell>
          <table:table-cell office:value-type="float" office:value="6.0638E-015">
            <text:p>6,06E-015</text:p>
          </table:table-cell>
          <table:table-cell office:value-type="float" office:value="-0.000000000000104893">
            <text:p>-1,05E-013</text:p>
          </table:table-cell>
          <table:table-cell office:value-type="float" office:value="2.98326E-024">
            <text:p>2,98E-024</text:p>
          </table:table-cell>
          <table:table-cell office:value-type="float" office:value="1.07794E-025">
            <text:p>1,08E-02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04564">
            <text:p>1,04564</text:p>
          </table:table-cell>
          <table:table-cell office:value-type="float" office:value="0.0596646">
            <text:p>0,0596646</text:p>
          </table:table-cell>
          <table:table-cell office:value-type="float" office:value="6.78288E-023">
            <text:p>6,78E-023</text:p>
          </table:table-cell>
          <table:table-cell office:value-type="float" office:value="-3.78593E-021">
            <text:p>-3,79E-021</text:p>
          </table:table-cell>
          <table:table-cell office:value-type="float" office:value="0.00000186216">
            <text:p>1,86E-006</text:p>
          </table:table-cell>
          <table:table-cell office:value-type="float" office:value="0.000000239127">
            <text:p>2,39E-007</text:p>
          </table:table-cell>
          <table:table-cell office:value-type="float" office:value="6.09433E-015">
            <text:p>6,09E-015</text:p>
          </table:table-cell>
          <table:table-cell office:value-type="float" office:value="-0.000000000000315145">
            <text:p>-3,15E-013</text:p>
          </table:table-cell>
          <table:table-cell office:value-type="float" office:value="3.72201E-024">
            <text:p>3,72E-024</text:p>
          </table:table-cell>
          <table:table-cell office:value-type="float" office:value="3.11366E-025">
            <text:p>3,11E-02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07504">
            <text:p>1,07504</text:p>
          </table:table-cell>
          <table:table-cell office:value-type="float" office:value="0.0595891">
            <text:p>0,0595891</text:p>
          </table:table-cell>
          <table:table-cell office:value-type="float" office:value="5.12852E-023">
            <text:p>5,13E-023</text:p>
          </table:table-cell>
          <table:table-cell office:value-type="float" office:value="-5.21777E-021">
            <text:p>-5,22E-021</text:p>
          </table:table-cell>
          <table:table-cell office:value-type="float" office:value="0.00000189013">
            <text:p>1,89E-006</text:p>
          </table:table-cell>
          <table:table-cell office:value-type="float" office:value="0.000000395099">
            <text:p>3,95E-007</text:p>
          </table:table-cell>
          <table:table-cell office:value-type="float" office:value="6.15108E-015">
            <text:p>6,15E-015</text:p>
          </table:table-cell>
          <table:table-cell office:value-type="float" office:value="-0.000000000000529378">
            <text:p>-5,29E-013</text:p>
          </table:table-cell>
          <table:table-cell office:value-type="float" office:value="4.38771E-024">
            <text:p>4,39E-024</text:p>
          </table:table-cell>
          <table:table-cell office:value-type="float" office:value="4.97924E-025">
            <text:p>4,98E-02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10357">
            <text:p>1,10357</text:p>
          </table:table-cell>
          <table:table-cell office:value-type="float" office:value="0.0594802">
            <text:p>0,0594802</text:p>
          </table:table-cell>
          <table:table-cell office:value-type="float" office:value="6.61744E-023">
            <text:p>6,62E-023</text:p>
          </table:table-cell>
          <table:table-cell office:value-type="float" office:value="-6.76838E-021">
            <text:p>-6,77E-021</text:p>
          </table:table-cell>
          <table:table-cell office:value-type="float" office:value="0.00000193077">
            <text:p>1,93E-006</text:p>
          </table:table-cell>
          <table:table-cell office:value-type="float" office:value="0.000000549288">
            <text:p>5,49E-007</text:p>
          </table:table-cell>
          <table:table-cell office:value-type="float" office:value="6.22842E-015">
            <text:p>6,23E-015</text:p>
          </table:table-cell>
          <table:table-cell office:value-type="float" office:value="-0.000000000000753457">
            <text:p>-7,53E-013</text:p>
          </table:table-cell>
          <table:table-cell office:value-type="float" office:value="4.85188E-024">
            <text:p>4,85E-024</text:p>
          </table:table-cell>
          <table:table-cell office:value-type="float" office:value="6.58109E-025">
            <text:p>6,58E-02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13128">
            <text:p>1,13128</text:p>
          </table:table-cell>
          <table:table-cell office:value-type="float" office:value="0.0593404">
            <text:p>0,0593404</text:p>
          </table:table-cell>
          <table:table-cell office:value-type="float" office:value="2.64698E-023">
            <text:p>2,65E-023</text:p>
          </table:table-cell>
          <table:table-cell office:value-type="float" office:value="-8.42667E-021">
            <text:p>-8,43E-021</text:p>
          </table:table-cell>
          <table:table-cell office:value-type="float" office:value="0.00000198324">
            <text:p>1,98E-006</text:p>
          </table:table-cell>
          <table:table-cell office:value-type="float" office:value="0.000000702626">
            <text:p>7,03E-007</text:p>
          </table:table-cell>
          <table:table-cell office:value-type="float" office:value="6.31789E-015">
            <text:p>6,32E-015</text:p>
          </table:table-cell>
          <table:table-cell office:value-type="float" office:value="-0.000000000000992553">
            <text:p>-9,93E-013</text:p>
          </table:table-cell>
          <table:table-cell office:value-type="float" office:value="5.3138E-024">
            <text:p>5,31E-024</text:p>
          </table:table-cell>
          <table:table-cell office:value-type="float" office:value="8.21683E-025">
            <text:p>8,22E-02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15818">
            <text:p>1,15818</text:p>
          </table:table-cell>
          <table:table-cell office:value-type="float" office:value="0.0591719">
            <text:p>0,0591719</text:p>
          </table:table-cell>
          <table:table-cell office:value-type="float" office:value="2.97785E-023">
            <text:p>2,98E-023</text:p>
          </table:table-cell>
          <table:table-cell office:value-type="float" office:value="-1.01835E-020">
            <text:p>-1,02E-020</text:p>
          </table:table-cell>
          <table:table-cell office:value-type="float" office:value="0.0000020466">
            <text:p>2,05E-006</text:p>
          </table:table-cell>
          <table:table-cell office:value-type="float" office:value="0.000000855896">
            <text:p>8,56E-007</text:p>
          </table:table-cell>
          <table:table-cell office:value-type="float" office:value="6.40868E-015">
            <text:p>6,41E-015</text:p>
          </table:table-cell>
          <table:table-cell office:value-type="float" office:value="-0.00000000000125115">
            <text:p>-1,25E-012</text:p>
          </table:table-cell>
          <table:table-cell office:value-type="float" office:value="5.73964E-024">
            <text:p>5,74E-024</text:p>
          </table:table-cell>
          <table:table-cell office:value-type="float" office:value="9.96042E-025">
            <text:p>9,96E-02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table:style-name="ce1" office:value-type="string">
            <text:p>1,1843</text:p>
          </table:table-cell>
          <table:table-cell office:value-type="float" office:value="0.0589771">
            <text:p>0,0589771</text:p>
          </table:table-cell>
          <table:table-cell office:value-type="float" office:value="4.30134E-023">
            <text:p>4,30E-023</text:p>
          </table:table-cell>
          <table:table-cell office:value-type="float" office:value="-1.20255E-020">
            <text:p>-1,20E-020</text:p>
          </table:table-cell>
          <table:table-cell office:value-type="float" office:value="0.00000211981">
            <text:p>2,12E-006</text:p>
          </table:table-cell>
          <table:table-cell office:value-type="float" office:value="0.00000100974">
            <text:p>1,01E-006</text:p>
          </table:table-cell>
          <table:table-cell office:value-type="float" office:value="6.48827E-015">
            <text:p>6,49E-015</text:p>
          </table:table-cell>
          <table:table-cell office:value-type="float" office:value="-0.00000000000153304">
            <text:p>-1,53E-012</text:p>
          </table:table-cell>
          <table:table-cell office:value-type="float" office:value="6.23835E-024">
            <text:p>6,24E-024</text:p>
          </table:table-cell>
          <table:table-cell office:value-type="float" office:value="1.16862E-024">
            <text:p>1,17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20966">
            <text:p>1,20966</text:p>
          </table:table-cell>
          <table:table-cell office:value-type="float" office:value="0.0587584">
            <text:p>0,0587584</text:p>
          </table:table-cell>
          <table:table-cell office:value-type="float" office:value="7.27919E-023">
            <text:p>7,28E-023</text:p>
          </table:table-cell>
          <table:table-cell office:value-type="float" office:value="-1.39996E-020">
            <text:p>-1,40E-020</text:p>
          </table:table-cell>
          <table:table-cell office:value-type="float" office:value="0.00000220192">
            <text:p>2,20E-006</text:p>
          </table:table-cell>
          <table:table-cell office:value-type="float" office:value="0.00000116465">
            <text:p>1,16E-006</text:p>
          </table:table-cell>
          <table:table-cell office:value-type="float" office:value="6.54333E-015">
            <text:p>6,54E-015</text:p>
          </table:table-cell>
          <table:table-cell office:value-type="float" office:value="-0.00000000000184148">
            <text:p>-1,84E-012</text:p>
          </table:table-cell>
          <table:table-cell office:value-type="float" office:value="6.59063E-024">
            <text:p>6,59E-024</text:p>
          </table:table-cell>
          <table:table-cell office:value-type="float" office:value="1.28516E-024">
            <text:p>1,29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23428">
            <text:p>1,23428</text:p>
          </table:table-cell>
          <table:table-cell office:value-type="float" office:value="0.058518">
            <text:p>0,058518</text:p>
          </table:table-cell>
          <table:table-cell office:value-type="float" office:value="4.63221E-023">
            <text:p>4,63E-023</text:p>
          </table:table-cell>
          <table:table-cell office:value-type="float" office:value="-1.60916E-020">
            <text:p>-1,61E-020</text:p>
          </table:table-cell>
          <table:table-cell office:value-type="float" office:value="0.00000229205">
            <text:p>2,29E-006</text:p>
          </table:table-cell>
          <table:table-cell office:value-type="float" office:value="0.00000132104">
            <text:p>1,32E-006</text:p>
          </table:table-cell>
          <table:table-cell office:value-type="float" office:value="6.56177E-015">
            <text:p>6,56E-015</text:p>
          </table:table-cell>
          <table:table-cell office:value-type="float" office:value="-0.0000000000021793">
            <text:p>-2,18E-012</text:p>
          </table:table-cell>
          <table:table-cell office:value-type="float" office:value="6.99081E-024">
            <text:p>6,99E-024</text:p>
          </table:table-cell>
          <table:table-cell office:value-type="float" office:value="1.42112E-024">
            <text:p>1,42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25818">
            <text:p>1,25818</text:p>
          </table:table-cell>
          <table:table-cell office:value-type="float" office:value="0.0582581">
            <text:p>0,0582581</text:p>
          </table:table-cell>
          <table:table-cell office:value-type="float" office:value="4.63221E-023">
            <text:p>4,63E-023</text:p>
          </table:table-cell>
          <table:table-cell office:value-type="float" office:value="-1.82542E-020">
            <text:p>-1,83E-020</text:p>
          </table:table-cell>
          <table:table-cell office:value-type="float" office:value="0.00000238954">
            <text:p>2,39E-006</text:p>
          </table:table-cell>
          <table:table-cell office:value-type="float" office:value="0.00000147921">
            <text:p>1,48E-006</text:p>
          </table:table-cell>
          <table:table-cell office:value-type="float" office:value="6.53546E-015">
            <text:p>6,54E-015</text:p>
          </table:table-cell>
          <table:table-cell office:value-type="float" office:value="-0.00000000000254915">
            <text:p>-2,55E-012</text:p>
          </table:table-cell>
          <table:table-cell office:value-type="float" office:value="7.42759E-024">
            <text:p>7,43E-024</text:p>
          </table:table-cell>
          <table:table-cell office:value-type="float" office:value="1.54076E-024">
            <text:p>1,54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28138">
            <text:p>1,28138</text:p>
          </table:table-cell>
          <table:table-cell office:value-type="float" office:value="0.0579808">
            <text:p>0,0579808</text:p>
          </table:table-cell>
          <table:table-cell office:value-type="float" office:value="3.97047E-023">
            <text:p>3,97E-023</text:p>
          </table:table-cell>
          <table:table-cell office:value-type="float" office:value="-2.05353E-020">
            <text:p>-2,05E-020</text:p>
          </table:table-cell>
          <table:table-cell office:value-type="float" office:value="0.00000249389">
            <text:p>2,49E-006</text:p>
          </table:table-cell>
          <table:table-cell office:value-type="float" office:value="0.00000163938">
            <text:p>1,64E-006</text:p>
          </table:table-cell>
          <table:table-cell office:value-type="float" office:value="6.46457E-015">
            <text:p>6,46E-015</text:p>
          </table:table-cell>
          <table:table-cell office:value-type="float" office:value="-0.00000000000295363">
            <text:p>-2,95E-012</text:p>
          </table:table-cell>
          <table:table-cell office:value-type="float" office:value="7.92711E-024">
            <text:p>7,93E-024</text:p>
          </table:table-cell>
          <table:table-cell office:value-type="float" office:value="1.59969E-024">
            <text:p>1,60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30391">
            <text:p>1,30391</text:p>
          </table:table-cell>
          <table:table-cell office:value-type="float" office:value="0.057688">
            <text:p>0,057688</text:p>
          </table:table-cell>
          <table:table-cell office:value-type="float" office:value="7.94093E-023">
            <text:p>7,94E-023</text:p>
          </table:table-cell>
          <table:table-cell office:value-type="float" office:value="-2.28739E-020">
            <text:p>-2,29E-020</text:p>
          </table:table-cell>
          <table:table-cell office:value-type="float" office:value="0.00000260475">
            <text:p>2,60E-006</text:p>
          </table:table-cell>
          <table:table-cell office:value-type="float" office:value="0.00000180174">
            <text:p>1,80E-006</text:p>
          </table:table-cell>
          <table:table-cell office:value-type="float" office:value="6.36424E-015">
            <text:p>6,36E-015</text:p>
          </table:table-cell>
          <table:table-cell office:value-type="float" office:value="-0.00000000000339538">
            <text:p>-3,40E-012</text:p>
          </table:table-cell>
          <table:table-cell office:value-type="float" office:value="8.38725E-024">
            <text:p>8,39E-024</text:p>
          </table:table-cell>
          <table:table-cell office:value-type="float" office:value="1.5472E-024">
            <text:p>1,55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32579">
            <text:p>1,32579</text:p>
          </table:table-cell>
          <table:table-cell office:value-type="float" office:value="0.0573815">
            <text:p>0,0573815</text:p>
          </table:table-cell>
          <table:table-cell office:value-type="float" office:value="-9.92617E-024">
            <text:p>-9,93E-024</text:p>
          </table:table-cell>
          <table:table-cell office:value-type="float" office:value="-2.52814E-020">
            <text:p>-2,53E-020</text:p>
          </table:table-cell>
          <table:table-cell office:value-type="float" office:value="0.00000272187">
            <text:p>2,72E-006</text:p>
          </table:table-cell>
          <table:table-cell office:value-type="float" office:value="0.00000196641">
            <text:p>1,97E-006</text:p>
          </table:table-cell>
          <table:table-cell office:value-type="float" office:value="6.27413E-015">
            <text:p>6,27E-015</text:p>
          </table:table-cell>
          <table:table-cell office:value-type="float" office:value="-0.0000000000038771">
            <text:p>-3,88E-012</text:p>
          </table:table-cell>
          <table:table-cell office:value-type="float" office:value="8.7984E-024">
            <text:p>8,80E-024</text:p>
          </table:table-cell>
          <table:table-cell office:value-type="float" office:value="1.3292E-024">
            <text:p>1,33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34702">
            <text:p>1,34702</text:p>
          </table:table-cell>
          <table:table-cell office:value-type="float" office:value="0.0570629">
            <text:p>0,0570629</text:p>
          </table:table-cell>
          <table:table-cell office:value-type="float" office:value="5.29396E-023">
            <text:p>5,29E-023</text:p>
          </table:table-cell>
          <table:table-cell office:value-type="float" office:value="-2.77224E-020">
            <text:p>-2,77E-020</text:p>
          </table:table-cell>
          <table:table-cell office:value-type="float" office:value="0.00000284501">
            <text:p>2,85E-006</text:p>
          </table:table-cell>
          <table:table-cell office:value-type="float" office:value="0.00000213349">
            <text:p>2,13E-006</text:p>
          </table:table-cell>
          <table:table-cell office:value-type="float" office:value="6.27033E-015">
            <text:p>6,27E-015</text:p>
          </table:table-cell>
          <table:table-cell office:value-type="float" office:value="-0.00000000000440153">
            <text:p>-4,40E-012</text:p>
          </table:table-cell>
          <table:table-cell office:value-type="float" office:value="9.17053E-024">
            <text:p>9,17E-024</text:p>
          </table:table-cell>
          <table:table-cell office:value-type="float" office:value="9.90579E-025">
            <text:p>9,91E-02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36764">
            <text:p>1,36764</text:p>
          </table:table-cell>
          <table:table-cell office:value-type="float" office:value="0.0567336">
            <text:p>0,0567336</text:p>
          </table:table-cell>
          <table:table-cell office:value-type="float" office:value="9.26442E-023">
            <text:p>9,26E-023</text:p>
          </table:table-cell>
          <table:table-cell office:value-type="float" office:value="-3.01908E-020">
            <text:p>-3,02E-020</text:p>
          </table:table-cell>
          <table:table-cell office:value-type="float" office:value="0.00000297399">
            <text:p>2,97E-006</text:p>
          </table:table-cell>
          <table:table-cell office:value-type="float" office:value="0.00000230304">
            <text:p>2,30E-006</text:p>
          </table:table-cell>
          <table:table-cell office:value-type="float" office:value="6.47129E-015">
            <text:p>6,47E-015</text:p>
          </table:table-cell>
          <table:table-cell office:value-type="float" office:value="-0.00000000000497137">
            <text:p>-4,97E-012</text:p>
          </table:table-cell>
          <table:table-cell office:value-type="float" office:value="9.46864E-024">
            <text:p>9,47E-024</text:p>
          </table:table-cell>
          <table:table-cell office:value-type="float" office:value="5.19673E-025">
            <text:p>5,20E-02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38766">
            <text:p>1,38766</text:p>
          </table:table-cell>
          <table:table-cell office:value-type="float" office:value="0.0563949">
            <text:p>0,0563949</text:p>
          </table:table-cell>
          <table:table-cell office:value-type="float" office:value="0">
            <text:p>0,00E+000</text:p>
          </table:table-cell>
          <table:table-cell office:value-type="float" office:value="-3.2702E-020">
            <text:p>-3,27E-020</text:p>
          </table:table-cell>
          <table:table-cell office:value-type="float" office:value="0.00000310857">
            <text:p>3,11E-006</text:p>
          </table:table-cell>
          <table:table-cell office:value-type="float" office:value="0.0000024751">
            <text:p>2,48E-006</text:p>
          </table:table-cell>
          <table:table-cell office:value-type="float" office:value="7.02167E-015">
            <text:p>7,02E-015</text:p>
          </table:table-cell>
          <table:table-cell office:value-type="float" office:value="-0.00000000000558928">
            <text:p>-5,59E-012</text:p>
          </table:table-cell>
          <table:table-cell office:value-type="float" office:value="9.68014E-024">
            <text:p>9,68E-024</text:p>
          </table:table-cell>
          <table:table-cell office:value-type="float" office:value="-5.89225E-026">
            <text:p>-5,89E-026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40709">
            <text:p>1,40709</text:p>
          </table:table-cell>
          <table:table-cell office:value-type="float" office:value="0.0560478">
            <text:p>0,0560478</text:p>
          </table:table-cell>
          <table:table-cell office:value-type="float" office:value="5.9557E-023">
            <text:p>5,96E-023</text:p>
          </table:table-cell>
          <table:table-cell office:value-type="float" office:value="-3.52028E-020">
            <text:p>-3,52E-020</text:p>
          </table:table-cell>
          <table:table-cell office:value-type="float" office:value="0.00000324856">
            <text:p>3,25E-006</text:p>
          </table:table-cell>
          <table:table-cell office:value-type="float" office:value="0.0000026497">
            <text:p>2,65E-006</text:p>
          </table:table-cell>
          <table:table-cell office:value-type="float" office:value="8.04862E-015">
            <text:p>8,05E-015</text:p>
          </table:table-cell>
          <table:table-cell office:value-type="float" office:value="-0.00000000000625777">
            <text:p>-6,26E-012</text:p>
          </table:table-cell>
          <table:table-cell office:value-type="float" office:value="9.85248E-024">
            <text:p>9,85E-024</text:p>
          </table:table-cell>
          <table:table-cell office:value-type="float" office:value="-6.97109E-025">
            <text:p>-6,97E-025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42596">
            <text:p>1,42596</text:p>
          </table:table-cell>
          <table:table-cell office:value-type="float" office:value="0.0556933">
            <text:p>0,0556933</text:p>
          </table:table-cell>
          <table:table-cell office:value-type="float" office:value="-1.32349E-023">
            <text:p>-1,32E-023</text:p>
          </table:table-cell>
          <table:table-cell office:value-type="float" office:value="-3.77094E-020">
            <text:p>-3,77E-020</text:p>
          </table:table-cell>
          <table:table-cell office:value-type="float" office:value="0.00000339369">
            <text:p>3,39E-006</text:p>
          </table:table-cell>
          <table:table-cell office:value-type="float" office:value="0.0000028268">
            <text:p>2,83E-006</text:p>
          </table:table-cell>
          <table:table-cell office:value-type="float" office:value="9.62364E-015">
            <text:p>9,62E-015</text:p>
          </table:table-cell>
          <table:table-cell office:value-type="float" office:value="-0.00000000000697921">
            <text:p>-6,98E-012</text:p>
          </table:table-cell>
          <table:table-cell office:value-type="float" office:value="9.98417E-024">
            <text:p>9,98E-024</text:p>
          </table:table-cell>
          <table:table-cell office:value-type="float" office:value="-1.4087E-024">
            <text:p>-1,41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44428">
            <text:p>1,44428</text:p>
          </table:table-cell>
          <table:table-cell office:value-type="float" office:value="0.0553323">
            <text:p>0,0553323</text:p>
          </table:table-cell>
          <table:table-cell office:value-type="float" office:value="-7.94093E-023">
            <text:p>-7,94E-023</text:p>
          </table:table-cell>
          <table:table-cell office:value-type="float" office:value="-4.01266E-020">
            <text:p>-4,01E-020</text:p>
          </table:table-cell>
          <table:table-cell office:value-type="float" office:value="0.00000354371">
            <text:p>3,54E-006</text:p>
          </table:table-cell>
          <table:table-cell office:value-type="float" office:value="0.00000300639">
            <text:p>3,01E-006</text:p>
          </table:table-cell>
          <table:table-cell office:value-type="float" office:value="0.0000000000000117659">
            <text:p>1,18E-014</text:p>
          </table:table-cell>
          <table:table-cell office:value-type="float" office:value="-0.00000000000775569">
            <text:p>-7,76E-012</text:p>
          </table:table-cell>
          <table:table-cell office:value-type="float" office:value="1.01004E-023">
            <text:p>1,01E-023</text:p>
          </table:table-cell>
          <table:table-cell office:value-type="float" office:value="-2.21504E-024">
            <text:p>-2,22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46206">
            <text:p>1,46206</text:p>
          </table:table-cell>
          <table:table-cell office:value-type="float" office:value="0.0549654">
            <text:p>0,0549654</text:p>
          </table:table-cell>
          <table:table-cell office:value-type="float" office:value="-9.26442E-023">
            <text:p>-9,26E-023</text:p>
          </table:table-cell>
          <table:table-cell office:value-type="float" office:value="-4.24963E-020">
            <text:p>-4,25E-020</text:p>
          </table:table-cell>
          <table:table-cell office:value-type="float" office:value="0.00000369834">
            <text:p>3,70E-006</text:p>
          </table:table-cell>
          <table:table-cell office:value-type="float" office:value="0.00000318839">
            <text:p>3,19E-006</text:p>
          </table:table-cell>
          <table:table-cell office:value-type="float" office:value="0.00000000000001447">
            <text:p>1,45E-014</text:p>
          </table:table-cell>
          <table:table-cell office:value-type="float" office:value="-0.00000000000858905">
            <text:p>-8,59E-012</text:p>
          </table:table-cell>
          <table:table-cell office:value-type="float" office:value="1.02895E-023">
            <text:p>1,03E-023</text:p>
          </table:table-cell>
          <table:table-cell office:value-type="float" office:value="-3.03286E-024">
            <text:p>-3,03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47933">
            <text:p>1,47933</text:p>
          </table:table-cell>
          <table:table-cell office:value-type="float" office:value="0.0545932">
            <text:p>0,0545932</text:p>
          </table:table-cell>
          <table:table-cell office:value-type="float" office:value="-1.32349E-023">
            <text:p>-1,32E-023</text:p>
          </table:table-cell>
          <table:table-cell office:value-type="float" office:value="-4.48639E-020">
            <text:p>-4,49E-020</text:p>
          </table:table-cell>
          <table:table-cell office:value-type="float" office:value="0.00000385728">
            <text:p>3,86E-006</text:p>
          </table:table-cell>
          <table:table-cell office:value-type="float" office:value="0.00000337275">
            <text:p>3,37E-006</text:p>
          </table:table-cell>
          <table:table-cell office:value-type="float" office:value="0.0000000000000177281">
            <text:p>1,77E-014</text:p>
          </table:table-cell>
          <table:table-cell office:value-type="float" office:value="-0.00000000000948079">
            <text:p>-9,48E-012</text:p>
          </table:table-cell>
          <table:table-cell office:value-type="float" office:value="1.04199E-023">
            <text:p>1,04E-023</text:p>
          </table:table-cell>
          <table:table-cell office:value-type="float" office:value="-3.92579E-024">
            <text:p>-3,93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  <table:table-row table:style-name="ro1">
          <table:table-cell/>
          <table:table-cell office:value-type="float" office:value="1.49609">
            <text:p>1,49609</text:p>
          </table:table-cell>
          <table:table-cell office:value-type="float" office:value="0.0542163">
            <text:p>0,0542163</text:p>
          </table:table-cell>
          <table:table-cell office:value-type="float" office:value="1.32349E-023">
            <text:p>1,32E-023</text:p>
          </table:table-cell>
          <table:table-cell office:value-type="float" office:value="-4.70909E-020">
            <text:p>-4,71E-020</text:p>
          </table:table-cell>
          <table:table-cell office:value-type="float" office:value="0.00000402021">
            <text:p>4,02E-006</text:p>
          </table:table-cell>
          <table:table-cell office:value-type="float" office:value="0.00000355936">
            <text:p>3,56E-006</text:p>
          </table:table-cell>
          <table:table-cell office:value-type="float" office:value="0.0000000000000215362">
            <text:p>2,15E-014</text:p>
          </table:table-cell>
          <table:table-cell office:value-type="float" office:value="-0.000000000010432">
            <text:p>-1,04E-011</text:p>
          </table:table-cell>
          <table:table-cell office:value-type="float" office:value="1.04924E-023">
            <text:p>1,05E-023</text:p>
          </table:table-cell>
          <table:table-cell office:value-type="float" office:value="-4.837E-024">
            <text:p>-4,84E-024</text:p>
          </table:table-cell>
          <table:table-cell office:value-type="float" office:value="1">
            <text:p>1</text:p>
          </table:table-cell>
          <table:table-cell office:value-type="string">
            <text:p>1e-05</text:p>
          </table:table-cell>
        </table:table-row>
      </table:table>
      <table:table table:name="haut_Re" table:style-name="ta1">
        <table:shapes>
          <draw:frame draw:z-index="0" draw:style-name="gr1" svg:width="16.007cm" svg:height="8.993cm" svg:x="3.369cm" svg:y="8.11cm">
            <draw:object draw:notify-on-update-of-ranges="haut_Re.D4:haut_Re.D17 haut_Re.E4:haut_Re.E17 haut_Re.D4:haut_Re.D17 haut_Re.F4:haut_Re.F1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3"/>
          <table:table-cell office:value-type="string">
            <text:p>u tau</text:p>
          </table:table-cell>
          <table:table-cell office:value-type="float" office:value="0.01">
            <text:p>0,01</text:p>
          </table:table-cell>
          <table:table-cell/>
          <table:table-cell office:value-type="string">
            <text:p>re</text:p>
          </table:table-cell>
          <table:table-cell table:formula="of:=0.25*2/[.E2]" office:value-type="float" office:value="50000">
            <text:p>50000</text:p>
          </table:table-cell>
        </table:table-row>
        <table:table-row table:style-name="ro1">
          <table:table-cell table:number-columns-repeated="3"/>
          <table:table-cell office:value-type="string">
            <text:p>nu</text:p>
          </table:table-cell>
          <table:table-cell table:style-name="ce2" office:value-type="float" office:value="0.00001">
            <text:p>1,00E-005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office:value-type="string">
            <text:p>y</text:p>
          </table:table-cell>
          <table:table-cell office:value-type="string">
            <text:p>u</text:p>
          </table:table-cell>
          <table:table-cell office:value-type="string">
            <text:p>y+</text:p>
          </table:table-cell>
          <table:table-cell office:value-type="string">
            <text:p>u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526316">
            <text:p>0,0526316</text:p>
          </table:table-cell>
          <table:table-cell office:value-type="float" office:value="0.148774">
            <text:p>0,148774</text:p>
          </table:table-cell>
          <table:table-cell table:style-name="ce2" table:formula="of:=[.B4]*[.$E$1]/[.$E$2]" office:value-type="float" office:value="52.6316">
            <text:p>5,26E+001</text:p>
          </table:table-cell>
          <table:table-cell table:style-name="ce3" table:formula="of:=[.C4]/[.$E$1]" office:value-type="float" office:value="14.8774">
            <text:p>1,49E+001</text:p>
          </table:table-cell>
          <table:table-cell table:style-name="ce2" table:formula="of:=((1/0.41)*LN([.D4]))+5" office:value-type="float" office:value="14.6666260971113">
            <text:p>1,47E+001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0.157895">
            <text:p>0,157895</text:p>
          </table:table-cell>
          <table:table-cell office:value-type="float" office:value="0.174971">
            <text:p>0,174971</text:p>
          </table:table-cell>
          <table:table-cell table:style-name="ce2" table:formula="of:=[.B5]*[.$E$1]/[.$E$2]" office:value-type="float" office:value="157.895">
            <text:p>1,58E+002</text:p>
          </table:table-cell>
          <table:table-cell table:style-name="ce3" table:formula="of:=[.C5]/[.$E$1]" office:value-type="float" office:value="17.4971">
            <text:p>1,75E+001</text:p>
          </table:table-cell>
          <table:table-cell table:style-name="ce2" table:formula="of:=((1/0.41)*LN([.D5]))+5" office:value-type="float" office:value="17.3461713540222">
            <text:p>1,73E+001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0.263158">
            <text:p>0,263158</text:p>
          </table:table-cell>
          <table:table-cell office:value-type="float" office:value="0.189377">
            <text:p>0,189377</text:p>
          </table:table-cell>
          <table:table-cell table:style-name="ce2" table:formula="of:=[.B6]*[.$E$1]/[.$E$2]" office:value-type="float" office:value="263.158">
            <text:p>2,63E+002</text:p>
          </table:table-cell>
          <table:table-cell table:style-name="ce3" table:formula="of:=[.C6]/[.$E$1]" office:value-type="float" office:value="18.9377">
            <text:p>1,89E+001</text:p>
          </table:table-cell>
          <table:table-cell table:style-name="ce2" table:formula="of:=((1/0.41)*LN([.D6]))+5" office:value-type="float" office:value="18.5920844201213">
            <text:p>1,86E+001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0.368421">
            <text:p>0,368421</text:p>
          </table:table-cell>
          <table:table-cell office:value-type="float" office:value="0.199325">
            <text:p>0,199325</text:p>
          </table:table-cell>
          <table:table-cell table:style-name="ce2" table:formula="of:=[.B7]*[.$E$1]/[.$E$2]" office:value-type="float" office:value="368.421">
            <text:p>3,68E+002</text:p>
          </table:table-cell>
          <table:table-cell table:style-name="ce3" table:formula="of:=[.C7]/[.$E$1]" office:value-type="float" office:value="19.9325">
            <text:p>1,99E+001</text:p>
          </table:table-cell>
          <table:table-cell table:style-name="ce2" table:formula="of:=((1/0.41)*LN([.D7]))+5" office:value-type="float" office:value="19.4127470878387">
            <text:p>1,94E+001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0.473684">
            <text:p>0,473684</text:p>
          </table:table-cell>
          <table:table-cell office:value-type="float" office:value="0.206742">
            <text:p>0,206742</text:p>
          </table:table-cell>
          <table:table-cell table:style-name="ce2" table:formula="of:=[.B8]*[.$E$1]/[.$E$2]" office:value-type="float" office:value="473.684">
            <text:p>4,74E+002</text:p>
          </table:table-cell>
          <table:table-cell table:style-name="ce3" table:formula="of:=[.C8]/[.$E$1]" office:value-type="float" office:value="20.6742">
            <text:p>2,07E+001</text:p>
          </table:table-cell>
          <table:table-cell table:style-name="ce2" table:formula="of:=((1/0.41)*LN([.D8]))+5" office:value-type="float" office:value="20.025708372457">
            <text:p>2,00E+001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0.578947">
            <text:p>0,578947</text:p>
          </table:table-cell>
          <table:table-cell office:value-type="float" office:value="0.212409">
            <text:p>0,212409</text:p>
          </table:table-cell>
          <table:table-cell table:style-name="ce2" table:formula="of:=[.B9]*[.$E$1]/[.$E$2]" office:value-type="float" office:value="578.947">
            <text:p>5,79E+002</text:p>
          </table:table-cell>
          <table:table-cell table:style-name="ce3" table:formula="of:=[.C9]/[.$E$1]" office:value-type="float" office:value="21.2409">
            <text:p>2,12E+001</text:p>
          </table:table-cell>
          <table:table-cell table:style-name="ce2" table:formula="of:=((1/0.41)*LN([.D9]))+5" office:value-type="float" office:value="20.5151486250006">
            <text:p>2,05E+001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0.684211">
            <text:p>0,684211</text:p>
          </table:table-cell>
          <table:table-cell office:value-type="float" office:value="0.216646">
            <text:p>0,216646</text:p>
          </table:table-cell>
          <table:table-cell table:style-name="ce2" table:formula="of:=[.B10]*[.$E$1]/[.$E$2]" office:value-type="float" office:value="684.211">
            <text:p>6,84E+002</text:p>
          </table:table-cell>
          <table:table-cell table:style-name="ce3" table:formula="of:=[.C10]/[.$E$1]" office:value-type="float" office:value="21.6646">
            <text:p>2,17E+001</text:p>
          </table:table-cell>
          <table:table-cell table:style-name="ce2" table:formula="of:=((1/0.41)*LN([.D10]))+5" office:value-type="float" office:value="20.9226008526456">
            <text:p>2,09E+001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0.789474">
            <text:p>0,789474</text:p>
          </table:table-cell>
          <table:table-cell office:value-type="float" office:value="0.219575">
            <text:p>0,219575</text:p>
          </table:table-cell>
          <table:table-cell table:style-name="ce2" table:formula="of:=[.B11]*[.$E$1]/[.$E$2]" office:value-type="float" office:value="789.474">
            <text:p>7,89E+002</text:p>
          </table:table-cell>
          <table:table-cell table:style-name="ce3" table:formula="of:=[.C11]/[.$E$1]" office:value-type="float" office:value="21.9575">
            <text:p>2,20E+001</text:p>
          </table:table-cell>
          <table:table-cell table:style-name="ce2" table:formula="of:=((1/0.41)*LN([.D11]))+5" office:value-type="float" office:value="21.2716265876045">
            <text:p>2,13E+001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0.894737">
            <text:p>0,894737</text:p>
          </table:table-cell>
          <table:table-cell office:value-type="float" office:value="0.221271">
            <text:p>0,221271</text:p>
          </table:table-cell>
          <table:table-cell table:style-name="ce2" table:formula="of:=[.B12]*[.$E$1]/[.$E$2]" office:value-type="float" office:value="894.737">
            <text:p>8,95E+002</text:p>
          </table:table-cell>
          <table:table-cell table:style-name="ce3" table:formula="of:=[.C12]/[.$E$1]" office:value-type="float" office:value="22.1271">
            <text:p>2,21E+001</text:p>
          </table:table-cell>
          <table:table-cell table:style-name="ce2" table:formula="of:=((1/0.41)*LN([.D12]))+5" office:value-type="float" office:value="21.5769020008353">
            <text:p>2,16E+001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221821">
            <text:p>0,221821</text:p>
          </table:table-cell>
          <table:table-cell table:style-name="ce2" table:formula="of:=[.B13]*[.$E$1]/[.$E$2]" office:value-type="float" office:value="1000">
            <text:p>1,00E+003</text:p>
          </table:table-cell>
          <table:table-cell table:style-name="ce3" table:formula="of:=[.C13]/[.$E$1]" office:value-type="float" office:value="22.1821">
            <text:p>2,22E+001</text:p>
          </table:table-cell>
          <table:table-cell table:style-name="ce2" table:formula="of:=((1/0.41)*LN([.D13]))+5" office:value-type="float" office:value="21.8481836072735">
            <text:p>2,18E+001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1.10526">
            <text:p>1,10526</text:p>
          </table:table-cell>
          <table:table-cell office:value-type="float" office:value="0.221271">
            <text:p>0,221271</text:p>
          </table:table-cell>
          <table:table-cell table:style-name="ce2" table:formula="of:=[.B14]*[.$E$1]/[.$E$2]" office:value-type="float" office:value="1105.26">
            <text:p>1,11E+003</text:p>
          </table:table-cell>
          <table:table-cell table:style-name="ce3" table:formula="of:=[.C14]/[.$E$1]" office:value-type="float" office:value="22.1271">
            <text:p>2,21E+001</text:p>
          </table:table-cell>
          <table:table-cell table:style-name="ce2" table:formula="of:=((1/0.41)*LN([.D14]))+5" office:value-type="float" office:value="22.0922826351029">
            <text:p>2,21E+001</text:p>
          </table:table-cell>
          <table:table-cell table:style-name="ce3"/>
          <table:table-cell/>
        </table:table-row>
        <table:table-row table:style-name="ro1">
          <table:table-cell/>
          <table:table-cell office:value-type="float" office:value="1.21053">
            <text:p>1,21053</text:p>
          </table:table-cell>
          <table:table-cell office:value-type="float" office:value="0.219575">
            <text:p>0,219575</text:p>
          </table:table-cell>
          <table:table-cell table:style-name="ce2" table:formula="of:=[.B15]*[.$E$1]/[.$E$2]" office:value-type="float" office:value="1210.53">
            <text:p>1,21E+003</text:p>
          </table:table-cell>
          <table:table-cell table:style-name="ce3" table:formula="of:=[.C15]/[.$E$1]" office:value-type="float" office:value="21.9575">
            <text:p>2,20E+001</text:p>
          </table:table-cell>
          <table:table-cell table:style-name="ce2" table:formula="of:=((1/0.41)*LN([.D15]))+5" office:value-type="float" office:value="22.314179412728">
            <text:p>2,23E+001</text:p>
          </table:table-cell>
          <table:table-cell table:style-name="ce2"/>
          <table:table-cell/>
        </table:table-row>
        <table:table-row table:style-name="ro1">
          <table:table-cell/>
          <table:table-cell office:value-type="float" office:value="1.31579">
            <text:p>1,31579</text:p>
          </table:table-cell>
          <table:table-cell office:value-type="float" office:value="0.216646">
            <text:p>0,216646</text:p>
          </table:table-cell>
          <table:table-cell table:style-name="ce2" table:formula="of:=[.B16]*[.$E$1]/[.$E$2]" office:value-type="float" office:value="1315.79">
            <text:p>1,32E+003</text:p>
          </table:table-cell>
          <table:table-cell table:style-name="ce3" table:formula="of:=[.C16]/[.$E$1]" office:value-type="float" office:value="21.6646">
            <text:p>2,17E+001</text:p>
          </table:table-cell>
          <table:table-cell table:style-name="ce2" table:formula="of:=((1/0.41)*LN([.D16]))+5" office:value-type="float" office:value="22.5175427431313">
            <text:p>2,25E+0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42105">
            <text:p>1,42105</text:p>
          </table:table-cell>
          <table:table-cell office:value-type="float" office:value="0.212409">
            <text:p>0,212409</text:p>
          </table:table-cell>
          <table:table-cell table:style-name="ce2" table:formula="of:=[.B17]*[.$E$1]/[.$E$2]" office:value-type="float" office:value="1421.05">
            <text:p>1,42E+003</text:p>
          </table:table-cell>
          <table:table-cell table:style-name="ce3" table:formula="of:=[.C17]/[.$E$1]" office:value-type="float" office:value="21.2409">
            <text:p>2,12E+001</text:p>
          </table:table-cell>
          <table:table-cell table:style-name="ce2" table:formula="of:=((1/0.41)*LN([.D17]))+5" office:value-type="float" office:value="22.7052471072353">
            <text:p>2,27E+001</text:p>
          </table:table-cell>
          <table:table-cell table:number-columns-repeated="2"/>
        </table:table-row>
        <table:table-row table:style-name="ro1" table:number-rows-repeated="16"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6"/>
        </table:table-row>
      </table:table>
      <table:table table:name="OpenFOAM" table:style-name="ta1">
        <table:shapes>
          <draw:frame draw:z-index="0" draw:style-name="gr1" svg:width="16.008cm" svg:height="8.993cm" svg:x="16.644cm" svg:y="1.473cm">
            <draw:object draw:notify-on-update-of-ranges="OpenFOAM.D4:OpenFOAM.D103 OpenFOAM.E4:OpenFOAM.E103 OpenFOAM.D4:OpenFOAM.D103 OpenFOAM.F4:OpenFOAM.F103 OpenFOAM.D4:OpenFOAM.D103 OpenFOAM.G4:OpenFOAM.G10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row table:style-name="ro1">
          <table:table-cell table:number-columns-repeated="3"/>
          <table:table-cell table:style-name="Default" office:value-type="string">
            <text:p>u tau</text:p>
          </table:table-cell>
          <table:table-cell table:style-name="Default" office:value-type="float" office:value="0.002723">
            <text:p>0,002723</text:p>
          </table:table-cell>
          <table:table-cell table:style-name="Default"/>
          <table:table-cell table:style-name="Default" office:value-type="string">
            <text:p>re</text:p>
          </table:table-cell>
          <table:table-cell table:formula="of:=0.05*2*2/[.E2]" office:value-type="float" office:value="20000">
            <text:p>20000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nu</text:p>
          </table:table-cell>
          <table:table-cell office:value-type="float" office:value="0.00001">
            <text:p>1,00E-00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>
            <text:p>y</text:p>
          </table:table-cell>
          <table:table-cell office:value-type="string">
            <text:p>u</text:p>
          </table:table-cell>
          <table:table-cell table:style-name="Default" office:value-type="string">
            <text:p>y+</text:p>
          </table:table-cell>
          <table:table-cell table:style-name="Default" office:value-type="string">
            <text:p>u+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float" office:value="0.002">
            <text:p>0,002</text:p>
          </table:table-cell>
          <table:table-cell office:value-type="float" office:value="0.0014837">
            <text:p>0,0014837</text:p>
          </table:table-cell>
          <table:table-cell table:formula="of:=[.B4]*[.$E$1]/[.$E$2]" office:value-type="float" office:value="0.5446">
            <text:p>5,45E-001</text:p>
          </table:table-cell>
          <table:table-cell table:formula="of:=[.C4]/[.$E$1]" office:value-type="float" office:value="0.544876973925817">
            <text:p>5,45E-001</text:p>
          </table:table-cell>
          <table:table-cell table:style-name="Default" table:formula="of:=[.D4]" office:value-type="float" office:value="0.5446">
            <text:p>5,45E-001</text:p>
          </table:table-cell>
          <table:table-cell/>
          <table:table-cell table:style-name="ce2"/>
        </table:table-row>
        <table:table-row table:style-name="ro1">
          <table:table-cell/>
          <table:table-cell office:value-type="float" office:value="0.01203">
            <text:p>0,01203</text:p>
          </table:table-cell>
          <table:table-cell office:value-type="float" office:value="0.0088111">
            <text:p>0,0088111</text:p>
          </table:table-cell>
          <table:table-cell table:formula="of:=[.B5]*[.$E$1]/[.$E$2]" office:value-type="float" office:value="3.275769">
            <text:p>3,28E+000</text:p>
          </table:table-cell>
          <table:table-cell table:formula="of:=[.C5]/[.$E$1]" office:value-type="float" office:value="3.23580609621741">
            <text:p>3,24E+000</text:p>
          </table:table-cell>
          <table:table-cell table:style-name="Default" table:formula="of:=[.D5]" office:value-type="float" office:value="3.275769">
            <text:p>3,28E+000</text:p>
          </table:table-cell>
          <table:table-cell/>
          <table:table-cell table:style-name="ce2"/>
        </table:table-row>
        <table:table-row table:style-name="ro1">
          <table:table-cell/>
          <table:table-cell office:value-type="float" office:value="0.02206">
            <text:p>0,02206</text:p>
          </table:table-cell>
          <table:table-cell office:value-type="float" office:value="0.015986">
            <text:p>0,015986</text:p>
          </table:table-cell>
          <table:table-cell table:formula="of:=[.B6]*[.$E$1]/[.$E$2]" office:value-type="float" office:value="6.006938">
            <text:p>6,01E+000</text:p>
          </table:table-cell>
          <table:table-cell table:formula="of:=[.C6]/[.$E$1]" office:value-type="float" office:value="5.87073081160485">
            <text:p>5,87E+000</text:p>
          </table:table-cell>
          <table:table-cell table:style-name="Default" table:formula="of:=[.D6]" office:value-type="float" office:value="6.006938">
            <text:p>6,01E+000</text:p>
          </table:table-cell>
          <table:table-cell table:formula="of:=((1/0.41)*LN([.D6]))+5" office:value-type="float" office:value="9.37296374273886">
            <text:p>9,37E+000</text:p>
          </table:table-cell>
          <table:table-cell table:style-name="ce2"/>
        </table:table-row>
        <table:table-row table:style-name="ro1">
          <table:table-cell/>
          <table:table-cell office:value-type="float" office:value="0.03209">
            <text:p>0,03209</text:p>
          </table:table-cell>
          <table:table-cell office:value-type="float" office:value="0.022421">
            <text:p>0,022421</text:p>
          </table:table-cell>
          <table:table-cell table:formula="of:=[.B7]*[.$E$1]/[.$E$2]" office:value-type="float" office:value="8.738107">
            <text:p>8,74E+000</text:p>
          </table:table-cell>
          <table:table-cell table:formula="of:=[.C7]/[.$E$1]" office:value-type="float" office:value="8.23393316195373">
            <text:p>8,23E+000</text:p>
          </table:table-cell>
          <table:table-cell table:style-name="Default" table:formula="of:=[.D7]" office:value-type="float" office:value="8.738107">
            <text:p>8,74E+000</text:p>
          </table:table-cell>
          <table:table-cell table:formula="of:=((1/0.41)*LN([.D7]))+5" office:value-type="float" office:value="10.2870575019984">
            <text:p>1,03E+001</text:p>
          </table:table-cell>
          <table:table-cell table:style-name="ce2"/>
        </table:table-row>
        <table:table-row table:style-name="ro1">
          <table:table-cell/>
          <table:table-cell office:value-type="float" office:value="0.042121">
            <text:p>0,042121</text:p>
          </table:table-cell>
          <table:table-cell office:value-type="float" office:value="0.027376">
            <text:p>0,027376</text:p>
          </table:table-cell>
          <table:table-cell table:formula="of:=[.B8]*[.$E$1]/[.$E$2]" office:value-type="float" office:value="11.4695483">
            <text:p>1,15E+001</text:p>
          </table:table-cell>
          <table:table-cell table:formula="of:=[.C8]/[.$E$1]" office:value-type="float" office:value="10.053617333823">
            <text:p>1,01E+001</text:p>
          </table:table-cell>
          <table:table-cell table:style-name="Default" table:formula="of:=[.D8]" office:value-type="float" office:value="11.4695483">
            <text:p>1,15E+001</text:p>
          </table:table-cell>
          <table:table-cell table:formula="of:=((1/0.41)*LN([.D8]))+5" office:value-type="float" office:value="10.9504769496876">
            <text:p>1,10E+001</text:p>
          </table:table-cell>
          <table:table-cell table:style-name="ce2"/>
        </table:table-row>
        <table:table-row table:style-name="ro1">
          <table:table-cell/>
          <table:table-cell office:value-type="float" office:value="0.052151">
            <text:p>0,052151</text:p>
          </table:table-cell>
          <table:table-cell office:value-type="float" office:value="0.030792">
            <text:p>0,030792</text:p>
          </table:table-cell>
          <table:table-cell table:formula="of:=[.B9]*[.$E$1]/[.$E$2]" office:value-type="float" office:value="14.2007173">
            <text:p>1,42E+001</text:p>
          </table:table-cell>
          <table:table-cell table:formula="of:=[.C9]/[.$E$1]" office:value-type="float" office:value="11.3081160484759">
            <text:p>1,13E+001</text:p>
          </table:table-cell>
          <table:table-cell table:style-name="Default" table:formula="of:=[.D9]" office:value-type="float" office:value="14.2007173">
            <text:p>1,42E+001</text:p>
          </table:table-cell>
          <table:table-cell table:formula="of:=((1/0.41)*LN([.D9]))+5" office:value-type="float" office:value="11.4714450668681">
            <text:p>1,15E+001</text:p>
          </table:table-cell>
          <table:table-cell table:style-name="ce2"/>
        </table:table-row>
        <table:table-row table:style-name="ro1">
          <table:table-cell/>
          <table:table-cell office:value-type="float" office:value="0.062181">
            <text:p>0,062181</text:p>
          </table:table-cell>
          <table:table-cell office:value-type="float" office:value="0.033335">
            <text:p>0,033335</text:p>
          </table:table-cell>
          <table:table-cell table:formula="of:=[.B10]*[.$E$1]/[.$E$2]" office:value-type="float" office:value="16.9318863">
            <text:p>1,69E+001</text:p>
          </table:table-cell>
          <table:table-cell table:formula="of:=[.C10]/[.$E$1]" office:value-type="float" office:value="12.2420124862284">
            <text:p>1,22E+001</text:p>
          </table:table-cell>
          <table:table-cell table:style-name="Default" table:formula="of:=[.D10]" office:value-type="float" office:value="16.9318863">
            <text:p>1,69E+001</text:p>
          </table:table-cell>
          <table:table-cell table:formula="of:=((1/0.41)*LN([.D10]))+5" office:value-type="float" office:value="11.9004844086353">
            <text:p>1,19E+001</text:p>
          </table:table-cell>
          <table:table-cell table:style-name="ce2"/>
        </table:table-row>
        <table:table-row table:style-name="ro1">
          <table:table-cell/>
          <table:table-cell office:value-type="float" office:value="0.072211">
            <text:p>0,072211</text:p>
          </table:table-cell>
          <table:table-cell office:value-type="float" office:value="0.035283">
            <text:p>0,035283</text:p>
          </table:table-cell>
          <table:table-cell table:formula="of:=[.B11]*[.$E$1]/[.$E$2]" office:value-type="float" office:value="19.6630553">
            <text:p>1,97E+001</text:p>
          </table:table-cell>
          <table:table-cell table:formula="of:=[.C11]/[.$E$1]" office:value-type="float" office:value="12.9573999265516">
            <text:p>1,30E+001</text:p>
          </table:table-cell>
          <table:table-cell table:style-name="Default"/>
          <table:table-cell table:formula="of:=((1/0.41)*LN([.D11]))+5" office:value-type="float" office:value="12.2652231940542">
            <text:p>1,23E+001</text:p>
          </table:table-cell>
          <table:table-cell table:style-name="ce2"/>
        </table:table-row>
        <table:table-row table:style-name="ro1">
          <table:table-cell/>
          <table:table-cell office:value-type="float" office:value="0.082241">
            <text:p>0,082241</text:p>
          </table:table-cell>
          <table:table-cell office:value-type="float" office:value="0.036818">
            <text:p>0,036818</text:p>
          </table:table-cell>
          <table:table-cell table:formula="of:=[.B12]*[.$E$1]/[.$E$2]" office:value-type="float" office:value="22.3942243">
            <text:p>2,24E+001</text:p>
          </table:table-cell>
          <table:table-cell table:formula="of:=[.C12]/[.$E$1]" office:value-type="float" office:value="13.521116415718">
            <text:p>1,35E+001</text:p>
          </table:table-cell>
          <table:table-cell table:style-name="Default"/>
          <table:table-cell table:formula="of:=((1/0.41)*LN([.D12]))+5" office:value-type="float" office:value="12.5824465411307">
            <text:p>1,26E+001</text:p>
          </table:table-cell>
          <table:table-cell table:style-name="ce2"/>
        </table:table-row>
        <table:table-row table:style-name="ro1">
          <table:table-cell/>
          <table:table-cell office:value-type="float" office:value="0.092271">
            <text:p>0,092271</text:p>
          </table:table-cell>
          <table:table-cell office:value-type="float" office:value="0.0381">
            <text:p>0,0381</text:p>
          </table:table-cell>
          <table:table-cell table:formula="of:=[.B13]*[.$E$1]/[.$E$2]" office:value-type="float" office:value="25.1253933">
            <text:p>2,51E+001</text:p>
          </table:table-cell>
          <table:table-cell table:formula="of:=[.C13]/[.$E$1]" office:value-type="float" office:value="13.9919206757253">
            <text:p>1,40E+001</text:p>
          </table:table-cell>
          <table:table-cell table:style-name="Default"/>
          <table:table-cell table:formula="of:=((1/0.41)*LN([.D13]))+5" office:value-type="float" office:value="12.8631195609465">
            <text:p>1,29E+001</text:p>
          </table:table-cell>
          <table:table-cell table:style-name="ce2"/>
        </table:table-row>
        <table:table-row table:style-name="ro1">
          <table:table-cell/>
          <table:table-cell office:value-type="float" office:value="0.1023">
            <text:p>0,1023</text:p>
          </table:table-cell>
          <table:table-cell office:value-type="float" office:value="0.039199">
            <text:p>0,039199</text:p>
          </table:table-cell>
          <table:table-cell table:formula="of:=[.B14]*[.$E$1]/[.$E$2]" office:value-type="float" office:value="27.85629">
            <text:p>2,79E+001</text:p>
          </table:table-cell>
          <table:table-cell table:formula="of:=[.C14]/[.$E$1]" office:value-type="float" office:value="14.3955196474477">
            <text:p>1,44E+001</text:p>
          </table:table-cell>
          <table:table-cell table:style-name="Default"/>
          <table:table-cell table:formula="of:=((1/0.41)*LN([.D14]))+5" office:value-type="float" office:value="13.1147775455004">
            <text:p>1,31E+001</text:p>
          </table:table-cell>
          <table:table-cell table:style-name="ce2"/>
        </table:table-row>
        <table:table-row table:style-name="ro1">
          <table:table-cell/>
          <table:table-cell office:value-type="float" office:value="0.11233">
            <text:p>0,11233</text:p>
          </table:table-cell>
          <table:table-cell office:value-type="float" office:value="0.04016">
            <text:p>0,04016</text:p>
          </table:table-cell>
          <table:table-cell table:formula="of:=[.B15]*[.$E$1]/[.$E$2]" office:value-type="float" office:value="30.587459">
            <text:p>3,06E+001</text:p>
          </table:table-cell>
          <table:table-cell table:formula="of:=[.C15]/[.$E$1]" office:value-type="float" office:value="14.7484392214469">
            <text:p>1,47E+001</text:p>
          </table:table-cell>
          <table:table-cell table:style-name="Default"/>
          <table:table-cell table:formula="of:=((1/0.41)*LN([.D15]))+5" office:value-type="float" office:value="13.3429026545148">
            <text:p>1,33E+001</text:p>
          </table:table-cell>
          <table:table-cell table:style-name="ce2"/>
        </table:table-row>
        <table:table-row table:style-name="ro1">
          <table:table-cell/>
          <table:table-cell office:value-type="float" office:value="0.12236">
            <text:p>0,12236</text:p>
          </table:table-cell>
          <table:table-cell office:value-type="float" office:value="0.041007">
            <text:p>0,041007</text:p>
          </table:table-cell>
          <table:table-cell table:formula="of:=[.B16]*[.$E$1]/[.$E$2]" office:value-type="float" office:value="33.318628">
            <text:p>3,33E+001</text:p>
          </table:table-cell>
          <table:table-cell table:formula="of:=[.C16]/[.$E$1]" office:value-type="float" office:value="15.0594932060228">
            <text:p>1,51E+001</text:p>
          </table:table-cell>
          <table:table-cell table:style-name="Default"/>
          <table:table-cell table:formula="of:=((1/0.41)*LN([.D16]))+5" office:value-type="float" office:value="13.5515039999519">
            <text:p>1,36E+001</text:p>
          </table:table-cell>
          <table:table-cell table:style-name="ce2"/>
        </table:table-row>
        <table:table-row table:style-name="ro1">
          <table:table-cell/>
          <table:table-cell office:value-type="float" office:value="0.13239">
            <text:p>0,13239</text:p>
          </table:table-cell>
          <table:table-cell office:value-type="float" office:value="0.041763">
            <text:p>0,041763</text:p>
          </table:table-cell>
          <table:table-cell table:formula="of:=[.B17]*[.$E$1]/[.$E$2]" office:value-type="float" office:value="36.049797">
            <text:p>3,60E+001</text:p>
          </table:table-cell>
          <table:table-cell table:formula="of:=[.C17]/[.$E$1]" office:value-type="float" office:value="15.3371281674624">
            <text:p>1,53E+001</text:p>
          </table:table-cell>
          <table:table-cell table:style-name="Default"/>
          <table:table-cell table:formula="of:=((1/0.41)*LN([.D17]))+5" office:value-type="float" office:value="13.7436615430418">
            <text:p>1,37E+001</text:p>
          </table:table-cell>
          <table:table-cell table:style-name="ce2"/>
        </table:table-row>
        <table:table-row table:style-name="ro1">
          <table:table-cell/>
          <table:table-cell office:value-type="float" office:value="0.14242">
            <text:p>0,14242</text:p>
          </table:table-cell>
          <table:table-cell office:value-type="float" office:value="0.042453">
            <text:p>0,042453</text:p>
          </table:table-cell>
          <table:table-cell table:formula="of:=[.B18]*[.$E$1]/[.$E$2]" office:value-type="float" office:value="38.780966">
            <text:p>3,88E+001</text:p>
          </table:table-cell>
          <table:table-cell table:formula="of:=[.C18]/[.$E$1]" office:value-type="float" office:value="15.5905251560779">
            <text:p>1,56E+001</text:p>
          </table:table-cell>
          <table:table-cell table:style-name="Default"/>
          <table:table-cell table:formula="of:=((1/0.41)*LN([.D18]))+5" office:value-type="float" office:value="13.9217794128087">
            <text:p>1,39E+001</text:p>
          </table:table-cell>
          <table:table-cell table:style-name="ce2"/>
        </table:table-row>
        <table:table-row table:style-name="ro1">
          <table:table-cell/>
          <table:table-cell office:value-type="float" office:value="0.15245">
            <text:p>0,15245</text:p>
          </table:table-cell>
          <table:table-cell office:value-type="float" office:value="0.043091">
            <text:p>0,043091</text:p>
          </table:table-cell>
          <table:table-cell table:formula="of:=[.B19]*[.$E$1]/[.$E$2]" office:value-type="float" office:value="41.512135">
            <text:p>4,15E+001</text:p>
          </table:table-cell>
          <table:table-cell table:formula="of:=[.C19]/[.$E$1]" office:value-type="float" office:value="15.8248255600441">
            <text:p>1,58E+001</text:p>
          </table:table-cell>
          <table:table-cell table:style-name="Default"/>
          <table:table-cell table:formula="of:=((1/0.41)*LN([.D19]))+5" office:value-type="float" office:value="14.0877702295899">
            <text:p>1,41E+001</text:p>
          </table:table-cell>
          <table:table-cell table:style-name="ce2"/>
        </table:table-row>
        <table:table-row table:style-name="ro1">
          <table:table-cell/>
          <table:table-cell office:value-type="float" office:value="0.16248">
            <text:p>0,16248</text:p>
          </table:table-cell>
          <table:table-cell office:value-type="float" office:value="0.043687">
            <text:p>0,043687</text:p>
          </table:table-cell>
          <table:table-cell table:formula="of:=[.B20]*[.$E$1]/[.$E$2]" office:value-type="float" office:value="44.243304">
            <text:p>4,42E+001</text:p>
          </table:table-cell>
          <table:table-cell table:formula="of:=[.C20]/[.$E$1]" office:value-type="float" office:value="16.0437017994859">
            <text:p>1,60E+001</text:p>
          </table:table-cell>
          <table:table-cell table:style-name="Default"/>
          <table:table-cell table:formula="of:=((1/0.41)*LN([.D20]))+5" office:value-type="float" office:value="14.2431805804139">
            <text:p>1,42E+001</text:p>
          </table:table-cell>
          <table:table-cell table:style-name="ce2"/>
        </table:table-row>
        <table:table-row table:style-name="ro1">
          <table:table-cell/>
          <table:table-cell office:value-type="float" office:value="0.17251">
            <text:p>0,17251</text:p>
          </table:table-cell>
          <table:table-cell office:value-type="float" office:value="0.044224">
            <text:p>0,044224</text:p>
          </table:table-cell>
          <table:table-cell table:formula="of:=[.B21]*[.$E$1]/[.$E$2]" office:value-type="float" office:value="46.974473">
            <text:p>4,70E+001</text:p>
          </table:table-cell>
          <table:table-cell table:formula="of:=[.C21]/[.$E$1]" office:value-type="float" office:value="16.240910760191">
            <text:p>1,62E+001</text:p>
          </table:table-cell>
          <table:table-cell table:style-name="Default"/>
          <table:table-cell table:formula="of:=((1/0.41)*LN([.D21]))+5" office:value-type="float" office:value="14.3892788451298">
            <text:p>1,44E+001</text:p>
          </table:table-cell>
          <table:table-cell table:style-name="ce2"/>
        </table:table-row>
        <table:table-row table:style-name="ro1">
          <table:table-cell/>
          <table:table-cell office:value-type="float" office:value="0.18254">
            <text:p>0,18254</text:p>
          </table:table-cell>
          <table:table-cell office:value-type="float" office:value="0.044735">
            <text:p>0,044735</text:p>
          </table:table-cell>
          <table:table-cell table:formula="of:=[.B22]*[.$E$1]/[.$E$2]" office:value-type="float" office:value="49.705642">
            <text:p>4,97E+001</text:p>
          </table:table-cell>
          <table:table-cell table:formula="of:=[.C22]/[.$E$1]" office:value-type="float" office:value="16.4285714285714">
            <text:p>1,64E+001</text:p>
          </table:table-cell>
          <table:table-cell table:style-name="Default"/>
          <table:table-cell table:formula="of:=((1/0.41)*LN([.D22]))+5" office:value-type="float" office:value="14.5271181653325">
            <text:p>1,45E+001</text:p>
          </table:table-cell>
          <table:table-cell table:style-name="ce2"/>
        </table:table-row>
        <table:table-row table:style-name="ro1">
          <table:table-cell/>
          <table:table-cell office:value-type="float" office:value="0.19257">
            <text:p>0,19257</text:p>
          </table:table-cell>
          <table:table-cell office:value-type="float" office:value="0.045222">
            <text:p>0,045222</text:p>
          </table:table-cell>
          <table:table-cell table:formula="of:=[.B23]*[.$E$1]/[.$E$2]" office:value-type="float" office:value="52.436811">
            <text:p>5,24E+001</text:p>
          </table:table-cell>
          <table:table-cell table:formula="of:=[.C23]/[.$E$1]" office:value-type="float" office:value="16.6074182886522">
            <text:p>1,66E+001</text:p>
          </table:table-cell>
          <table:table-cell table:style-name="Default"/>
          <table:table-cell table:formula="of:=((1/0.41)*LN([.D23]))+5" office:value-type="float" office:value="14.6575825480229">
            <text:p>1,47E+001</text:p>
          </table:table-cell>
          <table:table-cell table:style-name="ce2"/>
        </table:table-row>
        <table:table-row table:style-name="ro1">
          <table:table-cell/>
          <table:table-cell office:value-type="float" office:value="0.2026">
            <text:p>0,2026</text:p>
          </table:table-cell>
          <table:table-cell office:value-type="float" office:value="0.045667">
            <text:p>0,045667</text:p>
          </table:table-cell>
          <table:table-cell table:formula="of:=[.B24]*[.$E$1]/[.$E$2]" office:value-type="float" office:value="55.16798">
            <text:p>5,52E+001</text:p>
          </table:table-cell>
          <table:table-cell table:formula="of:=[.C24]/[.$E$1]" office:value-type="float" office:value="16.7708409842086">
            <text:p>1,68E+001</text:p>
          </table:table-cell>
          <table:table-cell/>
          <table:table-cell table:formula="of:=((1/0.41)*LN([.D24]))+5" office:value-type="float" office:value="14.7814212500297">
            <text:p>1,48E+001</text:p>
          </table:table-cell>
          <table:table-cell table:style-name="ce2"/>
        </table:table-row>
        <table:table-row table:style-name="ro1">
          <table:table-cell/>
          <table:table-cell office:value-type="float" office:value="0.21263">
            <text:p>0,21263</text:p>
          </table:table-cell>
          <table:table-cell office:value-type="float" office:value="0.046099">
            <text:p>0,046099</text:p>
          </table:table-cell>
          <table:table-cell table:formula="of:=[.B25]*[.$E$1]/[.$E$2]" office:value-type="float" office:value="57.899149">
            <text:p>5,79E+001</text:p>
          </table:table-cell>
          <table:table-cell table:formula="of:=[.C25]/[.$E$1]" office:value-type="float" office:value="16.9294895336026">
            <text:p>1,69E+001</text:p>
          </table:table-cell>
          <table:table-cell/>
          <table:table-cell table:formula="of:=((1/0.41)*LN([.D25]))+5" office:value-type="float" office:value="14.8992748456492">
            <text:p>1,49E+001</text:p>
          </table:table-cell>
          <table:table-cell table:style-name="ce2"/>
        </table:table-row>
        <table:table-row table:style-name="ro1">
          <table:table-cell/>
          <table:table-cell office:value-type="float" office:value="0.22266">
            <text:p>0,22266</text:p>
          </table:table-cell>
          <table:table-cell office:value-type="float" office:value="0.046505">
            <text:p>0,046505</text:p>
          </table:table-cell>
          <table:table-cell table:formula="of:=[.B26]*[.$E$1]/[.$E$2]" office:value-type="float" office:value="60.630318">
            <text:p>6,06E+001</text:p>
          </table:table-cell>
          <table:table-cell table:formula="of:=[.C26]/[.$E$1]" office:value-type="float" office:value="17.0785897906721">
            <text:p>1,71E+001</text:p>
          </table:table-cell>
          <table:table-cell table:style-name="Default"/>
          <table:table-cell table:formula="of:=((1/0.41)*LN([.D26]))+5" office:value-type="float" office:value="15.0116952804833">
            <text:p>1,50E+001</text:p>
          </table:table-cell>
          <table:table-cell table:style-name="ce2"/>
        </table:table-row>
        <table:table-row table:style-name="ro1">
          <table:table-cell/>
          <table:table-cell office:value-type="float" office:value="0.23269">
            <text:p>0,23269</text:p>
          </table:table-cell>
          <table:table-cell office:value-type="float" office:value="0.046892">
            <text:p>0,046892</text:p>
          </table:table-cell>
          <table:table-cell table:formula="of:=[.B27]*[.$E$1]/[.$E$2]" office:value-type="float" office:value="63.361487">
            <text:p>6,34E+001</text:p>
          </table:table-cell>
          <table:table-cell table:formula="of:=[.C27]/[.$E$1]" office:value-type="float" office:value="17.2207124495042">
            <text:p>1,72E+001</text:p>
          </table:table-cell>
          <table:table-cell table:style-name="Default"/>
          <table:table-cell table:formula="of:=((1/0.41)*LN([.D27]))+5" office:value-type="float" office:value="15.119161503162">
            <text:p>1,51E+001</text:p>
          </table:table-cell>
          <table:table-cell table:style-name="ce2"/>
        </table:table-row>
        <table:table-row table:style-name="ro1">
          <table:table-cell/>
          <table:table-cell office:value-type="float" office:value="0.24272">
            <text:p>0,24272</text:p>
          </table:table-cell>
          <table:table-cell office:value-type="float" office:value="0.047265">
            <text:p>0,047265</text:p>
          </table:table-cell>
          <table:table-cell table:formula="of:=[.B28]*[.$E$1]/[.$E$2]" office:value-type="float" office:value="66.092656">
            <text:p>6,61E+001</text:p>
          </table:table-cell>
          <table:table-cell table:formula="of:=[.C28]/[.$E$1]" office:value-type="float" office:value="17.3576937201616">
            <text:p>1,74E+001</text:p>
          </table:table-cell>
          <table:table-cell/>
          <table:table-cell table:formula="of:=((1/0.41)*LN([.D28]))+5" office:value-type="float" office:value="15.2220917958483">
            <text:p>1,52E+001</text:p>
          </table:table-cell>
          <table:table-cell table:style-name="ce2"/>
        </table:table-row>
        <table:table-row table:style-name="ro1">
          <table:table-cell/>
          <table:table-cell office:value-type="float" office:value="0.25275">
            <text:p>0,25275</text:p>
          </table:table-cell>
          <table:table-cell office:value-type="float" office:value="0.047615">
            <text:p>0,047615</text:p>
          </table:table-cell>
          <table:table-cell table:formula="of:=[.B29]*[.$E$1]/[.$E$2]" office:value-type="float" office:value="68.823825">
            <text:p>6,88E+001</text:p>
          </table:table-cell>
          <table:table-cell table:formula="of:=[.C29]/[.$E$1]" office:value-type="float" office:value="17.4862284245318">
            <text:p>1,75E+001</text:p>
          </table:table-cell>
          <table:table-cell table:style-name="Default"/>
          <table:table-cell table:formula="of:=((1/0.41)*LN([.D29]))+5" office:value-type="float" office:value="15.320853606337">
            <text:p>1,53E+001</text:p>
          </table:table-cell>
          <table:table-cell table:style-name="ce2"/>
        </table:table-row>
        <table:table-row table:style-name="ro1">
          <table:table-cell/>
          <table:table-cell office:value-type="float" office:value="0.26278">
            <text:p>0,26278</text:p>
          </table:table-cell>
          <table:table-cell office:value-type="float" office:value="0.04796">
            <text:p>0,04796</text:p>
          </table:table-cell>
          <table:table-cell table:formula="of:=[.B30]*[.$E$1]/[.$E$2]" office:value-type="float" office:value="71.554994">
            <text:p>7,16E+001</text:p>
          </table:table-cell>
          <table:table-cell table:formula="of:=[.C30]/[.$E$1]" office:value-type="float" office:value="17.6129269188395">
            <text:p>1,76E+001</text:p>
          </table:table-cell>
          <table:table-cell table:style-name="Default"/>
          <table:table-cell table:formula="of:=((1/0.41)*LN([.D30]))+5" office:value-type="float" office:value="15.4157714656372">
            <text:p>1,54E+001</text:p>
          </table:table-cell>
          <table:table-cell table:style-name="ce2"/>
        </table:table-row>
        <table:table-row table:style-name="ro1">
          <table:table-cell/>
          <table:table-cell office:value-type="float" office:value="0.27281">
            <text:p>0,27281</text:p>
          </table:table-cell>
          <table:table-cell office:value-type="float" office:value="0.048282">
            <text:p>0,048282</text:p>
          </table:table-cell>
          <table:table-cell table:formula="of:=[.B31]*[.$E$1]/[.$E$2]" office:value-type="float" office:value="74.286163">
            <text:p>7,43E+001</text:p>
          </table:table-cell>
          <table:table-cell table:formula="of:=[.C31]/[.$E$1]" office:value-type="float" office:value="17.7311788468601">
            <text:p>1,77E+001</text:p>
          </table:table-cell>
          <table:table-cell table:style-name="Default"/>
          <table:table-cell table:formula="of:=((1/0.41)*LN([.D31]))+5" office:value-type="float" office:value="15.5071334216745">
            <text:p>1,55E+001</text:p>
          </table:table-cell>
          <table:table-cell table:style-name="ce2"/>
        </table:table-row>
        <table:table-row table:style-name="ro1">
          <table:table-cell/>
          <table:table-cell office:value-type="float" office:value="0.28284">
            <text:p>0,28284</text:p>
          </table:table-cell>
          <table:table-cell office:value-type="float" office:value="0.0486">
            <text:p>0,0486</text:p>
          </table:table-cell>
          <table:table-cell table:formula="of:=[.B32]*[.$E$1]/[.$E$2]" office:value-type="float" office:value="77.017332">
            <text:p>7,70E+001</text:p>
          </table:table-cell>
          <table:table-cell table:formula="of:=[.C32]/[.$E$1]" office:value-type="float" office:value="17.8479618068307">
            <text:p>1,78E+001</text:p>
          </table:table-cell>
          <table:table-cell/>
          <table:table-cell table:formula="of:=((1/0.41)*LN([.D32]))+5" office:value-type="float" office:value="15.5951963108137">
            <text:p>1,56E+001</text:p>
          </table:table-cell>
          <table:table-cell table:style-name="ce2"/>
        </table:table-row>
        <table:table-row table:style-name="ro1">
          <table:table-cell/>
          <table:table-cell office:value-type="float" office:value="0.29287">
            <text:p>0,29287</text:p>
          </table:table-cell>
          <table:table-cell office:value-type="float" office:value="0.048898">
            <text:p>0,048898</text:p>
          </table:table-cell>
          <table:table-cell table:formula="of:=[.B33]*[.$E$1]/[.$E$2]" office:value-type="float" office:value="79.748501">
            <text:p>7,97E+001</text:p>
          </table:table-cell>
          <table:table-cell table:formula="of:=[.C33]/[.$E$1]" office:value-type="float" office:value="17.9573999265516">
            <text:p>1,80E+001</text:p>
          </table:table-cell>
          <table:table-cell table:style-name="Default"/>
          <table:table-cell table:formula="of:=((1/0.41)*LN([.D33]))+5" office:value-type="float" office:value="15.680190110366">
            <text:p>1,57E+001</text:p>
          </table:table-cell>
          <table:table-cell table:style-name="ce2"/>
        </table:table-row>
        <table:table-row table:style-name="ro1">
          <table:table-cell/>
          <table:table-cell office:value-type="float" office:value="0.3029">
            <text:p>0,3029</text:p>
          </table:table-cell>
          <table:table-cell office:value-type="float" office:value="0.049193">
            <text:p>0,049193</text:p>
          </table:table-cell>
          <table:table-cell table:formula="of:=[.B34]*[.$E$1]/[.$E$2]" office:value-type="float" office:value="82.47967">
            <text:p>8,25E+001</text:p>
          </table:table-cell>
          <table:table-cell table:formula="of:=[.C34]/[.$E$1]" office:value-type="float" office:value="18.065736320235">
            <text:p>1,81E+001</text:p>
          </table:table-cell>
          <table:table-cell table:style-name="Default"/>
          <table:table-cell table:formula="of:=((1/0.41)*LN([.D34]))+5" office:value-type="float" office:value="15.7623215578799">
            <text:p>1,58E+001</text:p>
          </table:table-cell>
          <table:table-cell table:style-name="ce2"/>
        </table:table-row>
        <table:table-row table:style-name="ro1">
          <table:table-cell/>
          <table:table-cell office:value-type="float" office:value="0.31293">
            <text:p>0,31293</text:p>
          </table:table-cell>
          <table:table-cell office:value-type="float" office:value="0.049472">
            <text:p>0,049472</text:p>
          </table:table-cell>
          <table:table-cell table:formula="of:=[.B35]*[.$E$1]/[.$E$2]" office:value-type="float" office:value="85.210839">
            <text:p>8,52E+001</text:p>
          </table:table-cell>
          <table:table-cell table:formula="of:=[.C35]/[.$E$1]" office:value-type="float" office:value="18.1681968417187">
            <text:p>1,82E+001</text:p>
          </table:table-cell>
          <table:table-cell/>
          <table:table-cell table:formula="of:=((1/0.41)*LN([.D35]))+5" office:value-type="float" office:value="15.8417771806185">
            <text:p>1,58E+001</text:p>
          </table:table-cell>
          <table:table-cell table:style-name="ce2"/>
        </table:table-row>
        <table:table-row table:style-name="ro1">
          <table:table-cell/>
          <table:table-cell office:value-type="float" office:value="0.32296">
            <text:p>0,32296</text:p>
          </table:table-cell>
          <table:table-cell office:value-type="float" office:value="0.049746">
            <text:p>0,049746</text:p>
          </table:table-cell>
          <table:table-cell table:formula="of:=[.B36]*[.$E$1]/[.$E$2]" office:value-type="float" office:value="87.942008">
            <text:p>8,79E+001</text:p>
          </table:table-cell>
          <table:table-cell table:formula="of:=[.C36]/[.$E$1]" office:value-type="float" office:value="18.2688211531399">
            <text:p>1,83E+001</text:p>
          </table:table-cell>
          <table:table-cell table:style-name="Default"/>
          <table:table-cell table:formula="of:=((1/0.41)*LN([.D36]))+5" office:value-type="float" office:value="15.9187258469323">
            <text:p>1,59E+001</text:p>
          </table:table-cell>
          <table:table-cell table:style-name="ce2"/>
        </table:table-row>
        <table:table-row table:style-name="ro1">
          <table:table-cell/>
          <table:table-cell office:value-type="float" office:value="0.33299">
            <text:p>0,33299</text:p>
          </table:table-cell>
          <table:table-cell office:value-type="float" office:value="0.05001">
            <text:p>0,05001</text:p>
          </table:table-cell>
          <table:table-cell table:formula="of:=[.B37]*[.$E$1]/[.$E$2]" office:value-type="float" office:value="90.673177">
            <text:p>9,07E+001</text:p>
          </table:table-cell>
          <table:table-cell table:formula="of:=[.C37]/[.$E$1]" office:value-type="float" office:value="18.3657730444363">
            <text:p>1,84E+001</text:p>
          </table:table-cell>
          <table:table-cell/>
          <table:table-cell table:formula="of:=((1/0.41)*LN([.D37]))+5" office:value-type="float" office:value="15.99332092731">
            <text:p>1,60E+001</text:p>
          </table:table-cell>
          <table:table-cell table:style-name="ce2"/>
        </table:table-row>
        <table:table-row table:style-name="ro1">
          <table:table-cell/>
          <table:table-cell office:value-type="float" office:value="0.34303">
            <text:p>0,34303</text:p>
          </table:table-cell>
          <table:table-cell office:value-type="float" office:value="0.050264">
            <text:p>0,050264</text:p>
          </table:table-cell>
          <table:table-cell table:formula="of:=[.B38]*[.$E$1]/[.$E$2]" office:value-type="float" office:value="93.407069">
            <text:p>9,34E+001</text:p>
          </table:table-cell>
          <table:table-cell table:formula="of:=[.C38]/[.$E$1]" office:value-type="float" office:value="18.4590525156078">
            <text:p>1,85E+001</text:p>
          </table:table-cell>
          <table:table-cell/>
          <table:table-cell table:formula="of:=((1/0.41)*LN([.D38]))+5" office:value-type="float" office:value="16.0657732380382">
            <text:p>1,61E+001</text:p>
          </table:table-cell>
          <table:table-cell table:style-name="ce2"/>
        </table:table-row>
        <table:table-row table:style-name="ro1">
          <table:table-cell/>
          <table:table-cell office:value-type="float" office:value="0.35306">
            <text:p>0,35306</text:p>
          </table:table-cell>
          <table:table-cell office:value-type="float" office:value="0.050516">
            <text:p>0,050516</text:p>
          </table:table-cell>
          <table:table-cell table:formula="of:=[.B39]*[.$E$1]/[.$E$2]" office:value-type="float" office:value="96.138238">
            <text:p>9,61E+001</text:p>
          </table:table-cell>
          <table:table-cell table:formula="of:=[.C39]/[.$E$1]" office:value-type="float" office:value="18.5515975027543">
            <text:p>1,86E+001</text:p>
          </table:table-cell>
          <table:table-cell table:style-name="Default"/>
          <table:table-cell table:formula="of:=((1/0.41)*LN([.D39]))+5" office:value-type="float" office:value="16.1360661825822">
            <text:p>1,61E+001</text:p>
          </table:table-cell>
          <table:table-cell table:style-name="ce2"/>
        </table:table-row>
        <table:table-row table:style-name="ro1">
          <table:table-cell/>
          <table:table-cell office:value-type="float" office:value="0.36309">
            <text:p>0,36309</text:p>
          </table:table-cell>
          <table:table-cell office:value-type="float" office:value="0.050752">
            <text:p>0,050752</text:p>
          </table:table-cell>
          <table:table-cell table:formula="of:=[.B40]*[.$E$1]/[.$E$2]" office:value-type="float" office:value="98.869407">
            <text:p>9,89E+001</text:p>
          </table:table-cell>
          <table:table-cell table:formula="of:=[.C40]/[.$E$1]" office:value-type="float" office:value="18.6382666177011">
            <text:p>1,86E+001</text:p>
          </table:table-cell>
          <table:table-cell table:style-name="Default"/>
          <table:table-cell table:formula="of:=((1/0.41)*LN([.D40]))+5" office:value-type="float" office:value="16.2043898978444">
            <text:p>1,62E+001</text:p>
          </table:table-cell>
          <table:table-cell table:style-name="ce2"/>
        </table:table-row>
        <table:table-row table:style-name="ro1">
          <table:table-cell/>
          <table:table-cell office:value-type="float" office:value="0.37312">
            <text:p>0,37312</text:p>
          </table:table-cell>
          <table:table-cell office:value-type="float" office:value="0.050988">
            <text:p>0,050988</text:p>
          </table:table-cell>
          <table:table-cell table:formula="of:=[.B41]*[.$E$1]/[.$E$2]" office:value-type="float" office:value="101.600576">
            <text:p>1,02E+002</text:p>
          </table:table-cell>
          <table:table-cell table:formula="of:=[.C41]/[.$E$1]" office:value-type="float" office:value="18.7249357326478">
            <text:p>1,87E+001</text:p>
          </table:table-cell>
          <table:table-cell table:style-name="Default"/>
          <table:table-cell table:formula="of:=((1/0.41)*LN([.D41]))+5" office:value-type="float" office:value="16.2708517180967">
            <text:p>1,63E+001</text:p>
          </table:table-cell>
          <table:table-cell table:style-name="ce2"/>
        </table:table-row>
        <table:table-row table:style-name="ro1">
          <table:table-cell/>
          <table:table-cell office:value-type="float" office:value="0.38315">
            <text:p>0,38315</text:p>
          </table:table-cell>
          <table:table-cell office:value-type="float" office:value="0.051214">
            <text:p>0,051214</text:p>
          </table:table-cell>
          <table:table-cell table:formula="of:=[.B42]*[.$E$1]/[.$E$2]" office:value-type="float" office:value="104.331745">
            <text:p>1,04E+002</text:p>
          </table:table-cell>
          <table:table-cell table:formula="of:=[.C42]/[.$E$1]" office:value-type="float" office:value="18.8079324274697">
            <text:p>1,88E+001</text:p>
          </table:table-cell>
          <table:table-cell table:style-name="Default"/>
          <table:table-cell table:formula="of:=((1/0.41)*LN([.D42]))+5" office:value-type="float" office:value="16.3355504344244">
            <text:p>1,63E+001</text:p>
          </table:table-cell>
          <table:table-cell table:style-name="ce2"/>
        </table:table-row>
        <table:table-row table:style-name="ro1">
          <table:table-cell/>
          <table:table-cell office:value-type="float" office:value="0.39318">
            <text:p>0,39318</text:p>
          </table:table-cell>
          <table:table-cell office:value-type="float" office:value="0.051434">
            <text:p>0,051434</text:p>
          </table:table-cell>
          <table:table-cell table:formula="of:=[.B43]*[.$E$1]/[.$E$2]" office:value-type="float" office:value="107.062914">
            <text:p>1,07E+002</text:p>
          </table:table-cell>
          <table:table-cell table:formula="of:=[.C43]/[.$E$1]" office:value-type="float" office:value="18.8887256702167">
            <text:p>1,89E+001</text:p>
          </table:table-cell>
          <table:table-cell table:style-name="Default"/>
          <table:table-cell table:formula="of:=((1/0.41)*LN([.D43]))+5" office:value-type="float" office:value="16.3985771779928">
            <text:p>1,64E+001</text:p>
          </table:table-cell>
          <table:table-cell table:style-name="ce2"/>
        </table:table-row>
        <table:table-row table:style-name="ro1">
          <table:table-cell/>
          <table:table-cell office:value-type="float" office:value="0.40321">
            <text:p>0,40321</text:p>
          </table:table-cell>
          <table:table-cell office:value-type="float" office:value="0.051653">
            <text:p>0,051653</text:p>
          </table:table-cell>
          <table:table-cell table:formula="of:=[.B44]*[.$E$1]/[.$E$2]" office:value-type="float" office:value="109.794083">
            <text:p>1,10E+002</text:p>
          </table:table-cell>
          <table:table-cell table:formula="of:=[.C44]/[.$E$1]" office:value-type="float" office:value="18.9691516709512">
            <text:p>1,90E+001</text:p>
          </table:table-cell>
          <table:table-cell table:style-name="Default"/>
          <table:table-cell table:formula="of:=((1/0.41)*LN([.D44]))+5" office:value-type="float" office:value="16.4600161920353">
            <text:p>1,65E+001</text:p>
          </table:table-cell>
          <table:table-cell table:style-name="ce2"/>
        </table:table-row>
        <table:table-row table:style-name="ro1">
          <table:table-cell/>
          <table:table-cell office:value-type="float" office:value="0.41324">
            <text:p>0,41324</text:p>
          </table:table-cell>
          <table:table-cell office:value-type="float" office:value="0.051857">
            <text:p>0,051857</text:p>
          </table:table-cell>
          <table:table-cell table:formula="of:=[.B45]*[.$E$1]/[.$E$2]" office:value-type="float" office:value="112.525252">
            <text:p>1,13E+002</text:p>
          </table:table-cell>
          <table:table-cell table:formula="of:=[.C45]/[.$E$1]" office:value-type="float" office:value="19.0440690414984">
            <text:p>1,90E+001</text:p>
          </table:table-cell>
          <table:table-cell/>
          <table:table-cell table:formula="of:=((1/0.41)*LN([.D45]))+5" office:value-type="float" office:value="16.5199455089727">
            <text:p>1,65E+001</text:p>
          </table:table-cell>
          <table:table-cell table:style-name="ce2"/>
        </table:table-row>
        <table:table-row table:style-name="ro1">
          <table:table-cell/>
          <table:table-cell office:value-type="float" office:value="0.42327">
            <text:p>0,42327</text:p>
          </table:table-cell>
          <table:table-cell office:value-type="float" office:value="0.052062">
            <text:p>0,052062</text:p>
          </table:table-cell>
          <table:table-cell table:formula="of:=[.B46]*[.$E$1]/[.$E$2]" office:value-type="float" office:value="115.256421">
            <text:p>1,15E+002</text:p>
          </table:table-cell>
          <table:table-cell table:formula="of:=[.C46]/[.$E$1]" office:value-type="float" office:value="19.119353654058">
            <text:p>1,91E+001</text:p>
          </table:table-cell>
          <table:table-cell/>
          <table:table-cell table:formula="of:=((1/0.41)*LN([.D46]))+5" office:value-type="float" office:value="16.5784375463189">
            <text:p>1,66E+001</text:p>
          </table:table-cell>
          <table:table-cell table:style-name="ce2"/>
        </table:table-row>
        <table:table-row table:style-name="ro1">
          <table:table-cell/>
          <table:table-cell office:value-type="float" office:value="0.4333">
            <text:p>0,4333</text:p>
          </table:table-cell>
          <table:table-cell office:value-type="float" office:value="0.052262">
            <text:p>0,052262</text:p>
          </table:table-cell>
          <table:table-cell table:formula="of:=[.B47]*[.$E$1]/[.$E$2]" office:value-type="float" office:value="117.98759">
            <text:p>1,18E+002</text:p>
          </table:table-cell>
          <table:table-cell table:formula="of:=[.C47]/[.$E$1]" office:value-type="float" office:value="19.1928020565553">
            <text:p>1,92E+001</text:p>
          </table:table-cell>
          <table:table-cell table:style-name="Default"/>
          <table:table-cell table:formula="of:=((1/0.41)*LN([.D47]))+5" office:value-type="float" office:value="16.6355596327889">
            <text:p>1,66E+001</text:p>
          </table:table-cell>
          <table:table-cell table:style-name="ce2"/>
        </table:table-row>
        <table:table-row table:style-name="ro1">
          <table:table-cell/>
          <table:table-cell office:value-type="float" office:value="0.44333">
            <text:p>0,44333</text:p>
          </table:table-cell>
          <table:table-cell office:value-type="float" office:value="0.052452">
            <text:p>0,052452</text:p>
          </table:table-cell>
          <table:table-cell table:formula="of:=[.B48]*[.$E$1]/[.$E$2]" office:value-type="float" office:value="120.718759">
            <text:p>1,21E+002</text:p>
          </table:table-cell>
          <table:table-cell table:formula="of:=[.C48]/[.$E$1]" office:value-type="float" office:value="19.2625780389277">
            <text:p>1,93E+001</text:p>
          </table:table-cell>
          <table:table-cell table:style-name="Default"/>
          <table:table-cell table:formula="of:=((1/0.41)*LN([.D48]))+5" office:value-type="float" office:value="16.6913744741951">
            <text:p>1,67E+001</text:p>
          </table:table-cell>
          <table:table-cell table:style-name="ce2"/>
        </table:table-row>
        <table:table-row table:style-name="ro1">
          <table:table-cell/>
          <table:table-cell office:value-type="float" office:value="0.45336">
            <text:p>0,45336</text:p>
          </table:table-cell>
          <table:table-cell office:value-type="float" office:value="0.052643">
            <text:p>0,052643</text:p>
          </table:table-cell>
          <table:table-cell table:formula="of:=[.B49]*[.$E$1]/[.$E$2]" office:value-type="float" office:value="123.449928">
            <text:p>1,23E+002</text:p>
          </table:table-cell>
          <table:table-cell table:formula="of:=[.C49]/[.$E$1]" office:value-type="float" office:value="19.3327212633125">
            <text:p>1,93E+001</text:p>
          </table:table-cell>
          <table:table-cell/>
          <table:table-cell table:formula="of:=((1/0.41)*LN([.D49]))+5" office:value-type="float" office:value="16.7459405672169">
            <text:p>1,67E+001</text:p>
          </table:table-cell>
          <table:table-cell table:style-name="ce2"/>
        </table:table-row>
        <table:table-row table:style-name="ro1">
          <table:table-cell/>
          <table:table-cell office:value-type="float" office:value="0.46339">
            <text:p>0,46339</text:p>
          </table:table-cell>
          <table:table-cell office:value-type="float" office:value="0.052826">
            <text:p>0,052826</text:p>
          </table:table-cell>
          <table:table-cell table:formula="of:=[.B50]*[.$E$1]/[.$E$2]" office:value-type="float" office:value="126.181097">
            <text:p>1,26E+002</text:p>
          </table:table-cell>
          <table:table-cell table:formula="of:=[.C50]/[.$E$1]" office:value-type="float" office:value="19.3999265515975">
            <text:p>1,94E+001</text:p>
          </table:table-cell>
          <table:table-cell table:style-name="Default"/>
          <table:table-cell table:formula="of:=((1/0.41)*LN([.D50]))+5" office:value-type="float" office:value="16.7993125678882">
            <text:p>1,68E+001</text:p>
          </table:table-cell>
          <table:table-cell table:style-name="ce2"/>
        </table:table-row>
        <table:table-row table:style-name="ro1">
          <table:table-cell/>
          <table:table-cell office:value-type="float" office:value="0.47342">
            <text:p>0,47342</text:p>
          </table:table-cell>
          <table:table-cell office:value-type="float" office:value="0.053003">
            <text:p>0,053003</text:p>
          </table:table-cell>
          <table:table-cell table:formula="of:=[.B51]*[.$E$1]/[.$E$2]" office:value-type="float" office:value="128.912266">
            <text:p>1,29E+002</text:p>
          </table:table-cell>
          <table:table-cell table:formula="of:=[.C51]/[.$E$1]" office:value-type="float" office:value="19.4649283878076">
            <text:p>1,95E+001</text:p>
          </table:table-cell>
          <table:table-cell/>
          <table:table-cell table:formula="of:=((1/0.41)*LN([.D51]))+5" office:value-type="float" office:value="16.851541620624">
            <text:p>1,69E+001</text:p>
          </table:table-cell>
          <table:table-cell table:style-name="ce2"/>
        </table:table-row>
        <table:table-row table:style-name="ro1">
          <table:table-cell/>
          <table:table-cell office:value-type="float" office:value="0.48345">
            <text:p>0,48345</text:p>
          </table:table-cell>
          <table:table-cell office:value-type="float" office:value="0.05318">
            <text:p>0,05318</text:p>
          </table:table-cell>
          <table:table-cell table:formula="of:=[.B52]*[.$E$1]/[.$E$2]" office:value-type="float" office:value="131.643435">
            <text:p>1,32E+002</text:p>
          </table:table-cell>
          <table:table-cell table:formula="of:=[.C52]/[.$E$1]" office:value-type="float" office:value="19.5299302240176">
            <text:p>1,95E+001</text:p>
          </table:table-cell>
          <table:table-cell/>
          <table:table-cell table:formula="of:=((1/0.41)*LN([.D52]))+5" office:value-type="float" office:value="16.9026756527491">
            <text:p>1,69E+001</text:p>
          </table:table-cell>
          <table:table-cell table:style-name="ce2"/>
        </table:table-row>
        <table:table-row table:style-name="ro1">
          <table:table-cell/>
          <table:table-cell office:value-type="float" office:value="0.49348">
            <text:p>0,49348</text:p>
          </table:table-cell>
          <table:table-cell office:value-type="float" office:value="0.053349">
            <text:p>0,053349</text:p>
          </table:table-cell>
          <table:table-cell table:formula="of:=[.B53]*[.$E$1]/[.$E$2]" office:value-type="float" office:value="134.374604">
            <text:p>1,34E+002</text:p>
          </table:table-cell>
          <table:table-cell table:formula="of:=[.C53]/[.$E$1]" office:value-type="float" office:value="19.5919941241278">
            <text:p>1,96E+001</text:p>
          </table:table-cell>
          <table:table-cell/>
          <table:table-cell table:formula="of:=((1/0.41)*LN([.D53]))+5" office:value-type="float" office:value="16.9527596387825">
            <text:p>1,70E+001</text:p>
          </table:table-cell>
          <table:table-cell table:style-name="ce2"/>
        </table:table-row>
        <table:table-row table:style-name="ro1">
          <table:table-cell/>
          <table:table-cell office:value-type="float" office:value="0.50351">
            <text:p>0,50351</text:p>
          </table:table-cell>
          <table:table-cell office:value-type="float" office:value="0.053513">
            <text:p>0,053513</text:p>
          </table:table-cell>
          <table:table-cell table:formula="of:=[.B54]*[.$E$1]/[.$E$2]" office:value-type="float" office:value="137.105773">
            <text:p>1,37E+002</text:p>
          </table:table-cell>
          <table:table-cell table:formula="of:=[.C54]/[.$E$1]" office:value-type="float" office:value="19.6522218141755">
            <text:p>1,97E+001</text:p>
          </table:table-cell>
          <table:table-cell/>
          <table:table-cell table:formula="of:=((1/0.41)*LN([.D54]))+5" office:value-type="float" office:value="17.0018358381272">
            <text:p>1,70E+001</text:p>
          </table:table-cell>
          <table:table-cell/>
        </table:table-row>
        <table:table-row table:style-name="ro1">
          <table:table-cell/>
          <table:table-cell office:value-type="float" office:value="0.51354">
            <text:p>0,51354</text:p>
          </table:table-cell>
          <table:table-cell office:value-type="float" office:value="0.053678">
            <text:p>0,053678</text:p>
          </table:table-cell>
          <table:table-cell table:formula="of:=[.B55]*[.$E$1]/[.$E$2]" office:value-type="float" office:value="139.836942">
            <text:p>1,40E+002</text:p>
          </table:table-cell>
          <table:table-cell table:formula="of:=[.C55]/[.$E$1]" office:value-type="float" office:value="19.7128167462358">
            <text:p>1,97E+001</text:p>
          </table:table-cell>
          <table:table-cell/>
          <table:table-cell table:formula="of:=((1/0.41)*LN([.D55]))+5" office:value-type="float" office:value="17.049944009315">
            <text:p>1,70E+001</text:p>
          </table:table-cell>
          <table:table-cell/>
        </table:table-row>
        <table:table-row table:style-name="ro1">
          <table:table-cell/>
          <table:table-cell office:value-type="float" office:value="0.52357">
            <text:p>0,52357</text:p>
          </table:table-cell>
          <table:table-cell office:value-type="float" office:value="0.053834">
            <text:p>0,053834</text:p>
          </table:table-cell>
          <table:table-cell table:formula="of:=[.B56]*[.$E$1]/[.$E$2]" office:value-type="float" office:value="142.568111">
            <text:p>1,43E+002</text:p>
          </table:table-cell>
          <table:table-cell table:formula="of:=[.C56]/[.$E$1]" office:value-type="float" office:value="19.7701065001836">
            <text:p>1,98E+001</text:p>
          </table:table-cell>
          <table:table-cell/>
          <table:table-cell table:formula="of:=((1/0.41)*LN([.D56]))+5" office:value-type="float" office:value="17.0971216035276">
            <text:p>1,71E+001</text:p>
          </table:table-cell>
          <table:table-cell/>
        </table:table-row>
        <table:table-row table:style-name="ro1">
          <table:table-cell/>
          <table:table-cell office:value-type="float" office:value="0.5336">
            <text:p>0,5336</text:p>
          </table:table-cell>
          <table:table-cell office:value-type="float" office:value="0.053987">
            <text:p>0,053987</text:p>
          </table:table-cell>
          <table:table-cell table:formula="of:=[.B57]*[.$E$1]/[.$E$2]" office:value-type="float" office:value="145.29928">
            <text:p>1,45E+002</text:p>
          </table:table-cell>
          <table:table-cell table:formula="of:=[.C57]/[.$E$1]" office:value-type="float" office:value="19.826294528094">
            <text:p>1,98E+001</text:p>
          </table:table-cell>
          <table:table-cell/>
          <table:table-cell table:formula="of:=((1/0.41)*LN([.D57]))+5" office:value-type="float" office:value="17.1434039397536">
            <text:p>1,71E+001</text:p>
          </table:table-cell>
          <table:table-cell/>
        </table:table-row>
        <table:table-row table:style-name="ro1">
          <table:table-cell/>
          <table:table-cell office:value-type="float" office:value="0.54363">
            <text:p>0,54363</text:p>
          </table:table-cell>
          <table:table-cell office:value-type="float" office:value="0.054139">
            <text:p>0,054139</text:p>
          </table:table-cell>
          <table:table-cell table:formula="of:=[.B58]*[.$E$1]/[.$E$2]" office:value-type="float" office:value="148.030449">
            <text:p>1,48E+002</text:p>
          </table:table-cell>
          <table:table-cell table:formula="of:=[.C58]/[.$E$1]" office:value-type="float" office:value="19.8821153139919">
            <text:p>1,99E+001</text:p>
          </table:table-cell>
          <table:table-cell/>
          <table:table-cell table:formula="of:=((1/0.41)*LN([.D58]))+5" office:value-type="float" office:value="17.1888243636335">
            <text:p>1,72E+001</text:p>
          </table:table-cell>
          <table:table-cell/>
        </table:table-row>
        <table:table-row table:style-name="ro1">
          <table:table-cell/>
          <table:table-cell office:value-type="float" office:value="0.55366">
            <text:p>0,55366</text:p>
          </table:table-cell>
          <table:table-cell office:value-type="float" office:value="0.054285">
            <text:p>0,054285</text:p>
          </table:table-cell>
          <table:table-cell table:formula="of:=[.B59]*[.$E$1]/[.$E$2]" office:value-type="float" office:value="150.761618">
            <text:p>1,51E+002</text:p>
          </table:table-cell>
          <table:table-cell table:formula="of:=[.C59]/[.$E$1]" office:value-type="float" office:value="19.9357326478149">
            <text:p>1,99E+001</text:p>
          </table:table-cell>
          <table:table-cell/>
          <table:table-cell table:formula="of:=((1/0.41)*LN([.D59]))+5" office:value-type="float" office:value="17.2334143917831">
            <text:p>1,72E+001</text:p>
          </table:table-cell>
          <table:table-cell/>
        </table:table-row>
        <table:table-row table:style-name="ro1">
          <table:table-cell/>
          <table:table-cell office:value-type="float" office:value="0.56369">
            <text:p>0,56369</text:p>
          </table:table-cell>
          <table:table-cell office:value-type="float" office:value="0.054425">
            <text:p>0,054425</text:p>
          </table:table-cell>
          <table:table-cell table:formula="of:=[.B60]*[.$E$1]/[.$E$2]" office:value-type="float" office:value="153.492787">
            <text:p>1,53E+002</text:p>
          </table:table-cell>
          <table:table-cell table:formula="of:=[.C60]/[.$E$1]" office:value-type="float" office:value="19.987146529563">
            <text:p>2,00E+001</text:p>
          </table:table-cell>
          <table:table-cell/>
          <table:table-cell table:formula="of:=((1/0.41)*LN([.D60]))+5" office:value-type="float" office:value="17.2772038431589">
            <text:p>1,73E+001</text:p>
          </table:table-cell>
          <table:table-cell/>
        </table:table-row>
        <table:table-row table:style-name="ro1">
          <table:table-cell/>
          <table:table-cell office:value-type="float" office:value="0.57372">
            <text:p>0,57372</text:p>
          </table:table-cell>
          <table:table-cell office:value-type="float" office:value="0.054566">
            <text:p>0,054566</text:p>
          </table:table-cell>
          <table:table-cell table:formula="of:=[.B61]*[.$E$1]/[.$E$2]" office:value-type="float" office:value="156.223956">
            <text:p>1,56E+002</text:p>
          </table:table-cell>
          <table:table-cell table:formula="of:=[.C61]/[.$E$1]" office:value-type="float" office:value="20.0389276533235">
            <text:p>2,00E+001</text:p>
          </table:table-cell>
          <table:table-cell/>
          <table:table-cell table:formula="of:=((1/0.41)*LN([.D61]))+5" office:value-type="float" office:value="17.320220958838">
            <text:p>1,73E+001</text:p>
          </table:table-cell>
          <table:table-cell/>
        </table:table-row>
        <table:table-row table:style-name="ro1">
          <table:table-cell/>
          <table:table-cell office:value-type="float" office:value="0.58375">
            <text:p>0,58375</text:p>
          </table:table-cell>
          <table:table-cell office:value-type="float" office:value="0.054702">
            <text:p>0,054702</text:p>
          </table:table-cell>
          <table:table-cell table:formula="of:=[.B62]*[.$E$1]/[.$E$2]" office:value-type="float" office:value="158.955125">
            <text:p>1,59E+002</text:p>
          </table:table-cell>
          <table:table-cell table:formula="of:=[.C62]/[.$E$1]" office:value-type="float" office:value="20.0888725670217">
            <text:p>2,01E+001</text:p>
          </table:table-cell>
          <table:table-cell/>
          <table:table-cell table:formula="of:=((1/0.41)*LN([.D62]))+5" office:value-type="float" office:value="17.3624925114163">
            <text:p>1,74E+001</text:p>
          </table:table-cell>
          <table:table-cell/>
        </table:table-row>
        <table:table-row table:style-name="ro1">
          <table:table-cell/>
          <table:table-cell office:value-type="float" office:value="0.59378">
            <text:p>0,59378</text:p>
          </table:table-cell>
          <table:table-cell office:value-type="float" office:value="0.054832">
            <text:p>0,054832</text:p>
          </table:table-cell>
          <table:table-cell table:formula="of:=[.B63]*[.$E$1]/[.$E$2]" office:value-type="float" office:value="161.686294">
            <text:p>1,62E+002</text:p>
          </table:table-cell>
          <table:table-cell table:formula="of:=[.C63]/[.$E$1]" office:value-type="float" office:value="20.1366140286449">
            <text:p>2,01E+001</text:p>
          </table:table-cell>
          <table:table-cell/>
          <table:table-cell table:formula="of:=((1/0.41)*LN([.D63]))+5" office:value-type="float" office:value="17.4040439050873">
            <text:p>1,74E+001</text:p>
          </table:table-cell>
          <table:table-cell/>
        </table:table-row>
        <table:table-row table:style-name="ro1">
          <table:table-cell/>
          <table:table-cell office:value-type="float" office:value="0.60381">
            <text:p>0,60381</text:p>
          </table:table-cell>
          <table:table-cell office:value-type="float" office:value="0.054961">
            <text:p>0,054961</text:p>
          </table:table-cell>
          <table:table-cell table:formula="of:=[.B64]*[.$E$1]/[.$E$2]" office:value-type="float" office:value="164.417463">
            <text:p>1,64E+002</text:p>
          </table:table-cell>
          <table:table-cell table:formula="of:=[.C64]/[.$E$1]" office:value-type="float" office:value="20.1839882482556">
            <text:p>2,02E+001</text:p>
          </table:table-cell>
          <table:table-cell/>
          <table:table-cell table:formula="of:=((1/0.41)*LN([.D64]))+5" office:value-type="float" office:value="17.444899267338">
            <text:p>1,74E+001</text:p>
          </table:table-cell>
          <table:table-cell/>
        </table:table-row>
        <table:table-row table:style-name="ro1">
          <table:table-cell/>
          <table:table-cell office:value-type="float" office:value="0.61384">
            <text:p>0,61384</text:p>
          </table:table-cell>
          <table:table-cell office:value-type="float" office:value="0.055089">
            <text:p>0,055089</text:p>
          </table:table-cell>
          <table:table-cell table:formula="of:=[.B65]*[.$E$1]/[.$E$2]" office:value-type="float" office:value="167.148632">
            <text:p>1,67E+002</text:p>
          </table:table-cell>
          <table:table-cell table:formula="of:=[.C65]/[.$E$1]" office:value-type="float" office:value="20.2309952258538">
            <text:p>2,02E+001</text:p>
          </table:table-cell>
          <table:table-cell/>
          <table:table-cell table:formula="of:=((1/0.41)*LN([.D65]))+5" office:value-type="float" office:value="17.4850815330902">
            <text:p>1,75E+001</text:p>
          </table:table-cell>
          <table:table-cell/>
        </table:table-row>
        <table:table-row table:style-name="ro1">
          <table:table-cell/>
          <table:table-cell office:value-type="float" office:value="0.62387">
            <text:p>0,62387</text:p>
          </table:table-cell>
          <table:table-cell office:value-type="float" office:value="0.055207">
            <text:p>0,055207</text:p>
          </table:table-cell>
          <table:table-cell table:formula="of:=[.B66]*[.$E$1]/[.$E$2]" office:value-type="float" office:value="169.879801">
            <text:p>1,70E+002</text:p>
          </table:table-cell>
          <table:table-cell table:formula="of:=[.C66]/[.$E$1]" office:value-type="float" office:value="20.2743297833272">
            <text:p>2,03E+001</text:p>
          </table:table-cell>
          <table:table-cell/>
          <table:table-cell table:formula="of:=((1/0.41)*LN([.D66]))+5" office:value-type="float" office:value="17.5246125220226">
            <text:p>1,75E+001</text:p>
          </table:table-cell>
          <table:table-cell/>
        </table:table-row>
        <table:table-row table:style-name="ro1">
          <table:table-cell/>
          <table:table-cell office:value-type="float" office:value="0.6339">
            <text:p>0,6339</text:p>
          </table:table-cell>
          <table:table-cell office:value-type="float" office:value="0.055325">
            <text:p>0,055325</text:p>
          </table:table-cell>
          <table:table-cell table:formula="of:=[.B67]*[.$E$1]/[.$E$2]" office:value-type="float" office:value="172.61097">
            <text:p>1,73E+002</text:p>
          </table:table-cell>
          <table:table-cell table:formula="of:=[.C67]/[.$E$1]" office:value-type="float" office:value="20.3176643408006">
            <text:p>2,03E+001</text:p>
          </table:table-cell>
          <table:table-cell/>
          <table:table-cell table:formula="of:=((1/0.41)*LN([.D67]))+5" office:value-type="float" office:value="17.5635130097261">
            <text:p>1,76E+001</text:p>
          </table:table-cell>
          <table:table-cell/>
        </table:table-row>
        <table:table-row table:style-name="ro1">
          <table:table-cell/>
          <table:table-cell office:value-type="float" office:value="0.64393">
            <text:p>0,64393</text:p>
          </table:table-cell>
          <table:table-cell office:value-type="float" office:value="0.055443">
            <text:p>0,055443</text:p>
          </table:table-cell>
          <table:table-cell table:formula="of:=[.B68]*[.$E$1]/[.$E$2]" office:value-type="float" office:value="175.342139">
            <text:p>1,75E+002</text:p>
          </table:table-cell>
          <table:table-cell table:formula="of:=[.C68]/[.$E$1]" office:value-type="float" office:value="20.360998898274">
            <text:p>2,04E+001</text:p>
          </table:table-cell>
          <table:table-cell/>
          <table:table-cell table:formula="of:=((1/0.41)*LN([.D68]))+5" office:value-type="float" office:value="17.6018027932731">
            <text:p>1,76E+001</text:p>
          </table:table-cell>
          <table:table-cell/>
        </table:table-row>
        <table:table-row table:style-name="ro1">
          <table:table-cell/>
          <table:table-cell office:value-type="float" office:value="0.65396">
            <text:p>0,65396</text:p>
          </table:table-cell>
          <table:table-cell office:value-type="float" office:value="0.055552">
            <text:p>0,055552</text:p>
          </table:table-cell>
          <table:table-cell table:formula="of:=[.B69]*[.$E$1]/[.$E$2]" office:value-type="float" office:value="178.073308">
            <text:p>1,78E+002</text:p>
          </table:table-cell>
          <table:table-cell table:formula="of:=[.C69]/[.$E$1]" office:value-type="float" office:value="20.401028277635">
            <text:p>2,04E+001</text:p>
          </table:table-cell>
          <table:table-cell/>
          <table:table-cell table:formula="of:=((1/0.41)*LN([.D69]))+5" office:value-type="float" office:value="17.639500751719">
            <text:p>1,76E+001</text:p>
          </table:table-cell>
          <table:table-cell/>
        </table:table-row>
        <table:table-row table:style-name="ro1">
          <table:table-cell/>
          <table:table-cell office:value-type="float" office:value="0.66399">
            <text:p>0,66399</text:p>
          </table:table-cell>
          <table:table-cell office:value-type="float" office:value="0.055658">
            <text:p>0,055658</text:p>
          </table:table-cell>
          <table:table-cell table:formula="of:=[.B70]*[.$E$1]/[.$E$2]" office:value-type="float" office:value="180.804477">
            <text:p>1,81E+002</text:p>
          </table:table-cell>
          <table:table-cell table:formula="of:=[.C70]/[.$E$1]" office:value-type="float" office:value="20.4399559309585">
            <text:p>2,04E+001</text:p>
          </table:table-cell>
          <table:table-cell/>
          <table:table-cell table:formula="of:=((1/0.41)*LN([.D70]))+5" office:value-type="float" office:value="17.6766249019991">
            <text:p>1,77E+001</text:p>
          </table:table-cell>
          <table:table-cell/>
        </table:table-row>
        <table:table-row table:style-name="ro1">
          <table:table-cell/>
          <table:table-cell office:value-type="float" office:value="0.67402">
            <text:p>0,67402</text:p>
          </table:table-cell>
          <table:table-cell office:value-type="float" office:value="0.055765">
            <text:p>0,055765</text:p>
          </table:table-cell>
          <table:table-cell table:formula="of:=[.B71]*[.$E$1]/[.$E$2]" office:value-type="float" office:value="183.535646">
            <text:p>1,84E+002</text:p>
          </table:table-cell>
          <table:table-cell table:formula="of:=[.C71]/[.$E$1]" office:value-type="float" office:value="20.4792508262945">
            <text:p>2,05E+001</text:p>
          </table:table-cell>
          <table:table-cell/>
          <table:table-cell table:formula="of:=((1/0.41)*LN([.D71]))+5" office:value-type="float" office:value="17.7131924506345">
            <text:p>1,77E+001</text:p>
          </table:table-cell>
          <table:table-cell/>
        </table:table-row>
        <table:table-row table:style-name="ro1">
          <table:table-cell/>
          <table:table-cell office:value-type="float" office:value="0.68405">
            <text:p>0,68405</text:p>
          </table:table-cell>
          <table:table-cell office:value-type="float" office:value="0.055868">
            <text:p>0,055868</text:p>
          </table:table-cell>
          <table:table-cell table:formula="of:=[.B72]*[.$E$1]/[.$E$2]" office:value-type="float" office:value="186.266815">
            <text:p>1,86E+002</text:p>
          </table:table-cell>
          <table:table-cell table:formula="of:=[.C72]/[.$E$1]" office:value-type="float" office:value="20.5170767535806">
            <text:p>2,05E+001</text:p>
          </table:table-cell>
          <table:table-cell/>
          <table:table-cell table:formula="of:=((1/0.41)*LN([.D72]))+5" office:value-type="float" office:value="17.7492198416188">
            <text:p>1,77E+001</text:p>
          </table:table-cell>
          <table:table-cell/>
        </table:table-row>
        <table:table-row table:style-name="ro1">
          <table:table-cell/>
          <table:table-cell office:value-type="float" office:value="0.69408">
            <text:p>0,69408</text:p>
          </table:table-cell>
          <table:table-cell office:value-type="float" office:value="0.055963">
            <text:p>0,055963</text:p>
          </table:table-cell>
          <table:table-cell table:formula="of:=[.B73]*[.$E$1]/[.$E$2]" office:value-type="float" office:value="188.997984">
            <text:p>1,89E+002</text:p>
          </table:table-cell>
          <table:table-cell table:formula="of:=[.C73]/[.$E$1]" office:value-type="float" office:value="20.5519647447668">
            <text:p>2,06E+001</text:p>
          </table:table-cell>
          <table:table-cell/>
          <table:table-cell table:formula="of:=((1/0.41)*LN([.D73]))+5" office:value-type="float" office:value="17.7847228008197">
            <text:p>1,78E+001</text:p>
          </table:table-cell>
          <table:table-cell/>
        </table:table-row>
        <table:table-row table:style-name="ro1">
          <table:table-cell/>
          <table:table-cell office:value-type="float" office:value="0.70411">
            <text:p>0,70411</text:p>
          </table:table-cell>
          <table:table-cell office:value-type="float" office:value="0.056057">
            <text:p>0,056057</text:p>
          </table:table-cell>
          <table:table-cell table:formula="of:=[.B74]*[.$E$1]/[.$E$2]" office:value-type="float" office:value="191.729153">
            <text:p>1,92E+002</text:p>
          </table:table-cell>
          <table:table-cell table:formula="of:=[.C74]/[.$E$1]" office:value-type="float" office:value="20.5864854939405">
            <text:p>2,06E+001</text:p>
          </table:table-cell>
          <table:table-cell/>
          <table:table-cell table:formula="of:=((1/0.41)*LN([.D74]))+5" office:value-type="float" office:value="17.8197163771948">
            <text:p>1,78E+001</text:p>
          </table:table-cell>
          <table:table-cell/>
        </table:table-row>
        <table:table-row table:style-name="ro1">
          <table:table-cell/>
          <table:table-cell office:value-type="float" office:value="0.71414">
            <text:p>0,71414</text:p>
          </table:table-cell>
          <table:table-cell office:value-type="float" office:value="0.056152">
            <text:p>0,056152</text:p>
          </table:table-cell>
          <table:table-cell table:formula="of:=[.B75]*[.$E$1]/[.$E$2]" office:value-type="float" office:value="194.460322">
            <text:p>1,94E+002</text:p>
          </table:table-cell>
          <table:table-cell table:formula="of:=[.C75]/[.$E$1]" office:value-type="float" office:value="20.6213734851267">
            <text:p>2,06E+001</text:p>
          </table:table-cell>
          <table:table-cell/>
          <table:table-cell table:formula="of:=((1/0.41)*LN([.D75]))+5" office:value-type="float" office:value="17.8542149810919">
            <text:p>1,79E+001</text:p>
          </table:table-cell>
          <table:table-cell/>
        </table:table-row>
        <table:table-row table:style-name="ro1">
          <table:table-cell/>
          <table:table-cell office:value-type="float" office:value="0.72417">
            <text:p>0,72417</text:p>
          </table:table-cell>
          <table:table-cell office:value-type="float" office:value="0.056238">
            <text:p>0,056238</text:p>
          </table:table-cell>
          <table:table-cell table:formula="of:=[.B76]*[.$E$1]/[.$E$2]" office:value-type="float" office:value="197.191491">
            <text:p>1,97E+002</text:p>
          </table:table-cell>
          <table:table-cell table:formula="of:=[.C76]/[.$E$1]" office:value-type="float" office:value="20.6529562982005">
            <text:p>2,07E+001</text:p>
          </table:table-cell>
          <table:table-cell/>
          <table:table-cell table:formula="of:=((1/0.41)*LN([.D76]))+5" office:value-type="float" office:value="17.8882324198789">
            <text:p>1,79E+001</text:p>
          </table:table-cell>
          <table:table-cell/>
        </table:table-row>
        <table:table-row table:style-name="ro1">
          <table:table-cell/>
          <table:table-cell office:value-type="float" office:value="0.7342">
            <text:p>0,7342</text:p>
          </table:table-cell>
          <table:table-cell office:value-type="float" office:value="0.056321">
            <text:p>0,056321</text:p>
          </table:table-cell>
          <table:table-cell table:formula="of:=[.B77]*[.$E$1]/[.$E$2]" office:value-type="float" office:value="199.92266">
            <text:p>2,00E+002</text:p>
          </table:table-cell>
          <table:table-cell table:formula="of:=[.C77]/[.$E$1]" office:value-type="float" office:value="20.6834373852369">
            <text:p>2,07E+001</text:p>
          </table:table-cell>
          <table:table-cell/>
          <table:table-cell table:formula="of:=((1/0.41)*LN([.D77]))+5" office:value-type="float" office:value="17.9217819311227">
            <text:p>1,79E+001</text:p>
          </table:table-cell>
          <table:table-cell/>
        </table:table-row>
        <table:table-row table:style-name="ro1">
          <table:table-cell/>
          <table:table-cell office:value-type="float" office:value="0.74423">
            <text:p>0,74423</text:p>
          </table:table-cell>
          <table:table-cell office:value-type="float" office:value="0.056404">
            <text:p>0,056404</text:p>
          </table:table-cell>
          <table:table-cell table:formula="of:=[.B78]*[.$E$1]/[.$E$2]" office:value-type="float" office:value="202.653829">
            <text:p>2,03E+002</text:p>
          </table:table-cell>
          <table:table-cell table:formula="of:=[.C78]/[.$E$1]" office:value-type="float" office:value="20.7139184722732">
            <text:p>2,07E+001</text:p>
          </table:table-cell>
          <table:table-cell/>
          <table:table-cell table:formula="of:=((1/0.41)*LN([.D78]))+5" office:value-type="float" office:value="17.9548762135165">
            <text:p>1,80E+001</text:p>
          </table:table-cell>
          <table:table-cell/>
        </table:table-row>
        <table:table-row table:style-name="ro1">
          <table:table-cell/>
          <table:table-cell office:value-type="float" office:value="0.75426">
            <text:p>0,75426</text:p>
          </table:table-cell>
          <table:table-cell office:value-type="float" office:value="0.056486">
            <text:p>0,056486</text:p>
          </table:table-cell>
          <table:table-cell table:formula="of:=[.B79]*[.$E$1]/[.$E$2]" office:value-type="float" office:value="205.384998">
            <text:p>2,05E+002</text:p>
          </table:table-cell>
          <table:table-cell table:formula="of:=[.C79]/[.$E$1]" office:value-type="float" office:value="20.7440323172971">
            <text:p>2,07E+001</text:p>
          </table:table-cell>
          <table:table-cell/>
          <table:table-cell table:formula="of:=((1/0.41)*LN([.D79]))+5" office:value-type="float" office:value="17.9875274557375">
            <text:p>1,80E+001</text:p>
          </table:table-cell>
          <table:table-cell/>
        </table:table-row>
        <table:table-row table:style-name="ro1">
          <table:table-cell/>
          <table:table-cell office:value-type="float" office:value="0.76429">
            <text:p>0,76429</text:p>
          </table:table-cell>
          <table:table-cell office:value-type="float" office:value="0.056557">
            <text:p>0,056557</text:p>
          </table:table-cell>
          <table:table-cell table:formula="of:=[.B80]*[.$E$1]/[.$E$2]" office:value-type="float" office:value="208.116167">
            <text:p>2,08E+002</text:p>
          </table:table-cell>
          <table:table-cell table:formula="of:=[.C80]/[.$E$1]" office:value-type="float" office:value="20.7701065001836">
            <text:p>2,08E+001</text:p>
          </table:table-cell>
          <table:table-cell/>
          <table:table-cell table:formula="of:=((1/0.41)*LN([.D80]))+5" office:value-type="float" office:value="18.0197473633981">
            <text:p>1,80E+001</text:p>
          </table:table-cell>
          <table:table-cell/>
        </table:table-row>
        <table:table-row table:style-name="ro1">
          <table:table-cell/>
          <table:table-cell office:value-type="float" office:value="0.77432">
            <text:p>0,77432</text:p>
          </table:table-cell>
          <table:table-cell office:value-type="float" office:value="0.056629">
            <text:p>0,056629</text:p>
          </table:table-cell>
          <table:table-cell table:formula="of:=[.B81]*[.$E$1]/[.$E$2]" office:value-type="float" office:value="210.847336">
            <text:p>2,11E+002</text:p>
          </table:table-cell>
          <table:table-cell table:formula="of:=[.C81]/[.$E$1]" office:value-type="float" office:value="20.7965479250826">
            <text:p>2,08E+001</text:p>
          </table:table-cell>
          <table:table-cell/>
          <table:table-cell table:formula="of:=((1/0.41)*LN([.D81]))+5" office:value-type="float" office:value="18.05154718424">
            <text:p>1,81E+001</text:p>
          </table:table-cell>
          <table:table-cell/>
        </table:table-row>
        <table:table-row table:style-name="ro1">
          <table:table-cell/>
          <table:table-cell office:value-type="float" office:value="0.78435">
            <text:p>0,78435</text:p>
          </table:table-cell>
          <table:table-cell office:value-type="float" office:value="0.0567">
            <text:p>0,0567</text:p>
          </table:table-cell>
          <table:table-cell table:formula="of:=[.B82]*[.$E$1]/[.$E$2]" office:value-type="float" office:value="213.578505">
            <text:p>2,14E+002</text:p>
          </table:table-cell>
          <table:table-cell table:formula="of:=[.C82]/[.$E$1]" office:value-type="float" office:value="20.8226221079691">
            <text:p>2,08E+001</text:p>
          </table:table-cell>
          <table:table-cell/>
          <table:table-cell table:formula="of:=((1/0.41)*LN([.D82]))+5" office:value-type="float" office:value="18.0829377317069">
            <text:p>1,81E+001</text:p>
          </table:table-cell>
          <table:table-cell/>
        </table:table-row>
        <table:table-row table:style-name="ro1">
          <table:table-cell/>
          <table:table-cell office:value-type="float" office:value="0.79438">
            <text:p>0,79438</text:p>
          </table:table-cell>
          <table:table-cell office:value-type="float" office:value="0.056766">
            <text:p>0,056766</text:p>
          </table:table-cell>
          <table:table-cell table:formula="of:=[.B83]*[.$E$1]/[.$E$2]" office:value-type="float" office:value="216.309674">
            <text:p>2,16E+002</text:p>
          </table:table-cell>
          <table:table-cell table:formula="of:=[.C83]/[.$E$1]" office:value-type="float" office:value="20.8468600807932">
            <text:p>2,08E+001</text:p>
          </table:table-cell>
          <table:table-cell/>
          <table:table-cell table:formula="of:=((1/0.41)*LN([.D83]))+5" office:value-type="float" office:value="18.1139294070195">
            <text:p>1,81E+001</text:p>
          </table:table-cell>
          <table:table-cell/>
        </table:table-row>
        <table:table-row table:style-name="ro1">
          <table:table-cell/>
          <table:table-cell office:value-type="float" office:value="0.80441">
            <text:p>0,80441</text:p>
          </table:table-cell>
          <table:table-cell office:value-type="float" office:value="0.056825">
            <text:p>0,056825</text:p>
          </table:table-cell>
          <table:table-cell table:formula="of:=[.B84]*[.$E$1]/[.$E$2]" office:value-type="float" office:value="219.040843">
            <text:p>2,19E+002</text:p>
          </table:table-cell>
          <table:table-cell table:formula="of:=[.C84]/[.$E$1]" office:value-type="float" office:value="20.8685273595299">
            <text:p>2,09E+001</text:p>
          </table:table-cell>
          <table:table-cell/>
          <table:table-cell table:formula="of:=((1/0.41)*LN([.D84]))+5" office:value-type="float" office:value="18.1445322198655">
            <text:p>1,81E+001</text:p>
          </table:table-cell>
          <table:table-cell/>
        </table:table-row>
        <table:table-row table:style-name="ro1">
          <table:table-cell/>
          <table:table-cell office:value-type="float" office:value="0.81444">
            <text:p>0,81444</text:p>
          </table:table-cell>
          <table:table-cell office:value-type="float" office:value="0.056885">
            <text:p>0,056885</text:p>
          </table:table-cell>
          <table:table-cell table:formula="of:=[.B85]*[.$E$1]/[.$E$2]" office:value-type="float" office:value="221.772012">
            <text:p>2,22E+002</text:p>
          </table:table-cell>
          <table:table-cell table:formula="of:=[.C85]/[.$E$1]" office:value-type="float" office:value="20.8905618802791">
            <text:p>2,09E+001</text:p>
          </table:table-cell>
          <table:table-cell/>
          <table:table-cell table:formula="of:=((1/0.41)*LN([.D85]))+5" office:value-type="float" office:value="18.1747558078079">
            <text:p>1,82E+001</text:p>
          </table:table-cell>
          <table:table-cell/>
        </table:table-row>
        <table:table-row table:style-name="ro1">
          <table:table-cell/>
          <table:table-cell office:value-type="float" office:value="0.82447">
            <text:p>0,82447</text:p>
          </table:table-cell>
          <table:table-cell office:value-type="float" office:value="0.056944">
            <text:p>0,056944</text:p>
          </table:table-cell>
          <table:table-cell table:formula="of:=[.B86]*[.$E$1]/[.$E$2]" office:value-type="float" office:value="224.503181">
            <text:p>2,25E+002</text:p>
          </table:table-cell>
          <table:table-cell table:formula="of:=[.C86]/[.$E$1]" office:value-type="float" office:value="20.9122291590158">
            <text:p>2,09E+001</text:p>
          </table:table-cell>
          <table:table-cell/>
          <table:table-cell table:formula="of:=((1/0.41)*LN([.D86]))+5" office:value-type="float" office:value="18.2046094545048">
            <text:p>1,82E+001</text:p>
          </table:table-cell>
          <table:table-cell/>
        </table:table-row>
        <table:table-row table:style-name="ro1">
          <table:table-cell/>
          <table:table-cell office:value-type="float" office:value="0.8345">
            <text:p>0,8345</text:p>
          </table:table-cell>
          <table:table-cell office:value-type="float" office:value="0.056995">
            <text:p>0,056995</text:p>
          </table:table-cell>
          <table:table-cell table:formula="of:=[.B87]*[.$E$1]/[.$E$2]" office:value-type="float" office:value="227.23435">
            <text:p>2,27E+002</text:p>
          </table:table-cell>
          <table:table-cell table:formula="of:=[.C87]/[.$E$1]" office:value-type="float" office:value="20.9309585016526">
            <text:p>2,09E+001</text:p>
          </table:table-cell>
          <table:table-cell/>
          <table:table-cell table:formula="of:=((1/0.41)*LN([.D87]))+5" office:value-type="float" office:value="18.234102106828">
            <text:p>1,82E+001</text:p>
          </table:table-cell>
          <table:table-cell/>
        </table:table-row>
        <table:table-row table:style-name="ro1">
          <table:table-cell/>
          <table:table-cell office:value-type="float" office:value="0.84453">
            <text:p>0,84453</text:p>
          </table:table-cell>
          <table:table-cell office:value-type="float" office:value="0.057042">
            <text:p>0,057042</text:p>
          </table:table-cell>
          <table:table-cell table:formula="of:=[.B88]*[.$E$1]/[.$E$2]" office:value-type="float" office:value="229.965519">
            <text:p>2,30E+002</text:p>
          </table:table-cell>
          <table:table-cell table:formula="of:=[.C88]/[.$E$1]" office:value-type="float" office:value="20.9482188762394">
            <text:p>2,09E+001</text:p>
          </table:table-cell>
          <table:table-cell/>
          <table:table-cell table:formula="of:=((1/0.41)*LN([.D88]))+5" office:value-type="float" office:value="18.2632423909589">
            <text:p>1,83E+001</text:p>
          </table:table-cell>
          <table:table-cell/>
        </table:table-row>
        <table:table-row table:style-name="ro1">
          <table:table-cell/>
          <table:table-cell office:value-type="float" office:value="0.85456">
            <text:p>0,85456</text:p>
          </table:table-cell>
          <table:table-cell office:value-type="float" office:value="0.057089">
            <text:p>0,057089</text:p>
          </table:table-cell>
          <table:table-cell table:formula="of:=[.B89]*[.$E$1]/[.$E$2]" office:value-type="float" office:value="232.696688">
            <text:p>2,33E+002</text:p>
          </table:table-cell>
          <table:table-cell table:formula="of:=[.C89]/[.$E$1]" office:value-type="float" office:value="20.9654792508263">
            <text:p>2,10E+001</text:p>
          </table:table-cell>
          <table:table-cell/>
          <table:table-cell table:formula="of:=((1/0.41)*LN([.D89]))+5" office:value-type="float" office:value="18.2920386275342">
            <text:p>1,83E+001</text:p>
          </table:table-cell>
          <table:table-cell/>
        </table:table-row>
        <table:table-row table:style-name="ro1">
          <table:table-cell/>
          <table:table-cell office:value-type="float" office:value="0.86459">
            <text:p>0,86459</text:p>
          </table:table-cell>
          <table:table-cell office:value-type="float" office:value="0.057136">
            <text:p>0,057136</text:p>
          </table:table-cell>
          <table:table-cell table:formula="of:=[.B90]*[.$E$1]/[.$E$2]" office:value-type="float" office:value="235.427857">
            <text:p>2,35E+002</text:p>
          </table:table-cell>
          <table:table-cell table:formula="of:=[.C90]/[.$E$1]" office:value-type="float" office:value="20.9827396254131">
            <text:p>2,10E+001</text:p>
          </table:table-cell>
          <table:table-cell/>
          <table:table-cell table:formula="of:=((1/0.41)*LN([.D90]))+5" office:value-type="float" office:value="18.3204988459076">
            <text:p>1,83E+001</text:p>
          </table:table-cell>
          <table:table-cell/>
        </table:table-row>
        <table:table-row table:style-name="ro1">
          <table:table-cell/>
          <table:table-cell office:value-type="float" office:value="0.87462">
            <text:p>0,87462</text:p>
          </table:table-cell>
          <table:table-cell office:value-type="float" office:value="0.057172">
            <text:p>0,057172</text:p>
          </table:table-cell>
          <table:table-cell table:formula="of:=[.B91]*[.$E$1]/[.$E$2]" office:value-type="float" office:value="238.159026">
            <text:p>2,38E+002</text:p>
          </table:table-cell>
          <table:table-cell table:formula="of:=[.C91]/[.$E$1]" office:value-type="float" office:value="20.9959603378627">
            <text:p>2,10E+001</text:p>
          </table:table-cell>
          <table:table-cell/>
          <table:table-cell table:formula="of:=((1/0.41)*LN([.D91]))+5" office:value-type="float" office:value="18.3486307975892">
            <text:p>1,83E+001</text:p>
          </table:table-cell>
          <table:table-cell/>
        </table:table-row>
        <table:table-row table:style-name="ro1">
          <table:table-cell/>
          <table:table-cell office:value-type="float" office:value="0.88465">
            <text:p>0,88465</text:p>
          </table:table-cell>
          <table:table-cell office:value-type="float" office:value="0.057207">
            <text:p>0,057207</text:p>
          </table:table-cell>
          <table:table-cell table:formula="of:=[.B92]*[.$E$1]/[.$E$2]" office:value-type="float" office:value="240.890195">
            <text:p>2,41E+002</text:p>
          </table:table-cell>
          <table:table-cell table:formula="of:=[.C92]/[.$E$1]" office:value-type="float" office:value="21.0088138082997">
            <text:p>2,10E+001</text:p>
          </table:table-cell>
          <table:table-cell/>
          <table:table-cell table:formula="of:=((1/0.41)*LN([.D92]))+5" office:value-type="float" office:value="18.3764419689185">
            <text:p>1,84E+001</text:p>
          </table:table-cell>
          <table:table-cell/>
        </table:table-row>
        <table:table-row table:style-name="ro1">
          <table:table-cell/>
          <table:table-cell office:value-type="float" office:value="0.89468">
            <text:p>0,89468</text:p>
          </table:table-cell>
          <table:table-cell office:value-type="float" office:value="0.057242">
            <text:p>0,057242</text:p>
          </table:table-cell>
          <table:table-cell table:formula="of:=[.B93]*[.$E$1]/[.$E$2]" office:value-type="float" office:value="243.621364">
            <text:p>2,44E+002</text:p>
          </table:table-cell>
          <table:table-cell table:formula="of:=[.C93]/[.$E$1]" office:value-type="float" office:value="21.0216672787367">
            <text:p>2,10E+001</text:p>
          </table:table-cell>
          <table:table-cell/>
          <table:table-cell table:formula="of:=((1/0.41)*LN([.D93]))+5" office:value-type="float" office:value="18.4039395930235">
            <text:p>1,84E+001</text:p>
          </table:table-cell>
          <table:table-cell/>
        </table:table-row>
        <table:table-row table:style-name="ro1">
          <table:table-cell/>
          <table:table-cell office:value-type="float" office:value="0.90471">
            <text:p>0,90471</text:p>
          </table:table-cell>
          <table:table-cell office:value-type="float" office:value="0.057276">
            <text:p>0,057276</text:p>
          </table:table-cell>
          <table:table-cell table:formula="of:=[.B94]*[.$E$1]/[.$E$2]" office:value-type="float" office:value="246.352533">
            <text:p>2,46E+002</text:p>
          </table:table-cell>
          <table:table-cell table:formula="of:=[.C94]/[.$E$1]" office:value-type="float" office:value="21.0341535071612">
            <text:p>2,10E+001</text:p>
          </table:table-cell>
          <table:table-cell/>
          <table:table-cell table:formula="of:=((1/0.41)*LN([.D94]))+5" office:value-type="float" office:value="18.4311306611123">
            <text:p>1,84E+001</text:p>
          </table:table-cell>
          <table:table-cell/>
        </table:table-row>
        <table:table-row table:style-name="ro1">
          <table:table-cell/>
          <table:table-cell office:value-type="float" office:value="0.91474">
            <text:p>0,91474</text:p>
          </table:table-cell>
          <table:table-cell office:value-type="float" office:value="0.057299">
            <text:p>0,057299</text:p>
          </table:table-cell>
          <table:table-cell table:formula="of:=[.B95]*[.$E$1]/[.$E$2]" office:value-type="float" office:value="249.083702">
            <text:p>2,49E+002</text:p>
          </table:table-cell>
          <table:table-cell table:formula="of:=[.C95]/[.$E$1]" office:value-type="float" office:value="21.0426000734484">
            <text:p>2,10E+001</text:p>
          </table:table-cell>
          <table:table-cell/>
          <table:table-cell table:formula="of:=((1/0.41)*LN([.D95]))+5" office:value-type="float" office:value="18.4580219331427">
            <text:p>1,85E+001</text:p>
          </table:table-cell>
          <table:table-cell/>
        </table:table-row>
        <table:table-row table:style-name="ro1">
          <table:table-cell/>
          <table:table-cell office:value-type="float" office:value="0.92477">
            <text:p>0,92477</text:p>
          </table:table-cell>
          <table:table-cell office:value-type="float" office:value="0.057323">
            <text:p>0,057323</text:p>
          </table:table-cell>
          <table:table-cell table:formula="of:=[.B96]*[.$E$1]/[.$E$2]" office:value-type="float" office:value="251.814871">
            <text:p>2,52E+002</text:p>
          </table:table-cell>
          <table:table-cell table:formula="of:=[.C96]/[.$E$1]" office:value-type="float" office:value="21.0514138817481">
            <text:p>2,11E+001</text:p>
          </table:table-cell>
          <table:table-cell/>
          <table:table-cell table:formula="of:=((1/0.41)*LN([.D96]))+5" office:value-type="float" office:value="18.4846199479101">
            <text:p>1,85E+001</text:p>
          </table:table-cell>
          <table:table-cell/>
        </table:table-row>
        <table:table-row table:style-name="ro1">
          <table:table-cell/>
          <table:table-cell office:value-type="float" office:value="0.9348">
            <text:p>0,9348</text:p>
          </table:table-cell>
          <table:table-cell office:value-type="float" office:value="0.057346">
            <text:p>0,057346</text:p>
          </table:table-cell>
          <table:table-cell table:formula="of:=[.B97]*[.$E$1]/[.$E$2]" office:value-type="float" office:value="254.54604">
            <text:p>2,55E+002</text:p>
          </table:table-cell>
          <table:table-cell table:formula="of:=[.C97]/[.$E$1]" office:value-type="float" office:value="21.0598604480353">
            <text:p>2,11E+001</text:p>
          </table:table-cell>
          <table:table-cell/>
          <table:table-cell table:formula="of:=((1/0.41)*LN([.D97]))+5" office:value-type="float" office:value="18.5109310325909">
            <text:p>1,85E+001</text:p>
          </table:table-cell>
          <table:table-cell/>
        </table:table-row>
        <table:table-row table:style-name="ro1">
          <table:table-cell/>
          <table:table-cell office:value-type="float" office:value="0.94483">
            <text:p>0,94483</text:p>
          </table:table-cell>
          <table:table-cell office:value-type="float" office:value="0.057366">
            <text:p>0,057366</text:p>
          </table:table-cell>
          <table:table-cell table:formula="of:=[.B98]*[.$E$1]/[.$E$2]" office:value-type="float" office:value="257.277209">
            <text:p>2,57E+002</text:p>
          </table:table-cell>
          <table:table-cell table:formula="of:=[.C98]/[.$E$1]" office:value-type="float" office:value="21.067205288285">
            <text:p>2,11E+001</text:p>
          </table:table-cell>
          <table:table-cell/>
          <table:table-cell table:formula="of:=((1/0.41)*LN([.D98]))+5" office:value-type="float" office:value="18.5369613117769">
            <text:p>1,85E+001</text:p>
          </table:table-cell>
          <table:table-cell/>
        </table:table-row>
        <table:table-row table:style-name="ro1">
          <table:table-cell/>
          <table:table-cell office:value-type="float" office:value="0.95486">
            <text:p>0,95486</text:p>
          </table:table-cell>
          <table:table-cell office:value-type="float" office:value="0.057378">
            <text:p>0,057378</text:p>
          </table:table-cell>
          <table:table-cell table:formula="of:=[.B99]*[.$E$1]/[.$E$2]" office:value-type="float" office:value="260.008378">
            <text:p>2,60E+002</text:p>
          </table:table-cell>
          <table:table-cell table:formula="of:=[.C99]/[.$E$1]" office:value-type="float" office:value="21.0716121924348">
            <text:p>2,11E+001</text:p>
          </table:table-cell>
          <table:table-cell/>
          <table:table-cell table:formula="of:=((1/0.41)*LN([.D99]))+5" office:value-type="float" office:value="18.5627167160324">
            <text:p>1,86E+001</text:p>
          </table:table-cell>
          <table:table-cell/>
        </table:table-row>
        <table:table-row table:style-name="ro1">
          <table:table-cell/>
          <table:table-cell office:value-type="float" office:value="0.96489">
            <text:p>0,96489</text:p>
          </table:table-cell>
          <table:table-cell office:value-type="float" office:value="0.05739">
            <text:p>0,05739</text:p>
          </table:table-cell>
          <table:table-cell table:formula="of:=[.B100]*[.$E$1]/[.$E$2]" office:value-type="float" office:value="262.739547">
            <text:p>2,63E+002</text:p>
          </table:table-cell>
          <table:table-cell table:formula="of:=[.C100]/[.$E$1]" office:value-type="float" office:value="21.0760190965847">
            <text:p>2,11E+001</text:p>
          </table:table-cell>
          <table:table-cell/>
          <table:table-cell table:formula="of:=((1/0.41)*LN([.D100]))+5" office:value-type="float" office:value="18.5882029900047">
            <text:p>1,86E+001</text:p>
          </table:table-cell>
          <table:table-cell/>
        </table:table-row>
        <table:table-row table:style-name="ro1">
          <table:table-cell/>
          <table:table-cell office:value-type="float" office:value="0.97492">
            <text:p>0,97492</text:p>
          </table:table-cell>
          <table:table-cell office:value-type="float" office:value="0.057401">
            <text:p>0,057401</text:p>
          </table:table-cell>
          <table:table-cell table:formula="of:=[.B101]*[.$E$1]/[.$E$2]" office:value-type="float" office:value="265.470716">
            <text:p>2,65E+002</text:p>
          </table:table-cell>
          <table:table-cell table:formula="of:=[.C101]/[.$E$1]" office:value-type="float" office:value="21.080058758722">
            <text:p>2,11E+001</text:p>
          </table:table-cell>
          <table:table-cell/>
          <table:table-cell table:formula="of:=((1/0.41)*LN([.D101]))+5" office:value-type="float" office:value="18.6134257001146">
            <text:p>1,86E+001</text:p>
          </table:table-cell>
          <table:table-cell/>
        </table:table-row>
        <table:table-row table:style-name="ro1">
          <table:table-cell/>
          <table:table-cell office:value-type="float" office:value="0.98495">
            <text:p>0,98495</text:p>
          </table:table-cell>
          <table:table-cell office:value-type="float" office:value="0.057408">
            <text:p>0,057408</text:p>
          </table:table-cell>
          <table:table-cell table:formula="of:=[.B102]*[.$E$1]/[.$E$2]" office:value-type="float" office:value="268.201885">
            <text:p>2,68E+002</text:p>
          </table:table-cell>
          <table:table-cell table:formula="of:=[.C102]/[.$E$1]" office:value-type="float" office:value="21.0826294528094">
            <text:p>2,11E+001</text:p>
          </table:table-cell>
          <table:table-cell/>
          <table:table-cell table:formula="of:=((1/0.41)*LN([.D102]))+5" office:value-type="float" office:value="18.6383902418535">
            <text:p>1,86E+001</text:p>
          </table:table-cell>
          <table:table-cell/>
        </table:table-row>
        <table:table-row table:style-name="ro1">
          <table:table-cell/>
          <table:table-cell office:value-type="float" office:value="0.99498">
            <text:p>0,99498</text:p>
          </table:table-cell>
          <table:table-cell office:value-type="float" office:value="0.057408">
            <text:p>0,057408</text:p>
          </table:table-cell>
          <table:table-cell table:formula="of:=[.B103]*[.$E$1]/[.$E$2]" office:value-type="float" office:value="270.933054">
            <text:p>2,71E+002</text:p>
          </table:table-cell>
          <table:table-cell table:formula="of:=[.C103]/[.$E$1]" office:value-type="float" office:value="21.0826294528094">
            <text:p>2,11E+001</text:p>
          </table:table-cell>
          <table:table-cell/>
          <table:table-cell table:formula="of:=((1/0.41)*LN([.D103]))+5" office:value-type="float" office:value="18.6631018467113">
            <text:p>1,87E+001</text:p>
          </table:table-cell>
          <table:table-cell/>
        </table:table-row>
      </table:table>
      <table:table table:name="OpenFOAM_2" table:style-name="ta1">
        <table:shapes>
          <draw:frame draw:z-index="0" draw:style-name="gr1" svg:width="16.008cm" svg:height="8.993cm" svg:x="16.644cm" svg:y="1.473cm">
            <draw:object draw:notify-on-update-of-ranges="OpenFOAM_2.D4:OpenFOAM_2.D103 OpenFOAM_2.E4:OpenFOAM_2.E103 OpenFOAM_2.D4:OpenFOAM_2.D103 OpenFOAM_2.F4:OpenFOAM_2.F103 OpenFOAM_2.D4:OpenFOAM_2.D103 OpenFOAM_2.G4:OpenFOAM_2.G10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 office:value-type="string">
            <text:p>u tau</text:p>
          </table:table-cell>
          <table:table-cell table:style-name="Default" office:value-type="float" office:value="0.00982">
            <text:p>0,00982</text:p>
          </table:table-cell>
          <table:table-cell/>
          <table:table-cell office:value-type="string">
            <text:p>re</text:p>
          </table:table-cell>
          <table:table-cell table:formula="of:=0.2*4/[.E2]" office:value-type="float" office:value="80000">
            <text:p>80000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nu</text:p>
          </table:table-cell>
          <table:table-cell office:value-type="float" office:value="0.00001">
            <text:p>1,00E-00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y</text:p>
          </table:table-cell>
          <table:table-cell office:value-type="string">
            <text:p>u</text:p>
          </table:table-cell>
          <table:table-cell table:style-name="Default" office:value-type="string">
            <text:p>y+</text:p>
          </table:table-cell>
          <table:table-cell table:style-name="Default" office:value-type="string">
            <text:p>u+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02">
            <text:p>0,002</text:p>
          </table:table-cell>
          <table:table-cell office:value-type="float" office:value="0.019283">
            <text:p>0,019283</text:p>
          </table:table-cell>
          <table:table-cell table:formula="of:=[.B4]*[.$E$1]/[.$E$2]" office:value-type="float" office:value="1.964">
            <text:p>1,96E+000</text:p>
          </table:table-cell>
          <table:table-cell table:formula="of:=[.C4]/[.$E$1]" office:value-type="float" office:value="1.96364562118126">
            <text:p>1,96E+000</text:p>
          </table:table-cell>
          <table:table-cell table:formula="of:=[.D4]" office:value-type="float" office:value="1.964">
            <text:p>1,96E+000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float" office:value="0.01203">
            <text:p>0,01203</text:p>
          </table:table-cell>
          <table:table-cell office:value-type="float" office:value="0.088508">
            <text:p>0,088508</text:p>
          </table:table-cell>
          <table:table-cell table:formula="of:=[.B5]*[.$E$1]/[.$E$2]" office:value-type="float" office:value="11.81346">
            <text:p>1,18E+001</text:p>
          </table:table-cell>
          <table:table-cell table:formula="of:=[.C5]/[.$E$1]" office:value-type="float" office:value="9.01303462321792">
            <text:p>9,01E+000</text:p>
          </table:table-cell>
          <table:table-cell table:formula="of:=[.D5]" office:value-type="float" office:value="11.81346">
            <text:p>1,18E+001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float" office:value="0.02206">
            <text:p>0,02206</text:p>
          </table:table-cell>
          <table:table-cell office:value-type="float" office:value="0.11478">
            <text:p>0,11478</text:p>
          </table:table-cell>
          <table:table-cell table:formula="of:=[.B6]*[.$E$1]/[.$E$2]" office:value-type="float" office:value="21.66292">
            <text:p>2,17E+001</text:p>
          </table:table-cell>
          <table:table-cell table:formula="of:=[.C6]/[.$E$1]" office:value-type="float" office:value="11.6883910386965">
            <text:p>1,17E+001</text:p>
          </table:table-cell>
          <table:table-cell table:formula="of:=[.D6]" office:value-type="float" office:value="21.66292">
            <text:p>2,17E+001</text:p>
          </table:table-cell>
          <table:table-cell table:style-name="ce2" table:formula="of:=((1/0.41)*LN([.D6]))+5" office:value-type="float" office:value="12.5014683980431">
            <text:p>1,25E+001</text:p>
          </table:table-cell>
          <table:table-cell table:style-name="ce2"/>
        </table:table-row>
        <table:table-row table:style-name="ro1">
          <table:table-cell/>
          <table:table-cell office:value-type="float" office:value="0.03209">
            <text:p>0,03209</text:p>
          </table:table-cell>
          <table:table-cell office:value-type="float" office:value="0.12802">
            <text:p>0,12802</text:p>
          </table:table-cell>
          <table:table-cell table:formula="of:=[.B7]*[.$E$1]/[.$E$2]" office:value-type="float" office:value="31.51238">
            <text:p>3,15E+001</text:p>
          </table:table-cell>
          <table:table-cell table:formula="of:=[.C7]/[.$E$1]" office:value-type="float" office:value="13.0366598778004">
            <text:p>1,30E+001</text:p>
          </table:table-cell>
          <table:table-cell table:formula="of:=[.D7]" office:value-type="float" office:value="31.51238">
            <text:p>3,15E+001</text:p>
          </table:table-cell>
          <table:table-cell table:style-name="ce2" table:formula="of:=((1/0.41)*LN([.D7]))+5" office:value-type="float" office:value="13.4155621573027">
            <text:p>1,34E+001</text:p>
          </table:table-cell>
          <table:table-cell table:style-name="ce2"/>
        </table:table-row>
        <table:table-row table:style-name="ro1">
          <table:table-cell/>
          <table:table-cell office:value-type="float" office:value="0.042121">
            <text:p>0,042121</text:p>
          </table:table-cell>
          <table:table-cell office:value-type="float" office:value="0.13687">
            <text:p>0,13687</text:p>
          </table:table-cell>
          <table:table-cell table:formula="of:=[.B8]*[.$E$1]/[.$E$2]" office:value-type="float" office:value="41.362822">
            <text:p>4,14E+001</text:p>
          </table:table-cell>
          <table:table-cell table:formula="of:=[.C8]/[.$E$1]" office:value-type="float" office:value="13.9378818737271">
            <text:p>1,39E+001</text:p>
          </table:table-cell>
          <table:table-cell table:formula="of:=[.D8]" office:value-type="float" office:value="41.362822">
            <text:p>4,14E+001</text:p>
          </table:table-cell>
          <table:table-cell table:style-name="ce2" table:formula="of:=((1/0.41)*LN([.D8]))+5" office:value-type="float" office:value="14.0789816049919">
            <text:p>1,41E+001</text:p>
          </table:table-cell>
          <table:table-cell table:style-name="ce2"/>
        </table:table-row>
        <table:table-row table:style-name="ro1">
          <table:table-cell/>
          <table:table-cell office:value-type="float" office:value="0.052151">
            <text:p>0,052151</text:p>
          </table:table-cell>
          <table:table-cell office:value-type="float" office:value="0.14337">
            <text:p>0,14337</text:p>
          </table:table-cell>
          <table:table-cell table:formula="of:=[.B9]*[.$E$1]/[.$E$2]" office:value-type="float" office:value="51.212282">
            <text:p>5,12E+001</text:p>
          </table:table-cell>
          <table:table-cell table:formula="of:=[.C9]/[.$E$1]" office:value-type="float" office:value="14.5997963340122">
            <text:p>1,46E+001</text:p>
          </table:table-cell>
          <table:table-cell table:formula="of:=[.D9]" office:value-type="float" office:value="51.212282">
            <text:p>5,12E+001</text:p>
          </table:table-cell>
          <table:table-cell table:style-name="ce2" table:formula="of:=((1/0.41)*LN([.D9]))+5" office:value-type="float" office:value="14.5999497221724">
            <text:p>1,46E+001</text:p>
          </table:table-cell>
          <table:table-cell table:style-name="ce2"/>
        </table:table-row>
        <table:table-row table:style-name="ro1">
          <table:table-cell/>
          <table:table-cell office:value-type="float" office:value="0.062181">
            <text:p>0,062181</text:p>
          </table:table-cell>
          <table:table-cell office:value-type="float" office:value="0.14866">
            <text:p>0,14866</text:p>
          </table:table-cell>
          <table:table-cell table:formula="of:=[.B10]*[.$E$1]/[.$E$2]" office:value-type="float" office:value="61.061742">
            <text:p>6,11E+001</text:p>
          </table:table-cell>
          <table:table-cell table:formula="of:=[.C10]/[.$E$1]" office:value-type="float" office:value="15.1384928716904">
            <text:p>1,51E+001</text:p>
          </table:table-cell>
          <table:table-cell table:formula="of:=[.D10]" office:value-type="float" office:value="61.061742">
            <text:p>6,11E+001</text:p>
          </table:table-cell>
          <table:table-cell table:style-name="ce2" table:formula="of:=((1/0.41)*LN([.D10]))+5" office:value-type="float" office:value="15.0289890639395">
            <text:p>1,50E+001</text:p>
          </table:table-cell>
          <table:table-cell table:style-name="ce2"/>
        </table:table-row>
        <table:table-row table:style-name="ro1">
          <table:table-cell/>
          <table:table-cell office:value-type="float" office:value="0.072211">
            <text:p>0,072211</text:p>
          </table:table-cell>
          <table:table-cell office:value-type="float" office:value="0.1531">
            <text:p>0,1531</text:p>
          </table:table-cell>
          <table:table-cell table:formula="of:=[.B11]*[.$E$1]/[.$E$2]" office:value-type="float" office:value="70.911202">
            <text:p>7,09E+001</text:p>
          </table:table-cell>
          <table:table-cell table:formula="of:=[.C11]/[.$E$1]" office:value-type="float" office:value="15.5906313645621">
            <text:p>1,56E+001</text:p>
          </table:table-cell>
          <table:table-cell/>
          <table:table-cell table:style-name="ce2" table:formula="of:=((1/0.41)*LN([.D11]))+5" office:value-type="float" office:value="15.3937278493585">
            <text:p>1,54E+001</text:p>
          </table:table-cell>
          <table:table-cell table:style-name="ce2"/>
        </table:table-row>
        <table:table-row table:style-name="ro1">
          <table:table-cell/>
          <table:table-cell office:value-type="float" office:value="0.082241">
            <text:p>0,082241</text:p>
          </table:table-cell>
          <table:table-cell office:value-type="float" office:value="0.15688">
            <text:p>0,15688</text:p>
          </table:table-cell>
          <table:table-cell table:formula="of:=[.B12]*[.$E$1]/[.$E$2]" office:value-type="float" office:value="80.760662">
            <text:p>8,08E+001</text:p>
          </table:table-cell>
          <table:table-cell table:formula="of:=[.C12]/[.$E$1]" office:value-type="float" office:value="15.9755600814664">
            <text:p>1,60E+001</text:p>
          </table:table-cell>
          <table:table-cell/>
          <table:table-cell table:style-name="ce2" table:formula="of:=((1/0.41)*LN([.D12]))+5" office:value-type="float" office:value="15.710951196435">
            <text:p>1,57E+001</text:p>
          </table:table-cell>
          <table:table-cell table:style-name="ce2"/>
        </table:table-row>
        <table:table-row table:style-name="ro1">
          <table:table-cell/>
          <table:table-cell office:value-type="float" office:value="0.092271">
            <text:p>0,092271</text:p>
          </table:table-cell>
          <table:table-cell office:value-type="float" office:value="0.16023">
            <text:p>0,16023</text:p>
          </table:table-cell>
          <table:table-cell table:formula="of:=[.B13]*[.$E$1]/[.$E$2]" office:value-type="float" office:value="90.610122">
            <text:p>9,06E+001</text:p>
          </table:table-cell>
          <table:table-cell table:formula="of:=[.C13]/[.$E$1]" office:value-type="float" office:value="16.316700610998">
            <text:p>1,63E+001</text:p>
          </table:table-cell>
          <table:table-cell/>
          <table:table-cell table:style-name="ce2" table:formula="of:=((1/0.41)*LN([.D13]))+5" office:value-type="float" office:value="15.9916242162508">
            <text:p>1,60E+001</text:p>
          </table:table-cell>
          <table:table-cell table:style-name="ce2"/>
        </table:table-row>
        <table:table-row table:style-name="ro1">
          <table:table-cell/>
          <table:table-cell office:value-type="float" office:value="0.1023">
            <text:p>0,1023</text:p>
          </table:table-cell>
          <table:table-cell office:value-type="float" office:value="0.16323">
            <text:p>0,16323</text:p>
          </table:table-cell>
          <table:table-cell table:formula="of:=[.B14]*[.$E$1]/[.$E$2]" office:value-type="float" office:value="100.4586">
            <text:p>1,00E+002</text:p>
          </table:table-cell>
          <table:table-cell table:formula="of:=[.C14]/[.$E$1]" office:value-type="float" office:value="16.622199592668">
            <text:p>1,66E+001</text:p>
          </table:table-cell>
          <table:table-cell/>
          <table:table-cell table:style-name="ce2" table:formula="of:=((1/0.41)*LN([.D14]))+5" office:value-type="float" office:value="16.2432822008047">
            <text:p>1,62E+001</text:p>
          </table:table-cell>
          <table:table-cell table:style-name="ce2"/>
        </table:table-row>
        <table:table-row table:style-name="ro1">
          <table:table-cell/>
          <table:table-cell office:value-type="float" office:value="0.11233">
            <text:p>0,11233</text:p>
          </table:table-cell>
          <table:table-cell office:value-type="float" office:value="0.16596">
            <text:p>0,16596</text:p>
          </table:table-cell>
          <table:table-cell table:formula="of:=[.B15]*[.$E$1]/[.$E$2]" office:value-type="float" office:value="110.30806">
            <text:p>1,10E+002</text:p>
          </table:table-cell>
          <table:table-cell table:formula="of:=[.C15]/[.$E$1]" office:value-type="float" office:value="16.9002036659878">
            <text:p>1,69E+001</text:p>
          </table:table-cell>
          <table:table-cell/>
          <table:table-cell table:style-name="ce2" table:formula="of:=((1/0.41)*LN([.D15]))+5" office:value-type="float" office:value="16.471407309819">
            <text:p>1,65E+001</text:p>
          </table:table-cell>
          <table:table-cell table:style-name="ce2"/>
        </table:table-row>
        <table:table-row table:style-name="ro1">
          <table:table-cell/>
          <table:table-cell office:value-type="float" office:value="0.12236">
            <text:p>0,12236</text:p>
          </table:table-cell>
          <table:table-cell office:value-type="float" office:value="0.16845">
            <text:p>0,16845</text:p>
          </table:table-cell>
          <table:table-cell table:formula="of:=[.B16]*[.$E$1]/[.$E$2]" office:value-type="float" office:value="120.15752">
            <text:p>1,20E+002</text:p>
          </table:table-cell>
          <table:table-cell table:formula="of:=[.C16]/[.$E$1]" office:value-type="float" office:value="17.1537678207739">
            <text:p>1,72E+001</text:p>
          </table:table-cell>
          <table:table-cell/>
          <table:table-cell table:style-name="ce2" table:formula="of:=((1/0.41)*LN([.D16]))+5" office:value-type="float" office:value="16.6800086552562">
            <text:p>1,67E+001</text:p>
          </table:table-cell>
          <table:table-cell table:style-name="ce2"/>
        </table:table-row>
        <table:table-row table:style-name="ro1">
          <table:table-cell/>
          <table:table-cell office:value-type="float" office:value="0.13239">
            <text:p>0,13239</text:p>
          </table:table-cell>
          <table:table-cell office:value-type="float" office:value="0.17073">
            <text:p>0,17073</text:p>
          </table:table-cell>
          <table:table-cell table:formula="of:=[.B17]*[.$E$1]/[.$E$2]" office:value-type="float" office:value="130.00698">
            <text:p>1,30E+002</text:p>
          </table:table-cell>
          <table:table-cell table:formula="of:=[.C17]/[.$E$1]" office:value-type="float" office:value="17.3859470468432">
            <text:p>1,74E+001</text:p>
          </table:table-cell>
          <table:table-cell/>
          <table:table-cell table:style-name="ce2" table:formula="of:=((1/0.41)*LN([.D17]))+5" office:value-type="float" office:value="16.8721661983461">
            <text:p>1,69E+001</text:p>
          </table:table-cell>
          <table:table-cell table:style-name="ce2"/>
        </table:table-row>
        <table:table-row table:style-name="ro1">
          <table:table-cell/>
          <table:table-cell office:value-type="float" office:value="0.14242">
            <text:p>0,14242</text:p>
          </table:table-cell>
          <table:table-cell office:value-type="float" office:value="0.17286">
            <text:p>0,17286</text:p>
          </table:table-cell>
          <table:table-cell table:formula="of:=[.B18]*[.$E$1]/[.$E$2]" office:value-type="float" office:value="139.85644">
            <text:p>1,40E+002</text:p>
          </table:table-cell>
          <table:table-cell table:formula="of:=[.C18]/[.$E$1]" office:value-type="float" office:value="17.6028513238289">
            <text:p>1,76E+001</text:p>
          </table:table-cell>
          <table:table-cell/>
          <table:table-cell table:style-name="ce2" table:formula="of:=((1/0.41)*LN([.D18]))+5" office:value-type="float" office:value="17.0502840681129">
            <text:p>1,71E+001</text:p>
          </table:table-cell>
          <table:table-cell table:style-name="ce2"/>
        </table:table-row>
        <table:table-row table:style-name="ro1">
          <table:table-cell/>
          <table:table-cell office:value-type="float" office:value="0.15245">
            <text:p>0,15245</text:p>
          </table:table-cell>
          <table:table-cell office:value-type="float" office:value="0.17487">
            <text:p>0,17487</text:p>
          </table:table-cell>
          <table:table-cell table:formula="of:=[.B19]*[.$E$1]/[.$E$2]" office:value-type="float" office:value="149.7059">
            <text:p>1,50E+002</text:p>
          </table:table-cell>
          <table:table-cell table:formula="of:=[.C19]/[.$E$1]" office:value-type="float" office:value="17.8075356415479">
            <text:p>1,78E+001</text:p>
          </table:table-cell>
          <table:table-cell/>
          <table:table-cell table:style-name="ce2" table:formula="of:=((1/0.41)*LN([.D19]))+5" office:value-type="float" office:value="17.2162748848941">
            <text:p>1,72E+001</text:p>
          </table:table-cell>
          <table:table-cell table:style-name="ce2"/>
        </table:table-row>
        <table:table-row table:style-name="ro1">
          <table:table-cell/>
          <table:table-cell office:value-type="float" office:value="0.16248">
            <text:p>0,16248</text:p>
          </table:table-cell>
          <table:table-cell office:value-type="float" office:value="0.17676">
            <text:p>0,17676</text:p>
          </table:table-cell>
          <table:table-cell table:formula="of:=[.B20]*[.$E$1]/[.$E$2]" office:value-type="float" office:value="159.55536">
            <text:p>1,60E+002</text:p>
          </table:table-cell>
          <table:table-cell table:formula="of:=[.C20]/[.$E$1]" office:value-type="float" office:value="18">
            <text:p>1,80E+001</text:p>
          </table:table-cell>
          <table:table-cell/>
          <table:table-cell table:style-name="ce2" table:formula="of:=((1/0.41)*LN([.D20]))+5" office:value-type="float" office:value="17.3716852357182">
            <text:p>1,74E+001</text:p>
          </table:table-cell>
          <table:table-cell table:style-name="ce2"/>
        </table:table-row>
        <table:table-row table:style-name="ro1">
          <table:table-cell/>
          <table:table-cell office:value-type="float" office:value="0.17251">
            <text:p>0,17251</text:p>
          </table:table-cell>
          <table:table-cell office:value-type="float" office:value="0.1785">
            <text:p>0,1785</text:p>
          </table:table-cell>
          <table:table-cell table:formula="of:=[.B21]*[.$E$1]/[.$E$2]" office:value-type="float" office:value="169.40482">
            <text:p>1,69E+002</text:p>
          </table:table-cell>
          <table:table-cell table:formula="of:=[.C21]/[.$E$1]" office:value-type="float" office:value="18.1771894093686">
            <text:p>1,82E+001</text:p>
          </table:table-cell>
          <table:table-cell/>
          <table:table-cell table:style-name="ce2" table:formula="of:=((1/0.41)*LN([.D21]))+5" office:value-type="float" office:value="17.5177835004341">
            <text:p>1,75E+001</text:p>
          </table:table-cell>
          <table:table-cell table:style-name="ce2"/>
        </table:table-row>
        <table:table-row table:style-name="ro1">
          <table:table-cell/>
          <table:table-cell office:value-type="float" office:value="0.18254">
            <text:p>0,18254</text:p>
          </table:table-cell>
          <table:table-cell office:value-type="float" office:value="0.18017">
            <text:p>0,18017</text:p>
          </table:table-cell>
          <table:table-cell table:formula="of:=[.B22]*[.$E$1]/[.$E$2]" office:value-type="float" office:value="179.25428">
            <text:p>1,79E+002</text:p>
          </table:table-cell>
          <table:table-cell table:formula="of:=[.C22]/[.$E$1]" office:value-type="float" office:value="18.347250509165">
            <text:p>1,83E+001</text:p>
          </table:table-cell>
          <table:table-cell/>
          <table:table-cell table:style-name="ce2" table:formula="of:=((1/0.41)*LN([.D22]))+5" office:value-type="float" office:value="17.6556228206367">
            <text:p>1,77E+001</text:p>
          </table:table-cell>
          <table:table-cell table:style-name="ce2"/>
        </table:table-row>
        <table:table-row table:style-name="ro1">
          <table:table-cell/>
          <table:table-cell office:value-type="float" office:value="0.19257">
            <text:p>0,19257</text:p>
          </table:table-cell>
          <table:table-cell office:value-type="float" office:value="0.18178">
            <text:p>0,18178</text:p>
          </table:table-cell>
          <table:table-cell table:formula="of:=[.B23]*[.$E$1]/[.$E$2]" office:value-type="float" office:value="189.10374">
            <text:p>1,89E+002</text:p>
          </table:table-cell>
          <table:table-cell table:formula="of:=[.C23]/[.$E$1]" office:value-type="float" office:value="18.5112016293279">
            <text:p>1,85E+001</text:p>
          </table:table-cell>
          <table:table-cell/>
          <table:table-cell table:style-name="ce2" table:formula="of:=((1/0.41)*LN([.D23]))+5" office:value-type="float" office:value="17.7860872033271">
            <text:p>1,78E+001</text:p>
          </table:table-cell>
          <table:table-cell table:style-name="ce2"/>
        </table:table-row>
        <table:table-row table:style-name="ro1">
          <table:table-cell/>
          <table:table-cell office:value-type="float" office:value="0.2026">
            <text:p>0,2026</text:p>
          </table:table-cell>
          <table:table-cell office:value-type="float" office:value="0.18327">
            <text:p>0,18327</text:p>
          </table:table-cell>
          <table:table-cell table:formula="of:=[.B24]*[.$E$1]/[.$E$2]" office:value-type="float" office:value="198.9532">
            <text:p>1,99E+002</text:p>
          </table:table-cell>
          <table:table-cell table:formula="of:=[.C24]/[.$E$1]" office:value-type="float" office:value="18.662932790224">
            <text:p>1,87E+001</text:p>
          </table:table-cell>
          <table:table-cell table:style-name="ce2"/>
          <table:table-cell table:style-name="ce2" table:formula="of:=((1/0.41)*LN([.D24]))+5" office:value-type="float" office:value="17.9099259053339">
            <text:p>1,79E+001</text:p>
          </table:table-cell>
          <table:table-cell table:style-name="ce2"/>
        </table:table-row>
        <table:table-row table:style-name="ro1">
          <table:table-cell/>
          <table:table-cell office:value-type="float" office:value="0.21263">
            <text:p>0,21263</text:p>
          </table:table-cell>
          <table:table-cell office:value-type="float" office:value="0.18472">
            <text:p>0,18472</text:p>
          </table:table-cell>
          <table:table-cell table:formula="of:=[.B25]*[.$E$1]/[.$E$2]" office:value-type="float" office:value="208.80266">
            <text:p>2,09E+002</text:p>
          </table:table-cell>
          <table:table-cell table:formula="of:=[.C25]/[.$E$1]" office:value-type="float" office:value="18.8105906313646">
            <text:p>1,88E+001</text:p>
          </table:table-cell>
          <table:table-cell table:style-name="ce2"/>
          <table:table-cell table:style-name="ce2" table:formula="of:=((1/0.41)*LN([.D25]))+5" office:value-type="float" office:value="18.0277795009535">
            <text:p>1,80E+001</text:p>
          </table:table-cell>
          <table:table-cell table:style-name="ce2"/>
        </table:table-row>
        <table:table-row table:style-name="ro1">
          <table:table-cell/>
          <table:table-cell office:value-type="float" office:value="0.22266">
            <text:p>0,22266</text:p>
          </table:table-cell>
          <table:table-cell office:value-type="float" office:value="0.1861">
            <text:p>0,1861</text:p>
          </table:table-cell>
          <table:table-cell table:formula="of:=[.B26]*[.$E$1]/[.$E$2]" office:value-type="float" office:value="218.65212">
            <text:p>2,19E+002</text:p>
          </table:table-cell>
          <table:table-cell table:formula="of:=[.C26]/[.$E$1]" office:value-type="float" office:value="18.9511201629328">
            <text:p>1,90E+001</text:p>
          </table:table-cell>
          <table:table-cell/>
          <table:table-cell table:style-name="ce2" table:formula="of:=((1/0.41)*LN([.D26]))+5" office:value-type="float" office:value="18.1401999357875">
            <text:p>1,81E+001</text:p>
          </table:table-cell>
          <table:table-cell table:style-name="ce2"/>
        </table:table-row>
        <table:table-row table:style-name="ro1">
          <table:table-cell/>
          <table:table-cell office:value-type="float" office:value="0.23269">
            <text:p>0,23269</text:p>
          </table:table-cell>
          <table:table-cell office:value-type="float" office:value="0.18741">
            <text:p>0,18741</text:p>
          </table:table-cell>
          <table:table-cell table:formula="of:=[.B27]*[.$E$1]/[.$E$2]" office:value-type="float" office:value="228.50158">
            <text:p>2,29E+002</text:p>
          </table:table-cell>
          <table:table-cell table:formula="of:=[.C27]/[.$E$1]" office:value-type="float" office:value="19.0845213849287">
            <text:p>1,91E+001</text:p>
          </table:table-cell>
          <table:table-cell/>
          <table:table-cell table:style-name="ce2" table:formula="of:=((1/0.41)*LN([.D27]))+5" office:value-type="float" office:value="18.2476661584663">
            <text:p>1,82E+001</text:p>
          </table:table-cell>
          <table:table-cell table:style-name="ce2"/>
        </table:table-row>
        <table:table-row table:style-name="ro1">
          <table:table-cell/>
          <table:table-cell office:value-type="float" office:value="0.24272">
            <text:p>0,24272</text:p>
          </table:table-cell>
          <table:table-cell office:value-type="float" office:value="0.18869">
            <text:p>0,18869</text:p>
          </table:table-cell>
          <table:table-cell table:formula="of:=[.B28]*[.$E$1]/[.$E$2]" office:value-type="float" office:value="238.35104">
            <text:p>2,38E+002</text:p>
          </table:table-cell>
          <table:table-cell table:formula="of:=[.C28]/[.$E$1]" office:value-type="float" office:value="19.2148676171079">
            <text:p>1,92E+001</text:p>
          </table:table-cell>
          <table:table-cell table:style-name="ce2"/>
          <table:table-cell table:style-name="ce2" table:formula="of:=((1/0.41)*LN([.D28]))+5" office:value-type="float" office:value="18.3505964511526">
            <text:p>1,84E+001</text:p>
          </table:table-cell>
          <table:table-cell table:style-name="ce2"/>
        </table:table-row>
        <table:table-row table:style-name="ro1">
          <table:table-cell/>
          <table:table-cell office:value-type="float" office:value="0.25275">
            <text:p>0,25275</text:p>
          </table:table-cell>
          <table:table-cell office:value-type="float" office:value="0.1899">
            <text:p>0,1899</text:p>
          </table:table-cell>
          <table:table-cell table:formula="of:=[.B29]*[.$E$1]/[.$E$2]" office:value-type="float" office:value="248.2005">
            <text:p>2,48E+002</text:p>
          </table:table-cell>
          <table:table-cell table:formula="of:=[.C29]/[.$E$1]" office:value-type="float" office:value="19.3380855397149">
            <text:p>1,93E+001</text:p>
          </table:table-cell>
          <table:table-cell/>
          <table:table-cell table:style-name="ce2" table:formula="of:=((1/0.41)*LN([.D29]))+5" office:value-type="float" office:value="18.4493582616412">
            <text:p>1,84E+001</text:p>
          </table:table-cell>
          <table:table-cell table:style-name="ce2"/>
        </table:table-row>
        <table:table-row table:style-name="ro1">
          <table:table-cell/>
          <table:table-cell office:value-type="float" office:value="0.26278">
            <text:p>0,26278</text:p>
          </table:table-cell>
          <table:table-cell office:value-type="float" office:value="0.19109">
            <text:p>0,19109</text:p>
          </table:table-cell>
          <table:table-cell table:formula="of:=[.B30]*[.$E$1]/[.$E$2]" office:value-type="float" office:value="258.04996">
            <text:p>2,58E+002</text:p>
          </table:table-cell>
          <table:table-cell table:formula="of:=[.C30]/[.$E$1]" office:value-type="float" office:value="19.459266802444">
            <text:p>1,95E+001</text:p>
          </table:table-cell>
          <table:table-cell/>
          <table:table-cell table:style-name="ce2" table:formula="of:=((1/0.41)*LN([.D30]))+5" office:value-type="float" office:value="18.5442761209415">
            <text:p>1,85E+001</text:p>
          </table:table-cell>
          <table:table-cell table:style-name="ce2"/>
        </table:table-row>
        <table:table-row table:style-name="ro1">
          <table:table-cell/>
          <table:table-cell office:value-type="float" office:value="0.27281">
            <text:p>0,27281</text:p>
          </table:table-cell>
          <table:table-cell office:value-type="float" office:value="0.1922">
            <text:p>0,1922</text:p>
          </table:table-cell>
          <table:table-cell table:formula="of:=[.B31]*[.$E$1]/[.$E$2]" office:value-type="float" office:value="267.89942">
            <text:p>2,68E+002</text:p>
          </table:table-cell>
          <table:table-cell table:formula="of:=[.C31]/[.$E$1]" office:value-type="float" office:value="19.5723014256619">
            <text:p>1,96E+001</text:p>
          </table:table-cell>
          <table:table-cell/>
          <table:table-cell table:style-name="ce2" table:formula="of:=((1/0.41)*LN([.D31]))+5" office:value-type="float" office:value="18.6356380769787">
            <text:p>1,86E+001</text:p>
          </table:table-cell>
          <table:table-cell table:style-name="ce2"/>
        </table:table-row>
        <table:table-row table:style-name="ro1">
          <table:table-cell/>
          <table:table-cell office:value-type="float" office:value="0.28284">
            <text:p>0,28284</text:p>
          </table:table-cell>
          <table:table-cell office:value-type="float" office:value="0.19331">
            <text:p>0,19331</text:p>
          </table:table-cell>
          <table:table-cell table:formula="of:=[.B32]*[.$E$1]/[.$E$2]" office:value-type="float" office:value="277.74888">
            <text:p>2,78E+002</text:p>
          </table:table-cell>
          <table:table-cell table:formula="of:=[.C32]/[.$E$1]" office:value-type="float" office:value="19.6853360488798">
            <text:p>1,97E+001</text:p>
          </table:table-cell>
          <table:table-cell table:style-name="ce2"/>
          <table:table-cell table:style-name="ce2" table:formula="of:=((1/0.41)*LN([.D32]))+5" office:value-type="float" office:value="18.723700966118">
            <text:p>1,87E+001</text:p>
          </table:table-cell>
          <table:table-cell table:style-name="ce2"/>
        </table:table-row>
        <table:table-row table:style-name="ro1">
          <table:table-cell/>
          <table:table-cell office:value-type="float" office:value="0.29287">
            <text:p>0,29287</text:p>
          </table:table-cell>
          <table:table-cell office:value-type="float" office:value="0.19435">
            <text:p>0,19435</text:p>
          </table:table-cell>
          <table:table-cell table:formula="of:=[.B33]*[.$E$1]/[.$E$2]" office:value-type="float" office:value="287.59834">
            <text:p>2,88E+002</text:p>
          </table:table-cell>
          <table:table-cell table:formula="of:=[.C33]/[.$E$1]" office:value-type="float" office:value="19.7912423625255">
            <text:p>1,98E+001</text:p>
          </table:table-cell>
          <table:table-cell/>
          <table:table-cell table:style-name="ce2" table:formula="of:=((1/0.41)*LN([.D33]))+5" office:value-type="float" office:value="18.8086947656703">
            <text:p>1,88E+001</text:p>
          </table:table-cell>
          <table:table-cell table:style-name="ce2"/>
        </table:table-row>
        <table:table-row table:style-name="ro1">
          <table:table-cell/>
          <table:table-cell office:value-type="float" office:value="0.3029">
            <text:p>0,3029</text:p>
          </table:table-cell>
          <table:table-cell office:value-type="float" office:value="0.19538">
            <text:p>0,19538</text:p>
          </table:table-cell>
          <table:table-cell table:formula="of:=[.B34]*[.$E$1]/[.$E$2]" office:value-type="float" office:value="297.4478">
            <text:p>2,97E+002</text:p>
          </table:table-cell>
          <table:table-cell table:formula="of:=[.C34]/[.$E$1]" office:value-type="float" office:value="19.8961303462322">
            <text:p>1,99E+001</text:p>
          </table:table-cell>
          <table:table-cell/>
          <table:table-cell table:style-name="ce2" table:formula="of:=((1/0.41)*LN([.D34]))+5" office:value-type="float" office:value="18.8908262131842">
            <text:p>1,89E+001</text:p>
          </table:table-cell>
          <table:table-cell table:style-name="ce2"/>
        </table:table-row>
        <table:table-row table:style-name="ro1">
          <table:table-cell/>
          <table:table-cell office:value-type="float" office:value="0.31293">
            <text:p>0,31293</text:p>
          </table:table-cell>
          <table:table-cell office:value-type="float" office:value="0.19637">
            <text:p>0,19637</text:p>
          </table:table-cell>
          <table:table-cell table:formula="of:=[.B35]*[.$E$1]/[.$E$2]" office:value-type="float" office:value="307.29726">
            <text:p>3,07E+002</text:p>
          </table:table-cell>
          <table:table-cell table:formula="of:=[.C35]/[.$E$1]" office:value-type="float" office:value="19.9969450101833">
            <text:p>2,00E+001</text:p>
          </table:table-cell>
          <table:table-cell table:style-name="ce2"/>
          <table:table-cell table:style-name="ce2" table:formula="of:=((1/0.41)*LN([.D35]))+5" office:value-type="float" office:value="18.9702818359227">
            <text:p>1,90E+001</text:p>
          </table:table-cell>
          <table:table-cell table:style-name="ce2"/>
        </table:table-row>
        <table:table-row table:style-name="ro1">
          <table:table-cell/>
          <table:table-cell office:value-type="float" office:value="0.32296">
            <text:p>0,32296</text:p>
          </table:table-cell>
          <table:table-cell office:value-type="float" office:value="0.19733">
            <text:p>0,19733</text:p>
          </table:table-cell>
          <table:table-cell table:formula="of:=[.B36]*[.$E$1]/[.$E$2]" office:value-type="float" office:value="317.14672">
            <text:p>3,17E+002</text:p>
          </table:table-cell>
          <table:table-cell table:formula="of:=[.C36]/[.$E$1]" office:value-type="float" office:value="20.0947046843177">
            <text:p>2,01E+001</text:p>
          </table:table-cell>
          <table:table-cell/>
          <table:table-cell table:style-name="ce2" table:formula="of:=((1/0.41)*LN([.D36]))+5" office:value-type="float" office:value="19.0472305022366">
            <text:p>1,90E+001</text:p>
          </table:table-cell>
          <table:table-cell table:style-name="ce2"/>
        </table:table-row>
        <table:table-row table:style-name="ro1">
          <table:table-cell/>
          <table:table-cell office:value-type="float" office:value="0.33299">
            <text:p>0,33299</text:p>
          </table:table-cell>
          <table:table-cell office:value-type="float" office:value="0.19826">
            <text:p>0,19826</text:p>
          </table:table-cell>
          <table:table-cell table:formula="of:=[.B37]*[.$E$1]/[.$E$2]" office:value-type="float" office:value="326.99618">
            <text:p>3,27E+002</text:p>
          </table:table-cell>
          <table:table-cell table:formula="of:=[.C37]/[.$E$1]" office:value-type="float" office:value="20.1894093686354">
            <text:p>2,02E+001</text:p>
          </table:table-cell>
          <table:table-cell table:style-name="ce2"/>
          <table:table-cell table:style-name="ce2" table:formula="of:=((1/0.41)*LN([.D37]))+5" office:value-type="float" office:value="19.1218255826142">
            <text:p>1,91E+001</text:p>
          </table:table-cell>
          <table:table-cell table:style-name="ce2"/>
        </table:table-row>
        <table:table-row table:style-name="ro1">
          <table:table-cell/>
          <table:table-cell office:value-type="float" office:value="0.34303">
            <text:p>0,34303</text:p>
          </table:table-cell>
          <table:table-cell office:value-type="float" office:value="0.19916">
            <text:p>0,19916</text:p>
          </table:table-cell>
          <table:table-cell table:formula="of:=[.B38]*[.$E$1]/[.$E$2]" office:value-type="float" office:value="336.85546">
            <text:p>3,37E+002</text:p>
          </table:table-cell>
          <table:table-cell table:formula="of:=[.C38]/[.$E$1]" office:value-type="float" office:value="20.2810590631365">
            <text:p>2,03E+001</text:p>
          </table:table-cell>
          <table:table-cell table:style-name="ce2"/>
          <table:table-cell table:style-name="ce2" table:formula="of:=((1/0.41)*LN([.D38]))+5" office:value-type="float" office:value="19.1942778933425">
            <text:p>1,92E+001</text:p>
          </table:table-cell>
          <table:table-cell table:style-name="ce2"/>
        </table:table-row>
        <table:table-row table:style-name="ro1">
          <table:table-cell/>
          <table:table-cell office:value-type="float" office:value="0.35306">
            <text:p>0,35306</text:p>
          </table:table-cell>
          <table:table-cell office:value-type="float" office:value="0.20005">
            <text:p>0,20005</text:p>
          </table:table-cell>
          <table:table-cell table:formula="of:=[.B39]*[.$E$1]/[.$E$2]" office:value-type="float" office:value="346.70492">
            <text:p>3,47E+002</text:p>
          </table:table-cell>
          <table:table-cell table:formula="of:=[.C39]/[.$E$1]" office:value-type="float" office:value="20.3716904276986">
            <text:p>2,04E+001</text:p>
          </table:table-cell>
          <table:table-cell/>
          <table:table-cell table:style-name="ce2" table:formula="of:=((1/0.41)*LN([.D39]))+5" office:value-type="float" office:value="19.2645708378865">
            <text:p>1,93E+001</text:p>
          </table:table-cell>
          <table:table-cell table:style-name="ce2"/>
        </table:table-row>
        <table:table-row table:style-name="ro1">
          <table:table-cell/>
          <table:table-cell office:value-type="float" office:value="0.36309">
            <text:p>0,36309</text:p>
          </table:table-cell>
          <table:table-cell office:value-type="float" office:value="0.20088">
            <text:p>0,20088</text:p>
          </table:table-cell>
          <table:table-cell table:formula="of:=[.B40]*[.$E$1]/[.$E$2]" office:value-type="float" office:value="356.55438">
            <text:p>3,57E+002</text:p>
          </table:table-cell>
          <table:table-cell table:formula="of:=[.C40]/[.$E$1]" office:value-type="float" office:value="20.4562118126273">
            <text:p>2,05E+001</text:p>
          </table:table-cell>
          <table:table-cell/>
          <table:table-cell table:style-name="ce2" table:formula="of:=((1/0.41)*LN([.D40]))+5" office:value-type="float" office:value="19.3328945531487">
            <text:p>1,93E+001</text:p>
          </table:table-cell>
          <table:table-cell table:style-name="ce2"/>
        </table:table-row>
        <table:table-row table:style-name="ro1">
          <table:table-cell/>
          <table:table-cell office:value-type="float" office:value="0.37312">
            <text:p>0,37312</text:p>
          </table:table-cell>
          <table:table-cell office:value-type="float" office:value="0.20172">
            <text:p>0,20172</text:p>
          </table:table-cell>
          <table:table-cell table:formula="of:=[.B41]*[.$E$1]/[.$E$2]" office:value-type="float" office:value="366.40384">
            <text:p>3,66E+002</text:p>
          </table:table-cell>
          <table:table-cell table:formula="of:=[.C41]/[.$E$1]" office:value-type="float" office:value="20.5417515274949">
            <text:p>2,05E+001</text:p>
          </table:table-cell>
          <table:table-cell/>
          <table:table-cell table:style-name="ce2" table:formula="of:=((1/0.41)*LN([.D41]))+5" office:value-type="float" office:value="19.399356373401">
            <text:p>1,94E+001</text:p>
          </table:table-cell>
          <table:table-cell table:style-name="ce2"/>
        </table:table-row>
        <table:table-row table:style-name="ro1">
          <table:table-cell/>
          <table:table-cell office:value-type="float" office:value="0.38315">
            <text:p>0,38315</text:p>
          </table:table-cell>
          <table:table-cell office:value-type="float" office:value="0.20252">
            <text:p>0,20252</text:p>
          </table:table-cell>
          <table:table-cell table:formula="of:=[.B42]*[.$E$1]/[.$E$2]" office:value-type="float" office:value="376.2533">
            <text:p>3,76E+002</text:p>
          </table:table-cell>
          <table:table-cell table:formula="of:=[.C42]/[.$E$1]" office:value-type="float" office:value="20.6232179226069">
            <text:p>2,06E+001</text:p>
          </table:table-cell>
          <table:table-cell/>
          <table:table-cell table:style-name="ce2" table:formula="of:=((1/0.41)*LN([.D42]))+5" office:value-type="float" office:value="19.4640550897286">
            <text:p>1,95E+001</text:p>
          </table:table-cell>
          <table:table-cell table:style-name="ce2"/>
        </table:table-row>
        <table:table-row table:style-name="ro1">
          <table:table-cell/>
          <table:table-cell office:value-type="float" office:value="0.39318">
            <text:p>0,39318</text:p>
          </table:table-cell>
          <table:table-cell office:value-type="float" office:value="0.2033">
            <text:p>0,2033</text:p>
          </table:table-cell>
          <table:table-cell table:formula="of:=[.B43]*[.$E$1]/[.$E$2]" office:value-type="float" office:value="386.10276">
            <text:p>3,86E+002</text:p>
          </table:table-cell>
          <table:table-cell table:formula="of:=[.C43]/[.$E$1]" office:value-type="float" office:value="20.7026476578411">
            <text:p>2,07E+001</text:p>
          </table:table-cell>
          <table:table-cell/>
          <table:table-cell table:style-name="ce2" table:formula="of:=((1/0.41)*LN([.D43]))+5" office:value-type="float" office:value="19.527081833297">
            <text:p>1,95E+001</text:p>
          </table:table-cell>
          <table:table-cell table:style-name="ce2"/>
        </table:table-row>
        <table:table-row table:style-name="ro1">
          <table:table-cell/>
          <table:table-cell office:value-type="float" office:value="0.40321">
            <text:p>0,40321</text:p>
          </table:table-cell>
          <table:table-cell office:value-type="float" office:value="0.20408">
            <text:p>0,20408</text:p>
          </table:table-cell>
          <table:table-cell table:formula="of:=[.B44]*[.$E$1]/[.$E$2]" office:value-type="float" office:value="395.95222">
            <text:p>3,96E+002</text:p>
          </table:table-cell>
          <table:table-cell table:formula="of:=[.C44]/[.$E$1]" office:value-type="float" office:value="20.7820773930754">
            <text:p>2,08E+001</text:p>
          </table:table-cell>
          <table:table-cell/>
          <table:table-cell table:style-name="ce2" table:formula="of:=((1/0.41)*LN([.D44]))+5" office:value-type="float" office:value="19.5885208473396">
            <text:p>1,96E+001</text:p>
          </table:table-cell>
          <table:table-cell table:style-name="ce2"/>
        </table:table-row>
        <table:table-row table:style-name="ro1">
          <table:table-cell/>
          <table:table-cell office:value-type="float" office:value="0.41324">
            <text:p>0,41324</text:p>
          </table:table-cell>
          <table:table-cell office:value-type="float" office:value="0.20481">
            <text:p>0,20481</text:p>
          </table:table-cell>
          <table:table-cell table:formula="of:=[.B45]*[.$E$1]/[.$E$2]" office:value-type="float" office:value="405.80168">
            <text:p>4,06E+002</text:p>
          </table:table-cell>
          <table:table-cell table:formula="of:=[.C45]/[.$E$1]" office:value-type="float" office:value="20.8564154786151">
            <text:p>2,09E+001</text:p>
          </table:table-cell>
          <table:table-cell table:style-name="ce2"/>
          <table:table-cell table:style-name="ce2" table:formula="of:=((1/0.41)*LN([.D45]))+5" office:value-type="float" office:value="19.648450164277">
            <text:p>1,96E+001</text:p>
          </table:table-cell>
          <table:table-cell table:style-name="ce2"/>
        </table:table-row>
        <table:table-row table:style-name="ro1">
          <table:table-cell/>
          <table:table-cell office:value-type="float" office:value="0.42327">
            <text:p>0,42327</text:p>
          </table:table-cell>
          <table:table-cell office:value-type="float" office:value="0.20554">
            <text:p>0,20554</text:p>
          </table:table-cell>
          <table:table-cell table:formula="of:=[.B46]*[.$E$1]/[.$E$2]" office:value-type="float" office:value="415.65114">
            <text:p>4,16E+002</text:p>
          </table:table-cell>
          <table:table-cell table:formula="of:=[.C46]/[.$E$1]" office:value-type="float" office:value="20.9307535641548">
            <text:p>2,09E+001</text:p>
          </table:table-cell>
          <table:table-cell table:style-name="ce2"/>
          <table:table-cell table:style-name="ce2" table:formula="of:=((1/0.41)*LN([.D46]))+5" office:value-type="float" office:value="19.7069422016232">
            <text:p>1,97E+001</text:p>
          </table:table-cell>
          <table:table-cell table:style-name="ce2"/>
        </table:table-row>
        <table:table-row table:style-name="ro1">
          <table:table-cell/>
          <table:table-cell office:value-type="float" office:value="0.4333">
            <text:p>0,4333</text:p>
          </table:table-cell>
          <table:table-cell office:value-type="float" office:value="0.20625">
            <text:p>0,20625</text:p>
          </table:table-cell>
          <table:table-cell table:formula="of:=[.B47]*[.$E$1]/[.$E$2]" office:value-type="float" office:value="425.5006">
            <text:p>4,26E+002</text:p>
          </table:table-cell>
          <table:table-cell table:formula="of:=[.C47]/[.$E$1]" office:value-type="float" office:value="21.0030549898167">
            <text:p>2,10E+001</text:p>
          </table:table-cell>
          <table:table-cell/>
          <table:table-cell table:style-name="ce2" table:formula="of:=((1/0.41)*LN([.D47]))+5" office:value-type="float" office:value="19.7640642880932">
            <text:p>1,98E+001</text:p>
          </table:table-cell>
          <table:table-cell table:style-name="ce2"/>
        </table:table-row>
        <table:table-row table:style-name="ro1">
          <table:table-cell/>
          <table:table-cell office:value-type="float" office:value="0.44333">
            <text:p>0,44333</text:p>
          </table:table-cell>
          <table:table-cell office:value-type="float" office:value="0.20693">
            <text:p>0,20693</text:p>
          </table:table-cell>
          <table:table-cell table:formula="of:=[.B48]*[.$E$1]/[.$E$2]" office:value-type="float" office:value="435.35006">
            <text:p>4,35E+002</text:p>
          </table:table-cell>
          <table:table-cell table:formula="of:=[.C48]/[.$E$1]" office:value-type="float" office:value="21.0723014256619">
            <text:p>2,11E+001</text:p>
          </table:table-cell>
          <table:table-cell/>
          <table:table-cell table:style-name="ce2" table:formula="of:=((1/0.41)*LN([.D48]))+5" office:value-type="float" office:value="19.8198791294994">
            <text:p>1,98E+001</text:p>
          </table:table-cell>
          <table:table-cell table:style-name="ce2"/>
        </table:table-row>
        <table:table-row table:style-name="ro1">
          <table:table-cell/>
          <table:table-cell office:value-type="float" office:value="0.45336">
            <text:p>0,45336</text:p>
          </table:table-cell>
          <table:table-cell office:value-type="float" office:value="0.20761">
            <text:p>0,20761</text:p>
          </table:table-cell>
          <table:table-cell table:formula="of:=[.B49]*[.$E$1]/[.$E$2]" office:value-type="float" office:value="445.19952">
            <text:p>4,45E+002</text:p>
          </table:table-cell>
          <table:table-cell table:formula="of:=[.C49]/[.$E$1]" office:value-type="float" office:value="21.1415478615071">
            <text:p>2,11E+001</text:p>
          </table:table-cell>
          <table:table-cell table:style-name="ce2"/>
          <table:table-cell table:style-name="ce2" table:formula="of:=((1/0.41)*LN([.D49]))+5" office:value-type="float" office:value="19.8744452225212">
            <text:p>1,99E+001</text:p>
          </table:table-cell>
          <table:table-cell table:style-name="ce2"/>
        </table:table-row>
        <table:table-row table:style-name="ro1">
          <table:table-cell/>
          <table:table-cell office:value-type="float" office:value="0.46339">
            <text:p>0,46339</text:p>
          </table:table-cell>
          <table:table-cell office:value-type="float" office:value="0.20826">
            <text:p>0,20826</text:p>
          </table:table-cell>
          <table:table-cell table:formula="of:=[.B50]*[.$E$1]/[.$E$2]" office:value-type="float" office:value="455.04898">
            <text:p>4,55E+002</text:p>
          </table:table-cell>
          <table:table-cell table:formula="of:=[.C50]/[.$E$1]" office:value-type="float" office:value="21.2077393075356">
            <text:p>2,12E+001</text:p>
          </table:table-cell>
          <table:table-cell/>
          <table:table-cell table:style-name="ce2" table:formula="of:=((1/0.41)*LN([.D50]))+5" office:value-type="float" office:value="19.9278172231925">
            <text:p>1,99E+001</text:p>
          </table:table-cell>
          <table:table-cell table:style-name="ce2"/>
        </table:table-row>
        <table:table-row table:style-name="ro1">
          <table:table-cell/>
          <table:table-cell office:value-type="float" office:value="0.47342">
            <text:p>0,47342</text:p>
          </table:table-cell>
          <table:table-cell office:value-type="float" office:value="0.20889">
            <text:p>0,20889</text:p>
          </table:table-cell>
          <table:table-cell table:formula="of:=[.B51]*[.$E$1]/[.$E$2]" office:value-type="float" office:value="464.89844">
            <text:p>4,65E+002</text:p>
          </table:table-cell>
          <table:table-cell table:formula="of:=[.C51]/[.$E$1]" office:value-type="float" office:value="21.2718940936864">
            <text:p>2,13E+001</text:p>
          </table:table-cell>
          <table:table-cell table:style-name="ce2"/>
          <table:table-cell table:style-name="ce2" table:formula="of:=((1/0.41)*LN([.D51]))+5" office:value-type="float" office:value="19.9800462759282">
            <text:p>2,00E+001</text:p>
          </table:table-cell>
          <table:table-cell table:style-name="ce2"/>
        </table:table-row>
        <table:table-row table:style-name="ro1">
          <table:table-cell/>
          <table:table-cell office:value-type="float" office:value="0.48345">
            <text:p>0,48345</text:p>
          </table:table-cell>
          <table:table-cell office:value-type="float" office:value="0.20952">
            <text:p>0,20952</text:p>
          </table:table-cell>
          <table:table-cell table:formula="of:=[.B52]*[.$E$1]/[.$E$2]" office:value-type="float" office:value="474.7479">
            <text:p>4,75E+002</text:p>
          </table:table-cell>
          <table:table-cell table:formula="of:=[.C52]/[.$E$1]" office:value-type="float" office:value="21.3360488798371">
            <text:p>2,13E+001</text:p>
          </table:table-cell>
          <table:table-cell table:style-name="ce2"/>
          <table:table-cell table:style-name="ce2" table:formula="of:=((1/0.41)*LN([.D52]))+5" office:value-type="float" office:value="20.0311803080534">
            <text:p>2,00E+001</text:p>
          </table:table-cell>
          <table:table-cell table:style-name="ce2"/>
        </table:table-row>
        <table:table-row table:style-name="ro1">
          <table:table-cell/>
          <table:table-cell office:value-type="float" office:value="0.49348">
            <text:p>0,49348</text:p>
          </table:table-cell>
          <table:table-cell office:value-type="float" office:value="0.21012">
            <text:p>0,21012</text:p>
          </table:table-cell>
          <table:table-cell table:formula="of:=[.B53]*[.$E$1]/[.$E$2]" office:value-type="float" office:value="484.59736">
            <text:p>4,85E+002</text:p>
          </table:table-cell>
          <table:table-cell table:formula="of:=[.C53]/[.$E$1]" office:value-type="float" office:value="21.3971486761711">
            <text:p>2,14E+001</text:p>
          </table:table-cell>
          <table:table-cell table:style-name="ce2"/>
          <table:table-cell table:style-name="ce2" table:formula="of:=((1/0.41)*LN([.D53]))+5" office:value-type="float" office:value="20.0812642940868">
            <text:p>2,01E+001</text:p>
          </table:table-cell>
          <table:table-cell table:style-name="ce2"/>
        </table:table-row>
        <table:table-row table:style-name="ro1">
          <table:table-cell/>
          <table:table-cell office:value-type="float" office:value="0.50351">
            <text:p>0,50351</text:p>
          </table:table-cell>
          <table:table-cell office:value-type="float" office:value="0.21071">
            <text:p>0,21071</text:p>
          </table:table-cell>
          <table:table-cell table:formula="of:=[.B54]*[.$E$1]/[.$E$2]" office:value-type="float" office:value="494.44682">
            <text:p>4,94E+002</text:p>
          </table:table-cell>
          <table:table-cell table:formula="of:=[.C54]/[.$E$1]" office:value-type="float" office:value="21.4572301425662">
            <text:p>2,15E+001</text:p>
          </table:table-cell>
          <table:table-cell table:style-name="ce2"/>
          <table:table-cell table:style-name="ce2" table:formula="of:=((1/0.41)*LN([.D54]))+5" office:value-type="float" office:value="20.1303404934315">
            <text:p>2,01E+001</text:p>
          </table:table-cell>
          <table:table-cell/>
        </table:table-row>
        <table:table-row table:style-name="ro1">
          <table:table-cell/>
          <table:table-cell office:value-type="float" office:value="0.51354">
            <text:p>0,51354</text:p>
          </table:table-cell>
          <table:table-cell office:value-type="float" office:value="0.2113">
            <text:p>0,2113</text:p>
          </table:table-cell>
          <table:table-cell table:formula="of:=[.B55]*[.$E$1]/[.$E$2]" office:value-type="float" office:value="504.29628">
            <text:p>5,04E+002</text:p>
          </table:table-cell>
          <table:table-cell table:formula="of:=[.C55]/[.$E$1]" office:value-type="float" office:value="21.5173116089613">
            <text:p>2,15E+001</text:p>
          </table:table-cell>
          <table:table-cell table:style-name="ce2"/>
          <table:table-cell table:style-name="ce2" table:formula="of:=((1/0.41)*LN([.D55]))+5" office:value-type="float" office:value="20.1784486646193">
            <text:p>2,02E+001</text:p>
          </table:table-cell>
          <table:table-cell/>
        </table:table-row>
        <table:table-row table:style-name="ro1">
          <table:table-cell/>
          <table:table-cell office:value-type="float" office:value="0.52357">
            <text:p>0,52357</text:p>
          </table:table-cell>
          <table:table-cell office:value-type="float" office:value="0.21185">
            <text:p>0,21185</text:p>
          </table:table-cell>
          <table:table-cell table:formula="of:=[.B56]*[.$E$1]/[.$E$2]" office:value-type="float" office:value="514.14574">
            <text:p>5,14E+002</text:p>
          </table:table-cell>
          <table:table-cell table:formula="of:=[.C56]/[.$E$1]" office:value-type="float" office:value="21.5733197556008">
            <text:p>2,16E+001</text:p>
          </table:table-cell>
          <table:table-cell table:style-name="ce2"/>
          <table:table-cell table:style-name="ce2" table:formula="of:=((1/0.41)*LN([.D56]))+5" office:value-type="float" office:value="20.2256262588319">
            <text:p>2,02E+001</text:p>
          </table:table-cell>
          <table:table-cell/>
        </table:table-row>
        <table:table-row table:style-name="ro1">
          <table:table-cell/>
          <table:table-cell office:value-type="float" office:value="0.5336">
            <text:p>0,5336</text:p>
          </table:table-cell>
          <table:table-cell office:value-type="float" office:value="0.2124">
            <text:p>0,2124</text:p>
          </table:table-cell>
          <table:table-cell table:formula="of:=[.B57]*[.$E$1]/[.$E$2]" office:value-type="float" office:value="523.9952">
            <text:p>5,24E+002</text:p>
          </table:table-cell>
          <table:table-cell table:formula="of:=[.C57]/[.$E$1]" office:value-type="float" office:value="21.6293279022403">
            <text:p>2,16E+001</text:p>
          </table:table-cell>
          <table:table-cell table:style-name="ce2"/>
          <table:table-cell table:style-name="ce2" table:formula="of:=((1/0.41)*LN([.D57]))+5" office:value-type="float" office:value="20.2719085950579">
            <text:p>2,03E+001</text:p>
          </table:table-cell>
          <table:table-cell/>
        </table:table-row>
        <table:table-row table:style-name="ro1">
          <table:table-cell/>
          <table:table-cell office:value-type="float" office:value="0.54363">
            <text:p>0,54363</text:p>
          </table:table-cell>
          <table:table-cell office:value-type="float" office:value="0.21294">
            <text:p>0,21294</text:p>
          </table:table-cell>
          <table:table-cell table:formula="of:=[.B58]*[.$E$1]/[.$E$2]" office:value-type="float" office:value="533.84466">
            <text:p>5,34E+002</text:p>
          </table:table-cell>
          <table:table-cell table:formula="of:=[.C58]/[.$E$1]" office:value-type="float" office:value="21.6843177189409">
            <text:p>2,17E+001</text:p>
          </table:table-cell>
          <table:table-cell table:style-name="ce2"/>
          <table:table-cell table:style-name="ce2" table:formula="of:=((1/0.41)*LN([.D58]))+5" office:value-type="float" office:value="20.3173290189378">
            <text:p>2,03E+001</text:p>
          </table:table-cell>
          <table:table-cell/>
        </table:table-row>
        <table:table-row table:style-name="ro1">
          <table:table-cell/>
          <table:table-cell office:value-type="float" office:value="0.55366">
            <text:p>0,55366</text:p>
          </table:table-cell>
          <table:table-cell office:value-type="float" office:value="0.21345">
            <text:p>0,21345</text:p>
          </table:table-cell>
          <table:table-cell table:formula="of:=[.B59]*[.$E$1]/[.$E$2]" office:value-type="float" office:value="543.69412">
            <text:p>5,44E+002</text:p>
          </table:table-cell>
          <table:table-cell table:formula="of:=[.C59]/[.$E$1]" office:value-type="float" office:value="21.7362525458249">
            <text:p>2,17E+001</text:p>
          </table:table-cell>
          <table:table-cell table:style-name="ce2"/>
          <table:table-cell table:style-name="ce2" table:formula="of:=((1/0.41)*LN([.D59]))+5" office:value-type="float" office:value="20.3619190470874">
            <text:p>2,04E+001</text:p>
          </table:table-cell>
          <table:table-cell/>
        </table:table-row>
        <table:table-row table:style-name="ro1">
          <table:table-cell/>
          <table:table-cell office:value-type="float" office:value="0.56369">
            <text:p>0,56369</text:p>
          </table:table-cell>
          <table:table-cell office:value-type="float" office:value="0.21395">
            <text:p>0,21395</text:p>
          </table:table-cell>
          <table:table-cell table:formula="of:=[.B60]*[.$E$1]/[.$E$2]" office:value-type="float" office:value="553.54358">
            <text:p>5,54E+002</text:p>
          </table:table-cell>
          <table:table-cell table:formula="of:=[.C60]/[.$E$1]" office:value-type="float" office:value="21.7871690427699">
            <text:p>2,18E+001</text:p>
          </table:table-cell>
          <table:table-cell table:style-name="ce2"/>
          <table:table-cell table:style-name="ce2" table:formula="of:=((1/0.41)*LN([.D60]))+5" office:value-type="float" office:value="20.4057084984632">
            <text:p>2,04E+001</text:p>
          </table:table-cell>
          <table:table-cell/>
        </table:table-row>
        <table:table-row table:style-name="ro1">
          <table:table-cell/>
          <table:table-cell office:value-type="float" office:value="0.57372">
            <text:p>0,57372</text:p>
          </table:table-cell>
          <table:table-cell office:value-type="float" office:value="0.21446">
            <text:p>0,21446</text:p>
          </table:table-cell>
          <table:table-cell table:formula="of:=[.B61]*[.$E$1]/[.$E$2]" office:value-type="float" office:value="563.39304">
            <text:p>5,63E+002</text:p>
          </table:table-cell>
          <table:table-cell table:formula="of:=[.C61]/[.$E$1]" office:value-type="float" office:value="21.8391038696538">
            <text:p>2,18E+001</text:p>
          </table:table-cell>
          <table:table-cell table:style-name="ce2"/>
          <table:table-cell table:style-name="ce2" table:formula="of:=((1/0.41)*LN([.D61]))+5" office:value-type="float" office:value="20.4487256141423">
            <text:p>2,04E+001</text:p>
          </table:table-cell>
          <table:table-cell/>
        </table:table-row>
        <table:table-row table:style-name="ro1">
          <table:table-cell/>
          <table:table-cell office:value-type="float" office:value="0.58375">
            <text:p>0,58375</text:p>
          </table:table-cell>
          <table:table-cell office:value-type="float" office:value="0.21494">
            <text:p>0,21494</text:p>
          </table:table-cell>
          <table:table-cell table:formula="of:=[.B62]*[.$E$1]/[.$E$2]" office:value-type="float" office:value="573.2425">
            <text:p>5,73E+002</text:p>
          </table:table-cell>
          <table:table-cell table:formula="of:=[.C62]/[.$E$1]" office:value-type="float" office:value="21.887983706721">
            <text:p>2,19E+001</text:p>
          </table:table-cell>
          <table:table-cell table:style-name="ce2"/>
          <table:table-cell table:style-name="ce2" table:formula="of:=((1/0.41)*LN([.D62]))+5" office:value-type="float" office:value="20.4909971667206">
            <text:p>2,05E+001</text:p>
          </table:table-cell>
          <table:table-cell/>
        </table:table-row>
        <table:table-row table:style-name="ro1">
          <table:table-cell/>
          <table:table-cell office:value-type="float" office:value="0.59378">
            <text:p>0,59378</text:p>
          </table:table-cell>
          <table:table-cell office:value-type="float" office:value="0.2154">
            <text:p>0,2154</text:p>
          </table:table-cell>
          <table:table-cell table:formula="of:=[.B63]*[.$E$1]/[.$E$2]" office:value-type="float" office:value="583.09196">
            <text:p>5,83E+002</text:p>
          </table:table-cell>
          <table:table-cell table:formula="of:=[.C63]/[.$E$1]" office:value-type="float" office:value="21.9348268839104">
            <text:p>2,19E+001</text:p>
          </table:table-cell>
          <table:table-cell table:style-name="ce2"/>
          <table:table-cell table:style-name="ce2" table:formula="of:=((1/0.41)*LN([.D63]))+5" office:value-type="float" office:value="20.5325485603916">
            <text:p>2,05E+001</text:p>
          </table:table-cell>
          <table:table-cell/>
        </table:table-row>
        <table:table-row table:style-name="ro1">
          <table:table-cell/>
          <table:table-cell office:value-type="float" office:value="0.60381">
            <text:p>0,60381</text:p>
          </table:table-cell>
          <table:table-cell office:value-type="float" office:value="0.21585">
            <text:p>0,21585</text:p>
          </table:table-cell>
          <table:table-cell table:formula="of:=[.B64]*[.$E$1]/[.$E$2]" office:value-type="float" office:value="592.94142">
            <text:p>5,93E+002</text:p>
          </table:table-cell>
          <table:table-cell table:formula="of:=[.C64]/[.$E$1]" office:value-type="float" office:value="21.9806517311609">
            <text:p>2,20E+001</text:p>
          </table:table-cell>
          <table:table-cell table:style-name="ce2"/>
          <table:table-cell table:style-name="ce2" table:formula="of:=((1/0.41)*LN([.D64]))+5" office:value-type="float" office:value="20.5734039226423">
            <text:p>2,06E+001</text:p>
          </table:table-cell>
          <table:table-cell/>
        </table:table-row>
        <table:table-row table:style-name="ro1">
          <table:table-cell/>
          <table:table-cell office:value-type="float" office:value="0.61384">
            <text:p>0,61384</text:p>
          </table:table-cell>
          <table:table-cell office:value-type="float" office:value="0.21631">
            <text:p>0,21631</text:p>
          </table:table-cell>
          <table:table-cell table:formula="of:=[.B65]*[.$E$1]/[.$E$2]" office:value-type="float" office:value="602.79088">
            <text:p>6,03E+002</text:p>
          </table:table-cell>
          <table:table-cell table:formula="of:=[.C65]/[.$E$1]" office:value-type="float" office:value="22.0274949083503">
            <text:p>2,20E+001</text:p>
          </table:table-cell>
          <table:table-cell table:style-name="ce2"/>
          <table:table-cell table:style-name="ce2" table:formula="of:=((1/0.41)*LN([.D65]))+5" office:value-type="float" office:value="20.6135861883945">
            <text:p>2,06E+001</text:p>
          </table:table-cell>
          <table:table-cell/>
        </table:table-row>
        <table:table-row table:style-name="ro1">
          <table:table-cell/>
          <table:table-cell office:value-type="float" office:value="0.62387">
            <text:p>0,62387</text:p>
          </table:table-cell>
          <table:table-cell office:value-type="float" office:value="0.21672">
            <text:p>0,21672</text:p>
          </table:table-cell>
          <table:table-cell table:formula="of:=[.B66]*[.$E$1]/[.$E$2]" office:value-type="float" office:value="612.64034">
            <text:p>6,13E+002</text:p>
          </table:table-cell>
          <table:table-cell table:formula="of:=[.C66]/[.$E$1]" office:value-type="float" office:value="22.0692464358452">
            <text:p>2,21E+001</text:p>
          </table:table-cell>
          <table:table-cell table:style-name="ce2"/>
          <table:table-cell table:style-name="ce2" table:formula="of:=((1/0.41)*LN([.D66]))+5" office:value-type="float" office:value="20.6531171773269">
            <text:p>2,07E+001</text:p>
          </table:table-cell>
          <table:table-cell/>
        </table:table-row>
        <table:table-row table:style-name="ro1">
          <table:table-cell/>
          <table:table-cell office:value-type="float" office:value="0.6339">
            <text:p>0,6339</text:p>
          </table:table-cell>
          <table:table-cell office:value-type="float" office:value="0.21714">
            <text:p>0,21714</text:p>
          </table:table-cell>
          <table:table-cell table:formula="of:=[.B67]*[.$E$1]/[.$E$2]" office:value-type="float" office:value="622.4898">
            <text:p>6,22E+002</text:p>
          </table:table-cell>
          <table:table-cell table:formula="of:=[.C67]/[.$E$1]" office:value-type="float" office:value="22.112016293279">
            <text:p>2,21E+001</text:p>
          </table:table-cell>
          <table:table-cell table:style-name="ce2"/>
          <table:table-cell table:style-name="ce2" table:formula="of:=((1/0.41)*LN([.D67]))+5" office:value-type="float" office:value="20.6920176650304">
            <text:p>2,07E+001</text:p>
          </table:table-cell>
          <table:table-cell/>
        </table:table-row>
        <table:table-row table:style-name="ro1">
          <table:table-cell/>
          <table:table-cell office:value-type="float" office:value="0.64393">
            <text:p>0,64393</text:p>
          </table:table-cell>
          <table:table-cell office:value-type="float" office:value="0.21755">
            <text:p>0,21755</text:p>
          </table:table-cell>
          <table:table-cell table:formula="of:=[.B68]*[.$E$1]/[.$E$2]" office:value-type="float" office:value="632.33926">
            <text:p>6,32E+002</text:p>
          </table:table-cell>
          <table:table-cell table:formula="of:=[.C68]/[.$E$1]" office:value-type="float" office:value="22.1537678207739">
            <text:p>2,22E+001</text:p>
          </table:table-cell>
          <table:table-cell table:style-name="ce2"/>
          <table:table-cell table:style-name="ce2" table:formula="of:=((1/0.41)*LN([.D68]))+5" office:value-type="float" office:value="20.7303074485773">
            <text:p>2,07E+001</text:p>
          </table:table-cell>
          <table:table-cell/>
        </table:table-row>
        <table:table-row table:style-name="ro1">
          <table:table-cell/>
          <table:table-cell office:value-type="float" office:value="0.65396">
            <text:p>0,65396</text:p>
          </table:table-cell>
          <table:table-cell office:value-type="float" office:value="0.21794">
            <text:p>0,21794</text:p>
          </table:table-cell>
          <table:table-cell table:formula="of:=[.B69]*[.$E$1]/[.$E$2]" office:value-type="float" office:value="642.18872">
            <text:p>6,42E+002</text:p>
          </table:table-cell>
          <table:table-cell table:formula="of:=[.C69]/[.$E$1]" office:value-type="float" office:value="22.193482688391">
            <text:p>2,22E+001</text:p>
          </table:table-cell>
          <table:table-cell table:style-name="ce2"/>
          <table:table-cell table:style-name="ce2" table:formula="of:=((1/0.41)*LN([.D69]))+5" office:value-type="float" office:value="20.7680054070233">
            <text:p>2,08E+001</text:p>
          </table:table-cell>
          <table:table-cell/>
        </table:table-row>
        <table:table-row table:style-name="ro1">
          <table:table-cell/>
          <table:table-cell office:value-type="float" office:value="0.66399">
            <text:p>0,66399</text:p>
          </table:table-cell>
          <table:table-cell office:value-type="float" office:value="0.21831">
            <text:p>0,21831</text:p>
          </table:table-cell>
          <table:table-cell table:formula="of:=[.B70]*[.$E$1]/[.$E$2]" office:value-type="float" office:value="652.03818">
            <text:p>6,52E+002</text:p>
          </table:table-cell>
          <table:table-cell table:formula="of:=[.C70]/[.$E$1]" office:value-type="float" office:value="22.2311608961303">
            <text:p>2,22E+001</text:p>
          </table:table-cell>
          <table:table-cell table:style-name="ce2"/>
          <table:table-cell table:style-name="ce2" table:formula="of:=((1/0.41)*LN([.D70]))+5" office:value-type="float" office:value="20.8051295573034">
            <text:p>2,08E+001</text:p>
          </table:table-cell>
          <table:table-cell/>
        </table:table-row>
        <table:table-row table:style-name="ro1">
          <table:table-cell/>
          <table:table-cell office:value-type="float" office:value="0.67402">
            <text:p>0,67402</text:p>
          </table:table-cell>
          <table:table-cell office:value-type="float" office:value="0.21868">
            <text:p>0,21868</text:p>
          </table:table-cell>
          <table:table-cell table:formula="of:=[.B71]*[.$E$1]/[.$E$2]" office:value-type="float" office:value="661.88764">
            <text:p>6,62E+002</text:p>
          </table:table-cell>
          <table:table-cell table:formula="of:=[.C71]/[.$E$1]" office:value-type="float" office:value="22.2688391038697">
            <text:p>2,23E+001</text:p>
          </table:table-cell>
          <table:table-cell table:style-name="ce2"/>
          <table:table-cell table:style-name="ce2" table:formula="of:=((1/0.41)*LN([.D71]))+5" office:value-type="float" office:value="20.8416971059387">
            <text:p>2,08E+001</text:p>
          </table:table-cell>
          <table:table-cell/>
        </table:table-row>
        <table:table-row table:style-name="ro1">
          <table:table-cell/>
          <table:table-cell office:value-type="float" office:value="0.68405">
            <text:p>0,68405</text:p>
          </table:table-cell>
          <table:table-cell office:value-type="float" office:value="0.21904">
            <text:p>0,21904</text:p>
          </table:table-cell>
          <table:table-cell table:formula="of:=[.B72]*[.$E$1]/[.$E$2]" office:value-type="float" office:value="671.7371">
            <text:p>6,72E+002</text:p>
          </table:table-cell>
          <table:table-cell table:formula="of:=[.C72]/[.$E$1]" office:value-type="float" office:value="22.3054989816701">
            <text:p>2,23E+001</text:p>
          </table:table-cell>
          <table:table-cell table:style-name="ce2"/>
          <table:table-cell table:style-name="ce2" table:formula="of:=((1/0.41)*LN([.D72]))+5" office:value-type="float" office:value="20.877724496923">
            <text:p>2,09E+001</text:p>
          </table:table-cell>
          <table:table-cell/>
        </table:table-row>
        <table:table-row table:style-name="ro1">
          <table:table-cell/>
          <table:table-cell office:value-type="float" office:value="0.69408">
            <text:p>0,69408</text:p>
          </table:table-cell>
          <table:table-cell office:value-type="float" office:value="0.21937">
            <text:p>0,21937</text:p>
          </table:table-cell>
          <table:table-cell table:formula="of:=[.B73]*[.$E$1]/[.$E$2]" office:value-type="float" office:value="681.58656">
            <text:p>6,82E+002</text:p>
          </table:table-cell>
          <table:table-cell table:formula="of:=[.C73]/[.$E$1]" office:value-type="float" office:value="22.3391038696538">
            <text:p>2,23E+001</text:p>
          </table:table-cell>
          <table:table-cell table:style-name="ce2"/>
          <table:table-cell table:style-name="ce2" table:formula="of:=((1/0.41)*LN([.D73]))+5" office:value-type="float" office:value="20.913227456124">
            <text:p>2,09E+001</text:p>
          </table:table-cell>
          <table:table-cell/>
        </table:table-row>
        <table:table-row table:style-name="ro1">
          <table:table-cell/>
          <table:table-cell office:value-type="float" office:value="0.70411">
            <text:p>0,70411</text:p>
          </table:table-cell>
          <table:table-cell office:value-type="float" office:value="0.2197">
            <text:p>0,2197</text:p>
          </table:table-cell>
          <table:table-cell table:formula="of:=[.B74]*[.$E$1]/[.$E$2]" office:value-type="float" office:value="691.43602">
            <text:p>6,91E+002</text:p>
          </table:table-cell>
          <table:table-cell table:formula="of:=[.C74]/[.$E$1]" office:value-type="float" office:value="22.3727087576375">
            <text:p>2,24E+001</text:p>
          </table:table-cell>
          <table:table-cell table:style-name="ce2"/>
          <table:table-cell table:style-name="ce2" table:formula="of:=((1/0.41)*LN([.D74]))+5" office:value-type="float" office:value="20.948221032499">
            <text:p>2,09E+001</text:p>
          </table:table-cell>
          <table:table-cell/>
        </table:table-row>
        <table:table-row table:style-name="ro1">
          <table:table-cell/>
          <table:table-cell office:value-type="float" office:value="0.71414">
            <text:p>0,71414</text:p>
          </table:table-cell>
          <table:table-cell office:value-type="float" office:value="0.22003">
            <text:p>0,22003</text:p>
          </table:table-cell>
          <table:table-cell table:formula="of:=[.B75]*[.$E$1]/[.$E$2]" office:value-type="float" office:value="701.28548">
            <text:p>7,01E+002</text:p>
          </table:table-cell>
          <table:table-cell table:formula="of:=[.C75]/[.$E$1]" office:value-type="float" office:value="22.4063136456212">
            <text:p>2,24E+001</text:p>
          </table:table-cell>
          <table:table-cell table:style-name="ce2"/>
          <table:table-cell table:style-name="ce2" table:formula="of:=((1/0.41)*LN([.D75]))+5" office:value-type="float" office:value="20.9827196363962">
            <text:p>2,10E+001</text:p>
          </table:table-cell>
          <table:table-cell/>
        </table:table-row>
        <table:table-row table:style-name="ro1">
          <table:table-cell/>
          <table:table-cell office:value-type="float" office:value="0.72417">
            <text:p>0,72417</text:p>
          </table:table-cell>
          <table:table-cell office:value-type="float" office:value="0.22033">
            <text:p>0,22033</text:p>
          </table:table-cell>
          <table:table-cell table:formula="of:=[.B76]*[.$E$1]/[.$E$2]" office:value-type="float" office:value="711.13494">
            <text:p>7,11E+002</text:p>
          </table:table-cell>
          <table:table-cell table:formula="of:=[.C76]/[.$E$1]" office:value-type="float" office:value="22.4368635437882">
            <text:p>2,24E+001</text:p>
          </table:table-cell>
          <table:table-cell table:style-name="ce2"/>
          <table:table-cell table:style-name="ce2" table:formula="of:=((1/0.41)*LN([.D76]))+5" office:value-type="float" office:value="21.0167370751832">
            <text:p>2,10E+001</text:p>
          </table:table-cell>
          <table:table-cell/>
        </table:table-row>
        <table:table-row table:style-name="ro1">
          <table:table-cell/>
          <table:table-cell office:value-type="float" office:value="0.7342">
            <text:p>0,7342</text:p>
          </table:table-cell>
          <table:table-cell office:value-type="float" office:value="0.22062">
            <text:p>0,22062</text:p>
          </table:table-cell>
          <table:table-cell table:formula="of:=[.B77]*[.$E$1]/[.$E$2]" office:value-type="float" office:value="720.9844">
            <text:p>7,21E+002</text:p>
          </table:table-cell>
          <table:table-cell table:formula="of:=[.C77]/[.$E$1]" office:value-type="float" office:value="22.4663951120163">
            <text:p>2,25E+001</text:p>
          </table:table-cell>
          <table:table-cell table:style-name="ce2"/>
          <table:table-cell table:style-name="ce2" table:formula="of:=((1/0.41)*LN([.D77]))+5" office:value-type="float" office:value="21.050286586427">
            <text:p>2,11E+001</text:p>
          </table:table-cell>
          <table:table-cell/>
        </table:table-row>
        <table:table-row table:style-name="ro1">
          <table:table-cell/>
          <table:table-cell office:value-type="float" office:value="0.74423">
            <text:p>0,74423</text:p>
          </table:table-cell>
          <table:table-cell office:value-type="float" office:value="0.2209">
            <text:p>0,2209</text:p>
          </table:table-cell>
          <table:table-cell table:formula="of:=[.B78]*[.$E$1]/[.$E$2]" office:value-type="float" office:value="730.83386">
            <text:p>7,31E+002</text:p>
          </table:table-cell>
          <table:table-cell table:formula="of:=[.C78]/[.$E$1]" office:value-type="float" office:value="22.4949083503055">
            <text:p>2,25E+001</text:p>
          </table:table-cell>
          <table:table-cell table:style-name="ce2"/>
          <table:table-cell table:style-name="ce2" table:formula="of:=((1/0.41)*LN([.D78]))+5" office:value-type="float" office:value="21.0833808688208">
            <text:p>2,11E+001</text:p>
          </table:table-cell>
          <table:table-cell/>
        </table:table-row>
        <table:table-row table:style-name="ro1">
          <table:table-cell/>
          <table:table-cell office:value-type="float" office:value="0.75426">
            <text:p>0,75426</text:p>
          </table:table-cell>
          <table:table-cell office:value-type="float" office:value="0.22119">
            <text:p>0,22119</text:p>
          </table:table-cell>
          <table:table-cell table:formula="of:=[.B79]*[.$E$1]/[.$E$2]" office:value-type="float" office:value="740.68332">
            <text:p>7,41E+002</text:p>
          </table:table-cell>
          <table:table-cell table:formula="of:=[.C79]/[.$E$1]" office:value-type="float" office:value="22.5244399185336">
            <text:p>2,25E+001</text:p>
          </table:table-cell>
          <table:table-cell table:style-name="ce2"/>
          <table:table-cell table:style-name="ce2" table:formula="of:=((1/0.41)*LN([.D79]))+5" office:value-type="float" office:value="21.1160321110418">
            <text:p>2,11E+001</text:p>
          </table:table-cell>
          <table:table-cell/>
        </table:table-row>
        <table:table-row table:style-name="ro1">
          <table:table-cell/>
          <table:table-cell office:value-type="float" office:value="0.76429">
            <text:p>0,76429</text:p>
          </table:table-cell>
          <table:table-cell office:value-type="float" office:value="0.22143">
            <text:p>0,22143</text:p>
          </table:table-cell>
          <table:table-cell table:formula="of:=[.B80]*[.$E$1]/[.$E$2]" office:value-type="float" office:value="750.53278">
            <text:p>7,51E+002</text:p>
          </table:table-cell>
          <table:table-cell table:formula="of:=[.C80]/[.$E$1]" office:value-type="float" office:value="22.5488798370672">
            <text:p>2,25E+001</text:p>
          </table:table-cell>
          <table:table-cell table:style-name="ce2"/>
          <table:table-cell table:style-name="ce2" table:formula="of:=((1/0.41)*LN([.D80]))+5" office:value-type="float" office:value="21.1482520187024">
            <text:p>2,11E+001</text:p>
          </table:table-cell>
          <table:table-cell/>
        </table:table-row>
        <table:table-row table:style-name="ro1">
          <table:table-cell/>
          <table:table-cell office:value-type="float" office:value="0.77432">
            <text:p>0,77432</text:p>
          </table:table-cell>
          <table:table-cell office:value-type="float" office:value="0.22168">
            <text:p>0,22168</text:p>
          </table:table-cell>
          <table:table-cell table:formula="of:=[.B81]*[.$E$1]/[.$E$2]" office:value-type="float" office:value="760.38224">
            <text:p>7,60E+002</text:p>
          </table:table-cell>
          <table:table-cell table:formula="of:=[.C81]/[.$E$1]" office:value-type="float" office:value="22.5743380855397">
            <text:p>2,26E+001</text:p>
          </table:table-cell>
          <table:table-cell table:style-name="ce2"/>
          <table:table-cell table:style-name="ce2" table:formula="of:=((1/0.41)*LN([.D81]))+5" office:value-type="float" office:value="21.1800518395443">
            <text:p>2,12E+001</text:p>
          </table:table-cell>
          <table:table-cell/>
        </table:table-row>
        <table:table-row table:style-name="ro1">
          <table:table-cell/>
          <table:table-cell office:value-type="float" office:value="0.78435">
            <text:p>0,78435</text:p>
          </table:table-cell>
          <table:table-cell office:value-type="float" office:value="0.22192">
            <text:p>0,22192</text:p>
          </table:table-cell>
          <table:table-cell table:formula="of:=[.B82]*[.$E$1]/[.$E$2]" office:value-type="float" office:value="770.2317">
            <text:p>7,70E+002</text:p>
          </table:table-cell>
          <table:table-cell table:formula="of:=[.C82]/[.$E$1]" office:value-type="float" office:value="22.5987780040733">
            <text:p>2,26E+001</text:p>
          </table:table-cell>
          <table:table-cell table:style-name="ce2"/>
          <table:table-cell table:style-name="ce2" table:formula="of:=((1/0.41)*LN([.D82]))+5" office:value-type="float" office:value="21.2114423870112">
            <text:p>2,12E+001</text:p>
          </table:table-cell>
          <table:table-cell/>
        </table:table-row>
        <table:table-row table:style-name="ro1">
          <table:table-cell/>
          <table:table-cell office:value-type="float" office:value="0.79438">
            <text:p>0,79438</text:p>
          </table:table-cell>
          <table:table-cell office:value-type="float" office:value="0.22215">
            <text:p>0,22215</text:p>
          </table:table-cell>
          <table:table-cell table:formula="of:=[.B83]*[.$E$1]/[.$E$2]" office:value-type="float" office:value="780.08116">
            <text:p>7,80E+002</text:p>
          </table:table-cell>
          <table:table-cell table:formula="of:=[.C83]/[.$E$1]" office:value-type="float" office:value="22.622199592668">
            <text:p>2,26E+001</text:p>
          </table:table-cell>
          <table:table-cell table:style-name="ce2"/>
          <table:table-cell table:style-name="ce2" table:formula="of:=((1/0.41)*LN([.D83]))+5" office:value-type="float" office:value="21.2424340623237">
            <text:p>2,12E+001</text:p>
          </table:table-cell>
          <table:table-cell/>
        </table:table-row>
        <table:table-row table:style-name="ro1">
          <table:table-cell/>
          <table:table-cell office:value-type="float" office:value="0.80441">
            <text:p>0,80441</text:p>
          </table:table-cell>
          <table:table-cell office:value-type="float" office:value="0.22235">
            <text:p>0,22235</text:p>
          </table:table-cell>
          <table:table-cell table:formula="of:=[.B84]*[.$E$1]/[.$E$2]" office:value-type="float" office:value="789.93062">
            <text:p>7,90E+002</text:p>
          </table:table-cell>
          <table:table-cell table:formula="of:=[.C84]/[.$E$1]" office:value-type="float" office:value="22.642566191446">
            <text:p>2,26E+001</text:p>
          </table:table-cell>
          <table:table-cell table:style-name="ce2"/>
          <table:table-cell table:style-name="ce2" table:formula="of:=((1/0.41)*LN([.D84]))+5" office:value-type="float" office:value="21.2730368751698">
            <text:p>2,13E+001</text:p>
          </table:table-cell>
          <table:table-cell/>
        </table:table-row>
        <table:table-row table:style-name="ro1">
          <table:table-cell/>
          <table:table-cell office:value-type="float" office:value="0.81444">
            <text:p>0,81444</text:p>
          </table:table-cell>
          <table:table-cell office:value-type="float" office:value="0.22256">
            <text:p>0,22256</text:p>
          </table:table-cell>
          <table:table-cell table:formula="of:=[.B85]*[.$E$1]/[.$E$2]" office:value-type="float" office:value="799.78008">
            <text:p>8,00E+002</text:p>
          </table:table-cell>
          <table:table-cell table:formula="of:=[.C85]/[.$E$1]" office:value-type="float" office:value="22.6639511201629">
            <text:p>2,27E+001</text:p>
          </table:table-cell>
          <table:table-cell table:style-name="ce2"/>
          <table:table-cell table:style-name="ce2" table:formula="of:=((1/0.41)*LN([.D85]))+5" office:value-type="float" office:value="21.3032604631122">
            <text:p>2,13E+001</text:p>
          </table:table-cell>
          <table:table-cell/>
        </table:table-row>
        <table:table-row table:style-name="ro1">
          <table:table-cell/>
          <table:table-cell office:value-type="float" office:value="0.82447">
            <text:p>0,82447</text:p>
          </table:table-cell>
          <table:table-cell office:value-type="float" office:value="0.22276">
            <text:p>0,22276</text:p>
          </table:table-cell>
          <table:table-cell table:formula="of:=[.B86]*[.$E$1]/[.$E$2]" office:value-type="float" office:value="809.62954">
            <text:p>8,10E+002</text:p>
          </table:table-cell>
          <table:table-cell table:formula="of:=[.C86]/[.$E$1]" office:value-type="float" office:value="22.6843177189409">
            <text:p>2,27E+001</text:p>
          </table:table-cell>
          <table:table-cell table:style-name="ce2"/>
          <table:table-cell table:style-name="ce2" table:formula="of:=((1/0.41)*LN([.D86]))+5" office:value-type="float" office:value="21.3331141098091">
            <text:p>2,13E+001</text:p>
          </table:table-cell>
          <table:table-cell/>
        </table:table-row>
        <table:table-row table:style-name="ro1">
          <table:table-cell/>
          <table:table-cell office:value-type="float" office:value="0.8345">
            <text:p>0,8345</text:p>
          </table:table-cell>
          <table:table-cell office:value-type="float" office:value="0.22293">
            <text:p>0,22293</text:p>
          </table:table-cell>
          <table:table-cell table:formula="of:=[.B87]*[.$E$1]/[.$E$2]" office:value-type="float" office:value="819.479">
            <text:p>8,19E+002</text:p>
          </table:table-cell>
          <table:table-cell table:formula="of:=[.C87]/[.$E$1]" office:value-type="float" office:value="22.7016293279022">
            <text:p>2,27E+001</text:p>
          </table:table-cell>
          <table:table-cell table:style-name="ce2"/>
          <table:table-cell table:style-name="ce2" table:formula="of:=((1/0.41)*LN([.D87]))+5" office:value-type="float" office:value="21.3626067621322">
            <text:p>2,14E+001</text:p>
          </table:table-cell>
          <table:table-cell/>
        </table:table-row>
        <table:table-row table:style-name="ro1">
          <table:table-cell/>
          <table:table-cell office:value-type="float" office:value="0.84453">
            <text:p>0,84453</text:p>
          </table:table-cell>
          <table:table-cell office:value-type="float" office:value="0.22309">
            <text:p>0,22309</text:p>
          </table:table-cell>
          <table:table-cell table:formula="of:=[.B88]*[.$E$1]/[.$E$2]" office:value-type="float" office:value="829.32846">
            <text:p>8,29E+002</text:p>
          </table:table-cell>
          <table:table-cell table:formula="of:=[.C88]/[.$E$1]" office:value-type="float" office:value="22.7179226069246">
            <text:p>2,27E+001</text:p>
          </table:table-cell>
          <table:table-cell table:style-name="ce2"/>
          <table:table-cell table:style-name="ce2" table:formula="of:=((1/0.41)*LN([.D88]))+5" office:value-type="float" office:value="21.3917470462632">
            <text:p>2,14E+001</text:p>
          </table:table-cell>
          <table:table-cell/>
        </table:table-row>
        <table:table-row table:style-name="ro1">
          <table:table-cell/>
          <table:table-cell office:value-type="float" office:value="0.85456">
            <text:p>0,85456</text:p>
          </table:table-cell>
          <table:table-cell office:value-type="float" office:value="0.22325">
            <text:p>0,22325</text:p>
          </table:table-cell>
          <table:table-cell table:formula="of:=[.B89]*[.$E$1]/[.$E$2]" office:value-type="float" office:value="839.17792">
            <text:p>8,39E+002</text:p>
          </table:table-cell>
          <table:table-cell table:formula="of:=[.C89]/[.$E$1]" office:value-type="float" office:value="22.734215885947">
            <text:p>2,27E+001</text:p>
          </table:table-cell>
          <table:table-cell table:style-name="ce2"/>
          <table:table-cell table:style-name="ce2" table:formula="of:=((1/0.41)*LN([.D89]))+5" office:value-type="float" office:value="21.4205432828385">
            <text:p>2,14E+001</text:p>
          </table:table-cell>
          <table:table-cell/>
        </table:table-row>
        <table:table-row table:style-name="ro1">
          <table:table-cell/>
          <table:table-cell office:value-type="float" office:value="0.86459">
            <text:p>0,86459</text:p>
          </table:table-cell>
          <table:table-cell office:value-type="float" office:value="0.22342">
            <text:p>0,22342</text:p>
          </table:table-cell>
          <table:table-cell table:formula="of:=[.B90]*[.$E$1]/[.$E$2]" office:value-type="float" office:value="849.02738">
            <text:p>8,49E+002</text:p>
          </table:table-cell>
          <table:table-cell table:formula="of:=[.C90]/[.$E$1]" office:value-type="float" office:value="22.7515274949083">
            <text:p>2,28E+001</text:p>
          </table:table-cell>
          <table:table-cell table:style-name="ce2"/>
          <table:table-cell table:style-name="ce2" table:formula="of:=((1/0.41)*LN([.D90]))+5" office:value-type="float" office:value="21.4490035012119">
            <text:p>2,14E+001</text:p>
          </table:table-cell>
          <table:table-cell/>
        </table:table-row>
        <table:table-row table:style-name="ro1">
          <table:table-cell/>
          <table:table-cell office:value-type="float" office:value="0.87462">
            <text:p>0,87462</text:p>
          </table:table-cell>
          <table:table-cell office:value-type="float" office:value="0.22354">
            <text:p>0,22354</text:p>
          </table:table-cell>
          <table:table-cell table:formula="of:=[.B91]*[.$E$1]/[.$E$2]" office:value-type="float" office:value="858.87684">
            <text:p>8,59E+002</text:p>
          </table:table-cell>
          <table:table-cell table:formula="of:=[.C91]/[.$E$1]" office:value-type="float" office:value="22.7637474541752">
            <text:p>2,28E+001</text:p>
          </table:table-cell>
          <table:table-cell table:style-name="ce2"/>
          <table:table-cell table:style-name="ce2" table:formula="of:=((1/0.41)*LN([.D91]))+5" office:value-type="float" office:value="21.4771354528934">
            <text:p>2,15E+001</text:p>
          </table:table-cell>
          <table:table-cell/>
        </table:table-row>
        <table:table-row table:style-name="ro1">
          <table:table-cell/>
          <table:table-cell office:value-type="float" office:value="0.88465">
            <text:p>0,88465</text:p>
          </table:table-cell>
          <table:table-cell office:value-type="float" office:value="0.22366">
            <text:p>0,22366</text:p>
          </table:table-cell>
          <table:table-cell table:formula="of:=[.B92]*[.$E$1]/[.$E$2]" office:value-type="float" office:value="868.7263">
            <text:p>8,69E+002</text:p>
          </table:table-cell>
          <table:table-cell table:formula="of:=[.C92]/[.$E$1]" office:value-type="float" office:value="22.775967413442">
            <text:p>2,28E+001</text:p>
          </table:table-cell>
          <table:table-cell table:style-name="ce2"/>
          <table:table-cell table:style-name="ce2" table:formula="of:=((1/0.41)*LN([.D92]))+5" office:value-type="float" office:value="21.5049466242228">
            <text:p>2,15E+001</text:p>
          </table:table-cell>
          <table:table-cell/>
        </table:table-row>
        <table:table-row table:style-name="ro1">
          <table:table-cell/>
          <table:table-cell office:value-type="float" office:value="0.89468">
            <text:p>0,89468</text:p>
          </table:table-cell>
          <table:table-cell office:value-type="float" office:value="0.22378">
            <text:p>0,22378</text:p>
          </table:table-cell>
          <table:table-cell table:formula="of:=[.B93]*[.$E$1]/[.$E$2]" office:value-type="float" office:value="878.57576">
            <text:p>8,79E+002</text:p>
          </table:table-cell>
          <table:table-cell table:formula="of:=[.C93]/[.$E$1]" office:value-type="float" office:value="22.7881873727088">
            <text:p>2,28E+001</text:p>
          </table:table-cell>
          <table:table-cell table:style-name="ce2"/>
          <table:table-cell table:style-name="ce2" table:formula="of:=((1/0.41)*LN([.D93]))+5" office:value-type="float" office:value="21.5324442483278">
            <text:p>2,15E+001</text:p>
          </table:table-cell>
          <table:table-cell/>
        </table:table-row>
        <table:table-row table:style-name="ro1">
          <table:table-cell/>
          <table:table-cell office:value-type="float" office:value="0.90471">
            <text:p>0,90471</text:p>
          </table:table-cell>
          <table:table-cell office:value-type="float" office:value="0.22389">
            <text:p>0,22389</text:p>
          </table:table-cell>
          <table:table-cell table:formula="of:=[.B94]*[.$E$1]/[.$E$2]" office:value-type="float" office:value="888.42522">
            <text:p>8,88E+002</text:p>
          </table:table-cell>
          <table:table-cell table:formula="of:=[.C94]/[.$E$1]" office:value-type="float" office:value="22.7993890020367">
            <text:p>2,28E+001</text:p>
          </table:table-cell>
          <table:table-cell table:style-name="ce2"/>
          <table:table-cell table:style-name="ce2" table:formula="of:=((1/0.41)*LN([.D94]))+5" office:value-type="float" office:value="21.5596353164166">
            <text:p>2,16E+001</text:p>
          </table:table-cell>
          <table:table-cell/>
        </table:table-row>
        <table:table-row table:style-name="ro1">
          <table:table-cell/>
          <table:table-cell office:value-type="float" office:value="0.91474">
            <text:p>0,91474</text:p>
          </table:table-cell>
          <table:table-cell office:value-type="float" office:value="0.22397">
            <text:p>0,22397</text:p>
          </table:table-cell>
          <table:table-cell table:formula="of:=[.B95]*[.$E$1]/[.$E$2]" office:value-type="float" office:value="898.27468">
            <text:p>8,98E+002</text:p>
          </table:table-cell>
          <table:table-cell table:formula="of:=[.C95]/[.$E$1]" office:value-type="float" office:value="22.8075356415479">
            <text:p>2,28E+001</text:p>
          </table:table-cell>
          <table:table-cell table:style-name="ce2"/>
          <table:table-cell table:style-name="ce2" table:formula="of:=((1/0.41)*LN([.D95]))+5" office:value-type="float" office:value="21.586526588447">
            <text:p>2,16E+001</text:p>
          </table:table-cell>
          <table:table-cell/>
        </table:table-row>
        <table:table-row table:style-name="ro1">
          <table:table-cell/>
          <table:table-cell office:value-type="float" office:value="0.92477">
            <text:p>0,92477</text:p>
          </table:table-cell>
          <table:table-cell office:value-type="float" office:value="0.22405">
            <text:p>0,22405</text:p>
          </table:table-cell>
          <table:table-cell table:formula="of:=[.B96]*[.$E$1]/[.$E$2]" office:value-type="float" office:value="908.12414">
            <text:p>9,08E+002</text:p>
          </table:table-cell>
          <table:table-cell table:formula="of:=[.C96]/[.$E$1]" office:value-type="float" office:value="22.8156822810591">
            <text:p>2,28E+001</text:p>
          </table:table-cell>
          <table:table-cell table:style-name="ce2"/>
          <table:table-cell table:style-name="ce2" table:formula="of:=((1/0.41)*LN([.D96]))+5" office:value-type="float" office:value="21.6131246032144">
            <text:p>2,16E+001</text:p>
          </table:table-cell>
          <table:table-cell/>
        </table:table-row>
        <table:table-row table:style-name="ro1">
          <table:table-cell/>
          <table:table-cell office:value-type="float" office:value="0.9348">
            <text:p>0,9348</text:p>
          </table:table-cell>
          <table:table-cell office:value-type="float" office:value="0.22413">
            <text:p>0,22413</text:p>
          </table:table-cell>
          <table:table-cell table:formula="of:=[.B97]*[.$E$1]/[.$E$2]" office:value-type="float" office:value="917.9736">
            <text:p>9,18E+002</text:p>
          </table:table-cell>
          <table:table-cell table:formula="of:=[.C97]/[.$E$1]" office:value-type="float" office:value="22.8238289205703">
            <text:p>2,28E+001</text:p>
          </table:table-cell>
          <table:table-cell table:style-name="ce2"/>
          <table:table-cell table:style-name="ce2" table:formula="of:=((1/0.41)*LN([.D97]))+5" office:value-type="float" office:value="21.6394356878952">
            <text:p>2,16E+001</text:p>
          </table:table-cell>
          <table:table-cell/>
        </table:table-row>
        <table:table-row table:style-name="ro1">
          <table:table-cell/>
          <table:table-cell office:value-type="float" office:value="0.94483">
            <text:p>0,94483</text:p>
          </table:table-cell>
          <table:table-cell office:value-type="float" office:value="0.2242">
            <text:p>0,2242</text:p>
          </table:table-cell>
          <table:table-cell table:formula="of:=[.B98]*[.$E$1]/[.$E$2]" office:value-type="float" office:value="927.82306">
            <text:p>9,28E+002</text:p>
          </table:table-cell>
          <table:table-cell table:formula="of:=[.C98]/[.$E$1]" office:value-type="float" office:value="22.8309572301426">
            <text:p>2,28E+001</text:p>
          </table:table-cell>
          <table:table-cell table:style-name="ce2"/>
          <table:table-cell table:style-name="ce2" table:formula="of:=((1/0.41)*LN([.D98]))+5" office:value-type="float" office:value="21.6654659670812">
            <text:p>2,17E+001</text:p>
          </table:table-cell>
          <table:table-cell/>
        </table:table-row>
        <table:table-row table:style-name="ro1">
          <table:table-cell/>
          <table:table-cell office:value-type="float" office:value="0.95486">
            <text:p>0,95486</text:p>
          </table:table-cell>
          <table:table-cell office:value-type="float" office:value="0.22423">
            <text:p>0,22423</text:p>
          </table:table-cell>
          <table:table-cell table:formula="of:=[.B99]*[.$E$1]/[.$E$2]" office:value-type="float" office:value="937.67252">
            <text:p>9,38E+002</text:p>
          </table:table-cell>
          <table:table-cell table:formula="of:=[.C99]/[.$E$1]" office:value-type="float" office:value="22.8340122199593">
            <text:p>2,28E+001</text:p>
          </table:table-cell>
          <table:table-cell table:style-name="ce2"/>
          <table:table-cell table:style-name="ce2" table:formula="of:=((1/0.41)*LN([.D99]))+5" office:value-type="float" office:value="21.6912213713367">
            <text:p>2,17E+001</text:p>
          </table:table-cell>
          <table:table-cell/>
        </table:table-row>
        <table:table-row table:style-name="ro1">
          <table:table-cell/>
          <table:table-cell office:value-type="float" office:value="0.96489">
            <text:p>0,96489</text:p>
          </table:table-cell>
          <table:table-cell office:value-type="float" office:value="0.22427">
            <text:p>0,22427</text:p>
          </table:table-cell>
          <table:table-cell table:formula="of:=[.B100]*[.$E$1]/[.$E$2]" office:value-type="float" office:value="947.52198">
            <text:p>9,48E+002</text:p>
          </table:table-cell>
          <table:table-cell table:formula="of:=[.C100]/[.$E$1]" office:value-type="float" office:value="22.8380855397149">
            <text:p>2,28E+001</text:p>
          </table:table-cell>
          <table:table-cell table:style-name="ce2"/>
          <table:table-cell table:style-name="ce2" table:formula="of:=((1/0.41)*LN([.D100]))+5" office:value-type="float" office:value="21.716707645309">
            <text:p>2,17E+001</text:p>
          </table:table-cell>
          <table:table-cell/>
        </table:table-row>
        <table:table-row table:style-name="ro1">
          <table:table-cell/>
          <table:table-cell office:value-type="float" office:value="0.97492">
            <text:p>0,97492</text:p>
          </table:table-cell>
          <table:table-cell office:value-type="float" office:value="0.22431">
            <text:p>0,22431</text:p>
          </table:table-cell>
          <table:table-cell table:formula="of:=[.B101]*[.$E$1]/[.$E$2]" office:value-type="float" office:value="957.37144">
            <text:p>9,57E+002</text:p>
          </table:table-cell>
          <table:table-cell table:formula="of:=[.C101]/[.$E$1]" office:value-type="float" office:value="22.8421588594705">
            <text:p>2,28E+001</text:p>
          </table:table-cell>
          <table:table-cell table:style-name="ce2"/>
          <table:table-cell table:style-name="ce2" table:formula="of:=((1/0.41)*LN([.D101]))+5" office:value-type="float" office:value="21.7419303554189">
            <text:p>2,17E+001</text:p>
          </table:table-cell>
          <table:table-cell/>
        </table:table-row>
        <table:table-row table:style-name="ro1">
          <table:table-cell/>
          <table:table-cell office:value-type="float" office:value="0.98495">
            <text:p>0,98495</text:p>
          </table:table-cell>
          <table:table-cell office:value-type="float" office:value="0.22433">
            <text:p>0,22433</text:p>
          </table:table-cell>
          <table:table-cell table:formula="of:=[.B102]*[.$E$1]/[.$E$2]" office:value-type="float" office:value="967.2209">
            <text:p>9,67E+002</text:p>
          </table:table-cell>
          <table:table-cell table:formula="of:=[.C102]/[.$E$1]" office:value-type="float" office:value="22.8441955193483">
            <text:p>2,28E+001</text:p>
          </table:table-cell>
          <table:table-cell table:style-name="ce2"/>
          <table:table-cell table:style-name="ce2" table:formula="of:=((1/0.41)*LN([.D102]))+5" office:value-type="float" office:value="21.7668948971578">
            <text:p>2,18E+001</text:p>
          </table:table-cell>
          <table:table-cell/>
        </table:table-row>
        <table:table-row table:style-name="ro1">
          <table:table-cell/>
          <table:table-cell office:value-type="float" office:value="0.99498">
            <text:p>0,99498</text:p>
          </table:table-cell>
          <table:table-cell office:value-type="float" office:value="0.22433">
            <text:p>0,22433</text:p>
          </table:table-cell>
          <table:table-cell table:formula="of:=[.B103]*[.$E$1]/[.$E$2]" office:value-type="float" office:value="977.07036">
            <text:p>9,77E+002</text:p>
          </table:table-cell>
          <table:table-cell table:formula="of:=[.C103]/[.$E$1]" office:value-type="float" office:value="22.8441955193483">
            <text:p>2,28E+001</text:p>
          </table:table-cell>
          <table:table-cell table:style-name="ce2"/>
          <table:table-cell table:style-name="ce2" table:formula="of:=((1/0.41)*LN([.D103]))+5" office:value-type="float" office:value="21.7916065020156">
            <text:p>2,18E+001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0.002">
            <text:p>0,002</text:p>
          </table:table-cell>
          <table:table-cell office:value-type="float" office:value="0.019283">
            <text:p>0,019283</text:p>
          </table:table-cell>
          <table:table-cell office:value-type="float" office:value="0.000000000058515">
            <text:p>5,85E-011</text:p>
          </table:table-cell>
          <table:table-cell office:value-type="float" office:value="-0.00000000000061746">
            <text:p>-6,17E-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203">
            <text:p>0,01203</text:p>
          </table:table-cell>
          <table:table-cell office:value-type="float" office:value="0.088508">
            <text:p>0,088508</text:p>
          </table:table-cell>
          <table:table-cell office:value-type="float" office:value="0.00000000040098">
            <text:p>4,01E-010</text:p>
          </table:table-cell>
          <table:table-cell office:value-type="float" office:value="-0.00000000000072177">
            <text:p>-7,22E-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2206">
            <text:p>0,02206</text:p>
          </table:table-cell>
          <table:table-cell office:value-type="float" office:value="0.11478">
            <text:p>0,11478</text:p>
          </table:table-cell>
          <table:table-cell office:value-type="float" office:value="0.00000000039906">
            <text:p>3,99E-010</text:p>
          </table:table-cell>
          <table:table-cell office:value-type="float" office:value="-0.00000000000034783">
            <text:p>-3,48E-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3209">
            <text:p>0,03209</text:p>
          </table:table-cell>
          <table:table-cell office:value-type="float" office:value="0.12802">
            <text:p>0,12802</text:p>
          </table:table-cell>
          <table:table-cell office:value-type="float" office:value="0.00000000025698">
            <text:p>2,57E-010</text:p>
          </table:table-cell>
          <table:table-cell office:value-type="float" office:value="-0.0000000000002165">
            <text:p>-2,17E-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42121">
            <text:p>0,042121</text:p>
          </table:table-cell>
          <table:table-cell office:value-type="float" office:value="0.13687">
            <text:p>0,13687</text:p>
          </table:table-cell>
          <table:table-cell office:value-type="float" office:value="0.00000000015446">
            <text:p>1,54E-010</text:p>
          </table:table-cell>
          <table:table-cell office:value-type="float" office:value="-0.00000000000014404">
            <text:p>-1,44E-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52151">
            <text:p>0,052151</text:p>
          </table:table-cell>
          <table:table-cell office:value-type="float" office:value="0.14337">
            <text:p>0,14337</text:p>
          </table:table-cell>
          <table:table-cell office:value-type="float" office:value="0.00000000010218">
            <text:p>1,02E-010</text:p>
          </table:table-cell>
          <table:table-cell office:value-type="float" office:value="-0.000000000000097692">
            <text:p>-9,77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62181">
            <text:p>0,062181</text:p>
          </table:table-cell>
          <table:table-cell office:value-type="float" office:value="0.14866">
            <text:p>0,14866</text:p>
          </table:table-cell>
          <table:table-cell office:value-type="float" office:value="0.000000000075616">
            <text:p>7,56E-011</text:p>
          </table:table-cell>
          <table:table-cell office:value-type="float" office:value="-0.000000000000064898">
            <text:p>-6,49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72211">
            <text:p>0,072211</text:p>
          </table:table-cell>
          <table:table-cell office:value-type="float" office:value="0.1531">
            <text:p>0,1531</text:p>
          </table:table-cell>
          <table:table-cell office:value-type="float" office:value="0.000000000063641">
            <text:p>6,36E-011</text:p>
          </table:table-cell>
          <table:table-cell office:value-type="float" office:value="-0.000000000000042207">
            <text:p>-4,22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82241">
            <text:p>0,082241</text:p>
          </table:table-cell>
          <table:table-cell office:value-type="float" office:value="0.15688">
            <text:p>0,15688</text:p>
          </table:table-cell>
          <table:table-cell office:value-type="float" office:value="0.000000000059024">
            <text:p>5,90E-011</text:p>
          </table:table-cell>
          <table:table-cell office:value-type="float" office:value="-0.000000000000027145">
            <text:p>-2,71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92271">
            <text:p>0,092271</text:p>
          </table:table-cell>
          <table:table-cell office:value-type="float" office:value="0.16023">
            <text:p>0,16023</text:p>
          </table:table-cell>
          <table:table-cell office:value-type="float" office:value="0.000000000057186">
            <text:p>5,72E-011</text:p>
          </table:table-cell>
          <table:table-cell office:value-type="float" office:value="-0.000000000000016952">
            <text:p>-1,70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023">
            <text:p>0,1023</text:p>
          </table:table-cell>
          <table:table-cell office:value-type="float" office:value="0.16323">
            <text:p>0,16323</text:p>
          </table:table-cell>
          <table:table-cell office:value-type="float" office:value="0.000000000056401">
            <text:p>5,64E-011</text:p>
          </table:table-cell>
          <table:table-cell office:value-type="float" office:value="-0.000000000000010315">
            <text:p>-1,03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1233">
            <text:p>0,11233</text:p>
          </table:table-cell>
          <table:table-cell office:value-type="float" office:value="0.16596">
            <text:p>0,16596</text:p>
          </table:table-cell>
          <table:table-cell office:value-type="float" office:value="0.000000000055801">
            <text:p>5,58E-011</text:p>
          </table:table-cell>
          <table:table-cell office:value-type="float" office:value="-6.2598E-015">
            <text:p>-6,26E-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2236">
            <text:p>0,12236</text:p>
          </table:table-cell>
          <table:table-cell office:value-type="float" office:value="0.16845">
            <text:p>0,16845</text:p>
          </table:table-cell>
          <table:table-cell office:value-type="float" office:value="0.000000000054938">
            <text:p>5,49E-011</text:p>
          </table:table-cell>
          <table:table-cell office:value-type="float" office:value="-4.2049E-015">
            <text:p>-4,20E-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3239">
            <text:p>0,13239</text:p>
          </table:table-cell>
          <table:table-cell office:value-type="float" office:value="0.17073">
            <text:p>0,17073</text:p>
          </table:table-cell>
          <table:table-cell office:value-type="float" office:value="0.000000000053595">
            <text:p>5,36E-011</text:p>
          </table:table-cell>
          <table:table-cell office:value-type="float" office:value="-3.5777E-015">
            <text:p>-3,58E-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4242">
            <text:p>0,14242</text:p>
          </table:table-cell>
          <table:table-cell office:value-type="float" office:value="0.17286">
            <text:p>0,17286</text:p>
          </table:table-cell>
          <table:table-cell office:value-type="float" office:value="0.000000000051794">
            <text:p>5,18E-011</text:p>
          </table:table-cell>
          <table:table-cell office:value-type="float" office:value="-3.8319E-015">
            <text:p>-3,83E-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5245">
            <text:p>0,15245</text:p>
          </table:table-cell>
          <table:table-cell office:value-type="float" office:value="0.17487">
            <text:p>0,17487</text:p>
          </table:table-cell>
          <table:table-cell office:value-type="float" office:value="0.000000000049582">
            <text:p>4,96E-011</text:p>
          </table:table-cell>
          <table:table-cell office:value-type="float" office:value="-4.6992E-015">
            <text:p>-4,70E-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6248">
            <text:p>0,16248</text:p>
          </table:table-cell>
          <table:table-cell office:value-type="float" office:value="0.17676">
            <text:p>0,17676</text:p>
          </table:table-cell>
          <table:table-cell office:value-type="float" office:value="0.00000000004701">
            <text:p>4,70E-011</text:p>
          </table:table-cell>
          <table:table-cell office:value-type="float" office:value="-6.005E-015">
            <text:p>-6,01E-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251">
            <text:p>0,17251</text:p>
          </table:table-cell>
          <table:table-cell office:value-type="float" office:value="0.1785">
            <text:p>0,1785</text:p>
          </table:table-cell>
          <table:table-cell office:value-type="float" office:value="0.000000000043929">
            <text:p>4,39E-011</text:p>
          </table:table-cell>
          <table:table-cell office:value-type="float" office:value="-7.725E-015">
            <text:p>-7,73E-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254">
            <text:p>0,18254</text:p>
          </table:table-cell>
          <table:table-cell office:value-type="float" office:value="0.18017">
            <text:p>0,18017</text:p>
          </table:table-cell>
          <table:table-cell office:value-type="float" office:value="0.000000000040622">
            <text:p>4,06E-011</text:p>
          </table:table-cell>
          <table:table-cell office:value-type="float" office:value="-9.5457E-015">
            <text:p>-9,55E-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9257">
            <text:p>0,19257</text:p>
          </table:table-cell>
          <table:table-cell office:value-type="float" office:value="0.18178">
            <text:p>0,18178</text:p>
          </table:table-cell>
          <table:table-cell office:value-type="float" office:value="0.000000000037123">
            <text:p>3,71E-011</text:p>
          </table:table-cell>
          <table:table-cell office:value-type="float" office:value="-0.000000000000011453">
            <text:p>-1,15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026">
            <text:p>0,2026</text:p>
          </table:table-cell>
          <table:table-cell office:value-type="float" office:value="0.18327">
            <text:p>0,18327</text:p>
          </table:table-cell>
          <table:table-cell office:value-type="float" office:value="0.000000000033311">
            <text:p>3,33E-011</text:p>
          </table:table-cell>
          <table:table-cell office:value-type="float" office:value="-0.000000000000013373">
            <text:p>-1,34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1263">
            <text:p>0,21263</text:p>
          </table:table-cell>
          <table:table-cell office:value-type="float" office:value="0.18472">
            <text:p>0,18472</text:p>
          </table:table-cell>
          <table:table-cell office:value-type="float" office:value="0.000000000029421">
            <text:p>2,94E-011</text:p>
          </table:table-cell>
          <table:table-cell office:value-type="float" office:value="-0.000000000000015254">
            <text:p>-1,53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2266">
            <text:p>0,22266</text:p>
          </table:table-cell>
          <table:table-cell office:value-type="float" office:value="0.1861">
            <text:p>0,1861</text:p>
          </table:table-cell>
          <table:table-cell office:value-type="float" office:value="0.000000000025389">
            <text:p>2,54E-011</text:p>
          </table:table-cell>
          <table:table-cell office:value-type="float" office:value="-0.000000000000017059">
            <text:p>-1,71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3269">
            <text:p>0,23269</text:p>
          </table:table-cell>
          <table:table-cell office:value-type="float" office:value="0.18741">
            <text:p>0,18741</text:p>
          </table:table-cell>
          <table:table-cell office:value-type="float" office:value="0.000000000021283">
            <text:p>2,13E-011</text:p>
          </table:table-cell>
          <table:table-cell office:value-type="float" office:value="-0.000000000000018737">
            <text:p>-1,87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4272">
            <text:p>0,24272</text:p>
          </table:table-cell>
          <table:table-cell office:value-type="float" office:value="0.18869">
            <text:p>0,18869</text:p>
          </table:table-cell>
          <table:table-cell office:value-type="float" office:value="0.000000000017128">
            <text:p>1,71E-011</text:p>
          </table:table-cell>
          <table:table-cell office:value-type="float" office:value="-0.000000000000020335">
            <text:p>-2,03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5275">
            <text:p>0,25275</text:p>
          </table:table-cell>
          <table:table-cell office:value-type="float" office:value="0.1899">
            <text:p>0,1899</text:p>
          </table:table-cell>
          <table:table-cell office:value-type="float" office:value="0.000000000012944">
            <text:p>1,29E-011</text:p>
          </table:table-cell>
          <table:table-cell office:value-type="float" office:value="-0.00000000000002172">
            <text:p>-2,17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6278">
            <text:p>0,26278</text:p>
          </table:table-cell>
          <table:table-cell office:value-type="float" office:value="0.19109">
            <text:p>0,19109</text:p>
          </table:table-cell>
          <table:table-cell office:value-type="float" office:value="0.000000000008752">
            <text:p>8,75E-012</text:p>
          </table:table-cell>
          <table:table-cell office:value-type="float" office:value="-0.000000000000023046">
            <text:p>-2,30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7281">
            <text:p>0,27281</text:p>
          </table:table-cell>
          <table:table-cell office:value-type="float" office:value="0.1922">
            <text:p>0,1922</text:p>
          </table:table-cell>
          <table:table-cell office:value-type="float" office:value="0.0000000000045932">
            <text:p>4,59E-012</text:p>
          </table:table-cell>
          <table:table-cell office:value-type="float" office:value="-0.000000000000024103">
            <text:p>-2,41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8284">
            <text:p>0,28284</text:p>
          </table:table-cell>
          <table:table-cell office:value-type="float" office:value="0.19331">
            <text:p>0,19331</text:p>
          </table:table-cell>
          <table:table-cell office:value-type="float" office:value="0.00000000000044027">
            <text:p>4,40E-013</text:p>
          </table:table-cell>
          <table:table-cell office:value-type="float" office:value="-0.000000000000025113">
            <text:p>-2,51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9287">
            <text:p>0,29287</text:p>
          </table:table-cell>
          <table:table-cell office:value-type="float" office:value="0.19435">
            <text:p>0,19435</text:p>
          </table:table-cell>
          <table:table-cell office:value-type="float" office:value="-0.0000000000036234">
            <text:p>-3,62E-012</text:p>
          </table:table-cell>
          <table:table-cell office:value-type="float" office:value="-0.000000000000025843">
            <text:p>-2,58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029">
            <text:p>0,3029</text:p>
          </table:table-cell>
          <table:table-cell office:value-type="float" office:value="0.19538">
            <text:p>0,19538</text:p>
          </table:table-cell>
          <table:table-cell office:value-type="float" office:value="-0.0000000000076672">
            <text:p>-7,67E-012</text:p>
          </table:table-cell>
          <table:table-cell office:value-type="float" office:value="-0.000000000000026511">
            <text:p>-2,65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1293">
            <text:p>0,31293</text:p>
          </table:table-cell>
          <table:table-cell office:value-type="float" office:value="0.19637">
            <text:p>0,19637</text:p>
          </table:table-cell>
          <table:table-cell office:value-type="float" office:value="-0.000000000011592">
            <text:p>-1,16E-011</text:p>
          </table:table-cell>
          <table:table-cell office:value-type="float" office:value="-0.000000000000026937">
            <text:p>-2,69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2296">
            <text:p>0,32296</text:p>
          </table:table-cell>
          <table:table-cell office:value-type="float" office:value="0.19733">
            <text:p>0,19733</text:p>
          </table:table-cell>
          <table:table-cell office:value-type="float" office:value="-0.000000000015461">
            <text:p>-1,55E-011</text:p>
          </table:table-cell>
          <table:table-cell office:value-type="float" office:value="-0.000000000000027251">
            <text:p>-2,73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3299">
            <text:p>0,33299</text:p>
          </table:table-cell>
          <table:table-cell office:value-type="float" office:value="0.19826">
            <text:p>0,19826</text:p>
          </table:table-cell>
          <table:table-cell office:value-type="float" office:value="-0.000000000019225">
            <text:p>-1,92E-011</text:p>
          </table:table-cell>
          <table:table-cell office:value-type="float" office:value="-0.000000000000027406">
            <text:p>-2,74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4303">
            <text:p>0,34303</text:p>
          </table:table-cell>
          <table:table-cell office:value-type="float" office:value="0.19916">
            <text:p>0,19916</text:p>
          </table:table-cell>
          <table:table-cell office:value-type="float" office:value="-0.000000000022856">
            <text:p>-2,29E-011</text:p>
          </table:table-cell>
          <table:table-cell office:value-type="float" office:value="-0.000000000000027362">
            <text:p>-2,74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5306">
            <text:p>0,35306</text:p>
          </table:table-cell>
          <table:table-cell office:value-type="float" office:value="0.20005">
            <text:p>0,20005</text:p>
          </table:table-cell>
          <table:table-cell office:value-type="float" office:value="-0.000000000026459">
            <text:p>-2,65E-011</text:p>
          </table:table-cell>
          <table:table-cell office:value-type="float" office:value="-0.000000000000027286">
            <text:p>-2,73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6309">
            <text:p>0,36309</text:p>
          </table:table-cell>
          <table:table-cell office:value-type="float" office:value="0.20088">
            <text:p>0,20088</text:p>
          </table:table-cell>
          <table:table-cell office:value-type="float" office:value="-0.000000000029791">
            <text:p>-2,98E-011</text:p>
          </table:table-cell>
          <table:table-cell office:value-type="float" office:value="-0.000000000000026891">
            <text:p>-2,69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7312">
            <text:p>0,37312</text:p>
          </table:table-cell>
          <table:table-cell office:value-type="float" office:value="0.20172">
            <text:p>0,20172</text:p>
          </table:table-cell>
          <table:table-cell office:value-type="float" office:value="-0.000000000033123">
            <text:p>-3,31E-011</text:p>
          </table:table-cell>
          <table:table-cell office:value-type="float" office:value="-0.000000000000026496">
            <text:p>-2,65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8315">
            <text:p>0,38315</text:p>
          </table:table-cell>
          <table:table-cell office:value-type="float" office:value="0.20252">
            <text:p>0,20252</text:p>
          </table:table-cell>
          <table:table-cell office:value-type="float" office:value="-0.000000000036224">
            <text:p>-3,62E-011</text:p>
          </table:table-cell>
          <table:table-cell office:value-type="float" office:value="-0.000000000000025887">
            <text:p>-2,59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9318">
            <text:p>0,39318</text:p>
          </table:table-cell>
          <table:table-cell office:value-type="float" office:value="0.2033">
            <text:p>0,2033</text:p>
          </table:table-cell>
          <table:table-cell office:value-type="float" office:value="-0.000000000039194">
            <text:p>-3,92E-011</text:p>
          </table:table-cell>
          <table:table-cell office:value-type="float" office:value="-0.000000000000025157">
            <text:p>-2,52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0321">
            <text:p>0,40321</text:p>
          </table:table-cell>
          <table:table-cell office:value-type="float" office:value="0.20408">
            <text:p>0,20408</text:p>
          </table:table-cell>
          <table:table-cell office:value-type="float" office:value="-0.000000000042133">
            <text:p>-4,21E-011</text:p>
          </table:table-cell>
          <table:table-cell office:value-type="float" office:value="-0.000000000000024405">
            <text:p>-2,44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1324">
            <text:p>0,41324</text:p>
          </table:table-cell>
          <table:table-cell office:value-type="float" office:value="0.20481">
            <text:p>0,20481</text:p>
          </table:table-cell>
          <table:table-cell office:value-type="float" office:value="-0.00000000004468">
            <text:p>-4,47E-011</text:p>
          </table:table-cell>
          <table:table-cell office:value-type="float" office:value="-0.000000000000023365">
            <text:p>-2,34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2327">
            <text:p>0,42327</text:p>
          </table:table-cell>
          <table:table-cell office:value-type="float" office:value="0.20554">
            <text:p>0,20554</text:p>
          </table:table-cell>
          <table:table-cell office:value-type="float" office:value="-0.000000000047227">
            <text:p>-4,72E-011</text:p>
          </table:table-cell>
          <table:table-cell office:value-type="float" office:value="-0.000000000000022326">
            <text:p>-2,23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333">
            <text:p>0,4333</text:p>
          </table:table-cell>
          <table:table-cell office:value-type="float" office:value="0.20625">
            <text:p>0,20625</text:p>
          </table:table-cell>
          <table:table-cell office:value-type="float" office:value="-0.00000000004958">
            <text:p>-4,96E-011</text:p>
          </table:table-cell>
          <table:table-cell office:value-type="float" office:value="-0.000000000000021179">
            <text:p>-2,12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4333">
            <text:p>0,44333</text:p>
          </table:table-cell>
          <table:table-cell office:value-type="float" office:value="0.20693">
            <text:p>0,20693</text:p>
          </table:table-cell>
          <table:table-cell office:value-type="float" office:value="-0.000000000051643">
            <text:p>-5,16E-011</text:p>
          </table:table-cell>
          <table:table-cell office:value-type="float" office:value="-0.000000000000019868">
            <text:p>-1,99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5336">
            <text:p>0,45336</text:p>
          </table:table-cell>
          <table:table-cell office:value-type="float" office:value="0.20761">
            <text:p>0,20761</text:p>
          </table:table-cell>
          <table:table-cell office:value-type="float" office:value="-0.000000000053705">
            <text:p>-5,37E-011</text:p>
          </table:table-cell>
          <table:table-cell office:value-type="float" office:value="-0.000000000000018558">
            <text:p>-1,86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6339">
            <text:p>0,46339</text:p>
          </table:table-cell>
          <table:table-cell office:value-type="float" office:value="0.20826">
            <text:p>0,20826</text:p>
          </table:table-cell>
          <table:table-cell office:value-type="float" office:value="-0.000000000055436">
            <text:p>-5,54E-011</text:p>
          </table:table-cell>
          <table:table-cell office:value-type="float" office:value="-0.000000000000017113">
            <text:p>-1,71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7342">
            <text:p>0,47342</text:p>
          </table:table-cell>
          <table:table-cell office:value-type="float" office:value="0.20889">
            <text:p>0,20889</text:p>
          </table:table-cell>
          <table:table-cell office:value-type="float" office:value="-0.000000000056959">
            <text:p>-5,70E-011</text:p>
          </table:table-cell>
          <table:table-cell office:value-type="float" office:value="-0.000000000000015585">
            <text:p>-1,56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8345">
            <text:p>0,48345</text:p>
          </table:table-cell>
          <table:table-cell office:value-type="float" office:value="0.20952">
            <text:p>0,20952</text:p>
          </table:table-cell>
          <table:table-cell office:value-type="float" office:value="-0.000000000058481">
            <text:p>-5,85E-011</text:p>
          </table:table-cell>
          <table:table-cell office:value-type="float" office:value="-0.000000000000014057">
            <text:p>-1,41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9348">
            <text:p>0,49348</text:p>
          </table:table-cell>
          <table:table-cell office:value-type="float" office:value="0.21012">
            <text:p>0,21012</text:p>
          </table:table-cell>
          <table:table-cell office:value-type="float" office:value="-0.000000000059579">
            <text:p>-5,96E-011</text:p>
          </table:table-cell>
          <table:table-cell office:value-type="float" office:value="-0.000000000000012421">
            <text:p>-1,24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0351">
            <text:p>0,50351</text:p>
          </table:table-cell>
          <table:table-cell office:value-type="float" office:value="0.21071">
            <text:p>0,21071</text:p>
          </table:table-cell>
          <table:table-cell office:value-type="float" office:value="-0.000000000060516">
            <text:p>-6,05E-011</text:p>
          </table:table-cell>
          <table:table-cell office:value-type="float" office:value="-0.000000000000010745">
            <text:p>-1,07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1354">
            <text:p>0,51354</text:p>
          </table:table-cell>
          <table:table-cell office:value-type="float" office:value="0.2113">
            <text:p>0,2113</text:p>
          </table:table-cell>
          <table:table-cell office:value-type="float" office:value="-0.000000000061453">
            <text:p>-6,15E-011</text:p>
          </table:table-cell>
          <table:table-cell office:value-type="float" office:value="-9.0688E-015">
            <text:p>-9,07E-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2357">
            <text:p>0,52357</text:p>
          </table:table-cell>
          <table:table-cell office:value-type="float" office:value="0.21185">
            <text:p>0,21185</text:p>
          </table:table-cell>
          <table:table-cell office:value-type="float" office:value="-0.00000000006194">
            <text:p>-6,19E-011</text:p>
          </table:table-cell>
          <table:table-cell office:value-type="float" office:value="-7.3471E-015">
            <text:p>-7,35E-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336">
            <text:p>0,5336</text:p>
          </table:table-cell>
          <table:table-cell office:value-type="float" office:value="0.2124">
            <text:p>0,2124</text:p>
          </table:table-cell>
          <table:table-cell office:value-type="float" office:value="-0.000000000062261">
            <text:p>-6,23E-011</text:p>
          </table:table-cell>
          <table:table-cell office:value-type="float" office:value="-5.6086E-015">
            <text:p>-5,61E-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4363">
            <text:p>0,54363</text:p>
          </table:table-cell>
          <table:table-cell office:value-type="float" office:value="0.21294">
            <text:p>0,21294</text:p>
          </table:table-cell>
          <table:table-cell office:value-type="float" office:value="-0.000000000062582">
            <text:p>-6,26E-011</text:p>
          </table:table-cell>
          <table:table-cell office:value-type="float" office:value="-3.87E-015">
            <text:p>-3,87E-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5366">
            <text:p>0,55366</text:p>
          </table:table-cell>
          <table:table-cell office:value-type="float" office:value="0.21345">
            <text:p>0,21345</text:p>
          </table:table-cell>
          <table:table-cell office:value-type="float" office:value="-0.000000000062511">
            <text:p>-6,25E-011</text:p>
          </table:table-cell>
          <table:table-cell office:value-type="float" office:value="-2.1573E-015">
            <text:p>-2,16E-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6369">
            <text:p>0,56369</text:p>
          </table:table-cell>
          <table:table-cell office:value-type="float" office:value="0.21395">
            <text:p>0,21395</text:p>
          </table:table-cell>
          <table:table-cell office:value-type="float" office:value="-0.00000000006221">
            <text:p>-6,22E-011</text:p>
          </table:table-cell>
          <table:table-cell office:value-type="float" office:value="-4.5973E-016">
            <text:p>-4,60E-0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7372">
            <text:p>0,57372</text:p>
          </table:table-cell>
          <table:table-cell office:value-type="float" office:value="0.21446">
            <text:p>0,21446</text:p>
          </table:table-cell>
          <table:table-cell office:value-type="float" office:value="-0.000000000061909">
            <text:p>-6,19E-011</text:p>
          </table:table-cell>
          <table:table-cell office:value-type="float" office:value="1.2378E-015">
            <text:p>1,24E-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8375">
            <text:p>0,58375</text:p>
          </table:table-cell>
          <table:table-cell office:value-type="float" office:value="0.21494">
            <text:p>0,21494</text:p>
          </table:table-cell>
          <table:table-cell office:value-type="float" office:value="-0.000000000061351">
            <text:p>-6,14E-011</text:p>
          </table:table-cell>
          <table:table-cell office:value-type="float" office:value="2.8689E-015">
            <text:p>2,87E-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9378">
            <text:p>0,59378</text:p>
          </table:table-cell>
          <table:table-cell office:value-type="float" office:value="0.2154">
            <text:p>0,2154</text:p>
          </table:table-cell>
          <table:table-cell office:value-type="float" office:value="-0.000000000060455">
            <text:p>-6,05E-011</text:p>
          </table:table-cell>
          <table:table-cell office:value-type="float" office:value="4.4127E-015">
            <text:p>4,41E-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0381">
            <text:p>0,60381</text:p>
          </table:table-cell>
          <table:table-cell office:value-type="float" office:value="0.21585">
            <text:p>0,21585</text:p>
          </table:table-cell>
          <table:table-cell office:value-type="float" office:value="-0.00000000005956">
            <text:p>-5,96E-011</text:p>
          </table:table-cell>
          <table:table-cell office:value-type="float" office:value="5.9565E-015">
            <text:p>5,96E-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1384">
            <text:p>0,61384</text:p>
          </table:table-cell>
          <table:table-cell office:value-type="float" office:value="0.21631">
            <text:p>0,21631</text:p>
          </table:table-cell>
          <table:table-cell office:value-type="float" office:value="-0.000000000058591">
            <text:p>-5,86E-011</text:p>
          </table:table-cell>
          <table:table-cell office:value-type="float" office:value="7.4627E-015">
            <text:p>7,46E-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2387">
            <text:p>0,62387</text:p>
          </table:table-cell>
          <table:table-cell office:value-type="float" office:value="0.21672">
            <text:p>0,21672</text:p>
          </table:table-cell>
          <table:table-cell office:value-type="float" office:value="-0.000000000057169">
            <text:p>-5,72E-011</text:p>
          </table:table-cell>
          <table:table-cell office:value-type="float" office:value="8.7372E-015">
            <text:p>8,74E-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339">
            <text:p>0,6339</text:p>
          </table:table-cell>
          <table:table-cell office:value-type="float" office:value="0.21714">
            <text:p>0,21714</text:p>
          </table:table-cell>
          <table:table-cell office:value-type="float" office:value="-0.000000000055746">
            <text:p>-5,57E-011</text:p>
          </table:table-cell>
          <table:table-cell office:value-type="float" office:value="0.000000000000010012">
            <text:p>1,00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4393">
            <text:p>0,64393</text:p>
          </table:table-cell>
          <table:table-cell office:value-type="float" office:value="0.21755">
            <text:p>0,21755</text:p>
          </table:table-cell>
          <table:table-cell office:value-type="float" office:value="-0.000000000054324">
            <text:p>-5,43E-011</text:p>
          </table:table-cell>
          <table:table-cell office:value-type="float" office:value="0.000000000000011286">
            <text:p>1,13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5396">
            <text:p>0,65396</text:p>
          </table:table-cell>
          <table:table-cell office:value-type="float" office:value="0.21794">
            <text:p>0,21794</text:p>
          </table:table-cell>
          <table:table-cell office:value-type="float" office:value="-0.000000000052585">
            <text:p>-5,26E-011</text:p>
          </table:table-cell>
          <table:table-cell office:value-type="float" office:value="0.000000000000012278">
            <text:p>1,23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6399">
            <text:p>0,66399</text:p>
          </table:table-cell>
          <table:table-cell office:value-type="float" office:value="0.21831">
            <text:p>0,21831</text:p>
          </table:table-cell>
          <table:table-cell office:value-type="float" office:value="-0.000000000050746">
            <text:p>-5,07E-011</text:p>
          </table:table-cell>
          <table:table-cell office:value-type="float" office:value="0.000000000000013178">
            <text:p>1,32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7402">
            <text:p>0,67402</text:p>
          </table:table-cell>
          <table:table-cell office:value-type="float" office:value="0.21868">
            <text:p>0,21868</text:p>
          </table:table-cell>
          <table:table-cell office:value-type="float" office:value="-0.000000000048906">
            <text:p>-4,89E-011</text:p>
          </table:table-cell>
          <table:table-cell office:value-type="float" office:value="0.000000000000014078">
            <text:p>1,41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8405">
            <text:p>0,68405</text:p>
          </table:table-cell>
          <table:table-cell office:value-type="float" office:value="0.21904">
            <text:p>0,21904</text:p>
          </table:table-cell>
          <table:table-cell office:value-type="float" office:value="-0.000000000046989">
            <text:p>-4,70E-011</text:p>
          </table:table-cell>
          <table:table-cell office:value-type="float" office:value="0.000000000000014849">
            <text:p>1,48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9408">
            <text:p>0,69408</text:p>
          </table:table-cell>
          <table:table-cell office:value-type="float" office:value="0.21937">
            <text:p>0,21937</text:p>
          </table:table-cell>
          <table:table-cell office:value-type="float" office:value="-0.000000000044881">
            <text:p>-4,49E-011</text:p>
          </table:table-cell>
          <table:table-cell office:value-type="float" office:value="0.000000000000015301">
            <text:p>1,53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0411">
            <text:p>0,70411</text:p>
          </table:table-cell>
          <table:table-cell office:value-type="float" office:value="0.2197">
            <text:p>0,2197</text:p>
          </table:table-cell>
          <table:table-cell office:value-type="float" office:value="-0.000000000042774">
            <text:p>-4,28E-011</text:p>
          </table:table-cell>
          <table:table-cell office:value-type="float" office:value="0.000000000000015754">
            <text:p>1,58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1414">
            <text:p>0,71414</text:p>
          </table:table-cell>
          <table:table-cell office:value-type="float" office:value="0.22003">
            <text:p>0,22003</text:p>
          </table:table-cell>
          <table:table-cell office:value-type="float" office:value="-0.000000000040666">
            <text:p>-4,07E-011</text:p>
          </table:table-cell>
          <table:table-cell office:value-type="float" office:value="0.000000000000016207">
            <text:p>1,62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2417">
            <text:p>0,72417</text:p>
          </table:table-cell>
          <table:table-cell office:value-type="float" office:value="0.22033">
            <text:p>0,22033</text:p>
          </table:table-cell>
          <table:table-cell office:value-type="float" office:value="-0.000000000038489">
            <text:p>-3,85E-011</text:p>
          </table:table-cell>
          <table:table-cell office:value-type="float" office:value="0.00000000000001631">
            <text:p>1,63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342">
            <text:p>0,7342</text:p>
          </table:table-cell>
          <table:table-cell office:value-type="float" office:value="0.22062">
            <text:p>0,22062</text:p>
          </table:table-cell>
          <table:table-cell office:value-type="float" office:value="-0.000000000036288">
            <text:p>-3,63E-011</text:p>
          </table:table-cell>
          <table:table-cell office:value-type="float" office:value="0.000000000000016294">
            <text:p>1,63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4423">
            <text:p>0,74423</text:p>
          </table:table-cell>
          <table:table-cell office:value-type="float" office:value="0.2209">
            <text:p>0,2209</text:p>
          </table:table-cell>
          <table:table-cell office:value-type="float" office:value="-0.000000000034087">
            <text:p>-3,41E-011</text:p>
          </table:table-cell>
          <table:table-cell office:value-type="float" office:value="0.000000000000016278">
            <text:p>1,63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5426">
            <text:p>0,75426</text:p>
          </table:table-cell>
          <table:table-cell office:value-type="float" office:value="0.22119">
            <text:p>0,22119</text:p>
          </table:table-cell>
          <table:table-cell office:value-type="float" office:value="-0.000000000031896">
            <text:p>-3,19E-011</text:p>
          </table:table-cell>
          <table:table-cell office:value-type="float" office:value="0.000000000000016208">
            <text:p>1,62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6429">
            <text:p>0,76429</text:p>
          </table:table-cell>
          <table:table-cell office:value-type="float" office:value="0.22143">
            <text:p>0,22143</text:p>
          </table:table-cell>
          <table:table-cell office:value-type="float" office:value="-0.000000000029779">
            <text:p>-2,98E-011</text:p>
          </table:table-cell>
          <table:table-cell office:value-type="float" office:value="0.000000000000015769">
            <text:p>1,58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7432">
            <text:p>0,77432</text:p>
          </table:table-cell>
          <table:table-cell office:value-type="float" office:value="0.22168">
            <text:p>0,22168</text:p>
          </table:table-cell>
          <table:table-cell office:value-type="float" office:value="-0.000000000027661">
            <text:p>-2,77E-011</text:p>
          </table:table-cell>
          <table:table-cell office:value-type="float" office:value="0.000000000000015331">
            <text:p>1,53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8435">
            <text:p>0,78435</text:p>
          </table:table-cell>
          <table:table-cell office:value-type="float" office:value="0.22192">
            <text:p>0,22192</text:p>
          </table:table-cell>
          <table:table-cell office:value-type="float" office:value="-0.000000000025544">
            <text:p>-2,55E-011</text:p>
          </table:table-cell>
          <table:table-cell office:value-type="float" office:value="0.000000000000014892">
            <text:p>1,49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9438">
            <text:p>0,79438</text:p>
          </table:table-cell>
          <table:table-cell office:value-type="float" office:value="0.22215">
            <text:p>0,22215</text:p>
          </table:table-cell>
          <table:table-cell office:value-type="float" office:value="-0.000000000023532">
            <text:p>-2,35E-011</text:p>
          </table:table-cell>
          <table:table-cell office:value-type="float" office:value="0.000000000000014313">
            <text:p>1,43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0441">
            <text:p>0,80441</text:p>
          </table:table-cell>
          <table:table-cell office:value-type="float" office:value="0.22235">
            <text:p>0,22235</text:p>
          </table:table-cell>
          <table:table-cell office:value-type="float" office:value="-0.000000000021649">
            <text:p>-2,16E-011</text:p>
          </table:table-cell>
          <table:table-cell office:value-type="float" office:value="0.000000000000013565">
            <text:p>1,36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1444">
            <text:p>0,81444</text:p>
          </table:table-cell>
          <table:table-cell office:value-type="float" office:value="0.22256">
            <text:p>0,22256</text:p>
          </table:table-cell>
          <table:table-cell office:value-type="float" office:value="-0.000000000019766">
            <text:p>-1,98E-011</text:p>
          </table:table-cell>
          <table:table-cell office:value-type="float" office:value="0.000000000000012816">
            <text:p>1,28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2447">
            <text:p>0,82447</text:p>
          </table:table-cell>
          <table:table-cell office:value-type="float" office:value="0.22276">
            <text:p>0,22276</text:p>
          </table:table-cell>
          <table:table-cell office:value-type="float" office:value="-0.000000000017884">
            <text:p>-1,79E-011</text:p>
          </table:table-cell>
          <table:table-cell office:value-type="float" office:value="0.000000000000012067">
            <text:p>1,21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345">
            <text:p>0,8345</text:p>
          </table:table-cell>
          <table:table-cell office:value-type="float" office:value="0.22293">
            <text:p>0,22293</text:p>
          </table:table-cell>
          <table:table-cell office:value-type="float" office:value="-0.00000000001624">
            <text:p>-1,62E-011</text:p>
          </table:table-cell>
          <table:table-cell office:value-type="float" office:value="0.000000000000011212">
            <text:p>1,12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4453">
            <text:p>0,84453</text:p>
          </table:table-cell>
          <table:table-cell office:value-type="float" office:value="0.22309">
            <text:p>0,22309</text:p>
          </table:table-cell>
          <table:table-cell office:value-type="float" office:value="-0.000000000014691">
            <text:p>-1,47E-011</text:p>
          </table:table-cell>
          <table:table-cell office:value-type="float" office:value="0.000000000000010313">
            <text:p>1,03E-0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5456">
            <text:p>0,85456</text:p>
          </table:table-cell>
          <table:table-cell office:value-type="float" office:value="0.22325">
            <text:p>0,22325</text:p>
          </table:table-cell>
          <table:table-cell office:value-type="float" office:value="-0.000000000013141">
            <text:p>-1,31E-011</text:p>
          </table:table-cell>
          <table:table-cell office:value-type="float" office:value="9.4152E-015">
            <text:p>9,42E-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6459">
            <text:p>0,86459</text:p>
          </table:table-cell>
          <table:table-cell office:value-type="float" office:value="0.22342">
            <text:p>0,22342</text:p>
          </table:table-cell>
          <table:table-cell office:value-type="float" office:value="-0.000000000011592">
            <text:p>-1,16E-011</text:p>
          </table:table-cell>
          <table:table-cell office:value-type="float" office:value="8.517E-015">
            <text:p>8,52E-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7462">
            <text:p>0,87462</text:p>
          </table:table-cell>
          <table:table-cell office:value-type="float" office:value="0.22354">
            <text:p>0,22354</text:p>
          </table:table-cell>
          <table:table-cell office:value-type="float" office:value="-0.000000000010382">
            <text:p>-1,04E-011</text:p>
          </table:table-cell>
          <table:table-cell office:value-type="float" office:value="7.6459E-015">
            <text:p>7,65E-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8465">
            <text:p>0,88465</text:p>
          </table:table-cell>
          <table:table-cell office:value-type="float" office:value="0.22366">
            <text:p>0,22366</text:p>
          </table:table-cell>
          <table:table-cell office:value-type="float" office:value="-0.0000000000091951">
            <text:p>-9,20E-012</text:p>
          </table:table-cell>
          <table:table-cell office:value-type="float" office:value="6.7767E-015">
            <text:p>6,78E-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9468">
            <text:p>0,89468</text:p>
          </table:table-cell>
          <table:table-cell office:value-type="float" office:value="0.22378">
            <text:p>0,22378</text:p>
          </table:table-cell>
          <table:table-cell office:value-type="float" office:value="-0.0000000000080079">
            <text:p>-8,01E-012</text:p>
          </table:table-cell>
          <table:table-cell office:value-type="float" office:value="5.9074E-015">
            <text:p>5,91E-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0471">
            <text:p>0,90471</text:p>
          </table:table-cell>
          <table:table-cell office:value-type="float" office:value="0.22389">
            <text:p>0,22389</text:p>
          </table:table-cell>
          <table:table-cell office:value-type="float" office:value="-0.0000000000068605">
            <text:p>-6,86E-012</text:p>
          </table:table-cell>
          <table:table-cell office:value-type="float" office:value="5.0622E-015">
            <text:p>5,06E-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1474">
            <text:p>0,91474</text:p>
          </table:table-cell>
          <table:table-cell office:value-type="float" office:value="0.22397">
            <text:p>0,22397</text:p>
          </table:table-cell>
          <table:table-cell office:value-type="float" office:value="-0.0000000000059933">
            <text:p>-5,99E-012</text:p>
          </table:table-cell>
          <table:table-cell office:value-type="float" office:value="4.3855E-015">
            <text:p>4,39E-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2477">
            <text:p>0,92477</text:p>
          </table:table-cell>
          <table:table-cell office:value-type="float" office:value="0.22405">
            <text:p>0,22405</text:p>
          </table:table-cell>
          <table:table-cell office:value-type="float" office:value="-0.0000000000051261">
            <text:p>-5,13E-012</text:p>
          </table:table-cell>
          <table:table-cell office:value-type="float" office:value="3.7088E-015">
            <text:p>3,71E-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348">
            <text:p>0,9348</text:p>
          </table:table-cell>
          <table:table-cell office:value-type="float" office:value="0.22413">
            <text:p>0,22413</text:p>
          </table:table-cell>
          <table:table-cell office:value-type="float" office:value="-0.0000000000042588">
            <text:p>-4,26E-012</text:p>
          </table:table-cell>
          <table:table-cell office:value-type="float" office:value="3.0321E-015">
            <text:p>3,03E-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4483">
            <text:p>0,94483</text:p>
          </table:table-cell>
          <table:table-cell office:value-type="float" office:value="0.2242">
            <text:p>0,2242</text:p>
          </table:table-cell>
          <table:table-cell office:value-type="float" office:value="-0.0000000000034542">
            <text:p>-3,45E-012</text:p>
          </table:table-cell>
          <table:table-cell office:value-type="float" office:value="2.444E-015">
            <text:p>2,44E-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5486">
            <text:p>0,95486</text:p>
          </table:table-cell>
          <table:table-cell office:value-type="float" office:value="0.22423">
            <text:p>0,22423</text:p>
          </table:table-cell>
          <table:table-cell office:value-type="float" office:value="-0.0000000000028063">
            <text:p>-2,81E-012</text:p>
          </table:table-cell>
          <table:table-cell office:value-type="float" office:value="2.078E-015">
            <text:p>2,08E-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6489">
            <text:p>0,96489</text:p>
          </table:table-cell>
          <table:table-cell office:value-type="float" office:value="0.22427">
            <text:p>0,22427</text:p>
          </table:table-cell>
          <table:table-cell office:value-type="float" office:value="-0.0000000000021585">
            <text:p>-2,16E-012</text:p>
          </table:table-cell>
          <table:table-cell office:value-type="float" office:value="1.712E-015">
            <text:p>1,71E-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7492">
            <text:p>0,97492</text:p>
          </table:table-cell>
          <table:table-cell office:value-type="float" office:value="0.22431">
            <text:p>0,22431</text:p>
          </table:table-cell>
          <table:table-cell office:value-type="float" office:value="-0.0000000000015106">
            <text:p>-1,51E-012</text:p>
          </table:table-cell>
          <table:table-cell office:value-type="float" office:value="1.346E-015">
            <text:p>1,35E-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8495">
            <text:p>0,98495</text:p>
          </table:table-cell>
          <table:table-cell office:value-type="float" office:value="0.22433">
            <text:p>0,22433</text:p>
          </table:table-cell>
          <table:table-cell office:value-type="float" office:value="-0.00000000000089792">
            <text:p>-8,98E-013</text:p>
          </table:table-cell>
          <table:table-cell office:value-type="float" office:value="1.1449E-015">
            <text:p>1,14E-0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9498">
            <text:p>0,99498</text:p>
          </table:table-cell>
          <table:table-cell office:value-type="float" office:value="0.22433">
            <text:p>0,22433</text:p>
          </table:table-cell>
          <table:table-cell office:value-type="float" office:value="-0.00000000000033181">
            <text:p>-3,32E-013</text:p>
          </table:table-cell>
          <table:table-cell office:value-type="float" office:value="1.1622E-015">
            <text:p>1,16E-015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7">17/05/2014</text:date>, <text:time>14:2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4T22:46:37</meta:creation-date>
    <dc:date>2014-05-17T14:24:58</dc:date>
    <meta:editing-duration>PT10H8M55S</meta:editing-duration>
    <meta:editing-cycles>16</meta:editing-cycles>
    <meta:generator>LibreOffice/3.4$Unix LibreOffice_project/340m1$Build-502</meta:generator>
    <meta:document-statistic meta:table-count="7" meta:cell-count="656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6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8.994cm" xlink:href=".." xlink:type="simple" chart:class="chart:scatter" chart:style-name="ch1">
        <chart:subtitle svg:x="7.545cm" svg:y="0.494cm" chart:style-name="ch2">
          <text:p>VDF</text:p>
        </chart:subtitle>
        <chart:legend svg:x="11.119cm" svg:y="4.951cm" style:legend-expansion="custom" chartooo:width="2.859cm" chartooo:height="1.597cm" style:legend-expansion-aspect-ratio="1.79023168440827" chart:style-name="ch3"/>
        <chart:plot-area chart:style-name="ch4" table:cell-range-address="'Launder-Sharma'.D4:'Launder-Sharma'.G103" svg:x="1.339cm" svg:y="1.501cm" svg:width="14.25cm" svg:height="6.341cm">
          <chartooo:coordinate-region svg:x="3.391cm" svg:y="1.701cm" svg:width="11.305cm" svg:height="5.493cm"/>
          <chart:axis chart:dimension="x" chart:name="primary-x" chart:style-name="ch5">
            <chart:title svg:x="8.227cm" svg:y="8.021cm" chart:style-name="ch6">
              <text:p>y+</text:p>
            </chart:title>
          </chart:axis>
          <chart:axis chart:dimension="y" chart:name="primary-y" chart:style-name="ch7">
            <chart:title svg:x="0.469cm" svg:y="4.908cm" chart:style-name="ch8">
              <text:p>u+</text:p>
            </chart:title>
            <chart:grid chart:style-name="ch9" chart:class="major"/>
          </chart:axis>
          <chart:series chart:style-name="ch10" chart:values-cell-range-address="'Launder-Sharma'.E4:'Launder-Sharma'.E103" chart:class="chart:scatter">
            <chart:domain table:cell-range-address="'Launder-Sharma'.D4:'Launder-Sharma'.D103"/>
            <chart:data-point chart:repeated="100"/>
          </chart:series>
          <chart:series chart:style-name="ch11" chart:values-cell-range-address="'Launder-Sharma'.F4:'Launder-Sharma'.F103" chart:class="chart:scatter">
            <chart:data-point chart:repeated="100"/>
          </chart:series>
          <chart:series chart:style-name="ch12" chart:values-cell-range-address="'Launder-Sharma'.G4:'Launder-Sharma'.G103" chart:class="chart:scatte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  <table:table-cell office:value-type="string">
                <text:p>Colonne F</text:p>
              </table:table-cell>
              <table:table-cell office:value-type="string">
                <text:p>Colonn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1356573">
                <text:p>0.231356573</text:p>
                <draw:g>
                  <svg:desc>'Launder-Sharma'.D4:'Launder-Sharma'.D103</svg:desc>
                </draw:g>
              </table:table-cell>
              <table:table-cell office:value-type="float" office:value="0.231193238434164">
                <text:p>0.231193238434164</text:p>
                <draw:g>
                  <svg:desc>'Launder-Sharma'.E4:'Launder-Sharma'.E103</svg:desc>
                </draw:g>
              </table:table-cell>
              <table:table-cell office:value-type="float" office:value="0.231356573">
                <text:p>0.231356573</text:p>
                <draw:g>
                  <svg:desc>'Launder-Sharma'.F4:'Launder-Sharma'.F103</svg:desc>
                </draw:g>
              </table:table-cell>
              <table:table-cell office:value-type="float" office:value="NaN">
                <text:p>NaN</text:p>
                <draw:g>
                  <svg:desc>'Launder-Sharma'.G4:'Launder-Sharma'.G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010107">
                <text:p>0.7010107</text:p>
              </table:table-cell>
              <table:table-cell office:value-type="float" office:value="0.69973665480427">
                <text:p>0.69973665480427</text:p>
              </table:table-cell>
              <table:table-cell office:value-type="float" office:value="0.7010107">
                <text:p>0.7010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8475501">
                <text:p>1.18475501</text:p>
              </table:table-cell>
              <table:table-cell office:value-type="float" office:value="1.18149110320285">
                <text:p>1.18149110320285</text:p>
              </table:table-cell>
              <table:table-cell office:value-type="float" office:value="1.18475501">
                <text:p>1.18475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8301016">
                <text:p>1.68301016</text:p>
              </table:table-cell>
              <table:table-cell office:value-type="float" office:value="1.67674377224199">
                <text:p>1.67674377224199</text:p>
              </table:table-cell>
              <table:table-cell office:value-type="float" office:value="1.68301016">
                <text:p>1.68301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962117">
                <text:p>2.1962117</text:p>
              </table:table-cell>
              <table:table-cell office:value-type="float" office:value="2.18574733096085">
                <text:p>2.18574733096085</text:p>
              </table:table-cell>
              <table:table-cell office:value-type="float" office:value="2.1962117">
                <text:p>2.1962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2481204">
                <text:p>2.72481204</text:p>
              </table:table-cell>
              <table:table-cell office:value-type="float" office:value="2.70866548042705">
                <text:p>2.70866548042705</text:p>
              </table:table-cell>
              <table:table-cell office:value-type="float" office:value="2.72481204">
                <text:p>2.72481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692664">
                <text:p>3.2692664</text:p>
              </table:table-cell>
              <table:table-cell office:value-type="float" office:value="3.2455231316726">
                <text:p>3.2455231316726</text:p>
              </table:table-cell>
              <table:table-cell office:value-type="float" office:value="3.2692664">
                <text:p>3.2692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00581">
                <text:p>3.8300581</text:p>
              </table:table-cell>
              <table:table-cell office:value-type="float" office:value="3.79608540925267">
                <text:p>3.79608540925267</text:p>
              </table:table-cell>
              <table:table-cell office:value-type="float" office:value="3.8300581">
                <text:p>3.8300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076817">
                <text:p>4.4076817</text:p>
              </table:table-cell>
              <table:table-cell office:value-type="float" office:value="4.35967971530249">
                <text:p>4.35967971530249</text:p>
              </table:table-cell>
              <table:table-cell office:value-type="float" office:value="4.4076817">
                <text:p>4.4076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0026149">
                <text:p>5.0026149</text:p>
              </table:table-cell>
              <table:table-cell office:value-type="float" office:value="4.93476868327402">
                <text:p>4.93476868327402</text:p>
              </table:table-cell>
              <table:table-cell office:value-type="float" office:value="5.0026149">
                <text:p>5.0026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6154197">
                <text:p>5.6154197</text:p>
              </table:table-cell>
              <table:table-cell office:value-type="float" office:value="5.51846975088968">
                <text:p>5.51846975088968</text:p>
              </table:table-cell>
              <table:table-cell office:value-type="float" office:value="5.6154197">
                <text:p>5.6154197</text:p>
              </table:table-cell>
              <table:table-cell office:value-type="float" office:value="9.20857641856717">
                <text:p>9.208576418567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2465738">
                <text:p>6.2465738</text:p>
              </table:table-cell>
              <table:table-cell office:value-type="float" office:value="6.10572953736655">
                <text:p>6.10572953736655</text:p>
              </table:table-cell>
              <table:table-cell office:value-type="float" office:value="6.2465738">
                <text:p>6.2465738</text:p>
              </table:table-cell>
              <table:table-cell office:value-type="float" office:value="9.46837346691741">
                <text:p>9.468373466917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8966954">
                <text:p>6.8966954</text:p>
              </table:table-cell>
              <table:table-cell office:value-type="float" office:value="6.68896797153025">
                <text:p>6.68896797153025</text:p>
              </table:table-cell>
              <table:table-cell office:value-type="float" office:value="6.8966954">
                <text:p>6.8966954</text:p>
              </table:table-cell>
              <table:table-cell office:value-type="float" office:value="9.70985943742575">
                <text:p>9.709859437425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5663184">
                <text:p>7.5663184</text:p>
              </table:table-cell>
              <table:table-cell office:value-type="float" office:value="7.25871886120996">
                <text:p>7.25871886120996</text:p>
              </table:table-cell>
              <table:table-cell office:value-type="float" office:value="7.5663184">
                <text:p>7.5663184</text:p>
              </table:table-cell>
              <table:table-cell office:value-type="float" office:value="9.93586977641044">
                <text:p>9.935869776410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2560048">
                <text:p>8.2560048</text:p>
              </table:table-cell>
              <table:table-cell office:value-type="float" office:value="7.80569395017793">
                <text:p>7.80569395017793</text:p>
              </table:table-cell>
              <table:table-cell office:value-type="float" office:value="8.2560048">
                <text:p>8.2560048</text:p>
              </table:table-cell>
              <table:table-cell office:value-type="float" office:value="10.1486360734985">
                <text:p>10.14863607349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9664009">
                <text:p>8.9664009</text:p>
              </table:table-cell>
              <table:table-cell office:value-type="float" office:value="8.32306049822064">
                <text:p>8.32306049822064</text:p>
              </table:table-cell>
              <table:table-cell office:value-type="float" office:value="8.9664009">
                <text:p>8.9664009</text:p>
              </table:table-cell>
              <table:table-cell office:value-type="float" office:value="10.3499618490127">
                <text:p>10.34996184901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6981249">
                <text:p>9.6981249</text:p>
              </table:table-cell>
              <table:table-cell office:value-type="float" office:value="8.80729537366548">
                <text:p>8.80729537366548</text:p>
              </table:table-cell>
              <table:table-cell office:value-type="float" office:value="9.6981249">
                <text:p>9.6981249</text:p>
              </table:table-cell>
              <table:table-cell office:value-type="float" office:value="10.5412989208399">
                <text:p>10.54129892083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4517669">
                <text:p>10.4517669</text:p>
              </table:table-cell>
              <table:table-cell office:value-type="float" office:value="9.25772241992882">
                <text:p>9.25772241992882</text:p>
              </table:table-cell>
              <table:table-cell office:value-type="float" office:value="10.4517669">
                <text:p>10.4517669</text:p>
              </table:table-cell>
              <table:table-cell office:value-type="float" office:value="10.72383181819">
                <text:p>10.723831818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2280294">
                <text:p>11.2280294</text:p>
              </table:table-cell>
              <table:table-cell office:value-type="float" office:value="9.67555160142349">
                <text:p>9.67555160142349</text:p>
              </table:table-cell>
              <table:table-cell office:value-type="float" office:value="NaN">
                <text:p>NaN</text:p>
              </table:table-cell>
              <table:table-cell office:value-type="float" office:value="10.8985689681709">
                <text:p>10.89856896817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0275868">
                <text:p>12.0275868</text:p>
              </table:table-cell>
              <table:table-cell office:value-type="float" office:value="10.0629537366548">
                <text:p>10.0629537366548</text:p>
              </table:table-cell>
              <table:table-cell office:value-type="float" office:value="NaN">
                <text:p>NaN</text:p>
              </table:table-cell>
              <table:table-cell office:value-type="float" office:value="11.0663485642934">
                <text:p>11.06634856429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8511416">
                <text:p>12.8511416</text:p>
              </table:table-cell>
              <table:table-cell office:value-type="float" office:value="10.4225622775801">
                <text:p>10.4225622775801</text:p>
              </table:table-cell>
              <table:table-cell office:value-type="float" office:value="NaN">
                <text:p>NaN</text:p>
              </table:table-cell>
              <table:table-cell office:value-type="float" office:value="11.2278845069807">
                <text:p>11.22788450698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6993682">
                <text:p>13.6993682</text:p>
              </table:table-cell>
              <table:table-cell office:value-type="float" office:value="10.7570818505338">
                <text:p>10.7570818505338</text:p>
              </table:table-cell>
              <table:table-cell office:value-type="float" office:value="NaN">
                <text:p>NaN</text:p>
              </table:table-cell>
              <table:table-cell office:value-type="float" office:value="11.3837797926399">
                <text:p>11.38377979263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5730815">
                <text:p>14.5730815</text:p>
              </table:table-cell>
              <table:table-cell office:value-type="float" office:value="11.0691103202847">
                <text:p>11.0691103202847</text:p>
              </table:table-cell>
              <table:table-cell office:value-type="float" office:value="NaN">
                <text:p>NaN</text:p>
              </table:table-cell>
              <table:table-cell office:value-type="float" office:value="11.5345758391953">
                <text:p>11.53457583919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472984">
                <text:p>15.472984</text:p>
              </table:table-cell>
              <table:table-cell office:value-type="float" office:value="11.3610320284697">
                <text:p>11.3610320284697</text:p>
              </table:table-cell>
              <table:table-cell office:value-type="float" office:value="NaN">
                <text:p>NaN</text:p>
              </table:table-cell>
              <table:table-cell office:value-type="float" office:value="11.6807208181651">
                <text:p>11.68072081816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3998906">
                <text:p>16.3998906</text:p>
              </table:table-cell>
              <table:table-cell office:value-type="float" office:value="11.6350533807829">
                <text:p>11.6350533807829</text:p>
              </table:table-cell>
              <table:table-cell office:value-type="float" office:value="NaN">
                <text:p>NaN</text:p>
              </table:table-cell>
              <table:table-cell office:value-type="float" office:value="11.8226211318932">
                <text:p>11.82262113189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.3545881">
                <text:p>17.3545881</text:p>
              </table:table-cell>
              <table:table-cell office:value-type="float" office:value="11.8930604982206">
                <text:p>11.8930604982206</text:p>
              </table:table-cell>
              <table:table-cell office:value-type="float" office:value="NaN">
                <text:p>NaN</text:p>
              </table:table-cell>
              <table:table-cell office:value-type="float" office:value="11.9606266225312">
                <text:p>11.96062662253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.3379476">
                <text:p>18.3379476</text:p>
              </table:table-cell>
              <table:table-cell office:value-type="float" office:value="12.1368683274021">
                <text:p>12.1368683274021</text:p>
              </table:table-cell>
              <table:table-cell office:value-type="float" office:value="NaN">
                <text:p>NaN</text:p>
              </table:table-cell>
              <table:table-cell office:value-type="float" office:value="12.0950550052906">
                <text:p>12.09505500529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.350784">
                <text:p>19.350784</text:p>
              </table:table-cell>
              <table:table-cell office:value-type="float" office:value="12.3679359430605">
                <text:p>12.3679359430605</text:p>
              </table:table-cell>
              <table:table-cell office:value-type="float" office:value="NaN">
                <text:p>NaN</text:p>
              </table:table-cell>
              <table:table-cell office:value-type="float" office:value="12.2261778913436">
                <text:p>12.22617789134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.3940246">
                <text:p>20.3940246</text:p>
              </table:table-cell>
              <table:table-cell office:value-type="float" office:value="12.5876512455516">
                <text:p>12.5876512455516</text:p>
              </table:table-cell>
              <table:table-cell office:value-type="float" office:value="NaN">
                <text:p>NaN</text:p>
              </table:table-cell>
              <table:table-cell office:value-type="float" office:value="12.3542486492157">
                <text:p>12.35424864921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.4685686">
                <text:p>21.4685686</text:p>
              </table:table-cell>
              <table:table-cell office:value-type="float" office:value="12.7972241992883">
                <text:p>12.7972241992883</text:p>
              </table:table-cell>
              <table:table-cell office:value-type="float" office:value="NaN">
                <text:p>NaN</text:p>
              </table:table-cell>
              <table:table-cell office:value-type="float" office:value="12.4794876582839">
                <text:p>12.47948765828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.5753433">
                <text:p>22.5753433</text:p>
              </table:table-cell>
              <table:table-cell office:value-type="float" office:value="12.997615658363">
                <text:p>12.997615658363</text:p>
              </table:table-cell>
              <table:table-cell office:value-type="float" office:value="NaN">
                <text:p>NaN</text:p>
              </table:table-cell>
              <table:table-cell office:value-type="float" office:value="12.6020934299388">
                <text:p>12.60209342993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.7153041">
                <text:p>23.7153041</text:p>
              </table:table-cell>
              <table:table-cell office:value-type="float" office:value="13.1898220640569">
                <text:p>13.1898220640569</text:p>
              </table:table-cell>
              <table:table-cell office:value-type="float" office:value="NaN">
                <text:p>NaN</text:p>
              </table:table-cell>
              <table:table-cell office:value-type="float" office:value="12.7222453228172">
                <text:p>12.72224532281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.8894907">
                <text:p>24.8894907</text:p>
              </table:table-cell>
              <table:table-cell office:value-type="float" office:value="13.3746263345196">
                <text:p>13.3746263345196</text:p>
              </table:table-cell>
              <table:table-cell office:value-type="float" office:value="NaN">
                <text:p>NaN</text:p>
              </table:table-cell>
              <table:table-cell office:value-type="float" office:value="12.8401113515542">
                <text:p>12.84011135155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.0988866">
                <text:p>26.0988866</text:p>
              </table:table-cell>
              <table:table-cell office:value-type="float" office:value="13.5527758007117">
                <text:p>13.5527758007117</text:p>
              </table:table-cell>
              <table:table-cell office:value-type="float" office:value="NaN">
                <text:p>NaN</text:p>
              </table:table-cell>
              <table:table-cell office:value-type="float" office:value="12.9558357424754">
                <text:p>12.95583574247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3445596">
                <text:p>27.3445596</text:p>
              </table:table-cell>
              <table:table-cell office:value-type="float" office:value="13.7248398576512">
                <text:p>13.7248398576512</text:p>
              </table:table-cell>
              <table:table-cell office:value-type="float" office:value="NaN">
                <text:p>NaN</text:p>
              </table:table-cell>
              <table:table-cell office:value-type="float" office:value="13.0695551008491">
                <text:p>13.06955510084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.627718">
                <text:p>28.627718</text:p>
              </table:table-cell>
              <table:table-cell office:value-type="float" office:value="13.8914590747331">
                <text:p>13.8914590747331</text:p>
              </table:table-cell>
              <table:table-cell office:value-type="float" office:value="NaN">
                <text:p>NaN</text:p>
              </table:table-cell>
              <table:table-cell office:value-type="float" office:value="13.1814034373947">
                <text:p>13.18140343739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.949261">
                <text:p>29.949261</text:p>
              </table:table-cell>
              <table:table-cell office:value-type="float" office:value="14.0530960854093">
                <text:p>14.0530960854093</text:p>
              </table:table-cell>
              <table:table-cell office:value-type="float" office:value="NaN">
                <text:p>NaN</text:p>
              </table:table-cell>
              <table:table-cell office:value-type="float" office:value="13.2914747556088">
                <text:p>13.29147475560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.310425">
                <text:p>31.310425</text:p>
              </table:table-cell>
              <table:table-cell office:value-type="float" office:value="14.2101779359431">
                <text:p>14.2101779359431</text:p>
              </table:table-cell>
              <table:table-cell office:value-type="float" office:value="NaN">
                <text:p>NaN</text:p>
              </table:table-cell>
              <table:table-cell office:value-type="float" office:value="13.3998807541079">
                <text:p>13.39988075410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.712334">
                <text:p>32.712334</text:p>
              </table:table-cell>
              <table:table-cell office:value-type="float" office:value="14.3631316725979">
                <text:p>14.3631316725979</text:p>
              </table:table-cell>
              <table:table-cell office:value-type="float" office:value="NaN">
                <text:p>NaN</text:p>
              </table:table-cell>
              <table:table-cell office:value-type="float" office:value="13.50671266666">
                <text:p>13.506712666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.156393">
                <text:p>34.156393</text:p>
              </table:table-cell>
              <table:table-cell office:value-type="float" office:value="14.5123131672598">
                <text:p>14.5123131672598</text:p>
              </table:table-cell>
              <table:table-cell office:value-type="float" office:value="NaN">
                <text:p>NaN</text:p>
              </table:table-cell>
              <table:table-cell office:value-type="float" office:value="13.6120726146593">
                <text:p>13.61207261465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.643726">
                <text:p>35.643726</text:p>
              </table:table-cell>
              <table:table-cell office:value-type="float" office:value="14.6580071174377">
                <text:p>14.6580071174377</text:p>
              </table:table-cell>
              <table:table-cell office:value-type="float" office:value="NaN">
                <text:p>NaN</text:p>
              </table:table-cell>
              <table:table-cell office:value-type="float" office:value="13.716032055104">
                <text:p>13.7160320551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.175738">
                <text:p>37.175738</text:p>
              </table:table-cell>
              <table:table-cell office:value-type="float" office:value="14.8005338078292">
                <text:p>14.8005338078292</text:p>
              </table:table-cell>
              <table:table-cell office:value-type="float" office:value="NaN">
                <text:p>NaN</text:p>
              </table:table-cell>
              <table:table-cell office:value-type="float" office:value="13.8186740102446">
                <text:p>13.81867401024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.753834">
                <text:p>38.753834</text:p>
              </table:table-cell>
              <table:table-cell office:value-type="float" office:value="14.9401423487544">
                <text:p>14.9401423487544</text:p>
              </table:table-cell>
              <table:table-cell office:value-type="float" office:value="NaN">
                <text:p>NaN</text:p>
              </table:table-cell>
              <table:table-cell office:value-type="float" office:value="13.920072421562">
                <text:p>13.9200724215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.379138">
                <text:p>40.379138</text:p>
              </table:table-cell>
              <table:table-cell office:value-type="float" office:value="15.0770462633452">
                <text:p>15.0770462633452</text:p>
              </table:table-cell>
              <table:table-cell office:value-type="float" office:value="NaN">
                <text:p>NaN</text:p>
              </table:table-cell>
              <table:table-cell office:value-type="float" office:value="14.0202762572079">
                <text:p>14.02027625720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.053336">
                <text:p>42.053336</text:p>
              </table:table-cell>
              <table:table-cell office:value-type="float" office:value="15.2114946619217">
                <text:p>15.2114946619217</text:p>
              </table:table-cell>
              <table:table-cell office:value-type="float" office:value="NaN">
                <text:p>NaN</text:p>
              </table:table-cell>
              <table:table-cell office:value-type="float" office:value="14.1193627253615">
                <text:p>14.11936272536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.777552">
                <text:p>43.777552</text:p>
              </table:table-cell>
              <table:table-cell office:value-type="float" office:value="15.3436298932384">
                <text:p>15.3436298932384</text:p>
              </table:table-cell>
              <table:table-cell office:value-type="float" office:value="NaN">
                <text:p>NaN</text:p>
              </table:table-cell>
              <table:table-cell office:value-type="float" office:value="14.2173687185073">
                <text:p>14.21736871850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.553753">
                <text:p>45.553753</text:p>
              </table:table-cell>
              <table:table-cell office:value-type="float" office:value="15.473665480427">
                <text:p>15.473665480427</text:p>
              </table:table-cell>
              <table:table-cell office:value-type="float" office:value="NaN">
                <text:p>NaN</text:p>
              </table:table-cell>
              <table:table-cell office:value-type="float" office:value="14.3143732031381">
                <text:p>14.31437320313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.383063">
                <text:p>47.383063</text:p>
              </table:table-cell>
              <table:table-cell office:value-type="float" office:value="15.601743772242">
                <text:p>15.601743772242</text:p>
              </table:table-cell>
              <table:table-cell office:value-type="float" office:value="NaN">
                <text:p>NaN</text:p>
              </table:table-cell>
              <table:table-cell office:value-type="float" office:value="14.4104020589553">
                <text:p>14.41040205895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.267168">
                <text:p>49.267168</text:p>
              </table:table-cell>
              <table:table-cell office:value-type="float" office:value="15.7280427046263">
                <text:p>15.7280427046263</text:p>
              </table:table-cell>
              <table:table-cell office:value-type="float" office:value="NaN">
                <text:p>NaN</text:p>
              </table:table-cell>
              <table:table-cell office:value-type="float" office:value="14.5055070627015">
                <text:p>14.50550706270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.207754">
                <text:p>51.207754</text:p>
              </table:table-cell>
              <table:table-cell office:value-type="float" office:value="15.8526334519573">
                <text:p>15.8526334519573</text:p>
              </table:table-cell>
              <table:table-cell office:value-type="float" office:value="NaN">
                <text:p>NaN</text:p>
              </table:table-cell>
              <table:table-cell office:value-type="float" office:value="14.5997340631495">
                <text:p>14.59973406314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.206788">
                <text:p>53.206788</text:p>
              </table:table-cell>
              <table:table-cell office:value-type="float" office:value="15.9756583629893">
                <text:p>15.9756583629893</text:p>
              </table:table-cell>
              <table:table-cell office:value-type="float" office:value="NaN">
                <text:p>NaN</text:p>
              </table:table-cell>
              <table:table-cell office:value-type="float" office:value="14.6931365419345">
                <text:p>14.69313654193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.265675">
                <text:p>55.265675</text:p>
              </table:table-cell>
              <table:table-cell office:value-type="float" office:value="16.0972241992883">
                <text:p>16.0972241992883</text:p>
              </table:table-cell>
              <table:table-cell office:value-type="float" office:value="NaN">
                <text:p>NaN</text:p>
              </table:table-cell>
              <table:table-cell office:value-type="float" office:value="14.7857366111388">
                <text:p>14.78573661113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.386382">
                <text:p>57.386382</text:p>
              </table:table-cell>
              <table:table-cell office:value-type="float" office:value="16.2174377224199">
                <text:p>16.2174377224199</text:p>
              </table:table-cell>
              <table:table-cell office:value-type="float" office:value="NaN">
                <text:p>NaN</text:p>
              </table:table-cell>
              <table:table-cell office:value-type="float" office:value="14.8775781165638">
                <text:p>14.87757811656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.570876">
                <text:p>59.570876</text:p>
              </table:table-cell>
              <table:table-cell office:value-type="float" office:value="16.3364056939502">
                <text:p>16.3364056939502</text:p>
              </table:table-cell>
              <table:table-cell office:value-type="float" office:value="NaN">
                <text:p>NaN</text:p>
              </table:table-cell>
              <table:table-cell office:value-type="float" office:value="14.9686995046856">
                <text:p>14.96869950468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1.820562">
                <text:p>61.820562</text:p>
              </table:table-cell>
              <table:table-cell office:value-type="float" office:value="16.4541992882562">
                <text:p>16.4541992882562</text:p>
              </table:table-cell>
              <table:table-cell office:value-type="float" office:value="NaN">
                <text:p>NaN</text:p>
              </table:table-cell>
              <table:table-cell office:value-type="float" office:value="15.0591122623701">
                <text:p>15.05911226237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.137969">
                <text:p>64.137969</text:p>
              </table:table-cell>
              <table:table-cell office:value-type="float" office:value="16.5708540925267">
                <text:p>16.5708540925267</text:p>
              </table:table-cell>
              <table:table-cell office:value-type="float" office:value="NaN">
                <text:p>NaN</text:p>
              </table:table-cell>
              <table:table-cell office:value-type="float" office:value="15.148869582088">
                <text:p>15.1488695820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.524783">
                <text:p>66.524783</text:p>
              </table:table-cell>
              <table:table-cell office:value-type="float" office:value="16.686512455516">
                <text:p>16.686512455516</text:p>
              </table:table-cell>
              <table:table-cell office:value-type="float" office:value="NaN">
                <text:p>NaN</text:p>
              </table:table-cell>
              <table:table-cell office:value-type="float" office:value="15.2379867193337">
                <text:p>15.23798671933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.983252">
                <text:p>68.983252</text:p>
              </table:table-cell>
              <table:table-cell office:value-type="float" office:value="16.8011743772242">
                <text:p>16.8011743772242</text:p>
              </table:table-cell>
              <table:table-cell office:value-type="float" office:value="NaN">
                <text:p>NaN</text:p>
              </table:table-cell>
              <table:table-cell office:value-type="float" office:value="15.3264969524322">
                <text:p>15.32649695243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1.515343">
                <text:p>71.515343</text:p>
              </table:table-cell>
              <table:table-cell office:value-type="float" office:value="16.9149466192171">
                <text:p>16.9149466192171</text:p>
              </table:table-cell>
              <table:table-cell office:value-type="float" office:value="NaN">
                <text:p>NaN</text:p>
              </table:table-cell>
              <table:table-cell office:value-type="float" office:value="15.4144195465658">
                <text:p>15.41441954656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.123585">
                <text:p>74.123585</text:p>
              </table:table-cell>
              <table:table-cell office:value-type="float" office:value="17.0278291814947">
                <text:p>17.0278291814947</text:p>
              </table:table-cell>
              <table:table-cell office:value-type="float" office:value="NaN">
                <text:p>NaN</text:p>
              </table:table-cell>
              <table:table-cell office:value-type="float" office:value="15.5017896774625">
                <text:p>15.5017896774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.809945">
                <text:p>76.809945</text:p>
              </table:table-cell>
              <table:table-cell office:value-type="float" office:value="17.1398932384342">
                <text:p>17.1398932384342</text:p>
              </table:table-cell>
              <table:table-cell office:value-type="float" office:value="NaN">
                <text:p>NaN</text:p>
              </table:table-cell>
              <table:table-cell office:value-type="float" office:value="15.5886198145311">
                <text:p>15.58861981453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9.576952">
                <text:p>79.576952</text:p>
              </table:table-cell>
              <table:table-cell office:value-type="float" office:value="17.2512099644128">
                <text:p>17.2512099644128</text:p>
              </table:table-cell>
              <table:table-cell office:value-type="float" office:value="NaN">
                <text:p>NaN</text:p>
              </table:table-cell>
              <table:table-cell office:value-type="float" office:value="15.6749378126454">
                <text:p>15.67493781264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2.427135">
                <text:p>82.427135</text:p>
              </table:table-cell>
              <table:table-cell office:value-type="float" office:value="17.361743772242">
                <text:p>17.361743772242</text:p>
              </table:table-cell>
              <table:table-cell office:value-type="float" office:value="NaN">
                <text:p>NaN</text:p>
              </table:table-cell>
              <table:table-cell office:value-type="float" office:value="15.7607675389214">
                <text:p>15.76076753892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5.362461">
                <text:p>85.362461</text:p>
              </table:table-cell>
              <table:table-cell office:value-type="float" office:value="17.4715658362989">
                <text:p>17.4715658362989</text:p>
              </table:table-cell>
              <table:table-cell office:value-type="float" office:value="NaN">
                <text:p>NaN</text:p>
              </table:table-cell>
              <table:table-cell office:value-type="float" office:value="15.8461132619805">
                <text:p>15.84611326198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8.386302">
                <text:p>88.386302</text:p>
              </table:table-cell>
              <table:table-cell office:value-type="float" office:value="17.5807117437722">
                <text:p>17.5807117437722</text:p>
              </table:table-cell>
              <table:table-cell office:value-type="float" office:value="NaN">
                <text:p>NaN</text:p>
              </table:table-cell>
              <table:table-cell office:value-type="float" office:value="15.9310170802091">
                <text:p>15.93101708020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1.500344">
                <text:p>91.500344</text:p>
              </table:table-cell>
              <table:table-cell office:value-type="float" office:value="17.6892170818505">
                <text:p>17.6892170818505</text:p>
              </table:table-cell>
              <table:table-cell office:value-type="float" office:value="NaN">
                <text:p>NaN</text:p>
              </table:table-cell>
              <table:table-cell office:value-type="float" office:value="16.0154700776518">
                <text:p>16.01547007765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4.70824">
                <text:p>94.70824</text:p>
              </table:table-cell>
              <table:table-cell office:value-type="float" office:value="17.7970462633452">
                <text:p>17.7970462633452</text:p>
              </table:table-cell>
              <table:table-cell office:value-type="float" office:value="NaN">
                <text:p>NaN</text:p>
              </table:table-cell>
              <table:table-cell office:value-type="float" office:value="16.0995146537131">
                <text:p>16.09951465371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8.012238">
                <text:p>98.012238</text:p>
              </table:table-cell>
              <table:table-cell office:value-type="float" office:value="17.9041992882562">
                <text:p>17.9041992882562</text:p>
              </table:table-cell>
              <table:table-cell office:value-type="float" office:value="NaN">
                <text:p>NaN</text:p>
              </table:table-cell>
              <table:table-cell office:value-type="float" office:value="16.1831520693294">
                <text:p>16.18315206932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1.415148">
                <text:p>101.415148</text:p>
              </table:table-cell>
              <table:table-cell office:value-type="float" office:value="18.0107473309609">
                <text:p>18.0107473309609</text:p>
              </table:table-cell>
              <table:table-cell office:value-type="float" office:value="NaN">
                <text:p>NaN</text:p>
              </table:table-cell>
              <table:table-cell office:value-type="float" office:value="16.2663962647802">
                <text:p>16.26639626478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4.920342">
                <text:p>104.920342</text:p>
              </table:table-cell>
              <table:table-cell office:value-type="float" office:value="18.1166548042705">
                <text:p>18.1166548042705</text:p>
              </table:table-cell>
              <table:table-cell office:value-type="float" office:value="NaN">
                <text:p>NaN</text:p>
              </table:table-cell>
              <table:table-cell office:value-type="float" office:value="16.349271742975">
                <text:p>16.3492717429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8.53063">
                <text:p>108.53063</text:p>
              </table:table-cell>
              <table:table-cell office:value-type="float" office:value="18.2218861209964">
                <text:p>18.2218861209964</text:p>
              </table:table-cell>
              <table:table-cell office:value-type="float" office:value="NaN">
                <text:p>NaN</text:p>
              </table:table-cell>
              <table:table-cell office:value-type="float" office:value="16.4317864324089">
                <text:p>16.43178643240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2.249384">
                <text:p>112.249384</text:p>
              </table:table-cell>
              <table:table-cell office:value-type="float" office:value="18.3264768683274">
                <text:p>18.3264768683274</text:p>
              </table:table-cell>
              <table:table-cell office:value-type="float" office:value="NaN">
                <text:p>NaN</text:p>
              </table:table-cell>
              <table:table-cell office:value-type="float" office:value="16.5139586313579">
                <text:p>16.51395863135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6.079695">
                <text:p>116.079695</text:p>
              </table:table-cell>
              <table:table-cell office:value-type="float" office:value="18.4303558718861">
                <text:p>18.4303558718861</text:p>
              </table:table-cell>
              <table:table-cell office:value-type="float" office:value="NaN">
                <text:p>NaN</text:p>
              </table:table-cell>
              <table:table-cell office:value-type="float" office:value="16.5957975148151">
                <text:p>16.59579751481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0.024654">
                <text:p>120.024654</text:p>
              </table:table-cell>
              <table:table-cell office:value-type="float" office:value="18.5335231316726">
                <text:p>18.5335231316726</text:p>
              </table:table-cell>
              <table:table-cell office:value-type="float" office:value="NaN">
                <text:p>NaN</text:p>
              </table:table-cell>
              <table:table-cell office:value-type="float" office:value="16.6773101748295">
                <text:p>16.67731017482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4.088195">
                <text:p>124.088195</text:p>
              </table:table-cell>
              <table:table-cell office:value-type="float" office:value="18.6359430604982">
                <text:p>18.6359430604982</text:p>
              </table:table-cell>
              <table:table-cell office:value-type="float" office:value="NaN">
                <text:p>NaN</text:p>
              </table:table-cell>
              <table:table-cell office:value-type="float" office:value="16.758518445821">
                <text:p>16.7585184458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8.273409">
                <text:p>128.273409</text:p>
              </table:table-cell>
              <table:table-cell office:value-type="float" office:value="18.7375444839858">
                <text:p>18.7375444839858</text:p>
              </table:table-cell>
              <table:table-cell office:value-type="float" office:value="NaN">
                <text:p>NaN</text:p>
              </table:table-cell>
              <table:table-cell office:value-type="float" office:value="16.8394243749043">
                <text:p>16.83942437490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2.584511">
                <text:p>132.584511</text:p>
              </table:table-cell>
              <table:table-cell office:value-type="float" office:value="18.8382918149466">
                <text:p>18.8382918149466</text:p>
              </table:table-cell>
              <table:table-cell office:value-type="float" office:value="NaN">
                <text:p>NaN</text:p>
              </table:table-cell>
              <table:table-cell office:value-type="float" office:value="16.9200494170102">
                <text:p>16.92004941701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7.024592">
                <text:p>137.024592</text:p>
              </table:table-cell>
              <table:table-cell office:value-type="float" office:value="18.9380782918149">
                <text:p>18.9380782918149</text:p>
              </table:table-cell>
              <table:table-cell office:value-type="float" office:value="NaN">
                <text:p>NaN</text:p>
              </table:table-cell>
              <table:table-cell office:value-type="float" office:value="17.0003912521193">
                <text:p>17.00039125211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1.598148">
                <text:p>141.598148</text:p>
              </table:table-cell>
              <table:table-cell office:value-type="float" office:value="19.0368327402135">
                <text:p>19.0368327402135</text:p>
              </table:table-cell>
              <table:table-cell office:value-type="float" office:value="NaN">
                <text:p>NaN</text:p>
              </table:table-cell>
              <table:table-cell office:value-type="float" office:value="17.0804709806782">
                <text:p>17.08047098067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6.308832">
                <text:p>146.308832</text:p>
              </table:table-cell>
              <table:table-cell office:value-type="float" office:value="19.1344483985765">
                <text:p>19.1344483985765</text:p>
              </table:table-cell>
              <table:table-cell office:value-type="float" office:value="NaN">
                <text:p>NaN</text:p>
              </table:table-cell>
              <table:table-cell office:value-type="float" office:value="17.1602918909964">
                <text:p>17.16029189099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1.160859">
                <text:p>151.160859</text:p>
              </table:table-cell>
              <table:table-cell office:value-type="float" office:value="19.2308185053381">
                <text:p>19.2308185053381</text:p>
              </table:table-cell>
              <table:table-cell office:value-type="float" office:value="NaN">
                <text:p>NaN</text:p>
              </table:table-cell>
              <table:table-cell office:value-type="float" office:value="17.2398647833791">
                <text:p>17.23986478337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6.158163">
                <text:p>156.158163</text:p>
              </table:table-cell>
              <table:table-cell office:value-type="float" office:value="19.3258007117438">
                <text:p>19.3258007117438</text:p>
              </table:table-cell>
              <table:table-cell office:value-type="float" office:value="NaN">
                <text:p>NaN</text:p>
              </table:table-cell>
              <table:table-cell office:value-type="float" office:value="17.3191935585848">
                <text:p>17.31919355858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1.305802">
                <text:p>161.305802</text:p>
              </table:table-cell>
              <table:table-cell office:value-type="float" office:value="19.4192526690391">
                <text:p>19.4192526690391</text:p>
              </table:table-cell>
              <table:table-cell office:value-type="float" office:value="NaN">
                <text:p>NaN</text:p>
              </table:table-cell>
              <table:table-cell office:value-type="float" office:value="17.3982974505513">
                <text:p>17.39829745055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6.60771">
                <text:p>166.60771</text:p>
              </table:table-cell>
              <table:table-cell office:value-type="float" office:value="19.5109252669039">
                <text:p>19.5109252669039</text:p>
              </table:table-cell>
              <table:table-cell office:value-type="float" office:value="NaN">
                <text:p>NaN</text:p>
              </table:table-cell>
              <table:table-cell office:value-type="float" office:value="17.477175627252">
                <text:p>17.4771756272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2.068664">
                <text:p>172.068664</text:p>
              </table:table-cell>
              <table:table-cell office:value-type="float" office:value="19.6006049822064">
                <text:p>19.6006049822064</text:p>
              </table:table-cell>
              <table:table-cell office:value-type="float" office:value="NaN">
                <text:p>NaN</text:p>
              </table:table-cell>
              <table:table-cell office:value-type="float" office:value="17.5558380645194">
                <text:p>17.55583806451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7.693441">
                <text:p>177.693441</text:p>
              </table:table-cell>
              <table:table-cell office:value-type="float" office:value="19.6881138790036">
                <text:p>19.6881138790036</text:p>
              </table:table-cell>
              <table:table-cell office:value-type="float" office:value="NaN">
                <text:p>NaN</text:p>
              </table:table-cell>
              <table:table-cell office:value-type="float" office:value="17.6342922535513">
                <text:p>17.63429225355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3.486818">
                <text:p>183.486818</text:p>
              </table:table-cell>
              <table:table-cell office:value-type="float" office:value="19.7730960854092">
                <text:p>19.7730960854092</text:p>
              </table:table-cell>
              <table:table-cell office:value-type="float" office:value="NaN">
                <text:p>NaN</text:p>
              </table:table-cell>
              <table:table-cell office:value-type="float" office:value="17.7125434839073">
                <text:p>17.71254348390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.454134">
                <text:p>189.454134</text:p>
              </table:table-cell>
              <table:table-cell office:value-type="float" office:value="19.8552669039146">
                <text:p>19.8552669039146</text:p>
              </table:table-cell>
              <table:table-cell office:value-type="float" office:value="NaN">
                <text:p>NaN</text:p>
              </table:table-cell>
              <table:table-cell office:value-type="float" office:value="17.7906023372866">
                <text:p>17.79060233728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5.600447">
                <text:p>195.600447</text:p>
              </table:table-cell>
              <table:table-cell office:value-type="float" office:value="19.9342348754448">
                <text:p>19.9342348754448</text:p>
              </table:table-cell>
              <table:table-cell office:value-type="float" office:value="NaN">
                <text:p>NaN</text:p>
              </table:table-cell>
              <table:table-cell office:value-type="float" office:value="17.8684732753029">
                <text:p>17.86847327530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1.931096">
                <text:p>201.931096</text:p>
              </table:table-cell>
              <table:table-cell office:value-type="float" office:value="20.0096085409253">
                <text:p>20.0096085409253</text:p>
              </table:table-cell>
              <table:table-cell office:value-type="float" office:value="NaN">
                <text:p>NaN</text:p>
              </table:table-cell>
              <table:table-cell office:value-type="float" office:value="17.946162269023">
                <text:p>17.9461622690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8.451982">
                <text:p>208.451982</text:p>
              </table:table-cell>
              <table:table-cell office:value-type="float" office:value="20.0809608540925">
                <text:p>20.0809608540925</text:p>
              </table:table-cell>
              <table:table-cell office:value-type="float" office:value="NaN">
                <text:p>NaN</text:p>
              </table:table-cell>
              <table:table-cell office:value-type="float" office:value="18.0236797867243">
                <text:p>18.02367978672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5.168163">
                <text:p>215.168163</text:p>
              </table:table-cell>
              <table:table-cell office:value-type="float" office:value="20.1477580071174">
                <text:p>20.1477580071174</text:p>
              </table:table-cell>
              <table:table-cell office:value-type="float" office:value="NaN">
                <text:p>NaN</text:p>
              </table:table-cell>
              <table:table-cell office:value-type="float" office:value="18.1010240875449">
                <text:p>18.10102408754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2.085821">
                <text:p>222.085821</text:p>
              </table:table-cell>
              <table:table-cell office:value-type="float" office:value="20.209537366548">
                <text:p>20.209537366548</text:p>
              </table:table-cell>
              <table:table-cell office:value-type="float" office:value="NaN">
                <text:p>NaN</text:p>
              </table:table-cell>
              <table:table-cell office:value-type="float" office:value="18.1782046054882">
                <text:p>18.17820460548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9.211138">
                <text:p>229.211138</text:p>
              </table:table-cell>
              <table:table-cell office:value-type="float" office:value="20.2656939501779">
                <text:p>20.2656939501779</text:p>
              </table:table-cell>
              <table:table-cell office:value-type="float" office:value="NaN">
                <text:p>NaN</text:p>
              </table:table-cell>
              <table:table-cell office:value-type="float" office:value="18.2552282409105">
                <text:p>18.25522824091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6.550296">
                <text:p>236.550296</text:p>
              </table:table-cell>
              <table:table-cell office:value-type="float" office:value="20.3156939501779">
                <text:p>20.3156939501779</text:p>
              </table:table-cell>
              <table:table-cell office:value-type="float" office:value="NaN">
                <text:p>NaN</text:p>
              </table:table-cell>
              <table:table-cell office:value-type="float" office:value="18.3320996424328">
                <text:p>18.33209964243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4.109477">
                <text:p>244.109477</text:p>
              </table:table-cell>
              <table:table-cell office:value-type="float" office:value="20.3589679715302">
                <text:p>20.3589679715302</text:p>
              </table:table-cell>
              <table:table-cell office:value-type="float" office:value="NaN">
                <text:p>NaN</text:p>
              </table:table-cell>
              <table:table-cell office:value-type="float" office:value="18.408821465604">
                <text:p>18.4088214656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1.895425">
                <text:p>251.895425</text:p>
              </table:table-cell>
              <table:table-cell office:value-type="float" office:value="20.3949110320285">
                <text:p>20.3949110320285</text:p>
              </table:table-cell>
              <table:table-cell office:value-type="float" office:value="NaN">
                <text:p>NaN</text:p>
              </table:table-cell>
              <table:table-cell office:value-type="float" office:value="18.4854000517673">
                <text:p>18.48540005176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9.914884">
                <text:p>259.914884</text:p>
              </table:table-cell>
              <table:table-cell office:value-type="float" office:value="20.4229181494662">
                <text:p>20.4229181494662</text:p>
              </table:table-cell>
              <table:table-cell office:value-type="float" office:value="NaN">
                <text:p>NaN</text:p>
              </table:table-cell>
              <table:table-cell office:value-type="float" office:value="18.5618395321653">
                <text:p>18.56183953216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8.17516">
                <text:p>268.17516</text:p>
              </table:table-cell>
              <table:table-cell office:value-type="float" office:value="20.4423131672598">
                <text:p>20.4423131672598</text:p>
              </table:table-cell>
              <table:table-cell office:value-type="float" office:value="NaN">
                <text:p>NaN</text:p>
              </table:table-cell>
              <table:table-cell office:value-type="float" office:value="18.6381471929479">
                <text:p>18.63814719294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6.683278">
                <text:p>276.683278</text:p>
              </table:table-cell>
              <table:table-cell office:value-type="float" office:value="20.4524199288256">
                <text:p>20.4524199288256</text:p>
              </table:table-cell>
              <table:table-cell office:value-type="float" office:value="NaN">
                <text:p>NaN</text:p>
              </table:table-cell>
              <table:table-cell office:value-type="float" office:value="18.7143254909366">
                <text:p>18.71432549093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31cm" svg:y="3.701cm" style:legend-expansion="high" chart:style-name="ch2"/>
        <chart:plot-area chart:style-name="ch3" table:cell-range-address="'Jones-Launder'.D4:'Jones-Launder'.G125" svg:x="0.77cm" svg:y="0.855cm" svg:width="11.521cm" svg:height="7.545cm">
          <chartooo:coordinate-region svg:x="2.822cm" svg:y="1.055cm" svg:width="8.576cm" svg:height="6.6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Jones-Launder'.E4:'Jones-Launder'.E125" chart:class="chart:scatter">
            <chart:domain table:cell-range-address="'Jones-Launder'.D4:'Jones-Launder'.D125"/>
            <chart:data-point chart:repeated="122"/>
          </chart:series>
          <chart:series chart:style-name="ch8" chart:values-cell-range-address="'Jones-Launder'.F4:'Jones-Launder'.F125" chart:class="chart:scatter">
            <chart:data-point chart:repeated="122"/>
          </chart:series>
          <chart:series chart:style-name="ch9" chart:values-cell-range-address="'Jones-Launder'.G4:'Jones-Launder'.G125" chart:class="chart:scatter">
            <chart:data-point chart:repeated="1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  <table:table-cell office:value-type="string">
                <text:p>Colonne F</text:p>
              </table:table-cell>
              <table:table-cell office:value-type="string">
                <text:p>Colonn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100672078">
                <text:p>0.3100672078</text:p>
                <draw:g>
                  <svg:desc>'Jones-Launder'.D4:'Jones-Launder'.D125</svg:desc>
                </draw:g>
              </table:table-cell>
              <table:table-cell office:value-type="float" office:value="0.310074349442379">
                <text:p>0.310074349442379</text:p>
                <draw:g>
                  <svg:desc>'Jones-Launder'.E4:'Jones-Launder'.E125</svg:desc>
                </draw:g>
              </table:table-cell>
              <table:table-cell office:value-type="float" office:value="0.3100672078">
                <text:p>0.3100672078</text:p>
                <draw:g>
                  <svg:desc>'Jones-Launder'.F4:'Jones-Launder'.F125</svg:desc>
                </draw:g>
              </table:table-cell>
              <table:table-cell office:value-type="float" office:value="NaN">
                <text:p>NaN</text:p>
                <draw:g>
                  <svg:desc>'Jones-Launder'.G4:'Jones-Launder'.G1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3950402">
                <text:p>0.93950402</text:p>
              </table:table-cell>
              <table:table-cell office:value-type="float" office:value="0.758316516197557">
                <text:p>0.758316516197557</text:p>
              </table:table-cell>
              <table:table-cell office:value-type="float" office:value="0.93950402">
                <text:p>0.93950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7824686">
                <text:p>1.587824686</text:p>
              </table:table-cell>
              <table:table-cell office:value-type="float" office:value="1.19594264471588">
                <text:p>1.19594264471588</text:p>
              </table:table-cell>
              <table:table-cell office:value-type="float" office:value="1.587824686">
                <text:p>1.587824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55592976">
                <text:p>2.255592976</text:p>
              </table:table-cell>
              <table:table-cell office:value-type="float" office:value="1.6181200212427">
                <text:p>1.6181200212427</text:p>
              </table:table-cell>
              <table:table-cell office:value-type="float" office:value="2.255592976">
                <text:p>2.255592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4339262">
                <text:p>2.94339262</text:p>
              </table:table-cell>
              <table:table-cell office:value-type="float" office:value="2.02426181625066">
                <text:p>2.02426181625066</text:p>
              </table:table-cell>
              <table:table-cell office:value-type="float" office:value="2.94339262">
                <text:p>2.94339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51829944">
                <text:p>3.651829944</text:p>
              </table:table-cell>
              <table:table-cell office:value-type="float" office:value="2.41425119490175">
                <text:p>2.41425119490175</text:p>
              </table:table-cell>
              <table:table-cell office:value-type="float" office:value="3.651829944">
                <text:p>3.651829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38151504">
                <text:p>4.38151504</text:p>
              </table:table-cell>
              <table:table-cell office:value-type="float" office:value="2.78831651619756">
                <text:p>2.78831651619756</text:p>
              </table:table-cell>
              <table:table-cell office:value-type="float" office:value="4.38151504">
                <text:p>4.38151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13309566">
                <text:p>5.13309566</text:p>
              </table:table-cell>
              <table:table-cell office:value-type="float" office:value="3.14689325544344">
                <text:p>3.14689325544344</text:p>
              </table:table-cell>
              <table:table-cell office:value-type="float" office:value="5.13309566">
                <text:p>5.13309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90723462">
                <text:p>5.90723462</text:p>
              </table:table-cell>
              <table:table-cell office:value-type="float" office:value="3.49054699946893">
                <text:p>3.49054699946893</text:p>
              </table:table-cell>
              <table:table-cell office:value-type="float" office:value="5.90723462">
                <text:p>5.90723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70457214">
                <text:p>6.70457214</text:p>
              </table:table-cell>
              <table:table-cell office:value-type="float" office:value="3.81991502920871">
                <text:p>3.81991502920871</text:p>
              </table:table-cell>
              <table:table-cell office:value-type="float" office:value="6.70457214">
                <text:p>6.70457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52586142">
                <text:p>7.52586142</text:p>
              </table:table-cell>
              <table:table-cell office:value-type="float" office:value="4.13563462559745">
                <text:p>4.13563462559745</text:p>
              </table:table-cell>
              <table:table-cell office:value-type="float" office:value="7.52586142">
                <text:p>7.52586142</text:p>
              </table:table-cell>
              <table:table-cell office:value-type="float" office:value="9.92279336219963">
                <text:p>9.922793362199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37174268">
                <text:p>8.37174268</text:p>
              </table:table-cell>
              <table:table-cell office:value-type="float" office:value="4.43842272968667">
                <text:p>4.43842272968667</text:p>
              </table:table-cell>
              <table:table-cell office:value-type="float" office:value="8.37174268">
                <text:p>8.37174268</text:p>
              </table:table-cell>
              <table:table-cell office:value-type="float" office:value="10.1825904105499">
                <text:p>10.18259041054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24304444">
                <text:p>9.24304444</text:p>
              </table:table-cell>
              <table:table-cell office:value-type="float" office:value="4.72891662241105">
                <text:p>4.72891662241105</text:p>
              </table:table-cell>
              <table:table-cell office:value-type="float" office:value="9.24304444">
                <text:p>9.24304444</text:p>
              </table:table-cell>
              <table:table-cell office:value-type="float" office:value="10.4240763810582">
                <text:p>10.42407638105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14048224">
                <text:p>10.14048224</text:p>
              </table:table-cell>
              <table:table-cell office:value-type="float" office:value="5.00780669144981">
                <text:p>5.00780669144981</text:p>
              </table:table-cell>
              <table:table-cell office:value-type="float" office:value="10.14048224">
                <text:p>10.14048224</text:p>
              </table:table-cell>
              <table:table-cell office:value-type="float" office:value="10.6500867200429">
                <text:p>10.6500867200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06480928">
                <text:p>11.06480928</text:p>
              </table:table-cell>
              <table:table-cell office:value-type="float" office:value="5.27573021773765">
                <text:p>5.27573021773765</text:p>
              </table:table-cell>
              <table:table-cell office:value-type="float" office:value="11.06480928">
                <text:p>11.06480928</text:p>
              </table:table-cell>
              <table:table-cell office:value-type="float" office:value="10.862853017131">
                <text:p>10.8628530171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01689174">
                <text:p>12.01689174</text:p>
              </table:table-cell>
              <table:table-cell office:value-type="float" office:value="5.53335103558152">
                <text:p>5.53335103558152</text:p>
              </table:table-cell>
              <table:table-cell office:value-type="float" office:value="12.01689174">
                <text:p>12.01689174</text:p>
              </table:table-cell>
              <table:table-cell office:value-type="float" office:value="11.0641787926452">
                <text:p>11.06417879264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99755814">
                <text:p>12.99755814</text:p>
              </table:table-cell>
              <table:table-cell office:value-type="float" office:value="5.78125331917154">
                <text:p>5.78125331917154</text:p>
              </table:table-cell>
              <table:table-cell office:value-type="float" office:value="12.99755814">
                <text:p>12.99755814</text:p>
              </table:table-cell>
              <table:table-cell office:value-type="float" office:value="11.2555158644723">
                <text:p>11.25551586447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00759934">
                <text:p>14.00759934</text:p>
              </table:table-cell>
              <table:table-cell office:value-type="float" office:value="6.02002124269782">
                <text:p>6.02002124269782</text:p>
              </table:table-cell>
              <table:table-cell office:value-type="float" office:value="14.00759934">
                <text:p>14.00759934</text:p>
              </table:table-cell>
              <table:table-cell office:value-type="float" office:value="11.4380487618224">
                <text:p>11.43804876182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04795684">
                <text:p>15.04795684</text:p>
              </table:table-cell>
              <table:table-cell office:value-type="float" office:value="6.2502389803505">
                <text:p>6.2502389803505</text:p>
              </table:table-cell>
              <table:table-cell office:value-type="float" office:value="NaN">
                <text:p>NaN</text:p>
              </table:table-cell>
              <table:table-cell office:value-type="float" office:value="11.6127859118034">
                <text:p>11.61278591180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11953448">
                <text:p>16.11953448</text:p>
              </table:table-cell>
              <table:table-cell office:value-type="float" office:value="6.47246415294742">
                <text:p>6.47246415294742</text:p>
              </table:table-cell>
              <table:table-cell office:value-type="float" office:value="NaN">
                <text:p>NaN</text:p>
              </table:table-cell>
              <table:table-cell office:value-type="float" office:value="11.7805655079258">
                <text:p>11.78056550792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.22327376">
                <text:p>17.22327376</text:p>
              </table:table-cell>
              <table:table-cell office:value-type="float" office:value="6.68714816781731">
                <text:p>6.68714816781731</text:p>
              </table:table-cell>
              <table:table-cell office:value-type="float" office:value="NaN">
                <text:p>NaN</text:p>
              </table:table-cell>
              <table:table-cell office:value-type="float" office:value="11.9421014506131">
                <text:p>11.94210145061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.36007852">
                <text:p>18.36007852</text:p>
              </table:table-cell>
              <table:table-cell office:value-type="float" office:value="6.89482209240574">
                <text:p>6.89482209240574</text:p>
              </table:table-cell>
              <table:table-cell office:value-type="float" office:value="NaN">
                <text:p>NaN</text:p>
              </table:table-cell>
              <table:table-cell office:value-type="float" office:value="12.0979967362723">
                <text:p>12.09799673627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.5310409">
                <text:p>19.5310409</text:p>
              </table:table-cell>
              <table:table-cell office:value-type="float" office:value="7.09591078066915">
                <text:p>7.09591078066915</text:p>
              </table:table-cell>
              <table:table-cell office:value-type="float" office:value="NaN">
                <text:p>NaN</text:p>
              </table:table-cell>
              <table:table-cell office:value-type="float" office:value="12.2487927828277">
                <text:p>12.24879278282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.7371024">
                <text:p>20.7371024</text:p>
              </table:table-cell>
              <table:table-cell office:value-type="float" office:value="7.29086563993627">
                <text:p>7.29086563993627</text:p>
              </table:table-cell>
              <table:table-cell office:value-type="float" office:value="NaN">
                <text:p>NaN</text:p>
              </table:table-cell>
              <table:table-cell office:value-type="float" office:value="12.3949377617975">
                <text:p>12.39493776179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.97935516">
                <text:p>21.97935516</text:p>
              </table:table-cell>
              <table:table-cell office:value-type="float" office:value="7.48011152416357">
                <text:p>7.48011152416357</text:p>
              </table:table-cell>
              <table:table-cell office:value-type="float" office:value="NaN">
                <text:p>NaN</text:p>
              </table:table-cell>
              <table:table-cell office:value-type="float" office:value="12.5368380755256">
                <text:p>12.53683807552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.25885366">
                <text:p>23.25885366</text:p>
              </table:table-cell>
              <table:table-cell office:value-type="float" office:value="7.66399362719065">
                <text:p>7.66399362719065</text:p>
              </table:table-cell>
              <table:table-cell office:value-type="float" office:value="NaN">
                <text:p>NaN</text:p>
              </table:table-cell>
              <table:table-cell office:value-type="float" office:value="12.6748435661637">
                <text:p>12.67484356616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.57676536">
                <text:p>24.57676536</text:p>
              </table:table-cell>
              <table:table-cell office:value-type="float" office:value="7.84288369622942">
                <text:p>7.84288369622942</text:p>
              </table:table-cell>
              <table:table-cell office:value-type="float" office:value="NaN">
                <text:p>NaN</text:p>
              </table:table-cell>
              <table:table-cell office:value-type="float" office:value="12.8092719489231">
                <text:p>12.80927194892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.9341824">
                <text:p>25.9341824</text:p>
              </table:table-cell>
              <table:table-cell office:value-type="float" office:value="8.01710037174721">
                <text:p>8.01710037174721</text:p>
              </table:table-cell>
              <table:table-cell office:value-type="float" office:value="NaN">
                <text:p>NaN</text:p>
              </table:table-cell>
              <table:table-cell office:value-type="float" office:value="12.940394834976">
                <text:p>12.9403948349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.33234756">
                <text:p>27.33234756</text:p>
              </table:table-cell>
              <table:table-cell office:value-type="float" office:value="8.18696229421136">
                <text:p>8.18696229421136</text:p>
              </table:table-cell>
              <table:table-cell office:value-type="float" office:value="NaN">
                <text:p>NaN</text:p>
              </table:table-cell>
              <table:table-cell office:value-type="float" office:value="13.0684655928481">
                <text:p>13.06846559284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.77246596">
                <text:p>28.77246596</text:p>
              </table:table-cell>
              <table:table-cell office:value-type="float" office:value="8.35278810408922">
                <text:p>8.35278810408922</text:p>
              </table:table-cell>
              <table:table-cell office:value-type="float" office:value="NaN">
                <text:p>NaN</text:p>
              </table:table-cell>
              <table:table-cell office:value-type="float" office:value="13.1937046019163">
                <text:p>13.19370460191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.25578038">
                <text:p>30.25578038</text:p>
              </table:table-cell>
              <table:table-cell office:value-type="float" office:value="8.514790228359">
                <text:p>8.514790228359</text:p>
              </table:table-cell>
              <table:table-cell office:value-type="float" office:value="NaN">
                <text:p>NaN</text:p>
              </table:table-cell>
              <table:table-cell office:value-type="float" office:value="13.3163103735713">
                <text:p>13.31631037357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.78357126">
                <text:p>31.78357126</text:p>
              </table:table-cell>
              <table:table-cell office:value-type="float" office:value="8.67326075411577">
                <text:p>8.67326075411577</text:p>
              </table:table-cell>
              <table:table-cell office:value-type="float" office:value="NaN">
                <text:p>NaN</text:p>
              </table:table-cell>
              <table:table-cell office:value-type="float" office:value="13.4364622664497">
                <text:p>13.43646226644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.35723202">
                <text:p>33.35723202</text:p>
              </table:table-cell>
              <table:table-cell office:value-type="float" office:value="8.82843866171004">
                <text:p>8.82843866171004</text:p>
              </table:table-cell>
              <table:table-cell office:value-type="float" office:value="NaN">
                <text:p>NaN</text:p>
              </table:table-cell>
              <table:table-cell office:value-type="float" office:value="13.5543282951866">
                <text:p>13.55432829518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.97808076">
                <text:p>34.97808076</text:p>
              </table:table-cell>
              <table:table-cell office:value-type="float" office:value="8.98050982474774">
                <text:p>8.98050982474774</text:p>
              </table:table-cell>
              <table:table-cell office:value-type="float" office:value="NaN">
                <text:p>NaN</text:p>
              </table:table-cell>
              <table:table-cell office:value-type="float" office:value="13.6700526861078">
                <text:p>13.67005268610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.64754856">
                <text:p>36.64754856</text:p>
              </table:table-cell>
              <table:table-cell office:value-type="float" office:value="9.12971322357939">
                <text:p>9.12971322357939</text:p>
              </table:table-cell>
              <table:table-cell office:value-type="float" office:value="NaN">
                <text:p>NaN</text:p>
              </table:table-cell>
              <table:table-cell office:value-type="float" office:value="13.7837720444816">
                <text:p>13.78377204448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.3672548">
                <text:p>38.3672548</text:p>
              </table:table-cell>
              <table:table-cell office:value-type="float" office:value="9.27618162506638">
                <text:p>9.27618162506638</text:p>
              </table:table-cell>
              <table:table-cell office:value-type="float" office:value="NaN">
                <text:p>NaN</text:p>
              </table:table-cell>
              <table:table-cell office:value-type="float" office:value="13.8956203810271">
                <text:p>13.89562038102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.1384046">
                <text:p>40.1384046</text:p>
              </table:table-cell>
              <table:table-cell office:value-type="float" office:value="9.42015400955921">
                <text:p>9.42015400955921</text:p>
              </table:table-cell>
              <table:table-cell office:value-type="float" office:value="NaN">
                <text:p>NaN</text:p>
              </table:table-cell>
              <table:table-cell office:value-type="float" office:value="14.0056916992413">
                <text:p>14.00569169924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.962655">
                <text:p>41.962655</text:p>
              </table:table-cell>
              <table:table-cell office:value-type="float" office:value="9.561736590547">
                <text:p>9.561736590547</text:p>
              </table:table-cell>
              <table:table-cell office:value-type="float" office:value="NaN">
                <text:p>NaN</text:p>
              </table:table-cell>
              <table:table-cell office:value-type="float" office:value="14.1140976977403">
                <text:p>14.11409769774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.8415124">
                <text:p>43.8415124</text:p>
              </table:table-cell>
              <table:table-cell office:value-type="float" office:value="9.70114179500797">
                <text:p>9.70114179500797</text:p>
              </table:table-cell>
              <table:table-cell office:value-type="float" office:value="NaN">
                <text:p>NaN</text:p>
              </table:table-cell>
              <table:table-cell office:value-type="float" office:value="14.2209296102924">
                <text:p>14.22092961029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.7768598">
                <text:p>45.7768598</text:p>
              </table:table-cell>
              <table:table-cell office:value-type="float" office:value="9.83844928305895">
                <text:p>9.83844928305895</text:p>
              </table:table-cell>
              <table:table-cell office:value-type="float" office:value="NaN">
                <text:p>NaN</text:p>
              </table:table-cell>
              <table:table-cell office:value-type="float" office:value="14.3262895582918">
                <text:p>14.32628955829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.7702036">
                <text:p>47.7702036</text:p>
              </table:table-cell>
              <table:table-cell office:value-type="float" office:value="9.97384492830589">
                <text:p>9.97384492830589</text:p>
              </table:table-cell>
              <table:table-cell office:value-type="float" office:value="NaN">
                <text:p>NaN</text:p>
              </table:table-cell>
              <table:table-cell office:value-type="float" office:value="14.4302489987365">
                <text:p>14.43024899873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.8234268">
                <text:p>49.8234268</text:p>
              </table:table-cell>
              <table:table-cell office:value-type="float" office:value="10.1074083908656">
                <text:p>10.1074083908656</text:p>
              </table:table-cell>
              <table:table-cell office:value-type="float" office:value="NaN">
                <text:p>NaN</text:p>
              </table:table-cell>
              <table:table-cell office:value-type="float" office:value="14.532890953877">
                <text:p>14.5328909538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.9384124">
                <text:p>51.9384124</text:p>
              </table:table-cell>
              <table:table-cell office:value-type="float" office:value="10.2392458842273">
                <text:p>10.2392458842273</text:p>
              </table:table-cell>
              <table:table-cell office:value-type="float" office:value="NaN">
                <text:p>NaN</text:p>
              </table:table-cell>
              <table:table-cell office:value-type="float" office:value="14.6342893651944">
                <text:p>14.63428936519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.1166668">
                <text:p>54.1166668</text:p>
              </table:table-cell>
              <table:table-cell office:value-type="float" office:value="10.3695167286245">
                <text:p>10.3695167286245</text:p>
              </table:table-cell>
              <table:table-cell office:value-type="float" office:value="NaN">
                <text:p>NaN</text:p>
              </table:table-cell>
              <table:table-cell office:value-type="float" office:value="14.7344932008404">
                <text:p>14.73449320084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6.3604496">
                <text:p>56.3604496</text:p>
              </table:table-cell>
              <table:table-cell office:value-type="float" office:value="10.4983005841742">
                <text:p>10.4983005841742</text:p>
              </table:table-cell>
              <table:table-cell office:value-type="float" office:value="NaN">
                <text:p>NaN</text:p>
              </table:table-cell>
              <table:table-cell office:value-type="float" office:value="14.8335796689939">
                <text:p>14.83357966899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8.6712672">
                <text:p>58.6712672</text:p>
              </table:table-cell>
              <table:table-cell office:value-type="float" office:value="10.6256505576208">
                <text:p>10.6256505576208</text:p>
              </table:table-cell>
              <table:table-cell office:value-type="float" office:value="NaN">
                <text:p>NaN</text:p>
              </table:table-cell>
              <table:table-cell office:value-type="float" office:value="14.9315856621398">
                <text:p>14.93158566213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.0517558">
                <text:p>61.0517558</text:p>
              </table:table-cell>
              <table:table-cell office:value-type="float" office:value="10.7516994158258">
                <text:p>10.7516994158258</text:p>
              </table:table-cell>
              <table:table-cell office:value-type="float" office:value="NaN">
                <text:p>NaN</text:p>
              </table:table-cell>
              <table:table-cell office:value-type="float" office:value="15.0285901467705">
                <text:p>15.02859014677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.5034218">
                <text:p>63.5034218</text:p>
              </table:table-cell>
              <table:table-cell office:value-type="float" office:value="10.8765002655337">
                <text:p>10.8765002655337</text:p>
              </table:table-cell>
              <table:table-cell office:value-type="float" office:value="NaN">
                <text:p>NaN</text:p>
              </table:table-cell>
              <table:table-cell office:value-type="float" office:value="15.1246190025878">
                <text:p>15.12461900258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6.0285248">
                <text:p>66.0285248</text:p>
              </table:table-cell>
              <table:table-cell office:value-type="float" office:value="11.0001327668614">
                <text:p>11.0001327668614</text:p>
              </table:table-cell>
              <table:table-cell office:value-type="float" office:value="NaN">
                <text:p>NaN</text:p>
              </table:table-cell>
              <table:table-cell office:value-type="float" office:value="15.219724006334">
                <text:p>15.2197240063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8.6293244">
                <text:p>68.6293244</text:p>
              </table:table-cell>
              <table:table-cell office:value-type="float" office:value="11.1226765799257">
                <text:p>11.1226765799257</text:p>
              </table:table-cell>
              <table:table-cell office:value-type="float" office:value="NaN">
                <text:p>NaN</text:p>
              </table:table-cell>
              <table:table-cell office:value-type="float" office:value="15.3139510067819">
                <text:p>15.31395100678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1.3084568">
                <text:p>71.3084568</text:p>
              </table:table-cell>
              <table:table-cell office:value-type="float" office:value="11.2441848114711">
                <text:p>11.2441848114711</text:p>
              </table:table-cell>
              <table:table-cell office:value-type="float" office:value="NaN">
                <text:p>NaN</text:p>
              </table:table-cell>
              <table:table-cell office:value-type="float" office:value="15.4073534855669">
                <text:p>15.40735348556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4.067805">
                <text:p>74.067805</text:p>
              </table:table-cell>
              <table:table-cell office:value-type="float" office:value="11.3647371216144">
                <text:p>11.3647371216144</text:p>
              </table:table-cell>
              <table:table-cell office:value-type="float" office:value="NaN">
                <text:p>NaN</text:p>
              </table:table-cell>
              <table:table-cell office:value-type="float" office:value="15.4999535547713">
                <text:p>15.49995355477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6.9100052">
                <text:p>76.9100052</text:p>
              </table:table-cell>
              <table:table-cell office:value-type="float" office:value="11.4843600637281">
                <text:p>11.4843600637281</text:p>
              </table:table-cell>
              <table:table-cell office:value-type="float" office:value="NaN">
                <text:p>NaN</text:p>
              </table:table-cell>
              <table:table-cell office:value-type="float" office:value="15.5917950601962">
                <text:p>15.59179506019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9.8376936">
                <text:p>79.8376936</text:p>
              </table:table-cell>
              <table:table-cell office:value-type="float" office:value="11.6031332979288">
                <text:p>11.6031332979288</text:p>
              </table:table-cell>
              <table:table-cell office:value-type="float" office:value="NaN">
                <text:p>NaN</text:p>
              </table:table-cell>
              <table:table-cell office:value-type="float" office:value="15.682916448318">
                <text:p>15.6829164483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2.8527532">
                <text:p>82.8527532</text:p>
              </table:table-cell>
              <table:table-cell office:value-type="float" office:value="11.7210568242167">
                <text:p>11.7210568242167</text:p>
              </table:table-cell>
              <table:table-cell office:value-type="float" office:value="NaN">
                <text:p>NaN</text:p>
              </table:table-cell>
              <table:table-cell office:value-type="float" office:value="15.7733292060026">
                <text:p>15.77332920600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5.9585734">
                <text:p>85.9585734</text:p>
              </table:table-cell>
              <table:table-cell office:value-type="float" office:value="11.8382368560807">
                <text:p>11.8382368560807</text:p>
              </table:table-cell>
              <table:table-cell office:value-type="float" office:value="NaN">
                <text:p>NaN</text:p>
              </table:table-cell>
              <table:table-cell office:value-type="float" office:value="15.8630865257205">
                <text:p>15.86308652572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9.1574138">
                <text:p>89.1574138</text:p>
              </table:table-cell>
              <table:table-cell office:value-type="float" office:value="11.954673393521">
                <text:p>11.954673393521</text:p>
              </table:table-cell>
              <table:table-cell office:value-type="float" office:value="NaN">
                <text:p>NaN</text:p>
              </table:table-cell>
              <table:table-cell office:value-type="float" office:value="15.9522036629662">
                <text:p>15.9522036629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2.4522872">
                <text:p>92.4522872</text:p>
              </table:table-cell>
              <table:table-cell office:value-type="float" office:value="12.070419543282">
                <text:p>12.070419543282</text:p>
              </table:table-cell>
              <table:table-cell office:value-type="float" office:value="NaN">
                <text:p>NaN</text:p>
              </table:table-cell>
              <table:table-cell office:value-type="float" office:value="16.0407138960646">
                <text:p>16.04071389606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5.8458298">
                <text:p>95.8458298</text:p>
              </table:table-cell>
              <table:table-cell office:value-type="float" office:value="12.1855018587361">
                <text:p>12.1855018587361</text:p>
              </table:table-cell>
              <table:table-cell office:value-type="float" office:value="NaN">
                <text:p>NaN</text:p>
              </table:table-cell>
              <table:table-cell office:value-type="float" office:value="16.1286364901982">
                <text:p>16.12863649019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9.341431">
                <text:p>99.341431</text:p>
              </table:table-cell>
              <table:table-cell office:value-type="float" office:value="12.2999468932554">
                <text:p>12.2999468932554</text:p>
              </table:table-cell>
              <table:table-cell office:value-type="float" office:value="NaN">
                <text:p>NaN</text:p>
              </table:table-cell>
              <table:table-cell office:value-type="float" office:value="16.216006621095">
                <text:p>16.2160066210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2.941727">
                <text:p>102.941727</text:p>
              </table:table-cell>
              <table:table-cell office:value-type="float" office:value="12.4137812002124">
                <text:p>12.4137812002124</text:p>
              </table:table-cell>
              <table:table-cell office:value-type="float" office:value="NaN">
                <text:p>NaN</text:p>
              </table:table-cell>
              <table:table-cell office:value-type="float" office:value="16.3028367581635">
                <text:p>16.30283675816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6.6501072">
                <text:p>106.6501072</text:p>
              </table:table-cell>
              <table:table-cell office:value-type="float" office:value="12.5270313329793">
                <text:p>12.5270313329793</text:p>
              </table:table-cell>
              <table:table-cell office:value-type="float" office:value="NaN">
                <text:p>NaN</text:p>
              </table:table-cell>
              <table:table-cell office:value-type="float" office:value="16.3891547562778">
                <text:p>16.38915475627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0.469961">
                <text:p>110.469961</text:p>
              </table:table-cell>
              <table:table-cell office:value-type="float" office:value="12.6397238449283">
                <text:p>12.6397238449283</text:p>
              </table:table-cell>
              <table:table-cell office:value-type="float" office:value="NaN">
                <text:p>NaN</text:p>
              </table:table-cell>
              <table:table-cell office:value-type="float" office:value="16.4749844825539">
                <text:p>16.47498448255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4.4039246">
                <text:p>114.4039246</text:p>
              </table:table-cell>
              <table:table-cell office:value-type="float" office:value="12.7518321826872">
                <text:p>12.7518321826872</text:p>
              </table:table-cell>
              <table:table-cell office:value-type="float" office:value="NaN">
                <text:p>NaN</text:p>
              </table:table-cell>
              <table:table-cell office:value-type="float" office:value="16.560330205613">
                <text:p>16.5603302056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8.4565172">
                <text:p>118.4565172</text:p>
              </table:table-cell>
              <table:table-cell office:value-type="float" office:value="12.8634360063728">
                <text:p>12.8634360063728</text:p>
              </table:table-cell>
              <table:table-cell office:value-type="float" office:value="NaN">
                <text:p>NaN</text:p>
              </table:table-cell>
              <table:table-cell office:value-type="float" office:value="16.6452340238416">
                <text:p>16.64523402384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2.6299984">
                <text:p>122.6299984</text:p>
              </table:table-cell>
              <table:table-cell office:value-type="float" office:value="12.9744822092406">
                <text:p>12.9744822092406</text:p>
              </table:table-cell>
              <table:table-cell office:value-type="float" office:value="NaN">
                <text:p>NaN</text:p>
              </table:table-cell>
              <table:table-cell office:value-type="float" office:value="16.7296870212843">
                <text:p>16.72968702128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6.929264">
                <text:p>126.929264</text:p>
              </table:table-cell>
              <table:table-cell office:value-type="float" office:value="13.0849973446628">
                <text:p>13.0849973446628</text:p>
              </table:table-cell>
              <table:table-cell office:value-type="float" office:value="NaN">
                <text:p>NaN</text:p>
              </table:table-cell>
              <table:table-cell office:value-type="float" office:value="16.8137315973456">
                <text:p>16.81373159734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1.3573268">
                <text:p>131.3573268</text:p>
              </table:table-cell>
              <table:table-cell office:value-type="float" office:value="13.1949548592671">
                <text:p>13.1949548592671</text:p>
              </table:table-cell>
              <table:table-cell office:value-type="float" office:value="NaN">
                <text:p>NaN</text:p>
              </table:table-cell>
              <table:table-cell office:value-type="float" office:value="16.8973690129618">
                <text:p>16.89736901296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5.9179528">
                <text:p>135.9179528</text:p>
              </table:table-cell>
              <table:table-cell office:value-type="float" office:value="13.3044078597982">
                <text:p>13.3044078597982</text:p>
              </table:table-cell>
              <table:table-cell office:value-type="float" office:value="NaN">
                <text:p>NaN</text:p>
              </table:table-cell>
              <table:table-cell office:value-type="float" office:value="16.9806132084127">
                <text:p>16.98061320841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.6156612">
                <text:p>140.6156612</text:p>
              </table:table-cell>
              <table:table-cell office:value-type="float" office:value="13.4132766861391">
                <text:p>13.4132766861391</text:p>
              </table:table-cell>
              <table:table-cell office:value-type="float" office:value="NaN">
                <text:p>NaN</text:p>
              </table:table-cell>
              <table:table-cell office:value-type="float" office:value="17.0634886866074">
                <text:p>17.06348868660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5.454218">
                <text:p>145.454218</text:p>
              </table:table-cell>
              <table:table-cell office:value-type="float" office:value="13.5215878916622">
                <text:p>13.5215878916622</text:p>
              </table:table-cell>
              <table:table-cell office:value-type="float" office:value="NaN">
                <text:p>NaN</text:p>
              </table:table-cell>
              <table:table-cell office:value-type="float" office:value="17.1460033760414">
                <text:p>17.14600337604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0.4381424">
                <text:p>150.4381424</text:p>
              </table:table-cell>
              <table:table-cell office:value-type="float" office:value="13.6293149229952">
                <text:p>13.6293149229952</text:p>
              </table:table-cell>
              <table:table-cell office:value-type="float" office:value="NaN">
                <text:p>NaN</text:p>
              </table:table-cell>
              <table:table-cell office:value-type="float" office:value="17.2281755749904">
                <text:p>17.22817557499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5.571577">
                <text:p>155.571577</text:p>
              </table:table-cell>
              <table:table-cell office:value-type="float" office:value="13.7363781200212">
                <text:p>13.7363781200212</text:p>
              </table:table-cell>
              <table:table-cell office:value-type="float" office:value="NaN">
                <text:p>NaN</text:p>
              </table:table-cell>
              <table:table-cell office:value-type="float" office:value="17.3100144584476">
                <text:p>17.31001445844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0.8586644">
                <text:p>160.8586644</text:p>
              </table:table-cell>
              <table:table-cell office:value-type="float" office:value="13.8428040361126">
                <text:p>13.8428040361126</text:p>
              </table:table-cell>
              <table:table-cell office:value-type="float" office:value="NaN">
                <text:p>NaN</text:p>
              </table:table-cell>
              <table:table-cell office:value-type="float" office:value="17.3915271184619">
                <text:p>17.39152711846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6.304677">
                <text:p>166.304677</text:p>
              </table:table-cell>
              <table:table-cell office:value-type="float" office:value="13.9485130111524">
                <text:p>13.9485130111524</text:p>
              </table:table-cell>
              <table:table-cell office:value-type="float" office:value="NaN">
                <text:p>NaN</text:p>
              </table:table-cell>
              <table:table-cell office:value-type="float" office:value="17.4727353894535">
                <text:p>17.47273538945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1.9137574">
                <text:p>171.9137574</text:p>
              </table:table-cell>
              <table:table-cell office:value-type="float" office:value="14.0534519383962">
                <text:p>14.0534519383962</text:p>
              </table:table-cell>
              <table:table-cell office:value-type="float" office:value="NaN">
                <text:p>NaN</text:p>
              </table:table-cell>
              <table:table-cell office:value-type="float" office:value="17.5536413185368">
                <text:p>17.55364131853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7.6915546">
                <text:p>177.6915546</text:p>
              </table:table-cell>
              <table:table-cell office:value-type="float" office:value="14.157541157727">
                <text:p>14.157541157727</text:p>
              </table:table-cell>
              <table:table-cell office:value-type="float" office:value="NaN">
                <text:p>NaN</text:p>
              </table:table-cell>
              <table:table-cell office:value-type="float" office:value="17.6342663606427">
                <text:p>17.63426636064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3.6422112">
                <text:p>183.6422112</text:p>
              </table:table-cell>
              <table:table-cell office:value-type="float" office:value="14.2607010090281">
                <text:p>14.2607010090281</text:p>
              </table:table-cell>
              <table:table-cell office:value-type="float" office:value="NaN">
                <text:p>NaN</text:p>
              </table:table-cell>
              <table:table-cell office:value-type="float" office:value="17.7146081957517">
                <text:p>17.71460819575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9.7717528">
                <text:p>189.7717528</text:p>
              </table:table-cell>
              <table:table-cell office:value-type="float" office:value="14.3628518321827">
                <text:p>14.3628518321827</text:p>
              </table:table-cell>
              <table:table-cell office:value-type="float" office:value="NaN">
                <text:p>NaN</text:p>
              </table:table-cell>
              <table:table-cell office:value-type="float" office:value="17.7946879243106">
                <text:p>17.79468792431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6.0850752">
                <text:p>196.0850752</text:p>
              </table:table-cell>
              <table:table-cell office:value-type="float" office:value="14.4638874137015">
                <text:p>14.4638874137015</text:p>
              </table:table-cell>
              <table:table-cell office:value-type="float" office:value="NaN">
                <text:p>NaN</text:p>
              </table:table-cell>
              <table:table-cell office:value-type="float" office:value="17.8745088346288">
                <text:p>17.87450883462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2.5878274">
                <text:p>202.5878274</text:p>
              </table:table-cell>
              <table:table-cell office:value-type="float" office:value="14.563648433351">
                <text:p>14.563648433351</text:p>
              </table:table-cell>
              <table:table-cell office:value-type="float" office:value="NaN">
                <text:p>NaN</text:p>
              </table:table-cell>
              <table:table-cell office:value-type="float" office:value="17.9540817270116">
                <text:p>17.95408172701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9.2852818">
                <text:p>209.2852818</text:p>
              </table:table-cell>
              <table:table-cell office:value-type="float" office:value="14.6620286776421">
                <text:p>14.6620286776421</text:p>
              </table:table-cell>
              <table:table-cell office:value-type="float" office:value="NaN">
                <text:p>NaN</text:p>
              </table:table-cell>
              <table:table-cell office:value-type="float" office:value="18.0334105022173">
                <text:p>18.03341050221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6.1842172">
                <text:p>216.1842172</text:p>
              </table:table-cell>
              <table:table-cell office:value-type="float" office:value="14.7588157195964">
                <text:p>14.7588157195964</text:p>
              </table:table-cell>
              <table:table-cell office:value-type="float" office:value="NaN">
                <text:p>NaN</text:p>
              </table:table-cell>
              <table:table-cell office:value-type="float" office:value="18.1125143941838">
                <text:p>18.11251439418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3.289906">
                <text:p>223.289906</text:p>
              </table:table-cell>
              <table:table-cell office:value-type="float" office:value="14.8538236856081">
                <text:p>14.8538236856081</text:p>
              </table:table-cell>
              <table:table-cell office:value-type="float" office:value="NaN">
                <text:p>NaN</text:p>
              </table:table-cell>
              <table:table-cell office:value-type="float" office:value="18.1913925708845">
                <text:p>18.19139257088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0.6087504">
                <text:p>230.6087504</text:p>
              </table:table-cell>
              <table:table-cell office:value-type="float" office:value="14.9468135953266">
                <text:p>14.9468135953266</text:p>
              </table:table-cell>
              <table:table-cell office:value-type="float" office:value="NaN">
                <text:p>NaN</text:p>
              </table:table-cell>
              <table:table-cell office:value-type="float" office:value="18.2700550081518">
                <text:p>18.27005500815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8.1471526">
                <text:p>238.1471526</text:p>
              </table:table-cell>
              <table:table-cell office:value-type="float" office:value="15.0375464684015">
                <text:p>15.0375464684015</text:p>
              </table:table-cell>
              <table:table-cell office:value-type="float" office:value="NaN">
                <text:p>NaN</text:p>
              </table:table-cell>
              <table:table-cell office:value-type="float" office:value="18.3485091971838">
                <text:p>18.34850919718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5.9115148">
                <text:p>245.9115148</text:p>
              </table:table-cell>
              <table:table-cell office:value-type="float" office:value="15.1257036643654">
                <text:p>15.1257036643654</text:p>
              </table:table-cell>
              <table:table-cell office:value-type="float" office:value="NaN">
                <text:p>NaN</text:p>
              </table:table-cell>
              <table:table-cell office:value-type="float" office:value="18.4267604275398">
                <text:p>18.42676042753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3.9089924">
                <text:p>253.9089924</text:p>
              </table:table-cell>
              <table:table-cell office:value-type="float" office:value="15.2109665427509">
                <text:p>15.2109665427509</text:p>
              </table:table-cell>
              <table:table-cell office:value-type="float" office:value="NaN">
                <text:p>NaN</text:p>
              </table:table-cell>
              <table:table-cell office:value-type="float" office:value="18.504819280919">
                <text:p>18.5048192809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2.1463642">
                <text:p>262.1463642</text:p>
              </table:table-cell>
              <table:table-cell office:value-type="float" office:value="15.292936802974">
                <text:p>15.292936802974</text:p>
              </table:table-cell>
              <table:table-cell office:value-type="float" office:value="NaN">
                <text:p>NaN</text:p>
              </table:table-cell>
              <table:table-cell office:value-type="float" office:value="18.5826902189353">
                <text:p>18.58269021893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6307856">
                <text:p>270.6307856</text:p>
              </table:table-cell>
              <table:table-cell office:value-type="float" office:value="15.3711895910781">
                <text:p>15.3711895910781</text:p>
              </table:table-cell>
              <table:table-cell office:value-type="float" office:value="NaN">
                <text:p>NaN</text:p>
              </table:table-cell>
              <table:table-cell office:value-type="float" office:value="18.6603792126555">
                <text:p>18.66037921265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9.3701652">
                <text:p>279.3701652</text:p>
              </table:table-cell>
              <table:table-cell office:value-type="float" office:value="15.4452734997345">
                <text:p>15.4452734997345</text:p>
              </table:table-cell>
              <table:table-cell office:value-type="float" office:value="NaN">
                <text:p>NaN</text:p>
              </table:table-cell>
              <table:table-cell office:value-type="float" office:value="18.7378967303568">
                <text:p>18.73789673035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8.3712818">
                <text:p>288.3712818</text:p>
              </table:table-cell>
              <table:table-cell office:value-type="float" office:value="15.5146840148699">
                <text:p>15.5146840148699</text:p>
              </table:table-cell>
              <table:table-cell office:value-type="float" office:value="NaN">
                <text:p>NaN</text:p>
              </table:table-cell>
              <table:table-cell office:value-type="float" office:value="18.8152410311773">
                <text:p>18.81524103117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7.6424206">
                <text:p>297.6424206</text:p>
              </table:table-cell>
              <table:table-cell office:value-type="float" office:value="15.5788369622942">
                <text:p>15.5788369622942</text:p>
              </table:table-cell>
              <table:table-cell office:value-type="float" office:value="NaN">
                <text:p>NaN</text:p>
              </table:table-cell>
              <table:table-cell office:value-type="float" office:value="18.8924215491206">
                <text:p>18.89242154912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7.1918668">
                <text:p>307.1918668</text:p>
              </table:table-cell>
              <table:table-cell office:value-type="float" office:value="15.6372012745619">
                <text:p>15.6372012745619</text:p>
              </table:table-cell>
              <table:table-cell office:value-type="float" office:value="NaN">
                <text:p>NaN</text:p>
              </table:table-cell>
              <table:table-cell office:value-type="float" office:value="18.969445184543">
                <text:p>18.9694451845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7.0279056">
                <text:p>317.0279056</text:p>
              </table:table-cell>
              <table:table-cell office:value-type="float" office:value="15.6891396707382">
                <text:p>15.6891396707382</text:p>
              </table:table-cell>
              <table:table-cell office:value-type="float" office:value="NaN">
                <text:p>NaN</text:p>
              </table:table-cell>
              <table:table-cell office:value-type="float" office:value="19.0463165860653">
                <text:p>19.04631658606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7.1588222">
                <text:p>327.1588222</text:p>
              </table:table-cell>
              <table:table-cell office:value-type="float" office:value="15.7340945300053">
                <text:p>15.7340945300053</text:p>
              </table:table-cell>
              <table:table-cell office:value-type="float" office:value="NaN">
                <text:p>NaN</text:p>
              </table:table-cell>
              <table:table-cell office:value-type="float" office:value="19.1230384092364">
                <text:p>19.12303840923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7.593655">
                <text:p>337.593655</text:p>
              </table:table-cell>
              <table:table-cell office:value-type="float" office:value="15.7714020180563">
                <text:p>15.7714020180563</text:p>
              </table:table-cell>
              <table:table-cell office:value-type="float" office:value="NaN">
                <text:p>NaN</text:p>
              </table:table-cell>
              <table:table-cell office:value-type="float" office:value="19.1996169953998">
                <text:p>19.19961699539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8.3414424">
                <text:p>348.3414424</text:p>
              </table:table-cell>
              <table:table-cell office:value-type="float" office:value="15.8004514073287">
                <text:p>15.8004514073287</text:p>
              </table:table-cell>
              <table:table-cell office:value-type="float" office:value="NaN">
                <text:p>NaN</text:p>
              </table:table-cell>
              <table:table-cell office:value-type="float" office:value="19.2760564757977">
                <text:p>19.27605647579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9.411976">
                <text:p>359.411976</text:p>
              </table:table-cell>
              <table:table-cell office:value-type="float" office:value="15.8206054168879">
                <text:p>15.8206054168879</text:p>
              </table:table-cell>
              <table:table-cell office:value-type="float" office:value="NaN">
                <text:p>NaN</text:p>
              </table:table-cell>
              <table:table-cell office:value-type="float" office:value="19.3523641365804">
                <text:p>19.35236413658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0.8146708">
                <text:p>370.8146708</text:p>
              </table:table-cell>
              <table:table-cell office:value-type="float" office:value="15.8310939989379">
                <text:p>15.8310939989379</text:p>
              </table:table-cell>
              <table:table-cell office:value-type="float" office:value="NaN">
                <text:p>NaN</text:p>
              </table:table-cell>
              <table:table-cell office:value-type="float" office:value="19.428542434569">
                <text:p>19.4285424345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2.384576">
                <text:p>382.384576</text:p>
              </table:table-cell>
              <table:table-cell office:value-type="float" office:value="15.8310939989379">
                <text:p>15.8310939989379</text:p>
              </table:table-cell>
              <table:table-cell office:value-type="float" office:value="NaN">
                <text:p>NaN</text:p>
              </table:table-cell>
              <table:table-cell office:value-type="float" office:value="19.5034801113067">
                <text:p>19.50348011130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3.788024">
                <text:p>393.788024</text:p>
              </table:table-cell>
              <table:table-cell office:value-type="float" office:value="15.8206054168879">
                <text:p>15.8206054168879</text:p>
              </table:table-cell>
              <table:table-cell office:value-type="float" office:value="NaN">
                <text:p>NaN</text:p>
              </table:table-cell>
              <table:table-cell office:value-type="float" office:value="19.5751530594299">
                <text:p>19.57515305942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4.860064">
                <text:p>404.860064</text:p>
              </table:table-cell>
              <table:table-cell office:value-type="float" office:value="15.8004514073287">
                <text:p>15.8004514073287</text:p>
              </table:table-cell>
              <table:table-cell office:value-type="float" office:value="NaN">
                <text:p>NaN</text:p>
              </table:table-cell>
              <table:table-cell office:value-type="float" office:value="19.6427841132018">
                <text:p>19.64278411320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5.604462">
                <text:p>415.604462</text:p>
              </table:table-cell>
              <table:table-cell office:value-type="float" office:value="15.7714020180563">
                <text:p>15.7714020180563</text:p>
              </table:table-cell>
              <table:table-cell office:value-type="float" office:value="NaN">
                <text:p>NaN</text:p>
              </table:table-cell>
              <table:table-cell office:value-type="float" office:value="19.706668281591">
                <text:p>19.7066682815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6.040048">
                <text:p>426.040048</text:p>
              </table:table-cell>
              <table:table-cell office:value-type="float" office:value="15.7340945300053">
                <text:p>15.7340945300053</text:p>
              </table:table-cell>
              <table:table-cell office:value-type="float" office:value="NaN">
                <text:p>NaN</text:p>
              </table:table-cell>
              <table:table-cell office:value-type="float" office:value="19.7671545152206">
                <text:p>19.76715451522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36.170588">
                <text:p>436.170588</text:p>
              </table:table-cell>
              <table:table-cell office:value-type="float" office:value="15.6891396707382">
                <text:p>15.6891396707382</text:p>
              </table:table-cell>
              <table:table-cell office:value-type="float" office:value="NaN">
                <text:p>NaN</text:p>
              </table:table-cell>
              <table:table-cell office:value-type="float" office:value="19.8244717651433">
                <text:p>19.82447176514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6.00738">
                <text:p>446.00738</text:p>
              </table:table-cell>
              <table:table-cell office:value-type="float" office:value="15.6372012745619">
                <text:p>15.6372012745619</text:p>
              </table:table-cell>
              <table:table-cell office:value-type="float" office:value="NaN">
                <text:p>NaN</text:p>
              </table:table-cell>
              <table:table-cell office:value-type="float" office:value="19.8788670706545">
                <text:p>19.87886707065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55.557956">
                <text:p>455.557956</text:p>
              </table:table-cell>
              <table:table-cell office:value-type="float" office:value="15.5788369622942">
                <text:p>15.5788369622942</text:p>
              </table:table-cell>
              <table:table-cell office:value-type="float" office:value="NaN">
                <text:p>NaN</text:p>
              </table:table-cell>
              <table:table-cell office:value-type="float" office:value="19.9305437673429">
                <text:p>19.93054376734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64.829848">
                <text:p>464.829848</text:p>
              </table:table-cell>
              <table:table-cell office:value-type="float" office:value="15.5146840148699">
                <text:p>15.5146840148699</text:p>
              </table:table-cell>
              <table:table-cell office:value-type="float" office:value="NaN">
                <text:p>NaN</text:p>
              </table:table-cell>
              <table:table-cell office:value-type="float" office:value="19.9796863910814">
                <text:p>19.97968639108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73.830588">
                <text:p>473.830588</text:p>
              </table:table-cell>
              <table:table-cell office:value-type="float" office:value="15.4452734997345">
                <text:p>15.4452734997345</text:p>
              </table:table-cell>
              <table:table-cell office:value-type="float" office:value="NaN">
                <text:p>NaN</text:p>
              </table:table-cell>
              <table:table-cell office:value-type="float" office:value="20.0264630451865">
                <text:p>20.02646304518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82.567708">
                <text:p>482.567708</text:p>
              </table:table-cell>
              <table:table-cell office:value-type="float" office:value="15.3711895910781">
                <text:p>15.3711895910781</text:p>
              </table:table-cell>
              <table:table-cell office:value-type="float" office:value="NaN">
                <text:p>NaN</text:p>
              </table:table-cell>
              <table:table-cell office:value-type="float" office:value="20.07102741072">
                <text:p>20.071027410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91.052506">
                <text:p>491.052506</text:p>
              </table:table-cell>
              <table:table-cell office:value-type="float" office:value="15.292936802974">
                <text:p>15.292936802974</text:p>
              </table:table-cell>
              <table:table-cell office:value-type="float" office:value="NaN">
                <text:p>NaN</text:p>
              </table:table-cell>
              <table:table-cell office:value-type="float" office:value="20.1135391681481">
                <text:p>20.11353916814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99.292514">
                <text:p>499.292514</text:p>
              </table:table-cell>
              <table:table-cell office:value-type="float" office:value="15.2109665427509">
                <text:p>15.2109665427509</text:p>
              </table:table-cell>
              <table:table-cell office:value-type="float" office:value="NaN">
                <text:p>NaN</text:p>
              </table:table-cell>
              <table:table-cell office:value-type="float" office:value="20.1541271326926">
                <text:p>20.15412713269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07.287732">
                <text:p>507.287732</text:p>
              </table:table-cell>
              <table:table-cell office:value-type="float" office:value="15.1257036643654">
                <text:p>15.1257036643654</text:p>
              </table:table-cell>
              <table:table-cell office:value-type="float" office:value="NaN">
                <text:p>NaN</text:p>
              </table:table-cell>
              <table:table-cell office:value-type="float" office:value="20.1928740520756">
                <text:p>20.19287405207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15.053224">
                <text:p>515.053224</text:p>
              </table:table-cell>
              <table:table-cell office:value-type="float" office:value="15.0375464684015">
                <text:p>15.0375464684015</text:p>
              </table:table-cell>
              <table:table-cell office:value-type="float" office:value="NaN">
                <text:p>NaN</text:p>
              </table:table-cell>
              <table:table-cell office:value-type="float" office:value="20.2299274216989">
                <text:p>20.22992742169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22.592756">
                <text:p>522.592756</text:p>
              </table:table-cell>
              <table:table-cell office:value-type="float" office:value="14.9468135953266">
                <text:p>14.9468135953266</text:p>
              </table:table-cell>
              <table:table-cell office:value-type="float" office:value="NaN">
                <text:p>NaN</text:p>
              </table:table-cell>
              <table:table-cell office:value-type="float" office:value="20.2653719305574">
                <text:p>20.26537193055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29.910094">
                <text:p>529.910094</text:p>
              </table:table-cell>
              <table:table-cell office:value-type="float" office:value="14.8538236856081">
                <text:p>14.8538236856081</text:p>
              </table:table-cell>
              <table:table-cell office:value-type="float" office:value="NaN">
                <text:p>NaN</text:p>
              </table:table-cell>
              <table:table-cell office:value-type="float" office:value="20.2992862394986">
                <text:p>20.29928623949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37.016536">
                <text:p>537.016536</text:p>
              </table:table-cell>
              <table:table-cell office:value-type="float" office:value="14.7588157195964">
                <text:p>14.7588157195964</text:p>
              </table:table-cell>
              <table:table-cell office:value-type="float" office:value="NaN">
                <text:p>NaN</text:p>
              </table:table-cell>
              <table:table-cell office:value-type="float" office:value="20.3317777739777">
                <text:p>20.33177777397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43.915848">
                <text:p>543.915848</text:p>
              </table:table-cell>
              <table:table-cell office:value-type="float" office:value="14.6620286776421">
                <text:p>14.6620286776421</text:p>
              </table:table-cell>
              <table:table-cell office:value-type="float" office:value="NaN">
                <text:p>NaN</text:p>
              </table:table-cell>
              <table:table-cell office:value-type="float" office:value="20.3629135212526">
                <text:p>20.36291352125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0.611796">
                <text:p>550.611796</text:p>
              </table:table-cell>
              <table:table-cell office:value-type="float" office:value="14.563648433351">
                <text:p>14.563648433351</text:p>
              </table:table-cell>
              <table:table-cell office:value-type="float" office:value="NaN">
                <text:p>NaN</text:p>
              </table:table-cell>
              <table:table-cell office:value-type="float" office:value="20.3927561375127">
                <text:p>20.39275613751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57.115678">
                <text:p>557.115678</text:p>
              </table:table-cell>
              <table:table-cell office:value-type="float" office:value="14.4638874137015">
                <text:p>14.4638874137015</text:p>
              </table:table-cell>
              <table:table-cell office:value-type="float" office:value="NaN">
                <text:p>NaN</text:p>
              </table:table-cell>
              <table:table-cell office:value-type="float" office:value="20.4213973141355">
                <text:p>20.42139731413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3.427494">
                <text:p>563.427494</text:p>
              </table:table-cell>
              <table:table-cell office:value-type="float" office:value="14.3628518321827">
                <text:p>14.3628518321827</text:p>
              </table:table-cell>
              <table:table-cell office:value-type="float" office:value="NaN">
                <text:p>NaN</text:p>
              </table:table-cell>
              <table:table-cell office:value-type="float" office:value="20.4488747668136">
                <text:p>20.44887476681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8cm" svg:height="8.994cm" xlink:href=".." xlink:type="simple" chart:class="chart:scatter" chart:style-name="ch1">
        <chart:legend chart:legend-position="end" svg:x="12.977cm" svg:y="3.948cm" style:legend-expansion="high" chart:style-name="ch2"/>
        <chart:plot-area chart:style-name="ch3" table:cell-range-address="haut_Re.D4:haut_Re.F17" svg:x="0.77cm" svg:y="0.851cm" svg:width="11.567cm" svg:height="7.544cm">
          <chartooo:coordinate-region svg:x="2.822cm" svg:y="1.052cm" svg:width="8.613cm" svg:height="6.6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aut_Re.E4:haut_Re.E17" chart:class="chart:scatter">
            <chart:domain table:cell-range-address="haut_Re.D4:haut_Re.D17"/>
            <chart:data-point chart:repeated="14"/>
          </chart:series>
          <chart:series chart:style-name="ch8" chart:values-cell-range-address="haut_Re.F4:haut_Re.F17" chart:class="chart:scatter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.6316">
                <text:p>52.6316</text:p>
                <draw:g>
                  <svg:desc>haut_Re.D4:haut_Re.D17</svg:desc>
                </draw:g>
              </table:table-cell>
              <table:table-cell office:value-type="float" office:value="14.8774">
                <text:p>14.8774</text:p>
                <draw:g>
                  <svg:desc>haut_Re.E4:haut_Re.E17</svg:desc>
                </draw:g>
              </table:table-cell>
              <table:table-cell office:value-type="float" office:value="14.6666260971113">
                <text:p>14.6666260971113</text:p>
                <draw:g>
                  <svg:desc>haut_Re.F4:haut_Re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7.895">
                <text:p>157.895</text:p>
              </table:table-cell>
              <table:table-cell office:value-type="float" office:value="17.4971">
                <text:p>17.4971</text:p>
              </table:table-cell>
              <table:table-cell office:value-type="float" office:value="17.3461713540222">
                <text:p>17.3461713540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3.158">
                <text:p>263.158</text:p>
              </table:table-cell>
              <table:table-cell office:value-type="float" office:value="18.9377">
                <text:p>18.9377</text:p>
              </table:table-cell>
              <table:table-cell office:value-type="float" office:value="18.5920844201213">
                <text:p>18.5920844201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8.421">
                <text:p>368.421</text:p>
              </table:table-cell>
              <table:table-cell office:value-type="float" office:value="19.9325">
                <text:p>19.9325</text:p>
              </table:table-cell>
              <table:table-cell office:value-type="float" office:value="19.4127470878387">
                <text:p>19.41274708783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3.684">
                <text:p>473.684</text:p>
              </table:table-cell>
              <table:table-cell office:value-type="float" office:value="20.6742">
                <text:p>20.6742</text:p>
              </table:table-cell>
              <table:table-cell office:value-type="float" office:value="20.025708372457">
                <text:p>20.0257083724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8.947">
                <text:p>578.947</text:p>
              </table:table-cell>
              <table:table-cell office:value-type="float" office:value="21.2409">
                <text:p>21.2409</text:p>
              </table:table-cell>
              <table:table-cell office:value-type="float" office:value="20.5151486250006">
                <text:p>20.51514862500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4.211">
                <text:p>684.211</text:p>
              </table:table-cell>
              <table:table-cell office:value-type="float" office:value="21.6646">
                <text:p>21.6646</text:p>
              </table:table-cell>
              <table:table-cell office:value-type="float" office:value="20.9226008526456">
                <text:p>20.92260085264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9.474">
                <text:p>789.474</text:p>
              </table:table-cell>
              <table:table-cell office:value-type="float" office:value="21.9575">
                <text:p>21.9575</text:p>
              </table:table-cell>
              <table:table-cell office:value-type="float" office:value="21.2716265876045">
                <text:p>21.2716265876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4.737">
                <text:p>894.737</text:p>
              </table:table-cell>
              <table:table-cell office:value-type="float" office:value="22.1271">
                <text:p>22.1271</text:p>
              </table:table-cell>
              <table:table-cell office:value-type="float" office:value="21.5769020008353">
                <text:p>21.57690200083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22.1821">
                <text:p>22.1821</text:p>
              </table:table-cell>
              <table:table-cell office:value-type="float" office:value="21.8481836072735">
                <text:p>21.84818360727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5.26">
                <text:p>1105.26</text:p>
              </table:table-cell>
              <table:table-cell office:value-type="float" office:value="22.1271">
                <text:p>22.1271</text:p>
              </table:table-cell>
              <table:table-cell office:value-type="float" office:value="22.0922826351029">
                <text:p>22.09228263510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10.53">
                <text:p>1210.53</text:p>
              </table:table-cell>
              <table:table-cell office:value-type="float" office:value="21.9575">
                <text:p>21.9575</text:p>
              </table:table-cell>
              <table:table-cell office:value-type="float" office:value="22.314179412728">
                <text:p>22.3141794127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15.79">
                <text:p>1315.79</text:p>
              </table:table-cell>
              <table:table-cell office:value-type="float" office:value="21.6646">
                <text:p>21.6646</text:p>
              </table:table-cell>
              <table:table-cell office:value-type="float" office:value="22.5175427431313">
                <text:p>22.51754274313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1.05">
                <text:p>1421.05</text:p>
              </table:table-cell>
              <table:table-cell office:value-type="float" office:value="21.2409">
                <text:p>21.2409</text:p>
              </table:table-cell>
              <table:table-cell office:value-type="float" office:value="22.7052471072353">
                <text:p>22.70524710723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9cm" svg:height="8.994cm" xlink:href=".." xlink:type="simple" chart:class="chart:scatter" chart:style-name="ch1">
        <chart:legend svg:x="11.101cm" svg:y="5.561cm" style:legend-expansion="custom" chartooo:width="2.86cm" chartooo:height="1.596cm" style:legend-expansion-aspect-ratio="1.79197994987469" chart:style-name="ch2"/>
        <chart:plot-area chart:style-name="ch3" table:cell-range-address="OpenFOAM.D4:OpenFOAM.G103" svg:x="0.771cm" svg:y="0.853cm" svg:width="14.638cm" svg:height="7.539cm">
          <chartooo:coordinate-region svg:x="2.823cm" svg:y="1.053cm" svg:width="11.693cm" svg:height="6.6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penFOAM.E4:OpenFOAM.E103" chart:class="chart:scatter">
            <chart:domain table:cell-range-address="OpenFOAM.D4:OpenFOAM.D103"/>
            <chart:data-point chart:repeated="100"/>
          </chart:series>
          <chart:series chart:style-name="ch8" chart:values-cell-range-address="OpenFOAM.F4:OpenFOAM.F103" chart:class="chart:scatter">
            <chart:data-point chart:repeated="100"/>
          </chart:series>
          <chart:series chart:style-name="ch9" chart:values-cell-range-address="OpenFOAM.G4:OpenFOAM.G103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  <table:table-cell office:value-type="string">
                <text:p>Colonne F</text:p>
              </table:table-cell>
              <table:table-cell office:value-type="string">
                <text:p>Colonn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446">
                <text:p>0.5446</text:p>
                <draw:g>
                  <svg:desc>OpenFOAM.D4:OpenFOAM.D103</svg:desc>
                </draw:g>
              </table:table-cell>
              <table:table-cell office:value-type="float" office:value="0.544876973925817">
                <text:p>0.544876973925817</text:p>
                <draw:g>
                  <svg:desc>OpenFOAM.E4:OpenFOAM.E103</svg:desc>
                </draw:g>
              </table:table-cell>
              <table:table-cell office:value-type="float" office:value="0.5446">
                <text:p>0.5446</text:p>
                <draw:g>
                  <svg:desc>OpenFOAM.F4:OpenFOAM.F103</svg:desc>
                </draw:g>
              </table:table-cell>
              <table:table-cell office:value-type="float" office:value="NaN">
                <text:p>NaN</text:p>
                <draw:g>
                  <svg:desc>OpenFOAM.G4:OpenFOAM.G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75769">
                <text:p>3.275769</text:p>
              </table:table-cell>
              <table:table-cell office:value-type="float" office:value="3.23580609621741">
                <text:p>3.23580609621741</text:p>
              </table:table-cell>
              <table:table-cell office:value-type="float" office:value="3.275769">
                <text:p>3.275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006938">
                <text:p>6.006938</text:p>
              </table:table-cell>
              <table:table-cell office:value-type="float" office:value="5.87073081160485">
                <text:p>5.87073081160485</text:p>
              </table:table-cell>
              <table:table-cell office:value-type="float" office:value="6.006938">
                <text:p>6.006938</text:p>
              </table:table-cell>
              <table:table-cell office:value-type="float" office:value="9.37296374273886">
                <text:p>9.372963742738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738107">
                <text:p>8.738107</text:p>
              </table:table-cell>
              <table:table-cell office:value-type="float" office:value="8.23393316195373">
                <text:p>8.23393316195373</text:p>
              </table:table-cell>
              <table:table-cell office:value-type="float" office:value="8.738107">
                <text:p>8.738107</text:p>
              </table:table-cell>
              <table:table-cell office:value-type="float" office:value="10.2870575019984">
                <text:p>10.28705750199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4695483">
                <text:p>11.4695483</text:p>
              </table:table-cell>
              <table:table-cell office:value-type="float" office:value="10.053617333823">
                <text:p>10.053617333823</text:p>
              </table:table-cell>
              <table:table-cell office:value-type="float" office:value="11.4695483">
                <text:p>11.4695483</text:p>
              </table:table-cell>
              <table:table-cell office:value-type="float" office:value="10.9504769496876">
                <text:p>10.95047694968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2007173">
                <text:p>14.2007173</text:p>
              </table:table-cell>
              <table:table-cell office:value-type="float" office:value="11.3081160484759">
                <text:p>11.3081160484759</text:p>
              </table:table-cell>
              <table:table-cell office:value-type="float" office:value="14.2007173">
                <text:p>14.2007173</text:p>
              </table:table-cell>
              <table:table-cell office:value-type="float" office:value="11.4714450668681">
                <text:p>11.47144506686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9318863">
                <text:p>16.9318863</text:p>
              </table:table-cell>
              <table:table-cell office:value-type="float" office:value="12.2420124862284">
                <text:p>12.2420124862284</text:p>
              </table:table-cell>
              <table:table-cell office:value-type="float" office:value="16.9318863">
                <text:p>16.9318863</text:p>
              </table:table-cell>
              <table:table-cell office:value-type="float" office:value="11.9004844086353">
                <text:p>11.90048440863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6630553">
                <text:p>19.6630553</text:p>
              </table:table-cell>
              <table:table-cell office:value-type="float" office:value="12.9573999265516">
                <text:p>12.9573999265516</text:p>
              </table:table-cell>
              <table:table-cell office:value-type="float" office:value="NaN">
                <text:p>NaN</text:p>
              </table:table-cell>
              <table:table-cell office:value-type="float" office:value="12.2652231940542">
                <text:p>12.26522319405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.3942243">
                <text:p>22.3942243</text:p>
              </table:table-cell>
              <table:table-cell office:value-type="float" office:value="13.521116415718">
                <text:p>13.521116415718</text:p>
              </table:table-cell>
              <table:table-cell office:value-type="float" office:value="NaN">
                <text:p>NaN</text:p>
              </table:table-cell>
              <table:table-cell office:value-type="float" office:value="12.5824465411307">
                <text:p>12.58244654113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1253933">
                <text:p>25.1253933</text:p>
              </table:table-cell>
              <table:table-cell office:value-type="float" office:value="13.9919206757253">
                <text:p>13.9919206757253</text:p>
              </table:table-cell>
              <table:table-cell office:value-type="float" office:value="NaN">
                <text:p>NaN</text:p>
              </table:table-cell>
              <table:table-cell office:value-type="float" office:value="12.8631195609465">
                <text:p>12.86311956094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85629">
                <text:p>27.85629</text:p>
              </table:table-cell>
              <table:table-cell office:value-type="float" office:value="14.3955196474477">
                <text:p>14.3955196474477</text:p>
              </table:table-cell>
              <table:table-cell office:value-type="float" office:value="NaN">
                <text:p>NaN</text:p>
              </table:table-cell>
              <table:table-cell office:value-type="float" office:value="13.1147775455004">
                <text:p>13.1147775455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.587459">
                <text:p>30.587459</text:p>
              </table:table-cell>
              <table:table-cell office:value-type="float" office:value="14.7484392214469">
                <text:p>14.7484392214469</text:p>
              </table:table-cell>
              <table:table-cell office:value-type="float" office:value="NaN">
                <text:p>NaN</text:p>
              </table:table-cell>
              <table:table-cell office:value-type="float" office:value="13.3429026545148">
                <text:p>13.34290265451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.318628">
                <text:p>33.318628</text:p>
              </table:table-cell>
              <table:table-cell office:value-type="float" office:value="15.0594932060228">
                <text:p>15.0594932060228</text:p>
              </table:table-cell>
              <table:table-cell office:value-type="float" office:value="NaN">
                <text:p>NaN</text:p>
              </table:table-cell>
              <table:table-cell office:value-type="float" office:value="13.5515039999519">
                <text:p>13.55150399995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.049797">
                <text:p>36.049797</text:p>
              </table:table-cell>
              <table:table-cell office:value-type="float" office:value="15.3371281674624">
                <text:p>15.3371281674624</text:p>
              </table:table-cell>
              <table:table-cell office:value-type="float" office:value="NaN">
                <text:p>NaN</text:p>
              </table:table-cell>
              <table:table-cell office:value-type="float" office:value="13.7436615430418">
                <text:p>13.74366154304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.780966">
                <text:p>38.780966</text:p>
              </table:table-cell>
              <table:table-cell office:value-type="float" office:value="15.5905251560779">
                <text:p>15.5905251560779</text:p>
              </table:table-cell>
              <table:table-cell office:value-type="float" office:value="NaN">
                <text:p>NaN</text:p>
              </table:table-cell>
              <table:table-cell office:value-type="float" office:value="13.9217794128087">
                <text:p>13.92177941280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.512135">
                <text:p>41.512135</text:p>
              </table:table-cell>
              <table:table-cell office:value-type="float" office:value="15.8248255600441">
                <text:p>15.8248255600441</text:p>
              </table:table-cell>
              <table:table-cell office:value-type="float" office:value="NaN">
                <text:p>NaN</text:p>
              </table:table-cell>
              <table:table-cell office:value-type="float" office:value="14.0877702295899">
                <text:p>14.08777022958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.243304">
                <text:p>44.243304</text:p>
              </table:table-cell>
              <table:table-cell office:value-type="float" office:value="16.0437017994859">
                <text:p>16.0437017994859</text:p>
              </table:table-cell>
              <table:table-cell office:value-type="float" office:value="NaN">
                <text:p>NaN</text:p>
              </table:table-cell>
              <table:table-cell office:value-type="float" office:value="14.2431805804139">
                <text:p>14.24318058041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.974473">
                <text:p>46.974473</text:p>
              </table:table-cell>
              <table:table-cell office:value-type="float" office:value="16.240910760191">
                <text:p>16.240910760191</text:p>
              </table:table-cell>
              <table:table-cell office:value-type="float" office:value="NaN">
                <text:p>NaN</text:p>
              </table:table-cell>
              <table:table-cell office:value-type="float" office:value="14.3892788451298">
                <text:p>14.38927884512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.705642">
                <text:p>49.705642</text:p>
              </table:table-cell>
              <table:table-cell office:value-type="float" office:value="16.4285714285714">
                <text:p>16.4285714285714</text:p>
              </table:table-cell>
              <table:table-cell office:value-type="float" office:value="NaN">
                <text:p>NaN</text:p>
              </table:table-cell>
              <table:table-cell office:value-type="float" office:value="14.5271181653325">
                <text:p>14.52711816533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.436811">
                <text:p>52.436811</text:p>
              </table:table-cell>
              <table:table-cell office:value-type="float" office:value="16.6074182886522">
                <text:p>16.6074182886522</text:p>
              </table:table-cell>
              <table:table-cell office:value-type="float" office:value="NaN">
                <text:p>NaN</text:p>
              </table:table-cell>
              <table:table-cell office:value-type="float" office:value="14.6575825480229">
                <text:p>14.65758254802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.16798">
                <text:p>55.16798</text:p>
              </table:table-cell>
              <table:table-cell office:value-type="float" office:value="16.7708409842086">
                <text:p>16.7708409842086</text:p>
              </table:table-cell>
              <table:table-cell office:value-type="float" office:value="NaN">
                <text:p>NaN</text:p>
              </table:table-cell>
              <table:table-cell office:value-type="float" office:value="14.7814212500297">
                <text:p>14.78142125002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.899149">
                <text:p>57.899149</text:p>
              </table:table-cell>
              <table:table-cell office:value-type="float" office:value="16.9294895336026">
                <text:p>16.9294895336026</text:p>
              </table:table-cell>
              <table:table-cell office:value-type="float" office:value="NaN">
                <text:p>NaN</text:p>
              </table:table-cell>
              <table:table-cell office:value-type="float" office:value="14.8992748456492">
                <text:p>14.89927484564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.630318">
                <text:p>60.630318</text:p>
              </table:table-cell>
              <table:table-cell office:value-type="float" office:value="17.0785897906721">
                <text:p>17.0785897906721</text:p>
              </table:table-cell>
              <table:table-cell office:value-type="float" office:value="NaN">
                <text:p>NaN</text:p>
              </table:table-cell>
              <table:table-cell office:value-type="float" office:value="15.0116952804833">
                <text:p>15.01169528048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3.361487">
                <text:p>63.361487</text:p>
              </table:table-cell>
              <table:table-cell office:value-type="float" office:value="17.2207124495042">
                <text:p>17.2207124495042</text:p>
              </table:table-cell>
              <table:table-cell office:value-type="float" office:value="NaN">
                <text:p>NaN</text:p>
              </table:table-cell>
              <table:table-cell office:value-type="float" office:value="15.119161503162">
                <text:p>15.1191615031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.092656">
                <text:p>66.092656</text:p>
              </table:table-cell>
              <table:table-cell office:value-type="float" office:value="17.3576937201616">
                <text:p>17.3576937201616</text:p>
              </table:table-cell>
              <table:table-cell office:value-type="float" office:value="NaN">
                <text:p>NaN</text:p>
              </table:table-cell>
              <table:table-cell office:value-type="float" office:value="15.2220917958483">
                <text:p>15.22209179584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8.823825">
                <text:p>68.823825</text:p>
              </table:table-cell>
              <table:table-cell office:value-type="float" office:value="17.4862284245318">
                <text:p>17.4862284245318</text:p>
              </table:table-cell>
              <table:table-cell office:value-type="float" office:value="NaN">
                <text:p>NaN</text:p>
              </table:table-cell>
              <table:table-cell office:value-type="float" office:value="15.320853606337">
                <text:p>15.3208536063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.554994">
                <text:p>71.554994</text:p>
              </table:table-cell>
              <table:table-cell office:value-type="float" office:value="17.6129269188395">
                <text:p>17.6129269188395</text:p>
              </table:table-cell>
              <table:table-cell office:value-type="float" office:value="NaN">
                <text:p>NaN</text:p>
              </table:table-cell>
              <table:table-cell office:value-type="float" office:value="15.4157714656372">
                <text:p>15.41577146563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.286163">
                <text:p>74.286163</text:p>
              </table:table-cell>
              <table:table-cell office:value-type="float" office:value="17.7311788468601">
                <text:p>17.7311788468601</text:p>
              </table:table-cell>
              <table:table-cell office:value-type="float" office:value="NaN">
                <text:p>NaN</text:p>
              </table:table-cell>
              <table:table-cell office:value-type="float" office:value="15.5071334216745">
                <text:p>15.50713342167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.017332">
                <text:p>77.017332</text:p>
              </table:table-cell>
              <table:table-cell office:value-type="float" office:value="17.8479618068307">
                <text:p>17.8479618068307</text:p>
              </table:table-cell>
              <table:table-cell office:value-type="float" office:value="NaN">
                <text:p>NaN</text:p>
              </table:table-cell>
              <table:table-cell office:value-type="float" office:value="15.5951963108137">
                <text:p>15.59519631081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.748501">
                <text:p>79.748501</text:p>
              </table:table-cell>
              <table:table-cell office:value-type="float" office:value="17.9573999265516">
                <text:p>17.9573999265516</text:p>
              </table:table-cell>
              <table:table-cell office:value-type="float" office:value="NaN">
                <text:p>NaN</text:p>
              </table:table-cell>
              <table:table-cell office:value-type="float" office:value="15.680190110366">
                <text:p>15.6801901103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2.47967">
                <text:p>82.47967</text:p>
              </table:table-cell>
              <table:table-cell office:value-type="float" office:value="18.065736320235">
                <text:p>18.065736320235</text:p>
              </table:table-cell>
              <table:table-cell office:value-type="float" office:value="NaN">
                <text:p>NaN</text:p>
              </table:table-cell>
              <table:table-cell office:value-type="float" office:value="15.7623215578799">
                <text:p>15.76232155787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5.210839">
                <text:p>85.210839</text:p>
              </table:table-cell>
              <table:table-cell office:value-type="float" office:value="18.1681968417187">
                <text:p>18.1681968417187</text:p>
              </table:table-cell>
              <table:table-cell office:value-type="float" office:value="NaN">
                <text:p>NaN</text:p>
              </table:table-cell>
              <table:table-cell office:value-type="float" office:value="15.8417771806185">
                <text:p>15.84177718061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.942008">
                <text:p>87.942008</text:p>
              </table:table-cell>
              <table:table-cell office:value-type="float" office:value="18.2688211531399">
                <text:p>18.2688211531399</text:p>
              </table:table-cell>
              <table:table-cell office:value-type="float" office:value="NaN">
                <text:p>NaN</text:p>
              </table:table-cell>
              <table:table-cell office:value-type="float" office:value="15.9187258469323">
                <text:p>15.91872584693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.673177">
                <text:p>90.673177</text:p>
              </table:table-cell>
              <table:table-cell office:value-type="float" office:value="18.3657730444363">
                <text:p>18.3657730444363</text:p>
              </table:table-cell>
              <table:table-cell office:value-type="float" office:value="NaN">
                <text:p>NaN</text:p>
              </table:table-cell>
              <table:table-cell office:value-type="float" office:value="15.99332092731">
                <text:p>15.993320927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3.407069">
                <text:p>93.407069</text:p>
              </table:table-cell>
              <table:table-cell office:value-type="float" office:value="18.4590525156078">
                <text:p>18.4590525156078</text:p>
              </table:table-cell>
              <table:table-cell office:value-type="float" office:value="NaN">
                <text:p>NaN</text:p>
              </table:table-cell>
              <table:table-cell office:value-type="float" office:value="16.0657732380382">
                <text:p>16.06577323803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6.138238">
                <text:p>96.138238</text:p>
              </table:table-cell>
              <table:table-cell office:value-type="float" office:value="18.5515975027543">
                <text:p>18.5515975027543</text:p>
              </table:table-cell>
              <table:table-cell office:value-type="float" office:value="NaN">
                <text:p>NaN</text:p>
              </table:table-cell>
              <table:table-cell office:value-type="float" office:value="16.1360661825822">
                <text:p>16.13606618258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8.869407">
                <text:p>98.869407</text:p>
              </table:table-cell>
              <table:table-cell office:value-type="float" office:value="18.6382666177011">
                <text:p>18.6382666177011</text:p>
              </table:table-cell>
              <table:table-cell office:value-type="float" office:value="NaN">
                <text:p>NaN</text:p>
              </table:table-cell>
              <table:table-cell office:value-type="float" office:value="16.2043898978444">
                <text:p>16.20438989784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1.600576">
                <text:p>101.600576</text:p>
              </table:table-cell>
              <table:table-cell office:value-type="float" office:value="18.7249357326478">
                <text:p>18.7249357326478</text:p>
              </table:table-cell>
              <table:table-cell office:value-type="float" office:value="NaN">
                <text:p>NaN</text:p>
              </table:table-cell>
              <table:table-cell office:value-type="float" office:value="16.2708517180967">
                <text:p>16.27085171809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4.331745">
                <text:p>104.331745</text:p>
              </table:table-cell>
              <table:table-cell office:value-type="float" office:value="18.8079324274697">
                <text:p>18.8079324274697</text:p>
              </table:table-cell>
              <table:table-cell office:value-type="float" office:value="NaN">
                <text:p>NaN</text:p>
              </table:table-cell>
              <table:table-cell office:value-type="float" office:value="16.3355504344244">
                <text:p>16.33555043442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7.062914">
                <text:p>107.062914</text:p>
              </table:table-cell>
              <table:table-cell office:value-type="float" office:value="18.8887256702167">
                <text:p>18.8887256702167</text:p>
              </table:table-cell>
              <table:table-cell office:value-type="float" office:value="NaN">
                <text:p>NaN</text:p>
              </table:table-cell>
              <table:table-cell office:value-type="float" office:value="16.3985771779928">
                <text:p>16.39857717799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9.794083">
                <text:p>109.794083</text:p>
              </table:table-cell>
              <table:table-cell office:value-type="float" office:value="18.9691516709512">
                <text:p>18.9691516709512</text:p>
              </table:table-cell>
              <table:table-cell office:value-type="float" office:value="NaN">
                <text:p>NaN</text:p>
              </table:table-cell>
              <table:table-cell office:value-type="float" office:value="16.4600161920353">
                <text:p>16.46001619203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2.525252">
                <text:p>112.525252</text:p>
              </table:table-cell>
              <table:table-cell office:value-type="float" office:value="19.0440690414984">
                <text:p>19.0440690414984</text:p>
              </table:table-cell>
              <table:table-cell office:value-type="float" office:value="NaN">
                <text:p>NaN</text:p>
              </table:table-cell>
              <table:table-cell office:value-type="float" office:value="16.5199455089727">
                <text:p>16.51994550897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5.256421">
                <text:p>115.256421</text:p>
              </table:table-cell>
              <table:table-cell office:value-type="float" office:value="19.119353654058">
                <text:p>19.119353654058</text:p>
              </table:table-cell>
              <table:table-cell office:value-type="float" office:value="NaN">
                <text:p>NaN</text:p>
              </table:table-cell>
              <table:table-cell office:value-type="float" office:value="16.5784375463189">
                <text:p>16.57843754631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7.98759">
                <text:p>117.98759</text:p>
              </table:table-cell>
              <table:table-cell office:value-type="float" office:value="19.1928020565553">
                <text:p>19.1928020565553</text:p>
              </table:table-cell>
              <table:table-cell office:value-type="float" office:value="NaN">
                <text:p>NaN</text:p>
              </table:table-cell>
              <table:table-cell office:value-type="float" office:value="16.6355596327889">
                <text:p>16.63555963278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0.718759">
                <text:p>120.718759</text:p>
              </table:table-cell>
              <table:table-cell office:value-type="float" office:value="19.2625780389277">
                <text:p>19.2625780389277</text:p>
              </table:table-cell>
              <table:table-cell office:value-type="float" office:value="NaN">
                <text:p>NaN</text:p>
              </table:table-cell>
              <table:table-cell office:value-type="float" office:value="16.6913744741951">
                <text:p>16.69137447419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3.449928">
                <text:p>123.449928</text:p>
              </table:table-cell>
              <table:table-cell office:value-type="float" office:value="19.3327212633125">
                <text:p>19.3327212633125</text:p>
              </table:table-cell>
              <table:table-cell office:value-type="float" office:value="NaN">
                <text:p>NaN</text:p>
              </table:table-cell>
              <table:table-cell office:value-type="float" office:value="16.7459405672169">
                <text:p>16.74594056721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6.181097">
                <text:p>126.181097</text:p>
              </table:table-cell>
              <table:table-cell office:value-type="float" office:value="19.3999265515975">
                <text:p>19.3999265515975</text:p>
              </table:table-cell>
              <table:table-cell office:value-type="float" office:value="NaN">
                <text:p>NaN</text:p>
              </table:table-cell>
              <table:table-cell office:value-type="float" office:value="16.7993125678882">
                <text:p>16.79931256788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8.912266">
                <text:p>128.912266</text:p>
              </table:table-cell>
              <table:table-cell office:value-type="float" office:value="19.4649283878076">
                <text:p>19.4649283878076</text:p>
              </table:table-cell>
              <table:table-cell office:value-type="float" office:value="NaN">
                <text:p>NaN</text:p>
              </table:table-cell>
              <table:table-cell office:value-type="float" office:value="16.851541620624">
                <text:p>16.8515416206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1.643435">
                <text:p>131.643435</text:p>
              </table:table-cell>
              <table:table-cell office:value-type="float" office:value="19.5299302240176">
                <text:p>19.5299302240176</text:p>
              </table:table-cell>
              <table:table-cell office:value-type="float" office:value="NaN">
                <text:p>NaN</text:p>
              </table:table-cell>
              <table:table-cell office:value-type="float" office:value="16.9026756527491">
                <text:p>16.90267565274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4.374604">
                <text:p>134.374604</text:p>
              </table:table-cell>
              <table:table-cell office:value-type="float" office:value="19.5919941241278">
                <text:p>19.5919941241278</text:p>
              </table:table-cell>
              <table:table-cell office:value-type="float" office:value="NaN">
                <text:p>NaN</text:p>
              </table:table-cell>
              <table:table-cell office:value-type="float" office:value="16.9527596387825">
                <text:p>16.95275963878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7.105773">
                <text:p>137.105773</text:p>
              </table:table-cell>
              <table:table-cell office:value-type="float" office:value="19.6522218141755">
                <text:p>19.6522218141755</text:p>
              </table:table-cell>
              <table:table-cell office:value-type="float" office:value="NaN">
                <text:p>NaN</text:p>
              </table:table-cell>
              <table:table-cell office:value-type="float" office:value="17.0018358381272">
                <text:p>17.00183583812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9.836942">
                <text:p>139.836942</text:p>
              </table:table-cell>
              <table:table-cell office:value-type="float" office:value="19.7128167462358">
                <text:p>19.7128167462358</text:p>
              </table:table-cell>
              <table:table-cell office:value-type="float" office:value="NaN">
                <text:p>NaN</text:p>
              </table:table-cell>
              <table:table-cell office:value-type="float" office:value="17.049944009315">
                <text:p>17.0499440093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2.568111">
                <text:p>142.568111</text:p>
              </table:table-cell>
              <table:table-cell office:value-type="float" office:value="19.7701065001836">
                <text:p>19.7701065001836</text:p>
              </table:table-cell>
              <table:table-cell office:value-type="float" office:value="NaN">
                <text:p>NaN</text:p>
              </table:table-cell>
              <table:table-cell office:value-type="float" office:value="17.0971216035276">
                <text:p>17.09712160352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5.29928">
                <text:p>145.29928</text:p>
              </table:table-cell>
              <table:table-cell office:value-type="float" office:value="19.826294528094">
                <text:p>19.826294528094</text:p>
              </table:table-cell>
              <table:table-cell office:value-type="float" office:value="NaN">
                <text:p>NaN</text:p>
              </table:table-cell>
              <table:table-cell office:value-type="float" office:value="17.1434039397536">
                <text:p>17.14340393975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8.030449">
                <text:p>148.030449</text:p>
              </table:table-cell>
              <table:table-cell office:value-type="float" office:value="19.8821153139919">
                <text:p>19.8821153139919</text:p>
              </table:table-cell>
              <table:table-cell office:value-type="float" office:value="NaN">
                <text:p>NaN</text:p>
              </table:table-cell>
              <table:table-cell office:value-type="float" office:value="17.1888243636335">
                <text:p>17.18882436363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0.761618">
                <text:p>150.761618</text:p>
              </table:table-cell>
              <table:table-cell office:value-type="float" office:value="19.9357326478149">
                <text:p>19.9357326478149</text:p>
              </table:table-cell>
              <table:table-cell office:value-type="float" office:value="NaN">
                <text:p>NaN</text:p>
              </table:table-cell>
              <table:table-cell office:value-type="float" office:value="17.2334143917831">
                <text:p>17.23341439178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3.492787">
                <text:p>153.492787</text:p>
              </table:table-cell>
              <table:table-cell office:value-type="float" office:value="19.987146529563">
                <text:p>19.987146529563</text:p>
              </table:table-cell>
              <table:table-cell office:value-type="float" office:value="NaN">
                <text:p>NaN</text:p>
              </table:table-cell>
              <table:table-cell office:value-type="float" office:value="17.2772038431589">
                <text:p>17.27720384315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6.223956">
                <text:p>156.223956</text:p>
              </table:table-cell>
              <table:table-cell office:value-type="float" office:value="20.0389276533235">
                <text:p>20.0389276533235</text:p>
              </table:table-cell>
              <table:table-cell office:value-type="float" office:value="NaN">
                <text:p>NaN</text:p>
              </table:table-cell>
              <table:table-cell office:value-type="float" office:value="17.320220958838">
                <text:p>17.3202209588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8.955125">
                <text:p>158.955125</text:p>
              </table:table-cell>
              <table:table-cell office:value-type="float" office:value="20.0888725670217">
                <text:p>20.0888725670217</text:p>
              </table:table-cell>
              <table:table-cell office:value-type="float" office:value="NaN">
                <text:p>NaN</text:p>
              </table:table-cell>
              <table:table-cell office:value-type="float" office:value="17.3624925114163">
                <text:p>17.36249251141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1.686294">
                <text:p>161.686294</text:p>
              </table:table-cell>
              <table:table-cell office:value-type="float" office:value="20.1366140286449">
                <text:p>20.1366140286449</text:p>
              </table:table-cell>
              <table:table-cell office:value-type="float" office:value="NaN">
                <text:p>NaN</text:p>
              </table:table-cell>
              <table:table-cell office:value-type="float" office:value="17.4040439050873">
                <text:p>17.40404390508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4.417463">
                <text:p>164.417463</text:p>
              </table:table-cell>
              <table:table-cell office:value-type="float" office:value="20.1839882482556">
                <text:p>20.1839882482556</text:p>
              </table:table-cell>
              <table:table-cell office:value-type="float" office:value="NaN">
                <text:p>NaN</text:p>
              </table:table-cell>
              <table:table-cell office:value-type="float" office:value="17.444899267338">
                <text:p>17.4448992673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7.148632">
                <text:p>167.148632</text:p>
              </table:table-cell>
              <table:table-cell office:value-type="float" office:value="20.2309952258538">
                <text:p>20.2309952258538</text:p>
              </table:table-cell>
              <table:table-cell office:value-type="float" office:value="NaN">
                <text:p>NaN</text:p>
              </table:table-cell>
              <table:table-cell office:value-type="float" office:value="17.4850815330902">
                <text:p>17.48508153309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9.879801">
                <text:p>169.879801</text:p>
              </table:table-cell>
              <table:table-cell office:value-type="float" office:value="20.2743297833272">
                <text:p>20.2743297833272</text:p>
              </table:table-cell>
              <table:table-cell office:value-type="float" office:value="NaN">
                <text:p>NaN</text:p>
              </table:table-cell>
              <table:table-cell office:value-type="float" office:value="17.5246125220226">
                <text:p>17.52461252202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2.61097">
                <text:p>172.61097</text:p>
              </table:table-cell>
              <table:table-cell office:value-type="float" office:value="20.3176643408006">
                <text:p>20.3176643408006</text:p>
              </table:table-cell>
              <table:table-cell office:value-type="float" office:value="NaN">
                <text:p>NaN</text:p>
              </table:table-cell>
              <table:table-cell office:value-type="float" office:value="17.5635130097261">
                <text:p>17.56351300972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5.342139">
                <text:p>175.342139</text:p>
              </table:table-cell>
              <table:table-cell office:value-type="float" office:value="20.360998898274">
                <text:p>20.360998898274</text:p>
              </table:table-cell>
              <table:table-cell office:value-type="float" office:value="NaN">
                <text:p>NaN</text:p>
              </table:table-cell>
              <table:table-cell office:value-type="float" office:value="17.6018027932731">
                <text:p>17.60180279327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8.073308">
                <text:p>178.073308</text:p>
              </table:table-cell>
              <table:table-cell office:value-type="float" office:value="20.401028277635">
                <text:p>20.401028277635</text:p>
              </table:table-cell>
              <table:table-cell office:value-type="float" office:value="NaN">
                <text:p>NaN</text:p>
              </table:table-cell>
              <table:table-cell office:value-type="float" office:value="17.639500751719">
                <text:p>17.6395007517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0.804477">
                <text:p>180.804477</text:p>
              </table:table-cell>
              <table:table-cell office:value-type="float" office:value="20.4399559309585">
                <text:p>20.4399559309585</text:p>
              </table:table-cell>
              <table:table-cell office:value-type="float" office:value="NaN">
                <text:p>NaN</text:p>
              </table:table-cell>
              <table:table-cell office:value-type="float" office:value="17.6766249019991">
                <text:p>17.67662490199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3.535646">
                <text:p>183.535646</text:p>
              </table:table-cell>
              <table:table-cell office:value-type="float" office:value="20.4792508262945">
                <text:p>20.4792508262945</text:p>
              </table:table-cell>
              <table:table-cell office:value-type="float" office:value="NaN">
                <text:p>NaN</text:p>
              </table:table-cell>
              <table:table-cell office:value-type="float" office:value="17.7131924506345">
                <text:p>17.71319245063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6.266815">
                <text:p>186.266815</text:p>
              </table:table-cell>
              <table:table-cell office:value-type="float" office:value="20.5170767535806">
                <text:p>20.5170767535806</text:p>
              </table:table-cell>
              <table:table-cell office:value-type="float" office:value="NaN">
                <text:p>NaN</text:p>
              </table:table-cell>
              <table:table-cell office:value-type="float" office:value="17.7492198416188">
                <text:p>17.74921984161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8.997984">
                <text:p>188.997984</text:p>
              </table:table-cell>
              <table:table-cell office:value-type="float" office:value="20.5519647447668">
                <text:p>20.5519647447668</text:p>
              </table:table-cell>
              <table:table-cell office:value-type="float" office:value="NaN">
                <text:p>NaN</text:p>
              </table:table-cell>
              <table:table-cell office:value-type="float" office:value="17.7847228008197">
                <text:p>17.78472280081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1.729153">
                <text:p>191.729153</text:p>
              </table:table-cell>
              <table:table-cell office:value-type="float" office:value="20.5864854939405">
                <text:p>20.5864854939405</text:p>
              </table:table-cell>
              <table:table-cell office:value-type="float" office:value="NaN">
                <text:p>NaN</text:p>
              </table:table-cell>
              <table:table-cell office:value-type="float" office:value="17.8197163771948">
                <text:p>17.81971637719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4.460322">
                <text:p>194.460322</text:p>
              </table:table-cell>
              <table:table-cell office:value-type="float" office:value="20.6213734851267">
                <text:p>20.6213734851267</text:p>
              </table:table-cell>
              <table:table-cell office:value-type="float" office:value="NaN">
                <text:p>NaN</text:p>
              </table:table-cell>
              <table:table-cell office:value-type="float" office:value="17.8542149810919">
                <text:p>17.85421498109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7.191491">
                <text:p>197.191491</text:p>
              </table:table-cell>
              <table:table-cell office:value-type="float" office:value="20.6529562982005">
                <text:p>20.6529562982005</text:p>
              </table:table-cell>
              <table:table-cell office:value-type="float" office:value="NaN">
                <text:p>NaN</text:p>
              </table:table-cell>
              <table:table-cell office:value-type="float" office:value="17.8882324198789">
                <text:p>17.88823241987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.92266">
                <text:p>199.92266</text:p>
              </table:table-cell>
              <table:table-cell office:value-type="float" office:value="20.6834373852369">
                <text:p>20.6834373852369</text:p>
              </table:table-cell>
              <table:table-cell office:value-type="float" office:value="NaN">
                <text:p>NaN</text:p>
              </table:table-cell>
              <table:table-cell office:value-type="float" office:value="17.9217819311227">
                <text:p>17.92178193112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2.653829">
                <text:p>202.653829</text:p>
              </table:table-cell>
              <table:table-cell office:value-type="float" office:value="20.7139184722732">
                <text:p>20.7139184722732</text:p>
              </table:table-cell>
              <table:table-cell office:value-type="float" office:value="NaN">
                <text:p>NaN</text:p>
              </table:table-cell>
              <table:table-cell office:value-type="float" office:value="17.9548762135165">
                <text:p>17.95487621351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5.384998">
                <text:p>205.384998</text:p>
              </table:table-cell>
              <table:table-cell office:value-type="float" office:value="20.7440323172971">
                <text:p>20.7440323172971</text:p>
              </table:table-cell>
              <table:table-cell office:value-type="float" office:value="NaN">
                <text:p>NaN</text:p>
              </table:table-cell>
              <table:table-cell office:value-type="float" office:value="17.9875274557375">
                <text:p>17.98752745573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8.116167">
                <text:p>208.116167</text:p>
              </table:table-cell>
              <table:table-cell office:value-type="float" office:value="20.7701065001836">
                <text:p>20.7701065001836</text:p>
              </table:table-cell>
              <table:table-cell office:value-type="float" office:value="NaN">
                <text:p>NaN</text:p>
              </table:table-cell>
              <table:table-cell office:value-type="float" office:value="18.0197473633981">
                <text:p>18.01974736339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0.847336">
                <text:p>210.847336</text:p>
              </table:table-cell>
              <table:table-cell office:value-type="float" office:value="20.7965479250826">
                <text:p>20.7965479250826</text:p>
              </table:table-cell>
              <table:table-cell office:value-type="float" office:value="NaN">
                <text:p>NaN</text:p>
              </table:table-cell>
              <table:table-cell office:value-type="float" office:value="18.05154718424">
                <text:p>18.051547184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3.578505">
                <text:p>213.578505</text:p>
              </table:table-cell>
              <table:table-cell office:value-type="float" office:value="20.8226221079691">
                <text:p>20.8226221079691</text:p>
              </table:table-cell>
              <table:table-cell office:value-type="float" office:value="NaN">
                <text:p>NaN</text:p>
              </table:table-cell>
              <table:table-cell office:value-type="float" office:value="18.0829377317069">
                <text:p>18.08293773170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6.309674">
                <text:p>216.309674</text:p>
              </table:table-cell>
              <table:table-cell office:value-type="float" office:value="20.8468600807932">
                <text:p>20.8468600807932</text:p>
              </table:table-cell>
              <table:table-cell office:value-type="float" office:value="NaN">
                <text:p>NaN</text:p>
              </table:table-cell>
              <table:table-cell office:value-type="float" office:value="18.1139294070195">
                <text:p>18.11392940701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9.040843">
                <text:p>219.040843</text:p>
              </table:table-cell>
              <table:table-cell office:value-type="float" office:value="20.8685273595299">
                <text:p>20.8685273595299</text:p>
              </table:table-cell>
              <table:table-cell office:value-type="float" office:value="NaN">
                <text:p>NaN</text:p>
              </table:table-cell>
              <table:table-cell office:value-type="float" office:value="18.1445322198655">
                <text:p>18.14453221986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1.772012">
                <text:p>221.772012</text:p>
              </table:table-cell>
              <table:table-cell office:value-type="float" office:value="20.8905618802791">
                <text:p>20.8905618802791</text:p>
              </table:table-cell>
              <table:table-cell office:value-type="float" office:value="NaN">
                <text:p>NaN</text:p>
              </table:table-cell>
              <table:table-cell office:value-type="float" office:value="18.1747558078079">
                <text:p>18.17475580780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4.503181">
                <text:p>224.503181</text:p>
              </table:table-cell>
              <table:table-cell office:value-type="float" office:value="20.9122291590158">
                <text:p>20.9122291590158</text:p>
              </table:table-cell>
              <table:table-cell office:value-type="float" office:value="NaN">
                <text:p>NaN</text:p>
              </table:table-cell>
              <table:table-cell office:value-type="float" office:value="18.2046094545048">
                <text:p>18.20460945450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7.23435">
                <text:p>227.23435</text:p>
              </table:table-cell>
              <table:table-cell office:value-type="float" office:value="20.9309585016526">
                <text:p>20.9309585016526</text:p>
              </table:table-cell>
              <table:table-cell office:value-type="float" office:value="NaN">
                <text:p>NaN</text:p>
              </table:table-cell>
              <table:table-cell office:value-type="float" office:value="18.234102106828">
                <text:p>18.2341021068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9.965519">
                <text:p>229.965519</text:p>
              </table:table-cell>
              <table:table-cell office:value-type="float" office:value="20.9482188762394">
                <text:p>20.9482188762394</text:p>
              </table:table-cell>
              <table:table-cell office:value-type="float" office:value="NaN">
                <text:p>NaN</text:p>
              </table:table-cell>
              <table:table-cell office:value-type="float" office:value="18.2632423909589">
                <text:p>18.26324239095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2.696688">
                <text:p>232.696688</text:p>
              </table:table-cell>
              <table:table-cell office:value-type="float" office:value="20.9654792508263">
                <text:p>20.9654792508263</text:p>
              </table:table-cell>
              <table:table-cell office:value-type="float" office:value="NaN">
                <text:p>NaN</text:p>
              </table:table-cell>
              <table:table-cell office:value-type="float" office:value="18.2920386275342">
                <text:p>18.29203862753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5.427857">
                <text:p>235.427857</text:p>
              </table:table-cell>
              <table:table-cell office:value-type="float" office:value="20.9827396254131">
                <text:p>20.9827396254131</text:p>
              </table:table-cell>
              <table:table-cell office:value-type="float" office:value="NaN">
                <text:p>NaN</text:p>
              </table:table-cell>
              <table:table-cell office:value-type="float" office:value="18.3204988459076">
                <text:p>18.32049884590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8.159026">
                <text:p>238.159026</text:p>
              </table:table-cell>
              <table:table-cell office:value-type="float" office:value="20.9959603378627">
                <text:p>20.9959603378627</text:p>
              </table:table-cell>
              <table:table-cell office:value-type="float" office:value="NaN">
                <text:p>NaN</text:p>
              </table:table-cell>
              <table:table-cell office:value-type="float" office:value="18.3486307975892">
                <text:p>18.34863079758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0.890195">
                <text:p>240.890195</text:p>
              </table:table-cell>
              <table:table-cell office:value-type="float" office:value="21.0088138082997">
                <text:p>21.0088138082997</text:p>
              </table:table-cell>
              <table:table-cell office:value-type="float" office:value="NaN">
                <text:p>NaN</text:p>
              </table:table-cell>
              <table:table-cell office:value-type="float" office:value="18.3764419689185">
                <text:p>18.37644196891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3.621364">
                <text:p>243.621364</text:p>
              </table:table-cell>
              <table:table-cell office:value-type="float" office:value="21.0216672787367">
                <text:p>21.0216672787367</text:p>
              </table:table-cell>
              <table:table-cell office:value-type="float" office:value="NaN">
                <text:p>NaN</text:p>
              </table:table-cell>
              <table:table-cell office:value-type="float" office:value="18.4039395930235">
                <text:p>18.40393959302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6.352533">
                <text:p>246.352533</text:p>
              </table:table-cell>
              <table:table-cell office:value-type="float" office:value="21.0341535071612">
                <text:p>21.0341535071612</text:p>
              </table:table-cell>
              <table:table-cell office:value-type="float" office:value="NaN">
                <text:p>NaN</text:p>
              </table:table-cell>
              <table:table-cell office:value-type="float" office:value="18.4311306611123">
                <text:p>18.43113066111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9.083702">
                <text:p>249.083702</text:p>
              </table:table-cell>
              <table:table-cell office:value-type="float" office:value="21.0426000734484">
                <text:p>21.0426000734484</text:p>
              </table:table-cell>
              <table:table-cell office:value-type="float" office:value="NaN">
                <text:p>NaN</text:p>
              </table:table-cell>
              <table:table-cell office:value-type="float" office:value="18.4580219331427">
                <text:p>18.45802193314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1.814871">
                <text:p>251.814871</text:p>
              </table:table-cell>
              <table:table-cell office:value-type="float" office:value="21.0514138817481">
                <text:p>21.0514138817481</text:p>
              </table:table-cell>
              <table:table-cell office:value-type="float" office:value="NaN">
                <text:p>NaN</text:p>
              </table:table-cell>
              <table:table-cell office:value-type="float" office:value="18.4846199479101">
                <text:p>18.48461994791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4.54604">
                <text:p>254.54604</text:p>
              </table:table-cell>
              <table:table-cell office:value-type="float" office:value="21.0598604480353">
                <text:p>21.0598604480353</text:p>
              </table:table-cell>
              <table:table-cell office:value-type="float" office:value="NaN">
                <text:p>NaN</text:p>
              </table:table-cell>
              <table:table-cell office:value-type="float" office:value="18.5109310325909">
                <text:p>18.51093103259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7.277209">
                <text:p>257.277209</text:p>
              </table:table-cell>
              <table:table-cell office:value-type="float" office:value="21.067205288285">
                <text:p>21.067205288285</text:p>
              </table:table-cell>
              <table:table-cell office:value-type="float" office:value="NaN">
                <text:p>NaN</text:p>
              </table:table-cell>
              <table:table-cell office:value-type="float" office:value="18.5369613117769">
                <text:p>18.53696131177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60.008378">
                <text:p>260.008378</text:p>
              </table:table-cell>
              <table:table-cell office:value-type="float" office:value="21.0716121924348">
                <text:p>21.0716121924348</text:p>
              </table:table-cell>
              <table:table-cell office:value-type="float" office:value="NaN">
                <text:p>NaN</text:p>
              </table:table-cell>
              <table:table-cell office:value-type="float" office:value="18.5627167160324">
                <text:p>18.56271671603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62.739547">
                <text:p>262.739547</text:p>
              </table:table-cell>
              <table:table-cell office:value-type="float" office:value="21.0760190965847">
                <text:p>21.0760190965847</text:p>
              </table:table-cell>
              <table:table-cell office:value-type="float" office:value="NaN">
                <text:p>NaN</text:p>
              </table:table-cell>
              <table:table-cell office:value-type="float" office:value="18.5882029900047">
                <text:p>18.58820299000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5.470716">
                <text:p>265.470716</text:p>
              </table:table-cell>
              <table:table-cell office:value-type="float" office:value="21.080058758722">
                <text:p>21.080058758722</text:p>
              </table:table-cell>
              <table:table-cell office:value-type="float" office:value="NaN">
                <text:p>NaN</text:p>
              </table:table-cell>
              <table:table-cell office:value-type="float" office:value="18.6134257001146">
                <text:p>18.61342570011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8.201885">
                <text:p>268.201885</text:p>
              </table:table-cell>
              <table:table-cell office:value-type="float" office:value="21.0826294528094">
                <text:p>21.0826294528094</text:p>
              </table:table-cell>
              <table:table-cell office:value-type="float" office:value="NaN">
                <text:p>NaN</text:p>
              </table:table-cell>
              <table:table-cell office:value-type="float" office:value="18.6383902418535">
                <text:p>18.63839024185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0.933054">
                <text:p>270.933054</text:p>
              </table:table-cell>
              <table:table-cell office:value-type="float" office:value="21.0826294528094">
                <text:p>21.0826294528094</text:p>
              </table:table-cell>
              <table:table-cell office:value-type="float" office:value="NaN">
                <text:p>NaN</text:p>
              </table:table-cell>
              <table:table-cell office:value-type="float" office:value="18.6631018467113">
                <text:p>18.66310184671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max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6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9cm" svg:height="8.994cm" xlink:href=".." xlink:type="simple" chart:class="chart:scatter" chart:style-name="ch1">
        <chart:legend svg:x="11.101cm" svg:y="5.561cm" style:legend-expansion="custom" chartooo:width="2.86cm" chartooo:height="1.596cm" style:legend-expansion-aspect-ratio="1.79197994987469" chart:style-name="ch2"/>
        <chart:plot-area chart:style-name="ch3" table:cell-range-address="OpenFOAM_2.D4:OpenFOAM_2.G103" svg:x="0.771cm" svg:y="0.853cm" svg:width="14.638cm" svg:height="7.539cm">
          <chartooo:coordinate-region svg:x="2.823cm" svg:y="1.053cm" svg:width="11.693cm" svg:height="6.6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penFOAM_2.E4:OpenFOAM_2.E103" chart:class="chart:scatter">
            <chart:domain table:cell-range-address="OpenFOAM_2.D4:OpenFOAM_2.D103"/>
            <chart:data-point chart:repeated="100"/>
          </chart:series>
          <chart:series chart:style-name="ch8" chart:values-cell-range-address="OpenFOAM_2.F4:OpenFOAM_2.F103" chart:class="chart:scatter">
            <chart:data-point chart:repeated="100"/>
          </chart:series>
          <chart:series chart:style-name="ch9" chart:values-cell-range-address="OpenFOAM_2.G4:OpenFOAM_2.G103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  <table:table-cell office:value-type="string">
                <text:p>Colonne F</text:p>
              </table:table-cell>
              <table:table-cell office:value-type="string">
                <text:p>Colonn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64">
                <text:p>1.964</text:p>
                <draw:g>
                  <svg:desc>OpenFOAM_2.D4:OpenFOAM_2.D103</svg:desc>
                </draw:g>
              </table:table-cell>
              <table:table-cell office:value-type="float" office:value="1.96364562118126">
                <text:p>1.96364562118126</text:p>
                <draw:g>
                  <svg:desc>OpenFOAM_2.E4:OpenFOAM_2.E103</svg:desc>
                </draw:g>
              </table:table-cell>
              <table:table-cell office:value-type="float" office:value="1.964">
                <text:p>1.964</text:p>
                <draw:g>
                  <svg:desc>OpenFOAM_2.F4:OpenFOAM_2.F103</svg:desc>
                </draw:g>
              </table:table-cell>
              <table:table-cell office:value-type="float" office:value="NaN">
                <text:p>NaN</text:p>
                <draw:g>
                  <svg:desc>OpenFOAM_2.G4:OpenFOAM_2.G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81346">
                <text:p>11.81346</text:p>
              </table:table-cell>
              <table:table-cell office:value-type="float" office:value="9.01303462321792">
                <text:p>9.01303462321792</text:p>
              </table:table-cell>
              <table:table-cell office:value-type="float" office:value="11.81346">
                <text:p>11.81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66292">
                <text:p>21.66292</text:p>
              </table:table-cell>
              <table:table-cell office:value-type="float" office:value="11.6883910386965">
                <text:p>11.6883910386965</text:p>
              </table:table-cell>
              <table:table-cell office:value-type="float" office:value="21.66292">
                <text:p>21.66292</text:p>
              </table:table-cell>
              <table:table-cell office:value-type="float" office:value="12.5014683980431">
                <text:p>12.50146839804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51238">
                <text:p>31.51238</text:p>
              </table:table-cell>
              <table:table-cell office:value-type="float" office:value="13.0366598778004">
                <text:p>13.0366598778004</text:p>
              </table:table-cell>
              <table:table-cell office:value-type="float" office:value="31.51238">
                <text:p>31.51238</text:p>
              </table:table-cell>
              <table:table-cell office:value-type="float" office:value="13.4155621573027">
                <text:p>13.4155621573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.362822">
                <text:p>41.362822</text:p>
              </table:table-cell>
              <table:table-cell office:value-type="float" office:value="13.9378818737271">
                <text:p>13.9378818737271</text:p>
              </table:table-cell>
              <table:table-cell office:value-type="float" office:value="41.362822">
                <text:p>41.362822</text:p>
              </table:table-cell>
              <table:table-cell office:value-type="float" office:value="14.0789816049919">
                <text:p>14.07898160499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212282">
                <text:p>51.212282</text:p>
              </table:table-cell>
              <table:table-cell office:value-type="float" office:value="14.5997963340122">
                <text:p>14.5997963340122</text:p>
              </table:table-cell>
              <table:table-cell office:value-type="float" office:value="51.212282">
                <text:p>51.212282</text:p>
              </table:table-cell>
              <table:table-cell office:value-type="float" office:value="14.5999497221724">
                <text:p>14.59994972217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.061742">
                <text:p>61.061742</text:p>
              </table:table-cell>
              <table:table-cell office:value-type="float" office:value="15.1384928716904">
                <text:p>15.1384928716904</text:p>
              </table:table-cell>
              <table:table-cell office:value-type="float" office:value="61.061742">
                <text:p>61.061742</text:p>
              </table:table-cell>
              <table:table-cell office:value-type="float" office:value="15.0289890639395">
                <text:p>15.02898906393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911202">
                <text:p>70.911202</text:p>
              </table:table-cell>
              <table:table-cell office:value-type="float" office:value="15.5906313645621">
                <text:p>15.5906313645621</text:p>
              </table:table-cell>
              <table:table-cell office:value-type="float" office:value="NaN">
                <text:p>NaN</text:p>
              </table:table-cell>
              <table:table-cell office:value-type="float" office:value="15.3937278493585">
                <text:p>15.39372784935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760662">
                <text:p>80.760662</text:p>
              </table:table-cell>
              <table:table-cell office:value-type="float" office:value="15.9755600814664">
                <text:p>15.9755600814664</text:p>
              </table:table-cell>
              <table:table-cell office:value-type="float" office:value="NaN">
                <text:p>NaN</text:p>
              </table:table-cell>
              <table:table-cell office:value-type="float" office:value="15.710951196435">
                <text:p>15.7109511964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610122">
                <text:p>90.610122</text:p>
              </table:table-cell>
              <table:table-cell office:value-type="float" office:value="16.316700610998">
                <text:p>16.316700610998</text:p>
              </table:table-cell>
              <table:table-cell office:value-type="float" office:value="NaN">
                <text:p>NaN</text:p>
              </table:table-cell>
              <table:table-cell office:value-type="float" office:value="15.9916242162508">
                <text:p>15.99162421625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4586">
                <text:p>100.4586</text:p>
              </table:table-cell>
              <table:table-cell office:value-type="float" office:value="16.622199592668">
                <text:p>16.622199592668</text:p>
              </table:table-cell>
              <table:table-cell office:value-type="float" office:value="NaN">
                <text:p>NaN</text:p>
              </table:table-cell>
              <table:table-cell office:value-type="float" office:value="16.2432822008047">
                <text:p>16.24328220080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30806">
                <text:p>110.30806</text:p>
              </table:table-cell>
              <table:table-cell office:value-type="float" office:value="16.9002036659878">
                <text:p>16.9002036659878</text:p>
              </table:table-cell>
              <table:table-cell office:value-type="float" office:value="NaN">
                <text:p>NaN</text:p>
              </table:table-cell>
              <table:table-cell office:value-type="float" office:value="16.471407309819">
                <text:p>16.4714073098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15752">
                <text:p>120.15752</text:p>
              </table:table-cell>
              <table:table-cell office:value-type="float" office:value="17.1537678207739">
                <text:p>17.1537678207739</text:p>
              </table:table-cell>
              <table:table-cell office:value-type="float" office:value="NaN">
                <text:p>NaN</text:p>
              </table:table-cell>
              <table:table-cell office:value-type="float" office:value="16.6800086552562">
                <text:p>16.68000865525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00698">
                <text:p>130.00698</text:p>
              </table:table-cell>
              <table:table-cell office:value-type="float" office:value="17.3859470468432">
                <text:p>17.3859470468432</text:p>
              </table:table-cell>
              <table:table-cell office:value-type="float" office:value="NaN">
                <text:p>NaN</text:p>
              </table:table-cell>
              <table:table-cell office:value-type="float" office:value="16.8721661983461">
                <text:p>16.87216619834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9.85644">
                <text:p>139.85644</text:p>
              </table:table-cell>
              <table:table-cell office:value-type="float" office:value="17.6028513238289">
                <text:p>17.6028513238289</text:p>
              </table:table-cell>
              <table:table-cell office:value-type="float" office:value="NaN">
                <text:p>NaN</text:p>
              </table:table-cell>
              <table:table-cell office:value-type="float" office:value="17.0502840681129">
                <text:p>17.05028406811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9.7059">
                <text:p>149.7059</text:p>
              </table:table-cell>
              <table:table-cell office:value-type="float" office:value="17.8075356415479">
                <text:p>17.8075356415479</text:p>
              </table:table-cell>
              <table:table-cell office:value-type="float" office:value="NaN">
                <text:p>NaN</text:p>
              </table:table-cell>
              <table:table-cell office:value-type="float" office:value="17.2162748848941">
                <text:p>17.21627488489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.55536">
                <text:p>159.55536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7.3716852357182">
                <text:p>17.37168523571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9.40482">
                <text:p>169.40482</text:p>
              </table:table-cell>
              <table:table-cell office:value-type="float" office:value="18.1771894093686">
                <text:p>18.1771894093686</text:p>
              </table:table-cell>
              <table:table-cell office:value-type="float" office:value="NaN">
                <text:p>NaN</text:p>
              </table:table-cell>
              <table:table-cell office:value-type="float" office:value="17.5177835004341">
                <text:p>17.51778350043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9.25428">
                <text:p>179.25428</text:p>
              </table:table-cell>
              <table:table-cell office:value-type="float" office:value="18.347250509165">
                <text:p>18.347250509165</text:p>
              </table:table-cell>
              <table:table-cell office:value-type="float" office:value="NaN">
                <text:p>NaN</text:p>
              </table:table-cell>
              <table:table-cell office:value-type="float" office:value="17.6556228206367">
                <text:p>17.65562282063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9.10374">
                <text:p>189.10374</text:p>
              </table:table-cell>
              <table:table-cell office:value-type="float" office:value="18.5112016293279">
                <text:p>18.5112016293279</text:p>
              </table:table-cell>
              <table:table-cell office:value-type="float" office:value="NaN">
                <text:p>NaN</text:p>
              </table:table-cell>
              <table:table-cell office:value-type="float" office:value="17.7860872033271">
                <text:p>17.78608720332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8.9532">
                <text:p>198.9532</text:p>
              </table:table-cell>
              <table:table-cell office:value-type="float" office:value="18.662932790224">
                <text:p>18.662932790224</text:p>
              </table:table-cell>
              <table:table-cell office:value-type="float" office:value="NaN">
                <text:p>NaN</text:p>
              </table:table-cell>
              <table:table-cell office:value-type="float" office:value="17.9099259053339">
                <text:p>17.90992590533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8.80266">
                <text:p>208.80266</text:p>
              </table:table-cell>
              <table:table-cell office:value-type="float" office:value="18.8105906313646">
                <text:p>18.8105906313646</text:p>
              </table:table-cell>
              <table:table-cell office:value-type="float" office:value="NaN">
                <text:p>NaN</text:p>
              </table:table-cell>
              <table:table-cell office:value-type="float" office:value="18.0277795009535">
                <text:p>18.02777950095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8.65212">
                <text:p>218.65212</text:p>
              </table:table-cell>
              <table:table-cell office:value-type="float" office:value="18.9511201629328">
                <text:p>18.9511201629328</text:p>
              </table:table-cell>
              <table:table-cell office:value-type="float" office:value="NaN">
                <text:p>NaN</text:p>
              </table:table-cell>
              <table:table-cell office:value-type="float" office:value="18.1401999357875">
                <text:p>18.1401999357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8.50158">
                <text:p>228.50158</text:p>
              </table:table-cell>
              <table:table-cell office:value-type="float" office:value="19.0845213849287">
                <text:p>19.0845213849287</text:p>
              </table:table-cell>
              <table:table-cell office:value-type="float" office:value="NaN">
                <text:p>NaN</text:p>
              </table:table-cell>
              <table:table-cell office:value-type="float" office:value="18.2476661584663">
                <text:p>18.24766615846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8.35104">
                <text:p>238.35104</text:p>
              </table:table-cell>
              <table:table-cell office:value-type="float" office:value="19.2148676171079">
                <text:p>19.2148676171079</text:p>
              </table:table-cell>
              <table:table-cell office:value-type="float" office:value="NaN">
                <text:p>NaN</text:p>
              </table:table-cell>
              <table:table-cell office:value-type="float" office:value="18.3505964511526">
                <text:p>18.35059645115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8.2005">
                <text:p>248.2005</text:p>
              </table:table-cell>
              <table:table-cell office:value-type="float" office:value="19.3380855397149">
                <text:p>19.3380855397149</text:p>
              </table:table-cell>
              <table:table-cell office:value-type="float" office:value="NaN">
                <text:p>NaN</text:p>
              </table:table-cell>
              <table:table-cell office:value-type="float" office:value="18.4493582616412">
                <text:p>18.44935826164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8.04996">
                <text:p>258.04996</text:p>
              </table:table-cell>
              <table:table-cell office:value-type="float" office:value="19.459266802444">
                <text:p>19.459266802444</text:p>
              </table:table-cell>
              <table:table-cell office:value-type="float" office:value="NaN">
                <text:p>NaN</text:p>
              </table:table-cell>
              <table:table-cell office:value-type="float" office:value="18.5442761209415">
                <text:p>18.54427612094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7.89942">
                <text:p>267.89942</text:p>
              </table:table-cell>
              <table:table-cell office:value-type="float" office:value="19.5723014256619">
                <text:p>19.5723014256619</text:p>
              </table:table-cell>
              <table:table-cell office:value-type="float" office:value="NaN">
                <text:p>NaN</text:p>
              </table:table-cell>
              <table:table-cell office:value-type="float" office:value="18.6356380769787">
                <text:p>18.63563807697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7.74888">
                <text:p>277.74888</text:p>
              </table:table-cell>
              <table:table-cell office:value-type="float" office:value="19.6853360488798">
                <text:p>19.6853360488798</text:p>
              </table:table-cell>
              <table:table-cell office:value-type="float" office:value="NaN">
                <text:p>NaN</text:p>
              </table:table-cell>
              <table:table-cell office:value-type="float" office:value="18.723700966118">
                <text:p>18.7237009661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7.59834">
                <text:p>287.59834</text:p>
              </table:table-cell>
              <table:table-cell office:value-type="float" office:value="19.7912423625255">
                <text:p>19.7912423625255</text:p>
              </table:table-cell>
              <table:table-cell office:value-type="float" office:value="NaN">
                <text:p>NaN</text:p>
              </table:table-cell>
              <table:table-cell office:value-type="float" office:value="18.8086947656703">
                <text:p>18.80869476567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7.4478">
                <text:p>297.4478</text:p>
              </table:table-cell>
              <table:table-cell office:value-type="float" office:value="19.8961303462322">
                <text:p>19.8961303462322</text:p>
              </table:table-cell>
              <table:table-cell office:value-type="float" office:value="NaN">
                <text:p>NaN</text:p>
              </table:table-cell>
              <table:table-cell office:value-type="float" office:value="18.8908262131842">
                <text:p>18.89082621318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7.29726">
                <text:p>307.29726</text:p>
              </table:table-cell>
              <table:table-cell office:value-type="float" office:value="19.9969450101833">
                <text:p>19.9969450101833</text:p>
              </table:table-cell>
              <table:table-cell office:value-type="float" office:value="NaN">
                <text:p>NaN</text:p>
              </table:table-cell>
              <table:table-cell office:value-type="float" office:value="18.9702818359227">
                <text:p>18.97028183592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7.14672">
                <text:p>317.14672</text:p>
              </table:table-cell>
              <table:table-cell office:value-type="float" office:value="20.0947046843177">
                <text:p>20.0947046843177</text:p>
              </table:table-cell>
              <table:table-cell office:value-type="float" office:value="NaN">
                <text:p>NaN</text:p>
              </table:table-cell>
              <table:table-cell office:value-type="float" office:value="19.0472305022366">
                <text:p>19.04723050223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6.99618">
                <text:p>326.99618</text:p>
              </table:table-cell>
              <table:table-cell office:value-type="float" office:value="20.1894093686354">
                <text:p>20.1894093686354</text:p>
              </table:table-cell>
              <table:table-cell office:value-type="float" office:value="NaN">
                <text:p>NaN</text:p>
              </table:table-cell>
              <table:table-cell office:value-type="float" office:value="19.1218255826142">
                <text:p>19.12182558261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6.85546">
                <text:p>336.85546</text:p>
              </table:table-cell>
              <table:table-cell office:value-type="float" office:value="20.2810590631365">
                <text:p>20.2810590631365</text:p>
              </table:table-cell>
              <table:table-cell office:value-type="float" office:value="NaN">
                <text:p>NaN</text:p>
              </table:table-cell>
              <table:table-cell office:value-type="float" office:value="19.1942778933425">
                <text:p>19.19427789334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6.70492">
                <text:p>346.70492</text:p>
              </table:table-cell>
              <table:table-cell office:value-type="float" office:value="20.3716904276986">
                <text:p>20.3716904276986</text:p>
              </table:table-cell>
              <table:table-cell office:value-type="float" office:value="NaN">
                <text:p>NaN</text:p>
              </table:table-cell>
              <table:table-cell office:value-type="float" office:value="19.2645708378865">
                <text:p>19.26457083788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6.55438">
                <text:p>356.55438</text:p>
              </table:table-cell>
              <table:table-cell office:value-type="float" office:value="20.4562118126273">
                <text:p>20.4562118126273</text:p>
              </table:table-cell>
              <table:table-cell office:value-type="float" office:value="NaN">
                <text:p>NaN</text:p>
              </table:table-cell>
              <table:table-cell office:value-type="float" office:value="19.3328945531487">
                <text:p>19.33289455314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6.40384">
                <text:p>366.40384</text:p>
              </table:table-cell>
              <table:table-cell office:value-type="float" office:value="20.5417515274949">
                <text:p>20.5417515274949</text:p>
              </table:table-cell>
              <table:table-cell office:value-type="float" office:value="NaN">
                <text:p>NaN</text:p>
              </table:table-cell>
              <table:table-cell office:value-type="float" office:value="19.399356373401">
                <text:p>19.3993563734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6.2533">
                <text:p>376.2533</text:p>
              </table:table-cell>
              <table:table-cell office:value-type="float" office:value="20.6232179226069">
                <text:p>20.6232179226069</text:p>
              </table:table-cell>
              <table:table-cell office:value-type="float" office:value="NaN">
                <text:p>NaN</text:p>
              </table:table-cell>
              <table:table-cell office:value-type="float" office:value="19.4640550897286">
                <text:p>19.46405508972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6.10276">
                <text:p>386.10276</text:p>
              </table:table-cell>
              <table:table-cell office:value-type="float" office:value="20.7026476578411">
                <text:p>20.7026476578411</text:p>
              </table:table-cell>
              <table:table-cell office:value-type="float" office:value="NaN">
                <text:p>NaN</text:p>
              </table:table-cell>
              <table:table-cell office:value-type="float" office:value="19.527081833297">
                <text:p>19.5270818332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5.95222">
                <text:p>395.95222</text:p>
              </table:table-cell>
              <table:table-cell office:value-type="float" office:value="20.7820773930754">
                <text:p>20.7820773930754</text:p>
              </table:table-cell>
              <table:table-cell office:value-type="float" office:value="NaN">
                <text:p>NaN</text:p>
              </table:table-cell>
              <table:table-cell office:value-type="float" office:value="19.5885208473396">
                <text:p>19.58852084733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5.80168">
                <text:p>405.80168</text:p>
              </table:table-cell>
              <table:table-cell office:value-type="float" office:value="20.8564154786151">
                <text:p>20.8564154786151</text:p>
              </table:table-cell>
              <table:table-cell office:value-type="float" office:value="NaN">
                <text:p>NaN</text:p>
              </table:table-cell>
              <table:table-cell office:value-type="float" office:value="19.648450164277">
                <text:p>19.6484501642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5.65114">
                <text:p>415.65114</text:p>
              </table:table-cell>
              <table:table-cell office:value-type="float" office:value="20.9307535641548">
                <text:p>20.9307535641548</text:p>
              </table:table-cell>
              <table:table-cell office:value-type="float" office:value="NaN">
                <text:p>NaN</text:p>
              </table:table-cell>
              <table:table-cell office:value-type="float" office:value="19.7069422016232">
                <text:p>19.70694220162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5.5006">
                <text:p>425.5006</text:p>
              </table:table-cell>
              <table:table-cell office:value-type="float" office:value="21.0030549898167">
                <text:p>21.0030549898167</text:p>
              </table:table-cell>
              <table:table-cell office:value-type="float" office:value="NaN">
                <text:p>NaN</text:p>
              </table:table-cell>
              <table:table-cell office:value-type="float" office:value="19.7640642880932">
                <text:p>19.76406428809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5.35006">
                <text:p>435.35006</text:p>
              </table:table-cell>
              <table:table-cell office:value-type="float" office:value="21.0723014256619">
                <text:p>21.0723014256619</text:p>
              </table:table-cell>
              <table:table-cell office:value-type="float" office:value="NaN">
                <text:p>NaN</text:p>
              </table:table-cell>
              <table:table-cell office:value-type="float" office:value="19.8198791294994">
                <text:p>19.81987912949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5.19952">
                <text:p>445.19952</text:p>
              </table:table-cell>
              <table:table-cell office:value-type="float" office:value="21.1415478615071">
                <text:p>21.1415478615071</text:p>
              </table:table-cell>
              <table:table-cell office:value-type="float" office:value="NaN">
                <text:p>NaN</text:p>
              </table:table-cell>
              <table:table-cell office:value-type="float" office:value="19.8744452225212">
                <text:p>19.87444522252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5.04898">
                <text:p>455.04898</text:p>
              </table:table-cell>
              <table:table-cell office:value-type="float" office:value="21.2077393075356">
                <text:p>21.2077393075356</text:p>
              </table:table-cell>
              <table:table-cell office:value-type="float" office:value="NaN">
                <text:p>NaN</text:p>
              </table:table-cell>
              <table:table-cell office:value-type="float" office:value="19.9278172231925">
                <text:p>19.92781722319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4.89844">
                <text:p>464.89844</text:p>
              </table:table-cell>
              <table:table-cell office:value-type="float" office:value="21.2718940936864">
                <text:p>21.2718940936864</text:p>
              </table:table-cell>
              <table:table-cell office:value-type="float" office:value="NaN">
                <text:p>NaN</text:p>
              </table:table-cell>
              <table:table-cell office:value-type="float" office:value="19.9800462759282">
                <text:p>19.98004627592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4.7479">
                <text:p>474.7479</text:p>
              </table:table-cell>
              <table:table-cell office:value-type="float" office:value="21.3360488798371">
                <text:p>21.3360488798371</text:p>
              </table:table-cell>
              <table:table-cell office:value-type="float" office:value="NaN">
                <text:p>NaN</text:p>
              </table:table-cell>
              <table:table-cell office:value-type="float" office:value="20.0311803080534">
                <text:p>20.03118030805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4.59736">
                <text:p>484.59736</text:p>
              </table:table-cell>
              <table:table-cell office:value-type="float" office:value="21.3971486761711">
                <text:p>21.3971486761711</text:p>
              </table:table-cell>
              <table:table-cell office:value-type="float" office:value="NaN">
                <text:p>NaN</text:p>
              </table:table-cell>
              <table:table-cell office:value-type="float" office:value="20.0812642940868">
                <text:p>20.08126429408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4.44682">
                <text:p>494.44682</text:p>
              </table:table-cell>
              <table:table-cell office:value-type="float" office:value="21.4572301425662">
                <text:p>21.4572301425662</text:p>
              </table:table-cell>
              <table:table-cell office:value-type="float" office:value="NaN">
                <text:p>NaN</text:p>
              </table:table-cell>
              <table:table-cell office:value-type="float" office:value="20.1303404934315">
                <text:p>20.13034049343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4.29628">
                <text:p>504.29628</text:p>
              </table:table-cell>
              <table:table-cell office:value-type="float" office:value="21.5173116089613">
                <text:p>21.5173116089613</text:p>
              </table:table-cell>
              <table:table-cell office:value-type="float" office:value="NaN">
                <text:p>NaN</text:p>
              </table:table-cell>
              <table:table-cell office:value-type="float" office:value="20.1784486646193">
                <text:p>20.17844866461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4.14574">
                <text:p>514.14574</text:p>
              </table:table-cell>
              <table:table-cell office:value-type="float" office:value="21.5733197556008">
                <text:p>21.5733197556008</text:p>
              </table:table-cell>
              <table:table-cell office:value-type="float" office:value="NaN">
                <text:p>NaN</text:p>
              </table:table-cell>
              <table:table-cell office:value-type="float" office:value="20.2256262588319">
                <text:p>20.22562625883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3.9952">
                <text:p>523.9952</text:p>
              </table:table-cell>
              <table:table-cell office:value-type="float" office:value="21.6293279022403">
                <text:p>21.6293279022403</text:p>
              </table:table-cell>
              <table:table-cell office:value-type="float" office:value="NaN">
                <text:p>NaN</text:p>
              </table:table-cell>
              <table:table-cell office:value-type="float" office:value="20.2719085950579">
                <text:p>20.27190859505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3.84466">
                <text:p>533.84466</text:p>
              </table:table-cell>
              <table:table-cell office:value-type="float" office:value="21.6843177189409">
                <text:p>21.6843177189409</text:p>
              </table:table-cell>
              <table:table-cell office:value-type="float" office:value="NaN">
                <text:p>NaN</text:p>
              </table:table-cell>
              <table:table-cell office:value-type="float" office:value="20.3173290189378">
                <text:p>20.31732901893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3.69412">
                <text:p>543.69412</text:p>
              </table:table-cell>
              <table:table-cell office:value-type="float" office:value="21.7362525458249">
                <text:p>21.7362525458249</text:p>
              </table:table-cell>
              <table:table-cell office:value-type="float" office:value="NaN">
                <text:p>NaN</text:p>
              </table:table-cell>
              <table:table-cell office:value-type="float" office:value="20.3619190470874">
                <text:p>20.36191904708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3.54358">
                <text:p>553.54358</text:p>
              </table:table-cell>
              <table:table-cell office:value-type="float" office:value="21.7871690427699">
                <text:p>21.7871690427699</text:p>
              </table:table-cell>
              <table:table-cell office:value-type="float" office:value="NaN">
                <text:p>NaN</text:p>
              </table:table-cell>
              <table:table-cell office:value-type="float" office:value="20.4057084984632">
                <text:p>20.40570849846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3.39304">
                <text:p>563.39304</text:p>
              </table:table-cell>
              <table:table-cell office:value-type="float" office:value="21.8391038696538">
                <text:p>21.8391038696538</text:p>
              </table:table-cell>
              <table:table-cell office:value-type="float" office:value="NaN">
                <text:p>NaN</text:p>
              </table:table-cell>
              <table:table-cell office:value-type="float" office:value="20.4487256141423">
                <text:p>20.44872561414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3.2425">
                <text:p>573.2425</text:p>
              </table:table-cell>
              <table:table-cell office:value-type="float" office:value="21.887983706721">
                <text:p>21.887983706721</text:p>
              </table:table-cell>
              <table:table-cell office:value-type="float" office:value="NaN">
                <text:p>NaN</text:p>
              </table:table-cell>
              <table:table-cell office:value-type="float" office:value="20.4909971667206">
                <text:p>20.49099716672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3.09196">
                <text:p>583.09196</text:p>
              </table:table-cell>
              <table:table-cell office:value-type="float" office:value="21.9348268839104">
                <text:p>21.9348268839104</text:p>
              </table:table-cell>
              <table:table-cell office:value-type="float" office:value="NaN">
                <text:p>NaN</text:p>
              </table:table-cell>
              <table:table-cell office:value-type="float" office:value="20.5325485603916">
                <text:p>20.53254856039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2.94142">
                <text:p>592.94142</text:p>
              </table:table-cell>
              <table:table-cell office:value-type="float" office:value="21.9806517311609">
                <text:p>21.9806517311609</text:p>
              </table:table-cell>
              <table:table-cell office:value-type="float" office:value="NaN">
                <text:p>NaN</text:p>
              </table:table-cell>
              <table:table-cell office:value-type="float" office:value="20.5734039226423">
                <text:p>20.57340392264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2.79088">
                <text:p>602.79088</text:p>
              </table:table-cell>
              <table:table-cell office:value-type="float" office:value="22.0274949083503">
                <text:p>22.0274949083503</text:p>
              </table:table-cell>
              <table:table-cell office:value-type="float" office:value="NaN">
                <text:p>NaN</text:p>
              </table:table-cell>
              <table:table-cell office:value-type="float" office:value="20.6135861883945">
                <text:p>20.61358618839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2.64034">
                <text:p>612.64034</text:p>
              </table:table-cell>
              <table:table-cell office:value-type="float" office:value="22.0692464358452">
                <text:p>22.0692464358452</text:p>
              </table:table-cell>
              <table:table-cell office:value-type="float" office:value="NaN">
                <text:p>NaN</text:p>
              </table:table-cell>
              <table:table-cell office:value-type="float" office:value="20.6531171773269">
                <text:p>20.65311717732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2.4898">
                <text:p>622.4898</text:p>
              </table:table-cell>
              <table:table-cell office:value-type="float" office:value="22.112016293279">
                <text:p>22.112016293279</text:p>
              </table:table-cell>
              <table:table-cell office:value-type="float" office:value="NaN">
                <text:p>NaN</text:p>
              </table:table-cell>
              <table:table-cell office:value-type="float" office:value="20.6920176650304">
                <text:p>20.69201766503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32.33926">
                <text:p>632.33926</text:p>
              </table:table-cell>
              <table:table-cell office:value-type="float" office:value="22.1537678207739">
                <text:p>22.1537678207739</text:p>
              </table:table-cell>
              <table:table-cell office:value-type="float" office:value="NaN">
                <text:p>NaN</text:p>
              </table:table-cell>
              <table:table-cell office:value-type="float" office:value="20.7303074485773">
                <text:p>20.73030744857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2.18872">
                <text:p>642.18872</text:p>
              </table:table-cell>
              <table:table-cell office:value-type="float" office:value="22.193482688391">
                <text:p>22.193482688391</text:p>
              </table:table-cell>
              <table:table-cell office:value-type="float" office:value="NaN">
                <text:p>NaN</text:p>
              </table:table-cell>
              <table:table-cell office:value-type="float" office:value="20.7680054070233">
                <text:p>20.76800540702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2.03818">
                <text:p>652.03818</text:p>
              </table:table-cell>
              <table:table-cell office:value-type="float" office:value="22.2311608961303">
                <text:p>22.2311608961303</text:p>
              </table:table-cell>
              <table:table-cell office:value-type="float" office:value="NaN">
                <text:p>NaN</text:p>
              </table:table-cell>
              <table:table-cell office:value-type="float" office:value="20.8051295573034">
                <text:p>20.80512955730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61.88764">
                <text:p>661.88764</text:p>
              </table:table-cell>
              <table:table-cell office:value-type="float" office:value="22.2688391038697">
                <text:p>22.2688391038697</text:p>
              </table:table-cell>
              <table:table-cell office:value-type="float" office:value="NaN">
                <text:p>NaN</text:p>
              </table:table-cell>
              <table:table-cell office:value-type="float" office:value="20.8416971059387">
                <text:p>20.84169710593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1.7371">
                <text:p>671.7371</text:p>
              </table:table-cell>
              <table:table-cell office:value-type="float" office:value="22.3054989816701">
                <text:p>22.3054989816701</text:p>
              </table:table-cell>
              <table:table-cell office:value-type="float" office:value="NaN">
                <text:p>NaN</text:p>
              </table:table-cell>
              <table:table-cell office:value-type="float" office:value="20.877724496923">
                <text:p>20.8777244969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1.58656">
                <text:p>681.58656</text:p>
              </table:table-cell>
              <table:table-cell office:value-type="float" office:value="22.3391038696538">
                <text:p>22.3391038696538</text:p>
              </table:table-cell>
              <table:table-cell office:value-type="float" office:value="NaN">
                <text:p>NaN</text:p>
              </table:table-cell>
              <table:table-cell office:value-type="float" office:value="20.913227456124">
                <text:p>20.9132274561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1.43602">
                <text:p>691.43602</text:p>
              </table:table-cell>
              <table:table-cell office:value-type="float" office:value="22.3727087576375">
                <text:p>22.3727087576375</text:p>
              </table:table-cell>
              <table:table-cell office:value-type="float" office:value="NaN">
                <text:p>NaN</text:p>
              </table:table-cell>
              <table:table-cell office:value-type="float" office:value="20.948221032499">
                <text:p>20.9482210324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1.28548">
                <text:p>701.28548</text:p>
              </table:table-cell>
              <table:table-cell office:value-type="float" office:value="22.4063136456212">
                <text:p>22.4063136456212</text:p>
              </table:table-cell>
              <table:table-cell office:value-type="float" office:value="NaN">
                <text:p>NaN</text:p>
              </table:table-cell>
              <table:table-cell office:value-type="float" office:value="20.9827196363962">
                <text:p>20.98271963639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11.13494">
                <text:p>711.13494</text:p>
              </table:table-cell>
              <table:table-cell office:value-type="float" office:value="22.4368635437882">
                <text:p>22.4368635437882</text:p>
              </table:table-cell>
              <table:table-cell office:value-type="float" office:value="NaN">
                <text:p>NaN</text:p>
              </table:table-cell>
              <table:table-cell office:value-type="float" office:value="21.0167370751832">
                <text:p>21.01673707518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0.9844">
                <text:p>720.9844</text:p>
              </table:table-cell>
              <table:table-cell office:value-type="float" office:value="22.4663951120163">
                <text:p>22.4663951120163</text:p>
              </table:table-cell>
              <table:table-cell office:value-type="float" office:value="NaN">
                <text:p>NaN</text:p>
              </table:table-cell>
              <table:table-cell office:value-type="float" office:value="21.050286586427">
                <text:p>21.0502865864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0.83386">
                <text:p>730.83386</text:p>
              </table:table-cell>
              <table:table-cell office:value-type="float" office:value="22.4949083503055">
                <text:p>22.4949083503055</text:p>
              </table:table-cell>
              <table:table-cell office:value-type="float" office:value="NaN">
                <text:p>NaN</text:p>
              </table:table-cell>
              <table:table-cell office:value-type="float" office:value="21.0833808688208">
                <text:p>21.08338086882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0.68332">
                <text:p>740.68332</text:p>
              </table:table-cell>
              <table:table-cell office:value-type="float" office:value="22.5244399185336">
                <text:p>22.5244399185336</text:p>
              </table:table-cell>
              <table:table-cell office:value-type="float" office:value="NaN">
                <text:p>NaN</text:p>
              </table:table-cell>
              <table:table-cell office:value-type="float" office:value="21.1160321110418">
                <text:p>21.11603211104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0.53278">
                <text:p>750.53278</text:p>
              </table:table-cell>
              <table:table-cell office:value-type="float" office:value="22.5488798370672">
                <text:p>22.5488798370672</text:p>
              </table:table-cell>
              <table:table-cell office:value-type="float" office:value="NaN">
                <text:p>NaN</text:p>
              </table:table-cell>
              <table:table-cell office:value-type="float" office:value="21.1482520187024">
                <text:p>21.14825201870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0.38224">
                <text:p>760.38224</text:p>
              </table:table-cell>
              <table:table-cell office:value-type="float" office:value="22.5743380855397">
                <text:p>22.5743380855397</text:p>
              </table:table-cell>
              <table:table-cell office:value-type="float" office:value="NaN">
                <text:p>NaN</text:p>
              </table:table-cell>
              <table:table-cell office:value-type="float" office:value="21.1800518395443">
                <text:p>21.18005183954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0.2317">
                <text:p>770.2317</text:p>
              </table:table-cell>
              <table:table-cell office:value-type="float" office:value="22.5987780040733">
                <text:p>22.5987780040733</text:p>
              </table:table-cell>
              <table:table-cell office:value-type="float" office:value="NaN">
                <text:p>NaN</text:p>
              </table:table-cell>
              <table:table-cell office:value-type="float" office:value="21.2114423870112">
                <text:p>21.21144238701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80.08116">
                <text:p>780.08116</text:p>
              </table:table-cell>
              <table:table-cell office:value-type="float" office:value="22.622199592668">
                <text:p>22.622199592668</text:p>
              </table:table-cell>
              <table:table-cell office:value-type="float" office:value="NaN">
                <text:p>NaN</text:p>
              </table:table-cell>
              <table:table-cell office:value-type="float" office:value="21.2424340623237">
                <text:p>21.24243406232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9.93062">
                <text:p>789.93062</text:p>
              </table:table-cell>
              <table:table-cell office:value-type="float" office:value="22.642566191446">
                <text:p>22.642566191446</text:p>
              </table:table-cell>
              <table:table-cell office:value-type="float" office:value="NaN">
                <text:p>NaN</text:p>
              </table:table-cell>
              <table:table-cell office:value-type="float" office:value="21.2730368751698">
                <text:p>21.27303687516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9.78008">
                <text:p>799.78008</text:p>
              </table:table-cell>
              <table:table-cell office:value-type="float" office:value="22.6639511201629">
                <text:p>22.6639511201629</text:p>
              </table:table-cell>
              <table:table-cell office:value-type="float" office:value="NaN">
                <text:p>NaN</text:p>
              </table:table-cell>
              <table:table-cell office:value-type="float" office:value="21.3032604631122">
                <text:p>21.30326046311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09.62954">
                <text:p>809.62954</text:p>
              </table:table-cell>
              <table:table-cell office:value-type="float" office:value="22.6843177189409">
                <text:p>22.6843177189409</text:p>
              </table:table-cell>
              <table:table-cell office:value-type="float" office:value="NaN">
                <text:p>NaN</text:p>
              </table:table-cell>
              <table:table-cell office:value-type="float" office:value="21.3331141098091">
                <text:p>21.33311410980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19.479">
                <text:p>819.479</text:p>
              </table:table-cell>
              <table:table-cell office:value-type="float" office:value="22.7016293279022">
                <text:p>22.7016293279022</text:p>
              </table:table-cell>
              <table:table-cell office:value-type="float" office:value="NaN">
                <text:p>NaN</text:p>
              </table:table-cell>
              <table:table-cell office:value-type="float" office:value="21.3626067621322">
                <text:p>21.36260676213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29.32846">
                <text:p>829.32846</text:p>
              </table:table-cell>
              <table:table-cell office:value-type="float" office:value="22.7179226069246">
                <text:p>22.7179226069246</text:p>
              </table:table-cell>
              <table:table-cell office:value-type="float" office:value="NaN">
                <text:p>NaN</text:p>
              </table:table-cell>
              <table:table-cell office:value-type="float" office:value="21.3917470462632">
                <text:p>21.39174704626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39.17792">
                <text:p>839.17792</text:p>
              </table:table-cell>
              <table:table-cell office:value-type="float" office:value="22.734215885947">
                <text:p>22.734215885947</text:p>
              </table:table-cell>
              <table:table-cell office:value-type="float" office:value="NaN">
                <text:p>NaN</text:p>
              </table:table-cell>
              <table:table-cell office:value-type="float" office:value="21.4205432828385">
                <text:p>21.42054328283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49.02738">
                <text:p>849.02738</text:p>
              </table:table-cell>
              <table:table-cell office:value-type="float" office:value="22.7515274949083">
                <text:p>22.7515274949083</text:p>
              </table:table-cell>
              <table:table-cell office:value-type="float" office:value="NaN">
                <text:p>NaN</text:p>
              </table:table-cell>
              <table:table-cell office:value-type="float" office:value="21.4490035012119">
                <text:p>21.44900350121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58.87684">
                <text:p>858.87684</text:p>
              </table:table-cell>
              <table:table-cell office:value-type="float" office:value="22.7637474541752">
                <text:p>22.7637474541752</text:p>
              </table:table-cell>
              <table:table-cell office:value-type="float" office:value="NaN">
                <text:p>NaN</text:p>
              </table:table-cell>
              <table:table-cell office:value-type="float" office:value="21.4771354528934">
                <text:p>21.47713545289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68.7263">
                <text:p>868.7263</text:p>
              </table:table-cell>
              <table:table-cell office:value-type="float" office:value="22.775967413442">
                <text:p>22.775967413442</text:p>
              </table:table-cell>
              <table:table-cell office:value-type="float" office:value="NaN">
                <text:p>NaN</text:p>
              </table:table-cell>
              <table:table-cell office:value-type="float" office:value="21.5049466242228">
                <text:p>21.50494662422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78.57576">
                <text:p>878.57576</text:p>
              </table:table-cell>
              <table:table-cell office:value-type="float" office:value="22.7881873727088">
                <text:p>22.7881873727088</text:p>
              </table:table-cell>
              <table:table-cell office:value-type="float" office:value="NaN">
                <text:p>NaN</text:p>
              </table:table-cell>
              <table:table-cell office:value-type="float" office:value="21.5324442483278">
                <text:p>21.53244424832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88.42522">
                <text:p>888.42522</text:p>
              </table:table-cell>
              <table:table-cell office:value-type="float" office:value="22.7993890020367">
                <text:p>22.7993890020367</text:p>
              </table:table-cell>
              <table:table-cell office:value-type="float" office:value="NaN">
                <text:p>NaN</text:p>
              </table:table-cell>
              <table:table-cell office:value-type="float" office:value="21.5596353164166">
                <text:p>21.55963531641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98.27468">
                <text:p>898.27468</text:p>
              </table:table-cell>
              <table:table-cell office:value-type="float" office:value="22.8075356415479">
                <text:p>22.8075356415479</text:p>
              </table:table-cell>
              <table:table-cell office:value-type="float" office:value="NaN">
                <text:p>NaN</text:p>
              </table:table-cell>
              <table:table-cell office:value-type="float" office:value="21.586526588447">
                <text:p>21.5865265884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08.12414">
                <text:p>908.12414</text:p>
              </table:table-cell>
              <table:table-cell office:value-type="float" office:value="22.8156822810591">
                <text:p>22.8156822810591</text:p>
              </table:table-cell>
              <table:table-cell office:value-type="float" office:value="NaN">
                <text:p>NaN</text:p>
              </table:table-cell>
              <table:table-cell office:value-type="float" office:value="21.6131246032144">
                <text:p>21.61312460321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17.9736">
                <text:p>917.9736</text:p>
              </table:table-cell>
              <table:table-cell office:value-type="float" office:value="22.8238289205703">
                <text:p>22.8238289205703</text:p>
              </table:table-cell>
              <table:table-cell office:value-type="float" office:value="NaN">
                <text:p>NaN</text:p>
              </table:table-cell>
              <table:table-cell office:value-type="float" office:value="21.6394356878952">
                <text:p>21.63943568789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27.82306">
                <text:p>927.82306</text:p>
              </table:table-cell>
              <table:table-cell office:value-type="float" office:value="22.8309572301426">
                <text:p>22.8309572301426</text:p>
              </table:table-cell>
              <table:table-cell office:value-type="float" office:value="NaN">
                <text:p>NaN</text:p>
              </table:table-cell>
              <table:table-cell office:value-type="float" office:value="21.6654659670812">
                <text:p>21.66546596708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37.67252">
                <text:p>937.67252</text:p>
              </table:table-cell>
              <table:table-cell office:value-type="float" office:value="22.8340122199593">
                <text:p>22.8340122199593</text:p>
              </table:table-cell>
              <table:table-cell office:value-type="float" office:value="NaN">
                <text:p>NaN</text:p>
              </table:table-cell>
              <table:table-cell office:value-type="float" office:value="21.6912213713367">
                <text:p>21.69122137133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47.52198">
                <text:p>947.52198</text:p>
              </table:table-cell>
              <table:table-cell office:value-type="float" office:value="22.8380855397149">
                <text:p>22.8380855397149</text:p>
              </table:table-cell>
              <table:table-cell office:value-type="float" office:value="NaN">
                <text:p>NaN</text:p>
              </table:table-cell>
              <table:table-cell office:value-type="float" office:value="21.716707645309">
                <text:p>21.7167076453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57.37144">
                <text:p>957.37144</text:p>
              </table:table-cell>
              <table:table-cell office:value-type="float" office:value="22.8421588594705">
                <text:p>22.8421588594705</text:p>
              </table:table-cell>
              <table:table-cell office:value-type="float" office:value="NaN">
                <text:p>NaN</text:p>
              </table:table-cell>
              <table:table-cell office:value-type="float" office:value="21.7419303554189">
                <text:p>21.74193035541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67.2209">
                <text:p>967.2209</text:p>
              </table:table-cell>
              <table:table-cell office:value-type="float" office:value="22.8441955193483">
                <text:p>22.8441955193483</text:p>
              </table:table-cell>
              <table:table-cell office:value-type="float" office:value="NaN">
                <text:p>NaN</text:p>
              </table:table-cell>
              <table:table-cell office:value-type="float" office:value="21.7668948971578">
                <text:p>21.76689489715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77.07036">
                <text:p>977.07036</text:p>
              </table:table-cell>
              <table:table-cell office:value-type="float" office:value="22.8441955193483">
                <text:p>22.8441955193483</text:p>
              </table:table-cell>
              <table:table-cell office:value-type="float" office:value="NaN">
                <text:p>NaN</text:p>
              </table:table-cell>
              <table:table-cell office:value-type="float" office:value="21.7916065020156">
                <text:p>21.79160650201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